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11">
      <style:table-cell-properties fo:border-bottom="0.99pt groove #000000" style:text-align-source="fix" style:repeat-content="false" fo:border-left="none" fo:border-right="0.99pt groove #000000" fo:border-top="0.99pt groove #000000"/>
      <style:paragraph-properties fo:text-align="center" fo:margin-left="0cm"/>
    </style:style>
    <style:style style:name="ce12" style:family="table-cell" style:parent-style-name="Default" style:data-style-name="N111">
      <style:table-cell-properties fo:border-bottom="none" style:text-align-source="fix" style:repeat-content="false" fo:border-left="none" fo:border-right="0.99pt groove #000000" fo:border-top="non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0.99pt groove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0.99pt groove #000000" style:text-align-source="fix" style:repeat-content="false" fo:border-left="none" fo:border-right="0.99pt groove #000000" fo:border-top="0.99pt groove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99pt groove #000000" fo:border-left="none" fo:border-right="none" fo:border-top="0.99pt groove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1"/>
    <style:style style:name="ce6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622cm" svg:height="13.252cm" svg:x="45.171cm" svg:y="0.696cm">
            <draw:object draw:notify-on-update-of-ranges="Sheet1.A2:Sheet1.A2 Sheet1.C2:Sheet1.C231 Sheet1.A1:Sheet1.A1 Sheet1.A2:Sheet1.A231 Sheet1.F2:Sheet1.F330 Sheet1.D1:Sheet1.D1 Sheet1.D2:Sheet1.D330 Sheet1.I2:Sheet1.I230 Sheet1.G1:Sheet1.G1 Sheet1.G2:Sheet1.G230 Sheet1.L2:Sheet1.L63 Sheet1.J1:Sheet1.J1 Sheet1.J2:Sheet1.J63 Sheet1.O2:Sheet1.O63 Sheet1.M1:Sheet1.M1 Sheet1.M2:Sheet1.M63 Sheet1.R2:Sheet1.R63 Sheet1.P1:Sheet1.P1 Sheet1.P2:Sheet1.P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1" table:default-cell-style-name="ce2"/>
        <table:table-column table:style-name="co1" table:default-cell-style-name="ce12"/>
        <table:table-column table:style-name="co1" table:default-cell-style-name="ce14"/>
        <table:table-column table:style-name="co1" table:default-cell-style-name="ce2"/>
        <table:table-column table:style-name="co1" table:default-cell-style-name="ce16"/>
        <table:table-column table:style-name="co1" table:number-columns-repeated="3" table:default-cell-style-name="ce2"/>
        <table:table-column table:style-name="co1" table:default-cell-style-name="ce14"/>
        <table:table-column table:style-name="co1" table:default-cell-style-name="ce2"/>
        <table:table-column table:style-name="co1" table:default-cell-style-name="ce16"/>
        <table:table-column table:style-name="co1" table:number-columns-repeated="3" table:default-cell-style-name="ce2"/>
        <table:table-column table:style-name="co1" table:default-cell-style-name="ce14"/>
        <table:table-column table:style-name="co1" table:default-cell-style-name="ce2"/>
        <table:table-column table:style-name="co1" table:default-cell-style-name="ce16"/>
        <table:table-column table:style-name="co1" table:number-columns-repeated="41" table:default-cell-style-name="ce2"/>
        <table:table-column table:style-name="co1" table:number-columns-repeated="960" table:default-cell-style-name="Default"/>
        <table:table-column table:style-name="co2" table:number-columns-repeated="5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S=25, C=10, M=40 </text:p>
          </table:table-cell>
          <table:covered-table-cell table:style-name="ce9"/>
          <table:covered-table-cell table:style-name="ce10"/>
          <table:table-cell table:style-name="ce13" office:value-type="string" calcext:value-type="string" table:number-columns-spanned="3" table:number-rows-spanned="1">
            <text:p>S=25, C=10, M=20 </text:p>
          </table:table-cell>
          <table:covered-table-cell table:style-name="ce9"/>
          <table:covered-table-cell table:style-name="ce15"/>
          <table:table-cell table:style-name="ce3" office:value-type="string" calcext:value-type="string" table:number-columns-spanned="3" table:number-rows-spanned="1">
            <text:p>S=25, C=10, M=10 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S=25, C=10, M=100, isolate infected</text:p>
          </table:table-cell>
          <table:covered-table-cell table:style-name="ce9"/>
          <table:covered-table-cell table:style-name="ce15"/>
          <table:table-cell table:style-name="ce3" office:value-type="string" calcext:value-type="string" table:number-columns-spanned="3" table:number-rows-spanned="1">
            <text:p>S=25, C=10, M=100, isolate infected + 50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S=25, C=10, M=100, isolate 50%</text:p>
          </table:table-cell>
          <table:covered-table-cell table:style-name="ce9"/>
          <table:covered-table-cell table:style-name="ce15"/>
          <table:table-cell table:style-name="ce9" table:number-columns-repeated="41"/>
          <table:table-cell table:style-name="ce18" table:number-columns-repeated="96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436744484" calcext:value-type="float">
            <text:p>4436744484</text:p>
          </table:table-cell>
          <table:table-cell table:formula="of:=[.B2]/1000000000" office:value-type="float" office:value="4.436744484" calcext:value-type="float">
            <text:p>4.4367</text:p>
          </table:table-cell>
          <table:table-cell office:value-type="float" office:value="1066" calcext:value-type="float">
            <text:p>1066</text:p>
          </table:table-cell>
          <table:table-cell office:value-type="float" office:value="4582633411" calcext:value-type="float">
            <text:p>4582633411</text:p>
          </table:table-cell>
          <table:table-cell table:style-name="ce12" table:formula="of:=[.E2]/1000000000" office:value-type="float" office:value="4.582633411" calcext:value-type="float">
            <text:p>4.5826</text:p>
          </table:table-cell>
          <table:table-cell office:value-type="float" office:value="1041" calcext:value-type="float">
            <text:p>1041</text:p>
          </table:table-cell>
          <table:table-cell office:value-type="float" office:value="3866086098" calcext:value-type="float">
            <text:p>3866086098</text:p>
          </table:table-cell>
          <table:table-cell table:style-name="ce5" table:formula="of:=[.H2]/1000000000" office:value-type="float" office:value="3.866086098" calcext:value-type="float">
            <text:p>3.8661</text:p>
          </table:table-cell>
          <table:table-cell office:value-type="float" office:value="438" calcext:value-type="float">
            <text:p>438</text:p>
          </table:table-cell>
          <table:table-cell office:value-type="float" office:value="522518610" calcext:value-type="float">
            <text:p>522518610</text:p>
          </table:table-cell>
          <table:table-cell table:style-name="ce12" table:formula="of:=[.K2]/1000000000" office:value-type="float" office:value="0.52251861" calcext:value-type="float">
            <text:p>0.5225</text:p>
          </table:table-cell>
          <table:table-cell office:value-type="float" office:value="484" calcext:value-type="float">
            <text:p>484</text:p>
          </table:table-cell>
          <table:table-cell office:value-type="float" office:value="680185478" calcext:value-type="float">
            <text:p>680185478</text:p>
          </table:table-cell>
          <table:table-cell table:style-name="ce5" table:formula="of:=[.N2]/1000000000" office:value-type="float" office:value="0.680185478" calcext:value-type="float">
            <text:p>0.6802</text:p>
          </table:table-cell>
          <table:table-cell office:value-type="float" office:value="385" calcext:value-type="float">
            <text:p>385</text:p>
          </table:table-cell>
          <table:table-cell office:value-type="float" office:value="634497323" calcext:value-type="float">
            <text:p>634497323</text:p>
          </table:table-cell>
          <table:table-cell table:style-name="ce12" table:formula="of:=[.Q2]/1000000000" office:value-type="float" office:value="0.634497323" calcext:value-type="float">
            <text:p>0.6345</text:p>
          </table:table-cell>
          <table:table-cell table:number-columns-repeated="1006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772597084" calcext:value-type="float">
            <text:p>4772597084</text:p>
          </table:table-cell>
          <table:table-cell table:formula="of:=[.B3]/1000000000" office:value-type="float" office:value="4.772597084" calcext:value-type="float">
            <text:p>4.7726</text:p>
          </table:table-cell>
          <table:table-cell office:value-type="float" office:value="1064" calcext:value-type="float">
            <text:p>1064</text:p>
          </table:table-cell>
          <table:table-cell office:value-type="float" office:value="4985538148" calcext:value-type="float">
            <text:p>4985538148</text:p>
          </table:table-cell>
          <table:table-cell table:style-name="ce12" table:formula="of:=[.E3]/1000000000" office:value-type="float" office:value="4.985538148" calcext:value-type="float">
            <text:p>4.9855</text:p>
          </table:table-cell>
          <table:table-cell office:value-type="float" office:value="1034" calcext:value-type="float">
            <text:p>1034</text:p>
          </table:table-cell>
          <table:table-cell office:value-type="float" office:value="4002324927" calcext:value-type="float">
            <text:p>4002324927</text:p>
          </table:table-cell>
          <table:table-cell table:style-name="ce5" table:formula="of:=[.H3]/1000000000" office:value-type="float" office:value="4.002324927" calcext:value-type="float">
            <text:p>4.0023</text:p>
          </table:table-cell>
          <table:table-cell office:value-type="float" office:value="435" calcext:value-type="float">
            <text:p>435</text:p>
          </table:table-cell>
          <table:table-cell office:value-type="float" office:value="11405446933" calcext:value-type="float">
            <text:p>11405446933</text:p>
          </table:table-cell>
          <table:table-cell table:style-name="ce12" table:formula="of:=[.K3]/1000000000" office:value-type="float" office:value="11.405446933" calcext:value-type="float">
            <text:p>11.4054</text:p>
          </table:table-cell>
          <table:table-cell office:value-type="float" office:value="482" calcext:value-type="float">
            <text:p>482</text:p>
          </table:table-cell>
          <table:table-cell office:value-type="float" office:value="1499141288" calcext:value-type="float">
            <text:p>1499141288</text:p>
          </table:table-cell>
          <table:table-cell table:style-name="ce5" table:formula="of:=[.N3]/1000000000" office:value-type="float" office:value="1.499141288" calcext:value-type="float">
            <text:p>1.4991</text:p>
          </table:table-cell>
          <table:table-cell office:value-type="float" office:value="381" calcext:value-type="float">
            <text:p>381</text:p>
          </table:table-cell>
          <table:table-cell office:value-type="float" office:value="20568910372" calcext:value-type="float">
            <text:p>20568910372</text:p>
          </table:table-cell>
          <table:table-cell table:style-name="ce12" table:formula="of:=[.Q3]/1000000000" office:value-type="float" office:value="20.568910372" calcext:value-type="float">
            <text:p>20.5689</text:p>
          </table:table-cell>
          <table:table-cell table:number-columns-repeated="1006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943557780" calcext:value-type="float">
            <text:p>4943557780</text:p>
          </table:table-cell>
          <table:table-cell table:formula="of:=[.B4]/1000000000" office:value-type="float" office:value="4.94355778" calcext:value-type="float">
            <text:p>4.9436</text:p>
          </table:table-cell>
          <table:table-cell office:value-type="float" office:value="1059" calcext:value-type="float">
            <text:p>1059</text:p>
          </table:table-cell>
          <table:table-cell office:value-type="float" office:value="5110495667" calcext:value-type="float">
            <text:p>5110495667</text:p>
          </table:table-cell>
          <table:table-cell table:style-name="ce12" table:formula="of:=[.E4]/1000000000" office:value-type="float" office:value="5.110495667" calcext:value-type="float">
            <text:p>5.1105</text:p>
          </table:table-cell>
          <table:table-cell office:value-type="float" office:value="1031" calcext:value-type="float">
            <text:p>1031</text:p>
          </table:table-cell>
          <table:table-cell office:value-type="float" office:value="4855687916" calcext:value-type="float">
            <text:p>4855687916</text:p>
          </table:table-cell>
          <table:table-cell table:style-name="ce5" table:formula="of:=[.H4]/1000000000" office:value-type="float" office:value="4.855687916" calcext:value-type="float">
            <text:p>4.8557</text:p>
          </table:table-cell>
          <table:table-cell office:value-type="float" office:value="434" calcext:value-type="float">
            <text:p>434</text:p>
          </table:table-cell>
          <table:table-cell office:value-type="float" office:value="25782013847" calcext:value-type="float">
            <text:p>25782013847</text:p>
          </table:table-cell>
          <table:table-cell table:style-name="ce12" table:formula="of:=[.K4]/1000000000" office:value-type="float" office:value="25.782013847" calcext:value-type="float">
            <text:p>25.7820</text:p>
          </table:table-cell>
          <table:table-cell office:value-type="float" office:value="477" calcext:value-type="float">
            <text:p>477</text:p>
          </table:table-cell>
          <table:table-cell office:value-type="float" office:value="7798475664" calcext:value-type="float">
            <text:p>7798475664</text:p>
          </table:table-cell>
          <table:table-cell table:style-name="ce5" table:formula="of:=[.N4]/1000000000" office:value-type="float" office:value="7.798475664" calcext:value-type="float">
            <text:p>7.7985</text:p>
          </table:table-cell>
          <table:table-cell office:value-type="float" office:value="379" calcext:value-type="float">
            <text:p>379</text:p>
          </table:table-cell>
          <table:table-cell office:value-type="float" office:value="31010095436" calcext:value-type="float">
            <text:p>31010095436</text:p>
          </table:table-cell>
          <table:table-cell table:style-name="ce12" table:formula="of:=[.Q4]/1000000000" office:value-type="float" office:value="31.010095436" calcext:value-type="float">
            <text:p>31.0101</text:p>
          </table:table-cell>
          <table:table-cell table:number-columns-repeated="100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08356388" calcext:value-type="float">
            <text:p>5108356388</text:p>
          </table:table-cell>
          <table:table-cell table:formula="of:=[.B5]/1000000000" office:value-type="float" office:value="5.108356388" calcext:value-type="float">
            <text:p>5.1084</text:p>
          </table:table-cell>
          <table:table-cell office:value-type="float" office:value="1058" calcext:value-type="float">
            <text:p>1058</text:p>
          </table:table-cell>
          <table:table-cell office:value-type="float" office:value="5234316083" calcext:value-type="float">
            <text:p>5234316083</text:p>
          </table:table-cell>
          <table:table-cell table:style-name="ce12" table:formula="of:=[.E5]/1000000000" office:value-type="float" office:value="5.234316083" calcext:value-type="float">
            <text:p>5.2343</text:p>
          </table:table-cell>
          <table:table-cell office:value-type="float" office:value="1027" calcext:value-type="float">
            <text:p>1027</text:p>
          </table:table-cell>
          <table:table-cell office:value-type="float" office:value="5062145031" calcext:value-type="float">
            <text:p>5062145031</text:p>
          </table:table-cell>
          <table:table-cell table:style-name="ce5" table:formula="of:=[.H5]/1000000000" office:value-type="float" office:value="5.062145031" calcext:value-type="float">
            <text:p>5.0621</text:p>
          </table:table-cell>
          <table:table-cell office:value-type="float" office:value="433" calcext:value-type="float">
            <text:p>433</text:p>
          </table:table-cell>
          <table:table-cell office:value-type="float" office:value="26885037004" calcext:value-type="float">
            <text:p>26885037004</text:p>
          </table:table-cell>
          <table:table-cell table:style-name="ce12" table:formula="of:=[.K5]/1000000000" office:value-type="float" office:value="26.885037004" calcext:value-type="float">
            <text:p>26.8850</text:p>
          </table:table-cell>
          <table:table-cell office:value-type="float" office:value="476" calcext:value-type="float">
            <text:p>476</text:p>
          </table:table-cell>
          <table:table-cell office:value-type="float" office:value="16390826355" calcext:value-type="float">
            <text:p>16390826355</text:p>
          </table:table-cell>
          <table:table-cell table:style-name="ce5" table:formula="of:=[.N5]/1000000000" office:value-type="float" office:value="16.390826355" calcext:value-type="float">
            <text:p>16.3908</text:p>
          </table:table-cell>
          <table:table-cell office:value-type="float" office:value="378" calcext:value-type="float">
            <text:p>378</text:p>
          </table:table-cell>
          <table:table-cell office:value-type="float" office:value="43571891367" calcext:value-type="float">
            <text:p>43571891367</text:p>
          </table:table-cell>
          <table:table-cell table:style-name="ce12" table:formula="of:=[.Q5]/1000000000" office:value-type="float" office:value="43.571891367" calcext:value-type="float">
            <text:p>43.5719</text:p>
          </table:table-cell>
          <table:table-cell table:number-columns-repeated="1006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273541702" calcext:value-type="float">
            <text:p>5273541702</text:p>
          </table:table-cell>
          <table:table-cell table:formula="of:=[.B6]/1000000000" office:value-type="float" office:value="5.273541702" calcext:value-type="float">
            <text:p>5.2735</text:p>
          </table:table-cell>
          <table:table-cell office:value-type="float" office:value="1056" calcext:value-type="float">
            <text:p>1056</text:p>
          </table:table-cell>
          <table:table-cell office:value-type="float" office:value="5357748161" calcext:value-type="float">
            <text:p>5357748161</text:p>
          </table:table-cell>
          <table:table-cell table:style-name="ce12" table:formula="of:=[.E6]/1000000000" office:value-type="float" office:value="5.357748161" calcext:value-type="float">
            <text:p>5.3577</text:p>
          </table:table-cell>
          <table:table-cell office:value-type="float" office:value="1025" calcext:value-type="float">
            <text:p>1025</text:p>
          </table:table-cell>
          <table:table-cell office:value-type="float" office:value="5267553059" calcext:value-type="float">
            <text:p>5267553059</text:p>
          </table:table-cell>
          <table:table-cell table:style-name="ce5" table:formula="of:=[.H6]/1000000000" office:value-type="float" office:value="5.267553059" calcext:value-type="float">
            <text:p>5.2676</text:p>
          </table:table-cell>
          <table:table-cell office:value-type="float" office:value="432" calcext:value-type="float">
            <text:p>432</text:p>
          </table:table-cell>
          <table:table-cell office:value-type="float" office:value="36457783203" calcext:value-type="float">
            <text:p>36457783203</text:p>
          </table:table-cell>
          <table:table-cell table:style-name="ce12" table:formula="of:=[.K6]/1000000000" office:value-type="float" office:value="36.457783203" calcext:value-type="float">
            <text:p>36.4578</text:p>
          </table:table-cell>
          <table:table-cell office:value-type="float" office:value="475" calcext:value-type="float">
            <text:p>475</text:p>
          </table:table-cell>
          <table:table-cell office:value-type="float" office:value="31512660220" calcext:value-type="float">
            <text:p>31512660220</text:p>
          </table:table-cell>
          <table:table-cell table:style-name="ce5" table:formula="of:=[.N6]/1000000000" office:value-type="float" office:value="31.51266022" calcext:value-type="float">
            <text:p>31.5127</text:p>
          </table:table-cell>
          <table:table-cell office:value-type="float" office:value="375" calcext:value-type="float">
            <text:p>375</text:p>
          </table:table-cell>
          <table:table-cell office:value-type="float" office:value="49504591548" calcext:value-type="float">
            <text:p>49504591548</text:p>
          </table:table-cell>
          <table:table-cell table:style-name="ce12" table:formula="of:=[.Q6]/1000000000" office:value-type="float" office:value="49.504591548" calcext:value-type="float">
            <text:p>49.5046</text:p>
          </table:table-cell>
          <table:table-cell table:number-columns-repeated="1006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439081249" calcext:value-type="float">
            <text:p>5439081249</text:p>
          </table:table-cell>
          <table:table-cell table:formula="of:=[.B7]/1000000000" office:value-type="float" office:value="5.439081249" calcext:value-type="float">
            <text:p>5.4391</text:p>
          </table:table-cell>
          <table:table-cell office:value-type="float" office:value="1052" calcext:value-type="float">
            <text:p>1052</text:p>
          </table:table-cell>
          <table:table-cell office:value-type="float" office:value="5490776378" calcext:value-type="float">
            <text:p>5490776378</text:p>
          </table:table-cell>
          <table:table-cell table:style-name="ce12" table:formula="of:=[.E7]/1000000000" office:value-type="float" office:value="5.490776378" calcext:value-type="float">
            <text:p>5.4908</text:p>
          </table:table-cell>
          <table:table-cell office:value-type="float" office:value="1018" calcext:value-type="float">
            <text:p>1018</text:p>
          </table:table-cell>
          <table:table-cell office:value-type="float" office:value="5680875236" calcext:value-type="float">
            <text:p>5680875236</text:p>
          </table:table-cell>
          <table:table-cell table:style-name="ce5" table:formula="of:=[.H7]/1000000000" office:value-type="float" office:value="5.680875236" calcext:value-type="float">
            <text:p>5.6809</text:p>
          </table:table-cell>
          <table:table-cell office:value-type="float" office:value="430" calcext:value-type="float">
            <text:p>430</text:p>
          </table:table-cell>
          <table:table-cell office:value-type="float" office:value="37604363765" calcext:value-type="float">
            <text:p>37604363765</text:p>
          </table:table-cell>
          <table:table-cell table:style-name="ce12" table:formula="of:=[.K7]/1000000000" office:value-type="float" office:value="37.604363765" calcext:value-type="float">
            <text:p>37.6044</text:p>
          </table:table-cell>
          <table:table-cell office:value-type="float" office:value="470" calcext:value-type="float">
            <text:p>470</text:p>
          </table:table-cell>
          <table:table-cell office:value-type="float" office:value="34055871140" calcext:value-type="float">
            <text:p>34055871140</text:p>
          </table:table-cell>
          <table:table-cell table:style-name="ce5" table:formula="of:=[.N7]/1000000000" office:value-type="float" office:value="34.05587114" calcext:value-type="float">
            <text:p>34.0559</text:p>
          </table:table-cell>
          <table:table-cell office:value-type="float" office:value="374" calcext:value-type="float">
            <text:p>374</text:p>
          </table:table-cell>
          <table:table-cell office:value-type="float" office:value="58551492563" calcext:value-type="float">
            <text:p>58551492563</text:p>
          </table:table-cell>
          <table:table-cell table:style-name="ce12" table:formula="of:=[.Q7]/1000000000" office:value-type="float" office:value="58.551492563" calcext:value-type="float">
            <text:p>58.5515</text:p>
          </table:table-cell>
          <table:table-cell table:number-columns-repeated="100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601970065" calcext:value-type="float">
            <text:p>5601970065</text:p>
          </table:table-cell>
          <table:table-cell table:formula="of:=[.B8]/1000000000" office:value-type="float" office:value="5.601970065" calcext:value-type="float">
            <text:p>5.6020</text:p>
          </table:table-cell>
          <table:table-cell office:value-type="float" office:value="1050" calcext:value-type="float">
            <text:p>1050</text:p>
          </table:table-cell>
          <table:table-cell office:value-type="float" office:value="5739536401" calcext:value-type="float">
            <text:p>5739536401</text:p>
          </table:table-cell>
          <table:table-cell table:style-name="ce12" table:formula="of:=[.E8]/1000000000" office:value-type="float" office:value="5.739536401" calcext:value-type="float">
            <text:p>5.7395</text:p>
          </table:table-cell>
          <table:table-cell office:value-type="float" office:value="1016" calcext:value-type="float">
            <text:p>1016</text:p>
          </table:table-cell>
          <table:table-cell office:value-type="float" office:value="5991720519" calcext:value-type="float">
            <text:p>5991720519</text:p>
          </table:table-cell>
          <table:table-cell table:style-name="ce5" table:formula="of:=[.H8]/1000000000" office:value-type="float" office:value="5.991720519" calcext:value-type="float">
            <text:p>5.9917</text:p>
          </table:table-cell>
          <table:table-cell office:value-type="float" office:value="429" calcext:value-type="float">
            <text:p>429</text:p>
          </table:table-cell>
          <table:table-cell office:value-type="float" office:value="45698844091" calcext:value-type="float">
            <text:p>45698844091</text:p>
          </table:table-cell>
          <table:table-cell table:style-name="ce12" table:formula="of:=[.K8]/1000000000" office:value-type="float" office:value="45.698844091" calcext:value-type="float">
            <text:p>45.6988</text:p>
          </table:table-cell>
          <table:table-cell office:value-type="float" office:value="468" calcext:value-type="float">
            <text:p>468</text:p>
          </table:table-cell>
          <table:table-cell office:value-type="float" office:value="37331270392" calcext:value-type="float">
            <text:p>37331270392</text:p>
          </table:table-cell>
          <table:table-cell table:style-name="ce5" table:formula="of:=[.N8]/1000000000" office:value-type="float" office:value="37.331270392" calcext:value-type="float">
            <text:p>37.3313</text:p>
          </table:table-cell>
          <table:table-cell office:value-type="float" office:value="373" calcext:value-type="float">
            <text:p>373</text:p>
          </table:table-cell>
          <table:table-cell office:value-type="float" office:value="65376329777" calcext:value-type="float">
            <text:p>65376329777</text:p>
          </table:table-cell>
          <table:table-cell table:style-name="ce12" table:formula="of:=[.Q8]/1000000000" office:value-type="float" office:value="65.376329777" calcext:value-type="float">
            <text:p>65.3763</text:p>
          </table:table-cell>
          <table:table-cell table:number-columns-repeated="1006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5768579680" calcext:value-type="float">
            <text:p>5768579680</text:p>
          </table:table-cell>
          <table:table-cell table:formula="of:=[.B9]/1000000000" office:value-type="float" office:value="5.76857968" calcext:value-type="float">
            <text:p>5.7686</text:p>
          </table:table-cell>
          <table:table-cell office:value-type="float" office:value="1048" calcext:value-type="float">
            <text:p>1048</text:p>
          </table:table-cell>
          <table:table-cell office:value-type="float" office:value="5867062668" calcext:value-type="float">
            <text:p>5867062668</text:p>
          </table:table-cell>
          <table:table-cell table:style-name="ce12" table:formula="of:=[.E9]/1000000000" office:value-type="float" office:value="5.867062668" calcext:value-type="float">
            <text:p>5.8671</text:p>
          </table:table-cell>
          <table:table-cell office:value-type="float" office:value="1008" calcext:value-type="float">
            <text:p>1008</text:p>
          </table:table-cell>
          <table:table-cell office:value-type="float" office:value="6092998083" calcext:value-type="float">
            <text:p>6092998083</text:p>
          </table:table-cell>
          <table:table-cell table:style-name="ce5" table:formula="of:=[.H9]/1000000000" office:value-type="float" office:value="6.092998083" calcext:value-type="float">
            <text:p>6.0930</text:p>
          </table:table-cell>
          <table:table-cell office:value-type="float" office:value="426" calcext:value-type="float">
            <text:p>426</text:p>
          </table:table-cell>
          <table:table-cell office:value-type="float" office:value="46907600689" calcext:value-type="float">
            <text:p>46907600689</text:p>
          </table:table-cell>
          <table:table-cell table:style-name="ce12" table:formula="of:=[.K9]/1000000000" office:value-type="float" office:value="46.907600689" calcext:value-type="float">
            <text:p>46.9076</text:p>
          </table:table-cell>
          <table:table-cell office:value-type="float" office:value="467" calcext:value-type="float">
            <text:p>467</text:p>
          </table:table-cell>
          <table:table-cell office:value-type="float" office:value="49853982303" calcext:value-type="float">
            <text:p>49853982303</text:p>
          </table:table-cell>
          <table:table-cell table:style-name="ce5" table:formula="of:=[.N9]/1000000000" office:value-type="float" office:value="49.853982303" calcext:value-type="float">
            <text:p>49.8540</text:p>
          </table:table-cell>
          <table:table-cell office:value-type="float" office:value="370" calcext:value-type="float">
            <text:p>370</text:p>
          </table:table-cell>
          <table:table-cell office:value-type="float" office:value="67223392029" calcext:value-type="float">
            <text:p>67223392029</text:p>
          </table:table-cell>
          <table:table-cell table:style-name="ce12" table:formula="of:=[.Q9]/1000000000" office:value-type="float" office:value="67.223392029" calcext:value-type="float">
            <text:p>67.2234</text:p>
          </table:table-cell>
          <table:table-cell table:number-columns-repeated="1006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938984954" calcext:value-type="float">
            <text:p>5938984954</text:p>
          </table:table-cell>
          <table:table-cell table:formula="of:=[.B10]/1000000000" office:value-type="float" office:value="5.938984954" calcext:value-type="float">
            <text:p>5.9390</text:p>
          </table:table-cell>
          <table:table-cell office:value-type="float" office:value="1045" calcext:value-type="float">
            <text:p>1045</text:p>
          </table:table-cell>
          <table:table-cell office:value-type="float" office:value="5995470930" calcext:value-type="float">
            <text:p>5995470930</text:p>
          </table:table-cell>
          <table:table-cell table:style-name="ce12" table:formula="of:=[.E10]/1000000000" office:value-type="float" office:value="5.99547093" calcext:value-type="float">
            <text:p>5.9955</text:p>
          </table:table-cell>
          <table:table-cell office:value-type="float" office:value="1003" calcext:value-type="float">
            <text:p>1003</text:p>
          </table:table-cell>
          <table:table-cell office:value-type="float" office:value="6192450152" calcext:value-type="float">
            <text:p>6192450152</text:p>
          </table:table-cell>
          <table:table-cell table:style-name="ce5" table:formula="of:=[.H10]/1000000000" office:value-type="float" office:value="6.192450152" calcext:value-type="float">
            <text:p>6.1925</text:p>
          </table:table-cell>
          <table:table-cell office:value-type="float" office:value="424" calcext:value-type="float">
            <text:p>424</text:p>
          </table:table-cell>
          <table:table-cell office:value-type="float" office:value="74004981278" calcext:value-type="float">
            <text:p>74004981278</text:p>
          </table:table-cell>
          <table:table-cell table:style-name="ce12" table:formula="of:=[.K10]/1000000000" office:value-type="float" office:value="74.004981278" calcext:value-type="float">
            <text:p>74.0050</text:p>
          </table:table-cell>
          <table:table-cell office:value-type="float" office:value="466" calcext:value-type="float">
            <text:p>466</text:p>
          </table:table-cell>
          <table:table-cell office:value-type="float" office:value="53145797348" calcext:value-type="float">
            <text:p>53145797348</text:p>
          </table:table-cell>
          <table:table-cell table:style-name="ce5" table:formula="of:=[.N10]/1000000000" office:value-type="float" office:value="53.145797348" calcext:value-type="float">
            <text:p>53.1458</text:p>
          </table:table-cell>
          <table:table-cell office:value-type="float" office:value="368" calcext:value-type="float">
            <text:p>368</text:p>
          </table:table-cell>
          <table:table-cell office:value-type="float" office:value="81383027286" calcext:value-type="float">
            <text:p>81383027286</text:p>
          </table:table-cell>
          <table:table-cell table:style-name="ce12" table:formula="of:=[.Q10]/1000000000" office:value-type="float" office:value="81.383027286" calcext:value-type="float">
            <text:p>81.3830</text:p>
          </table:table-cell>
          <table:table-cell table:number-columns-repeated="100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108274656" calcext:value-type="float">
            <text:p>6108274656</text:p>
          </table:table-cell>
          <table:table-cell table:formula="of:=[.B11]/1000000000" office:value-type="float" office:value="6.108274656" calcext:value-type="float">
            <text:p>6.1083</text:p>
          </table:table-cell>
          <table:table-cell office:value-type="float" office:value="1041" calcext:value-type="float">
            <text:p>1041</text:p>
          </table:table-cell>
          <table:table-cell office:value-type="float" office:value="6123812406" calcext:value-type="float">
            <text:p>6123812406</text:p>
          </table:table-cell>
          <table:table-cell table:style-name="ce12" table:formula="of:=[.E11]/1000000000" office:value-type="float" office:value="6.123812406" calcext:value-type="float">
            <text:p>6.1238</text:p>
          </table:table-cell>
          <table:table-cell office:value-type="float" office:value="1000" calcext:value-type="float">
            <text:p>1000</text:p>
          </table:table-cell>
          <table:table-cell office:value-type="float" office:value="6701426194" calcext:value-type="float">
            <text:p>6701426194</text:p>
          </table:table-cell>
          <table:table-cell table:style-name="ce5" table:formula="of:=[.H11]/1000000000" office:value-type="float" office:value="6.701426194" calcext:value-type="float">
            <text:p>6.7014</text:p>
          </table:table-cell>
          <table:table-cell office:value-type="float" office:value="423" calcext:value-type="float">
            <text:p>423</text:p>
          </table:table-cell>
          <table:table-cell office:value-type="float" office:value="91920937076" calcext:value-type="float">
            <text:p>91920937076</text:p>
          </table:table-cell>
          <table:table-cell table:style-name="ce12" table:formula="of:=[.K11]/1000000000" office:value-type="float" office:value="91.920937076" calcext:value-type="float">
            <text:p>91.9209</text:p>
          </table:table-cell>
          <table:table-cell office:value-type="float" office:value="463" calcext:value-type="float">
            <text:p>463</text:p>
          </table:table-cell>
          <table:table-cell office:value-type="float" office:value="58430217457" calcext:value-type="float">
            <text:p>58430217457</text:p>
          </table:table-cell>
          <table:table-cell table:style-name="ce5" table:formula="of:=[.N11]/1000000000" office:value-type="float" office:value="58.430217457" calcext:value-type="float">
            <text:p>58.4302</text:p>
          </table:table-cell>
          <table:table-cell office:value-type="float" office:value="366" calcext:value-type="float">
            <text:p>366</text:p>
          </table:table-cell>
          <table:table-cell office:value-type="float" office:value="96687463669" calcext:value-type="float">
            <text:p>96687463669</text:p>
          </table:table-cell>
          <table:table-cell table:style-name="ce12" table:formula="of:=[.Q11]/1000000000" office:value-type="float" office:value="96.687463669" calcext:value-type="float">
            <text:p>96.6875</text:p>
          </table:table-cell>
          <table:table-cell table:number-columns-repeated="100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279084019" calcext:value-type="float">
            <text:p>6279084019</text:p>
          </table:table-cell>
          <table:table-cell table:formula="of:=[.B12]/1000000000" office:value-type="float" office:value="6.279084019" calcext:value-type="float">
            <text:p>6.2791</text:p>
          </table:table-cell>
          <table:table-cell office:value-type="float" office:value="1040" calcext:value-type="float">
            <text:p>1040</text:p>
          </table:table-cell>
          <table:table-cell office:value-type="float" office:value="6251640319" calcext:value-type="float">
            <text:p>6251640319</text:p>
          </table:table-cell>
          <table:table-cell table:style-name="ce12" table:formula="of:=[.E12]/1000000000" office:value-type="float" office:value="6.251640319" calcext:value-type="float">
            <text:p>6.2516</text:p>
          </table:table-cell>
          <table:table-cell office:value-type="float" office:value="998" calcext:value-type="float">
            <text:p>998</text:p>
          </table:table-cell>
          <table:table-cell office:value-type="float" office:value="7231713198" calcext:value-type="float">
            <text:p>7231713198</text:p>
          </table:table-cell>
          <table:table-cell table:style-name="ce5" table:formula="of:=[.H12]/1000000000" office:value-type="float" office:value="7.231713198" calcext:value-type="float">
            <text:p>7.2317</text:p>
          </table:table-cell>
          <table:table-cell office:value-type="float" office:value="420" calcext:value-type="float">
            <text:p>420</text:p>
          </table:table-cell>
          <table:table-cell office:value-type="float" office:value="94177278260" calcext:value-type="float">
            <text:p>94177278260</text:p>
          </table:table-cell>
          <table:table-cell table:style-name="ce12" table:formula="of:=[.K12]/1000000000" office:value-type="float" office:value="94.17727826" calcext:value-type="float">
            <text:p>94.1773</text:p>
          </table:table-cell>
          <table:table-cell office:value-type="float" office:value="462" calcext:value-type="float">
            <text:p>462</text:p>
          </table:table-cell>
          <table:table-cell office:value-type="float" office:value="60366101002" calcext:value-type="float">
            <text:p>60366101002</text:p>
          </table:table-cell>
          <table:table-cell table:style-name="ce5" table:formula="of:=[.N12]/1000000000" office:value-type="float" office:value="60.366101002" calcext:value-type="float">
            <text:p>60.3661</text:p>
          </table:table-cell>
          <table:table-cell office:value-type="float" office:value="363" calcext:value-type="float">
            <text:p>363</text:p>
          </table:table-cell>
          <table:table-cell office:value-type="float" office:value="100998564948" calcext:value-type="float">
            <text:p>100998564948</text:p>
          </table:table-cell>
          <table:table-cell table:style-name="ce12" table:formula="of:=[.Q12]/1000000000" office:value-type="float" office:value="100.998564948" calcext:value-type="float">
            <text:p>100.9986</text:p>
          </table:table-cell>
          <table:table-cell table:number-columns-repeated="1006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619054471" calcext:value-type="float">
            <text:p>6619054471</text:p>
          </table:table-cell>
          <table:table-cell table:formula="of:=[.B13]/1000000000" office:value-type="float" office:value="6.619054471" calcext:value-type="float">
            <text:p>6.6191</text:p>
          </table:table-cell>
          <table:table-cell office:value-type="float" office:value="1032" calcext:value-type="float">
            <text:p>1032</text:p>
          </table:table-cell>
          <table:table-cell office:value-type="float" office:value="6495591532" calcext:value-type="float">
            <text:p>6495591532</text:p>
          </table:table-cell>
          <table:table-cell table:style-name="ce12" table:formula="of:=[.E13]/1000000000" office:value-type="float" office:value="6.495591532" calcext:value-type="float">
            <text:p>6.4956</text:p>
          </table:table-cell>
          <table:table-cell office:value-type="float" office:value="997" calcext:value-type="float">
            <text:p>997</text:p>
          </table:table-cell>
          <table:table-cell office:value-type="float" office:value="7657766815" calcext:value-type="float">
            <text:p>7657766815</text:p>
          </table:table-cell>
          <table:table-cell table:style-name="ce5" table:formula="of:=[.H13]/1000000000" office:value-type="float" office:value="7.657766815" calcext:value-type="float">
            <text:p>7.6578</text:p>
          </table:table-cell>
          <table:table-cell office:value-type="float" office:value="418" calcext:value-type="float">
            <text:p>418</text:p>
          </table:table-cell>
          <table:table-cell office:value-type="float" office:value="105264980298" calcext:value-type="float">
            <text:p>105264980298</text:p>
          </table:table-cell>
          <table:table-cell table:style-name="ce12" table:formula="of:=[.K13]/1000000000" office:value-type="float" office:value="105.264980298" calcext:value-type="float">
            <text:p>105.2650</text:p>
          </table:table-cell>
          <table:table-cell office:value-type="float" office:value="459" calcext:value-type="float">
            <text:p>459</text:p>
          </table:table-cell>
          <table:table-cell office:value-type="float" office:value="68962859650" calcext:value-type="float">
            <text:p>68962859650</text:p>
          </table:table-cell>
          <table:table-cell table:style-name="ce5" table:formula="of:=[.N13]/1000000000" office:value-type="float" office:value="68.96285965" calcext:value-type="float">
            <text:p>68.9629</text:p>
          </table:table-cell>
          <table:table-cell office:value-type="float" office:value="362" calcext:value-type="float">
            <text:p>362</text:p>
          </table:table-cell>
          <table:table-cell office:value-type="float" office:value="102044589045" calcext:value-type="float">
            <text:p>102044589045</text:p>
          </table:table-cell>
          <table:table-cell table:style-name="ce12" table:formula="of:=[.Q13]/1000000000" office:value-type="float" office:value="102.044589045" calcext:value-type="float">
            <text:p>102.0446</text:p>
          </table:table-cell>
          <table:table-cell table:number-columns-repeated="1006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109170278" calcext:value-type="float">
            <text:p>7109170278</text:p>
          </table:table-cell>
          <table:table-cell table:formula="of:=[.B14]/1000000000" office:value-type="float" office:value="7.109170278" calcext:value-type="float">
            <text:p>7.1092</text:p>
          </table:table-cell>
          <table:table-cell office:value-type="float" office:value="1031" calcext:value-type="float">
            <text:p>1031</text:p>
          </table:table-cell>
          <table:table-cell office:value-type="float" office:value="6625864330" calcext:value-type="float">
            <text:p>6625864330</text:p>
          </table:table-cell>
          <table:table-cell table:style-name="ce12" table:formula="of:=[.E14]/1000000000" office:value-type="float" office:value="6.62586433" calcext:value-type="float">
            <text:p>6.6259</text:p>
          </table:table-cell>
          <table:table-cell office:value-type="float" office:value="993" calcext:value-type="float">
            <text:p>993</text:p>
          </table:table-cell>
          <table:table-cell office:value-type="float" office:value="7763243094" calcext:value-type="float">
            <text:p>7763243094</text:p>
          </table:table-cell>
          <table:table-cell table:style-name="ce5" table:formula="of:=[.H14]/1000000000" office:value-type="float" office:value="7.763243094" calcext:value-type="float">
            <text:p>7.7632</text:p>
          </table:table-cell>
          <table:table-cell office:value-type="float" office:value="417" calcext:value-type="float">
            <text:p>417</text:p>
          </table:table-cell>
          <table:table-cell office:value-type="float" office:value="107487278629" calcext:value-type="float">
            <text:p>107487278629</text:p>
          </table:table-cell>
          <table:table-cell table:style-name="ce12" table:formula="of:=[.K14]/1000000000" office:value-type="float" office:value="107.487278629" calcext:value-type="float">
            <text:p>107.4873</text:p>
          </table:table-cell>
          <table:table-cell office:value-type="float" office:value="457" calcext:value-type="float">
            <text:p>457</text:p>
          </table:table-cell>
          <table:table-cell office:value-type="float" office:value="76179246939" calcext:value-type="float">
            <text:p>76179246939</text:p>
          </table:table-cell>
          <table:table-cell table:style-name="ce5" table:formula="of:=[.N14]/1000000000" office:value-type="float" office:value="76.179246939" calcext:value-type="float">
            <text:p>76.1792</text:p>
          </table:table-cell>
          <table:table-cell office:value-type="float" office:value="359" calcext:value-type="float">
            <text:p>359</text:p>
          </table:table-cell>
          <table:table-cell office:value-type="float" office:value="109119362299" calcext:value-type="float">
            <text:p>109119362299</text:p>
          </table:table-cell>
          <table:table-cell table:style-name="ce12" table:formula="of:=[.Q14]/1000000000" office:value-type="float" office:value="109.119362299" calcext:value-type="float">
            <text:p>109.1194</text:p>
          </table:table-cell>
          <table:table-cell table:number-columns-repeated="1006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273035034" calcext:value-type="float">
            <text:p>7273035034</text:p>
          </table:table-cell>
          <table:table-cell table:formula="of:=[.B15]/1000000000" office:value-type="float" office:value="7.273035034" calcext:value-type="float">
            <text:p>7.2730</text:p>
          </table:table-cell>
          <table:table-cell office:value-type="float" office:value="1028" calcext:value-type="float">
            <text:p>1028</text:p>
          </table:table-cell>
          <table:table-cell office:value-type="float" office:value="6875807862" calcext:value-type="float">
            <text:p>6875807862</text:p>
          </table:table-cell>
          <table:table-cell table:style-name="ce12" table:formula="of:=[.E15]/1000000000" office:value-type="float" office:value="6.875807862" calcext:value-type="float">
            <text:p>6.8758</text:p>
          </table:table-cell>
          <table:table-cell office:value-type="float" office:value="992" calcext:value-type="float">
            <text:p>992</text:p>
          </table:table-cell>
          <table:table-cell office:value-type="float" office:value="7867072664" calcext:value-type="float">
            <text:p>7867072664</text:p>
          </table:table-cell>
          <table:table-cell table:style-name="ce5" table:formula="of:=[.H15]/1000000000" office:value-type="float" office:value="7.867072664" calcext:value-type="float">
            <text:p>7.8671</text:p>
          </table:table-cell>
          <table:table-cell office:value-type="float" office:value="416" calcext:value-type="float">
            <text:p>416</text:p>
          </table:table-cell>
          <table:table-cell office:value-type="float" office:value="108079337349" calcext:value-type="float">
            <text:p>108079337349</text:p>
          </table:table-cell>
          <table:table-cell table:style-name="ce12" table:formula="of:=[.K15]/1000000000" office:value-type="float" office:value="108.079337349" calcext:value-type="float">
            <text:p>108.0793</text:p>
          </table:table-cell>
          <table:table-cell office:value-type="float" office:value="451" calcext:value-type="float">
            <text:p>451</text:p>
          </table:table-cell>
          <table:table-cell office:value-type="float" office:value="80203123563" calcext:value-type="float">
            <text:p>80203123563</text:p>
          </table:table-cell>
          <table:table-cell table:style-name="ce5" table:formula="of:=[.N15]/1000000000" office:value-type="float" office:value="80.203123563" calcext:value-type="float">
            <text:p>80.2031</text:p>
          </table:table-cell>
          <table:table-cell office:value-type="float" office:value="358" calcext:value-type="float">
            <text:p>358</text:p>
          </table:table-cell>
          <table:table-cell office:value-type="float" office:value="141273611507" calcext:value-type="float">
            <text:p>141273611507</text:p>
          </table:table-cell>
          <table:table-cell table:style-name="ce12" table:formula="of:=[.Q15]/1000000000" office:value-type="float" office:value="141.273611507" calcext:value-type="float">
            <text:p>141.2736</text:p>
          </table:table-cell>
          <table:table-cell table:number-columns-repeated="100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437709910" calcext:value-type="float">
            <text:p>7437709910</text:p>
          </table:table-cell>
          <table:table-cell table:formula="of:=[.B16]/1000000000" office:value-type="float" office:value="7.43770991" calcext:value-type="float">
            <text:p>7.4377</text:p>
          </table:table-cell>
          <table:table-cell office:value-type="float" office:value="1024" calcext:value-type="float">
            <text:p>1024</text:p>
          </table:table-cell>
          <table:table-cell office:value-type="float" office:value="6998135399" calcext:value-type="float">
            <text:p>6998135399</text:p>
          </table:table-cell>
          <table:table-cell table:style-name="ce12" table:formula="of:=[.E16]/1000000000" office:value-type="float" office:value="6.998135399" calcext:value-type="float">
            <text:p>6.9981</text:p>
          </table:table-cell>
          <table:table-cell office:value-type="float" office:value="990" calcext:value-type="float">
            <text:p>990</text:p>
          </table:table-cell>
          <table:table-cell office:value-type="float" office:value="7969900966" calcext:value-type="float">
            <text:p>7969900966</text:p>
          </table:table-cell>
          <table:table-cell table:style-name="ce5" table:formula="of:=[.H16]/1000000000" office:value-type="float" office:value="7.969900966" calcext:value-type="float">
            <text:p>7.9699</text:p>
          </table:table-cell>
          <table:table-cell office:value-type="float" office:value="415" calcext:value-type="float">
            <text:p>415</text:p>
          </table:table-cell>
          <table:table-cell office:value-type="float" office:value="113621463285" calcext:value-type="float">
            <text:p>113621463285</text:p>
          </table:table-cell>
          <table:table-cell table:style-name="ce12" table:formula="of:=[.K16]/1000000000" office:value-type="float" office:value="113.621463285" calcext:value-type="float">
            <text:p>113.6215</text:p>
          </table:table-cell>
          <table:table-cell office:value-type="float" office:value="450" calcext:value-type="float">
            <text:p>450</text:p>
          </table:table-cell>
          <table:table-cell office:value-type="float" office:value="90178918499" calcext:value-type="float">
            <text:p>90178918499</text:p>
          </table:table-cell>
          <table:table-cell table:style-name="ce5" table:formula="of:=[.N16]/1000000000" office:value-type="float" office:value="90.178918499" calcext:value-type="float">
            <text:p>90.1789</text:p>
          </table:table-cell>
          <table:table-cell office:value-type="float" office:value="357" calcext:value-type="float">
            <text:p>357</text:p>
          </table:table-cell>
          <table:table-cell office:value-type="float" office:value="142942727942" calcext:value-type="float">
            <text:p>142942727942</text:p>
          </table:table-cell>
          <table:table-cell table:style-name="ce12" table:formula="of:=[.Q16]/1000000000" office:value-type="float" office:value="142.942727942" calcext:value-type="float">
            <text:p>142.9427</text:p>
          </table:table-cell>
          <table:table-cell table:number-columns-repeated="100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926746692" calcext:value-type="float">
            <text:p>7926746692</text:p>
          </table:table-cell>
          <table:table-cell table:formula="of:=[.B17]/1000000000" office:value-type="float" office:value="7.926746692" calcext:value-type="float">
            <text:p>7.9267</text:p>
          </table:table-cell>
          <table:table-cell office:value-type="float" office:value="1019" calcext:value-type="float">
            <text:p>1019</text:p>
          </table:table-cell>
          <table:table-cell office:value-type="float" office:value="7121970633" calcext:value-type="float">
            <text:p>7121970633</text:p>
          </table:table-cell>
          <table:table-cell table:style-name="ce12" table:formula="of:=[.E17]/1000000000" office:value-type="float" office:value="7.121970633" calcext:value-type="float">
            <text:p>7.1220</text:p>
          </table:table-cell>
          <table:table-cell office:value-type="float" office:value="989" calcext:value-type="float">
            <text:p>989</text:p>
          </table:table-cell>
          <table:table-cell office:value-type="float" office:value="8283607657" calcext:value-type="float">
            <text:p>8283607657</text:p>
          </table:table-cell>
          <table:table-cell table:style-name="ce5" table:formula="of:=[.H17]/1000000000" office:value-type="float" office:value="8.283607657" calcext:value-type="float">
            <text:p>8.2836</text:p>
          </table:table-cell>
          <table:table-cell office:value-type="float" office:value="412" calcext:value-type="float">
            <text:p>412</text:p>
          </table:table-cell>
          <table:table-cell office:value-type="float" office:value="125125354778" calcext:value-type="float">
            <text:p>125125354778</text:p>
          </table:table-cell>
          <table:table-cell table:style-name="ce12" table:formula="of:=[.K17]/1000000000" office:value-type="float" office:value="125.125354778" calcext:value-type="float">
            <text:p>125.1254</text:p>
          </table:table-cell>
          <table:table-cell office:value-type="float" office:value="449" calcext:value-type="float">
            <text:p>449</text:p>
          </table:table-cell>
          <table:table-cell office:value-type="float" office:value="102239702627" calcext:value-type="float">
            <text:p>102239702627</text:p>
          </table:table-cell>
          <table:table-cell table:style-name="ce5" table:formula="of:=[.N17]/1000000000" office:value-type="float" office:value="102.239702627" calcext:value-type="float">
            <text:p>102.2397</text:p>
          </table:table-cell>
          <table:table-cell office:value-type="float" office:value="355" calcext:value-type="float">
            <text:p>355</text:p>
          </table:table-cell>
          <table:table-cell office:value-type="float" office:value="151908769646" calcext:value-type="float">
            <text:p>151908769646</text:p>
          </table:table-cell>
          <table:table-cell table:style-name="ce12" table:formula="of:=[.Q17]/1000000000" office:value-type="float" office:value="151.908769646" calcext:value-type="float">
            <text:p>151.9088</text:p>
          </table:table-cell>
          <table:table-cell table:number-columns-repeated="1006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087122575" calcext:value-type="float">
            <text:p>8087122575</text:p>
          </table:table-cell>
          <table:table-cell table:formula="of:=[.B18]/1000000000" office:value-type="float" office:value="8.087122575" calcext:value-type="float">
            <text:p>8.0871</text:p>
          </table:table-cell>
          <table:table-cell office:value-type="float" office:value="1014" calcext:value-type="float">
            <text:p>1014</text:p>
          </table:table-cell>
          <table:table-cell office:value-type="float" office:value="7494485358" calcext:value-type="float">
            <text:p>7494485358</text:p>
          </table:table-cell>
          <table:table-cell table:style-name="ce12" table:formula="of:=[.E18]/1000000000" office:value-type="float" office:value="7.494485358" calcext:value-type="float">
            <text:p>7.4945</text:p>
          </table:table-cell>
          <table:table-cell office:value-type="float" office:value="987" calcext:value-type="float">
            <text:p>987</text:p>
          </table:table-cell>
          <table:table-cell office:value-type="float" office:value="8387424934" calcext:value-type="float">
            <text:p>8387424934</text:p>
          </table:table-cell>
          <table:table-cell table:style-name="ce5" table:formula="of:=[.H18]/1000000000" office:value-type="float" office:value="8.387424934" calcext:value-type="float">
            <text:p>8.3874</text:p>
          </table:table-cell>
          <table:table-cell office:value-type="float" office:value="411" calcext:value-type="float">
            <text:p>411</text:p>
          </table:table-cell>
          <table:table-cell office:value-type="float" office:value="126177621454" calcext:value-type="float">
            <text:p>126177621454</text:p>
          </table:table-cell>
          <table:table-cell table:style-name="ce12" table:formula="of:=[.K18]/1000000000" office:value-type="float" office:value="126.177621454" calcext:value-type="float">
            <text:p>126.1776</text:p>
          </table:table-cell>
          <table:table-cell office:value-type="float" office:value="448" calcext:value-type="float">
            <text:p>448</text:p>
          </table:table-cell>
          <table:table-cell office:value-type="float" office:value="115323165550" calcext:value-type="float">
            <text:p>115323165550</text:p>
          </table:table-cell>
          <table:table-cell table:style-name="ce5" table:formula="of:=[.N18]/1000000000" office:value-type="float" office:value="115.32316555" calcext:value-type="float">
            <text:p>115.3232</text:p>
          </table:table-cell>
          <table:table-cell office:value-type="float" office:value="353" calcext:value-type="float">
            <text:p>353</text:p>
          </table:table-cell>
          <table:table-cell office:value-type="float" office:value="158396464789" calcext:value-type="float">
            <text:p>158396464789</text:p>
          </table:table-cell>
          <table:table-cell table:style-name="ce12" table:formula="of:=[.Q18]/1000000000" office:value-type="float" office:value="158.396464789" calcext:value-type="float">
            <text:p>158.3965</text:p>
          </table:table-cell>
          <table:table-cell table:number-columns-repeated="100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256049165" calcext:value-type="float">
            <text:p>8256049165</text:p>
          </table:table-cell>
          <table:table-cell table:formula="of:=[.B19]/1000000000" office:value-type="float" office:value="8.256049165" calcext:value-type="float">
            <text:p>8.2560</text:p>
          </table:table-cell>
          <table:table-cell office:value-type="float" office:value="1012" calcext:value-type="float">
            <text:p>1012</text:p>
          </table:table-cell>
          <table:table-cell office:value-type="float" office:value="8117334809" calcext:value-type="float">
            <text:p>8117334809</text:p>
          </table:table-cell>
          <table:table-cell table:style-name="ce12" table:formula="of:=[.E19]/1000000000" office:value-type="float" office:value="8.117334809" calcext:value-type="float">
            <text:p>8.1173</text:p>
          </table:table-cell>
          <table:table-cell office:value-type="float" office:value="983" calcext:value-type="float">
            <text:p>983</text:p>
          </table:table-cell>
          <table:table-cell office:value-type="float" office:value="8596264448" calcext:value-type="float">
            <text:p>8596264448</text:p>
          </table:table-cell>
          <table:table-cell table:style-name="ce5" table:formula="of:=[.H19]/1000000000" office:value-type="float" office:value="8.596264448" calcext:value-type="float">
            <text:p>8.5963</text:p>
          </table:table-cell>
          <table:table-cell office:value-type="float" office:value="410" calcext:value-type="float">
            <text:p>410</text:p>
          </table:table-cell>
          <table:table-cell office:value-type="float" office:value="129941454693" calcext:value-type="float">
            <text:p>129941454693</text:p>
          </table:table-cell>
          <table:table-cell table:style-name="ce12" table:formula="of:=[.K19]/1000000000" office:value-type="float" office:value="129.941454693" calcext:value-type="float">
            <text:p>129.9415</text:p>
          </table:table-cell>
          <table:table-cell office:value-type="float" office:value="446" calcext:value-type="float">
            <text:p>446</text:p>
          </table:table-cell>
          <table:table-cell office:value-type="float" office:value="122587795238" calcext:value-type="float">
            <text:p>122587795238</text:p>
          </table:table-cell>
          <table:table-cell table:style-name="ce5" table:formula="of:=[.N19]/1000000000" office:value-type="float" office:value="122.587795238" calcext:value-type="float">
            <text:p>122.5878</text:p>
          </table:table-cell>
          <table:table-cell office:value-type="float" office:value="351" calcext:value-type="float">
            <text:p>351</text:p>
          </table:table-cell>
          <table:table-cell office:value-type="float" office:value="171371402034" calcext:value-type="float">
            <text:p>171371402034</text:p>
          </table:table-cell>
          <table:table-cell table:style-name="ce12" table:formula="of:=[.Q19]/1000000000" office:value-type="float" office:value="171.371402034" calcext:value-type="float">
            <text:p>171.3714</text:p>
          </table:table-cell>
          <table:table-cell table:number-columns-repeated="1006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565277837" calcext:value-type="float">
            <text:p>8565277837</text:p>
          </table:table-cell>
          <table:table-cell table:formula="of:=[.B20]/1000000000" office:value-type="float" office:value="8.565277837" calcext:value-type="float">
            <text:p>8.5653</text:p>
          </table:table-cell>
          <table:table-cell office:value-type="float" office:value="1007" calcext:value-type="float">
            <text:p>1007</text:p>
          </table:table-cell>
          <table:table-cell office:value-type="float" office:value="8239169822" calcext:value-type="float">
            <text:p>8239169822</text:p>
          </table:table-cell>
          <table:table-cell table:style-name="ce12" table:formula="of:=[.E20]/1000000000" office:value-type="float" office:value="8.239169822" calcext:value-type="float">
            <text:p>8.2392</text:p>
          </table:table-cell>
          <table:table-cell office:value-type="float" office:value="982" calcext:value-type="float">
            <text:p>982</text:p>
          </table:table-cell>
          <table:table-cell office:value-type="float" office:value="8812419754" calcext:value-type="float">
            <text:p>8812419754</text:p>
          </table:table-cell>
          <table:table-cell table:style-name="ce5" table:formula="of:=[.H20]/1000000000" office:value-type="float" office:value="8.812419754" calcext:value-type="float">
            <text:p>8.8124</text:p>
          </table:table-cell>
          <table:table-cell office:value-type="float" office:value="406" calcext:value-type="float">
            <text:p>406</text:p>
          </table:table-cell>
          <table:table-cell office:value-type="float" office:value="137868877128" calcext:value-type="float">
            <text:p>137868877128</text:p>
          </table:table-cell>
          <table:table-cell table:style-name="ce12" table:formula="of:=[.K20]/1000000000" office:value-type="float" office:value="137.868877128" calcext:value-type="float">
            <text:p>137.8689</text:p>
          </table:table-cell>
          <table:table-cell office:value-type="float" office:value="440" calcext:value-type="float">
            <text:p>440</text:p>
          </table:table-cell>
          <table:table-cell office:value-type="float" office:value="125204086947" calcext:value-type="float">
            <text:p>125204086947</text:p>
          </table:table-cell>
          <table:table-cell table:style-name="ce5" table:formula="of:=[.N20]/1000000000" office:value-type="float" office:value="125.204086947" calcext:value-type="float">
            <text:p>125.2041</text:p>
          </table:table-cell>
          <table:table-cell office:value-type="float" office:value="347" calcext:value-type="float">
            <text:p>347</text:p>
          </table:table-cell>
          <table:table-cell office:value-type="float" office:value="173835412628" calcext:value-type="float">
            <text:p>173835412628</text:p>
          </table:table-cell>
          <table:table-cell table:style-name="ce12" table:formula="of:=[.Q20]/1000000000" office:value-type="float" office:value="173.835412628" calcext:value-type="float">
            <text:p>173.8354</text:p>
          </table:table-cell>
          <table:table-cell table:number-columns-repeated="100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724521856" calcext:value-type="float">
            <text:p>8724521856</text:p>
          </table:table-cell>
          <table:table-cell table:formula="of:=[.B21]/1000000000" office:value-type="float" office:value="8.724521856" calcext:value-type="float">
            <text:p>8.7245</text:p>
          </table:table-cell>
          <table:table-cell office:value-type="float" office:value="1003" calcext:value-type="float">
            <text:p>1003</text:p>
          </table:table-cell>
          <table:table-cell office:value-type="float" office:value="8364069553" calcext:value-type="float">
            <text:p>8364069553</text:p>
          </table:table-cell>
          <table:table-cell table:style-name="ce12" table:formula="of:=[.E21]/1000000000" office:value-type="float" office:value="8.364069553" calcext:value-type="float">
            <text:p>8.3641</text:p>
          </table:table-cell>
          <table:table-cell office:value-type="float" office:value="978" calcext:value-type="float">
            <text:p>978</text:p>
          </table:table-cell>
          <table:table-cell office:value-type="float" office:value="9035459023" calcext:value-type="float">
            <text:p>9035459023</text:p>
          </table:table-cell>
          <table:table-cell table:style-name="ce5" table:formula="of:=[.H21]/1000000000" office:value-type="float" office:value="9.035459023" calcext:value-type="float">
            <text:p>9.0355</text:p>
          </table:table-cell>
          <table:table-cell office:value-type="float" office:value="403" calcext:value-type="float">
            <text:p>403</text:p>
          </table:table-cell>
          <table:table-cell office:value-type="float" office:value="145470546400" calcext:value-type="float">
            <text:p>145470546400</text:p>
          </table:table-cell>
          <table:table-cell table:style-name="ce12" table:formula="of:=[.K21]/1000000000" office:value-type="float" office:value="145.4705464" calcext:value-type="float">
            <text:p>145.4705</text:p>
          </table:table-cell>
          <table:table-cell office:value-type="float" office:value="439" calcext:value-type="float">
            <text:p>439</text:p>
          </table:table-cell>
          <table:table-cell office:value-type="float" office:value="132737630574" calcext:value-type="float">
            <text:p>132737630574</text:p>
          </table:table-cell>
          <table:table-cell table:style-name="ce5" table:formula="of:=[.N21]/1000000000" office:value-type="float" office:value="132.737630574" calcext:value-type="float">
            <text:p>132.7376</text:p>
          </table:table-cell>
          <table:table-cell office:value-type="float" office:value="345" calcext:value-type="float">
            <text:p>345</text:p>
          </table:table-cell>
          <table:table-cell office:value-type="float" office:value="202971691505" calcext:value-type="float">
            <text:p>202971691505</text:p>
          </table:table-cell>
          <table:table-cell table:style-name="ce12" table:formula="of:=[.Q21]/1000000000" office:value-type="float" office:value="202.971691505" calcext:value-type="float">
            <text:p>202.9717</text:p>
          </table:table-cell>
          <table:table-cell table:number-columns-repeated="1006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884527755" calcext:value-type="float">
            <text:p>8884527755</text:p>
          </table:table-cell>
          <table:table-cell table:formula="of:=[.B22]/1000000000" office:value-type="float" office:value="8.884527755" calcext:value-type="float">
            <text:p>8.8845</text:p>
          </table:table-cell>
          <table:table-cell office:value-type="float" office:value="999" calcext:value-type="float">
            <text:p>999</text:p>
          </table:table-cell>
          <table:table-cell office:value-type="float" office:value="8603257621" calcext:value-type="float">
            <text:p>8603257621</text:p>
          </table:table-cell>
          <table:table-cell table:style-name="ce12" table:formula="of:=[.E22]/1000000000" office:value-type="float" office:value="8.603257621" calcext:value-type="float">
            <text:p>8.6033</text:p>
          </table:table-cell>
          <table:table-cell office:value-type="float" office:value="971" calcext:value-type="float">
            <text:p>971</text:p>
          </table:table-cell>
          <table:table-cell office:value-type="float" office:value="9491625702" calcext:value-type="float">
            <text:p>9491625702</text:p>
          </table:table-cell>
          <table:table-cell table:style-name="ce5" table:formula="of:=[.H22]/1000000000" office:value-type="float" office:value="9.491625702" calcext:value-type="float">
            <text:p>9.4916</text:p>
          </table:table-cell>
          <table:table-cell office:value-type="float" office:value="402" calcext:value-type="float">
            <text:p>402</text:p>
          </table:table-cell>
          <table:table-cell office:value-type="float" office:value="155738068149" calcext:value-type="float">
            <text:p>155738068149</text:p>
          </table:table-cell>
          <table:table-cell table:style-name="ce12" table:formula="of:=[.K22]/1000000000" office:value-type="float" office:value="155.738068149" calcext:value-type="float">
            <text:p>155.7381</text:p>
          </table:table-cell>
          <table:table-cell office:value-type="float" office:value="437" calcext:value-type="float">
            <text:p>437</text:p>
          </table:table-cell>
          <table:table-cell office:value-type="float" office:value="145348245801" calcext:value-type="float">
            <text:p>145348245801</text:p>
          </table:table-cell>
          <table:table-cell table:style-name="ce5" table:formula="of:=[.N22]/1000000000" office:value-type="float" office:value="145.348245801" calcext:value-type="float">
            <text:p>145.3482</text:p>
          </table:table-cell>
          <table:table-cell office:value-type="float" office:value="344" calcext:value-type="float">
            <text:p>344</text:p>
          </table:table-cell>
          <table:table-cell office:value-type="float" office:value="215180204413" calcext:value-type="float">
            <text:p>215180204413</text:p>
          </table:table-cell>
          <table:table-cell table:style-name="ce12" table:formula="of:=[.Q22]/1000000000" office:value-type="float" office:value="215.180204413" calcext:value-type="float">
            <text:p>215.1802</text:p>
          </table:table-cell>
          <table:table-cell table:number-columns-repeated="100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210891857" calcext:value-type="float">
            <text:p>9210891857</text:p>
          </table:table-cell>
          <table:table-cell table:formula="of:=[.B23]/1000000000" office:value-type="float" office:value="9.210891857" calcext:value-type="float">
            <text:p>9.2109</text:p>
          </table:table-cell>
          <table:table-cell office:value-type="float" office:value="998" calcext:value-type="float">
            <text:p>998</text:p>
          </table:table-cell>
          <table:table-cell office:value-type="float" office:value="8724097376" calcext:value-type="float">
            <text:p>8724097376</text:p>
          </table:table-cell>
          <table:table-cell table:style-name="ce12" table:formula="of:=[.E23]/1000000000" office:value-type="float" office:value="8.724097376" calcext:value-type="float">
            <text:p>8.7241</text:p>
          </table:table-cell>
          <table:table-cell office:value-type="float" office:value="966" calcext:value-type="float">
            <text:p>966</text:p>
          </table:table-cell>
          <table:table-cell office:value-type="float" office:value="9722348321" calcext:value-type="float">
            <text:p>9722348321</text:p>
          </table:table-cell>
          <table:table-cell table:style-name="ce5" table:formula="of:=[.H23]/1000000000" office:value-type="float" office:value="9.722348321" calcext:value-type="float">
            <text:p>9.7223</text:p>
          </table:table-cell>
          <table:table-cell office:value-type="float" office:value="400" calcext:value-type="float">
            <text:p>400</text:p>
          </table:table-cell>
          <table:table-cell office:value-type="float" office:value="174065562914" calcext:value-type="float">
            <text:p>174065562914</text:p>
          </table:table-cell>
          <table:table-cell table:style-name="ce12" table:formula="of:=[.K23]/1000000000" office:value-type="float" office:value="174.065562914" calcext:value-type="float">
            <text:p>174.0656</text:p>
          </table:table-cell>
          <table:table-cell office:value-type="float" office:value="436" calcext:value-type="float">
            <text:p>436</text:p>
          </table:table-cell>
          <table:table-cell office:value-type="float" office:value="153820932524" calcext:value-type="float">
            <text:p>153820932524</text:p>
          </table:table-cell>
          <table:table-cell table:style-name="ce5" table:formula="of:=[.N23]/1000000000" office:value-type="float" office:value="153.820932524" calcext:value-type="float">
            <text:p>153.8209</text:p>
          </table:table-cell>
          <table:table-cell office:value-type="float" office:value="342" calcext:value-type="float">
            <text:p>342</text:p>
          </table:table-cell>
          <table:table-cell office:value-type="float" office:value="219484054583" calcext:value-type="float">
            <text:p>219484054583</text:p>
          </table:table-cell>
          <table:table-cell table:style-name="ce12" table:formula="of:=[.Q23]/1000000000" office:value-type="float" office:value="219.484054583" calcext:value-type="float">
            <text:p>219.4841</text:p>
          </table:table-cell>
          <table:table-cell table:number-columns-repeated="100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367315716" calcext:value-type="float">
            <text:p>9367315716</text:p>
          </table:table-cell>
          <table:table-cell table:formula="of:=[.B24]/1000000000" office:value-type="float" office:value="9.367315716" calcext:value-type="float">
            <text:p>9.3673</text:p>
          </table:table-cell>
          <table:table-cell office:value-type="float" office:value="996" calcext:value-type="float">
            <text:p>996</text:p>
          </table:table-cell>
          <table:table-cell office:value-type="float" office:value="8961528299" calcext:value-type="float">
            <text:p>8961528299</text:p>
          </table:table-cell>
          <table:table-cell table:style-name="ce12" table:formula="of:=[.E24]/1000000000" office:value-type="float" office:value="8.961528299" calcext:value-type="float">
            <text:p>8.9615</text:p>
          </table:table-cell>
          <table:table-cell office:value-type="float" office:value="965" calcext:value-type="float">
            <text:p>965</text:p>
          </table:table-cell>
          <table:table-cell office:value-type="float" office:value="9830073028" calcext:value-type="float">
            <text:p>9830073028</text:p>
          </table:table-cell>
          <table:table-cell table:style-name="ce5" table:formula="of:=[.H24]/1000000000" office:value-type="float" office:value="9.830073028" calcext:value-type="float">
            <text:p>9.8301</text:p>
          </table:table-cell>
          <table:table-cell office:value-type="float" office:value="397" calcext:value-type="float">
            <text:p>397</text:p>
          </table:table-cell>
          <table:table-cell office:value-type="float" office:value="190571696938" calcext:value-type="float">
            <text:p>190571696938</text:p>
          </table:table-cell>
          <table:table-cell table:style-name="ce12" table:formula="of:=[.K24]/1000000000" office:value-type="float" office:value="190.571696938" calcext:value-type="float">
            <text:p>190.5717</text:p>
          </table:table-cell>
          <table:table-cell office:value-type="float" office:value="435" calcext:value-type="float">
            <text:p>435</text:p>
          </table:table-cell>
          <table:table-cell office:value-type="float" office:value="157887221212" calcext:value-type="float">
            <text:p>157887221212</text:p>
          </table:table-cell>
          <table:table-cell table:style-name="ce5" table:formula="of:=[.N24]/1000000000" office:value-type="float" office:value="157.887221212" calcext:value-type="float">
            <text:p>157.8872</text:p>
          </table:table-cell>
          <table:table-cell office:value-type="float" office:value="340" calcext:value-type="float">
            <text:p>340</text:p>
          </table:table-cell>
          <table:table-cell office:value-type="float" office:value="236449035334" calcext:value-type="float">
            <text:p>236449035334</text:p>
          </table:table-cell>
          <table:table-cell table:style-name="ce12" table:formula="of:=[.Q24]/1000000000" office:value-type="float" office:value="236.449035334" calcext:value-type="float">
            <text:p>236.4490</text:p>
          </table:table-cell>
          <table:table-cell table:number-columns-repeated="1006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527442401" calcext:value-type="float">
            <text:p>9527442401</text:p>
          </table:table-cell>
          <table:table-cell table:formula="of:=[.B25]/1000000000" office:value-type="float" office:value="9.527442401" calcext:value-type="float">
            <text:p>9.5274</text:p>
          </table:table-cell>
          <table:table-cell office:value-type="float" office:value="994" calcext:value-type="float">
            <text:p>994</text:p>
          </table:table-cell>
          <table:table-cell office:value-type="float" office:value="9075664150" calcext:value-type="float">
            <text:p>9075664150</text:p>
          </table:table-cell>
          <table:table-cell table:style-name="ce12" table:formula="of:=[.E25]/1000000000" office:value-type="float" office:value="9.07566415" calcext:value-type="float">
            <text:p>9.0757</text:p>
          </table:table-cell>
          <table:table-cell office:value-type="float" office:value="964" calcext:value-type="float">
            <text:p>964</text:p>
          </table:table-cell>
          <table:table-cell office:value-type="float" office:value="10139346313" calcext:value-type="float">
            <text:p>10139346313</text:p>
          </table:table-cell>
          <table:table-cell table:style-name="ce5" table:formula="of:=[.H25]/1000000000" office:value-type="float" office:value="10.139346313" calcext:value-type="float">
            <text:p>10.1393</text:p>
          </table:table-cell>
          <table:table-cell office:value-type="float" office:value="396" calcext:value-type="float">
            <text:p>396</text:p>
          </table:table-cell>
          <table:table-cell office:value-type="float" office:value="202823095349" calcext:value-type="float">
            <text:p>202823095349</text:p>
          </table:table-cell>
          <table:table-cell table:style-name="ce12" table:formula="of:=[.K25]/1000000000" office:value-type="float" office:value="202.823095349" calcext:value-type="float">
            <text:p>202.8231</text:p>
          </table:table-cell>
          <table:table-cell office:value-type="float" office:value="433" calcext:value-type="float">
            <text:p>433</text:p>
          </table:table-cell>
          <table:table-cell office:value-type="float" office:value="172298504336" calcext:value-type="float">
            <text:p>172298504336</text:p>
          </table:table-cell>
          <table:table-cell table:style-name="ce5" table:formula="of:=[.N25]/1000000000" office:value-type="float" office:value="172.298504336" calcext:value-type="float">
            <text:p>172.2985</text:p>
          </table:table-cell>
          <table:table-cell office:value-type="float" office:value="339" calcext:value-type="float">
            <text:p>339</text:p>
          </table:table-cell>
          <table:table-cell office:value-type="float" office:value="245468455226" calcext:value-type="float">
            <text:p>245468455226</text:p>
          </table:table-cell>
          <table:table-cell table:style-name="ce12" table:formula="of:=[.Q25]/1000000000" office:value-type="float" office:value="245.468455226" calcext:value-type="float">
            <text:p>245.4685</text:p>
          </table:table-cell>
          <table:table-cell table:number-columns-repeated="1006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690949547" calcext:value-type="float">
            <text:p>9690949547</text:p>
          </table:table-cell>
          <table:table-cell table:formula="of:=[.B26]/1000000000" office:value-type="float" office:value="9.690949547" calcext:value-type="float">
            <text:p>9.6909</text:p>
          </table:table-cell>
          <table:table-cell office:value-type="float" office:value="993" calcext:value-type="float">
            <text:p>993</text:p>
          </table:table-cell>
          <table:table-cell office:value-type="float" office:value="9190978742" calcext:value-type="float">
            <text:p>9190978742</text:p>
          </table:table-cell>
          <table:table-cell table:style-name="ce12" table:formula="of:=[.E26]/1000000000" office:value-type="float" office:value="9.190978742" calcext:value-type="float">
            <text:p>9.1910</text:p>
          </table:table-cell>
          <table:table-cell office:value-type="float" office:value="961" calcext:value-type="float">
            <text:p>961</text:p>
          </table:table-cell>
          <table:table-cell office:value-type="float" office:value="10240959316" calcext:value-type="float">
            <text:p>10240959316</text:p>
          </table:table-cell>
          <table:table-cell table:style-name="ce5" table:formula="of:=[.H26]/1000000000" office:value-type="float" office:value="10.240959316" calcext:value-type="float">
            <text:p>10.2410</text:p>
          </table:table-cell>
          <table:table-cell office:value-type="float" office:value="393" calcext:value-type="float">
            <text:p>393</text:p>
          </table:table-cell>
          <table:table-cell office:value-type="float" office:value="211499520724" calcext:value-type="float">
            <text:p>211499520724</text:p>
          </table:table-cell>
          <table:table-cell table:style-name="ce12" table:formula="of:=[.K26]/1000000000" office:value-type="float" office:value="211.499520724" calcext:value-type="float">
            <text:p>211.4995</text:p>
          </table:table-cell>
          <table:table-cell office:value-type="float" office:value="432" calcext:value-type="float">
            <text:p>432</text:p>
          </table:table-cell>
          <table:table-cell office:value-type="float" office:value="185154516266" calcext:value-type="float">
            <text:p>185154516266</text:p>
          </table:table-cell>
          <table:table-cell table:style-name="ce5" table:formula="of:=[.N26]/1000000000" office:value-type="float" office:value="185.154516266" calcext:value-type="float">
            <text:p>185.1545</text:p>
          </table:table-cell>
          <table:table-cell office:value-type="float" office:value="337" calcext:value-type="float">
            <text:p>337</text:p>
          </table:table-cell>
          <table:table-cell office:value-type="float" office:value="248598393657" calcext:value-type="float">
            <text:p>248598393657</text:p>
          </table:table-cell>
          <table:table-cell table:style-name="ce12" table:formula="of:=[.Q26]/1000000000" office:value-type="float" office:value="248.598393657" calcext:value-type="float">
            <text:p>248.5984</text:p>
          </table:table-cell>
          <table:table-cell table:number-columns-repeated="1006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848215176" calcext:value-type="float">
            <text:p>9848215176</text:p>
          </table:table-cell>
          <table:table-cell table:formula="of:=[.B27]/1000000000" office:value-type="float" office:value="9.848215176" calcext:value-type="float">
            <text:p>9.8482</text:p>
          </table:table-cell>
          <table:table-cell office:value-type="float" office:value="989" calcext:value-type="float">
            <text:p>989</text:p>
          </table:table-cell>
          <table:table-cell office:value-type="float" office:value="9303100235" calcext:value-type="float">
            <text:p>9303100235</text:p>
          </table:table-cell>
          <table:table-cell table:style-name="ce12" table:formula="of:=[.E27]/1000000000" office:value-type="float" office:value="9.303100235" calcext:value-type="float">
            <text:p>9.3031</text:p>
          </table:table-cell>
          <table:table-cell office:value-type="float" office:value="954" calcext:value-type="float">
            <text:p>954</text:p>
          </table:table-cell>
          <table:table-cell office:value-type="float" office:value="10346494345" calcext:value-type="float">
            <text:p>10346494345</text:p>
          </table:table-cell>
          <table:table-cell table:style-name="ce5" table:formula="of:=[.H27]/1000000000" office:value-type="float" office:value="10.346494345" calcext:value-type="float">
            <text:p>10.3465</text:p>
          </table:table-cell>
          <table:table-cell office:value-type="float" office:value="390" calcext:value-type="float">
            <text:p>390</text:p>
          </table:table-cell>
          <table:table-cell office:value-type="float" office:value="215873608029" calcext:value-type="float">
            <text:p>215873608029</text:p>
          </table:table-cell>
          <table:table-cell table:style-name="ce12" table:formula="of:=[.K27]/1000000000" office:value-type="float" office:value="215.873608029" calcext:value-type="float">
            <text:p>215.8736</text:p>
          </table:table-cell>
          <table:table-cell office:value-type="float" office:value="431" calcext:value-type="float">
            <text:p>431</text:p>
          </table:table-cell>
          <table:table-cell office:value-type="float" office:value="190668697395" calcext:value-type="float">
            <text:p>190668697395</text:p>
          </table:table-cell>
          <table:table-cell table:style-name="ce5" table:formula="of:=[.N27]/1000000000" office:value-type="float" office:value="190.668697395" calcext:value-type="float">
            <text:p>190.6687</text:p>
          </table:table-cell>
          <table:table-cell office:value-type="float" office:value="336" calcext:value-type="float">
            <text:p>336</text:p>
          </table:table-cell>
          <table:table-cell office:value-type="float" office:value="259107668067" calcext:value-type="float">
            <text:p>259107668067</text:p>
          </table:table-cell>
          <table:table-cell table:style-name="ce12" table:formula="of:=[.Q27]/1000000000" office:value-type="float" office:value="259.107668067" calcext:value-type="float">
            <text:p>259.1077</text:p>
          </table:table-cell>
          <table:table-cell table:number-columns-repeated="100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006073056" calcext:value-type="float">
            <text:p>10006073056</text:p>
          </table:table-cell>
          <table:table-cell table:formula="of:=[.B28]/1000000000" office:value-type="float" office:value="10.006073056" calcext:value-type="float">
            <text:p>10.0061</text:p>
          </table:table-cell>
          <table:table-cell office:value-type="float" office:value="984" calcext:value-type="float">
            <text:p>984</text:p>
          </table:table-cell>
          <table:table-cell office:value-type="float" office:value="9420809820" calcext:value-type="float">
            <text:p>9420809820</text:p>
          </table:table-cell>
          <table:table-cell table:style-name="ce12" table:formula="of:=[.E28]/1000000000" office:value-type="float" office:value="9.42080982" calcext:value-type="float">
            <text:p>9.4208</text:p>
          </table:table-cell>
          <table:table-cell office:value-type="float" office:value="953" calcext:value-type="float">
            <text:p>953</text:p>
          </table:table-cell>
          <table:table-cell office:value-type="float" office:value="10673278754" calcext:value-type="float">
            <text:p>10673278754</text:p>
          </table:table-cell>
          <table:table-cell table:style-name="ce5" table:formula="of:=[.H28]/1000000000" office:value-type="float" office:value="10.673278754" calcext:value-type="float">
            <text:p>10.6733</text:p>
          </table:table-cell>
          <table:table-cell office:value-type="float" office:value="389" calcext:value-type="float">
            <text:p>389</text:p>
          </table:table-cell>
          <table:table-cell office:value-type="float" office:value="232927372831" calcext:value-type="float">
            <text:p>232927372831</text:p>
          </table:table-cell>
          <table:table-cell table:style-name="ce12" table:formula="of:=[.K28]/1000000000" office:value-type="float" office:value="232.927372831" calcext:value-type="float">
            <text:p>232.9274</text:p>
          </table:table-cell>
          <table:table-cell office:value-type="float" office:value="427" calcext:value-type="float">
            <text:p>427</text:p>
          </table:table-cell>
          <table:table-cell office:value-type="float" office:value="197098916913" calcext:value-type="float">
            <text:p>197098916913</text:p>
          </table:table-cell>
          <table:table-cell table:style-name="ce5" table:formula="of:=[.N28]/1000000000" office:value-type="float" office:value="197.098916913" calcext:value-type="float">
            <text:p>197.0989</text:p>
          </table:table-cell>
          <table:table-cell office:value-type="float" office:value="334" calcext:value-type="float">
            <text:p>334</text:p>
          </table:table-cell>
          <table:table-cell office:value-type="float" office:value="269596241281" calcext:value-type="float">
            <text:p>269596241281</text:p>
          </table:table-cell>
          <table:table-cell table:style-name="ce12" table:formula="of:=[.Q28]/1000000000" office:value-type="float" office:value="269.596241281" calcext:value-type="float">
            <text:p>269.5962</text:p>
          </table:table-cell>
          <table:table-cell table:number-columns-repeated="1006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330715508" calcext:value-type="float">
            <text:p>10330715508</text:p>
          </table:table-cell>
          <table:table-cell table:formula="of:=[.B29]/1000000000" office:value-type="float" office:value="10.330715508" calcext:value-type="float">
            <text:p>10.3307</text:p>
          </table:table-cell>
          <table:table-cell office:value-type="float" office:value="982" calcext:value-type="float">
            <text:p>982</text:p>
          </table:table-cell>
          <table:table-cell office:value-type="float" office:value="9543363721" calcext:value-type="float">
            <text:p>9543363721</text:p>
          </table:table-cell>
          <table:table-cell table:style-name="ce12" table:formula="of:=[.E29]/1000000000" office:value-type="float" office:value="9.543363721" calcext:value-type="float">
            <text:p>9.5434</text:p>
          </table:table-cell>
          <table:table-cell office:value-type="float" office:value="952" calcext:value-type="float">
            <text:p>952</text:p>
          </table:table-cell>
          <table:table-cell office:value-type="float" office:value="10784600468" calcext:value-type="float">
            <text:p>10784600468</text:p>
          </table:table-cell>
          <table:table-cell table:style-name="ce5" table:formula="of:=[.H29]/1000000000" office:value-type="float" office:value="10.784600468" calcext:value-type="float">
            <text:p>10.7846</text:p>
          </table:table-cell>
          <table:table-cell office:value-type="float" office:value="388" calcext:value-type="float">
            <text:p>388</text:p>
          </table:table-cell>
          <table:table-cell office:value-type="float" office:value="238389994824" calcext:value-type="float">
            <text:p>238389994824</text:p>
          </table:table-cell>
          <table:table-cell table:style-name="ce12" table:formula="of:=[.K29]/1000000000" office:value-type="float" office:value="238.389994824" calcext:value-type="float">
            <text:p>238.3900</text:p>
          </table:table-cell>
          <table:table-cell office:value-type="float" office:value="425" calcext:value-type="float">
            <text:p>425</text:p>
          </table:table-cell>
          <table:table-cell office:value-type="float" office:value="205631689299" calcext:value-type="float">
            <text:p>205631689299</text:p>
          </table:table-cell>
          <table:table-cell table:style-name="ce5" table:formula="of:=[.N29]/1000000000" office:value-type="float" office:value="205.631689299" calcext:value-type="float">
            <text:p>205.6317</text:p>
          </table:table-cell>
          <table:table-cell office:value-type="float" office:value="333" calcext:value-type="float">
            <text:p>333</text:p>
          </table:table-cell>
          <table:table-cell office:value-type="float" office:value="290940969341" calcext:value-type="float">
            <text:p>290940969341</text:p>
          </table:table-cell>
          <table:table-cell table:style-name="ce12" table:formula="of:=[.Q29]/1000000000" office:value-type="float" office:value="290.940969341" calcext:value-type="float">
            <text:p>290.9410</text:p>
          </table:table-cell>
          <table:table-cell table:number-columns-repeated="1006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652370026" calcext:value-type="float">
            <text:p>10652370026</text:p>
          </table:table-cell>
          <table:table-cell table:formula="of:=[.B30]/1000000000" office:value-type="float" office:value="10.652370026" calcext:value-type="float">
            <text:p>10.6524</text:p>
          </table:table-cell>
          <table:table-cell office:value-type="float" office:value="981" calcext:value-type="float">
            <text:p>981</text:p>
          </table:table-cell>
          <table:table-cell office:value-type="float" office:value="9658880532" calcext:value-type="float">
            <text:p>9658880532</text:p>
          </table:table-cell>
          <table:table-cell table:style-name="ce12" table:formula="of:=[.E30]/1000000000" office:value-type="float" office:value="9.658880532" calcext:value-type="float">
            <text:p>9.6589</text:p>
          </table:table-cell>
          <table:table-cell office:value-type="float" office:value="951" calcext:value-type="float">
            <text:p>951</text:p>
          </table:table-cell>
          <table:table-cell office:value-type="float" office:value="10995627084" calcext:value-type="float">
            <text:p>10995627084</text:p>
          </table:table-cell>
          <table:table-cell table:style-name="ce5" table:formula="of:=[.H30]/1000000000" office:value-type="float" office:value="10.995627084" calcext:value-type="float">
            <text:p>10.9956</text:p>
          </table:table-cell>
          <table:table-cell office:value-type="float" office:value="384" calcext:value-type="float">
            <text:p>384</text:p>
          </table:table-cell>
          <table:table-cell office:value-type="float" office:value="260673710811" calcext:value-type="float">
            <text:p>260673710811</text:p>
          </table:table-cell>
          <table:table-cell table:style-name="ce12" table:formula="of:=[.K30]/1000000000" office:value-type="float" office:value="260.673710811" calcext:value-type="float">
            <text:p>260.6737</text:p>
          </table:table-cell>
          <table:table-cell office:value-type="float" office:value="424" calcext:value-type="float">
            <text:p>424</text:p>
          </table:table-cell>
          <table:table-cell office:value-type="float" office:value="207928396083" calcext:value-type="float">
            <text:p>207928396083</text:p>
          </table:table-cell>
          <table:table-cell table:style-name="ce5" table:formula="of:=[.N30]/1000000000" office:value-type="float" office:value="207.928396083" calcext:value-type="float">
            <text:p>207.9284</text:p>
          </table:table-cell>
          <table:table-cell office:value-type="float" office:value="332" calcext:value-type="float">
            <text:p>332</text:p>
          </table:table-cell>
          <table:table-cell office:value-type="float" office:value="307101023235" calcext:value-type="float">
            <text:p>307101023235</text:p>
          </table:table-cell>
          <table:table-cell table:style-name="ce12" table:formula="of:=[.Q30]/1000000000" office:value-type="float" office:value="307.101023235" calcext:value-type="float">
            <text:p>307.1010</text:p>
          </table:table-cell>
          <table:table-cell table:number-columns-repeated="1006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970948344" calcext:value-type="float">
            <text:p>10970948344</text:p>
          </table:table-cell>
          <table:table-cell table:formula="of:=[.B31]/1000000000" office:value-type="float" office:value="10.970948344" calcext:value-type="float">
            <text:p>10.9709</text:p>
          </table:table-cell>
          <table:table-cell office:value-type="float" office:value="976" calcext:value-type="float">
            <text:p>976</text:p>
          </table:table-cell>
          <table:table-cell office:value-type="float" office:value="9778355378" calcext:value-type="float">
            <text:p>9778355378</text:p>
          </table:table-cell>
          <table:table-cell table:style-name="ce12" table:formula="of:=[.E31]/1000000000" office:value-type="float" office:value="9.778355378" calcext:value-type="float">
            <text:p>9.7784</text:p>
          </table:table-cell>
          <table:table-cell office:value-type="float" office:value="944" calcext:value-type="float">
            <text:p>944</text:p>
          </table:table-cell>
          <table:table-cell office:value-type="float" office:value="11105699784" calcext:value-type="float">
            <text:p>11105699784</text:p>
          </table:table-cell>
          <table:table-cell table:style-name="ce5" table:formula="of:=[.H31]/1000000000" office:value-type="float" office:value="11.105699784" calcext:value-type="float">
            <text:p>11.1057</text:p>
          </table:table-cell>
          <table:table-cell office:value-type="float" office:value="382" calcext:value-type="float">
            <text:p>382</text:p>
          </table:table-cell>
          <table:table-cell office:value-type="float" office:value="274149782221" calcext:value-type="float">
            <text:p>274149782221</text:p>
          </table:table-cell>
          <table:table-cell table:style-name="ce12" table:formula="of:=[.K31]/1000000000" office:value-type="float" office:value="274.149782221" calcext:value-type="float">
            <text:p>274.1498</text:p>
          </table:table-cell>
          <table:table-cell office:value-type="float" office:value="423" calcext:value-type="float">
            <text:p>423</text:p>
          </table:table-cell>
          <table:table-cell office:value-type="float" office:value="214701126162" calcext:value-type="float">
            <text:p>214701126162</text:p>
          </table:table-cell>
          <table:table-cell table:style-name="ce5" table:formula="of:=[.N31]/1000000000" office:value-type="float" office:value="214.701126162" calcext:value-type="float">
            <text:p>214.7011</text:p>
          </table:table-cell>
          <table:table-cell office:value-type="float" office:value="327" calcext:value-type="float">
            <text:p>327</text:p>
          </table:table-cell>
          <table:table-cell office:value-type="float" office:value="307705919545" calcext:value-type="float">
            <text:p>307705919545</text:p>
          </table:table-cell>
          <table:table-cell table:style-name="ce12" table:formula="of:=[.Q31]/1000000000" office:value-type="float" office:value="307.705919545" calcext:value-type="float">
            <text:p>307.7059</text:p>
          </table:table-cell>
          <table:table-cell table:number-columns-repeated="1006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1288892533" calcext:value-type="float">
            <text:p>11288892533</text:p>
          </table:table-cell>
          <table:table-cell table:formula="of:=[.B32]/1000000000" office:value-type="float" office:value="11.288892533" calcext:value-type="float">
            <text:p>11.2889</text:p>
          </table:table-cell>
          <table:table-cell office:value-type="float" office:value="973" calcext:value-type="float">
            <text:p>973</text:p>
          </table:table-cell>
          <table:table-cell office:value-type="float" office:value="9895381641" calcext:value-type="float">
            <text:p>9895381641</text:p>
          </table:table-cell>
          <table:table-cell table:style-name="ce12" table:formula="of:=[.E32]/1000000000" office:value-type="float" office:value="9.895381641" calcext:value-type="float">
            <text:p>9.8954</text:p>
          </table:table-cell>
          <table:table-cell office:value-type="float" office:value="943" calcext:value-type="float">
            <text:p>943</text:p>
          </table:table-cell>
          <table:table-cell office:value-type="float" office:value="11659660232" calcext:value-type="float">
            <text:p>11659660232</text:p>
          </table:table-cell>
          <table:table-cell table:style-name="ce5" table:formula="of:=[.H32]/1000000000" office:value-type="float" office:value="11.659660232" calcext:value-type="float">
            <text:p>11.6597</text:p>
          </table:table-cell>
          <table:table-cell office:value-type="float" office:value="381" calcext:value-type="float">
            <text:p>381</text:p>
          </table:table-cell>
          <table:table-cell office:value-type="float" office:value="281586405560" calcext:value-type="float">
            <text:p>281586405560</text:p>
          </table:table-cell>
          <table:table-cell table:style-name="ce12" table:formula="of:=[.K32]/1000000000" office:value-type="float" office:value="281.58640556" calcext:value-type="float">
            <text:p>281.5864</text:p>
          </table:table-cell>
          <table:table-cell office:value-type="float" office:value="421" calcext:value-type="float">
            <text:p>421</text:p>
          </table:table-cell>
          <table:table-cell office:value-type="float" office:value="222116708319" calcext:value-type="float">
            <text:p>222116708319</text:p>
          </table:table-cell>
          <table:table-cell table:style-name="ce5" table:formula="of:=[.N32]/1000000000" office:value-type="float" office:value="222.116708319" calcext:value-type="float">
            <text:p>222.1167</text:p>
          </table:table-cell>
          <table:table-cell office:value-type="float" office:value="324" calcext:value-type="float">
            <text:p>324</text:p>
          </table:table-cell>
          <table:table-cell office:value-type="float" office:value="310790896862" calcext:value-type="float">
            <text:p>310790896862</text:p>
          </table:table-cell>
          <table:table-cell table:style-name="ce12" table:formula="of:=[.Q32]/1000000000" office:value-type="float" office:value="310.790896862" calcext:value-type="float">
            <text:p>310.7909</text:p>
          </table:table-cell>
          <table:table-cell table:number-columns-repeated="100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1442737967" calcext:value-type="float">
            <text:p>11442737967</text:p>
          </table:table-cell>
          <table:table-cell table:formula="of:=[.B33]/1000000000" office:value-type="float" office:value="11.442737967" calcext:value-type="float">
            <text:p>11.4427</text:p>
          </table:table-cell>
          <table:table-cell office:value-type="float" office:value="969" calcext:value-type="float">
            <text:p>969</text:p>
          </table:table-cell>
          <table:table-cell office:value-type="float" office:value="10365832713" calcext:value-type="float">
            <text:p>10365832713</text:p>
          </table:table-cell>
          <table:table-cell table:style-name="ce12" table:formula="of:=[.E33]/1000000000" office:value-type="float" office:value="10.365832713" calcext:value-type="float">
            <text:p>10.3658</text:p>
          </table:table-cell>
          <table:table-cell office:value-type="float" office:value="941" calcext:value-type="float">
            <text:p>941</text:p>
          </table:table-cell>
          <table:table-cell office:value-type="float" office:value="11883095293" calcext:value-type="float">
            <text:p>11883095293</text:p>
          </table:table-cell>
          <table:table-cell table:style-name="ce5" table:formula="of:=[.H33]/1000000000" office:value-type="float" office:value="11.883095293" calcext:value-type="float">
            <text:p>11.8831</text:p>
          </table:table-cell>
          <table:table-cell office:value-type="float" office:value="380" calcext:value-type="float">
            <text:p>380</text:p>
          </table:table-cell>
          <table:table-cell office:value-type="float" office:value="285703932534" calcext:value-type="float">
            <text:p>285703932534</text:p>
          </table:table-cell>
          <table:table-cell table:style-name="ce12" table:formula="of:=[.K33]/1000000000" office:value-type="float" office:value="285.703932534" calcext:value-type="float">
            <text:p>285.7039</text:p>
          </table:table-cell>
          <table:table-cell office:value-type="float" office:value="420" calcext:value-type="float">
            <text:p>420</text:p>
          </table:table-cell>
          <table:table-cell office:value-type="float" office:value="223266453035" calcext:value-type="float">
            <text:p>223266453035</text:p>
          </table:table-cell>
          <table:table-cell table:style-name="ce5" table:formula="of:=[.N33]/1000000000" office:value-type="float" office:value="223.266453035" calcext:value-type="float">
            <text:p>223.2665</text:p>
          </table:table-cell>
          <table:table-cell office:value-type="float" office:value="323" calcext:value-type="float">
            <text:p>323</text:p>
          </table:table-cell>
          <table:table-cell office:value-type="float" office:value="318354131268" calcext:value-type="float">
            <text:p>318354131268</text:p>
          </table:table-cell>
          <table:table-cell table:style-name="ce12" table:formula="of:=[.Q33]/1000000000" office:value-type="float" office:value="318.354131268" calcext:value-type="float">
            <text:p>318.3541</text:p>
          </table:table-cell>
          <table:table-cell table:number-columns-repeated="100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1606275399" calcext:value-type="float">
            <text:p>11606275399</text:p>
          </table:table-cell>
          <table:table-cell table:formula="of:=[.B34]/1000000000" office:value-type="float" office:value="11.606275399" calcext:value-type="float">
            <text:p>11.6063</text:p>
          </table:table-cell>
          <table:table-cell office:value-type="float" office:value="967" calcext:value-type="float">
            <text:p>967</text:p>
          </table:table-cell>
          <table:table-cell office:value-type="float" office:value="10486677017" calcext:value-type="float">
            <text:p>10486677017</text:p>
          </table:table-cell>
          <table:table-cell table:style-name="ce12" table:formula="of:=[.E34]/1000000000" office:value-type="float" office:value="10.486677017" calcext:value-type="float">
            <text:p>10.4867</text:p>
          </table:table-cell>
          <table:table-cell office:value-type="float" office:value="938" calcext:value-type="float">
            <text:p>938</text:p>
          </table:table-cell>
          <table:table-cell office:value-type="float" office:value="12567920490" calcext:value-type="float">
            <text:p>12567920490</text:p>
          </table:table-cell>
          <table:table-cell table:style-name="ce5" table:formula="of:=[.H34]/1000000000" office:value-type="float" office:value="12.56792049" calcext:value-type="float">
            <text:p>12.5679</text:p>
          </table:table-cell>
          <table:table-cell office:value-type="float" office:value="378" calcext:value-type="float">
            <text:p>378</text:p>
          </table:table-cell>
          <table:table-cell office:value-type="float" office:value="293286158699" calcext:value-type="float">
            <text:p>293286158699</text:p>
          </table:table-cell>
          <table:table-cell table:style-name="ce12" table:formula="of:=[.K34]/1000000000" office:value-type="float" office:value="293.286158699" calcext:value-type="float">
            <text:p>293.2862</text:p>
          </table:table-cell>
          <table:table-cell office:value-type="float" office:value="417" calcext:value-type="float">
            <text:p>417</text:p>
          </table:table-cell>
          <table:table-cell office:value-type="float" office:value="228802987924" calcext:value-type="float">
            <text:p>228802987924</text:p>
          </table:table-cell>
          <table:table-cell table:style-name="ce5" table:formula="of:=[.N34]/1000000000" office:value-type="float" office:value="228.802987924" calcext:value-type="float">
            <text:p>228.8030</text:p>
          </table:table-cell>
          <table:table-cell office:value-type="float" office:value="322" calcext:value-type="float">
            <text:p>322</text:p>
          </table:table-cell>
          <table:table-cell office:value-type="float" office:value="338369441757" calcext:value-type="float">
            <text:p>338369441757</text:p>
          </table:table-cell>
          <table:table-cell table:style-name="ce12" table:formula="of:=[.Q34]/1000000000" office:value-type="float" office:value="338.369441757" calcext:value-type="float">
            <text:p>338.3694</text:p>
          </table:table-cell>
          <table:table-cell table:number-columns-repeated="100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1764497753" calcext:value-type="float">
            <text:p>11764497753</text:p>
          </table:table-cell>
          <table:table-cell table:formula="of:=[.B35]/1000000000" office:value-type="float" office:value="11.764497753" calcext:value-type="float">
            <text:p>11.7645</text:p>
          </table:table-cell>
          <table:table-cell office:value-type="float" office:value="962" calcext:value-type="float">
            <text:p>962</text:p>
          </table:table-cell>
          <table:table-cell office:value-type="float" office:value="10721970440" calcext:value-type="float">
            <text:p>10721970440</text:p>
          </table:table-cell>
          <table:table-cell table:style-name="ce12" table:formula="of:=[.E35]/1000000000" office:value-type="float" office:value="10.72197044" calcext:value-type="float">
            <text:p>10.7220</text:p>
          </table:table-cell>
          <table:table-cell office:value-type="float" office:value="937" calcext:value-type="float">
            <text:p>937</text:p>
          </table:table-cell>
          <table:table-cell office:value-type="float" office:value="12781347138" calcext:value-type="float">
            <text:p>12781347138</text:p>
          </table:table-cell>
          <table:table-cell table:style-name="ce5" table:formula="of:=[.H35]/1000000000" office:value-type="float" office:value="12.781347138" calcext:value-type="float">
            <text:p>12.7813</text:p>
          </table:table-cell>
          <table:table-cell office:value-type="float" office:value="376" calcext:value-type="float">
            <text:p>376</text:p>
          </table:table-cell>
          <table:table-cell office:value-type="float" office:value="298666905428" calcext:value-type="float">
            <text:p>298666905428</text:p>
          </table:table-cell>
          <table:table-cell table:style-name="ce12" table:formula="of:=[.K35]/1000000000" office:value-type="float" office:value="298.666905428" calcext:value-type="float">
            <text:p>298.6669</text:p>
          </table:table-cell>
          <table:table-cell office:value-type="float" office:value="415" calcext:value-type="float">
            <text:p>415</text:p>
          </table:table-cell>
          <table:table-cell office:value-type="float" office:value="233369848064" calcext:value-type="float">
            <text:p>233369848064</text:p>
          </table:table-cell>
          <table:table-cell table:style-name="ce5" table:formula="of:=[.N35]/1000000000" office:value-type="float" office:value="233.369848064" calcext:value-type="float">
            <text:p>233.3698</text:p>
          </table:table-cell>
          <table:table-cell office:value-type="float" office:value="318" calcext:value-type="float">
            <text:p>318</text:p>
          </table:table-cell>
          <table:table-cell office:value-type="float" office:value="345724326593" calcext:value-type="float">
            <text:p>345724326593</text:p>
          </table:table-cell>
          <table:table-cell table:style-name="ce12" table:formula="of:=[.Q35]/1000000000" office:value-type="float" office:value="345.724326593" calcext:value-type="float">
            <text:p>345.7243</text:p>
          </table:table-cell>
          <table:table-cell table:number-columns-repeated="1006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2079165926" calcext:value-type="float">
            <text:p>12079165926</text:p>
          </table:table-cell>
          <table:table-cell table:formula="of:=[.B36]/1000000000" office:value-type="float" office:value="12.079165926" calcext:value-type="float">
            <text:p>12.0792</text:p>
          </table:table-cell>
          <table:table-cell office:value-type="float" office:value="961" calcext:value-type="float">
            <text:p>961</text:p>
          </table:table-cell>
          <table:table-cell office:value-type="float" office:value="11186064578" calcext:value-type="float">
            <text:p>11186064578</text:p>
          </table:table-cell>
          <table:table-cell table:style-name="ce12" table:formula="of:=[.E36]/1000000000" office:value-type="float" office:value="11.186064578" calcext:value-type="float">
            <text:p>11.1861</text:p>
          </table:table-cell>
          <table:table-cell office:value-type="float" office:value="930" calcext:value-type="float">
            <text:p>930</text:p>
          </table:table-cell>
          <table:table-cell office:value-type="float" office:value="12886314011" calcext:value-type="float">
            <text:p>12886314011</text:p>
          </table:table-cell>
          <table:table-cell table:style-name="ce5" table:formula="of:=[.H36]/1000000000" office:value-type="float" office:value="12.886314011" calcext:value-type="float">
            <text:p>12.8863</text:p>
          </table:table-cell>
          <table:table-cell office:value-type="float" office:value="375" calcext:value-type="float">
            <text:p>375</text:p>
          </table:table-cell>
          <table:table-cell office:value-type="float" office:value="309573353307" calcext:value-type="float">
            <text:p>309573353307</text:p>
          </table:table-cell>
          <table:table-cell table:style-name="ce12" table:formula="of:=[.K36]/1000000000" office:value-type="float" office:value="309.573353307" calcext:value-type="float">
            <text:p>309.5734</text:p>
          </table:table-cell>
          <table:table-cell office:value-type="float" office:value="413" calcext:value-type="float">
            <text:p>413</text:p>
          </table:table-cell>
          <table:table-cell office:value-type="float" office:value="270298148192" calcext:value-type="float">
            <text:p>270298148192</text:p>
          </table:table-cell>
          <table:table-cell table:style-name="ce5" table:formula="of:=[.N36]/1000000000" office:value-type="float" office:value="270.298148192" calcext:value-type="float">
            <text:p>270.2981</text:p>
          </table:table-cell>
          <table:table-cell office:value-type="float" office:value="317" calcext:value-type="float">
            <text:p>317</text:p>
          </table:table-cell>
          <table:table-cell office:value-type="float" office:value="374259665653" calcext:value-type="float">
            <text:p>374259665653</text:p>
          </table:table-cell>
          <table:table-cell table:style-name="ce12" table:formula="of:=[.Q36]/1000000000" office:value-type="float" office:value="374.259665653" calcext:value-type="float">
            <text:p>374.2597</text:p>
          </table:table-cell>
          <table:table-cell table:number-columns-repeated="1006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2404386624" calcext:value-type="float">
            <text:p>12404386624</text:p>
          </table:table-cell>
          <table:table-cell table:formula="of:=[.B37]/1000000000" office:value-type="float" office:value="12.404386624" calcext:value-type="float">
            <text:p>12.4044</text:p>
          </table:table-cell>
          <table:table-cell office:value-type="float" office:value="955" calcext:value-type="float">
            <text:p>955</text:p>
          </table:table-cell>
          <table:table-cell office:value-type="float" office:value="11302145007" calcext:value-type="float">
            <text:p>11302145007</text:p>
          </table:table-cell>
          <table:table-cell table:style-name="ce12" table:formula="of:=[.E37]/1000000000" office:value-type="float" office:value="11.302145007" calcext:value-type="float">
            <text:p>11.3021</text:p>
          </table:table-cell>
          <table:table-cell office:value-type="float" office:value="928" calcext:value-type="float">
            <text:p>928</text:p>
          </table:table-cell>
          <table:table-cell office:value-type="float" office:value="12990585821" calcext:value-type="float">
            <text:p>12990585821</text:p>
          </table:table-cell>
          <table:table-cell table:style-name="ce5" table:formula="of:=[.H37]/1000000000" office:value-type="float" office:value="12.990585821" calcext:value-type="float">
            <text:p>12.9906</text:p>
          </table:table-cell>
          <table:table-cell office:value-type="float" office:value="372" calcext:value-type="float">
            <text:p>372</text:p>
          </table:table-cell>
          <table:table-cell office:value-type="float" office:value="310264656387" calcext:value-type="float">
            <text:p>310264656387</text:p>
          </table:table-cell>
          <table:table-cell table:style-name="ce12" table:formula="of:=[.K37]/1000000000" office:value-type="float" office:value="310.264656387" calcext:value-type="float">
            <text:p>310.2647</text:p>
          </table:table-cell>
          <table:table-cell office:value-type="float" office:value="409" calcext:value-type="float">
            <text:p>409</text:p>
          </table:table-cell>
          <table:table-cell office:value-type="float" office:value="273979282085" calcext:value-type="float">
            <text:p>273979282085</text:p>
          </table:table-cell>
          <table:table-cell table:style-name="ce5" table:formula="of:=[.N37]/1000000000" office:value-type="float" office:value="273.979282085" calcext:value-type="float">
            <text:p>273.9793</text:p>
          </table:table-cell>
          <table:table-cell office:value-type="float" office:value="316" calcext:value-type="float">
            <text:p>316</text:p>
          </table:table-cell>
          <table:table-cell office:value-type="float" office:value="377600724887" calcext:value-type="float">
            <text:p>377600724887</text:p>
          </table:table-cell>
          <table:table-cell table:style-name="ce12" table:formula="of:=[.Q37]/1000000000" office:value-type="float" office:value="377.600724887" calcext:value-type="float">
            <text:p>377.6007</text:p>
          </table:table-cell>
          <table:table-cell table:number-columns-repeated="100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2564078063" calcext:value-type="float">
            <text:p>12564078063</text:p>
          </table:table-cell>
          <table:table-cell table:formula="of:=[.B38]/1000000000" office:value-type="float" office:value="12.564078063" calcext:value-type="float">
            <text:p>12.5641</text:p>
          </table:table-cell>
          <table:table-cell office:value-type="float" office:value="954" calcext:value-type="float">
            <text:p>954</text:p>
          </table:table-cell>
          <table:table-cell office:value-type="float" office:value="11420767414" calcext:value-type="float">
            <text:p>11420767414</text:p>
          </table:table-cell>
          <table:table-cell table:style-name="ce12" table:formula="of:=[.E38]/1000000000" office:value-type="float" office:value="11.420767414" calcext:value-type="float">
            <text:p>11.4208</text:p>
          </table:table-cell>
          <table:table-cell office:value-type="float" office:value="926" calcext:value-type="float">
            <text:p>926</text:p>
          </table:table-cell>
          <table:table-cell office:value-type="float" office:value="13532876010" calcext:value-type="float">
            <text:p>13532876010</text:p>
          </table:table-cell>
          <table:table-cell table:style-name="ce5" table:formula="of:=[.H38]/1000000000" office:value-type="float" office:value="13.53287601" calcext:value-type="float">
            <text:p>13.5329</text:p>
          </table:table-cell>
          <table:table-cell office:value-type="float" office:value="368" calcext:value-type="float">
            <text:p>368</text:p>
          </table:table-cell>
          <table:table-cell office:value-type="float" office:value="317506028660" calcext:value-type="float">
            <text:p>317506028660</text:p>
          </table:table-cell>
          <table:table-cell table:style-name="ce12" table:formula="of:=[.K38]/1000000000" office:value-type="float" office:value="317.50602866" calcext:value-type="float">
            <text:p>317.5060</text:p>
          </table:table-cell>
          <table:table-cell office:value-type="float" office:value="407" calcext:value-type="float">
            <text:p>407</text:p>
          </table:table-cell>
          <table:table-cell office:value-type="float" office:value="283912029921" calcext:value-type="float">
            <text:p>283912029921</text:p>
          </table:table-cell>
          <table:table-cell table:style-name="ce5" table:formula="of:=[.N38]/1000000000" office:value-type="float" office:value="283.912029921" calcext:value-type="float">
            <text:p>283.9120</text:p>
          </table:table-cell>
          <table:table-cell office:value-type="float" office:value="315" calcext:value-type="float">
            <text:p>315</text:p>
          </table:table-cell>
          <table:table-cell office:value-type="float" office:value="379158392875" calcext:value-type="float">
            <text:p>379158392875</text:p>
          </table:table-cell>
          <table:table-cell table:style-name="ce12" table:formula="of:=[.Q38]/1000000000" office:value-type="float" office:value="379.158392875" calcext:value-type="float">
            <text:p>379.1584</text:p>
          </table:table-cell>
          <table:table-cell table:number-columns-repeated="1006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2886810663" calcext:value-type="float">
            <text:p>12886810663</text:p>
          </table:table-cell>
          <table:table-cell table:formula="of:=[.B39]/1000000000" office:value-type="float" office:value="12.886810663" calcext:value-type="float">
            <text:p>12.8868</text:p>
          </table:table-cell>
          <table:table-cell office:value-type="float" office:value="951" calcext:value-type="float">
            <text:p>951</text:p>
          </table:table-cell>
          <table:table-cell office:value-type="float" office:value="12115244705" calcext:value-type="float">
            <text:p>12115244705</text:p>
          </table:table-cell>
          <table:table-cell table:style-name="ce12" table:formula="of:=[.E39]/1000000000" office:value-type="float" office:value="12.115244705" calcext:value-type="float">
            <text:p>12.1152</text:p>
          </table:table-cell>
          <table:table-cell office:value-type="float" office:value="919" calcext:value-type="float">
            <text:p>919</text:p>
          </table:table-cell>
          <table:table-cell office:value-type="float" office:value="13743367673" calcext:value-type="float">
            <text:p>13743367673</text:p>
          </table:table-cell>
          <table:table-cell table:style-name="ce5" table:formula="of:=[.H39]/1000000000" office:value-type="float" office:value="13.743367673" calcext:value-type="float">
            <text:p>13.7434</text:p>
          </table:table-cell>
          <table:table-cell office:value-type="float" office:value="367" calcext:value-type="float">
            <text:p>367</text:p>
          </table:table-cell>
          <table:table-cell office:value-type="float" office:value="336780047247" calcext:value-type="float">
            <text:p>336780047247</text:p>
          </table:table-cell>
          <table:table-cell table:style-name="ce12" table:formula="of:=[.K39]/1000000000" office:value-type="float" office:value="336.780047247" calcext:value-type="float">
            <text:p>336.7800</text:p>
          </table:table-cell>
          <table:table-cell office:value-type="float" office:value="406" calcext:value-type="float">
            <text:p>406</text:p>
          </table:table-cell>
          <table:table-cell office:value-type="float" office:value="301607611791" calcext:value-type="float">
            <text:p>301607611791</text:p>
          </table:table-cell>
          <table:table-cell table:style-name="ce5" table:formula="of:=[.N39]/1000000000" office:value-type="float" office:value="301.607611791" calcext:value-type="float">
            <text:p>301.6076</text:p>
          </table:table-cell>
          <table:table-cell office:value-type="float" office:value="313" calcext:value-type="float">
            <text:p>313</text:p>
          </table:table-cell>
          <table:table-cell office:value-type="float" office:value="381221449409" calcext:value-type="float">
            <text:p>381221449409</text:p>
          </table:table-cell>
          <table:table-cell table:style-name="ce12" table:formula="of:=[.Q39]/1000000000" office:value-type="float" office:value="381.221449409" calcext:value-type="float">
            <text:p>381.2214</text:p>
          </table:table-cell>
          <table:table-cell table:number-columns-repeated="1006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3223001877" calcext:value-type="float">
            <text:p>13223001877</text:p>
          </table:table-cell>
          <table:table-cell table:formula="of:=[.B40]/1000000000" office:value-type="float" office:value="13.223001877" calcext:value-type="float">
            <text:p>13.2230</text:p>
          </table:table-cell>
          <table:table-cell office:value-type="float" office:value="943" calcext:value-type="float">
            <text:p>943</text:p>
          </table:table-cell>
          <table:table-cell office:value-type="float" office:value="12232109234" calcext:value-type="float">
            <text:p>12232109234</text:p>
          </table:table-cell>
          <table:table-cell table:style-name="ce12" table:formula="of:=[.E40]/1000000000" office:value-type="float" office:value="12.232109234" calcext:value-type="float">
            <text:p>12.2321</text:p>
          </table:table-cell>
          <table:table-cell office:value-type="float" office:value="916" calcext:value-type="float">
            <text:p>916</text:p>
          </table:table-cell>
          <table:table-cell office:value-type="float" office:value="14798124851" calcext:value-type="float">
            <text:p>14798124851</text:p>
          </table:table-cell>
          <table:table-cell table:style-name="ce5" table:formula="of:=[.H40]/1000000000" office:value-type="float" office:value="14.798124851" calcext:value-type="float">
            <text:p>14.7981</text:p>
          </table:table-cell>
          <table:table-cell office:value-type="float" office:value="366" calcext:value-type="float">
            <text:p>366</text:p>
          </table:table-cell>
          <table:table-cell office:value-type="float" office:value="343854174319" calcext:value-type="float">
            <text:p>343854174319</text:p>
          </table:table-cell>
          <table:table-cell table:style-name="ce12" table:formula="of:=[.K40]/1000000000" office:value-type="float" office:value="343.854174319" calcext:value-type="float">
            <text:p>343.8542</text:p>
          </table:table-cell>
          <table:table-cell office:value-type="float" office:value="405" calcext:value-type="float">
            <text:p>405</text:p>
          </table:table-cell>
          <table:table-cell office:value-type="float" office:value="308456512552" calcext:value-type="float">
            <text:p>308456512552</text:p>
          </table:table-cell>
          <table:table-cell table:style-name="ce5" table:formula="of:=[.N40]/1000000000" office:value-type="float" office:value="308.456512552" calcext:value-type="float">
            <text:p>308.4565</text:p>
          </table:table-cell>
          <table:table-cell office:value-type="float" office:value="311" calcext:value-type="float">
            <text:p>311</text:p>
          </table:table-cell>
          <table:table-cell office:value-type="float" office:value="393831878123" calcext:value-type="float">
            <text:p>393831878123</text:p>
          </table:table-cell>
          <table:table-cell table:style-name="ce12" table:formula="of:=[.Q40]/1000000000" office:value-type="float" office:value="393.831878123" calcext:value-type="float">
            <text:p>393.8319</text:p>
          </table:table-cell>
          <table:table-cell table:number-columns-repeated="100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387253108" calcext:value-type="float">
            <text:p>13387253108</text:p>
          </table:table-cell>
          <table:table-cell table:formula="of:=[.B41]/1000000000" office:value-type="float" office:value="13.387253108" calcext:value-type="float">
            <text:p>13.3873</text:p>
          </table:table-cell>
          <table:table-cell office:value-type="float" office:value="941" calcext:value-type="float">
            <text:p>941</text:p>
          </table:table-cell>
          <table:table-cell office:value-type="float" office:value="13182251168" calcext:value-type="float">
            <text:p>13182251168</text:p>
          </table:table-cell>
          <table:table-cell table:style-name="ce12" table:formula="of:=[.E41]/1000000000" office:value-type="float" office:value="13.182251168" calcext:value-type="float">
            <text:p>13.1823</text:p>
          </table:table-cell>
          <table:table-cell office:value-type="float" office:value="908" calcext:value-type="float">
            <text:p>908</text:p>
          </table:table-cell>
          <table:table-cell office:value-type="float" office:value="14900135489" calcext:value-type="float">
            <text:p>14900135489</text:p>
          </table:table-cell>
          <table:table-cell table:style-name="ce5" table:formula="of:=[.H41]/1000000000" office:value-type="float" office:value="14.900135489" calcext:value-type="float">
            <text:p>14.9001</text:p>
          </table:table-cell>
          <table:table-cell office:value-type="float" office:value="364" calcext:value-type="float">
            <text:p>364</text:p>
          </table:table-cell>
          <table:table-cell office:value-type="float" office:value="370167042249" calcext:value-type="float">
            <text:p>370167042249</text:p>
          </table:table-cell>
          <table:table-cell table:style-name="ce12" table:formula="of:=[.K41]/1000000000" office:value-type="float" office:value="370.167042249" calcext:value-type="float">
            <text:p>370.1670</text:p>
          </table:table-cell>
          <table:table-cell office:value-type="float" office:value="404" calcext:value-type="float">
            <text:p>404</text:p>
          </table:table-cell>
          <table:table-cell office:value-type="float" office:value="323319773918" calcext:value-type="float">
            <text:p>323319773918</text:p>
          </table:table-cell>
          <table:table-cell table:style-name="ce5" table:formula="of:=[.N41]/1000000000" office:value-type="float" office:value="323.319773918" calcext:value-type="float">
            <text:p>323.3198</text:p>
          </table:table-cell>
          <table:table-cell office:value-type="float" office:value="310" calcext:value-type="float">
            <text:p>310</text:p>
          </table:table-cell>
          <table:table-cell office:value-type="float" office:value="405250395642" calcext:value-type="float">
            <text:p>405250395642</text:p>
          </table:table-cell>
          <table:table-cell table:style-name="ce12" table:formula="of:=[.Q41]/1000000000" office:value-type="float" office:value="405.250395642" calcext:value-type="float">
            <text:p>405.2504</text:p>
          </table:table-cell>
          <table:table-cell table:number-columns-repeated="1006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3730606957" calcext:value-type="float">
            <text:p>13730606957</text:p>
          </table:table-cell>
          <table:table-cell table:formula="of:=[.B42]/1000000000" office:value-type="float" office:value="13.730606957" calcext:value-type="float">
            <text:p>13.7306</text:p>
          </table:table-cell>
          <table:table-cell office:value-type="float" office:value="938" calcext:value-type="float">
            <text:p>938</text:p>
          </table:table-cell>
          <table:table-cell office:value-type="float" office:value="13302513681" calcext:value-type="float">
            <text:p>13302513681</text:p>
          </table:table-cell>
          <table:table-cell table:style-name="ce12" table:formula="of:=[.E42]/1000000000" office:value-type="float" office:value="13.302513681" calcext:value-type="float">
            <text:p>13.3025</text:p>
          </table:table-cell>
          <table:table-cell office:value-type="float" office:value="907" calcext:value-type="float">
            <text:p>907</text:p>
          </table:table-cell>
          <table:table-cell office:value-type="float" office:value="15311377123" calcext:value-type="float">
            <text:p>15311377123</text:p>
          </table:table-cell>
          <table:table-cell table:style-name="ce5" table:formula="of:=[.H42]/1000000000" office:value-type="float" office:value="15.311377123" calcext:value-type="float">
            <text:p>15.3114</text:p>
          </table:table-cell>
          <table:table-cell office:value-type="float" office:value="363" calcext:value-type="float">
            <text:p>363</text:p>
          </table:table-cell>
          <table:table-cell office:value-type="float" office:value="380110013665" calcext:value-type="float">
            <text:p>380110013665</text:p>
          </table:table-cell>
          <table:table-cell table:style-name="ce12" table:formula="of:=[.K42]/1000000000" office:value-type="float" office:value="380.110013665" calcext:value-type="float">
            <text:p>380.1100</text:p>
          </table:table-cell>
          <table:table-cell office:value-type="float" office:value="401" calcext:value-type="float">
            <text:p>401</text:p>
          </table:table-cell>
          <table:table-cell office:value-type="float" office:value="323882594245" calcext:value-type="float">
            <text:p>323882594245</text:p>
          </table:table-cell>
          <table:table-cell table:style-name="ce5" table:formula="of:=[.N42]/1000000000" office:value-type="float" office:value="323.882594245" calcext:value-type="float">
            <text:p>323.8826</text:p>
          </table:table-cell>
          <table:table-cell office:value-type="float" office:value="307" calcext:value-type="float">
            <text:p>307</text:p>
          </table:table-cell>
          <table:table-cell office:value-type="float" office:value="418190447088" calcext:value-type="float">
            <text:p>418190447088</text:p>
          </table:table-cell>
          <table:table-cell table:style-name="ce12" table:formula="of:=[.Q42]/1000000000" office:value-type="float" office:value="418.190447088" calcext:value-type="float">
            <text:p>418.1904</text:p>
          </table:table-cell>
          <table:table-cell table:number-columns-repeated="100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226607622" calcext:value-type="float">
            <text:p>14226607622</text:p>
          </table:table-cell>
          <table:table-cell table:formula="of:=[.B43]/1000000000" office:value-type="float" office:value="14.226607622" calcext:value-type="float">
            <text:p>14.2266</text:p>
          </table:table-cell>
          <table:table-cell office:value-type="float" office:value="934" calcext:value-type="float">
            <text:p>934</text:p>
          </table:table-cell>
          <table:table-cell office:value-type="float" office:value="13659402577" calcext:value-type="float">
            <text:p>13659402577</text:p>
          </table:table-cell>
          <table:table-cell table:style-name="ce12" table:formula="of:=[.E43]/1000000000" office:value-type="float" office:value="13.659402577" calcext:value-type="float">
            <text:p>13.6594</text:p>
          </table:table-cell>
          <table:table-cell office:value-type="float" office:value="906" calcext:value-type="float">
            <text:p>906</text:p>
          </table:table-cell>
          <table:table-cell office:value-type="float" office:value="15703335228" calcext:value-type="float">
            <text:p>15703335228</text:p>
          </table:table-cell>
          <table:table-cell table:style-name="ce5" table:formula="of:=[.H43]/1000000000" office:value-type="float" office:value="15.703335228" calcext:value-type="float">
            <text:p>15.7033</text:p>
          </table:table-cell>
          <table:table-cell office:value-type="float" office:value="362" calcext:value-type="float">
            <text:p>362</text:p>
          </table:table-cell>
          <table:table-cell office:value-type="float" office:value="390059121906" calcext:value-type="float">
            <text:p>390059121906</text:p>
          </table:table-cell>
          <table:table-cell table:style-name="ce12" table:formula="of:=[.K43]/1000000000" office:value-type="float" office:value="390.059121906" calcext:value-type="float">
            <text:p>390.0591</text:p>
          </table:table-cell>
          <table:table-cell office:value-type="float" office:value="400" calcext:value-type="float">
            <text:p>400</text:p>
          </table:table-cell>
          <table:table-cell office:value-type="float" office:value="337646600842" calcext:value-type="float">
            <text:p>337646600842</text:p>
          </table:table-cell>
          <table:table-cell table:style-name="ce5" table:formula="of:=[.N43]/1000000000" office:value-type="float" office:value="337.646600842" calcext:value-type="float">
            <text:p>337.6466</text:p>
          </table:table-cell>
          <table:table-cell office:value-type="float" office:value="306" calcext:value-type="float">
            <text:p>306</text:p>
          </table:table-cell>
          <table:table-cell office:value-type="float" office:value="440994304101" calcext:value-type="float">
            <text:p>440994304101</text:p>
          </table:table-cell>
          <table:table-cell table:style-name="ce12" table:formula="of:=[.Q43]/1000000000" office:value-type="float" office:value="440.994304101" calcext:value-type="float">
            <text:p>440.9943</text:p>
          </table:table-cell>
          <table:table-cell table:number-columns-repeated="100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77855878" calcext:value-type="float">
            <text:p>14577855878</text:p>
          </table:table-cell>
          <table:table-cell table:formula="of:=[.B44]/1000000000" office:value-type="float" office:value="14.577855878" calcext:value-type="float">
            <text:p>14.5779</text:p>
          </table:table-cell>
          <table:table-cell office:value-type="float" office:value="932" calcext:value-type="float">
            <text:p>932</text:p>
          </table:table-cell>
          <table:table-cell office:value-type="float" office:value="13775363081" calcext:value-type="float">
            <text:p>13775363081</text:p>
          </table:table-cell>
          <table:table-cell table:style-name="ce12" table:formula="of:=[.E44]/1000000000" office:value-type="float" office:value="13.775363081" calcext:value-type="float">
            <text:p>13.7754</text:p>
          </table:table-cell>
          <table:table-cell office:value-type="float" office:value="905" calcext:value-type="float">
            <text:p>905</text:p>
          </table:table-cell>
          <table:table-cell office:value-type="float" office:value="15817910163" calcext:value-type="float">
            <text:p>15817910163</text:p>
          </table:table-cell>
          <table:table-cell table:style-name="ce5" table:formula="of:=[.H44]/1000000000" office:value-type="float" office:value="15.817910163" calcext:value-type="float">
            <text:p>15.8179</text:p>
          </table:table-cell>
          <table:table-cell office:value-type="float" office:value="361" calcext:value-type="float">
            <text:p>361</text:p>
          </table:table-cell>
          <table:table-cell office:value-type="float" office:value="391622042537" calcext:value-type="float">
            <text:p>391622042537</text:p>
          </table:table-cell>
          <table:table-cell table:style-name="ce12" table:formula="of:=[.K44]/1000000000" office:value-type="float" office:value="391.622042537" calcext:value-type="float">
            <text:p>391.6220</text:p>
          </table:table-cell>
          <table:table-cell office:value-type="float" office:value="398" calcext:value-type="float">
            <text:p>398</text:p>
          </table:table-cell>
          <table:table-cell office:value-type="float" office:value="349706218644" calcext:value-type="float">
            <text:p>349706218644</text:p>
          </table:table-cell>
          <table:table-cell table:style-name="ce5" table:formula="of:=[.N44]/1000000000" office:value-type="float" office:value="349.706218644" calcext:value-type="float">
            <text:p>349.7062</text:p>
          </table:table-cell>
          <table:table-cell office:value-type="float" office:value="305" calcext:value-type="float">
            <text:p>305</text:p>
          </table:table-cell>
          <table:table-cell office:value-type="float" office:value="451488882809" calcext:value-type="float">
            <text:p>451488882809</text:p>
          </table:table-cell>
          <table:table-cell table:style-name="ce12" table:formula="of:=[.Q44]/1000000000" office:value-type="float" office:value="451.488882809" calcext:value-type="float">
            <text:p>451.4889</text:p>
          </table:table-cell>
          <table:table-cell table:number-columns-repeated="1006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742710802" calcext:value-type="float">
            <text:p>14742710802</text:p>
          </table:table-cell>
          <table:table-cell table:formula="of:=[.B45]/1000000000" office:value-type="float" office:value="14.742710802" calcext:value-type="float">
            <text:p>14.7427</text:p>
          </table:table-cell>
          <table:table-cell office:value-type="float" office:value="931" calcext:value-type="float">
            <text:p>931</text:p>
          </table:table-cell>
          <table:table-cell office:value-type="float" office:value="14009364321" calcext:value-type="float">
            <text:p>14009364321</text:p>
          </table:table-cell>
          <table:table-cell table:style-name="ce12" table:formula="of:=[.E45]/1000000000" office:value-type="float" office:value="14.009364321" calcext:value-type="float">
            <text:p>14.0094</text:p>
          </table:table-cell>
          <table:table-cell office:value-type="float" office:value="904" calcext:value-type="float">
            <text:p>904</text:p>
          </table:table-cell>
          <table:table-cell office:value-type="float" office:value="16138996395" calcext:value-type="float">
            <text:p>16138996395</text:p>
          </table:table-cell>
          <table:table-cell table:style-name="ce5" table:formula="of:=[.H45]/1000000000" office:value-type="float" office:value="16.138996395" calcext:value-type="float">
            <text:p>16.1390</text:p>
          </table:table-cell>
          <table:table-cell office:value-type="float" office:value="360" calcext:value-type="float">
            <text:p>360</text:p>
          </table:table-cell>
          <table:table-cell office:value-type="float" office:value="393232274227" calcext:value-type="float">
            <text:p>393232274227</text:p>
          </table:table-cell>
          <table:table-cell table:style-name="ce12" table:formula="of:=[.K45]/1000000000" office:value-type="float" office:value="393.232274227" calcext:value-type="float">
            <text:p>393.2323</text:p>
          </table:table-cell>
          <table:table-cell office:value-type="float" office:value="395" calcext:value-type="float">
            <text:p>395</text:p>
          </table:table-cell>
          <table:table-cell office:value-type="float" office:value="359373162397" calcext:value-type="float">
            <text:p>359373162397</text:p>
          </table:table-cell>
          <table:table-cell table:style-name="ce5" table:formula="of:=[.N45]/1000000000" office:value-type="float" office:value="359.373162397" calcext:value-type="float">
            <text:p>359.3732</text:p>
          </table:table-cell>
          <table:table-cell office:value-type="float" office:value="304" calcext:value-type="float">
            <text:p>304</text:p>
          </table:table-cell>
          <table:table-cell office:value-type="float" office:value="463240335009" calcext:value-type="float">
            <text:p>463240335009</text:p>
          </table:table-cell>
          <table:table-cell table:style-name="ce12" table:formula="of:=[.Q45]/1000000000" office:value-type="float" office:value="463.240335009" calcext:value-type="float">
            <text:p>463.2403</text:p>
          </table:table-cell>
          <table:table-cell table:number-columns-repeated="100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912401997" calcext:value-type="float">
            <text:p>14912401997</text:p>
          </table:table-cell>
          <table:table-cell table:formula="of:=[.B46]/1000000000" office:value-type="float" office:value="14.912401997" calcext:value-type="float">
            <text:p>14.9124</text:p>
          </table:table-cell>
          <table:table-cell office:value-type="float" office:value="929" calcext:value-type="float">
            <text:p>929</text:p>
          </table:table-cell>
          <table:table-cell office:value-type="float" office:value="14488375929" calcext:value-type="float">
            <text:p>14488375929</text:p>
          </table:table-cell>
          <table:table-cell table:style-name="ce12" table:formula="of:=[.E46]/1000000000" office:value-type="float" office:value="14.488375929" calcext:value-type="float">
            <text:p>14.4884</text:p>
          </table:table-cell>
          <table:table-cell office:value-type="float" office:value="903" calcext:value-type="float">
            <text:p>903</text:p>
          </table:table-cell>
          <table:table-cell office:value-type="float" office:value="16560625974" calcext:value-type="float">
            <text:p>16560625974</text:p>
          </table:table-cell>
          <table:table-cell table:style-name="ce5" table:formula="of:=[.H46]/1000000000" office:value-type="float" office:value="16.560625974" calcext:value-type="float">
            <text:p>16.5606</text:p>
          </table:table-cell>
          <table:table-cell office:value-type="float" office:value="359" calcext:value-type="float">
            <text:p>359</text:p>
          </table:table-cell>
          <table:table-cell office:value-type="float" office:value="412297996945" calcext:value-type="float">
            <text:p>412297996945</text:p>
          </table:table-cell>
          <table:table-cell table:style-name="ce12" table:formula="of:=[.K46]/1000000000" office:value-type="float" office:value="412.297996945" calcext:value-type="float">
            <text:p>412.2980</text:p>
          </table:table-cell>
          <table:table-cell office:value-type="float" office:value="393" calcext:value-type="float">
            <text:p>393</text:p>
          </table:table-cell>
          <table:table-cell office:value-type="float" office:value="363372593649" calcext:value-type="float">
            <text:p>363372593649</text:p>
          </table:table-cell>
          <table:table-cell table:style-name="ce5" table:formula="of:=[.N46]/1000000000" office:value-type="float" office:value="363.372593649" calcext:value-type="float">
            <text:p>363.3726</text:p>
          </table:table-cell>
          <table:table-cell office:value-type="float" office:value="303" calcext:value-type="float">
            <text:p>303</text:p>
          </table:table-cell>
          <table:table-cell office:value-type="float" office:value="467673429329" calcext:value-type="float">
            <text:p>467673429329</text:p>
          </table:table-cell>
          <table:table-cell table:style-name="ce12" table:formula="of:=[.Q46]/1000000000" office:value-type="float" office:value="467.673429329" calcext:value-type="float">
            <text:p>467.6734</text:p>
          </table:table-cell>
          <table:table-cell table:number-columns-repeated="100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086546174" calcext:value-type="float">
            <text:p>15086546174</text:p>
          </table:table-cell>
          <table:table-cell table:formula="of:=[.B47]/1000000000" office:value-type="float" office:value="15.086546174" calcext:value-type="float">
            <text:p>15.0865</text:p>
          </table:table-cell>
          <table:table-cell office:value-type="float" office:value="926" calcext:value-type="float">
            <text:p>926</text:p>
          </table:table-cell>
          <table:table-cell office:value-type="float" office:value="14605976058" calcext:value-type="float">
            <text:p>14605976058</text:p>
          </table:table-cell>
          <table:table-cell table:style-name="ce12" table:formula="of:=[.E47]/1000000000" office:value-type="float" office:value="14.605976058" calcext:value-type="float">
            <text:p>14.6060</text:p>
          </table:table-cell>
          <table:table-cell office:value-type="float" office:value="901" calcext:value-type="float">
            <text:p>901</text:p>
          </table:table-cell>
          <table:table-cell office:value-type="float" office:value="16664505898" calcext:value-type="float">
            <text:p>16664505898</text:p>
          </table:table-cell>
          <table:table-cell table:style-name="ce5" table:formula="of:=[.H47]/1000000000" office:value-type="float" office:value="16.664505898" calcext:value-type="float">
            <text:p>16.6645</text:p>
          </table:table-cell>
          <table:table-cell office:value-type="float" office:value="357" calcext:value-type="float">
            <text:p>357</text:p>
          </table:table-cell>
          <table:table-cell office:value-type="float" office:value="412822833953" calcext:value-type="float">
            <text:p>412822833953</text:p>
          </table:table-cell>
          <table:table-cell table:style-name="ce12" table:formula="of:=[.K47]/1000000000" office:value-type="float" office:value="412.822833953" calcext:value-type="float">
            <text:p>412.8228</text:p>
          </table:table-cell>
          <table:table-cell office:value-type="float" office:value="390" calcext:value-type="float">
            <text:p>390</text:p>
          </table:table-cell>
          <table:table-cell office:value-type="float" office:value="388830096606" calcext:value-type="float">
            <text:p>388830096606</text:p>
          </table:table-cell>
          <table:table-cell table:style-name="ce5" table:formula="of:=[.N47]/1000000000" office:value-type="float" office:value="388.830096606" calcext:value-type="float">
            <text:p>388.8301</text:p>
          </table:table-cell>
          <table:table-cell office:value-type="float" office:value="302" calcext:value-type="float">
            <text:p>302</text:p>
          </table:table-cell>
          <table:table-cell office:value-type="float" office:value="475923260323" calcext:value-type="float">
            <text:p>475923260323</text:p>
          </table:table-cell>
          <table:table-cell table:style-name="ce12" table:formula="of:=[.Q47]/1000000000" office:value-type="float" office:value="475.923260323" calcext:value-type="float">
            <text:p>475.9233</text:p>
          </table:table-cell>
          <table:table-cell table:number-columns-repeated="100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5424191155" calcext:value-type="float">
            <text:p>15424191155</text:p>
          </table:table-cell>
          <table:table-cell table:formula="of:=[.B48]/1000000000" office:value-type="float" office:value="15.424191155" calcext:value-type="float">
            <text:p>15.4242</text:p>
          </table:table-cell>
          <table:table-cell office:value-type="float" office:value="921" calcext:value-type="float">
            <text:p>921</text:p>
          </table:table-cell>
          <table:table-cell office:value-type="float" office:value="14837201622" calcext:value-type="float">
            <text:p>14837201622</text:p>
          </table:table-cell>
          <table:table-cell table:style-name="ce12" table:formula="of:=[.E48]/1000000000" office:value-type="float" office:value="14.837201622" calcext:value-type="float">
            <text:p>14.8372</text:p>
          </table:table-cell>
          <table:table-cell office:value-type="float" office:value="900" calcext:value-type="float">
            <text:p>900</text:p>
          </table:table-cell>
          <table:table-cell office:value-type="float" office:value="16869736794" calcext:value-type="float">
            <text:p>16869736794</text:p>
          </table:table-cell>
          <table:table-cell table:style-name="ce5" table:formula="of:=[.H48]/1000000000" office:value-type="float" office:value="16.869736794" calcext:value-type="float">
            <text:p>16.8697</text:p>
          </table:table-cell>
          <table:table-cell office:value-type="float" office:value="356" calcext:value-type="float">
            <text:p>356</text:p>
          </table:table-cell>
          <table:table-cell office:value-type="float" office:value="431500462858" calcext:value-type="float">
            <text:p>431500462858</text:p>
          </table:table-cell>
          <table:table-cell table:style-name="ce12" table:formula="of:=[.K48]/1000000000" office:value-type="float" office:value="431.500462858" calcext:value-type="float">
            <text:p>431.5005</text:p>
          </table:table-cell>
          <table:table-cell office:value-type="float" office:value="389" calcext:value-type="float">
            <text:p>389</text:p>
          </table:table-cell>
          <table:table-cell office:value-type="float" office:value="411413397160" calcext:value-type="float">
            <text:p>411413397160</text:p>
          </table:table-cell>
          <table:table-cell table:style-name="ce5" table:formula="of:=[.N48]/1000000000" office:value-type="float" office:value="411.41339716" calcext:value-type="float">
            <text:p>411.4134</text:p>
          </table:table-cell>
          <table:table-cell office:value-type="float" office:value="301" calcext:value-type="float">
            <text:p>301</text:p>
          </table:table-cell>
          <table:table-cell office:value-type="float" office:value="482635803755" calcext:value-type="float">
            <text:p>482635803755</text:p>
          </table:table-cell>
          <table:table-cell table:style-name="ce12" table:formula="of:=[.Q48]/1000000000" office:value-type="float" office:value="482.635803755" calcext:value-type="float">
            <text:p>482.6358</text:p>
          </table:table-cell>
          <table:table-cell table:number-columns-repeated="1006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588002922" calcext:value-type="float">
            <text:p>15588002922</text:p>
          </table:table-cell>
          <table:table-cell table:formula="of:=[.B49]/1000000000" office:value-type="float" office:value="15.588002922" calcext:value-type="float">
            <text:p>15.5880</text:p>
          </table:table-cell>
          <table:table-cell office:value-type="float" office:value="914" calcext:value-type="float">
            <text:p>914</text:p>
          </table:table-cell>
          <table:table-cell office:value-type="float" office:value="15079174954" calcext:value-type="float">
            <text:p>15079174954</text:p>
          </table:table-cell>
          <table:table-cell table:style-name="ce12" table:formula="of:=[.E49]/1000000000" office:value-type="float" office:value="15.079174954" calcext:value-type="float">
            <text:p>15.0792</text:p>
          </table:table-cell>
          <table:table-cell office:value-type="float" office:value="896" calcext:value-type="float">
            <text:p>896</text:p>
          </table:table-cell>
          <table:table-cell office:value-type="float" office:value="17296052793" calcext:value-type="float">
            <text:p>17296052793</text:p>
          </table:table-cell>
          <table:table-cell table:style-name="ce5" table:formula="of:=[.H49]/1000000000" office:value-type="float" office:value="17.296052793" calcext:value-type="float">
            <text:p>17.2961</text:p>
          </table:table-cell>
          <table:table-cell office:value-type="float" office:value="355" calcext:value-type="float">
            <text:p>355</text:p>
          </table:table-cell>
          <table:table-cell office:value-type="float" office:value="438496378658" calcext:value-type="float">
            <text:p>438496378658</text:p>
          </table:table-cell>
          <table:table-cell table:style-name="ce12" table:formula="of:=[.K49]/1000000000" office:value-type="float" office:value="438.496378658" calcext:value-type="float">
            <text:p>438.4964</text:p>
          </table:table-cell>
          <table:table-cell office:value-type="float" office:value="386" calcext:value-type="float">
            <text:p>386</text:p>
          </table:table-cell>
          <table:table-cell office:value-type="float" office:value="421284228804" calcext:value-type="float">
            <text:p>421284228804</text:p>
          </table:table-cell>
          <table:table-cell table:style-name="ce5" table:formula="of:=[.N49]/1000000000" office:value-type="float" office:value="421.284228804" calcext:value-type="float">
            <text:p>421.2842</text:p>
          </table:table-cell>
          <table:table-cell office:value-type="float" office:value="300" calcext:value-type="float">
            <text:p>300</text:p>
          </table:table-cell>
          <table:table-cell office:value-type="float" office:value="497840211637" calcext:value-type="float">
            <text:p>497840211637</text:p>
          </table:table-cell>
          <table:table-cell table:style-name="ce12" table:formula="of:=[.Q49]/1000000000" office:value-type="float" office:value="497.840211637" calcext:value-type="float">
            <text:p>497.8402</text:p>
          </table:table-cell>
          <table:table-cell table:number-columns-repeated="1006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6256866600" calcext:value-type="float">
            <text:p>16256866600</text:p>
          </table:table-cell>
          <table:table-cell table:formula="of:=[.B50]/1000000000" office:value-type="float" office:value="16.2568666" calcext:value-type="float">
            <text:p>16.2569</text:p>
          </table:table-cell>
          <table:table-cell office:value-type="float" office:value="907" calcext:value-type="float">
            <text:p>907</text:p>
          </table:table-cell>
          <table:table-cell office:value-type="float" office:value="15319091519" calcext:value-type="float">
            <text:p>15319091519</text:p>
          </table:table-cell>
          <table:table-cell table:style-name="ce12" table:formula="of:=[.E50]/1000000000" office:value-type="float" office:value="15.319091519" calcext:value-type="float">
            <text:p>15.3191</text:p>
          </table:table-cell>
          <table:table-cell office:value-type="float" office:value="893" calcext:value-type="float">
            <text:p>893</text:p>
          </table:table-cell>
          <table:table-cell office:value-type="float" office:value="17823312208" calcext:value-type="float">
            <text:p>17823312208</text:p>
          </table:table-cell>
          <table:table-cell table:style-name="ce5" table:formula="of:=[.H50]/1000000000" office:value-type="float" office:value="17.823312208" calcext:value-type="float">
            <text:p>17.8233</text:p>
          </table:table-cell>
          <table:table-cell office:value-type="float" office:value="354" calcext:value-type="float">
            <text:p>354</text:p>
          </table:table-cell>
          <table:table-cell office:value-type="float" office:value="448802317914" calcext:value-type="float">
            <text:p>448802317914</text:p>
          </table:table-cell>
          <table:table-cell table:style-name="ce12" table:formula="of:=[.K50]/1000000000" office:value-type="float" office:value="448.802317914" calcext:value-type="float">
            <text:p>448.8023</text:p>
          </table:table-cell>
          <table:table-cell office:value-type="float" office:value="385" calcext:value-type="float">
            <text:p>385</text:p>
          </table:table-cell>
          <table:table-cell office:value-type="float" office:value="438804754785" calcext:value-type="float">
            <text:p>438804754785</text:p>
          </table:table-cell>
          <table:table-cell table:style-name="ce5" table:formula="of:=[.N50]/1000000000" office:value-type="float" office:value="438.804754785" calcext:value-type="float">
            <text:p>438.8048</text:p>
          </table:table-cell>
          <table:table-cell office:value-type="float" office:value="299" calcext:value-type="float">
            <text:p>299</text:p>
          </table:table-cell>
          <table:table-cell office:value-type="float" office:value="501416962715" calcext:value-type="float">
            <text:p>501416962715</text:p>
          </table:table-cell>
          <table:table-cell table:style-name="ce12" table:formula="of:=[.Q50]/1000000000" office:value-type="float" office:value="501.416962715" calcext:value-type="float">
            <text:p>501.4170</text:p>
          </table:table-cell>
          <table:table-cell table:number-columns-repeated="100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6596774767" calcext:value-type="float">
            <text:p>16596774767</text:p>
          </table:table-cell>
          <table:table-cell table:formula="of:=[.B51]/1000000000" office:value-type="float" office:value="16.596774767" calcext:value-type="float">
            <text:p>16.5968</text:p>
          </table:table-cell>
          <table:table-cell office:value-type="float" office:value="904" calcext:value-type="float">
            <text:p>904</text:p>
          </table:table-cell>
          <table:table-cell office:value-type="float" office:value="15797349965" calcext:value-type="float">
            <text:p>15797349965</text:p>
          </table:table-cell>
          <table:table-cell table:style-name="ce12" table:formula="of:=[.E51]/1000000000" office:value-type="float" office:value="15.797349965" calcext:value-type="float">
            <text:p>15.7973</text:p>
          </table:table-cell>
          <table:table-cell office:value-type="float" office:value="892" calcext:value-type="float">
            <text:p>892</text:p>
          </table:table-cell>
          <table:table-cell office:value-type="float" office:value="17930430387" calcext:value-type="float">
            <text:p>17930430387</text:p>
          </table:table-cell>
          <table:table-cell table:style-name="ce5" table:formula="of:=[.H51]/1000000000" office:value-type="float" office:value="17.930430387" calcext:value-type="float">
            <text:p>17.9304</text:p>
          </table:table-cell>
          <table:table-cell office:value-type="float" office:value="353" calcext:value-type="float">
            <text:p>353</text:p>
          </table:table-cell>
          <table:table-cell office:value-type="float" office:value="453515926741" calcext:value-type="float">
            <text:p>453515926741</text:p>
          </table:table-cell>
          <table:table-cell table:style-name="ce12" table:formula="of:=[.K51]/1000000000" office:value-type="float" office:value="453.515926741" calcext:value-type="float">
            <text:p>453.5159</text:p>
          </table:table-cell>
          <table:table-cell office:value-type="float" office:value="382" calcext:value-type="float">
            <text:p>382</text:p>
          </table:table-cell>
          <table:table-cell office:value-type="float" office:value="446865117428" calcext:value-type="float">
            <text:p>446865117428</text:p>
          </table:table-cell>
          <table:table-cell table:style-name="ce5" table:formula="of:=[.N51]/1000000000" office:value-type="float" office:value="446.865117428" calcext:value-type="float">
            <text:p>446.8651</text:p>
          </table:table-cell>
          <table:table-cell office:value-type="float" office:value="297" calcext:value-type="float">
            <text:p>297</text:p>
          </table:table-cell>
          <table:table-cell office:value-type="float" office:value="515803438369" calcext:value-type="float">
            <text:p>515803438369</text:p>
          </table:table-cell>
          <table:table-cell table:style-name="ce12" table:formula="of:=[.Q51]/1000000000" office:value-type="float" office:value="515.803438369" calcext:value-type="float">
            <text:p>515.8034</text:p>
          </table:table-cell>
          <table:table-cell table:number-columns-repeated="100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763287530" calcext:value-type="float">
            <text:p>16763287530</text:p>
          </table:table-cell>
          <table:table-cell table:formula="of:=[.B52]/1000000000" office:value-type="float" office:value="16.76328753" calcext:value-type="float">
            <text:p>16.7633</text:p>
          </table:table-cell>
          <table:table-cell office:value-type="float" office:value="901" calcext:value-type="float">
            <text:p>901</text:p>
          </table:table-cell>
          <table:table-cell office:value-type="float" office:value="16378508757" calcext:value-type="float">
            <text:p>16378508757</text:p>
          </table:table-cell>
          <table:table-cell table:style-name="ce12" table:formula="of:=[.E52]/1000000000" office:value-type="float" office:value="16.378508757" calcext:value-type="float">
            <text:p>16.3785</text:p>
          </table:table-cell>
          <table:table-cell office:value-type="float" office:value="888" calcext:value-type="float">
            <text:p>888</text:p>
          </table:table-cell>
          <table:table-cell office:value-type="float" office:value="18163651142" calcext:value-type="float">
            <text:p>18163651142</text:p>
          </table:table-cell>
          <table:table-cell table:style-name="ce5" table:formula="of:=[.H52]/1000000000" office:value-type="float" office:value="18.163651142" calcext:value-type="float">
            <text:p>18.1637</text:p>
          </table:table-cell>
          <table:table-cell office:value-type="float" office:value="352" calcext:value-type="float">
            <text:p>352</text:p>
          </table:table-cell>
          <table:table-cell office:value-type="float" office:value="455689968872" calcext:value-type="float">
            <text:p>455689968872</text:p>
          </table:table-cell>
          <table:table-cell table:style-name="ce12" table:formula="of:=[.K52]/1000000000" office:value-type="float" office:value="455.689968872" calcext:value-type="float">
            <text:p>455.6900</text:p>
          </table:table-cell>
          <table:table-cell office:value-type="float" office:value="381" calcext:value-type="float">
            <text:p>381</text:p>
          </table:table-cell>
          <table:table-cell office:value-type="float" office:value="473085185877" calcext:value-type="float">
            <text:p>473085185877</text:p>
          </table:table-cell>
          <table:table-cell table:style-name="ce5" table:formula="of:=[.N52]/1000000000" office:value-type="float" office:value="473.085185877" calcext:value-type="float">
            <text:p>473.0852</text:p>
          </table:table-cell>
          <table:table-cell office:value-type="float" office:value="296" calcext:value-type="float">
            <text:p>296</text:p>
          </table:table-cell>
          <table:table-cell office:value-type="float" office:value="562997151815" calcext:value-type="float">
            <text:p>562997151815</text:p>
          </table:table-cell>
          <table:table-cell table:style-name="ce12" table:formula="of:=[.Q52]/1000000000" office:value-type="float" office:value="562.997151815" calcext:value-type="float">
            <text:p>562.9972</text:p>
          </table:table-cell>
          <table:table-cell table:number-columns-repeated="1006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7115922026" calcext:value-type="float">
            <text:p>17115922026</text:p>
          </table:table-cell>
          <table:table-cell table:formula="of:=[.B53]/1000000000" office:value-type="float" office:value="17.115922026" calcext:value-type="float">
            <text:p>17.1159</text:p>
          </table:table-cell>
          <table:table-cell office:value-type="float" office:value="898" calcext:value-type="float">
            <text:p>898</text:p>
          </table:table-cell>
          <table:table-cell office:value-type="float" office:value="16503719161" calcext:value-type="float">
            <text:p>16503719161</text:p>
          </table:table-cell>
          <table:table-cell table:style-name="ce12" table:formula="of:=[.E53]/1000000000" office:value-type="float" office:value="16.503719161" calcext:value-type="float">
            <text:p>16.5037</text:p>
          </table:table-cell>
          <table:table-cell office:value-type="float" office:value="883" calcext:value-type="float">
            <text:p>883</text:p>
          </table:table-cell>
          <table:table-cell office:value-type="float" office:value="18607814016" calcext:value-type="float">
            <text:p>18607814016</text:p>
          </table:table-cell>
          <table:table-cell table:style-name="ce5" table:formula="of:=[.H53]/1000000000" office:value-type="float" office:value="18.607814016" calcext:value-type="float">
            <text:p>18.6078</text:p>
          </table:table-cell>
          <table:table-cell office:value-type="float" office:value="351" calcext:value-type="float">
            <text:p>351</text:p>
          </table:table-cell>
          <table:table-cell office:value-type="float" office:value="478023327405" calcext:value-type="float">
            <text:p>478023327405</text:p>
          </table:table-cell>
          <table:table-cell table:style-name="ce12" table:formula="of:=[.K53]/1000000000" office:value-type="float" office:value="478.023327405" calcext:value-type="float">
            <text:p>478.0233</text:p>
          </table:table-cell>
          <table:table-cell office:value-type="float" office:value="379" calcext:value-type="float">
            <text:p>379</text:p>
          </table:table-cell>
          <table:table-cell office:value-type="float" office:value="475788667666" calcext:value-type="float">
            <text:p>475788667666</text:p>
          </table:table-cell>
          <table:table-cell table:style-name="ce5" table:formula="of:=[.N53]/1000000000" office:value-type="float" office:value="475.788667666" calcext:value-type="float">
            <text:p>475.7887</text:p>
          </table:table-cell>
          <table:table-cell office:value-type="float" office:value="295" calcext:value-type="float">
            <text:p>295</text:p>
          </table:table-cell>
          <table:table-cell office:value-type="float" office:value="611990969364" calcext:value-type="float">
            <text:p>611990969364</text:p>
          </table:table-cell>
          <table:table-cell table:style-name="ce12" table:formula="of:=[.Q53]/1000000000" office:value-type="float" office:value="611.990969364" calcext:value-type="float">
            <text:p>611.9910</text:p>
          </table:table-cell>
          <table:table-cell table:number-columns-repeated="1006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7965280734" calcext:value-type="float">
            <text:p>17965280734</text:p>
          </table:table-cell>
          <table:table-cell table:formula="of:=[.B54]/1000000000" office:value-type="float" office:value="17.965280734" calcext:value-type="float">
            <text:p>17.9653</text:p>
          </table:table-cell>
          <table:table-cell office:value-type="float" office:value="894" calcext:value-type="float">
            <text:p>894</text:p>
          </table:table-cell>
          <table:table-cell office:value-type="float" office:value="16883666517" calcext:value-type="float">
            <text:p>16883666517</text:p>
          </table:table-cell>
          <table:table-cell table:style-name="ce12" table:formula="of:=[.E54]/1000000000" office:value-type="float" office:value="16.883666517" calcext:value-type="float">
            <text:p>16.8837</text:p>
          </table:table-cell>
          <table:table-cell office:value-type="float" office:value="878" calcext:value-type="float">
            <text:p>878</text:p>
          </table:table-cell>
          <table:table-cell office:value-type="float" office:value="18821111231" calcext:value-type="float">
            <text:p>18821111231</text:p>
          </table:table-cell>
          <table:table-cell table:style-name="ce5" table:formula="of:=[.H54]/1000000000" office:value-type="float" office:value="18.821111231" calcext:value-type="float">
            <text:p>18.8211</text:p>
          </table:table-cell>
          <table:table-cell office:value-type="float" office:value="350" calcext:value-type="float">
            <text:p>350</text:p>
          </table:table-cell>
          <table:table-cell office:value-type="float" office:value="483956514720" calcext:value-type="float">
            <text:p>483956514720</text:p>
          </table:table-cell>
          <table:table-cell table:style-name="ce12" table:formula="of:=[.K54]/1000000000" office:value-type="float" office:value="483.95651472" calcext:value-type="float">
            <text:p>483.9565</text:p>
          </table:table-cell>
          <table:table-cell office:value-type="float" office:value="378" calcext:value-type="float">
            <text:p>378</text:p>
          </table:table-cell>
          <table:table-cell office:value-type="float" office:value="483935372840" calcext:value-type="float">
            <text:p>483935372840</text:p>
          </table:table-cell>
          <table:table-cell table:style-name="ce5" table:formula="of:=[.N54]/1000000000" office:value-type="float" office:value="483.93537284" calcext:value-type="float">
            <text:p>483.9354</text:p>
          </table:table-cell>
          <table:table-cell table:number-columns-repeated="100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8301675009" calcext:value-type="float">
            <text:p>18301675009</text:p>
          </table:table-cell>
          <table:table-cell table:formula="of:=[.B55]/1000000000" office:value-type="float" office:value="18.301675009" calcext:value-type="float">
            <text:p>18.3017</text:p>
          </table:table-cell>
          <table:table-cell office:value-type="float" office:value="893" calcext:value-type="float">
            <text:p>893</text:p>
          </table:table-cell>
          <table:table-cell office:value-type="float" office:value="17141331272" calcext:value-type="float">
            <text:p>17141331272</text:p>
          </table:table-cell>
          <table:table-cell table:style-name="ce12" table:formula="of:=[.E55]/1000000000" office:value-type="float" office:value="17.141331272" calcext:value-type="float">
            <text:p>17.1413</text:p>
          </table:table-cell>
          <table:table-cell office:value-type="float" office:value="876" calcext:value-type="float">
            <text:p>876</text:p>
          </table:table-cell>
          <table:table-cell office:value-type="float" office:value="19151012809" calcext:value-type="float">
            <text:p>19151012809</text:p>
          </table:table-cell>
          <table:table-cell table:style-name="ce5" table:formula="of:=[.H55]/1000000000" office:value-type="float" office:value="19.151012809" calcext:value-type="float">
            <text:p>19.1510</text:p>
          </table:table-cell>
          <table:table-cell office:value-type="float" office:value="347" calcext:value-type="float">
            <text:p>347</text:p>
          </table:table-cell>
          <table:table-cell office:value-type="float" office:value="497113209848" calcext:value-type="float">
            <text:p>497113209848</text:p>
          </table:table-cell>
          <table:table-cell table:style-name="ce12" table:formula="of:=[.K55]/1000000000" office:value-type="float" office:value="497.113209848" calcext:value-type="float">
            <text:p>497.1132</text:p>
          </table:table-cell>
          <table:table-cell office:value-type="float" office:value="377" calcext:value-type="float">
            <text:p>377</text:p>
          </table:table-cell>
          <table:table-cell office:value-type="float" office:value="487199674773" calcext:value-type="float">
            <text:p>487199674773</text:p>
          </table:table-cell>
          <table:table-cell table:style-name="ce5" table:formula="of:=[.N55]/1000000000" office:value-type="float" office:value="487.199674773" calcext:value-type="float">
            <text:p>487.1997</text:p>
          </table:table-cell>
          <table:table-cell table:number-columns-repeated="100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8454256923" calcext:value-type="float">
            <text:p>18454256923</text:p>
          </table:table-cell>
          <table:table-cell table:formula="of:=[.B56]/1000000000" office:value-type="float" office:value="18.454256923" calcext:value-type="float">
            <text:p>18.4543</text:p>
          </table:table-cell>
          <table:table-cell office:value-type="float" office:value="889" calcext:value-type="float">
            <text:p>889</text:p>
          </table:table-cell>
          <table:table-cell office:value-type="float" office:value="17271545732" calcext:value-type="float">
            <text:p>17271545732</text:p>
          </table:table-cell>
          <table:table-cell table:style-name="ce12" table:formula="of:=[.E56]/1000000000" office:value-type="float" office:value="17.271545732" calcext:value-type="float">
            <text:p>17.2715</text:p>
          </table:table-cell>
          <table:table-cell office:value-type="float" office:value="875" calcext:value-type="float">
            <text:p>875</text:p>
          </table:table-cell>
          <table:table-cell office:value-type="float" office:value="20179430151" calcext:value-type="float">
            <text:p>20179430151</text:p>
          </table:table-cell>
          <table:table-cell table:style-name="ce5" table:formula="of:=[.H56]/1000000000" office:value-type="float" office:value="20.179430151" calcext:value-type="float">
            <text:p>20.1794</text:p>
          </table:table-cell>
          <table:table-cell office:value-type="float" office:value="345" calcext:value-type="float">
            <text:p>345</text:p>
          </table:table-cell>
          <table:table-cell office:value-type="float" office:value="519734637445" calcext:value-type="float">
            <text:p>519734637445</text:p>
          </table:table-cell>
          <table:table-cell table:style-name="ce12" table:formula="of:=[.K56]/1000000000" office:value-type="float" office:value="519.734637445" calcext:value-type="float">
            <text:p>519.7346</text:p>
          </table:table-cell>
          <table:table-cell office:value-type="float" office:value="374" calcext:value-type="float">
            <text:p>374</text:p>
          </table:table-cell>
          <table:table-cell office:value-type="float" office:value="497824130909" calcext:value-type="float">
            <text:p>497824130909</text:p>
          </table:table-cell>
          <table:table-cell table:style-name="ce5" table:formula="of:=[.N56]/1000000000" office:value-type="float" office:value="497.824130909" calcext:value-type="float">
            <text:p>497.8241</text:p>
          </table:table-cell>
          <table:table-cell table:number-columns-repeated="100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157117198" calcext:value-type="float">
            <text:p>19157117198</text:p>
          </table:table-cell>
          <table:table-cell table:formula="of:=[.B57]/1000000000" office:value-type="float" office:value="19.157117198" calcext:value-type="float">
            <text:p>19.1571</text:p>
          </table:table-cell>
          <table:table-cell office:value-type="float" office:value="888" calcext:value-type="float">
            <text:p>888</text:p>
          </table:table-cell>
          <table:table-cell office:value-type="float" office:value="17817113267" calcext:value-type="float">
            <text:p>17817113267</text:p>
          </table:table-cell>
          <table:table-cell table:style-name="ce12" table:formula="of:=[.E57]/1000000000" office:value-type="float" office:value="17.817113267" calcext:value-type="float">
            <text:p>17.8171</text:p>
          </table:table-cell>
          <table:table-cell office:value-type="float" office:value="871" calcext:value-type="float">
            <text:p>871</text:p>
          </table:table-cell>
          <table:table-cell office:value-type="float" office:value="20291941706" calcext:value-type="float">
            <text:p>20291941706</text:p>
          </table:table-cell>
          <table:table-cell table:style-name="ce5" table:formula="of:=[.H57]/1000000000" office:value-type="float" office:value="20.291941706" calcext:value-type="float">
            <text:p>20.2919</text:p>
          </table:table-cell>
          <table:table-cell office:value-type="float" office:value="344" calcext:value-type="float">
            <text:p>344</text:p>
          </table:table-cell>
          <table:table-cell office:value-type="float" office:value="533357038401" calcext:value-type="float">
            <text:p>533357038401</text:p>
          </table:table-cell>
          <table:table-cell table:style-name="ce12" table:formula="of:=[.K57]/1000000000" office:value-type="float" office:value="533.357038401" calcext:value-type="float">
            <text:p>533.3570</text:p>
          </table:table-cell>
          <table:table-cell office:value-type="float" office:value="370" calcext:value-type="float">
            <text:p>370</text:p>
          </table:table-cell>
          <table:table-cell office:value-type="float" office:value="509446928966" calcext:value-type="float">
            <text:p>509446928966</text:p>
          </table:table-cell>
          <table:table-cell table:style-name="ce5" table:formula="of:=[.N57]/1000000000" office:value-type="float" office:value="509.446928966" calcext:value-type="float">
            <text:p>509.4469</text:p>
          </table:table-cell>
          <table:table-cell table:number-columns-repeated="100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318318979" calcext:value-type="float">
            <text:p>19318318979</text:p>
          </table:table-cell>
          <table:table-cell table:formula="of:=[.B58]/1000000000" office:value-type="float" office:value="19.318318979" calcext:value-type="float">
            <text:p>19.3183</text:p>
          </table:table-cell>
          <table:table-cell office:value-type="float" office:value="882" calcext:value-type="float">
            <text:p>882</text:p>
          </table:table-cell>
          <table:table-cell office:value-type="float" office:value="18355332820" calcext:value-type="float">
            <text:p>18355332820</text:p>
          </table:table-cell>
          <table:table-cell table:style-name="ce12" table:formula="of:=[.E58]/1000000000" office:value-type="float" office:value="18.35533282" calcext:value-type="float">
            <text:p>18.3553</text:p>
          </table:table-cell>
          <table:table-cell office:value-type="float" office:value="870" calcext:value-type="float">
            <text:p>870</text:p>
          </table:table-cell>
          <table:table-cell office:value-type="float" office:value="20400793767" calcext:value-type="float">
            <text:p>20400793767</text:p>
          </table:table-cell>
          <table:table-cell table:style-name="ce5" table:formula="of:=[.H58]/1000000000" office:value-type="float" office:value="20.400793767" calcext:value-type="float">
            <text:p>20.4008</text:p>
          </table:table-cell>
          <table:table-cell office:value-type="float" office:value="343" calcext:value-type="float">
            <text:p>343</text:p>
          </table:table-cell>
          <table:table-cell office:value-type="float" office:value="548043593743" calcext:value-type="float">
            <text:p>548043593743</text:p>
          </table:table-cell>
          <table:table-cell table:style-name="ce12" table:formula="of:=[.K58]/1000000000" office:value-type="float" office:value="548.043593743" calcext:value-type="float">
            <text:p>548.0436</text:p>
          </table:table-cell>
          <table:table-cell office:value-type="float" office:value="369" calcext:value-type="float">
            <text:p>369</text:p>
          </table:table-cell>
          <table:table-cell office:value-type="float" office:value="532698163886" calcext:value-type="float">
            <text:p>532698163886</text:p>
          </table:table-cell>
          <table:table-cell table:style-name="ce5" table:formula="of:=[.N58]/1000000000" office:value-type="float" office:value="532.698163886" calcext:value-type="float">
            <text:p>532.6982</text:p>
          </table:table-cell>
          <table:table-cell table:number-columns-repeated="100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806025807" calcext:value-type="float">
            <text:p>19806025807</text:p>
          </table:table-cell>
          <table:table-cell table:formula="of:=[.B59]/1000000000" office:value-type="float" office:value="19.806025807" calcext:value-type="float">
            <text:p>19.8060</text:p>
          </table:table-cell>
          <table:table-cell office:value-type="float" office:value="876" calcext:value-type="float">
            <text:p>876</text:p>
          </table:table-cell>
          <table:table-cell office:value-type="float" office:value="18868707091" calcext:value-type="float">
            <text:p>18868707091</text:p>
          </table:table-cell>
          <table:table-cell table:style-name="ce12" table:formula="of:=[.E59]/1000000000" office:value-type="float" office:value="18.868707091" calcext:value-type="float">
            <text:p>18.8687</text:p>
          </table:table-cell>
          <table:table-cell office:value-type="float" office:value="863" calcext:value-type="float">
            <text:p>863</text:p>
          </table:table-cell>
          <table:table-cell office:value-type="float" office:value="20615041846" calcext:value-type="float">
            <text:p>20615041846</text:p>
          </table:table-cell>
          <table:table-cell table:style-name="ce5" table:formula="of:=[.H59]/1000000000" office:value-type="float" office:value="20.615041846" calcext:value-type="float">
            <text:p>20.6150</text:p>
          </table:table-cell>
          <table:table-cell office:value-type="float" office:value="342" calcext:value-type="float">
            <text:p>342</text:p>
          </table:table-cell>
          <table:table-cell office:value-type="float" office:value="556511203815" calcext:value-type="float">
            <text:p>556511203815</text:p>
          </table:table-cell>
          <table:table-cell table:style-name="ce12" table:formula="of:=[.K59]/1000000000" office:value-type="float" office:value="556.511203815" calcext:value-type="float">
            <text:p>556.5112</text:p>
          </table:table-cell>
          <table:table-cell office:value-type="float" office:value="367" calcext:value-type="float">
            <text:p>367</text:p>
          </table:table-cell>
          <table:table-cell office:value-type="float" office:value="549253614926" calcext:value-type="float">
            <text:p>549253614926</text:p>
          </table:table-cell>
          <table:table-cell table:style-name="ce5" table:formula="of:=[.N59]/1000000000" office:value-type="float" office:value="549.253614926" calcext:value-type="float">
            <text:p>549.2536</text:p>
          </table:table-cell>
          <table:table-cell table:number-columns-repeated="100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150645771" calcext:value-type="float">
            <text:p>20150645771</text:p>
          </table:table-cell>
          <table:table-cell table:formula="of:=[.B60]/1000000000" office:value-type="float" office:value="20.150645771" calcext:value-type="float">
            <text:p>20.1506</text:p>
          </table:table-cell>
          <table:table-cell office:value-type="float" office:value="873" calcext:value-type="float">
            <text:p>873</text:p>
          </table:table-cell>
          <table:table-cell office:value-type="float" office:value="18989009970" calcext:value-type="float">
            <text:p>18989009970</text:p>
          </table:table-cell>
          <table:table-cell table:style-name="ce12" table:formula="of:=[.E60]/1000000000" office:value-type="float" office:value="18.98900997" calcext:value-type="float">
            <text:p>18.9890</text:p>
          </table:table-cell>
          <table:table-cell office:value-type="float" office:value="862" calcext:value-type="float">
            <text:p>862</text:p>
          </table:table-cell>
          <table:table-cell office:value-type="float" office:value="21157853362" calcext:value-type="float">
            <text:p>21157853362</text:p>
          </table:table-cell>
          <table:table-cell table:style-name="ce5" table:formula="of:=[.H60]/1000000000" office:value-type="float" office:value="21.157853362" calcext:value-type="float">
            <text:p>21.1579</text:p>
          </table:table-cell>
          <table:table-cell office:value-type="float" office:value="341" calcext:value-type="float">
            <text:p>341</text:p>
          </table:table-cell>
          <table:table-cell office:value-type="float" office:value="564662651742" calcext:value-type="float">
            <text:p>564662651742</text:p>
          </table:table-cell>
          <table:table-cell table:style-name="ce12" table:formula="of:=[.K60]/1000000000" office:value-type="float" office:value="564.662651742" calcext:value-type="float">
            <text:p>564.6627</text:p>
          </table:table-cell>
          <table:table-cell office:value-type="float" office:value="366" calcext:value-type="float">
            <text:p>366</text:p>
          </table:table-cell>
          <table:table-cell office:value-type="float" office:value="564233499816" calcext:value-type="float">
            <text:p>564233499816</text:p>
          </table:table-cell>
          <table:table-cell table:style-name="ce5" table:formula="of:=[.N60]/1000000000" office:value-type="float" office:value="564.233499816" calcext:value-type="float">
            <text:p>564.2335</text:p>
          </table:table-cell>
          <table:table-cell table:number-columns-repeated="100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814121553" calcext:value-type="float">
            <text:p>20814121553</text:p>
          </table:table-cell>
          <table:table-cell table:formula="of:=[.B61]/1000000000" office:value-type="float" office:value="20.814121553" calcext:value-type="float">
            <text:p>20.8141</text:p>
          </table:table-cell>
          <table:table-cell office:value-type="float" office:value="871" calcext:value-type="float">
            <text:p>871</text:p>
          </table:table-cell>
          <table:table-cell office:value-type="float" office:value="19749282591" calcext:value-type="float">
            <text:p>19749282591</text:p>
          </table:table-cell>
          <table:table-cell table:style-name="ce12" table:formula="of:=[.E61]/1000000000" office:value-type="float" office:value="19.749282591" calcext:value-type="float">
            <text:p>19.7493</text:p>
          </table:table-cell>
          <table:table-cell office:value-type="float" office:value="858" calcext:value-type="float">
            <text:p>858</text:p>
          </table:table-cell>
          <table:table-cell office:value-type="float" office:value="21523949598" calcext:value-type="float">
            <text:p>21523949598</text:p>
          </table:table-cell>
          <table:table-cell table:style-name="ce5" table:formula="of:=[.H61]/1000000000" office:value-type="float" office:value="21.523949598" calcext:value-type="float">
            <text:p>21.5239</text:p>
          </table:table-cell>
          <table:table-cell office:value-type="float" office:value="340" calcext:value-type="float">
            <text:p>340</text:p>
          </table:table-cell>
          <table:table-cell office:value-type="float" office:value="590992361420" calcext:value-type="float">
            <text:p>590992361420</text:p>
          </table:table-cell>
          <table:table-cell table:style-name="ce12" table:formula="of:=[.K61]/1000000000" office:value-type="float" office:value="590.99236142" calcext:value-type="float">
            <text:p>590.9924</text:p>
          </table:table-cell>
          <table:table-cell office:value-type="float" office:value="365" calcext:value-type="float">
            <text:p>365</text:p>
          </table:table-cell>
          <table:table-cell office:value-type="float" office:value="577053055591" calcext:value-type="float">
            <text:p>577053055591</text:p>
          </table:table-cell>
          <table:table-cell table:style-name="ce5" table:formula="of:=[.N61]/1000000000" office:value-type="float" office:value="577.053055591" calcext:value-type="float">
            <text:p>577.0531</text:p>
          </table:table-cell>
          <table:table-cell table:number-columns-repeated="100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990117414" calcext:value-type="float">
            <text:p>20990117414</text:p>
          </table:table-cell>
          <table:table-cell table:formula="of:=[.B62]/1000000000" office:value-type="float" office:value="20.990117414" calcext:value-type="float">
            <text:p>20.9901</text:p>
          </table:table-cell>
          <table:table-cell office:value-type="float" office:value="866" calcext:value-type="float">
            <text:p>866</text:p>
          </table:table-cell>
          <table:table-cell office:value-type="float" office:value="20145132196" calcext:value-type="float">
            <text:p>20145132196</text:p>
          </table:table-cell>
          <table:table-cell table:style-name="ce12" table:formula="of:=[.E62]/1000000000" office:value-type="float" office:value="20.145132196" calcext:value-type="float">
            <text:p>20.1451</text:p>
          </table:table-cell>
          <table:table-cell office:value-type="float" office:value="856" calcext:value-type="float">
            <text:p>856</text:p>
          </table:table-cell>
          <table:table-cell office:value-type="float" office:value="22141689736" calcext:value-type="float">
            <text:p>22141689736</text:p>
          </table:table-cell>
          <table:table-cell table:style-name="ce5" table:formula="of:=[.H62]/1000000000" office:value-type="float" office:value="22.141689736" calcext:value-type="float">
            <text:p>22.1417</text:p>
          </table:table-cell>
          <table:table-cell office:value-type="float" office:value="339" calcext:value-type="float">
            <text:p>339</text:p>
          </table:table-cell>
          <table:table-cell office:value-type="float" office:value="600803700461" calcext:value-type="float">
            <text:p>600803700461</text:p>
          </table:table-cell>
          <table:table-cell table:style-name="ce12" table:formula="of:=[.K62]/1000000000" office:value-type="float" office:value="600.803700461" calcext:value-type="float">
            <text:p>600.8037</text:p>
          </table:table-cell>
          <table:table-cell office:value-type="float" office:value="363" calcext:value-type="float">
            <text:p>363</text:p>
          </table:table-cell>
          <table:table-cell office:value-type="float" office:value="583729137329" calcext:value-type="float">
            <text:p>583729137329</text:p>
          </table:table-cell>
          <table:table-cell table:style-name="ce5" table:formula="of:=[.N62]/1000000000" office:value-type="float" office:value="583.729137329" calcext:value-type="float">
            <text:p>583.7291</text:p>
          </table:table-cell>
          <table:table-cell table:number-columns-repeated="100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1155023383" calcext:value-type="float">
            <text:p>21155023383</text:p>
          </table:table-cell>
          <table:table-cell table:formula="of:=[.B63]/1000000000" office:value-type="float" office:value="21.155023383" calcext:value-type="float">
            <text:p>21.1550</text:p>
          </table:table-cell>
          <table:table-cell office:value-type="float" office:value="864" calcext:value-type="float">
            <text:p>864</text:p>
          </table:table-cell>
          <table:table-cell office:value-type="float" office:value="20499131282" calcext:value-type="float">
            <text:p>20499131282</text:p>
          </table:table-cell>
          <table:table-cell table:style-name="ce12" table:formula="of:=[.E63]/1000000000" office:value-type="float" office:value="20.499131282" calcext:value-type="float">
            <text:p>20.4991</text:p>
          </table:table-cell>
          <table:table-cell office:value-type="float" office:value="855" calcext:value-type="float">
            <text:p>855</text:p>
          </table:table-cell>
          <table:table-cell office:value-type="float" office:value="22471912495" calcext:value-type="float">
            <text:p>22471912495</text:p>
          </table:table-cell>
          <table:table-cell table:style-name="ce5" table:formula="of:=[.H63]/1000000000" office:value-type="float" office:value="22.471912495" calcext:value-type="float">
            <text:p>22.4719</text:p>
          </table:table-cell>
          <table:table-cell office:value-type="float" office:value="338" calcext:value-type="float">
            <text:p>338</text:p>
          </table:table-cell>
          <table:table-cell office:value-type="float" office:value="610507343183" calcext:value-type="float">
            <text:p>610507343183</text:p>
          </table:table-cell>
          <table:table-cell table:style-name="ce12" table:formula="of:=[.K63]/1000000000" office:value-type="float" office:value="610.507343183" calcext:value-type="float">
            <text:p>610.5073</text:p>
          </table:table-cell>
          <table:table-cell office:value-type="float" office:value="362" calcext:value-type="float">
            <text:p>362</text:p>
          </table:table-cell>
          <table:table-cell office:value-type="float" office:value="609693541671" calcext:value-type="float">
            <text:p>609693541671</text:p>
          </table:table-cell>
          <table:table-cell table:style-name="ce5" table:formula="of:=[.N63]/1000000000" office:value-type="float" office:value="609.693541671" calcext:value-type="float">
            <text:p>609.6935</text:p>
          </table:table-cell>
          <table:table-cell table:number-columns-repeated="100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1320024922" calcext:value-type="float">
            <text:p>21320024922</text:p>
          </table:table-cell>
          <table:table-cell table:formula="of:=[.B64]/1000000000" office:value-type="float" office:value="21.320024922" calcext:value-type="float">
            <text:p>21.3200</text:p>
          </table:table-cell>
          <table:table-cell office:value-type="float" office:value="863" calcext:value-type="float">
            <text:p>863</text:p>
          </table:table-cell>
          <table:table-cell office:value-type="float" office:value="20620336092" calcext:value-type="float">
            <text:p>20620336092</text:p>
          </table:table-cell>
          <table:table-cell table:style-name="ce12" table:formula="of:=[.E64]/1000000000" office:value-type="float" office:value="20.620336092" calcext:value-type="float">
            <text:p>20.6203</text:p>
          </table:table-cell>
          <table:table-cell office:value-type="float" office:value="854" calcext:value-type="float">
            <text:p>854</text:p>
          </table:table-cell>
          <table:table-cell office:value-type="float" office:value="22573978057" calcext:value-type="float">
            <text:p>22573978057</text:p>
          </table:table-cell>
          <table:table-cell table:style-name="ce5" table:formula="of:=[.H64]/1000000000" office:value-type="float" office:value="22.573978057" calcext:value-type="float">
            <text:p>22.5740</text:p>
          </table:table-cell>
          <table:table-cell table:number-columns-repeated="101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1483833573" calcext:value-type="float">
            <text:p>21483833573</text:p>
          </table:table-cell>
          <table:table-cell table:formula="of:=[.B65]/1000000000" office:value-type="float" office:value="21.483833573" calcext:value-type="float">
            <text:p>21.4838</text:p>
          </table:table-cell>
          <table:table-cell office:value-type="float" office:value="861" calcext:value-type="float">
            <text:p>861</text:p>
          </table:table-cell>
          <table:table-cell office:value-type="float" office:value="20738230894" calcext:value-type="float">
            <text:p>20738230894</text:p>
          </table:table-cell>
          <table:table-cell table:style-name="ce12" table:formula="of:=[.E65]/1000000000" office:value-type="float" office:value="20.738230894" calcext:value-type="float">
            <text:p>20.7382</text:p>
          </table:table-cell>
          <table:table-cell office:value-type="float" office:value="853" calcext:value-type="float">
            <text:p>853</text:p>
          </table:table-cell>
          <table:table-cell office:value-type="float" office:value="22786323777" calcext:value-type="float">
            <text:p>22786323777</text:p>
          </table:table-cell>
          <table:table-cell table:style-name="ce5" table:formula="of:=[.H65]/1000000000" office:value-type="float" office:value="22.786323777" calcext:value-type="float">
            <text:p>22.7863</text:p>
          </table:table-cell>
          <table:table-cell table:number-columns-repeated="101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1659629449" calcext:value-type="float">
            <text:p>21659629449</text:p>
          </table:table-cell>
          <table:table-cell table:formula="of:=[.B66]/1000000000" office:value-type="float" office:value="21.659629449" calcext:value-type="float">
            <text:p>21.6596</text:p>
          </table:table-cell>
          <table:table-cell office:value-type="float" office:value="858" calcext:value-type="float">
            <text:p>858</text:p>
          </table:table-cell>
          <table:table-cell office:value-type="float" office:value="20857557521" calcext:value-type="float">
            <text:p>20857557521</text:p>
          </table:table-cell>
          <table:table-cell table:style-name="ce12" table:formula="of:=[.E66]/1000000000" office:value-type="float" office:value="20.857557521" calcext:value-type="float">
            <text:p>20.8576</text:p>
          </table:table-cell>
          <table:table-cell office:value-type="float" office:value="849" calcext:value-type="float">
            <text:p>849</text:p>
          </table:table-cell>
          <table:table-cell office:value-type="float" office:value="23243067489" calcext:value-type="float">
            <text:p>23243067489</text:p>
          </table:table-cell>
          <table:table-cell table:style-name="ce5" table:formula="of:=[.H66]/1000000000" office:value-type="float" office:value="23.243067489" calcext:value-type="float">
            <text:p>23.2431</text:p>
          </table:table-cell>
          <table:table-cell table:number-columns-repeated="101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1839740488" calcext:value-type="float">
            <text:p>21839740488</text:p>
          </table:table-cell>
          <table:table-cell table:formula="of:=[.B67]/1000000000" office:value-type="float" office:value="21.839740488" calcext:value-type="float">
            <text:p>21.8397</text:p>
          </table:table-cell>
          <table:table-cell office:value-type="float" office:value="857" calcext:value-type="float">
            <text:p>857</text:p>
          </table:table-cell>
          <table:table-cell office:value-type="float" office:value="21095734253" calcext:value-type="float">
            <text:p>21095734253</text:p>
          </table:table-cell>
          <table:table-cell table:style-name="ce12" table:formula="of:=[.E67]/1000000000" office:value-type="float" office:value="21.095734253" calcext:value-type="float">
            <text:p>21.0957</text:p>
          </table:table-cell>
          <table:table-cell office:value-type="float" office:value="847" calcext:value-type="float">
            <text:p>847</text:p>
          </table:table-cell>
          <table:table-cell office:value-type="float" office:value="24105100048" calcext:value-type="float">
            <text:p>24105100048</text:p>
          </table:table-cell>
          <table:table-cell table:style-name="ce5" table:formula="of:=[.H67]/1000000000" office:value-type="float" office:value="24.105100048" calcext:value-type="float">
            <text:p>24.1051</text:p>
          </table:table-cell>
          <table:table-cell table:number-columns-repeated="101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2228036734" calcext:value-type="float">
            <text:p>22228036734</text:p>
          </table:table-cell>
          <table:table-cell table:formula="of:=[.B68]/1000000000" office:value-type="float" office:value="22.228036734" calcext:value-type="float">
            <text:p>22.2280</text:p>
          </table:table-cell>
          <table:table-cell office:value-type="float" office:value="856" calcext:value-type="float">
            <text:p>856</text:p>
          </table:table-cell>
          <table:table-cell office:value-type="float" office:value="21213095063" calcext:value-type="float">
            <text:p>21213095063</text:p>
          </table:table-cell>
          <table:table-cell table:style-name="ce12" table:formula="of:=[.E68]/1000000000" office:value-type="float" office:value="21.213095063" calcext:value-type="float">
            <text:p>21.2131</text:p>
          </table:table-cell>
          <table:table-cell office:value-type="float" office:value="841" calcext:value-type="float">
            <text:p>841</text:p>
          </table:table-cell>
          <table:table-cell office:value-type="float" office:value="24631830702" calcext:value-type="float">
            <text:p>24631830702</text:p>
          </table:table-cell>
          <table:table-cell table:style-name="ce5" table:formula="of:=[.H68]/1000000000" office:value-type="float" office:value="24.631830702" calcext:value-type="float">
            <text:p>24.6318</text:p>
          </table:table-cell>
          <table:table-cell table:number-columns-repeated="101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395228872" calcext:value-type="float">
            <text:p>22395228872</text:p>
          </table:table-cell>
          <table:table-cell table:formula="of:=[.B69]/1000000000" office:value-type="float" office:value="22.395228872" calcext:value-type="float">
            <text:p>22.3952</text:p>
          </table:table-cell>
          <table:table-cell office:value-type="float" office:value="853" calcext:value-type="float">
            <text:p>853</text:p>
          </table:table-cell>
          <table:table-cell office:value-type="float" office:value="21335920323" calcext:value-type="float">
            <text:p>21335920323</text:p>
          </table:table-cell>
          <table:table-cell table:style-name="ce12" table:formula="of:=[.E69]/1000000000" office:value-type="float" office:value="21.335920323" calcext:value-type="float">
            <text:p>21.3359</text:p>
          </table:table-cell>
          <table:table-cell office:value-type="float" office:value="837" calcext:value-type="float">
            <text:p>837</text:p>
          </table:table-cell>
          <table:table-cell office:value-type="float" office:value="25154156594" calcext:value-type="float">
            <text:p>25154156594</text:p>
          </table:table-cell>
          <table:table-cell table:style-name="ce5" table:formula="of:=[.H69]/1000000000" office:value-type="float" office:value="25.154156594" calcext:value-type="float">
            <text:p>25.1542</text:p>
          </table:table-cell>
          <table:table-cell table:number-columns-repeated="101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3134139665" calcext:value-type="float">
            <text:p>23134139665</text:p>
          </table:table-cell>
          <table:table-cell table:formula="of:=[.B70]/1000000000" office:value-type="float" office:value="23.134139665" calcext:value-type="float">
            <text:p>23.1341</text:p>
          </table:table-cell>
          <table:table-cell office:value-type="float" office:value="848" calcext:value-type="float">
            <text:p>848</text:p>
          </table:table-cell>
          <table:table-cell office:value-type="float" office:value="21616976502" calcext:value-type="float">
            <text:p>21616976502</text:p>
          </table:table-cell>
          <table:table-cell table:style-name="ce12" table:formula="of:=[.E70]/1000000000" office:value-type="float" office:value="21.616976502" calcext:value-type="float">
            <text:p>21.6170</text:p>
          </table:table-cell>
          <table:table-cell office:value-type="float" office:value="836" calcext:value-type="float">
            <text:p>836</text:p>
          </table:table-cell>
          <table:table-cell office:value-type="float" office:value="26132498752" calcext:value-type="float">
            <text:p>26132498752</text:p>
          </table:table-cell>
          <table:table-cell table:style-name="ce5" table:formula="of:=[.H70]/1000000000" office:value-type="float" office:value="26.132498752" calcext:value-type="float">
            <text:p>26.1325</text:p>
          </table:table-cell>
          <table:table-cell table:number-columns-repeated="101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3303531699" calcext:value-type="float">
            <text:p>23303531699</text:p>
          </table:table-cell>
          <table:table-cell table:formula="of:=[.B71]/1000000000" office:value-type="float" office:value="23.303531699" calcext:value-type="float">
            <text:p>23.3035</text:p>
          </table:table-cell>
          <table:table-cell office:value-type="float" office:value="847" calcext:value-type="float">
            <text:p>847</text:p>
          </table:table-cell>
          <table:table-cell office:value-type="float" office:value="21879136728" calcext:value-type="float">
            <text:p>21879136728</text:p>
          </table:table-cell>
          <table:table-cell table:style-name="ce12" table:formula="of:=[.E71]/1000000000" office:value-type="float" office:value="21.879136728" calcext:value-type="float">
            <text:p>21.8791</text:p>
          </table:table-cell>
          <table:table-cell office:value-type="float" office:value="833" calcext:value-type="float">
            <text:p>833</text:p>
          </table:table-cell>
          <table:table-cell office:value-type="float" office:value="26239882259" calcext:value-type="float">
            <text:p>26239882259</text:p>
          </table:table-cell>
          <table:table-cell table:style-name="ce5" table:formula="of:=[.H71]/1000000000" office:value-type="float" office:value="26.239882259" calcext:value-type="float">
            <text:p>26.2399</text:p>
          </table:table-cell>
          <table:table-cell table:number-columns-repeated="101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3482938547" calcext:value-type="float">
            <text:p>23482938547</text:p>
          </table:table-cell>
          <table:table-cell table:formula="of:=[.B72]/1000000000" office:value-type="float" office:value="23.482938547" calcext:value-type="float">
            <text:p>23.4829</text:p>
          </table:table-cell>
          <table:table-cell office:value-type="float" office:value="846" calcext:value-type="float">
            <text:p>846</text:p>
          </table:table-cell>
          <table:table-cell office:value-type="float" office:value="21992323410" calcext:value-type="float">
            <text:p>21992323410</text:p>
          </table:table-cell>
          <table:table-cell table:style-name="ce12" table:formula="of:=[.E72]/1000000000" office:value-type="float" office:value="21.99232341" calcext:value-type="float">
            <text:p>21.9923</text:p>
          </table:table-cell>
          <table:table-cell office:value-type="float" office:value="830" calcext:value-type="float">
            <text:p>830</text:p>
          </table:table-cell>
          <table:table-cell office:value-type="float" office:value="26765031857" calcext:value-type="float">
            <text:p>26765031857</text:p>
          </table:table-cell>
          <table:table-cell table:style-name="ce5" table:formula="of:=[.H72]/1000000000" office:value-type="float" office:value="26.765031857" calcext:value-type="float">
            <text:p>26.7650</text:p>
          </table:table-cell>
          <table:table-cell table:number-columns-repeated="101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4019091043" calcext:value-type="float">
            <text:p>24019091043</text:p>
          </table:table-cell>
          <table:table-cell table:formula="of:=[.B73]/1000000000" office:value-type="float" office:value="24.019091043" calcext:value-type="float">
            <text:p>24.0191</text:p>
          </table:table-cell>
          <table:table-cell office:value-type="float" office:value="845" calcext:value-type="float">
            <text:p>845</text:p>
          </table:table-cell>
          <table:table-cell office:value-type="float" office:value="22694486226" calcext:value-type="float">
            <text:p>22694486226</text:p>
          </table:table-cell>
          <table:table-cell table:style-name="ce12" table:formula="of:=[.E73]/1000000000" office:value-type="float" office:value="22.694486226" calcext:value-type="float">
            <text:p>22.6945</text:p>
          </table:table-cell>
          <table:table-cell office:value-type="float" office:value="829" calcext:value-type="float">
            <text:p>829</text:p>
          </table:table-cell>
          <table:table-cell office:value-type="float" office:value="27576769249" calcext:value-type="float">
            <text:p>27576769249</text:p>
          </table:table-cell>
          <table:table-cell table:style-name="ce5" table:formula="of:=[.H73]/1000000000" office:value-type="float" office:value="27.576769249" calcext:value-type="float">
            <text:p>27.5768</text:p>
          </table:table-cell>
          <table:table-cell table:number-columns-repeated="101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4191493484" calcext:value-type="float">
            <text:p>24191493484</text:p>
          </table:table-cell>
          <table:table-cell table:formula="of:=[.B74]/1000000000" office:value-type="float" office:value="24.191493484" calcext:value-type="float">
            <text:p>24.1915</text:p>
          </table:table-cell>
          <table:table-cell office:value-type="float" office:value="841" calcext:value-type="float">
            <text:p>841</text:p>
          </table:table-cell>
          <table:table-cell office:value-type="float" office:value="22816231861" calcext:value-type="float">
            <text:p>22816231861</text:p>
          </table:table-cell>
          <table:table-cell table:style-name="ce12" table:formula="of:=[.E74]/1000000000" office:value-type="float" office:value="22.816231861" calcext:value-type="float">
            <text:p>22.8162</text:p>
          </table:table-cell>
          <table:table-cell office:value-type="float" office:value="827" calcext:value-type="float">
            <text:p>827</text:p>
          </table:table-cell>
          <table:table-cell office:value-type="float" office:value="28337968970" calcext:value-type="float">
            <text:p>28337968970</text:p>
          </table:table-cell>
          <table:table-cell table:style-name="ce5" table:formula="of:=[.H74]/1000000000" office:value-type="float" office:value="28.33796897" calcext:value-type="float">
            <text:p>28.3380</text:p>
          </table:table-cell>
          <table:table-cell table:number-columns-repeated="101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4536390227" calcext:value-type="float">
            <text:p>24536390227</text:p>
          </table:table-cell>
          <table:table-cell table:formula="of:=[.B75]/1000000000" office:value-type="float" office:value="24.536390227" calcext:value-type="float">
            <text:p>24.5364</text:p>
          </table:table-cell>
          <table:table-cell office:value-type="float" office:value="838" calcext:value-type="float">
            <text:p>838</text:p>
          </table:table-cell>
          <table:table-cell office:value-type="float" office:value="22924091650" calcext:value-type="float">
            <text:p>22924091650</text:p>
          </table:table-cell>
          <table:table-cell table:style-name="ce12" table:formula="of:=[.E75]/1000000000" office:value-type="float" office:value="22.92409165" calcext:value-type="float">
            <text:p>22.9241</text:p>
          </table:table-cell>
          <table:table-cell office:value-type="float" office:value="825" calcext:value-type="float">
            <text:p>825</text:p>
          </table:table-cell>
          <table:table-cell office:value-type="float" office:value="28762555004" calcext:value-type="float">
            <text:p>28762555004</text:p>
          </table:table-cell>
          <table:table-cell table:style-name="ce5" table:formula="of:=[.H75]/1000000000" office:value-type="float" office:value="28.762555004" calcext:value-type="float">
            <text:p>28.7626</text:p>
          </table:table-cell>
          <table:table-cell table:number-columns-repeated="101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4892541550" calcext:value-type="float">
            <text:p>24892541550</text:p>
          </table:table-cell>
          <table:table-cell table:formula="of:=[.B76]/1000000000" office:value-type="float" office:value="24.89254155" calcext:value-type="float">
            <text:p>24.8925</text:p>
          </table:table-cell>
          <table:table-cell office:value-type="float" office:value="837" calcext:value-type="float">
            <text:p>837</text:p>
          </table:table-cell>
          <table:table-cell office:value-type="float" office:value="23044252753" calcext:value-type="float">
            <text:p>23044252753</text:p>
          </table:table-cell>
          <table:table-cell table:style-name="ce12" table:formula="of:=[.E76]/1000000000" office:value-type="float" office:value="23.044252753" calcext:value-type="float">
            <text:p>23.0443</text:p>
          </table:table-cell>
          <table:table-cell office:value-type="float" office:value="824" calcext:value-type="float">
            <text:p>824</text:p>
          </table:table-cell>
          <table:table-cell office:value-type="float" office:value="29388745742" calcext:value-type="float">
            <text:p>29388745742</text:p>
          </table:table-cell>
          <table:table-cell table:style-name="ce5" table:formula="of:=[.H76]/1000000000" office:value-type="float" office:value="29.388745742" calcext:value-type="float">
            <text:p>29.3887</text:p>
          </table:table-cell>
          <table:table-cell table:number-columns-repeated="101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068627229" calcext:value-type="float">
            <text:p>25068627229</text:p>
          </table:table-cell>
          <table:table-cell table:formula="of:=[.B77]/1000000000" office:value-type="float" office:value="25.068627229" calcext:value-type="float">
            <text:p>25.0686</text:p>
          </table:table-cell>
          <table:table-cell office:value-type="float" office:value="834" calcext:value-type="float">
            <text:p>834</text:p>
          </table:table-cell>
          <table:table-cell office:value-type="float" office:value="23279577495" calcext:value-type="float">
            <text:p>23279577495</text:p>
          </table:table-cell>
          <table:table-cell table:style-name="ce12" table:formula="of:=[.E77]/1000000000" office:value-type="float" office:value="23.279577495" calcext:value-type="float">
            <text:p>23.2796</text:p>
          </table:table-cell>
          <table:table-cell office:value-type="float" office:value="820" calcext:value-type="float">
            <text:p>820</text:p>
          </table:table-cell>
          <table:table-cell office:value-type="float" office:value="29491000889" calcext:value-type="float">
            <text:p>29491000889</text:p>
          </table:table-cell>
          <table:table-cell table:style-name="ce5" table:formula="of:=[.H77]/1000000000" office:value-type="float" office:value="29.491000889" calcext:value-type="float">
            <text:p>29.4910</text:p>
          </table:table-cell>
          <table:table-cell table:number-columns-repeated="101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6126051469" calcext:value-type="float">
            <text:p>26126051469</text:p>
          </table:table-cell>
          <table:table-cell table:formula="of:=[.B78]/1000000000" office:value-type="float" office:value="26.126051469" calcext:value-type="float">
            <text:p>26.1261</text:p>
          </table:table-cell>
          <table:table-cell office:value-type="float" office:value="833" calcext:value-type="float">
            <text:p>833</text:p>
          </table:table-cell>
          <table:table-cell office:value-type="float" office:value="24040266658" calcext:value-type="float">
            <text:p>24040266658</text:p>
          </table:table-cell>
          <table:table-cell table:style-name="ce12" table:formula="of:=[.E78]/1000000000" office:value-type="float" office:value="24.040266658" calcext:value-type="float">
            <text:p>24.0403</text:p>
          </table:table-cell>
          <table:table-cell office:value-type="float" office:value="818" calcext:value-type="float">
            <text:p>818</text:p>
          </table:table-cell>
          <table:table-cell office:value-type="float" office:value="29919304456" calcext:value-type="float">
            <text:p>29919304456</text:p>
          </table:table-cell>
          <table:table-cell table:style-name="ce5" table:formula="of:=[.H78]/1000000000" office:value-type="float" office:value="29.919304456" calcext:value-type="float">
            <text:p>29.9193</text:p>
          </table:table-cell>
          <table:table-cell table:number-columns-repeated="101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8369431874" calcext:value-type="float">
            <text:p>28369431874</text:p>
          </table:table-cell>
          <table:table-cell table:formula="of:=[.B79]/1000000000" office:value-type="float" office:value="28.369431874" calcext:value-type="float">
            <text:p>28.3694</text:p>
          </table:table-cell>
          <table:table-cell office:value-type="float" office:value="831" calcext:value-type="float">
            <text:p>831</text:p>
          </table:table-cell>
          <table:table-cell office:value-type="float" office:value="24157002697" calcext:value-type="float">
            <text:p>24157002697</text:p>
          </table:table-cell>
          <table:table-cell table:style-name="ce12" table:formula="of:=[.E79]/1000000000" office:value-type="float" office:value="24.157002697" calcext:value-type="float">
            <text:p>24.1570</text:p>
          </table:table-cell>
          <table:table-cell office:value-type="float" office:value="814" calcext:value-type="float">
            <text:p>814</text:p>
          </table:table-cell>
          <table:table-cell office:value-type="float" office:value="30333653488" calcext:value-type="float">
            <text:p>30333653488</text:p>
          </table:table-cell>
          <table:table-cell table:style-name="ce5" table:formula="of:=[.H79]/1000000000" office:value-type="float" office:value="30.333653488" calcext:value-type="float">
            <text:p>30.3337</text:p>
          </table:table-cell>
          <table:table-cell table:number-columns-repeated="101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8711770959" calcext:value-type="float">
            <text:p>28711770959</text:p>
          </table:table-cell>
          <table:table-cell table:formula="of:=[.B80]/1000000000" office:value-type="float" office:value="28.711770959" calcext:value-type="float">
            <text:p>28.7118</text:p>
          </table:table-cell>
          <table:table-cell office:value-type="float" office:value="828" calcext:value-type="float">
            <text:p>828</text:p>
          </table:table-cell>
          <table:table-cell office:value-type="float" office:value="24287368540" calcext:value-type="float">
            <text:p>24287368540</text:p>
          </table:table-cell>
          <table:table-cell table:style-name="ce12" table:formula="of:=[.E80]/1000000000" office:value-type="float" office:value="24.28736854" calcext:value-type="float">
            <text:p>24.2874</text:p>
          </table:table-cell>
          <table:table-cell office:value-type="float" office:value="812" calcext:value-type="float">
            <text:p>812</text:p>
          </table:table-cell>
          <table:table-cell office:value-type="float" office:value="32163877076" calcext:value-type="float">
            <text:p>32163877076</text:p>
          </table:table-cell>
          <table:table-cell table:style-name="ce5" table:formula="of:=[.H80]/1000000000" office:value-type="float" office:value="32.163877076" calcext:value-type="float">
            <text:p>32.1639</text:p>
          </table:table-cell>
          <table:table-cell table:number-columns-repeated="101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9250585057" calcext:value-type="float">
            <text:p>29250585057</text:p>
          </table:table-cell>
          <table:table-cell table:formula="of:=[.B81]/1000000000" office:value-type="float" office:value="29.250585057" calcext:value-type="float">
            <text:p>29.2506</text:p>
          </table:table-cell>
          <table:table-cell office:value-type="float" office:value="824" calcext:value-type="float">
            <text:p>824</text:p>
          </table:table-cell>
          <table:table-cell office:value-type="float" office:value="24654492734" calcext:value-type="float">
            <text:p>24654492734</text:p>
          </table:table-cell>
          <table:table-cell table:style-name="ce12" table:formula="of:=[.E81]/1000000000" office:value-type="float" office:value="24.654492734" calcext:value-type="float">
            <text:p>24.6545</text:p>
          </table:table-cell>
          <table:table-cell office:value-type="float" office:value="809" calcext:value-type="float">
            <text:p>809</text:p>
          </table:table-cell>
          <table:table-cell office:value-type="float" office:value="32840092023" calcext:value-type="float">
            <text:p>32840092023</text:p>
          </table:table-cell>
          <table:table-cell table:style-name="ce5" table:formula="of:=[.H81]/1000000000" office:value-type="float" office:value="32.840092023" calcext:value-type="float">
            <text:p>32.8401</text:p>
          </table:table-cell>
          <table:table-cell table:number-columns-repeated="101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0134899621" calcext:value-type="float">
            <text:p>30134899621</text:p>
          </table:table-cell>
          <table:table-cell table:formula="of:=[.B82]/1000000000" office:value-type="float" office:value="30.134899621" calcext:value-type="float">
            <text:p>30.1349</text:p>
          </table:table-cell>
          <table:table-cell office:value-type="float" office:value="818" calcext:value-type="float">
            <text:p>818</text:p>
          </table:table-cell>
          <table:table-cell office:value-type="float" office:value="24925248924" calcext:value-type="float">
            <text:p>24925248924</text:p>
          </table:table-cell>
          <table:table-cell table:style-name="ce12" table:formula="of:=[.E82]/1000000000" office:value-type="float" office:value="24.925248924" calcext:value-type="float">
            <text:p>24.9252</text:p>
          </table:table-cell>
          <table:table-cell office:value-type="float" office:value="803" calcext:value-type="float">
            <text:p>803</text:p>
          </table:table-cell>
          <table:table-cell office:value-type="float" office:value="33355702389" calcext:value-type="float">
            <text:p>33355702389</text:p>
          </table:table-cell>
          <table:table-cell table:style-name="ce5" table:formula="of:=[.H82]/1000000000" office:value-type="float" office:value="33.355702389" calcext:value-type="float">
            <text:p>33.3557</text:p>
          </table:table-cell>
          <table:table-cell table:number-columns-repeated="101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0491612587" calcext:value-type="float">
            <text:p>30491612587</text:p>
          </table:table-cell>
          <table:table-cell table:formula="of:=[.B83]/1000000000" office:value-type="float" office:value="30.491612587" calcext:value-type="float">
            <text:p>30.4916</text:p>
          </table:table-cell>
          <table:table-cell office:value-type="float" office:value="814" calcext:value-type="float">
            <text:p>814</text:p>
          </table:table-cell>
          <table:table-cell office:value-type="float" office:value="25687977672" calcext:value-type="float">
            <text:p>25687977672</text:p>
          </table:table-cell>
          <table:table-cell table:style-name="ce12" table:formula="of:=[.E83]/1000000000" office:value-type="float" office:value="25.687977672" calcext:value-type="float">
            <text:p>25.6880</text:p>
          </table:table-cell>
          <table:table-cell office:value-type="float" office:value="800" calcext:value-type="float">
            <text:p>800</text:p>
          </table:table-cell>
          <table:table-cell office:value-type="float" office:value="34651533853" calcext:value-type="float">
            <text:p>34651533853</text:p>
          </table:table-cell>
          <table:table-cell table:style-name="ce5" table:formula="of:=[.H83]/1000000000" office:value-type="float" office:value="34.651533853" calcext:value-type="float">
            <text:p>34.6515</text:p>
          </table:table-cell>
          <table:table-cell table:number-columns-repeated="101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1384453063" calcext:value-type="float">
            <text:p>31384453063</text:p>
          </table:table-cell>
          <table:table-cell table:formula="of:=[.B84]/1000000000" office:value-type="float" office:value="31.384453063" calcext:value-type="float">
            <text:p>31.3845</text:p>
          </table:table-cell>
          <table:table-cell office:value-type="float" office:value="808" calcext:value-type="float">
            <text:p>808</text:p>
          </table:table-cell>
          <table:table-cell office:value-type="float" office:value="25932765374" calcext:value-type="float">
            <text:p>25932765374</text:p>
          </table:table-cell>
          <table:table-cell table:style-name="ce12" table:formula="of:=[.E84]/1000000000" office:value-type="float" office:value="25.932765374" calcext:value-type="float">
            <text:p>25.9328</text:p>
          </table:table-cell>
          <table:table-cell office:value-type="float" office:value="794" calcext:value-type="float">
            <text:p>794</text:p>
          </table:table-cell>
          <table:table-cell office:value-type="float" office:value="35390615768" calcext:value-type="float">
            <text:p>35390615768</text:p>
          </table:table-cell>
          <table:table-cell table:style-name="ce5" table:formula="of:=[.H84]/1000000000" office:value-type="float" office:value="35.390615768" calcext:value-type="float">
            <text:p>35.3906</text:p>
          </table:table-cell>
          <table:table-cell table:number-columns-repeated="101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1860249210" calcext:value-type="float">
            <text:p>31860249210</text:p>
          </table:table-cell>
          <table:table-cell table:formula="of:=[.B85]/1000000000" office:value-type="float" office:value="31.86024921" calcext:value-type="float">
            <text:p>31.8602</text:p>
          </table:table-cell>
          <table:table-cell office:value-type="float" office:value="807" calcext:value-type="float">
            <text:p>807</text:p>
          </table:table-cell>
          <table:table-cell office:value-type="float" office:value="26853452881" calcext:value-type="float">
            <text:p>26853452881</text:p>
          </table:table-cell>
          <table:table-cell table:style-name="ce12" table:formula="of:=[.E85]/1000000000" office:value-type="float" office:value="26.853452881" calcext:value-type="float">
            <text:p>26.8535</text:p>
          </table:table-cell>
          <table:table-cell office:value-type="float" office:value="789" calcext:value-type="float">
            <text:p>789</text:p>
          </table:table-cell>
          <table:table-cell office:value-type="float" office:value="36517737027" calcext:value-type="float">
            <text:p>36517737027</text:p>
          </table:table-cell>
          <table:table-cell table:style-name="ce5" table:formula="of:=[.H85]/1000000000" office:value-type="float" office:value="36.517737027" calcext:value-type="float">
            <text:p>36.5177</text:p>
          </table:table-cell>
          <table:table-cell table:number-columns-repeated="101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2210721721" calcext:value-type="float">
            <text:p>32210721721</text:p>
          </table:table-cell>
          <table:table-cell table:formula="of:=[.B86]/1000000000" office:value-type="float" office:value="32.210721721" calcext:value-type="float">
            <text:p>32.2107</text:p>
          </table:table-cell>
          <table:table-cell office:value-type="float" office:value="806" calcext:value-type="float">
            <text:p>806</text:p>
          </table:table-cell>
          <table:table-cell office:value-type="float" office:value="27097710528" calcext:value-type="float">
            <text:p>27097710528</text:p>
          </table:table-cell>
          <table:table-cell table:style-name="ce12" table:formula="of:=[.E86]/1000000000" office:value-type="float" office:value="27.097710528" calcext:value-type="float">
            <text:p>27.0977</text:p>
          </table:table-cell>
          <table:table-cell office:value-type="float" office:value="787" calcext:value-type="float">
            <text:p>787</text:p>
          </table:table-cell>
          <table:table-cell office:value-type="float" office:value="37493671330" calcext:value-type="float">
            <text:p>37493671330</text:p>
          </table:table-cell>
          <table:table-cell table:style-name="ce5" table:formula="of:=[.H86]/1000000000" office:value-type="float" office:value="37.49367133" calcext:value-type="float">
            <text:p>37.4937</text:p>
          </table:table-cell>
          <table:table-cell table:number-columns-repeated="101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541091587" calcext:value-type="float">
            <text:p>32541091587</text:p>
          </table:table-cell>
          <table:table-cell table:formula="of:=[.B87]/1000000000" office:value-type="float" office:value="32.541091587" calcext:value-type="float">
            <text:p>32.5411</text:p>
          </table:table-cell>
          <table:table-cell office:value-type="float" office:value="805" calcext:value-type="float">
            <text:p>805</text:p>
          </table:table-cell>
          <table:table-cell office:value-type="float" office:value="27224722391" calcext:value-type="float">
            <text:p>27224722391</text:p>
          </table:table-cell>
          <table:table-cell table:style-name="ce12" table:formula="of:=[.E87]/1000000000" office:value-type="float" office:value="27.224722391" calcext:value-type="float">
            <text:p>27.2247</text:p>
          </table:table-cell>
          <table:table-cell office:value-type="float" office:value="786" calcext:value-type="float">
            <text:p>786</text:p>
          </table:table-cell>
          <table:table-cell office:value-type="float" office:value="37582385098" calcext:value-type="float">
            <text:p>37582385098</text:p>
          </table:table-cell>
          <table:table-cell table:style-name="ce5" table:formula="of:=[.H87]/1000000000" office:value-type="float" office:value="37.582385098" calcext:value-type="float">
            <text:p>37.5824</text:p>
          </table:table-cell>
          <table:table-cell table:number-columns-repeated="101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3031653580" calcext:value-type="float">
            <text:p>33031653580</text:p>
          </table:table-cell>
          <table:table-cell table:formula="of:=[.B88]/1000000000" office:value-type="float" office:value="33.03165358" calcext:value-type="float">
            <text:p>33.0317</text:p>
          </table:table-cell>
          <table:table-cell office:value-type="float" office:value="804" calcext:value-type="float">
            <text:p>804</text:p>
          </table:table-cell>
          <table:table-cell office:value-type="float" office:value="27575864799" calcext:value-type="float">
            <text:p>27575864799</text:p>
          </table:table-cell>
          <table:table-cell table:style-name="ce12" table:formula="of:=[.E88]/1000000000" office:value-type="float" office:value="27.575864799" calcext:value-type="float">
            <text:p>27.5759</text:p>
          </table:table-cell>
          <table:table-cell office:value-type="float" office:value="783" calcext:value-type="float">
            <text:p>783</text:p>
          </table:table-cell>
          <table:table-cell office:value-type="float" office:value="37696273946" calcext:value-type="float">
            <text:p>37696273946</text:p>
          </table:table-cell>
          <table:table-cell table:style-name="ce5" table:formula="of:=[.H88]/1000000000" office:value-type="float" office:value="37.696273946" calcext:value-type="float">
            <text:p>37.6963</text:p>
          </table:table-cell>
          <table:table-cell table:number-columns-repeated="101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4557061664" calcext:value-type="float">
            <text:p>34557061664</text:p>
          </table:table-cell>
          <table:table-cell table:formula="of:=[.B89]/1000000000" office:value-type="float" office:value="34.557061664" calcext:value-type="float">
            <text:p>34.5571</text:p>
          </table:table-cell>
          <table:table-cell office:value-type="float" office:value="802" calcext:value-type="float">
            <text:p>802</text:p>
          </table:table-cell>
          <table:table-cell office:value-type="float" office:value="28228429576" calcext:value-type="float">
            <text:p>28228429576</text:p>
          </table:table-cell>
          <table:table-cell table:style-name="ce12" table:formula="of:=[.E89]/1000000000" office:value-type="float" office:value="28.228429576" calcext:value-type="float">
            <text:p>28.2284</text:p>
          </table:table-cell>
          <table:table-cell office:value-type="float" office:value="780" calcext:value-type="float">
            <text:p>780</text:p>
          </table:table-cell>
          <table:table-cell office:value-type="float" office:value="37796575769" calcext:value-type="float">
            <text:p>37796575769</text:p>
          </table:table-cell>
          <table:table-cell table:style-name="ce5" table:formula="of:=[.H89]/1000000000" office:value-type="float" office:value="37.796575769" calcext:value-type="float">
            <text:p>37.7966</text:p>
          </table:table-cell>
          <table:table-cell table:number-columns-repeated="101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4905347494" calcext:value-type="float">
            <text:p>34905347494</text:p>
          </table:table-cell>
          <table:table-cell table:formula="of:=[.B90]/1000000000" office:value-type="float" office:value="34.905347494" calcext:value-type="float">
            <text:p>34.9053</text:p>
          </table:table-cell>
          <table:table-cell office:value-type="float" office:value="801" calcext:value-type="float">
            <text:p>801</text:p>
          </table:table-cell>
          <table:table-cell office:value-type="float" office:value="28618372070" calcext:value-type="float">
            <text:p>28618372070</text:p>
          </table:table-cell>
          <table:table-cell table:style-name="ce12" table:formula="of:=[.E90]/1000000000" office:value-type="float" office:value="28.61837207" calcext:value-type="float">
            <text:p>28.6184</text:p>
          </table:table-cell>
          <table:table-cell office:value-type="float" office:value="779" calcext:value-type="float">
            <text:p>779</text:p>
          </table:table-cell>
          <table:table-cell office:value-type="float" office:value="38008423445" calcext:value-type="float">
            <text:p>38008423445</text:p>
          </table:table-cell>
          <table:table-cell table:style-name="ce5" table:formula="of:=[.H90]/1000000000" office:value-type="float" office:value="38.008423445" calcext:value-type="float">
            <text:p>38.0084</text:p>
          </table:table-cell>
          <table:table-cell table:number-columns-repeated="101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5789768157" calcext:value-type="float">
            <text:p>35789768157</text:p>
          </table:table-cell>
          <table:table-cell table:formula="of:=[.B91]/1000000000" office:value-type="float" office:value="35.789768157" calcext:value-type="float">
            <text:p>35.7898</text:p>
          </table:table-cell>
          <table:table-cell office:value-type="float" office:value="798" calcext:value-type="float">
            <text:p>798</text:p>
          </table:table-cell>
          <table:table-cell office:value-type="float" office:value="28884052058" calcext:value-type="float">
            <text:p>28884052058</text:p>
          </table:table-cell>
          <table:table-cell table:style-name="ce12" table:formula="of:=[.E91]/1000000000" office:value-type="float" office:value="28.884052058" calcext:value-type="float">
            <text:p>28.8841</text:p>
          </table:table-cell>
          <table:table-cell office:value-type="float" office:value="774" calcext:value-type="float">
            <text:p>774</text:p>
          </table:table-cell>
          <table:table-cell office:value-type="float" office:value="39590177426" calcext:value-type="float">
            <text:p>39590177426</text:p>
          </table:table-cell>
          <table:table-cell table:style-name="ce5" table:formula="of:=[.H91]/1000000000" office:value-type="float" office:value="39.590177426" calcext:value-type="float">
            <text:p>39.5902</text:p>
          </table:table-cell>
          <table:table-cell table:number-columns-repeated="101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7348653123" calcext:value-type="float">
            <text:p>37348653123</text:p>
          </table:table-cell>
          <table:table-cell table:formula="of:=[.B92]/1000000000" office:value-type="float" office:value="37.348653123" calcext:value-type="float">
            <text:p>37.3487</text:p>
          </table:table-cell>
          <table:table-cell office:value-type="float" office:value="795" calcext:value-type="float">
            <text:p>795</text:p>
          </table:table-cell>
          <table:table-cell office:value-type="float" office:value="29252466092" calcext:value-type="float">
            <text:p>29252466092</text:p>
          </table:table-cell>
          <table:table-cell table:style-name="ce12" table:formula="of:=[.E92]/1000000000" office:value-type="float" office:value="29.252466092" calcext:value-type="float">
            <text:p>29.2525</text:p>
          </table:table-cell>
          <table:table-cell office:value-type="float" office:value="772" calcext:value-type="float">
            <text:p>772</text:p>
          </table:table-cell>
          <table:table-cell office:value-type="float" office:value="41934172872" calcext:value-type="float">
            <text:p>41934172872</text:p>
          </table:table-cell>
          <table:table-cell table:style-name="ce5" table:formula="of:=[.H92]/1000000000" office:value-type="float" office:value="41.934172872" calcext:value-type="float">
            <text:p>41.9342</text:p>
          </table:table-cell>
          <table:table-cell table:number-columns-repeated="101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8382627198" calcext:value-type="float">
            <text:p>38382627198</text:p>
          </table:table-cell>
          <table:table-cell table:formula="of:=[.B93]/1000000000" office:value-type="float" office:value="38.382627198" calcext:value-type="float">
            <text:p>38.3826</text:p>
          </table:table-cell>
          <table:table-cell office:value-type="float" office:value="791" calcext:value-type="float">
            <text:p>791</text:p>
          </table:table-cell>
          <table:table-cell office:value-type="float" office:value="29493726156" calcext:value-type="float">
            <text:p>29493726156</text:p>
          </table:table-cell>
          <table:table-cell table:style-name="ce12" table:formula="of:=[.E93]/1000000000" office:value-type="float" office:value="29.493726156" calcext:value-type="float">
            <text:p>29.4937</text:p>
          </table:table-cell>
          <table:table-cell office:value-type="float" office:value="769" calcext:value-type="float">
            <text:p>769</text:p>
          </table:table-cell>
          <table:table-cell office:value-type="float" office:value="42814649336" calcext:value-type="float">
            <text:p>42814649336</text:p>
          </table:table-cell>
          <table:table-cell table:style-name="ce5" table:formula="of:=[.H93]/1000000000" office:value-type="float" office:value="42.814649336" calcext:value-type="float">
            <text:p>42.8146</text:p>
          </table:table-cell>
          <table:table-cell table:number-columns-repeated="101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8892883682" calcext:value-type="float">
            <text:p>38892883682</text:p>
          </table:table-cell>
          <table:table-cell table:formula="of:=[.B94]/1000000000" office:value-type="float" office:value="38.892883682" calcext:value-type="float">
            <text:p>38.8929</text:p>
          </table:table-cell>
          <table:table-cell office:value-type="float" office:value="787" calcext:value-type="float">
            <text:p>787</text:p>
          </table:table-cell>
          <table:table-cell office:value-type="float" office:value="29616710275" calcext:value-type="float">
            <text:p>29616710275</text:p>
          </table:table-cell>
          <table:table-cell table:style-name="ce12" table:formula="of:=[.E94]/1000000000" office:value-type="float" office:value="29.616710275" calcext:value-type="float">
            <text:p>29.6167</text:p>
          </table:table-cell>
          <table:table-cell office:value-type="float" office:value="760" calcext:value-type="float">
            <text:p>760</text:p>
          </table:table-cell>
          <table:table-cell office:value-type="float" office:value="43031221515" calcext:value-type="float">
            <text:p>43031221515</text:p>
          </table:table-cell>
          <table:table-cell table:style-name="ce5" table:formula="of:=[.H94]/1000000000" office:value-type="float" office:value="43.031221515" calcext:value-type="float">
            <text:p>43.0312</text:p>
          </table:table-cell>
          <table:table-cell table:number-columns-repeated="101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9934510632" calcext:value-type="float">
            <text:p>39934510632</text:p>
          </table:table-cell>
          <table:table-cell table:formula="of:=[.B95]/1000000000" office:value-type="float" office:value="39.934510632" calcext:value-type="float">
            <text:p>39.9345</text:p>
          </table:table-cell>
          <table:table-cell office:value-type="float" office:value="784" calcext:value-type="float">
            <text:p>784</text:p>
          </table:table-cell>
          <table:table-cell office:value-type="float" office:value="30815805042" calcext:value-type="float">
            <text:p>30815805042</text:p>
          </table:table-cell>
          <table:table-cell table:style-name="ce12" table:formula="of:=[.E95]/1000000000" office:value-type="float" office:value="30.815805042" calcext:value-type="float">
            <text:p>30.8158</text:p>
          </table:table-cell>
          <table:table-cell office:value-type="float" office:value="757" calcext:value-type="float">
            <text:p>757</text:p>
          </table:table-cell>
          <table:table-cell office:value-type="float" office:value="45021853746" calcext:value-type="float">
            <text:p>45021853746</text:p>
          </table:table-cell>
          <table:table-cell table:style-name="ce5" table:formula="of:=[.H95]/1000000000" office:value-type="float" office:value="45.021853746" calcext:value-type="float">
            <text:p>45.0219</text:p>
          </table:table-cell>
          <table:table-cell table:number-columns-repeated="101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1076514276" calcext:value-type="float">
            <text:p>41076514276</text:p>
          </table:table-cell>
          <table:table-cell table:formula="of:=[.B96]/1000000000" office:value-type="float" office:value="41.076514276" calcext:value-type="float">
            <text:p>41.0765</text:p>
          </table:table-cell>
          <table:table-cell office:value-type="float" office:value="783" calcext:value-type="float">
            <text:p>783</text:p>
          </table:table-cell>
          <table:table-cell office:value-type="float" office:value="31554692152" calcext:value-type="float">
            <text:p>31554692152</text:p>
          </table:table-cell>
          <table:table-cell table:style-name="ce12" table:formula="of:=[.E96]/1000000000" office:value-type="float" office:value="31.554692152" calcext:value-type="float">
            <text:p>31.5547</text:p>
          </table:table-cell>
          <table:table-cell office:value-type="float" office:value="756" calcext:value-type="float">
            <text:p>756</text:p>
          </table:table-cell>
          <table:table-cell office:value-type="float" office:value="45127825996" calcext:value-type="float">
            <text:p>45127825996</text:p>
          </table:table-cell>
          <table:table-cell table:style-name="ce5" table:formula="of:=[.H96]/1000000000" office:value-type="float" office:value="45.127825996" calcext:value-type="float">
            <text:p>45.1278</text:p>
          </table:table-cell>
          <table:table-cell table:number-columns-repeated="101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1240003116" calcext:value-type="float">
            <text:p>41240003116</text:p>
          </table:table-cell>
          <table:table-cell table:formula="of:=[.B97]/1000000000" office:value-type="float" office:value="41.240003116" calcext:value-type="float">
            <text:p>41.2400</text:p>
          </table:table-cell>
          <table:table-cell office:value-type="float" office:value="782" calcext:value-type="float">
            <text:p>782</text:p>
          </table:table-cell>
          <table:table-cell office:value-type="float" office:value="32711601173" calcext:value-type="float">
            <text:p>32711601173</text:p>
          </table:table-cell>
          <table:table-cell table:style-name="ce12" table:formula="of:=[.E97]/1000000000" office:value-type="float" office:value="32.711601173" calcext:value-type="float">
            <text:p>32.7116</text:p>
          </table:table-cell>
          <table:table-cell office:value-type="float" office:value="752" calcext:value-type="float">
            <text:p>752</text:p>
          </table:table-cell>
          <table:table-cell office:value-type="float" office:value="45591408254" calcext:value-type="float">
            <text:p>45591408254</text:p>
          </table:table-cell>
          <table:table-cell table:style-name="ce5" table:formula="of:=[.H97]/1000000000" office:value-type="float" office:value="45.591408254" calcext:value-type="float">
            <text:p>45.5914</text:p>
          </table:table-cell>
          <table:table-cell table:number-columns-repeated="101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1926593174" calcext:value-type="float">
            <text:p>41926593174</text:p>
          </table:table-cell>
          <table:table-cell table:formula="of:=[.B98]/1000000000" office:value-type="float" office:value="41.926593174" calcext:value-type="float">
            <text:p>41.9266</text:p>
          </table:table-cell>
          <table:table-cell office:value-type="float" office:value="780" calcext:value-type="float">
            <text:p>780</text:p>
          </table:table-cell>
          <table:table-cell office:value-type="float" office:value="32830859392" calcext:value-type="float">
            <text:p>32830859392</text:p>
          </table:table-cell>
          <table:table-cell table:style-name="ce12" table:formula="of:=[.E98]/1000000000" office:value-type="float" office:value="32.830859392" calcext:value-type="float">
            <text:p>32.8309</text:p>
          </table:table-cell>
          <table:table-cell office:value-type="float" office:value="747" calcext:value-type="float">
            <text:p>747</text:p>
          </table:table-cell>
          <table:table-cell office:value-type="float" office:value="48749794719" calcext:value-type="float">
            <text:p>48749794719</text:p>
          </table:table-cell>
          <table:table-cell table:style-name="ce5" table:formula="of:=[.H98]/1000000000" office:value-type="float" office:value="48.749794719" calcext:value-type="float">
            <text:p>48.7498</text:p>
          </table:table-cell>
          <table:table-cell table:number-columns-repeated="101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2251001167" calcext:value-type="float">
            <text:p>42251001167</text:p>
          </table:table-cell>
          <table:table-cell table:formula="of:=[.B99]/1000000000" office:value-type="float" office:value="42.251001167" calcext:value-type="float">
            <text:p>42.2510</text:p>
          </table:table-cell>
          <table:table-cell office:value-type="float" office:value="776" calcext:value-type="float">
            <text:p>776</text:p>
          </table:table-cell>
          <table:table-cell office:value-type="float" office:value="33235685794" calcext:value-type="float">
            <text:p>33235685794</text:p>
          </table:table-cell>
          <table:table-cell table:style-name="ce12" table:formula="of:=[.E99]/1000000000" office:value-type="float" office:value="33.235685794" calcext:value-type="float">
            <text:p>33.2357</text:p>
          </table:table-cell>
          <table:table-cell office:value-type="float" office:value="746" calcext:value-type="float">
            <text:p>746</text:p>
          </table:table-cell>
          <table:table-cell office:value-type="float" office:value="48962907479" calcext:value-type="float">
            <text:p>48962907479</text:p>
          </table:table-cell>
          <table:table-cell table:style-name="ce5" table:formula="of:=[.H99]/1000000000" office:value-type="float" office:value="48.962907479" calcext:value-type="float">
            <text:p>48.9629</text:p>
          </table:table-cell>
          <table:table-cell table:number-columns-repeated="101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3085138785" calcext:value-type="float">
            <text:p>43085138785</text:p>
          </table:table-cell>
          <table:table-cell table:formula="of:=[.B100]/1000000000" office:value-type="float" office:value="43.085138785" calcext:value-type="float">
            <text:p>43.0851</text:p>
          </table:table-cell>
          <table:table-cell office:value-type="float" office:value="773" calcext:value-type="float">
            <text:p>773</text:p>
          </table:table-cell>
          <table:table-cell office:value-type="float" office:value="33907906949" calcext:value-type="float">
            <text:p>33907906949</text:p>
          </table:table-cell>
          <table:table-cell table:style-name="ce12" table:formula="of:=[.E100]/1000000000" office:value-type="float" office:value="33.907906949" calcext:value-type="float">
            <text:p>33.9079</text:p>
          </table:table-cell>
          <table:table-cell office:value-type="float" office:value="741" calcext:value-type="float">
            <text:p>741</text:p>
          </table:table-cell>
          <table:table-cell office:value-type="float" office:value="49168853486" calcext:value-type="float">
            <text:p>49168853486</text:p>
          </table:table-cell>
          <table:table-cell table:style-name="ce5" table:formula="of:=[.H100]/1000000000" office:value-type="float" office:value="49.168853486" calcext:value-type="float">
            <text:p>49.1689</text:p>
          </table:table-cell>
          <table:table-cell table:number-columns-repeated="101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3749057018" calcext:value-type="float">
            <text:p>43749057018</text:p>
          </table:table-cell>
          <table:table-cell table:formula="of:=[.B101]/1000000000" office:value-type="float" office:value="43.749057018" calcext:value-type="float">
            <text:p>43.7491</text:p>
          </table:table-cell>
          <table:table-cell office:value-type="float" office:value="772" calcext:value-type="float">
            <text:p>772</text:p>
          </table:table-cell>
          <table:table-cell office:value-type="float" office:value="34295086491" calcext:value-type="float">
            <text:p>34295086491</text:p>
          </table:table-cell>
          <table:table-cell table:style-name="ce12" table:formula="of:=[.E101]/1000000000" office:value-type="float" office:value="34.295086491" calcext:value-type="float">
            <text:p>34.2951</text:p>
          </table:table-cell>
          <table:table-cell office:value-type="float" office:value="740" calcext:value-type="float">
            <text:p>740</text:p>
          </table:table-cell>
          <table:table-cell office:value-type="float" office:value="53435706981" calcext:value-type="float">
            <text:p>53435706981</text:p>
          </table:table-cell>
          <table:table-cell table:style-name="ce5" table:formula="of:=[.H101]/1000000000" office:value-type="float" office:value="53.435706981" calcext:value-type="float">
            <text:p>53.4357</text:p>
          </table:table-cell>
          <table:table-cell table:number-columns-repeated="101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4111436402" calcext:value-type="float">
            <text:p>44111436402</text:p>
          </table:table-cell>
          <table:table-cell table:formula="of:=[.B102]/1000000000" office:value-type="float" office:value="44.111436402" calcext:value-type="float">
            <text:p>44.1114</text:p>
          </table:table-cell>
          <table:table-cell office:value-type="float" office:value="771" calcext:value-type="float">
            <text:p>771</text:p>
          </table:table-cell>
          <table:table-cell office:value-type="float" office:value="34569053403" calcext:value-type="float">
            <text:p>34569053403</text:p>
          </table:table-cell>
          <table:table-cell table:style-name="ce12" table:formula="of:=[.E102]/1000000000" office:value-type="float" office:value="34.569053403" calcext:value-type="float">
            <text:p>34.5691</text:p>
          </table:table-cell>
          <table:table-cell office:value-type="float" office:value="738" calcext:value-type="float">
            <text:p>738</text:p>
          </table:table-cell>
          <table:table-cell office:value-type="float" office:value="53530801597" calcext:value-type="float">
            <text:p>53530801597</text:p>
          </table:table-cell>
          <table:table-cell table:style-name="ce5" table:formula="of:=[.H102]/1000000000" office:value-type="float" office:value="53.530801597" calcext:value-type="float">
            <text:p>53.5308</text:p>
          </table:table-cell>
          <table:table-cell table:number-columns-repeated="101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4287033905" calcext:value-type="float">
            <text:p>44287033905</text:p>
          </table:table-cell>
          <table:table-cell table:formula="of:=[.B103]/1000000000" office:value-type="float" office:value="44.287033905" calcext:value-type="float">
            <text:p>44.2870</text:p>
          </table:table-cell>
          <table:table-cell office:value-type="float" office:value="769" calcext:value-type="float">
            <text:p>769</text:p>
          </table:table-cell>
          <table:table-cell office:value-type="float" office:value="34693841715" calcext:value-type="float">
            <text:p>34693841715</text:p>
          </table:table-cell>
          <table:table-cell table:style-name="ce12" table:formula="of:=[.E103]/1000000000" office:value-type="float" office:value="34.693841715" calcext:value-type="float">
            <text:p>34.6938</text:p>
          </table:table-cell>
          <table:table-cell office:value-type="float" office:value="737" calcext:value-type="float">
            <text:p>737</text:p>
          </table:table-cell>
          <table:table-cell office:value-type="float" office:value="54042248073" calcext:value-type="float">
            <text:p>54042248073</text:p>
          </table:table-cell>
          <table:table-cell table:style-name="ce5" table:formula="of:=[.H103]/1000000000" office:value-type="float" office:value="54.042248073" calcext:value-type="float">
            <text:p>54.0422</text:p>
          </table:table-cell>
          <table:table-cell table:number-columns-repeated="101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5873593890" calcext:value-type="float">
            <text:p>45873593890</text:p>
          </table:table-cell>
          <table:table-cell table:formula="of:=[.B104]/1000000000" office:value-type="float" office:value="45.87359389" calcext:value-type="float">
            <text:p>45.8736</text:p>
          </table:table-cell>
          <table:table-cell office:value-type="float" office:value="768" calcext:value-type="float">
            <text:p>768</text:p>
          </table:table-cell>
          <table:table-cell office:value-type="float" office:value="35457072786" calcext:value-type="float">
            <text:p>35457072786</text:p>
          </table:table-cell>
          <table:table-cell table:style-name="ce12" table:formula="of:=[.E104]/1000000000" office:value-type="float" office:value="35.457072786" calcext:value-type="float">
            <text:p>35.4571</text:p>
          </table:table-cell>
          <table:table-cell office:value-type="float" office:value="735" calcext:value-type="float">
            <text:p>735</text:p>
          </table:table-cell>
          <table:table-cell office:value-type="float" office:value="54343880105" calcext:value-type="float">
            <text:p>54343880105</text:p>
          </table:table-cell>
          <table:table-cell table:style-name="ce5" table:formula="of:=[.H104]/1000000000" office:value-type="float" office:value="54.343880105" calcext:value-type="float">
            <text:p>54.3439</text:p>
          </table:table-cell>
          <table:table-cell table:number-columns-repeated="101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198718868" calcext:value-type="float">
            <text:p>46198718868</text:p>
          </table:table-cell>
          <table:table-cell table:formula="of:=[.B105]/1000000000" office:value-type="float" office:value="46.198718868" calcext:value-type="float">
            <text:p>46.1987</text:p>
          </table:table-cell>
          <table:table-cell office:value-type="float" office:value="765" calcext:value-type="float">
            <text:p>765</text:p>
          </table:table-cell>
          <table:table-cell office:value-type="float" office:value="35572813938" calcext:value-type="float">
            <text:p>35572813938</text:p>
          </table:table-cell>
          <table:table-cell table:style-name="ce12" table:formula="of:=[.E105]/1000000000" office:value-type="float" office:value="35.572813938" calcext:value-type="float">
            <text:p>35.5728</text:p>
          </table:table-cell>
          <table:table-cell office:value-type="float" office:value="733" calcext:value-type="float">
            <text:p>733</text:p>
          </table:table-cell>
          <table:table-cell office:value-type="float" office:value="56007066957" calcext:value-type="float">
            <text:p>56007066957</text:p>
          </table:table-cell>
          <table:table-cell table:style-name="ce5" table:formula="of:=[.H105]/1000000000" office:value-type="float" office:value="56.007066957" calcext:value-type="float">
            <text:p>56.0071</text:p>
          </table:table-cell>
          <table:table-cell table:number-columns-repeated="101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6382779125" calcext:value-type="float">
            <text:p>46382779125</text:p>
          </table:table-cell>
          <table:table-cell table:formula="of:=[.B106]/1000000000" office:value-type="float" office:value="46.382779125" calcext:value-type="float">
            <text:p>46.3828</text:p>
          </table:table-cell>
          <table:table-cell office:value-type="float" office:value="759" calcext:value-type="float">
            <text:p>759</text:p>
          </table:table-cell>
          <table:table-cell office:value-type="float" office:value="35692214174" calcext:value-type="float">
            <text:p>35692214174</text:p>
          </table:table-cell>
          <table:table-cell table:style-name="ce12" table:formula="of:=[.E106]/1000000000" office:value-type="float" office:value="35.692214174" calcext:value-type="float">
            <text:p>35.6922</text:p>
          </table:table-cell>
          <table:table-cell office:value-type="float" office:value="731" calcext:value-type="float">
            <text:p>731</text:p>
          </table:table-cell>
          <table:table-cell office:value-type="float" office:value="56214135861" calcext:value-type="float">
            <text:p>56214135861</text:p>
          </table:table-cell>
          <table:table-cell table:style-name="ce5" table:formula="of:=[.H106]/1000000000" office:value-type="float" office:value="56.214135861" calcext:value-type="float">
            <text:p>56.2141</text:p>
          </table:table-cell>
          <table:table-cell table:number-columns-repeated="101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7295896273" calcext:value-type="float">
            <text:p>47295896273</text:p>
          </table:table-cell>
          <table:table-cell table:formula="of:=[.B107]/1000000000" office:value-type="float" office:value="47.295896273" calcext:value-type="float">
            <text:p>47.2959</text:p>
          </table:table-cell>
          <table:table-cell office:value-type="float" office:value="755" calcext:value-type="float">
            <text:p>755</text:p>
          </table:table-cell>
          <table:table-cell office:value-type="float" office:value="35803248558" calcext:value-type="float">
            <text:p>35803248558</text:p>
          </table:table-cell>
          <table:table-cell table:style-name="ce12" table:formula="of:=[.E107]/1000000000" office:value-type="float" office:value="35.803248558" calcext:value-type="float">
            <text:p>35.8032</text:p>
          </table:table-cell>
          <table:table-cell office:value-type="float" office:value="726" calcext:value-type="float">
            <text:p>726</text:p>
          </table:table-cell>
          <table:table-cell office:value-type="float" office:value="57248192120" calcext:value-type="float">
            <text:p>57248192120</text:p>
          </table:table-cell>
          <table:table-cell table:style-name="ce5" table:formula="of:=[.H107]/1000000000" office:value-type="float" office:value="57.24819212" calcext:value-type="float">
            <text:p>57.2482</text:p>
          </table:table-cell>
          <table:table-cell table:number-columns-repeated="101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8527178233" calcext:value-type="float">
            <text:p>48527178233</text:p>
          </table:table-cell>
          <table:table-cell table:formula="of:=[.B108]/1000000000" office:value-type="float" office:value="48.527178233" calcext:value-type="float">
            <text:p>48.5272</text:p>
          </table:table-cell>
          <table:table-cell office:value-type="float" office:value="754" calcext:value-type="float">
            <text:p>754</text:p>
          </table:table-cell>
          <table:table-cell office:value-type="float" office:value="36837378696" calcext:value-type="float">
            <text:p>36837378696</text:p>
          </table:table-cell>
          <table:table-cell table:style-name="ce12" table:formula="of:=[.E108]/1000000000" office:value-type="float" office:value="36.837378696" calcext:value-type="float">
            <text:p>36.8374</text:p>
          </table:table-cell>
          <table:table-cell office:value-type="float" office:value="721" calcext:value-type="float">
            <text:p>721</text:p>
          </table:table-cell>
          <table:table-cell office:value-type="float" office:value="63308228979" calcext:value-type="float">
            <text:p>63308228979</text:p>
          </table:table-cell>
          <table:table-cell table:style-name="ce5" table:formula="of:=[.H108]/1000000000" office:value-type="float" office:value="63.308228979" calcext:value-type="float">
            <text:p>63.3082</text:p>
          </table:table-cell>
          <table:table-cell table:number-columns-repeated="101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8713288485" calcext:value-type="float">
            <text:p>48713288485</text:p>
          </table:table-cell>
          <table:table-cell table:formula="of:=[.B109]/1000000000" office:value-type="float" office:value="48.713288485" calcext:value-type="float">
            <text:p>48.7133</text:p>
          </table:table-cell>
          <table:table-cell office:value-type="float" office:value="751" calcext:value-type="float">
            <text:p>751</text:p>
          </table:table-cell>
          <table:table-cell office:value-type="float" office:value="37342896832" calcext:value-type="float">
            <text:p>37342896832</text:p>
          </table:table-cell>
          <table:table-cell table:style-name="ce12" table:formula="of:=[.E109]/1000000000" office:value-type="float" office:value="37.342896832" calcext:value-type="float">
            <text:p>37.3429</text:p>
          </table:table-cell>
          <table:table-cell office:value-type="float" office:value="719" calcext:value-type="float">
            <text:p>719</text:p>
          </table:table-cell>
          <table:table-cell office:value-type="float" office:value="65597389232" calcext:value-type="float">
            <text:p>65597389232</text:p>
          </table:table-cell>
          <table:table-cell table:style-name="ce5" table:formula="of:=[.H109]/1000000000" office:value-type="float" office:value="65.597389232" calcext:value-type="float">
            <text:p>65.5974</text:p>
          </table:table-cell>
          <table:table-cell table:number-columns-repeated="101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9222750258" calcext:value-type="float">
            <text:p>49222750258</text:p>
          </table:table-cell>
          <table:table-cell table:formula="of:=[.B110]/1000000000" office:value-type="float" office:value="49.222750258" calcext:value-type="float">
            <text:p>49.2228</text:p>
          </table:table-cell>
          <table:table-cell office:value-type="float" office:value="748" calcext:value-type="float">
            <text:p>748</text:p>
          </table:table-cell>
          <table:table-cell office:value-type="float" office:value="38841312257" calcext:value-type="float">
            <text:p>38841312257</text:p>
          </table:table-cell>
          <table:table-cell table:style-name="ce12" table:formula="of:=[.E110]/1000000000" office:value-type="float" office:value="38.841312257" calcext:value-type="float">
            <text:p>38.8413</text:p>
          </table:table-cell>
          <table:table-cell office:value-type="float" office:value="714" calcext:value-type="float">
            <text:p>714</text:p>
          </table:table-cell>
          <table:table-cell office:value-type="float" office:value="67749722000" calcext:value-type="float">
            <text:p>67749722000</text:p>
          </table:table-cell>
          <table:table-cell table:style-name="ce5" table:formula="of:=[.H110]/1000000000" office:value-type="float" office:value="67.749722" calcext:value-type="float">
            <text:p>67.7497</text:p>
          </table:table-cell>
          <table:table-cell table:number-columns-repeated="101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9906318086" calcext:value-type="float">
            <text:p>49906318086</text:p>
          </table:table-cell>
          <table:table-cell table:formula="of:=[.B111]/1000000000" office:value-type="float" office:value="49.906318086" calcext:value-type="float">
            <text:p>49.9063</text:p>
          </table:table-cell>
          <table:table-cell office:value-type="float" office:value="746" calcext:value-type="float">
            <text:p>746</text:p>
          </table:table-cell>
          <table:table-cell office:value-type="float" office:value="38972561858" calcext:value-type="float">
            <text:p>38972561858</text:p>
          </table:table-cell>
          <table:table-cell table:style-name="ce12" table:formula="of:=[.E111]/1000000000" office:value-type="float" office:value="38.972561858" calcext:value-type="float">
            <text:p>38.9726</text:p>
          </table:table-cell>
          <table:table-cell office:value-type="float" office:value="710" calcext:value-type="float">
            <text:p>710</text:p>
          </table:table-cell>
          <table:table-cell office:value-type="float" office:value="70166630046" calcext:value-type="float">
            <text:p>70166630046</text:p>
          </table:table-cell>
          <table:table-cell table:style-name="ce5" table:formula="of:=[.H111]/1000000000" office:value-type="float" office:value="70.166630046" calcext:value-type="float">
            <text:p>70.1666</text:p>
          </table:table-cell>
          <table:table-cell table:number-columns-repeated="101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0082578102" calcext:value-type="float">
            <text:p>50082578102</text:p>
          </table:table-cell>
          <table:table-cell table:formula="of:=[.B112]/1000000000" office:value-type="float" office:value="50.082578102" calcext:value-type="float">
            <text:p>50.0826</text:p>
          </table:table-cell>
          <table:table-cell office:value-type="float" office:value="742" calcext:value-type="float">
            <text:p>742</text:p>
          </table:table-cell>
          <table:table-cell office:value-type="float" office:value="39949282996" calcext:value-type="float">
            <text:p>39949282996</text:p>
          </table:table-cell>
          <table:table-cell table:style-name="ce12" table:formula="of:=[.E112]/1000000000" office:value-type="float" office:value="39.949282996" calcext:value-type="float">
            <text:p>39.9493</text:p>
          </table:table-cell>
          <table:table-cell office:value-type="float" office:value="706" calcext:value-type="float">
            <text:p>706</text:p>
          </table:table-cell>
          <table:table-cell office:value-type="float" office:value="70368848892" calcext:value-type="float">
            <text:p>70368848892</text:p>
          </table:table-cell>
          <table:table-cell table:style-name="ce5" table:formula="of:=[.H112]/1000000000" office:value-type="float" office:value="70.368848892" calcext:value-type="float">
            <text:p>70.3688</text:p>
          </table:table-cell>
          <table:table-cell table:number-columns-repeated="101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1625522800" calcext:value-type="float">
            <text:p>51625522800</text:p>
          </table:table-cell>
          <table:table-cell table:formula="of:=[.B113]/1000000000" office:value-type="float" office:value="51.6255228" calcext:value-type="float">
            <text:p>51.6255</text:p>
          </table:table-cell>
          <table:table-cell office:value-type="float" office:value="739" calcext:value-type="float">
            <text:p>739</text:p>
          </table:table-cell>
          <table:table-cell office:value-type="float" office:value="41597501583" calcext:value-type="float">
            <text:p>41597501583</text:p>
          </table:table-cell>
          <table:table-cell table:style-name="ce12" table:formula="of:=[.E113]/1000000000" office:value-type="float" office:value="41.597501583" calcext:value-type="float">
            <text:p>41.5975</text:p>
          </table:table-cell>
          <table:table-cell office:value-type="float" office:value="703" calcext:value-type="float">
            <text:p>703</text:p>
          </table:table-cell>
          <table:table-cell office:value-type="float" office:value="71559817448" calcext:value-type="float">
            <text:p>71559817448</text:p>
          </table:table-cell>
          <table:table-cell table:style-name="ce5" table:formula="of:=[.H113]/1000000000" office:value-type="float" office:value="71.559817448" calcext:value-type="float">
            <text:p>71.5598</text:p>
          </table:table-cell>
          <table:table-cell table:number-columns-repeated="101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1941813557" calcext:value-type="float">
            <text:p>51941813557</text:p>
          </table:table-cell>
          <table:table-cell table:formula="of:=[.B114]/1000000000" office:value-type="float" office:value="51.941813557" calcext:value-type="float">
            <text:p>51.9418</text:p>
          </table:table-cell>
          <table:table-cell office:value-type="float" office:value="737" calcext:value-type="float">
            <text:p>737</text:p>
          </table:table-cell>
          <table:table-cell office:value-type="float" office:value="42569512135" calcext:value-type="float">
            <text:p>42569512135</text:p>
          </table:table-cell>
          <table:table-cell table:style-name="ce12" table:formula="of:=[.E114]/1000000000" office:value-type="float" office:value="42.569512135" calcext:value-type="float">
            <text:p>42.5695</text:p>
          </table:table-cell>
          <table:table-cell office:value-type="float" office:value="699" calcext:value-type="float">
            <text:p>699</text:p>
          </table:table-cell>
          <table:table-cell office:value-type="float" office:value="72335156329" calcext:value-type="float">
            <text:p>72335156329</text:p>
          </table:table-cell>
          <table:table-cell table:style-name="ce5" table:formula="of:=[.H114]/1000000000" office:value-type="float" office:value="72.335156329" calcext:value-type="float">
            <text:p>72.3352</text:p>
          </table:table-cell>
          <table:table-cell table:number-columns-repeated="101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2118963332" calcext:value-type="float">
            <text:p>52118963332</text:p>
          </table:table-cell>
          <table:table-cell table:formula="of:=[.B115]/1000000000" office:value-type="float" office:value="52.118963332" calcext:value-type="float">
            <text:p>52.1190</text:p>
          </table:table-cell>
          <table:table-cell office:value-type="float" office:value="734" calcext:value-type="float">
            <text:p>734</text:p>
          </table:table-cell>
          <table:table-cell office:value-type="float" office:value="43268390922" calcext:value-type="float">
            <text:p>43268390922</text:p>
          </table:table-cell>
          <table:table-cell table:style-name="ce12" table:formula="of:=[.E115]/1000000000" office:value-type="float" office:value="43.268390922" calcext:value-type="float">
            <text:p>43.2684</text:p>
          </table:table-cell>
          <table:table-cell office:value-type="float" office:value="693" calcext:value-type="float">
            <text:p>693</text:p>
          </table:table-cell>
          <table:table-cell office:value-type="float" office:value="74598602500" calcext:value-type="float">
            <text:p>74598602500</text:p>
          </table:table-cell>
          <table:table-cell table:style-name="ce5" table:formula="of:=[.H115]/1000000000" office:value-type="float" office:value="74.5986025" calcext:value-type="float">
            <text:p>74.5986</text:p>
          </table:table-cell>
          <table:table-cell table:number-columns-repeated="101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2955481475" calcext:value-type="float">
            <text:p>52955481475</text:p>
          </table:table-cell>
          <table:table-cell table:formula="of:=[.B116]/1000000000" office:value-type="float" office:value="52.955481475" calcext:value-type="float">
            <text:p>52.9555</text:p>
          </table:table-cell>
          <table:table-cell office:value-type="float" office:value="731" calcext:value-type="float">
            <text:p>731</text:p>
          </table:table-cell>
          <table:table-cell office:value-type="float" office:value="44249285167" calcext:value-type="float">
            <text:p>44249285167</text:p>
          </table:table-cell>
          <table:table-cell table:style-name="ce12" table:formula="of:=[.E116]/1000000000" office:value-type="float" office:value="44.249285167" calcext:value-type="float">
            <text:p>44.2493</text:p>
          </table:table-cell>
          <table:table-cell office:value-type="float" office:value="685" calcext:value-type="float">
            <text:p>685</text:p>
          </table:table-cell>
          <table:table-cell office:value-type="float" office:value="75206877545" calcext:value-type="float">
            <text:p>75206877545</text:p>
          </table:table-cell>
          <table:table-cell table:style-name="ce5" table:formula="of:=[.H116]/1000000000" office:value-type="float" office:value="75.206877545" calcext:value-type="float">
            <text:p>75.2069</text:p>
          </table:table-cell>
          <table:table-cell table:number-columns-repeated="101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3659699166" calcext:value-type="float">
            <text:p>53659699166</text:p>
          </table:table-cell>
          <table:table-cell table:formula="of:=[.B117]/1000000000" office:value-type="float" office:value="53.659699166" calcext:value-type="float">
            <text:p>53.6597</text:p>
          </table:table-cell>
          <table:table-cell office:value-type="float" office:value="726" calcext:value-type="float">
            <text:p>726</text:p>
          </table:table-cell>
          <table:table-cell office:value-type="float" office:value="44890896580" calcext:value-type="float">
            <text:p>44890896580</text:p>
          </table:table-cell>
          <table:table-cell table:style-name="ce12" table:formula="of:=[.E117]/1000000000" office:value-type="float" office:value="44.89089658" calcext:value-type="float">
            <text:p>44.8909</text:p>
          </table:table-cell>
          <table:table-cell office:value-type="float" office:value="683" calcext:value-type="float">
            <text:p>683</text:p>
          </table:table-cell>
          <table:table-cell office:value-type="float" office:value="77651937263" calcext:value-type="float">
            <text:p>77651937263</text:p>
          </table:table-cell>
          <table:table-cell table:style-name="ce5" table:formula="of:=[.H117]/1000000000" office:value-type="float" office:value="77.651937263" calcext:value-type="float">
            <text:p>77.6519</text:p>
          </table:table-cell>
          <table:table-cell table:number-columns-repeated="101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4170261804" calcext:value-type="float">
            <text:p>54170261804</text:p>
          </table:table-cell>
          <table:table-cell table:formula="of:=[.B118]/1000000000" office:value-type="float" office:value="54.170261804" calcext:value-type="float">
            <text:p>54.1703</text:p>
          </table:table-cell>
          <table:table-cell office:value-type="float" office:value="723" calcext:value-type="float">
            <text:p>723</text:p>
          </table:table-cell>
          <table:table-cell office:value-type="float" office:value="45397246115" calcext:value-type="float">
            <text:p>45397246115</text:p>
          </table:table-cell>
          <table:table-cell table:style-name="ce12" table:formula="of:=[.E118]/1000000000" office:value-type="float" office:value="45.397246115" calcext:value-type="float">
            <text:p>45.3972</text:p>
          </table:table-cell>
          <table:table-cell office:value-type="float" office:value="681" calcext:value-type="float">
            <text:p>681</text:p>
          </table:table-cell>
          <table:table-cell office:value-type="float" office:value="77845219627" calcext:value-type="float">
            <text:p>77845219627</text:p>
          </table:table-cell>
          <table:table-cell table:style-name="ce5" table:formula="of:=[.H118]/1000000000" office:value-type="float" office:value="77.845219627" calcext:value-type="float">
            <text:p>77.8452</text:p>
          </table:table-cell>
          <table:table-cell table:number-columns-repeated="101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4667006203" calcext:value-type="float">
            <text:p>54667006203</text:p>
          </table:table-cell>
          <table:table-cell table:formula="of:=[.B119]/1000000000" office:value-type="float" office:value="54.667006203" calcext:value-type="float">
            <text:p>54.6670</text:p>
          </table:table-cell>
          <table:table-cell office:value-type="float" office:value="720" calcext:value-type="float">
            <text:p>720</text:p>
          </table:table-cell>
          <table:table-cell office:value-type="float" office:value="46748457904" calcext:value-type="float">
            <text:p>46748457904</text:p>
          </table:table-cell>
          <table:table-cell table:style-name="ce12" table:formula="of:=[.E119]/1000000000" office:value-type="float" office:value="46.748457904" calcext:value-type="float">
            <text:p>46.7485</text:p>
          </table:table-cell>
          <table:table-cell office:value-type="float" office:value="676" calcext:value-type="float">
            <text:p>676</text:p>
          </table:table-cell>
          <table:table-cell office:value-type="float" office:value="78117030124" calcext:value-type="float">
            <text:p>78117030124</text:p>
          </table:table-cell>
          <table:table-cell table:style-name="ce5" table:formula="of:=[.H119]/1000000000" office:value-type="float" office:value="78.117030124" calcext:value-type="float">
            <text:p>78.1170</text:p>
          </table:table-cell>
          <table:table-cell table:number-columns-repeated="101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5370743994" calcext:value-type="float">
            <text:p>55370743994</text:p>
          </table:table-cell>
          <table:table-cell table:formula="of:=[.B120]/1000000000" office:value-type="float" office:value="55.370743994" calcext:value-type="float">
            <text:p>55.3707</text:p>
          </table:table-cell>
          <table:table-cell office:value-type="float" office:value="719" calcext:value-type="float">
            <text:p>719</text:p>
          </table:table-cell>
          <table:table-cell office:value-type="float" office:value="48095718603" calcext:value-type="float">
            <text:p>48095718603</text:p>
          </table:table-cell>
          <table:table-cell table:style-name="ce12" table:formula="of:=[.E120]/1000000000" office:value-type="float" office:value="48.095718603" calcext:value-type="float">
            <text:p>48.0957</text:p>
          </table:table-cell>
          <table:table-cell office:value-type="float" office:value="674" calcext:value-type="float">
            <text:p>674</text:p>
          </table:table-cell>
          <table:table-cell office:value-type="float" office:value="78213308451" calcext:value-type="float">
            <text:p>78213308451</text:p>
          </table:table-cell>
          <table:table-cell table:style-name="ce5" table:formula="of:=[.H120]/1000000000" office:value-type="float" office:value="78.213308451" calcext:value-type="float">
            <text:p>78.2133</text:p>
          </table:table-cell>
          <table:table-cell table:number-columns-repeated="101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6053654890" calcext:value-type="float">
            <text:p>56053654890</text:p>
          </table:table-cell>
          <table:table-cell table:formula="of:=[.B121]/1000000000" office:value-type="float" office:value="56.05365489" calcext:value-type="float">
            <text:p>56.0537</text:p>
          </table:table-cell>
          <table:table-cell office:value-type="float" office:value="715" calcext:value-type="float">
            <text:p>715</text:p>
          </table:table-cell>
          <table:table-cell office:value-type="float" office:value="48216893517" calcext:value-type="float">
            <text:p>48216893517</text:p>
          </table:table-cell>
          <table:table-cell table:style-name="ce12" table:formula="of:=[.E121]/1000000000" office:value-type="float" office:value="48.216893517" calcext:value-type="float">
            <text:p>48.2169</text:p>
          </table:table-cell>
          <table:table-cell office:value-type="float" office:value="672" calcext:value-type="float">
            <text:p>672</text:p>
          </table:table-cell>
          <table:table-cell office:value-type="float" office:value="79257965785" calcext:value-type="float">
            <text:p>79257965785</text:p>
          </table:table-cell>
          <table:table-cell table:style-name="ce5" table:formula="of:=[.H121]/1000000000" office:value-type="float" office:value="79.257965785" calcext:value-type="float">
            <text:p>79.2580</text:p>
          </table:table-cell>
          <table:table-cell table:number-columns-repeated="101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7362375721" calcext:value-type="float">
            <text:p>57362375721</text:p>
          </table:table-cell>
          <table:table-cell table:formula="of:=[.B122]/1000000000" office:value-type="float" office:value="57.362375721" calcext:value-type="float">
            <text:p>57.3624</text:p>
          </table:table-cell>
          <table:table-cell office:value-type="float" office:value="714" calcext:value-type="float">
            <text:p>714</text:p>
          </table:table-cell>
          <table:table-cell office:value-type="float" office:value="48334631906" calcext:value-type="float">
            <text:p>48334631906</text:p>
          </table:table-cell>
          <table:table-cell table:style-name="ce12" table:formula="of:=[.E122]/1000000000" office:value-type="float" office:value="48.334631906" calcext:value-type="float">
            <text:p>48.3346</text:p>
          </table:table-cell>
          <table:table-cell office:value-type="float" office:value="669" calcext:value-type="float">
            <text:p>669</text:p>
          </table:table-cell>
          <table:table-cell office:value-type="float" office:value="80223122071" calcext:value-type="float">
            <text:p>80223122071</text:p>
          </table:table-cell>
          <table:table-cell table:style-name="ce5" table:formula="of:=[.H122]/1000000000" office:value-type="float" office:value="80.223122071" calcext:value-type="float">
            <text:p>80.2231</text:p>
          </table:table-cell>
          <table:table-cell table:number-columns-repeated="101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0424725684" calcext:value-type="float">
            <text:p>60424725684</text:p>
          </table:table-cell>
          <table:table-cell table:formula="of:=[.B123]/1000000000" office:value-type="float" office:value="60.424725684" calcext:value-type="float">
            <text:p>60.4247</text:p>
          </table:table-cell>
          <table:table-cell office:value-type="float" office:value="712" calcext:value-type="float">
            <text:p>712</text:p>
          </table:table-cell>
          <table:table-cell office:value-type="float" office:value="49046190095" calcext:value-type="float">
            <text:p>49046190095</text:p>
          </table:table-cell>
          <table:table-cell table:style-name="ce12" table:formula="of:=[.E123]/1000000000" office:value-type="float" office:value="49.046190095" calcext:value-type="float">
            <text:p>49.0462</text:p>
          </table:table-cell>
          <table:table-cell office:value-type="float" office:value="663" calcext:value-type="float">
            <text:p>663</text:p>
          </table:table-cell>
          <table:table-cell office:value-type="float" office:value="83685591957" calcext:value-type="float">
            <text:p>83685591957</text:p>
          </table:table-cell>
          <table:table-cell table:style-name="ce5" table:formula="of:=[.H123]/1000000000" office:value-type="float" office:value="83.685591957" calcext:value-type="float">
            <text:p>83.6856</text:p>
          </table:table-cell>
          <table:table-cell table:number-columns-repeated="101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2300551005" calcext:value-type="float">
            <text:p>62300551005</text:p>
          </table:table-cell>
          <table:table-cell table:formula="of:=[.B124]/1000000000" office:value-type="float" office:value="62.300551005" calcext:value-type="float">
            <text:p>62.3006</text:p>
          </table:table-cell>
          <table:table-cell office:value-type="float" office:value="709" calcext:value-type="float">
            <text:p>709</text:p>
          </table:table-cell>
          <table:table-cell office:value-type="float" office:value="49672864571" calcext:value-type="float">
            <text:p>49672864571</text:p>
          </table:table-cell>
          <table:table-cell table:style-name="ce12" table:formula="of:=[.E124]/1000000000" office:value-type="float" office:value="49.672864571" calcext:value-type="float">
            <text:p>49.6729</text:p>
          </table:table-cell>
          <table:table-cell office:value-type="float" office:value="659" calcext:value-type="float">
            <text:p>659</text:p>
          </table:table-cell>
          <table:table-cell office:value-type="float" office:value="84728649500" calcext:value-type="float">
            <text:p>84728649500</text:p>
          </table:table-cell>
          <table:table-cell table:style-name="ce5" table:formula="of:=[.H124]/1000000000" office:value-type="float" office:value="84.7286495" calcext:value-type="float">
            <text:p>84.7286</text:p>
          </table:table-cell>
          <table:table-cell table:number-columns-repeated="101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3480008480" calcext:value-type="float">
            <text:p>63480008480</text:p>
          </table:table-cell>
          <table:table-cell table:formula="of:=[.B125]/1000000000" office:value-type="float" office:value="63.48000848" calcext:value-type="float">
            <text:p>63.4800</text:p>
          </table:table-cell>
          <table:table-cell office:value-type="float" office:value="705" calcext:value-type="float">
            <text:p>705</text:p>
          </table:table-cell>
          <table:table-cell office:value-type="float" office:value="50929445994" calcext:value-type="float">
            <text:p>50929445994</text:p>
          </table:table-cell>
          <table:table-cell table:style-name="ce12" table:formula="of:=[.E125]/1000000000" office:value-type="float" office:value="50.929445994" calcext:value-type="float">
            <text:p>50.9294</text:p>
          </table:table-cell>
          <table:table-cell office:value-type="float" office:value="653" calcext:value-type="float">
            <text:p>653</text:p>
          </table:table-cell>
          <table:table-cell office:value-type="float" office:value="86051150177" calcext:value-type="float">
            <text:p>86051150177</text:p>
          </table:table-cell>
          <table:table-cell table:style-name="ce5" table:formula="of:=[.H125]/1000000000" office:value-type="float" office:value="86.051150177" calcext:value-type="float">
            <text:p>86.0512</text:p>
          </table:table-cell>
          <table:table-cell table:number-columns-repeated="101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5803999093" calcext:value-type="float">
            <text:p>65803999093</text:p>
          </table:table-cell>
          <table:table-cell table:formula="of:=[.B126]/1000000000" office:value-type="float" office:value="65.803999093" calcext:value-type="float">
            <text:p>65.8040</text:p>
          </table:table-cell>
          <table:table-cell office:value-type="float" office:value="703" calcext:value-type="float">
            <text:p>703</text:p>
          </table:table-cell>
          <table:table-cell office:value-type="float" office:value="51187509286" calcext:value-type="float">
            <text:p>51187509286</text:p>
          </table:table-cell>
          <table:table-cell table:style-name="ce12" table:formula="of:=[.E126]/1000000000" office:value-type="float" office:value="51.187509286" calcext:value-type="float">
            <text:p>51.1875</text:p>
          </table:table-cell>
          <table:table-cell office:value-type="float" office:value="648" calcext:value-type="float">
            <text:p>648</text:p>
          </table:table-cell>
          <table:table-cell office:value-type="float" office:value="86787637525" calcext:value-type="float">
            <text:p>86787637525</text:p>
          </table:table-cell>
          <table:table-cell table:style-name="ce5" table:formula="of:=[.H126]/1000000000" office:value-type="float" office:value="86.787637525" calcext:value-type="float">
            <text:p>86.7876</text:p>
          </table:table-cell>
          <table:table-cell table:number-columns-repeated="101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6852685103" calcext:value-type="float">
            <text:p>66852685103</text:p>
          </table:table-cell>
          <table:table-cell table:formula="of:=[.B127]/1000000000" office:value-type="float" office:value="66.852685103" calcext:value-type="float">
            <text:p>66.8527</text:p>
          </table:table-cell>
          <table:table-cell office:value-type="float" office:value="700" calcext:value-type="float">
            <text:p>700</text:p>
          </table:table-cell>
          <table:table-cell office:value-type="float" office:value="52846282680" calcext:value-type="float">
            <text:p>52846282680</text:p>
          </table:table-cell>
          <table:table-cell table:style-name="ce12" table:formula="of:=[.E127]/1000000000" office:value-type="float" office:value="52.84628268" calcext:value-type="float">
            <text:p>52.8463</text:p>
          </table:table-cell>
          <table:table-cell office:value-type="float" office:value="646" calcext:value-type="float">
            <text:p>646</text:p>
          </table:table-cell>
          <table:table-cell office:value-type="float" office:value="91782249917" calcext:value-type="float">
            <text:p>91782249917</text:p>
          </table:table-cell>
          <table:table-cell table:style-name="ce5" table:formula="of:=[.H127]/1000000000" office:value-type="float" office:value="91.782249917" calcext:value-type="float">
            <text:p>91.7822</text:p>
          </table:table-cell>
          <table:table-cell table:number-columns-repeated="101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7673598197" calcext:value-type="float">
            <text:p>67673598197</text:p>
          </table:table-cell>
          <table:table-cell table:formula="of:=[.B128]/1000000000" office:value-type="float" office:value="67.673598197" calcext:value-type="float">
            <text:p>67.6736</text:p>
          </table:table-cell>
          <table:table-cell office:value-type="float" office:value="697" calcext:value-type="float">
            <text:p>697</text:p>
          </table:table-cell>
          <table:table-cell office:value-type="float" office:value="54308696117" calcext:value-type="float">
            <text:p>54308696117</text:p>
          </table:table-cell>
          <table:table-cell table:style-name="ce12" table:formula="of:=[.E128]/1000000000" office:value-type="float" office:value="54.308696117" calcext:value-type="float">
            <text:p>54.3087</text:p>
          </table:table-cell>
          <table:table-cell office:value-type="float" office:value="644" calcext:value-type="float">
            <text:p>644</text:p>
          </table:table-cell>
          <table:table-cell office:value-type="float" office:value="91998941209" calcext:value-type="float">
            <text:p>91998941209</text:p>
          </table:table-cell>
          <table:table-cell table:style-name="ce5" table:formula="of:=[.H128]/1000000000" office:value-type="float" office:value="91.998941209" calcext:value-type="float">
            <text:p>91.9989</text:p>
          </table:table-cell>
          <table:table-cell table:number-columns-repeated="101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7840450036" calcext:value-type="float">
            <text:p>67840450036</text:p>
          </table:table-cell>
          <table:table-cell table:formula="of:=[.B129]/1000000000" office:value-type="float" office:value="67.840450036" calcext:value-type="float">
            <text:p>67.8405</text:p>
          </table:table-cell>
          <table:table-cell office:value-type="float" office:value="690" calcext:value-type="float">
            <text:p>690</text:p>
          </table:table-cell>
          <table:table-cell office:value-type="float" office:value="55103461677" calcext:value-type="float">
            <text:p>55103461677</text:p>
          </table:table-cell>
          <table:table-cell table:style-name="ce12" table:formula="of:=[.E129]/1000000000" office:value-type="float" office:value="55.103461677" calcext:value-type="float">
            <text:p>55.1035</text:p>
          </table:table-cell>
          <table:table-cell office:value-type="float" office:value="643" calcext:value-type="float">
            <text:p>643</text:p>
          </table:table-cell>
          <table:table-cell office:value-type="float" office:value="93231022689" calcext:value-type="float">
            <text:p>93231022689</text:p>
          </table:table-cell>
          <table:table-cell table:style-name="ce5" table:formula="of:=[.H129]/1000000000" office:value-type="float" office:value="93.231022689" calcext:value-type="float">
            <text:p>93.2310</text:p>
          </table:table-cell>
          <table:table-cell table:number-columns-repeated="101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8882231616" calcext:value-type="float">
            <text:p>68882231616</text:p>
          </table:table-cell>
          <table:table-cell table:formula="of:=[.B130]/1000000000" office:value-type="float" office:value="68.882231616" calcext:value-type="float">
            <text:p>68.8822</text:p>
          </table:table-cell>
          <table:table-cell office:value-type="float" office:value="688" calcext:value-type="float">
            <text:p>688</text:p>
          </table:table-cell>
          <table:table-cell office:value-type="float" office:value="55216208693" calcext:value-type="float">
            <text:p>55216208693</text:p>
          </table:table-cell>
          <table:table-cell table:style-name="ce12" table:formula="of:=[.E130]/1000000000" office:value-type="float" office:value="55.216208693" calcext:value-type="float">
            <text:p>55.2162</text:p>
          </table:table-cell>
          <table:table-cell office:value-type="float" office:value="642" calcext:value-type="float">
            <text:p>642</text:p>
          </table:table-cell>
          <table:table-cell office:value-type="float" office:value="94637806443" calcext:value-type="float">
            <text:p>94637806443</text:p>
          </table:table-cell>
          <table:table-cell table:style-name="ce5" table:formula="of:=[.H130]/1000000000" office:value-type="float" office:value="94.637806443" calcext:value-type="float">
            <text:p>94.6378</text:p>
          </table:table-cell>
          <table:table-cell table:number-columns-repeated="101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9882874524" calcext:value-type="float">
            <text:p>69882874524</text:p>
          </table:table-cell>
          <table:table-cell table:formula="of:=[.B131]/1000000000" office:value-type="float" office:value="69.882874524" calcext:value-type="float">
            <text:p>69.8829</text:p>
          </table:table-cell>
          <table:table-cell office:value-type="float" office:value="684" calcext:value-type="float">
            <text:p>684</text:p>
          </table:table-cell>
          <table:table-cell office:value-type="float" office:value="55326005255" calcext:value-type="float">
            <text:p>55326005255</text:p>
          </table:table-cell>
          <table:table-cell table:style-name="ce12" table:formula="of:=[.E131]/1000000000" office:value-type="float" office:value="55.326005255" calcext:value-type="float">
            <text:p>55.3260</text:p>
          </table:table-cell>
          <table:table-cell office:value-type="float" office:value="641" calcext:value-type="float">
            <text:p>641</text:p>
          </table:table-cell>
          <table:table-cell office:value-type="float" office:value="94723216735" calcext:value-type="float">
            <text:p>94723216735</text:p>
          </table:table-cell>
          <table:table-cell table:style-name="ce5" table:formula="of:=[.H131]/1000000000" office:value-type="float" office:value="94.723216735" calcext:value-type="float">
            <text:p>94.7232</text:p>
          </table:table-cell>
          <table:table-cell table:number-columns-repeated="101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0528987890" calcext:value-type="float">
            <text:p>70528987890</text:p>
          </table:table-cell>
          <table:table-cell table:formula="of:=[.B132]/1000000000" office:value-type="float" office:value="70.52898789" calcext:value-type="float">
            <text:p>70.5290</text:p>
          </table:table-cell>
          <table:table-cell office:value-type="float" office:value="683" calcext:value-type="float">
            <text:p>683</text:p>
          </table:table-cell>
          <table:table-cell office:value-type="float" office:value="55434186037" calcext:value-type="float">
            <text:p>55434186037</text:p>
          </table:table-cell>
          <table:table-cell table:style-name="ce12" table:formula="of:=[.E132]/1000000000" office:value-type="float" office:value="55.434186037" calcext:value-type="float">
            <text:p>55.4342</text:p>
          </table:table-cell>
          <table:table-cell office:value-type="float" office:value="639" calcext:value-type="float">
            <text:p>639</text:p>
          </table:table-cell>
          <table:table-cell office:value-type="float" office:value="95007118020" calcext:value-type="float">
            <text:p>95007118020</text:p>
          </table:table-cell>
          <table:table-cell table:style-name="ce5" table:formula="of:=[.H132]/1000000000" office:value-type="float" office:value="95.00711802" calcext:value-type="float">
            <text:p>95.0071</text:p>
          </table:table-cell>
          <table:table-cell table:number-columns-repeated="101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3469049379" calcext:value-type="float">
            <text:p>73469049379</text:p>
          </table:table-cell>
          <table:table-cell table:formula="of:=[.B133]/1000000000" office:value-type="float" office:value="73.469049379" calcext:value-type="float">
            <text:p>73.4690</text:p>
          </table:table-cell>
          <table:table-cell office:value-type="float" office:value="682" calcext:value-type="float">
            <text:p>682</text:p>
          </table:table-cell>
          <table:table-cell office:value-type="float" office:value="58145544264" calcext:value-type="float">
            <text:p>58145544264</text:p>
          </table:table-cell>
          <table:table-cell table:style-name="ce12" table:formula="of:=[.E133]/1000000000" office:value-type="float" office:value="58.145544264" calcext:value-type="float">
            <text:p>58.1455</text:p>
          </table:table-cell>
          <table:table-cell office:value-type="float" office:value="637" calcext:value-type="float">
            <text:p>637</text:p>
          </table:table-cell>
          <table:table-cell office:value-type="float" office:value="95612311384" calcext:value-type="float">
            <text:p>95612311384</text:p>
          </table:table-cell>
          <table:table-cell table:style-name="ce5" table:formula="of:=[.H133]/1000000000" office:value-type="float" office:value="95.612311384" calcext:value-type="float">
            <text:p>95.6123</text:p>
          </table:table-cell>
          <table:table-cell table:number-columns-repeated="101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6151892842" calcext:value-type="float">
            <text:p>76151892842</text:p>
          </table:table-cell>
          <table:table-cell table:formula="of:=[.B134]/1000000000" office:value-type="float" office:value="76.151892842" calcext:value-type="float">
            <text:p>76.1519</text:p>
          </table:table-cell>
          <table:table-cell office:value-type="float" office:value="681" calcext:value-type="float">
            <text:p>681</text:p>
          </table:table-cell>
          <table:table-cell office:value-type="float" office:value="58259111259" calcext:value-type="float">
            <text:p>58259111259</text:p>
          </table:table-cell>
          <table:table-cell table:style-name="ce12" table:formula="of:=[.E134]/1000000000" office:value-type="float" office:value="58.259111259" calcext:value-type="float">
            <text:p>58.2591</text:p>
          </table:table-cell>
          <table:table-cell office:value-type="float" office:value="636" calcext:value-type="float">
            <text:p>636</text:p>
          </table:table-cell>
          <table:table-cell office:value-type="float" office:value="96154980183" calcext:value-type="float">
            <text:p>96154980183</text:p>
          </table:table-cell>
          <table:table-cell table:style-name="ce5" table:formula="of:=[.H134]/1000000000" office:value-type="float" office:value="96.154980183" calcext:value-type="float">
            <text:p>96.1550</text:p>
          </table:table-cell>
          <table:table-cell table:number-columns-repeated="101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7323325034" calcext:value-type="float">
            <text:p>77323325034</text:p>
          </table:table-cell>
          <table:table-cell table:formula="of:=[.B135]/1000000000" office:value-type="float" office:value="77.323325034" calcext:value-type="float">
            <text:p>77.3233</text:p>
          </table:table-cell>
          <table:table-cell office:value-type="float" office:value="676" calcext:value-type="float">
            <text:p>676</text:p>
          </table:table-cell>
          <table:table-cell office:value-type="float" office:value="58367638159" calcext:value-type="float">
            <text:p>58367638159</text:p>
          </table:table-cell>
          <table:table-cell table:style-name="ce12" table:formula="of:=[.E135]/1000000000" office:value-type="float" office:value="58.367638159" calcext:value-type="float">
            <text:p>58.3676</text:p>
          </table:table-cell>
          <table:table-cell office:value-type="float" office:value="633" calcext:value-type="float">
            <text:p>633</text:p>
          </table:table-cell>
          <table:table-cell office:value-type="float" office:value="96444185477" calcext:value-type="float">
            <text:p>96444185477</text:p>
          </table:table-cell>
          <table:table-cell table:style-name="ce5" table:formula="of:=[.H135]/1000000000" office:value-type="float" office:value="96.444185477" calcext:value-type="float">
            <text:p>96.4442</text:p>
          </table:table-cell>
          <table:table-cell table:number-columns-repeated="101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9143274471" calcext:value-type="float">
            <text:p>79143274471</text:p>
          </table:table-cell>
          <table:table-cell table:formula="of:=[.B136]/1000000000" office:value-type="float" office:value="79.143274471" calcext:value-type="float">
            <text:p>79.1433</text:p>
          </table:table-cell>
          <table:table-cell office:value-type="float" office:value="674" calcext:value-type="float">
            <text:p>674</text:p>
          </table:table-cell>
          <table:table-cell office:value-type="float" office:value="59496660775" calcext:value-type="float">
            <text:p>59496660775</text:p>
          </table:table-cell>
          <table:table-cell table:style-name="ce12" table:formula="of:=[.E136]/1000000000" office:value-type="float" office:value="59.496660775" calcext:value-type="float">
            <text:p>59.4967</text:p>
          </table:table-cell>
          <table:table-cell office:value-type="float" office:value="626" calcext:value-type="float">
            <text:p>626</text:p>
          </table:table-cell>
          <table:table-cell office:value-type="float" office:value="97604552474" calcext:value-type="float">
            <text:p>97604552474</text:p>
          </table:table-cell>
          <table:table-cell table:style-name="ce5" table:formula="of:=[.H136]/1000000000" office:value-type="float" office:value="97.604552474" calcext:value-type="float">
            <text:p>97.6046</text:p>
          </table:table-cell>
          <table:table-cell table:number-columns-repeated="101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1345512777" calcext:value-type="float">
            <text:p>81345512777</text:p>
          </table:table-cell>
          <table:table-cell table:formula="of:=[.B137]/1000000000" office:value-type="float" office:value="81.345512777" calcext:value-type="float">
            <text:p>81.3455</text:p>
          </table:table-cell>
          <table:table-cell office:value-type="float" office:value="673" calcext:value-type="float">
            <text:p>673</text:p>
          </table:table-cell>
          <table:table-cell office:value-type="float" office:value="59729478344" calcext:value-type="float">
            <text:p>59729478344</text:p>
          </table:table-cell>
          <table:table-cell table:style-name="ce12" table:formula="of:=[.E137]/1000000000" office:value-type="float" office:value="59.729478344" calcext:value-type="float">
            <text:p>59.7295</text:p>
          </table:table-cell>
          <table:table-cell office:value-type="float" office:value="625" calcext:value-type="float">
            <text:p>625</text:p>
          </table:table-cell>
          <table:table-cell office:value-type="float" office:value="100316226143" calcext:value-type="float">
            <text:p>100316226143</text:p>
          </table:table-cell>
          <table:table-cell table:style-name="ce5" table:formula="of:=[.H137]/1000000000" office:value-type="float" office:value="100.316226143" calcext:value-type="float">
            <text:p>100.3162</text:p>
          </table:table-cell>
          <table:table-cell table:number-columns-repeated="101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2870829089" calcext:value-type="float">
            <text:p>82870829089</text:p>
          </table:table-cell>
          <table:table-cell table:formula="of:=[.B138]/1000000000" office:value-type="float" office:value="82.870829089" calcext:value-type="float">
            <text:p>82.8708</text:p>
          </table:table-cell>
          <table:table-cell office:value-type="float" office:value="672" calcext:value-type="float">
            <text:p>672</text:p>
          </table:table-cell>
          <table:table-cell office:value-type="float" office:value="59965296071" calcext:value-type="float">
            <text:p>59965296071</text:p>
          </table:table-cell>
          <table:table-cell table:style-name="ce12" table:formula="of:=[.E138]/1000000000" office:value-type="float" office:value="59.965296071" calcext:value-type="float">
            <text:p>59.9653</text:p>
          </table:table-cell>
          <table:table-cell office:value-type="float" office:value="624" calcext:value-type="float">
            <text:p>624</text:p>
          </table:table-cell>
          <table:table-cell office:value-type="float" office:value="107464132076" calcext:value-type="float">
            <text:p>107464132076</text:p>
          </table:table-cell>
          <table:table-cell table:style-name="ce5" table:formula="of:=[.H138]/1000000000" office:value-type="float" office:value="107.464132076" calcext:value-type="float">
            <text:p>107.4641</text:p>
          </table:table-cell>
          <table:table-cell table:number-columns-repeated="101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7376312816" calcext:value-type="float">
            <text:p>87376312816</text:p>
          </table:table-cell>
          <table:table-cell table:formula="of:=[.B139]/1000000000" office:value-type="float" office:value="87.376312816" calcext:value-type="float">
            <text:p>87.3763</text:p>
          </table:table-cell>
          <table:table-cell office:value-type="float" office:value="669" calcext:value-type="float">
            <text:p>669</text:p>
          </table:table-cell>
          <table:table-cell office:value-type="float" office:value="60671867727" calcext:value-type="float">
            <text:p>60671867727</text:p>
          </table:table-cell>
          <table:table-cell table:style-name="ce12" table:formula="of:=[.E139]/1000000000" office:value-type="float" office:value="60.671867727" calcext:value-type="float">
            <text:p>60.6719</text:p>
          </table:table-cell>
          <table:table-cell office:value-type="float" office:value="622" calcext:value-type="float">
            <text:p>622</text:p>
          </table:table-cell>
          <table:table-cell office:value-type="float" office:value="107569727589" calcext:value-type="float">
            <text:p>107569727589</text:p>
          </table:table-cell>
          <table:table-cell table:style-name="ce5" table:formula="of:=[.H139]/1000000000" office:value-type="float" office:value="107.569727589" calcext:value-type="float">
            <text:p>107.5697</text:p>
          </table:table-cell>
          <table:table-cell table:number-columns-repeated="101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8064389572" calcext:value-type="float">
            <text:p>88064389572</text:p>
          </table:table-cell>
          <table:table-cell table:formula="of:=[.B140]/1000000000" office:value-type="float" office:value="88.064389572" calcext:value-type="float">
            <text:p>88.0644</text:p>
          </table:table-cell>
          <table:table-cell office:value-type="float" office:value="665" calcext:value-type="float">
            <text:p>665</text:p>
          </table:table-cell>
          <table:table-cell office:value-type="float" office:value="62769388386" calcext:value-type="float">
            <text:p>62769388386</text:p>
          </table:table-cell>
          <table:table-cell table:style-name="ce12" table:formula="of:=[.E140]/1000000000" office:value-type="float" office:value="62.769388386" calcext:value-type="float">
            <text:p>62.7694</text:p>
          </table:table-cell>
          <table:table-cell office:value-type="float" office:value="618" calcext:value-type="float">
            <text:p>618</text:p>
          </table:table-cell>
          <table:table-cell office:value-type="float" office:value="108968057015" calcext:value-type="float">
            <text:p>108968057015</text:p>
          </table:table-cell>
          <table:table-cell table:style-name="ce5" table:formula="of:=[.H140]/1000000000" office:value-type="float" office:value="108.968057015" calcext:value-type="float">
            <text:p>108.9681</text:p>
          </table:table-cell>
          <table:table-cell table:number-columns-repeated="101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8881991255" calcext:value-type="float">
            <text:p>88881991255</text:p>
          </table:table-cell>
          <table:table-cell table:formula="of:=[.B141]/1000000000" office:value-type="float" office:value="88.881991255" calcext:value-type="float">
            <text:p>88.8820</text:p>
          </table:table-cell>
          <table:table-cell office:value-type="float" office:value="661" calcext:value-type="float">
            <text:p>661</text:p>
          </table:table-cell>
          <table:table-cell office:value-type="float" office:value="63338077651" calcext:value-type="float">
            <text:p>63338077651</text:p>
          </table:table-cell>
          <table:table-cell table:style-name="ce12" table:formula="of:=[.E141]/1000000000" office:value-type="float" office:value="63.338077651" calcext:value-type="float">
            <text:p>63.3381</text:p>
          </table:table-cell>
          <table:table-cell office:value-type="float" office:value="617" calcext:value-type="float">
            <text:p>617</text:p>
          </table:table-cell>
          <table:table-cell office:value-type="float" office:value="115570479160" calcext:value-type="float">
            <text:p>115570479160</text:p>
          </table:table-cell>
          <table:table-cell table:style-name="ce5" table:formula="of:=[.H141]/1000000000" office:value-type="float" office:value="115.57047916" calcext:value-type="float">
            <text:p>115.5705</text:p>
          </table:table-cell>
          <table:table-cell table:number-columns-repeated="101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0067545034" calcext:value-type="float">
            <text:p>90067545034</text:p>
          </table:table-cell>
          <table:table-cell table:formula="of:=[.B142]/1000000000" office:value-type="float" office:value="90.067545034" calcext:value-type="float">
            <text:p>90.0675</text:p>
          </table:table-cell>
          <table:table-cell office:value-type="float" office:value="660" calcext:value-type="float">
            <text:p>660</text:p>
          </table:table-cell>
          <table:table-cell office:value-type="float" office:value="63542354327" calcext:value-type="float">
            <text:p>63542354327</text:p>
          </table:table-cell>
          <table:table-cell table:style-name="ce12" table:formula="of:=[.E142]/1000000000" office:value-type="float" office:value="63.542354327" calcext:value-type="float">
            <text:p>63.5424</text:p>
          </table:table-cell>
          <table:table-cell office:value-type="float" office:value="616" calcext:value-type="float">
            <text:p>616</text:p>
          </table:table-cell>
          <table:table-cell office:value-type="float" office:value="115787668105" calcext:value-type="float">
            <text:p>115787668105</text:p>
          </table:table-cell>
          <table:table-cell table:style-name="ce5" table:formula="of:=[.H142]/1000000000" office:value-type="float" office:value="115.787668105" calcext:value-type="float">
            <text:p>115.7877</text:p>
          </table:table-cell>
          <table:table-cell table:number-columns-repeated="101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1004697834" calcext:value-type="float">
            <text:p>91004697834</text:p>
          </table:table-cell>
          <table:table-cell table:formula="of:=[.B143]/1000000000" office:value-type="float" office:value="91.004697834" calcext:value-type="float">
            <text:p>91.0047</text:p>
          </table:table-cell>
          <table:table-cell office:value-type="float" office:value="655" calcext:value-type="float">
            <text:p>655</text:p>
          </table:table-cell>
          <table:table-cell office:value-type="float" office:value="64135487921" calcext:value-type="float">
            <text:p>64135487921</text:p>
          </table:table-cell>
          <table:table-cell table:style-name="ce12" table:formula="of:=[.E143]/1000000000" office:value-type="float" office:value="64.135487921" calcext:value-type="float">
            <text:p>64.1355</text:p>
          </table:table-cell>
          <table:table-cell office:value-type="float" office:value="615" calcext:value-type="float">
            <text:p>615</text:p>
          </table:table-cell>
          <table:table-cell office:value-type="float" office:value="117787976416" calcext:value-type="float">
            <text:p>117787976416</text:p>
          </table:table-cell>
          <table:table-cell table:style-name="ce5" table:formula="of:=[.H143]/1000000000" office:value-type="float" office:value="117.787976416" calcext:value-type="float">
            <text:p>117.7880</text:p>
          </table:table-cell>
          <table:table-cell table:number-columns-repeated="101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3301864404" calcext:value-type="float">
            <text:p>93301864404</text:p>
          </table:table-cell>
          <table:table-cell table:formula="of:=[.B144]/1000000000" office:value-type="float" office:value="93.301864404" calcext:value-type="float">
            <text:p>93.3019</text:p>
          </table:table-cell>
          <table:table-cell office:value-type="float" office:value="654" calcext:value-type="float">
            <text:p>654</text:p>
          </table:table-cell>
          <table:table-cell office:value-type="float" office:value="64827472787" calcext:value-type="float">
            <text:p>64827472787</text:p>
          </table:table-cell>
          <table:table-cell table:style-name="ce12" table:formula="of:=[.E144]/1000000000" office:value-type="float" office:value="64.827472787" calcext:value-type="float">
            <text:p>64.8275</text:p>
          </table:table-cell>
          <table:table-cell office:value-type="float" office:value="614" calcext:value-type="float">
            <text:p>614</text:p>
          </table:table-cell>
          <table:table-cell office:value-type="float" office:value="118466824332" calcext:value-type="float">
            <text:p>118466824332</text:p>
          </table:table-cell>
          <table:table-cell table:style-name="ce5" table:formula="of:=[.H144]/1000000000" office:value-type="float" office:value="118.466824332" calcext:value-type="float">
            <text:p>118.4668</text:p>
          </table:table-cell>
          <table:table-cell table:number-columns-repeated="101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7458147857" calcext:value-type="float">
            <text:p>97458147857</text:p>
          </table:table-cell>
          <table:table-cell table:formula="of:=[.B145]/1000000000" office:value-type="float" office:value="97.458147857" calcext:value-type="float">
            <text:p>97.4581</text:p>
          </table:table-cell>
          <table:table-cell office:value-type="float" office:value="649" calcext:value-type="float">
            <text:p>649</text:p>
          </table:table-cell>
          <table:table-cell office:value-type="float" office:value="65817337207" calcext:value-type="float">
            <text:p>65817337207</text:p>
          </table:table-cell>
          <table:table-cell table:style-name="ce12" table:formula="of:=[.E145]/1000000000" office:value-type="float" office:value="65.817337207" calcext:value-type="float">
            <text:p>65.8173</text:p>
          </table:table-cell>
          <table:table-cell office:value-type="float" office:value="611" calcext:value-type="float">
            <text:p>611</text:p>
          </table:table-cell>
          <table:table-cell office:value-type="float" office:value="122286845186" calcext:value-type="float">
            <text:p>122286845186</text:p>
          </table:table-cell>
          <table:table-cell table:style-name="ce5" table:formula="of:=[.H145]/1000000000" office:value-type="float" office:value="122.286845186" calcext:value-type="float">
            <text:p>122.2868</text:p>
          </table:table-cell>
          <table:table-cell table:number-columns-repeated="101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9145405388" calcext:value-type="float">
            <text:p>99145405388</text:p>
          </table:table-cell>
          <table:table-cell table:formula="of:=[.B146]/1000000000" office:value-type="float" office:value="99.145405388" calcext:value-type="float">
            <text:p>99.1454</text:p>
          </table:table-cell>
          <table:table-cell office:value-type="float" office:value="646" calcext:value-type="float">
            <text:p>646</text:p>
          </table:table-cell>
          <table:table-cell office:value-type="float" office:value="68759306735" calcext:value-type="float">
            <text:p>68759306735</text:p>
          </table:table-cell>
          <table:table-cell table:style-name="ce12" table:formula="of:=[.E146]/1000000000" office:value-type="float" office:value="68.759306735" calcext:value-type="float">
            <text:p>68.7593</text:p>
          </table:table-cell>
          <table:table-cell office:value-type="float" office:value="608" calcext:value-type="float">
            <text:p>608</text:p>
          </table:table-cell>
          <table:table-cell office:value-type="float" office:value="122770264983" calcext:value-type="float">
            <text:p>122770264983</text:p>
          </table:table-cell>
          <table:table-cell table:style-name="ce5" table:formula="of:=[.H146]/1000000000" office:value-type="float" office:value="122.770264983" calcext:value-type="float">
            <text:p>122.7703</text:p>
          </table:table-cell>
          <table:table-cell table:number-columns-repeated="101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9306847941" calcext:value-type="float">
            <text:p>99306847941</text:p>
          </table:table-cell>
          <table:table-cell table:formula="of:=[.B147]/1000000000" office:value-type="float" office:value="99.306847941" calcext:value-type="float">
            <text:p>99.3068</text:p>
          </table:table-cell>
          <table:table-cell office:value-type="float" office:value="645" calcext:value-type="float">
            <text:p>645</text:p>
          </table:table-cell>
          <table:table-cell office:value-type="float" office:value="69132281464" calcext:value-type="float">
            <text:p>69132281464</text:p>
          </table:table-cell>
          <table:table-cell table:style-name="ce12" table:formula="of:=[.E147]/1000000000" office:value-type="float" office:value="69.132281464" calcext:value-type="float">
            <text:p>69.1323</text:p>
          </table:table-cell>
          <table:table-cell office:value-type="float" office:value="606" calcext:value-type="float">
            <text:p>606</text:p>
          </table:table-cell>
          <table:table-cell office:value-type="float" office:value="124384415569" calcext:value-type="float">
            <text:p>124384415569</text:p>
          </table:table-cell>
          <table:table-cell table:style-name="ce5" table:formula="of:=[.H147]/1000000000" office:value-type="float" office:value="124.384415569" calcext:value-type="float">
            <text:p>124.3844</text:p>
          </table:table-cell>
          <table:table-cell table:number-columns-repeated="101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1113206656" calcext:value-type="float">
            <text:p>101113206656</text:p>
          </table:table-cell>
          <table:table-cell table:formula="of:=[.B148]/1000000000" office:value-type="float" office:value="101.113206656" calcext:value-type="float">
            <text:p>101.1132</text:p>
          </table:table-cell>
          <table:table-cell office:value-type="float" office:value="644" calcext:value-type="float">
            <text:p>644</text:p>
          </table:table-cell>
          <table:table-cell office:value-type="float" office:value="73024909535" calcext:value-type="float">
            <text:p>73024909535</text:p>
          </table:table-cell>
          <table:table-cell table:style-name="ce12" table:formula="of:=[.E148]/1000000000" office:value-type="float" office:value="73.024909535" calcext:value-type="float">
            <text:p>73.0249</text:p>
          </table:table-cell>
          <table:table-cell office:value-type="float" office:value="605" calcext:value-type="float">
            <text:p>605</text:p>
          </table:table-cell>
          <table:table-cell office:value-type="float" office:value="127766946215" calcext:value-type="float">
            <text:p>127766946215</text:p>
          </table:table-cell>
          <table:table-cell table:style-name="ce5" table:formula="of:=[.H148]/1000000000" office:value-type="float" office:value="127.766946215" calcext:value-type="float">
            <text:p>127.7669</text:p>
          </table:table-cell>
          <table:table-cell table:number-columns-repeated="101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2934456082" calcext:value-type="float">
            <text:p>102934456082</text:p>
          </table:table-cell>
          <table:table-cell table:formula="of:=[.B149]/1000000000" office:value-type="float" office:value="102.934456082" calcext:value-type="float">
            <text:p>102.9345</text:p>
          </table:table-cell>
          <table:table-cell office:value-type="float" office:value="642" calcext:value-type="float">
            <text:p>642</text:p>
          </table:table-cell>
          <table:table-cell office:value-type="float" office:value="74028483159" calcext:value-type="float">
            <text:p>74028483159</text:p>
          </table:table-cell>
          <table:table-cell table:style-name="ce12" table:formula="of:=[.E149]/1000000000" office:value-type="float" office:value="74.028483159" calcext:value-type="float">
            <text:p>74.0285</text:p>
          </table:table-cell>
          <table:table-cell office:value-type="float" office:value="604" calcext:value-type="float">
            <text:p>604</text:p>
          </table:table-cell>
          <table:table-cell office:value-type="float" office:value="128447369816" calcext:value-type="float">
            <text:p>128447369816</text:p>
          </table:table-cell>
          <table:table-cell table:style-name="ce5" table:formula="of:=[.H149]/1000000000" office:value-type="float" office:value="128.447369816" calcext:value-type="float">
            <text:p>128.4474</text:p>
          </table:table-cell>
          <table:table-cell table:number-columns-repeated="101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5085937344" calcext:value-type="float">
            <text:p>105085937344</text:p>
          </table:table-cell>
          <table:table-cell table:formula="of:=[.B150]/1000000000" office:value-type="float" office:value="105.085937344" calcext:value-type="float">
            <text:p>105.0859</text:p>
          </table:table-cell>
          <table:table-cell office:value-type="float" office:value="639" calcext:value-type="float">
            <text:p>639</text:p>
          </table:table-cell>
          <table:table-cell office:value-type="float" office:value="74374162841" calcext:value-type="float">
            <text:p>74374162841</text:p>
          </table:table-cell>
          <table:table-cell table:style-name="ce12" table:formula="of:=[.E150]/1000000000" office:value-type="float" office:value="74.374162841" calcext:value-type="float">
            <text:p>74.3742</text:p>
          </table:table-cell>
          <table:table-cell office:value-type="float" office:value="603" calcext:value-type="float">
            <text:p>603</text:p>
          </table:table-cell>
          <table:table-cell office:value-type="float" office:value="129846739214" calcext:value-type="float">
            <text:p>129846739214</text:p>
          </table:table-cell>
          <table:table-cell table:style-name="ce5" table:formula="of:=[.H150]/1000000000" office:value-type="float" office:value="129.846739214" calcext:value-type="float">
            <text:p>129.8467</text:p>
          </table:table-cell>
          <table:table-cell table:number-columns-repeated="101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8476290994" calcext:value-type="float">
            <text:p>108476290994</text:p>
          </table:table-cell>
          <table:table-cell table:formula="of:=[.B151]/1000000000" office:value-type="float" office:value="108.476290994" calcext:value-type="float">
            <text:p>108.4763</text:p>
          </table:table-cell>
          <table:table-cell office:value-type="float" office:value="638" calcext:value-type="float">
            <text:p>638</text:p>
          </table:table-cell>
          <table:table-cell office:value-type="float" office:value="74709259933" calcext:value-type="float">
            <text:p>74709259933</text:p>
          </table:table-cell>
          <table:table-cell table:style-name="ce12" table:formula="of:=[.E151]/1000000000" office:value-type="float" office:value="74.709259933" calcext:value-type="float">
            <text:p>74.7093</text:p>
          </table:table-cell>
          <table:table-cell office:value-type="float" office:value="602" calcext:value-type="float">
            <text:p>602</text:p>
          </table:table-cell>
          <table:table-cell office:value-type="float" office:value="132131464307" calcext:value-type="float">
            <text:p>132131464307</text:p>
          </table:table-cell>
          <table:table-cell table:style-name="ce5" table:formula="of:=[.H151]/1000000000" office:value-type="float" office:value="132.131464307" calcext:value-type="float">
            <text:p>132.1315</text:p>
          </table:table-cell>
          <table:table-cell table:number-columns-repeated="101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0136739479" calcext:value-type="float">
            <text:p>110136739479</text:p>
          </table:table-cell>
          <table:table-cell table:formula="of:=[.B152]/1000000000" office:value-type="float" office:value="110.136739479" calcext:value-type="float">
            <text:p>110.1367</text:p>
          </table:table-cell>
          <table:table-cell office:value-type="float" office:value="636" calcext:value-type="float">
            <text:p>636</text:p>
          </table:table-cell>
          <table:table-cell office:value-type="float" office:value="76322108988" calcext:value-type="float">
            <text:p>76322108988</text:p>
          </table:table-cell>
          <table:table-cell table:style-name="ce12" table:formula="of:=[.E152]/1000000000" office:value-type="float" office:value="76.322108988" calcext:value-type="float">
            <text:p>76.3221</text:p>
          </table:table-cell>
          <table:table-cell office:value-type="float" office:value="600" calcext:value-type="float">
            <text:p>600</text:p>
          </table:table-cell>
          <table:table-cell office:value-type="float" office:value="132215577366" calcext:value-type="float">
            <text:p>132215577366</text:p>
          </table:table-cell>
          <table:table-cell table:style-name="ce5" table:formula="of:=[.H152]/1000000000" office:value-type="float" office:value="132.215577366" calcext:value-type="float">
            <text:p>132.2156</text:p>
          </table:table-cell>
          <table:table-cell table:number-columns-repeated="101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0984822013" calcext:value-type="float">
            <text:p>110984822013</text:p>
          </table:table-cell>
          <table:table-cell table:formula="of:=[.B153]/1000000000" office:value-type="float" office:value="110.984822013" calcext:value-type="float">
            <text:p>110.9848</text:p>
          </table:table-cell>
          <table:table-cell office:value-type="float" office:value="635" calcext:value-type="float">
            <text:p>635</text:p>
          </table:table-cell>
          <table:table-cell office:value-type="float" office:value="77087765157" calcext:value-type="float">
            <text:p>77087765157</text:p>
          </table:table-cell>
          <table:table-cell table:style-name="ce12" table:formula="of:=[.E153]/1000000000" office:value-type="float" office:value="77.087765157" calcext:value-type="float">
            <text:p>77.0878</text:p>
          </table:table-cell>
          <table:table-cell office:value-type="float" office:value="597" calcext:value-type="float">
            <text:p>597</text:p>
          </table:table-cell>
          <table:table-cell office:value-type="float" office:value="133416483150" calcext:value-type="float">
            <text:p>133416483150</text:p>
          </table:table-cell>
          <table:table-cell table:style-name="ce5" table:formula="of:=[.H153]/1000000000" office:value-type="float" office:value="133.41648315" calcext:value-type="float">
            <text:p>133.4165</text:p>
          </table:table-cell>
          <table:table-cell table:number-columns-repeated="101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1156202166" calcext:value-type="float">
            <text:p>111156202166</text:p>
          </table:table-cell>
          <table:table-cell table:formula="of:=[.B154]/1000000000" office:value-type="float" office:value="111.156202166" calcext:value-type="float">
            <text:p>111.1562</text:p>
          </table:table-cell>
          <table:table-cell office:value-type="float" office:value="632" calcext:value-type="float">
            <text:p>632</text:p>
          </table:table-cell>
          <table:table-cell office:value-type="float" office:value="78471667393" calcext:value-type="float">
            <text:p>78471667393</text:p>
          </table:table-cell>
          <table:table-cell table:style-name="ce12" table:formula="of:=[.E154]/1000000000" office:value-type="float" office:value="78.471667393" calcext:value-type="float">
            <text:p>78.4717</text:p>
          </table:table-cell>
          <table:table-cell office:value-type="float" office:value="596" calcext:value-type="float">
            <text:p>596</text:p>
          </table:table-cell>
          <table:table-cell office:value-type="float" office:value="133593854371" calcext:value-type="float">
            <text:p>133593854371</text:p>
          </table:table-cell>
          <table:table-cell table:style-name="ce5" table:formula="of:=[.H154]/1000000000" office:value-type="float" office:value="133.593854371" calcext:value-type="float">
            <text:p>133.5939</text:p>
          </table:table-cell>
          <table:table-cell table:number-columns-repeated="101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2016025913" calcext:value-type="float">
            <text:p>112016025913</text:p>
          </table:table-cell>
          <table:table-cell table:formula="of:=[.B155]/1000000000" office:value-type="float" office:value="112.016025913" calcext:value-type="float">
            <text:p>112.0160</text:p>
          </table:table-cell>
          <table:table-cell office:value-type="float" office:value="629" calcext:value-type="float">
            <text:p>629</text:p>
          </table:table-cell>
          <table:table-cell office:value-type="float" office:value="79902681816" calcext:value-type="float">
            <text:p>79902681816</text:p>
          </table:table-cell>
          <table:table-cell table:style-name="ce12" table:formula="of:=[.E155]/1000000000" office:value-type="float" office:value="79.902681816" calcext:value-type="float">
            <text:p>79.9027</text:p>
          </table:table-cell>
          <table:table-cell office:value-type="float" office:value="595" calcext:value-type="float">
            <text:p>595</text:p>
          </table:table-cell>
          <table:table-cell office:value-type="float" office:value="138829867461" calcext:value-type="float">
            <text:p>138829867461</text:p>
          </table:table-cell>
          <table:table-cell table:style-name="ce5" table:formula="of:=[.H155]/1000000000" office:value-type="float" office:value="138.829867461" calcext:value-type="float">
            <text:p>138.8299</text:p>
          </table:table-cell>
          <table:table-cell table:number-columns-repeated="101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872883377" calcext:value-type="float">
            <text:p>113872883377</text:p>
          </table:table-cell>
          <table:table-cell table:formula="of:=[.B156]/1000000000" office:value-type="float" office:value="113.872883377" calcext:value-type="float">
            <text:p>113.8729</text:p>
          </table:table-cell>
          <table:table-cell office:value-type="float" office:value="625" calcext:value-type="float">
            <text:p>625</text:p>
          </table:table-cell>
          <table:table-cell office:value-type="float" office:value="80999437640" calcext:value-type="float">
            <text:p>80999437640</text:p>
          </table:table-cell>
          <table:table-cell table:style-name="ce12" table:formula="of:=[.E156]/1000000000" office:value-type="float" office:value="80.99943764" calcext:value-type="float">
            <text:p>80.9994</text:p>
          </table:table-cell>
          <table:table-cell office:value-type="float" office:value="593" calcext:value-type="float">
            <text:p>593</text:p>
          </table:table-cell>
          <table:table-cell office:value-type="float" office:value="141053894255" calcext:value-type="float">
            <text:p>141053894255</text:p>
          </table:table-cell>
          <table:table-cell table:style-name="ce5" table:formula="of:=[.H156]/1000000000" office:value-type="float" office:value="141.053894255" calcext:value-type="float">
            <text:p>141.0539</text:p>
          </table:table-cell>
          <table:table-cell table:number-columns-repeated="101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7224429247" calcext:value-type="float">
            <text:p>117224429247</text:p>
          </table:table-cell>
          <table:table-cell table:formula="of:=[.B157]/1000000000" office:value-type="float" office:value="117.224429247" calcext:value-type="float">
            <text:p>117.2244</text:p>
          </table:table-cell>
          <table:table-cell office:value-type="float" office:value="624" calcext:value-type="float">
            <text:p>624</text:p>
          </table:table-cell>
          <table:table-cell office:value-type="float" office:value="83953297461" calcext:value-type="float">
            <text:p>83953297461</text:p>
          </table:table-cell>
          <table:table-cell table:style-name="ce12" table:formula="of:=[.E157]/1000000000" office:value-type="float" office:value="83.953297461" calcext:value-type="float">
            <text:p>83.9533</text:p>
          </table:table-cell>
          <table:table-cell office:value-type="float" office:value="592" calcext:value-type="float">
            <text:p>592</text:p>
          </table:table-cell>
          <table:table-cell office:value-type="float" office:value="141250946019" calcext:value-type="float">
            <text:p>141250946019</text:p>
          </table:table-cell>
          <table:table-cell table:style-name="ce5" table:formula="of:=[.H157]/1000000000" office:value-type="float" office:value="141.250946019" calcext:value-type="float">
            <text:p>141.2509</text:p>
          </table:table-cell>
          <table:table-cell table:number-columns-repeated="101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0586013414" calcext:value-type="float">
            <text:p>120586013414</text:p>
          </table:table-cell>
          <table:table-cell table:formula="of:=[.B158]/1000000000" office:value-type="float" office:value="120.586013414" calcext:value-type="float">
            <text:p>120.5860</text:p>
          </table:table-cell>
          <table:table-cell office:value-type="float" office:value="621" calcext:value-type="float">
            <text:p>621</text:p>
          </table:table-cell>
          <table:table-cell office:value-type="float" office:value="84312102571" calcext:value-type="float">
            <text:p>84312102571</text:p>
          </table:table-cell>
          <table:table-cell table:style-name="ce12" table:formula="of:=[.E158]/1000000000" office:value-type="float" office:value="84.312102571" calcext:value-type="float">
            <text:p>84.3121</text:p>
          </table:table-cell>
          <table:table-cell office:value-type="float" office:value="587" calcext:value-type="float">
            <text:p>587</text:p>
          </table:table-cell>
          <table:table-cell office:value-type="float" office:value="146018864568" calcext:value-type="float">
            <text:p>146018864568</text:p>
          </table:table-cell>
          <table:table-cell table:style-name="ce5" table:formula="of:=[.H158]/1000000000" office:value-type="float" office:value="146.018864568" calcext:value-type="float">
            <text:p>146.0189</text:p>
          </table:table-cell>
          <table:table-cell table:number-columns-repeated="101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22329017647" calcext:value-type="float">
            <text:p>122329017647</text:p>
          </table:table-cell>
          <table:table-cell table:formula="of:=[.B159]/1000000000" office:value-type="float" office:value="122.329017647" calcext:value-type="float">
            <text:p>122.3290</text:p>
          </table:table-cell>
          <table:table-cell office:value-type="float" office:value="617" calcext:value-type="float">
            <text:p>617</text:p>
          </table:table-cell>
          <table:table-cell office:value-type="float" office:value="86019009327" calcext:value-type="float">
            <text:p>86019009327</text:p>
          </table:table-cell>
          <table:table-cell table:style-name="ce12" table:formula="of:=[.E159]/1000000000" office:value-type="float" office:value="86.019009327" calcext:value-type="float">
            <text:p>86.0190</text:p>
          </table:table-cell>
          <table:table-cell office:value-type="float" office:value="585" calcext:value-type="float">
            <text:p>585</text:p>
          </table:table-cell>
          <table:table-cell office:value-type="float" office:value="153747264276" calcext:value-type="float">
            <text:p>153747264276</text:p>
          </table:table-cell>
          <table:table-cell table:style-name="ce5" table:formula="of:=[.H159]/1000000000" office:value-type="float" office:value="153.747264276" calcext:value-type="float">
            <text:p>153.7473</text:p>
          </table:table-cell>
          <table:table-cell table:number-columns-repeated="101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2491865937" calcext:value-type="float">
            <text:p>122491865937</text:p>
          </table:table-cell>
          <table:table-cell table:formula="of:=[.B160]/1000000000" office:value-type="float" office:value="122.491865937" calcext:value-type="float">
            <text:p>122.4919</text:p>
          </table:table-cell>
          <table:table-cell office:value-type="float" office:value="610" calcext:value-type="float">
            <text:p>610</text:p>
          </table:table-cell>
          <table:table-cell office:value-type="float" office:value="87592114395" calcext:value-type="float">
            <text:p>87592114395</text:p>
          </table:table-cell>
          <table:table-cell table:style-name="ce12" table:formula="of:=[.E160]/1000000000" office:value-type="float" office:value="87.592114395" calcext:value-type="float">
            <text:p>87.5921</text:p>
          </table:table-cell>
          <table:table-cell office:value-type="float" office:value="581" calcext:value-type="float">
            <text:p>581</text:p>
          </table:table-cell>
          <table:table-cell office:value-type="float" office:value="153947668419" calcext:value-type="float">
            <text:p>153947668419</text:p>
          </table:table-cell>
          <table:table-cell table:style-name="ce5" table:formula="of:=[.H160]/1000000000" office:value-type="float" office:value="153.947668419" calcext:value-type="float">
            <text:p>153.9477</text:p>
          </table:table-cell>
          <table:table-cell table:number-columns-repeated="101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23158923548" calcext:value-type="float">
            <text:p>123158923548</text:p>
          </table:table-cell>
          <table:table-cell table:formula="of:=[.B161]/1000000000" office:value-type="float" office:value="123.158923548" calcext:value-type="float">
            <text:p>123.1589</text:p>
          </table:table-cell>
          <table:table-cell office:value-type="float" office:value="607" calcext:value-type="float">
            <text:p>607</text:p>
          </table:table-cell>
          <table:table-cell office:value-type="float" office:value="93795169549" calcext:value-type="float">
            <text:p>93795169549</text:p>
          </table:table-cell>
          <table:table-cell table:style-name="ce12" table:formula="of:=[.E161]/1000000000" office:value-type="float" office:value="93.795169549" calcext:value-type="float">
            <text:p>93.7952</text:p>
          </table:table-cell>
          <table:table-cell office:value-type="float" office:value="579" calcext:value-type="float">
            <text:p>579</text:p>
          </table:table-cell>
          <table:table-cell office:value-type="float" office:value="154969870935" calcext:value-type="float">
            <text:p>154969870935</text:p>
          </table:table-cell>
          <table:table-cell table:style-name="ce5" table:formula="of:=[.H161]/1000000000" office:value-type="float" office:value="154.969870935" calcext:value-type="float">
            <text:p>154.9699</text:p>
          </table:table-cell>
          <table:table-cell table:number-columns-repeated="101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3330785214" calcext:value-type="float">
            <text:p>123330785214</text:p>
          </table:table-cell>
          <table:table-cell table:formula="of:=[.B162]/1000000000" office:value-type="float" office:value="123.330785214" calcext:value-type="float">
            <text:p>123.3308</text:p>
          </table:table-cell>
          <table:table-cell office:value-type="float" office:value="603" calcext:value-type="float">
            <text:p>603</text:p>
          </table:table-cell>
          <table:table-cell office:value-type="float" office:value="95250069373" calcext:value-type="float">
            <text:p>95250069373</text:p>
          </table:table-cell>
          <table:table-cell table:style-name="ce12" table:formula="of:=[.E162]/1000000000" office:value-type="float" office:value="95.250069373" calcext:value-type="float">
            <text:p>95.2501</text:p>
          </table:table-cell>
          <table:table-cell office:value-type="float" office:value="578" calcext:value-type="float">
            <text:p>578</text:p>
          </table:table-cell>
          <table:table-cell office:value-type="float" office:value="160017479049" calcext:value-type="float">
            <text:p>160017479049</text:p>
          </table:table-cell>
          <table:table-cell table:style-name="ce5" table:formula="of:=[.H162]/1000000000" office:value-type="float" office:value="160.017479049" calcext:value-type="float">
            <text:p>160.0175</text:p>
          </table:table-cell>
          <table:table-cell table:number-columns-repeated="101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28565864153" calcext:value-type="float">
            <text:p>128565864153</text:p>
          </table:table-cell>
          <table:table-cell table:formula="of:=[.B163]/1000000000" office:value-type="float" office:value="128.565864153" calcext:value-type="float">
            <text:p>128.5659</text:p>
          </table:table-cell>
          <table:table-cell office:value-type="float" office:value="599" calcext:value-type="float">
            <text:p>599</text:p>
          </table:table-cell>
          <table:table-cell office:value-type="float" office:value="96600096851" calcext:value-type="float">
            <text:p>96600096851</text:p>
          </table:table-cell>
          <table:table-cell table:style-name="ce12" table:formula="of:=[.E163]/1000000000" office:value-type="float" office:value="96.600096851" calcext:value-type="float">
            <text:p>96.6001</text:p>
          </table:table-cell>
          <table:table-cell office:value-type="float" office:value="575" calcext:value-type="float">
            <text:p>575</text:p>
          </table:table-cell>
          <table:table-cell office:value-type="float" office:value="161488586874" calcext:value-type="float">
            <text:p>161488586874</text:p>
          </table:table-cell>
          <table:table-cell table:style-name="ce5" table:formula="of:=[.H163]/1000000000" office:value-type="float" office:value="161.488586874" calcext:value-type="float">
            <text:p>161.4886</text:p>
          </table:table-cell>
          <table:table-cell table:number-columns-repeated="101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30037922941" calcext:value-type="float">
            <text:p>130037922941</text:p>
          </table:table-cell>
          <table:table-cell table:formula="of:=[.B164]/1000000000" office:value-type="float" office:value="130.037922941" calcext:value-type="float">
            <text:p>130.0379</text:p>
          </table:table-cell>
          <table:table-cell office:value-type="float" office:value="597" calcext:value-type="float">
            <text:p>597</text:p>
          </table:table-cell>
          <table:table-cell office:value-type="float" office:value="103443198712" calcext:value-type="float">
            <text:p>103443198712</text:p>
          </table:table-cell>
          <table:table-cell table:style-name="ce12" table:formula="of:=[.E164]/1000000000" office:value-type="float" office:value="103.443198712" calcext:value-type="float">
            <text:p>103.4432</text:p>
          </table:table-cell>
          <table:table-cell office:value-type="float" office:value="573" calcext:value-type="float">
            <text:p>573</text:p>
          </table:table-cell>
          <table:table-cell office:value-type="float" office:value="166364470220" calcext:value-type="float">
            <text:p>166364470220</text:p>
          </table:table-cell>
          <table:table-cell table:style-name="ce5" table:formula="of:=[.H164]/1000000000" office:value-type="float" office:value="166.36447022" calcext:value-type="float">
            <text:p>166.3645</text:p>
          </table:table-cell>
          <table:table-cell table:number-columns-repeated="101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30201751209" calcext:value-type="float">
            <text:p>130201751209</text:p>
          </table:table-cell>
          <table:table-cell table:formula="of:=[.B165]/1000000000" office:value-type="float" office:value="130.201751209" calcext:value-type="float">
            <text:p>130.2018</text:p>
          </table:table-cell>
          <table:table-cell office:value-type="float" office:value="596" calcext:value-type="float">
            <text:p>596</text:p>
          </table:table-cell>
          <table:table-cell office:value-type="float" office:value="104202123656" calcext:value-type="float">
            <text:p>104202123656</text:p>
          </table:table-cell>
          <table:table-cell table:style-name="ce12" table:formula="of:=[.E165]/1000000000" office:value-type="float" office:value="104.202123656" calcext:value-type="float">
            <text:p>104.2021</text:p>
          </table:table-cell>
          <table:table-cell office:value-type="float" office:value="568" calcext:value-type="float">
            <text:p>568</text:p>
          </table:table-cell>
          <table:table-cell office:value-type="float" office:value="173688012900" calcext:value-type="float">
            <text:p>173688012900</text:p>
          </table:table-cell>
          <table:table-cell table:style-name="ce5" table:formula="of:=[.H165]/1000000000" office:value-type="float" office:value="173.6880129" calcext:value-type="float">
            <text:p>173.6880</text:p>
          </table:table-cell>
          <table:table-cell table:number-columns-repeated="101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2324179828" calcext:value-type="float">
            <text:p>132324179828</text:p>
          </table:table-cell>
          <table:table-cell table:formula="of:=[.B166]/1000000000" office:value-type="float" office:value="132.324179828" calcext:value-type="float">
            <text:p>132.3242</text:p>
          </table:table-cell>
          <table:table-cell office:value-type="float" office:value="593" calcext:value-type="float">
            <text:p>593</text:p>
          </table:table-cell>
          <table:table-cell office:value-type="float" office:value="104692967428" calcext:value-type="float">
            <text:p>104692967428</text:p>
          </table:table-cell>
          <table:table-cell table:style-name="ce12" table:formula="of:=[.E166]/1000000000" office:value-type="float" office:value="104.692967428" calcext:value-type="float">
            <text:p>104.6930</text:p>
          </table:table-cell>
          <table:table-cell office:value-type="float" office:value="565" calcext:value-type="float">
            <text:p>565</text:p>
          </table:table-cell>
          <table:table-cell office:value-type="float" office:value="181737680562" calcext:value-type="float">
            <text:p>181737680562</text:p>
          </table:table-cell>
          <table:table-cell table:style-name="ce5" table:formula="of:=[.H166]/1000000000" office:value-type="float" office:value="181.737680562" calcext:value-type="float">
            <text:p>181.7377</text:p>
          </table:table-cell>
          <table:table-cell table:number-columns-repeated="101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3996951157" calcext:value-type="float">
            <text:p>133996951157</text:p>
          </table:table-cell>
          <table:table-cell table:formula="of:=[.B167]/1000000000" office:value-type="float" office:value="133.996951157" calcext:value-type="float">
            <text:p>133.9970</text:p>
          </table:table-cell>
          <table:table-cell office:value-type="float" office:value="590" calcext:value-type="float">
            <text:p>590</text:p>
          </table:table-cell>
          <table:table-cell office:value-type="float" office:value="106747048909" calcext:value-type="float">
            <text:p>106747048909</text:p>
          </table:table-cell>
          <table:table-cell table:style-name="ce12" table:formula="of:=[.E167]/1000000000" office:value-type="float" office:value="106.747048909" calcext:value-type="float">
            <text:p>106.7470</text:p>
          </table:table-cell>
          <table:table-cell office:value-type="float" office:value="561" calcext:value-type="float">
            <text:p>561</text:p>
          </table:table-cell>
          <table:table-cell office:value-type="float" office:value="197062864933" calcext:value-type="float">
            <text:p>197062864933</text:p>
          </table:table-cell>
          <table:table-cell table:style-name="ce5" table:formula="of:=[.H167]/1000000000" office:value-type="float" office:value="197.062864933" calcext:value-type="float">
            <text:p>197.0629</text:p>
          </table:table-cell>
          <table:table-cell table:number-columns-repeated="101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34479895943" calcext:value-type="float">
            <text:p>134479895943</text:p>
          </table:table-cell>
          <table:table-cell table:formula="of:=[.B168]/1000000000" office:value-type="float" office:value="134.479895943" calcext:value-type="float">
            <text:p>134.4799</text:p>
          </table:table-cell>
          <table:table-cell office:value-type="float" office:value="589" calcext:value-type="float">
            <text:p>589</text:p>
          </table:table-cell>
          <table:table-cell office:value-type="float" office:value="106864809900" calcext:value-type="float">
            <text:p>106864809900</text:p>
          </table:table-cell>
          <table:table-cell table:style-name="ce12" table:formula="of:=[.E168]/1000000000" office:value-type="float" office:value="106.8648099" calcext:value-type="float">
            <text:p>106.8648</text:p>
          </table:table-cell>
          <table:table-cell office:value-type="float" office:value="558" calcext:value-type="float">
            <text:p>558</text:p>
          </table:table-cell>
          <table:table-cell office:value-type="float" office:value="197251060516" calcext:value-type="float">
            <text:p>197251060516</text:p>
          </table:table-cell>
          <table:table-cell table:style-name="ce5" table:formula="of:=[.H168]/1000000000" office:value-type="float" office:value="197.251060516" calcext:value-type="float">
            <text:p>197.2511</text:p>
          </table:table-cell>
          <table:table-cell table:number-columns-repeated="10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35471429284" calcext:value-type="float">
            <text:p>135471429284</text:p>
          </table:table-cell>
          <table:table-cell table:formula="of:=[.B169]/1000000000" office:value-type="float" office:value="135.471429284" calcext:value-type="float">
            <text:p>135.4714</text:p>
          </table:table-cell>
          <table:table-cell office:value-type="float" office:value="584" calcext:value-type="float">
            <text:p>584</text:p>
          </table:table-cell>
          <table:table-cell office:value-type="float" office:value="107108946651" calcext:value-type="float">
            <text:p>107108946651</text:p>
          </table:table-cell>
          <table:table-cell table:style-name="ce12" table:formula="of:=[.E169]/1000000000" office:value-type="float" office:value="107.108946651" calcext:value-type="float">
            <text:p>107.1089</text:p>
          </table:table-cell>
          <table:table-cell office:value-type="float" office:value="554" calcext:value-type="float">
            <text:p>554</text:p>
          </table:table-cell>
          <table:table-cell office:value-type="float" office:value="199712508143" calcext:value-type="float">
            <text:p>199712508143</text:p>
          </table:table-cell>
          <table:table-cell table:style-name="ce5" table:formula="of:=[.H169]/1000000000" office:value-type="float" office:value="199.712508143" calcext:value-type="float">
            <text:p>199.7125</text:p>
          </table:table-cell>
          <table:table-cell table:number-columns-repeated="101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6808182965" calcext:value-type="float">
            <text:p>136808182965</text:p>
          </table:table-cell>
          <table:table-cell table:formula="of:=[.B170]/1000000000" office:value-type="float" office:value="136.808182965" calcext:value-type="float">
            <text:p>136.8082</text:p>
          </table:table-cell>
          <table:table-cell office:value-type="float" office:value="583" calcext:value-type="float">
            <text:p>583</text:p>
          </table:table-cell>
          <table:table-cell office:value-type="float" office:value="108836919851" calcext:value-type="float">
            <text:p>108836919851</text:p>
          </table:table-cell>
          <table:table-cell table:style-name="ce12" table:formula="of:=[.E170]/1000000000" office:value-type="float" office:value="108.836919851" calcext:value-type="float">
            <text:p>108.8369</text:p>
          </table:table-cell>
          <table:table-cell office:value-type="float" office:value="553" calcext:value-type="float">
            <text:p>553</text:p>
          </table:table-cell>
          <table:table-cell office:value-type="float" office:value="211770351476" calcext:value-type="float">
            <text:p>211770351476</text:p>
          </table:table-cell>
          <table:table-cell table:style-name="ce5" table:formula="of:=[.H170]/1000000000" office:value-type="float" office:value="211.770351476" calcext:value-type="float">
            <text:p>211.7704</text:p>
          </table:table-cell>
          <table:table-cell table:number-columns-repeated="101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62013865" calcext:value-type="float">
            <text:p>145562013865</text:p>
          </table:table-cell>
          <table:table-cell table:formula="of:=[.B171]/1000000000" office:value-type="float" office:value="145.562013865" calcext:value-type="float">
            <text:p>145.5620</text:p>
          </table:table-cell>
          <table:table-cell office:value-type="float" office:value="581" calcext:value-type="float">
            <text:p>581</text:p>
          </table:table-cell>
          <table:table-cell office:value-type="float" office:value="110562358998" calcext:value-type="float">
            <text:p>110562358998</text:p>
          </table:table-cell>
          <table:table-cell table:style-name="ce12" table:formula="of:=[.E171]/1000000000" office:value-type="float" office:value="110.562358998" calcext:value-type="float">
            <text:p>110.5624</text:p>
          </table:table-cell>
          <table:table-cell office:value-type="float" office:value="552" calcext:value-type="float">
            <text:p>552</text:p>
          </table:table-cell>
          <table:table-cell office:value-type="float" office:value="217295601099" calcext:value-type="float">
            <text:p>217295601099</text:p>
          </table:table-cell>
          <table:table-cell table:style-name="ce5" table:formula="of:=[.H171]/1000000000" office:value-type="float" office:value="217.295601099" calcext:value-type="float">
            <text:p>217.2956</text:p>
          </table:table-cell>
          <table:table-cell table:number-columns-repeated="101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6404483912" calcext:value-type="float">
            <text:p>146404483912</text:p>
          </table:table-cell>
          <table:table-cell table:formula="of:=[.B172]/1000000000" office:value-type="float" office:value="146.404483912" calcext:value-type="float">
            <text:p>146.4045</text:p>
          </table:table-cell>
          <table:table-cell office:value-type="float" office:value="580" calcext:value-type="float">
            <text:p>580</text:p>
          </table:table-cell>
          <table:table-cell office:value-type="float" office:value="111305139169" calcext:value-type="float">
            <text:p>111305139169</text:p>
          </table:table-cell>
          <table:table-cell table:style-name="ce12" table:formula="of:=[.E172]/1000000000" office:value-type="float" office:value="111.305139169" calcext:value-type="float">
            <text:p>111.3051</text:p>
          </table:table-cell>
          <table:table-cell office:value-type="float" office:value="551" calcext:value-type="float">
            <text:p>551</text:p>
          </table:table-cell>
          <table:table-cell office:value-type="float" office:value="218705205714" calcext:value-type="float">
            <text:p>218705205714</text:p>
          </table:table-cell>
          <table:table-cell table:style-name="ce5" table:formula="of:=[.H172]/1000000000" office:value-type="float" office:value="218.705205714" calcext:value-type="float">
            <text:p>218.7052</text:p>
          </table:table-cell>
          <table:table-cell table:number-columns-repeated="101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51864420450" calcext:value-type="float">
            <text:p>151864420450</text:p>
          </table:table-cell>
          <table:table-cell table:formula="of:=[.B173]/1000000000" office:value-type="float" office:value="151.86442045" calcext:value-type="float">
            <text:p>151.8644</text:p>
          </table:table-cell>
          <table:table-cell office:value-type="float" office:value="578" calcext:value-type="float">
            <text:p>578</text:p>
          </table:table-cell>
          <table:table-cell office:value-type="float" office:value="113036878613" calcext:value-type="float">
            <text:p>113036878613</text:p>
          </table:table-cell>
          <table:table-cell table:style-name="ce12" table:formula="of:=[.E173]/1000000000" office:value-type="float" office:value="113.036878613" calcext:value-type="float">
            <text:p>113.0369</text:p>
          </table:table-cell>
          <table:table-cell office:value-type="float" office:value="550" calcext:value-type="float">
            <text:p>550</text:p>
          </table:table-cell>
          <table:table-cell office:value-type="float" office:value="219018680149" calcext:value-type="float">
            <text:p>219018680149</text:p>
          </table:table-cell>
          <table:table-cell table:style-name="ce5" table:formula="of:=[.H173]/1000000000" office:value-type="float" office:value="219.018680149" calcext:value-type="float">
            <text:p>219.0187</text:p>
          </table:table-cell>
          <table:table-cell table:number-columns-repeated="101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58665165182" calcext:value-type="float">
            <text:p>158665165182</text:p>
          </table:table-cell>
          <table:table-cell table:formula="of:=[.B174]/1000000000" office:value-type="float" office:value="158.665165182" calcext:value-type="float">
            <text:p>158.6652</text:p>
          </table:table-cell>
          <table:table-cell office:value-type="float" office:value="575" calcext:value-type="float">
            <text:p>575</text:p>
          </table:table-cell>
          <table:table-cell office:value-type="float" office:value="113379624792" calcext:value-type="float">
            <text:p>113379624792</text:p>
          </table:table-cell>
          <table:table-cell table:style-name="ce12" table:formula="of:=[.E174]/1000000000" office:value-type="float" office:value="113.379624792" calcext:value-type="float">
            <text:p>113.3796</text:p>
          </table:table-cell>
          <table:table-cell office:value-type="float" office:value="547" calcext:value-type="float">
            <text:p>547</text:p>
          </table:table-cell>
          <table:table-cell office:value-type="float" office:value="219818245090" calcext:value-type="float">
            <text:p>219818245090</text:p>
          </table:table-cell>
          <table:table-cell table:style-name="ce5" table:formula="of:=[.H174]/1000000000" office:value-type="float" office:value="219.81824509" calcext:value-type="float">
            <text:p>219.8182</text:p>
          </table:table-cell>
          <table:table-cell table:number-columns-repeated="101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59650358071" calcext:value-type="float">
            <text:p>159650358071</text:p>
          </table:table-cell>
          <table:table-cell table:formula="of:=[.B175]/1000000000" office:value-type="float" office:value="159.650358071" calcext:value-type="float">
            <text:p>159.6504</text:p>
          </table:table-cell>
          <table:table-cell office:value-type="float" office:value="574" calcext:value-type="float">
            <text:p>574</text:p>
          </table:table-cell>
          <table:table-cell office:value-type="float" office:value="114280697710" calcext:value-type="float">
            <text:p>114280697710</text:p>
          </table:table-cell>
          <table:table-cell table:style-name="ce12" table:formula="of:=[.E175]/1000000000" office:value-type="float" office:value="114.28069771" calcext:value-type="float">
            <text:p>114.2807</text:p>
          </table:table-cell>
          <table:table-cell office:value-type="float" office:value="546" calcext:value-type="float">
            <text:p>546</text:p>
          </table:table-cell>
          <table:table-cell office:value-type="float" office:value="222843955809" calcext:value-type="float">
            <text:p>222843955809</text:p>
          </table:table-cell>
          <table:table-cell table:style-name="ce5" table:formula="of:=[.H175]/1000000000" office:value-type="float" office:value="222.843955809" calcext:value-type="float">
            <text:p>222.8440</text:p>
          </table:table-cell>
          <table:table-cell table:number-columns-repeated="101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0640367242" calcext:value-type="float">
            <text:p>160640367242</text:p>
          </table:table-cell>
          <table:table-cell table:formula="of:=[.B176]/1000000000" office:value-type="float" office:value="160.640367242" calcext:value-type="float">
            <text:p>160.6404</text:p>
          </table:table-cell>
          <table:table-cell office:value-type="float" office:value="572" calcext:value-type="float">
            <text:p>572</text:p>
          </table:table-cell>
          <table:table-cell office:value-type="float" office:value="117978722770" calcext:value-type="float">
            <text:p>117978722770</text:p>
          </table:table-cell>
          <table:table-cell table:style-name="ce12" table:formula="of:=[.E176]/1000000000" office:value-type="float" office:value="117.97872277" calcext:value-type="float">
            <text:p>117.9787</text:p>
          </table:table-cell>
          <table:table-cell office:value-type="float" office:value="545" calcext:value-type="float">
            <text:p>545</text:p>
          </table:table-cell>
          <table:table-cell office:value-type="float" office:value="227882709155" calcext:value-type="float">
            <text:p>227882709155</text:p>
          </table:table-cell>
          <table:table-cell table:style-name="ce5" table:formula="of:=[.H176]/1000000000" office:value-type="float" office:value="227.882709155" calcext:value-type="float">
            <text:p>227.8827</text:p>
          </table:table-cell>
          <table:table-cell table:number-columns-repeated="101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1743133790" calcext:value-type="float">
            <text:p>161743133790</text:p>
          </table:table-cell>
          <table:table-cell table:formula="of:=[.B177]/1000000000" office:value-type="float" office:value="161.74313379" calcext:value-type="float">
            <text:p>161.7431</text:p>
          </table:table-cell>
          <table:table-cell office:value-type="float" office:value="569" calcext:value-type="float">
            <text:p>569</text:p>
          </table:table-cell>
          <table:table-cell office:value-type="float" office:value="119171923973" calcext:value-type="float">
            <text:p>119171923973</text:p>
          </table:table-cell>
          <table:table-cell table:style-name="ce12" table:formula="of:=[.E177]/1000000000" office:value-type="float" office:value="119.171923973" calcext:value-type="float">
            <text:p>119.1719</text:p>
          </table:table-cell>
          <table:table-cell office:value-type="float" office:value="542" calcext:value-type="float">
            <text:p>542</text:p>
          </table:table-cell>
          <table:table-cell office:value-type="float" office:value="230277781694" calcext:value-type="float">
            <text:p>230277781694</text:p>
          </table:table-cell>
          <table:table-cell table:style-name="ce5" table:formula="of:=[.H177]/1000000000" office:value-type="float" office:value="230.277781694" calcext:value-type="float">
            <text:p>230.2778</text:p>
          </table:table-cell>
          <table:table-cell table:number-columns-repeated="101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2571394115" calcext:value-type="float">
            <text:p>162571394115</text:p>
          </table:table-cell>
          <table:table-cell table:formula="of:=[.B178]/1000000000" office:value-type="float" office:value="162.571394115" calcext:value-type="float">
            <text:p>162.5714</text:p>
          </table:table-cell>
          <table:table-cell office:value-type="float" office:value="565" calcext:value-type="float">
            <text:p>565</text:p>
          </table:table-cell>
          <table:table-cell office:value-type="float" office:value="120940070335" calcext:value-type="float">
            <text:p>120940070335</text:p>
          </table:table-cell>
          <table:table-cell table:style-name="ce12" table:formula="of:=[.E178]/1000000000" office:value-type="float" office:value="120.940070335" calcext:value-type="float">
            <text:p>120.9401</text:p>
          </table:table-cell>
          <table:table-cell office:value-type="float" office:value="540" calcext:value-type="float">
            <text:p>540</text:p>
          </table:table-cell>
          <table:table-cell office:value-type="float" office:value="234276332281" calcext:value-type="float">
            <text:p>234276332281</text:p>
          </table:table-cell>
          <table:table-cell table:style-name="ce5" table:formula="of:=[.H178]/1000000000" office:value-type="float" office:value="234.276332281" calcext:value-type="float">
            <text:p>234.2763</text:p>
          </table:table-cell>
          <table:table-cell table:number-columns-repeated="101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3860420835" calcext:value-type="float">
            <text:p>163860420835</text:p>
          </table:table-cell>
          <table:table-cell table:formula="of:=[.B179]/1000000000" office:value-type="float" office:value="163.860420835" calcext:value-type="float">
            <text:p>163.8604</text:p>
          </table:table-cell>
          <table:table-cell office:value-type="float" office:value="560" calcext:value-type="float">
            <text:p>560</text:p>
          </table:table-cell>
          <table:table-cell office:value-type="float" office:value="128988226742" calcext:value-type="float">
            <text:p>128988226742</text:p>
          </table:table-cell>
          <table:table-cell table:style-name="ce12" table:formula="of:=[.E179]/1000000000" office:value-type="float" office:value="128.988226742" calcext:value-type="float">
            <text:p>128.9882</text:p>
          </table:table-cell>
          <table:table-cell office:value-type="float" office:value="536" calcext:value-type="float">
            <text:p>536</text:p>
          </table:table-cell>
          <table:table-cell office:value-type="float" office:value="235457998799" calcext:value-type="float">
            <text:p>235457998799</text:p>
          </table:table-cell>
          <table:table-cell table:style-name="ce5" table:formula="of:=[.H179]/1000000000" office:value-type="float" office:value="235.457998799" calcext:value-type="float">
            <text:p>235.4580</text:p>
          </table:table-cell>
          <table:table-cell table:number-columns-repeated="101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5316662867" calcext:value-type="float">
            <text:p>165316662867</text:p>
          </table:table-cell>
          <table:table-cell table:formula="of:=[.B180]/1000000000" office:value-type="float" office:value="165.316662867" calcext:value-type="float">
            <text:p>165.3167</text:p>
          </table:table-cell>
          <table:table-cell office:value-type="float" office:value="559" calcext:value-type="float">
            <text:p>559</text:p>
          </table:table-cell>
          <table:table-cell office:value-type="float" office:value="132342631714" calcext:value-type="float">
            <text:p>132342631714</text:p>
          </table:table-cell>
          <table:table-cell table:style-name="ce12" table:formula="of:=[.E180]/1000000000" office:value-type="float" office:value="132.342631714" calcext:value-type="float">
            <text:p>132.3426</text:p>
          </table:table-cell>
          <table:table-cell office:value-type="float" office:value="530" calcext:value-type="float">
            <text:p>530</text:p>
          </table:table-cell>
          <table:table-cell office:value-type="float" office:value="236190018588" calcext:value-type="float">
            <text:p>236190018588</text:p>
          </table:table-cell>
          <table:table-cell table:style-name="ce5" table:formula="of:=[.H180]/1000000000" office:value-type="float" office:value="236.190018588" calcext:value-type="float">
            <text:p>236.1900</text:p>
          </table:table-cell>
          <table:table-cell table:number-columns-repeated="101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7776230087" calcext:value-type="float">
            <text:p>167776230087</text:p>
          </table:table-cell>
          <table:table-cell table:formula="of:=[.B181]/1000000000" office:value-type="float" office:value="167.776230087" calcext:value-type="float">
            <text:p>167.7762</text:p>
          </table:table-cell>
          <table:table-cell office:value-type="float" office:value="557" calcext:value-type="float">
            <text:p>557</text:p>
          </table:table-cell>
          <table:table-cell office:value-type="float" office:value="133207589591" calcext:value-type="float">
            <text:p>133207589591</text:p>
          </table:table-cell>
          <table:table-cell table:style-name="ce12" table:formula="of:=[.E181]/1000000000" office:value-type="float" office:value="133.207589591" calcext:value-type="float">
            <text:p>133.2076</text:p>
          </table:table-cell>
          <table:table-cell office:value-type="float" office:value="529" calcext:value-type="float">
            <text:p>529</text:p>
          </table:table-cell>
          <table:table-cell office:value-type="float" office:value="236807616779" calcext:value-type="float">
            <text:p>236807616779</text:p>
          </table:table-cell>
          <table:table-cell table:style-name="ce5" table:formula="of:=[.H181]/1000000000" office:value-type="float" office:value="236.807616779" calcext:value-type="float">
            <text:p>236.8076</text:p>
          </table:table-cell>
          <table:table-cell table:number-columns-repeated="101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70654487372" calcext:value-type="float">
            <text:p>170654487372</text:p>
          </table:table-cell>
          <table:table-cell table:formula="of:=[.B182]/1000000000" office:value-type="float" office:value="170.654487372" calcext:value-type="float">
            <text:p>170.6545</text:p>
          </table:table-cell>
          <table:table-cell office:value-type="float" office:value="555" calcext:value-type="float">
            <text:p>555</text:p>
          </table:table-cell>
          <table:table-cell office:value-type="float" office:value="134278433873" calcext:value-type="float">
            <text:p>134278433873</text:p>
          </table:table-cell>
          <table:table-cell table:style-name="ce12" table:formula="of:=[.E182]/1000000000" office:value-type="float" office:value="134.278433873" calcext:value-type="float">
            <text:p>134.2784</text:p>
          </table:table-cell>
          <table:table-cell office:value-type="float" office:value="527" calcext:value-type="float">
            <text:p>527</text:p>
          </table:table-cell>
          <table:table-cell office:value-type="float" office:value="241144990027" calcext:value-type="float">
            <text:p>241144990027</text:p>
          </table:table-cell>
          <table:table-cell table:style-name="ce5" table:formula="of:=[.H182]/1000000000" office:value-type="float" office:value="241.144990027" calcext:value-type="float">
            <text:p>241.1450</text:p>
          </table:table-cell>
          <table:table-cell table:number-columns-repeated="101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78383666763" calcext:value-type="float">
            <text:p>178383666763</text:p>
          </table:table-cell>
          <table:table-cell table:formula="of:=[.B183]/1000000000" office:value-type="float" office:value="178.383666763" calcext:value-type="float">
            <text:p>178.3837</text:p>
          </table:table-cell>
          <table:table-cell office:value-type="float" office:value="554" calcext:value-type="float">
            <text:p>554</text:p>
          </table:table-cell>
          <table:table-cell office:value-type="float" office:value="139120850325" calcext:value-type="float">
            <text:p>139120850325</text:p>
          </table:table-cell>
          <table:table-cell table:style-name="ce12" table:formula="of:=[.E183]/1000000000" office:value-type="float" office:value="139.120850325" calcext:value-type="float">
            <text:p>139.1209</text:p>
          </table:table-cell>
          <table:table-cell office:value-type="float" office:value="524" calcext:value-type="float">
            <text:p>524</text:p>
          </table:table-cell>
          <table:table-cell office:value-type="float" office:value="241444637537" calcext:value-type="float">
            <text:p>241444637537</text:p>
          </table:table-cell>
          <table:table-cell table:style-name="ce5" table:formula="of:=[.H183]/1000000000" office:value-type="float" office:value="241.444637537" calcext:value-type="float">
            <text:p>241.4446</text:p>
          </table:table-cell>
          <table:table-cell table:number-columns-repeated="101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81653256299" calcext:value-type="float">
            <text:p>181653256299</text:p>
          </table:table-cell>
          <table:table-cell table:formula="of:=[.B184]/1000000000" office:value-type="float" office:value="181.653256299" calcext:value-type="float">
            <text:p>181.6533</text:p>
          </table:table-cell>
          <table:table-cell office:value-type="float" office:value="551" calcext:value-type="float">
            <text:p>551</text:p>
          </table:table-cell>
          <table:table-cell office:value-type="float" office:value="139245354163" calcext:value-type="float">
            <text:p>139245354163</text:p>
          </table:table-cell>
          <table:table-cell table:style-name="ce12" table:formula="of:=[.E184]/1000000000" office:value-type="float" office:value="139.245354163" calcext:value-type="float">
            <text:p>139.2454</text:p>
          </table:table-cell>
          <table:table-cell office:value-type="float" office:value="523" calcext:value-type="float">
            <text:p>523</text:p>
          </table:table-cell>
          <table:table-cell office:value-type="float" office:value="249063139894" calcext:value-type="float">
            <text:p>249063139894</text:p>
          </table:table-cell>
          <table:table-cell table:style-name="ce5" table:formula="of:=[.H184]/1000000000" office:value-type="float" office:value="249.063139894" calcext:value-type="float">
            <text:p>249.0631</text:p>
          </table:table-cell>
          <table:table-cell table:number-columns-repeated="101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85112684099" calcext:value-type="float">
            <text:p>185112684099</text:p>
          </table:table-cell>
          <table:table-cell table:formula="of:=[.B185]/1000000000" office:value-type="float" office:value="185.112684099" calcext:value-type="float">
            <text:p>185.1127</text:p>
          </table:table-cell>
          <table:table-cell office:value-type="float" office:value="549" calcext:value-type="float">
            <text:p>549</text:p>
          </table:table-cell>
          <table:table-cell office:value-type="float" office:value="139466233841" calcext:value-type="float">
            <text:p>139466233841</text:p>
          </table:table-cell>
          <table:table-cell table:style-name="ce12" table:formula="of:=[.E185]/1000000000" office:value-type="float" office:value="139.466233841" calcext:value-type="float">
            <text:p>139.4662</text:p>
          </table:table-cell>
          <table:table-cell office:value-type="float" office:value="521" calcext:value-type="float">
            <text:p>521</text:p>
          </table:table-cell>
          <table:table-cell office:value-type="float" office:value="250621463197" calcext:value-type="float">
            <text:p>250621463197</text:p>
          </table:table-cell>
          <table:table-cell table:style-name="ce5" table:formula="of:=[.H185]/1000000000" office:value-type="float" office:value="250.621463197" calcext:value-type="float">
            <text:p>250.6215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6435157966" calcext:value-type="float">
            <text:p>186435157966</text:p>
          </table:table-cell>
          <table:table-cell table:formula="of:=[.B186]/1000000000" office:value-type="float" office:value="186.435157966" calcext:value-type="float">
            <text:p>186.4352</text:p>
          </table:table-cell>
          <table:table-cell office:value-type="float" office:value="546" calcext:value-type="float">
            <text:p>546</text:p>
          </table:table-cell>
          <table:table-cell office:value-type="float" office:value="140115710135" calcext:value-type="float">
            <text:p>140115710135</text:p>
          </table:table-cell>
          <table:table-cell table:style-name="ce12" table:formula="of:=[.E186]/1000000000" office:value-type="float" office:value="140.115710135" calcext:value-type="float">
            <text:p>140.1157</text:p>
          </table:table-cell>
          <table:table-cell office:value-type="float" office:value="520" calcext:value-type="float">
            <text:p>520</text:p>
          </table:table-cell>
          <table:table-cell office:value-type="float" office:value="251960356661" calcext:value-type="float">
            <text:p>251960356661</text:p>
          </table:table-cell>
          <table:table-cell table:style-name="ce5" table:formula="of:=[.H186]/1000000000" office:value-type="float" office:value="251.960356661" calcext:value-type="float">
            <text:p>251.9604</text:p>
          </table:table-cell>
          <table:table-cell table:number-columns-repeated="101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2345123319" calcext:value-type="float">
            <text:p>192345123319</text:p>
          </table:table-cell>
          <table:table-cell table:formula="of:=[.B187]/1000000000" office:value-type="float" office:value="192.345123319" calcext:value-type="float">
            <text:p>192.3451</text:p>
          </table:table-cell>
          <table:table-cell office:value-type="float" office:value="544" calcext:value-type="float">
            <text:p>544</text:p>
          </table:table-cell>
          <table:table-cell office:value-type="float" office:value="146535824140" calcext:value-type="float">
            <text:p>146535824140</text:p>
          </table:table-cell>
          <table:table-cell table:style-name="ce12" table:formula="of:=[.E187]/1000000000" office:value-type="float" office:value="146.53582414" calcext:value-type="float">
            <text:p>146.5358</text:p>
          </table:table-cell>
          <table:table-cell office:value-type="float" office:value="515" calcext:value-type="float">
            <text:p>515</text:p>
          </table:table-cell>
          <table:table-cell office:value-type="float" office:value="254579148535" calcext:value-type="float">
            <text:p>254579148535</text:p>
          </table:table-cell>
          <table:table-cell table:style-name="ce5" table:formula="of:=[.H187]/1000000000" office:value-type="float" office:value="254.579148535" calcext:value-type="float">
            <text:p>254.5791</text:p>
          </table:table-cell>
          <table:table-cell table:number-columns-repeated="101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97587313195" calcext:value-type="float">
            <text:p>197587313195</text:p>
          </table:table-cell>
          <table:table-cell table:formula="of:=[.B188]/1000000000" office:value-type="float" office:value="197.587313195" calcext:value-type="float">
            <text:p>197.5873</text:p>
          </table:table-cell>
          <table:table-cell office:value-type="float" office:value="542" calcext:value-type="float">
            <text:p>542</text:p>
          </table:table-cell>
          <table:table-cell office:value-type="float" office:value="148676742339" calcext:value-type="float">
            <text:p>148676742339</text:p>
          </table:table-cell>
          <table:table-cell table:style-name="ce12" table:formula="of:=[.E188]/1000000000" office:value-type="float" office:value="148.676742339" calcext:value-type="float">
            <text:p>148.6767</text:p>
          </table:table-cell>
          <table:table-cell office:value-type="float" office:value="514" calcext:value-type="float">
            <text:p>514</text:p>
          </table:table-cell>
          <table:table-cell office:value-type="float" office:value="255562087826" calcext:value-type="float">
            <text:p>255562087826</text:p>
          </table:table-cell>
          <table:table-cell table:style-name="ce5" table:formula="of:=[.H188]/1000000000" office:value-type="float" office:value="255.562087826" calcext:value-type="float">
            <text:p>255.5621</text:p>
          </table:table-cell>
          <table:table-cell table:number-columns-repeated="10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7745096625" calcext:value-type="float">
            <text:p>197745096625</text:p>
          </table:table-cell>
          <table:table-cell table:formula="of:=[.B189]/1000000000" office:value-type="float" office:value="197.745096625" calcext:value-type="float">
            <text:p>197.7451</text:p>
          </table:table-cell>
          <table:table-cell office:value-type="float" office:value="540" calcext:value-type="float">
            <text:p>540</text:p>
          </table:table-cell>
          <table:table-cell office:value-type="float" office:value="148779329459" calcext:value-type="float">
            <text:p>148779329459</text:p>
          </table:table-cell>
          <table:table-cell table:style-name="ce12" table:formula="of:=[.E189]/1000000000" office:value-type="float" office:value="148.779329459" calcext:value-type="float">
            <text:p>148.7793</text:p>
          </table:table-cell>
          <table:table-cell office:value-type="float" office:value="510" calcext:value-type="float">
            <text:p>510</text:p>
          </table:table-cell>
          <table:table-cell office:value-type="float" office:value="264172890342" calcext:value-type="float">
            <text:p>264172890342</text:p>
          </table:table-cell>
          <table:table-cell table:style-name="ce5" table:formula="of:=[.H189]/1000000000" office:value-type="float" office:value="264.172890342" calcext:value-type="float">
            <text:p>264.1729</text:p>
          </table:table-cell>
          <table:table-cell table:number-columns-repeated="101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8188707828" calcext:value-type="float">
            <text:p>208188707828</text:p>
          </table:table-cell>
          <table:table-cell table:formula="of:=[.B190]/1000000000" office:value-type="float" office:value="208.188707828" calcext:value-type="float">
            <text:p>208.1887</text:p>
          </table:table-cell>
          <table:table-cell office:value-type="float" office:value="536" calcext:value-type="float">
            <text:p>536</text:p>
          </table:table-cell>
          <table:table-cell office:value-type="float" office:value="150374489735" calcext:value-type="float">
            <text:p>150374489735</text:p>
          </table:table-cell>
          <table:table-cell table:style-name="ce12" table:formula="of:=[.E190]/1000000000" office:value-type="float" office:value="150.374489735" calcext:value-type="float">
            <text:p>150.3745</text:p>
          </table:table-cell>
          <table:table-cell office:value-type="float" office:value="503" calcext:value-type="float">
            <text:p>503</text:p>
          </table:table-cell>
          <table:table-cell office:value-type="float" office:value="269072646134" calcext:value-type="float">
            <text:p>269072646134</text:p>
          </table:table-cell>
          <table:table-cell table:style-name="ce5" table:formula="of:=[.H190]/1000000000" office:value-type="float" office:value="269.072646134" calcext:value-type="float">
            <text:p>269.0726</text:p>
          </table:table-cell>
          <table:table-cell table:number-columns-repeated="101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10123184961" calcext:value-type="float">
            <text:p>210123184961</text:p>
          </table:table-cell>
          <table:table-cell table:formula="of:=[.B191]/1000000000" office:value-type="float" office:value="210.123184961" calcext:value-type="float">
            <text:p>210.1232</text:p>
          </table:table-cell>
          <table:table-cell office:value-type="float" office:value="535" calcext:value-type="float">
            <text:p>535</text:p>
          </table:table-cell>
          <table:table-cell office:value-type="float" office:value="157505559880" calcext:value-type="float">
            <text:p>157505559880</text:p>
          </table:table-cell>
          <table:table-cell table:style-name="ce12" table:formula="of:=[.E191]/1000000000" office:value-type="float" office:value="157.50555988" calcext:value-type="float">
            <text:p>157.5056</text:p>
          </table:table-cell>
          <table:table-cell office:value-type="float" office:value="497" calcext:value-type="float">
            <text:p>497</text:p>
          </table:table-cell>
          <table:table-cell office:value-type="float" office:value="287628561355" calcext:value-type="float">
            <text:p>287628561355</text:p>
          </table:table-cell>
          <table:table-cell table:style-name="ce5" table:formula="of:=[.H191]/1000000000" office:value-type="float" office:value="287.628561355" calcext:value-type="float">
            <text:p>287.6286</text:p>
          </table:table-cell>
          <table:table-cell table:number-columns-repeated="101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15684423839" calcext:value-type="float">
            <text:p>215684423839</text:p>
          </table:table-cell>
          <table:table-cell table:formula="of:=[.B192]/1000000000" office:value-type="float" office:value="215.684423839" calcext:value-type="float">
            <text:p>215.6844</text:p>
          </table:table-cell>
          <table:table-cell office:value-type="float" office:value="534" calcext:value-type="float">
            <text:p>534</text:p>
          </table:table-cell>
          <table:table-cell office:value-type="float" office:value="157857212174" calcext:value-type="float">
            <text:p>157857212174</text:p>
          </table:table-cell>
          <table:table-cell table:style-name="ce12" table:formula="of:=[.E192]/1000000000" office:value-type="float" office:value="157.857212174" calcext:value-type="float">
            <text:p>157.8572</text:p>
          </table:table-cell>
          <table:table-cell office:value-type="float" office:value="496" calcext:value-type="float">
            <text:p>496</text:p>
          </table:table-cell>
          <table:table-cell office:value-type="float" office:value="305665837169" calcext:value-type="float">
            <text:p>305665837169</text:p>
          </table:table-cell>
          <table:table-cell table:style-name="ce5" table:formula="of:=[.H192]/1000000000" office:value-type="float" office:value="305.665837169" calcext:value-type="float">
            <text:p>305.6658</text:p>
          </table:table-cell>
          <table:table-cell table:number-columns-repeated="101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3804032858" calcext:value-type="float">
            <text:p>223804032858</text:p>
          </table:table-cell>
          <table:table-cell table:formula="of:=[.B193]/1000000000" office:value-type="float" office:value="223.804032858" calcext:value-type="float">
            <text:p>223.8040</text:p>
          </table:table-cell>
          <table:table-cell office:value-type="float" office:value="533" calcext:value-type="float">
            <text:p>533</text:p>
          </table:table-cell>
          <table:table-cell office:value-type="float" office:value="158337372227" calcext:value-type="float">
            <text:p>158337372227</text:p>
          </table:table-cell>
          <table:table-cell table:style-name="ce12" table:formula="of:=[.E193]/1000000000" office:value-type="float" office:value="158.337372227" calcext:value-type="float">
            <text:p>158.3374</text:p>
          </table:table-cell>
          <table:table-cell office:value-type="float" office:value="491" calcext:value-type="float">
            <text:p>491</text:p>
          </table:table-cell>
          <table:table-cell office:value-type="float" office:value="305747398230" calcext:value-type="float">
            <text:p>305747398230</text:p>
          </table:table-cell>
          <table:table-cell table:style-name="ce5" table:formula="of:=[.H193]/1000000000" office:value-type="float" office:value="305.74739823" calcext:value-type="float">
            <text:p>305.7474</text:p>
          </table:table-cell>
          <table:table-cell table:number-columns-repeated="10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4260374916" calcext:value-type="float">
            <text:p>224260374916</text:p>
          </table:table-cell>
          <table:table-cell table:formula="of:=[.B194]/1000000000" office:value-type="float" office:value="224.260374916" calcext:value-type="float">
            <text:p>224.2604</text:p>
          </table:table-cell>
          <table:table-cell office:value-type="float" office:value="530" calcext:value-type="float">
            <text:p>530</text:p>
          </table:table-cell>
          <table:table-cell office:value-type="float" office:value="158992759178" calcext:value-type="float">
            <text:p>158992759178</text:p>
          </table:table-cell>
          <table:table-cell table:style-name="ce12" table:formula="of:=[.E194]/1000000000" office:value-type="float" office:value="158.992759178" calcext:value-type="float">
            <text:p>158.9928</text:p>
          </table:table-cell>
          <table:table-cell office:value-type="float" office:value="490" calcext:value-type="float">
            <text:p>490</text:p>
          </table:table-cell>
          <table:table-cell office:value-type="float" office:value="310342526151" calcext:value-type="float">
            <text:p>310342526151</text:p>
          </table:table-cell>
          <table:table-cell table:style-name="ce5" table:formula="of:=[.H194]/1000000000" office:value-type="float" office:value="310.342526151" calcext:value-type="float">
            <text:p>310.3425</text:p>
          </table:table-cell>
          <table:table-cell table:number-columns-repeated="101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1037493724" calcext:value-type="float">
            <text:p>231037493724</text:p>
          </table:table-cell>
          <table:table-cell table:formula="of:=[.B195]/1000000000" office:value-type="float" office:value="231.037493724" calcext:value-type="float">
            <text:p>231.0375</text:p>
          </table:table-cell>
          <table:table-cell office:value-type="float" office:value="528" calcext:value-type="float">
            <text:p>528</text:p>
          </table:table-cell>
          <table:table-cell office:value-type="float" office:value="161115975083" calcext:value-type="float">
            <text:p>161115975083</text:p>
          </table:table-cell>
          <table:table-cell table:style-name="ce12" table:formula="of:=[.E195]/1000000000" office:value-type="float" office:value="161.115975083" calcext:value-type="float">
            <text:p>161.1160</text:p>
          </table:table-cell>
          <table:table-cell office:value-type="float" office:value="489" calcext:value-type="float">
            <text:p>489</text:p>
          </table:table-cell>
          <table:table-cell office:value-type="float" office:value="314492558037" calcext:value-type="float">
            <text:p>314492558037</text:p>
          </table:table-cell>
          <table:table-cell table:style-name="ce5" table:formula="of:=[.H195]/1000000000" office:value-type="float" office:value="314.492558037" calcext:value-type="float">
            <text:p>314.4926</text:p>
          </table:table-cell>
          <table:table-cell table:number-columns-repeated="101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41997078254" calcext:value-type="float">
            <text:p>241997078254</text:p>
          </table:table-cell>
          <table:table-cell table:formula="of:=[.B196]/1000000000" office:value-type="float" office:value="241.997078254" calcext:value-type="float">
            <text:p>241.9971</text:p>
          </table:table-cell>
          <table:table-cell office:value-type="float" office:value="526" calcext:value-type="float">
            <text:p>526</text:p>
          </table:table-cell>
          <table:table-cell office:value-type="float" office:value="164062085218" calcext:value-type="float">
            <text:p>164062085218</text:p>
          </table:table-cell>
          <table:table-cell table:style-name="ce12" table:formula="of:=[.E196]/1000000000" office:value-type="float" office:value="164.062085218" calcext:value-type="float">
            <text:p>164.0621</text:p>
          </table:table-cell>
          <table:table-cell office:value-type="float" office:value="488" calcext:value-type="float">
            <text:p>488</text:p>
          </table:table-cell>
          <table:table-cell office:value-type="float" office:value="317726086184" calcext:value-type="float">
            <text:p>317726086184</text:p>
          </table:table-cell>
          <table:table-cell table:style-name="ce5" table:formula="of:=[.H196]/1000000000" office:value-type="float" office:value="317.726086184" calcext:value-type="float">
            <text:p>317.7261</text:p>
          </table:table-cell>
          <table:table-cell table:number-columns-repeated="101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46650809084" calcext:value-type="float">
            <text:p>246650809084</text:p>
          </table:table-cell>
          <table:table-cell table:formula="of:=[.B197]/1000000000" office:value-type="float" office:value="246.650809084" calcext:value-type="float">
            <text:p>246.6508</text:p>
          </table:table-cell>
          <table:table-cell office:value-type="float" office:value="524" calcext:value-type="float">
            <text:p>524</text:p>
          </table:table-cell>
          <table:table-cell office:value-type="float" office:value="164775281790" calcext:value-type="float">
            <text:p>164775281790</text:p>
          </table:table-cell>
          <table:table-cell table:style-name="ce12" table:formula="of:=[.E197]/1000000000" office:value-type="float" office:value="164.77528179" calcext:value-type="float">
            <text:p>164.7753</text:p>
          </table:table-cell>
          <table:table-cell office:value-type="float" office:value="486" calcext:value-type="float">
            <text:p>486</text:p>
          </table:table-cell>
          <table:table-cell office:value-type="float" office:value="324007787642" calcext:value-type="float">
            <text:p>324007787642</text:p>
          </table:table-cell>
          <table:table-cell table:style-name="ce5" table:formula="of:=[.H197]/1000000000" office:value-type="float" office:value="324.007787642" calcext:value-type="float">
            <text:p>324.0078</text:p>
          </table:table-cell>
          <table:table-cell table:number-columns-repeated="101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8420011467" calcext:value-type="float">
            <text:p>248420011467</text:p>
          </table:table-cell>
          <table:table-cell table:formula="of:=[.B198]/1000000000" office:value-type="float" office:value="248.420011467" calcext:value-type="float">
            <text:p>248.4200</text:p>
          </table:table-cell>
          <table:table-cell office:value-type="float" office:value="521" calcext:value-type="float">
            <text:p>521</text:p>
          </table:table-cell>
          <table:table-cell office:value-type="float" office:value="166998641202" calcext:value-type="float">
            <text:p>166998641202</text:p>
          </table:table-cell>
          <table:table-cell table:style-name="ce12" table:formula="of:=[.E198]/1000000000" office:value-type="float" office:value="166.998641202" calcext:value-type="float">
            <text:p>166.9986</text:p>
          </table:table-cell>
          <table:table-cell office:value-type="float" office:value="479" calcext:value-type="float">
            <text:p>479</text:p>
          </table:table-cell>
          <table:table-cell office:value-type="float" office:value="324933406819" calcext:value-type="float">
            <text:p>324933406819</text:p>
          </table:table-cell>
          <table:table-cell table:style-name="ce5" table:formula="of:=[.H198]/1000000000" office:value-type="float" office:value="324.933406819" calcext:value-type="float">
            <text:p>324.9334</text:p>
          </table:table-cell>
          <table:table-cell table:number-columns-repeated="10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1177898681" calcext:value-type="float">
            <text:p>261177898681</text:p>
          </table:table-cell>
          <table:table-cell table:formula="of:=[.B199]/1000000000" office:value-type="float" office:value="261.177898681" calcext:value-type="float">
            <text:p>261.1779</text:p>
          </table:table-cell>
          <table:table-cell office:value-type="float" office:value="519" calcext:value-type="float">
            <text:p>519</text:p>
          </table:table-cell>
          <table:table-cell office:value-type="float" office:value="171654974633" calcext:value-type="float">
            <text:p>171654974633</text:p>
          </table:table-cell>
          <table:table-cell table:style-name="ce12" table:formula="of:=[.E199]/1000000000" office:value-type="float" office:value="171.654974633" calcext:value-type="float">
            <text:p>171.6550</text:p>
          </table:table-cell>
          <table:table-cell office:value-type="float" office:value="478" calcext:value-type="float">
            <text:p>478</text:p>
          </table:table-cell>
          <table:table-cell office:value-type="float" office:value="358379893089" calcext:value-type="float">
            <text:p>358379893089</text:p>
          </table:table-cell>
          <table:table-cell table:style-name="ce5" table:formula="of:=[.H199]/1000000000" office:value-type="float" office:value="358.379893089" calcext:value-type="float">
            <text:p>358.3799</text:p>
          </table:table-cell>
          <table:table-cell table:number-columns-repeated="101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65190273208" calcext:value-type="float">
            <text:p>265190273208</text:p>
          </table:table-cell>
          <table:table-cell table:formula="of:=[.B200]/1000000000" office:value-type="float" office:value="265.190273208" calcext:value-type="float">
            <text:p>265.1903</text:p>
          </table:table-cell>
          <table:table-cell office:value-type="float" office:value="518" calcext:value-type="float">
            <text:p>518</text:p>
          </table:table-cell>
          <table:table-cell office:value-type="float" office:value="174996505548" calcext:value-type="float">
            <text:p>174996505548</text:p>
          </table:table-cell>
          <table:table-cell table:style-name="ce12" table:formula="of:=[.E200]/1000000000" office:value-type="float" office:value="174.996505548" calcext:value-type="float">
            <text:p>174.9965</text:p>
          </table:table-cell>
          <table:table-cell office:value-type="float" office:value="474" calcext:value-type="float">
            <text:p>474</text:p>
          </table:table-cell>
          <table:table-cell office:value-type="float" office:value="359527292303" calcext:value-type="float">
            <text:p>359527292303</text:p>
          </table:table-cell>
          <table:table-cell table:style-name="ce5" table:formula="of:=[.H200]/1000000000" office:value-type="float" office:value="359.527292303" calcext:value-type="float">
            <text:p>359.5273</text:p>
          </table:table-cell>
          <table:table-cell table:number-columns-repeated="101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72089289816" calcext:value-type="float">
            <text:p>272089289816</text:p>
          </table:table-cell>
          <table:table-cell table:formula="of:=[.B201]/1000000000" office:value-type="float" office:value="272.089289816" calcext:value-type="float">
            <text:p>272.0893</text:p>
          </table:table-cell>
          <table:table-cell office:value-type="float" office:value="516" calcext:value-type="float">
            <text:p>516</text:p>
          </table:table-cell>
          <table:table-cell office:value-type="float" office:value="176972941322" calcext:value-type="float">
            <text:p>176972941322</text:p>
          </table:table-cell>
          <table:table-cell table:style-name="ce12" table:formula="of:=[.E201]/1000000000" office:value-type="float" office:value="176.972941322" calcext:value-type="float">
            <text:p>176.9729</text:p>
          </table:table-cell>
          <table:table-cell office:value-type="float" office:value="472" calcext:value-type="float">
            <text:p>472</text:p>
          </table:table-cell>
          <table:table-cell office:value-type="float" office:value="373108455664" calcext:value-type="float">
            <text:p>373108455664</text:p>
          </table:table-cell>
          <table:table-cell table:style-name="ce5" table:formula="of:=[.H201]/1000000000" office:value-type="float" office:value="373.108455664" calcext:value-type="float">
            <text:p>373.1085</text:p>
          </table:table-cell>
          <table:table-cell table:number-columns-repeated="101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76337293055" calcext:value-type="float">
            <text:p>276337293055</text:p>
          </table:table-cell>
          <table:table-cell table:formula="of:=[.B202]/1000000000" office:value-type="float" office:value="276.337293055" calcext:value-type="float">
            <text:p>276.3373</text:p>
          </table:table-cell>
          <table:table-cell office:value-type="float" office:value="515" calcext:value-type="float">
            <text:p>515</text:p>
          </table:table-cell>
          <table:table-cell office:value-type="float" office:value="178706807545" calcext:value-type="float">
            <text:p>178706807545</text:p>
          </table:table-cell>
          <table:table-cell table:style-name="ce12" table:formula="of:=[.E202]/1000000000" office:value-type="float" office:value="178.706807545" calcext:value-type="float">
            <text:p>178.7068</text:p>
          </table:table-cell>
          <table:table-cell office:value-type="float" office:value="471" calcext:value-type="float">
            <text:p>471</text:p>
          </table:table-cell>
          <table:table-cell office:value-type="float" office:value="374996799035" calcext:value-type="float">
            <text:p>374996799035</text:p>
          </table:table-cell>
          <table:table-cell table:style-name="ce5" table:formula="of:=[.H202]/1000000000" office:value-type="float" office:value="374.996799035" calcext:value-type="float">
            <text:p>374.9968</text:p>
          </table:table-cell>
          <table:table-cell table:number-columns-repeated="101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85612633476" calcext:value-type="float">
            <text:p>285612633476</text:p>
          </table:table-cell>
          <table:table-cell table:formula="of:=[.B203]/1000000000" office:value-type="float" office:value="285.612633476" calcext:value-type="float">
            <text:p>285.6126</text:p>
          </table:table-cell>
          <table:table-cell office:value-type="float" office:value="513" calcext:value-type="float">
            <text:p>513</text:p>
          </table:table-cell>
          <table:table-cell office:value-type="float" office:value="181768907659" calcext:value-type="float">
            <text:p>181768907659</text:p>
          </table:table-cell>
          <table:table-cell table:style-name="ce12" table:formula="of:=[.E203]/1000000000" office:value-type="float" office:value="181.768907659" calcext:value-type="float">
            <text:p>181.7689</text:p>
          </table:table-cell>
          <table:table-cell office:value-type="float" office:value="470" calcext:value-type="float">
            <text:p>470</text:p>
          </table:table-cell>
          <table:table-cell office:value-type="float" office:value="376441905019" calcext:value-type="float">
            <text:p>376441905019</text:p>
          </table:table-cell>
          <table:table-cell table:style-name="ce5" table:formula="of:=[.H203]/1000000000" office:value-type="float" office:value="376.441905019" calcext:value-type="float">
            <text:p>376.4419</text:p>
          </table:table-cell>
          <table:table-cell table:number-columns-repeated="10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87561990239" calcext:value-type="float">
            <text:p>287561990239</text:p>
          </table:table-cell>
          <table:table-cell table:formula="of:=[.B204]/1000000000" office:value-type="float" office:value="287.561990239" calcext:value-type="float">
            <text:p>287.5620</text:p>
          </table:table-cell>
          <table:table-cell office:value-type="float" office:value="512" calcext:value-type="float">
            <text:p>512</text:p>
          </table:table-cell>
          <table:table-cell office:value-type="float" office:value="192443362990" calcext:value-type="float">
            <text:p>192443362990</text:p>
          </table:table-cell>
          <table:table-cell table:style-name="ce12" table:formula="of:=[.E204]/1000000000" office:value-type="float" office:value="192.44336299" calcext:value-type="float">
            <text:p>192.4434</text:p>
          </table:table-cell>
          <table:table-cell office:value-type="float" office:value="469" calcext:value-type="float">
            <text:p>469</text:p>
          </table:table-cell>
          <table:table-cell office:value-type="float" office:value="396088645560" calcext:value-type="float">
            <text:p>396088645560</text:p>
          </table:table-cell>
          <table:table-cell table:style-name="ce5" table:formula="of:=[.H204]/1000000000" office:value-type="float" office:value="396.08864556" calcext:value-type="float">
            <text:p>396.0886</text:p>
          </table:table-cell>
          <table:table-cell table:number-columns-repeated="101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92131803868" calcext:value-type="float">
            <text:p>292131803868</text:p>
          </table:table-cell>
          <table:table-cell table:formula="of:=[.B205]/1000000000" office:value-type="float" office:value="292.131803868" calcext:value-type="float">
            <text:p>292.1318</text:p>
          </table:table-cell>
          <table:table-cell office:value-type="float" office:value="509" calcext:value-type="float">
            <text:p>509</text:p>
          </table:table-cell>
          <table:table-cell office:value-type="float" office:value="198635339324" calcext:value-type="float">
            <text:p>198635339324</text:p>
          </table:table-cell>
          <table:table-cell table:style-name="ce12" table:formula="of:=[.E205]/1000000000" office:value-type="float" office:value="198.635339324" calcext:value-type="float">
            <text:p>198.6353</text:p>
          </table:table-cell>
          <table:table-cell office:value-type="float" office:value="467" calcext:value-type="float">
            <text:p>467</text:p>
          </table:table-cell>
          <table:table-cell office:value-type="float" office:value="398676995174" calcext:value-type="float">
            <text:p>398676995174</text:p>
          </table:table-cell>
          <table:table-cell table:style-name="ce5" table:formula="of:=[.H205]/1000000000" office:value-type="float" office:value="398.676995174" calcext:value-type="float">
            <text:p>398.6770</text:p>
          </table:table-cell>
          <table:table-cell table:number-columns-repeated="101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7201063138" calcext:value-type="float">
            <text:p>307201063138</text:p>
          </table:table-cell>
          <table:table-cell table:formula="of:=[.B206]/1000000000" office:value-type="float" office:value="307.201063138" calcext:value-type="float">
            <text:p>307.2011</text:p>
          </table:table-cell>
          <table:table-cell office:value-type="float" office:value="505" calcext:value-type="float">
            <text:p>505</text:p>
          </table:table-cell>
          <table:table-cell office:value-type="float" office:value="199988645982" calcext:value-type="float">
            <text:p>199988645982</text:p>
          </table:table-cell>
          <table:table-cell table:style-name="ce12" table:formula="of:=[.E206]/1000000000" office:value-type="float" office:value="199.988645982" calcext:value-type="float">
            <text:p>199.9886</text:p>
          </table:table-cell>
          <table:table-cell office:value-type="float" office:value="464" calcext:value-type="float">
            <text:p>464</text:p>
          </table:table-cell>
          <table:table-cell office:value-type="float" office:value="404734131772" calcext:value-type="float">
            <text:p>404734131772</text:p>
          </table:table-cell>
          <table:table-cell table:style-name="ce5" table:formula="of:=[.H206]/1000000000" office:value-type="float" office:value="404.734131772" calcext:value-type="float">
            <text:p>404.7341</text:p>
          </table:table-cell>
          <table:table-cell table:number-columns-repeated="10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15074910418" calcext:value-type="float">
            <text:p>315074910418</text:p>
          </table:table-cell>
          <table:table-cell table:formula="of:=[.B207]/1000000000" office:value-type="float" office:value="315.074910418" calcext:value-type="float">
            <text:p>315.0749</text:p>
          </table:table-cell>
          <table:table-cell office:value-type="float" office:value="504" calcext:value-type="float">
            <text:p>504</text:p>
          </table:table-cell>
          <table:table-cell office:value-type="float" office:value="210732725826" calcext:value-type="float">
            <text:p>210732725826</text:p>
          </table:table-cell>
          <table:table-cell table:style-name="ce12" table:formula="of:=[.E207]/1000000000" office:value-type="float" office:value="210.732725826" calcext:value-type="float">
            <text:p>210.7327</text:p>
          </table:table-cell>
          <table:table-cell office:value-type="float" office:value="462" calcext:value-type="float">
            <text:p>462</text:p>
          </table:table-cell>
          <table:table-cell office:value-type="float" office:value="407624386290" calcext:value-type="float">
            <text:p>407624386290</text:p>
          </table:table-cell>
          <table:table-cell table:style-name="ce5" table:formula="of:=[.H207]/1000000000" office:value-type="float" office:value="407.62438629" calcext:value-type="float">
            <text:p>407.6244</text:p>
          </table:table-cell>
          <table:table-cell table:number-columns-repeated="10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16499816935" calcext:value-type="float">
            <text:p>316499816935</text:p>
          </table:table-cell>
          <table:table-cell table:formula="of:=[.B208]/1000000000" office:value-type="float" office:value="316.499816935" calcext:value-type="float">
            <text:p>316.4998</text:p>
          </table:table-cell>
          <table:table-cell office:value-type="float" office:value="502" calcext:value-type="float">
            <text:p>502</text:p>
          </table:table-cell>
          <table:table-cell office:value-type="float" office:value="220559365273" calcext:value-type="float">
            <text:p>220559365273</text:p>
          </table:table-cell>
          <table:table-cell table:style-name="ce12" table:formula="of:=[.E208]/1000000000" office:value-type="float" office:value="220.559365273" calcext:value-type="float">
            <text:p>220.5594</text:p>
          </table:table-cell>
          <table:table-cell office:value-type="float" office:value="461" calcext:value-type="float">
            <text:p>461</text:p>
          </table:table-cell>
          <table:table-cell office:value-type="float" office:value="410373755413" calcext:value-type="float">
            <text:p>410373755413</text:p>
          </table:table-cell>
          <table:table-cell table:style-name="ce5" table:formula="of:=[.H208]/1000000000" office:value-type="float" office:value="410.373755413" calcext:value-type="float">
            <text:p>410.3738</text:p>
          </table:table-cell>
          <table:table-cell table:number-columns-repeated="101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26440316486" calcext:value-type="float">
            <text:p>326440316486</text:p>
          </table:table-cell>
          <table:table-cell table:formula="of:=[.B209]/1000000000" office:value-type="float" office:value="326.440316486" calcext:value-type="float">
            <text:p>326.4403</text:p>
          </table:table-cell>
          <table:table-cell office:value-type="float" office:value="499" calcext:value-type="float">
            <text:p>499</text:p>
          </table:table-cell>
          <table:table-cell office:value-type="float" office:value="222165314617" calcext:value-type="float">
            <text:p>222165314617</text:p>
          </table:table-cell>
          <table:table-cell table:style-name="ce12" table:formula="of:=[.E209]/1000000000" office:value-type="float" office:value="222.165314617" calcext:value-type="float">
            <text:p>222.1653</text:p>
          </table:table-cell>
          <table:table-cell office:value-type="float" office:value="460" calcext:value-type="float">
            <text:p>460</text:p>
          </table:table-cell>
          <table:table-cell office:value-type="float" office:value="410645133770" calcext:value-type="float">
            <text:p>410645133770</text:p>
          </table:table-cell>
          <table:table-cell table:style-name="ce5" table:formula="of:=[.H209]/1000000000" office:value-type="float" office:value="410.64513377" calcext:value-type="float">
            <text:p>410.6451</text:p>
          </table:table-cell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37117809485" calcext:value-type="float">
            <text:p>337117809485</text:p>
          </table:table-cell>
          <table:table-cell table:formula="of:=[.B210]/1000000000" office:value-type="float" office:value="337.117809485" calcext:value-type="float">
            <text:p>337.1178</text:p>
          </table:table-cell>
          <table:table-cell office:value-type="float" office:value="498" calcext:value-type="float">
            <text:p>498</text:p>
          </table:table-cell>
          <table:table-cell office:value-type="float" office:value="225674333343" calcext:value-type="float">
            <text:p>225674333343</text:p>
          </table:table-cell>
          <table:table-cell table:style-name="ce12" table:formula="of:=[.E210]/1000000000" office:value-type="float" office:value="225.674333343" calcext:value-type="float">
            <text:p>225.6743</text:p>
          </table:table-cell>
          <table:table-cell office:value-type="float" office:value="457" calcext:value-type="float">
            <text:p>457</text:p>
          </table:table-cell>
          <table:table-cell office:value-type="float" office:value="422699721516" calcext:value-type="float">
            <text:p>422699721516</text:p>
          </table:table-cell>
          <table:table-cell table:style-name="ce5" table:formula="of:=[.H210]/1000000000" office:value-type="float" office:value="422.699721516" calcext:value-type="float">
            <text:p>422.6997</text:p>
          </table:table-cell>
          <table:table-cell table:number-columns-repeated="101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38554535070" calcext:value-type="float">
            <text:p>338554535070</text:p>
          </table:table-cell>
          <table:table-cell table:formula="of:=[.B211]/1000000000" office:value-type="float" office:value="338.55453507" calcext:value-type="float">
            <text:p>338.5545</text:p>
          </table:table-cell>
          <table:table-cell office:value-type="float" office:value="497" calcext:value-type="float">
            <text:p>497</text:p>
          </table:table-cell>
          <table:table-cell office:value-type="float" office:value="229605827916" calcext:value-type="float">
            <text:p>229605827916</text:p>
          </table:table-cell>
          <table:table-cell table:style-name="ce12" table:formula="of:=[.E211]/1000000000" office:value-type="float" office:value="229.605827916" calcext:value-type="float">
            <text:p>229.6058</text:p>
          </table:table-cell>
          <table:table-cell office:value-type="float" office:value="456" calcext:value-type="float">
            <text:p>456</text:p>
          </table:table-cell>
          <table:table-cell office:value-type="float" office:value="424726412011" calcext:value-type="float">
            <text:p>424726412011</text:p>
          </table:table-cell>
          <table:table-cell table:style-name="ce5" table:formula="of:=[.H211]/1000000000" office:value-type="float" office:value="424.726412011" calcext:value-type="float">
            <text:p>424.7264</text:p>
          </table:table-cell>
          <table:table-cell table:number-columns-repeated="101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39355647083" calcext:value-type="float">
            <text:p>339355647083</text:p>
          </table:table-cell>
          <table:table-cell table:formula="of:=[.B212]/1000000000" office:value-type="float" office:value="339.355647083" calcext:value-type="float">
            <text:p>339.3556</text:p>
          </table:table-cell>
          <table:table-cell office:value-type="float" office:value="496" calcext:value-type="float">
            <text:p>496</text:p>
          </table:table-cell>
          <table:table-cell office:value-type="float" office:value="232971491645" calcext:value-type="float">
            <text:p>232971491645</text:p>
          </table:table-cell>
          <table:table-cell table:style-name="ce12" table:formula="of:=[.E212]/1000000000" office:value-type="float" office:value="232.971491645" calcext:value-type="float">
            <text:p>232.9715</text:p>
          </table:table-cell>
          <table:table-cell office:value-type="float" office:value="455" calcext:value-type="float">
            <text:p>455</text:p>
          </table:table-cell>
          <table:table-cell office:value-type="float" office:value="435394811724" calcext:value-type="float">
            <text:p>435394811724</text:p>
          </table:table-cell>
          <table:table-cell table:style-name="ce5" table:formula="of:=[.H212]/1000000000" office:value-type="float" office:value="435.394811724" calcext:value-type="float">
            <text:p>435.3948</text:p>
          </table:table-cell>
          <table:table-cell table:number-columns-repeated="101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44158517811" calcext:value-type="float">
            <text:p>344158517811</text:p>
          </table:table-cell>
          <table:table-cell table:formula="of:=[.B213]/1000000000" office:value-type="float" office:value="344.158517811" calcext:value-type="float">
            <text:p>344.1585</text:p>
          </table:table-cell>
          <table:table-cell office:value-type="float" office:value="492" calcext:value-type="float">
            <text:p>492</text:p>
          </table:table-cell>
          <table:table-cell office:value-type="float" office:value="236541535374" calcext:value-type="float">
            <text:p>236541535374</text:p>
          </table:table-cell>
          <table:table-cell table:style-name="ce12" table:formula="of:=[.E213]/1000000000" office:value-type="float" office:value="236.541535374" calcext:value-type="float">
            <text:p>236.5415</text:p>
          </table:table-cell>
          <table:table-cell office:value-type="float" office:value="453" calcext:value-type="float">
            <text:p>453</text:p>
          </table:table-cell>
          <table:table-cell office:value-type="float" office:value="440362405067" calcext:value-type="float">
            <text:p>440362405067</text:p>
          </table:table-cell>
          <table:table-cell table:style-name="ce5" table:formula="of:=[.H213]/1000000000" office:value-type="float" office:value="440.362405067" calcext:value-type="float">
            <text:p>440.3624</text:p>
          </table:table-cell>
          <table:table-cell table:number-columns-repeated="101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50400453722" calcext:value-type="float">
            <text:p>350400453722</text:p>
          </table:table-cell>
          <table:table-cell table:formula="of:=[.B214]/1000000000" office:value-type="float" office:value="350.400453722" calcext:value-type="float">
            <text:p>350.4005</text:p>
          </table:table-cell>
          <table:table-cell office:value-type="float" office:value="491" calcext:value-type="float">
            <text:p>491</text:p>
          </table:table-cell>
          <table:table-cell office:value-type="float" office:value="251755448727" calcext:value-type="float">
            <text:p>251755448727</text:p>
          </table:table-cell>
          <table:table-cell table:style-name="ce12" table:formula="of:=[.E214]/1000000000" office:value-type="float" office:value="251.755448727" calcext:value-type="float">
            <text:p>251.7554</text:p>
          </table:table-cell>
          <table:table-cell office:value-type="float" office:value="452" calcext:value-type="float">
            <text:p>452</text:p>
          </table:table-cell>
          <table:table-cell office:value-type="float" office:value="442682573832" calcext:value-type="float">
            <text:p>442682573832</text:p>
          </table:table-cell>
          <table:table-cell table:style-name="ce5" table:formula="of:=[.H214]/1000000000" office:value-type="float" office:value="442.682573832" calcext:value-type="float">
            <text:p>442.6826</text:p>
          </table:table-cell>
          <table:table-cell table:number-columns-repeated="10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69925815857" calcext:value-type="float">
            <text:p>369925815857</text:p>
          </table:table-cell>
          <table:table-cell table:formula="of:=[.B215]/1000000000" office:value-type="float" office:value="369.925815857" calcext:value-type="float">
            <text:p>369.9258</text:p>
          </table:table-cell>
          <table:table-cell office:value-type="float" office:value="490" calcext:value-type="float">
            <text:p>490</text:p>
          </table:table-cell>
          <table:table-cell office:value-type="float" office:value="256774473809" calcext:value-type="float">
            <text:p>256774473809</text:p>
          </table:table-cell>
          <table:table-cell table:style-name="ce12" table:formula="of:=[.E215]/1000000000" office:value-type="float" office:value="256.774473809" calcext:value-type="float">
            <text:p>256.7745</text:p>
          </table:table-cell>
          <table:table-cell office:value-type="float" office:value="446" calcext:value-type="float">
            <text:p>446</text:p>
          </table:table-cell>
          <table:table-cell office:value-type="float" office:value="450337679254" calcext:value-type="float">
            <text:p>450337679254</text:p>
          </table:table-cell>
          <table:table-cell table:style-name="ce5" table:formula="of:=[.H215]/1000000000" office:value-type="float" office:value="450.337679254" calcext:value-type="float">
            <text:p>450.3377</text:p>
          </table:table-cell>
          <table:table-cell table:number-columns-repeated="101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78340373191" calcext:value-type="float">
            <text:p>378340373191</text:p>
          </table:table-cell>
          <table:table-cell table:formula="of:=[.B216]/1000000000" office:value-type="float" office:value="378.340373191" calcext:value-type="float">
            <text:p>378.3404</text:p>
          </table:table-cell>
          <table:table-cell office:value-type="float" office:value="489" calcext:value-type="float">
            <text:p>489</text:p>
          </table:table-cell>
          <table:table-cell office:value-type="float" office:value="264027378315" calcext:value-type="float">
            <text:p>264027378315</text:p>
          </table:table-cell>
          <table:table-cell table:style-name="ce12" table:formula="of:=[.E216]/1000000000" office:value-type="float" office:value="264.027378315" calcext:value-type="float">
            <text:p>264.0274</text:p>
          </table:table-cell>
          <table:table-cell office:value-type="float" office:value="444" calcext:value-type="float">
            <text:p>444</text:p>
          </table:table-cell>
          <table:table-cell office:value-type="float" office:value="466291483350" calcext:value-type="float">
            <text:p>466291483350</text:p>
          </table:table-cell>
          <table:table-cell table:style-name="ce5" table:formula="of:=[.H216]/1000000000" office:value-type="float" office:value="466.29148335" calcext:value-type="float">
            <text:p>466.2915</text:p>
          </table:table-cell>
          <table:table-cell table:number-columns-repeated="101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80047689937" calcext:value-type="float">
            <text:p>380047689937</text:p>
          </table:table-cell>
          <table:table-cell table:formula="of:=[.B217]/1000000000" office:value-type="float" office:value="380.047689937" calcext:value-type="float">
            <text:p>380.0477</text:p>
          </table:table-cell>
          <table:table-cell office:value-type="float" office:value="488" calcext:value-type="float">
            <text:p>488</text:p>
          </table:table-cell>
          <table:table-cell office:value-type="float" office:value="264831209829" calcext:value-type="float">
            <text:p>264831209829</text:p>
          </table:table-cell>
          <table:table-cell table:style-name="ce12" table:formula="of:=[.E217]/1000000000" office:value-type="float" office:value="264.831209829" calcext:value-type="float">
            <text:p>264.8312</text:p>
          </table:table-cell>
          <table:table-cell office:value-type="float" office:value="443" calcext:value-type="float">
            <text:p>443</text:p>
          </table:table-cell>
          <table:table-cell office:value-type="float" office:value="485965809061" calcext:value-type="float">
            <text:p>485965809061</text:p>
          </table:table-cell>
          <table:table-cell table:style-name="ce5" table:formula="of:=[.H217]/1000000000" office:value-type="float" office:value="485.965809061" calcext:value-type="float">
            <text:p>485.9658</text:p>
          </table:table-cell>
          <table:table-cell table:number-columns-repeated="101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99050713025" calcext:value-type="float">
            <text:p>399050713025</text:p>
          </table:table-cell>
          <table:table-cell table:formula="of:=[.B218]/1000000000" office:value-type="float" office:value="399.050713025" calcext:value-type="float">
            <text:p>399.0507</text:p>
          </table:table-cell>
          <table:table-cell office:value-type="float" office:value="485" calcext:value-type="float">
            <text:p>485</text:p>
          </table:table-cell>
          <table:table-cell office:value-type="float" office:value="270505775250" calcext:value-type="float">
            <text:p>270505775250</text:p>
          </table:table-cell>
          <table:table-cell table:style-name="ce12" table:formula="of:=[.E218]/1000000000" office:value-type="float" office:value="270.50577525" calcext:value-type="float">
            <text:p>270.5058</text:p>
          </table:table-cell>
          <table:table-cell office:value-type="float" office:value="442" calcext:value-type="float">
            <text:p>442</text:p>
          </table:table-cell>
          <table:table-cell office:value-type="float" office:value="493347627497" calcext:value-type="float">
            <text:p>493347627497</text:p>
          </table:table-cell>
          <table:table-cell table:style-name="ce5" table:formula="of:=[.H218]/1000000000" office:value-type="float" office:value="493.347627497" calcext:value-type="float">
            <text:p>493.3476</text:p>
          </table:table-cell>
          <table:table-cell table:number-columns-repeated="101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03478350187" calcext:value-type="float">
            <text:p>403478350187</text:p>
          </table:table-cell>
          <table:table-cell table:formula="of:=[.B219]/1000000000" office:value-type="float" office:value="403.478350187" calcext:value-type="float">
            <text:p>403.4784</text:p>
          </table:table-cell>
          <table:table-cell office:value-type="float" office:value="483" calcext:value-type="float">
            <text:p>483</text:p>
          </table:table-cell>
          <table:table-cell office:value-type="float" office:value="270967083152" calcext:value-type="float">
            <text:p>270967083152</text:p>
          </table:table-cell>
          <table:table-cell table:style-name="ce12" table:formula="of:=[.E219]/1000000000" office:value-type="float" office:value="270.967083152" calcext:value-type="float">
            <text:p>270.9671</text:p>
          </table:table-cell>
          <table:table-cell office:value-type="float" office:value="440" calcext:value-type="float">
            <text:p>440</text:p>
          </table:table-cell>
          <table:table-cell office:value-type="float" office:value="494077933060" calcext:value-type="float">
            <text:p>494077933060</text:p>
          </table:table-cell>
          <table:table-cell table:style-name="ce5" table:formula="of:=[.H219]/1000000000" office:value-type="float" office:value="494.07793306" calcext:value-type="float">
            <text:p>494.0779</text:p>
          </table:table-cell>
          <table:table-cell table:number-columns-repeated="101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7142330610" calcext:value-type="float">
            <text:p>427142330610</text:p>
          </table:table-cell>
          <table:table-cell table:formula="of:=[.B220]/1000000000" office:value-type="float" office:value="427.14233061" calcext:value-type="float">
            <text:p>427.1423</text:p>
          </table:table-cell>
          <table:table-cell office:value-type="float" office:value="482" calcext:value-type="float">
            <text:p>482</text:p>
          </table:table-cell>
          <table:table-cell office:value-type="float" office:value="277682009087" calcext:value-type="float">
            <text:p>277682009087</text:p>
          </table:table-cell>
          <table:table-cell table:style-name="ce12" table:formula="of:=[.E220]/1000000000" office:value-type="float" office:value="277.682009087" calcext:value-type="float">
            <text:p>277.6820</text:p>
          </table:table-cell>
          <table:table-cell office:value-type="float" office:value="439" calcext:value-type="float">
            <text:p>439</text:p>
          </table:table-cell>
          <table:table-cell office:value-type="float" office:value="500791115705" calcext:value-type="float">
            <text:p>500791115705</text:p>
          </table:table-cell>
          <table:table-cell table:style-name="ce5" table:formula="of:=[.H220]/1000000000" office:value-type="float" office:value="500.791115705" calcext:value-type="float">
            <text:p>500.7911</text:p>
          </table:table-cell>
          <table:table-cell table:number-columns-repeated="101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8739956352" calcext:value-type="float">
            <text:p>428739956352</text:p>
          </table:table-cell>
          <table:table-cell table:formula="of:=[.B221]/1000000000" office:value-type="float" office:value="428.739956352" calcext:value-type="float">
            <text:p>428.7400</text:p>
          </table:table-cell>
          <table:table-cell office:value-type="float" office:value="479" calcext:value-type="float">
            <text:p>479</text:p>
          </table:table-cell>
          <table:table-cell office:value-type="float" office:value="279987189267" calcext:value-type="float">
            <text:p>279987189267</text:p>
          </table:table-cell>
          <table:table-cell table:style-name="ce12" table:formula="of:=[.E221]/1000000000" office:value-type="float" office:value="279.987189267" calcext:value-type="float">
            <text:p>279.9872</text:p>
          </table:table-cell>
          <table:table-cell office:value-type="float" office:value="438" calcext:value-type="float">
            <text:p>438</text:p>
          </table:table-cell>
          <table:table-cell office:value-type="float" office:value="500885698862" calcext:value-type="float">
            <text:p>500885698862</text:p>
          </table:table-cell>
          <table:table-cell table:style-name="ce5" table:formula="of:=[.H221]/1000000000" office:value-type="float" office:value="500.885698862" calcext:value-type="float">
            <text:p>500.8857</text:p>
          </table:table-cell>
          <table:table-cell table:number-columns-repeated="101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482565590" calcext:value-type="float">
            <text:p>441482565590</text:p>
          </table:table-cell>
          <table:table-cell table:formula="of:=[.B222]/1000000000" office:value-type="float" office:value="441.48256559" calcext:value-type="float">
            <text:p>441.4826</text:p>
          </table:table-cell>
          <table:table-cell office:value-type="float" office:value="475" calcext:value-type="float">
            <text:p>475</text:p>
          </table:table-cell>
          <table:table-cell office:value-type="float" office:value="294137539345" calcext:value-type="float">
            <text:p>294137539345</text:p>
          </table:table-cell>
          <table:table-cell table:style-name="ce12" table:formula="of:=[.E222]/1000000000" office:value-type="float" office:value="294.137539345" calcext:value-type="float">
            <text:p>294.1375</text:p>
          </table:table-cell>
          <table:table-cell office:value-type="float" office:value="437" calcext:value-type="float">
            <text:p>437</text:p>
          </table:table-cell>
          <table:table-cell office:value-type="float" office:value="510782459704" calcext:value-type="float">
            <text:p>510782459704</text:p>
          </table:table-cell>
          <table:table-cell table:style-name="ce5" table:formula="of:=[.H222]/1000000000" office:value-type="float" office:value="510.782459704" calcext:value-type="float">
            <text:p>510.7825</text:p>
          </table:table-cell>
          <table:table-cell table:number-columns-repeated="101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49810721124" calcext:value-type="float">
            <text:p>449810721124</text:p>
          </table:table-cell>
          <table:table-cell table:formula="of:=[.B223]/1000000000" office:value-type="float" office:value="449.810721124" calcext:value-type="float">
            <text:p>449.8107</text:p>
          </table:table-cell>
          <table:table-cell office:value-type="float" office:value="472" calcext:value-type="float">
            <text:p>472</text:p>
          </table:table-cell>
          <table:table-cell office:value-type="float" office:value="299880785708" calcext:value-type="float">
            <text:p>299880785708</text:p>
          </table:table-cell>
          <table:table-cell table:style-name="ce12" table:formula="of:=[.E223]/1000000000" office:value-type="float" office:value="299.880785708" calcext:value-type="float">
            <text:p>299.8808</text:p>
          </table:table-cell>
          <table:table-cell office:value-type="float" office:value="434" calcext:value-type="float">
            <text:p>434</text:p>
          </table:table-cell>
          <table:table-cell office:value-type="float" office:value="514578726263" calcext:value-type="float">
            <text:p>514578726263</text:p>
          </table:table-cell>
          <table:table-cell table:style-name="ce5" table:formula="of:=[.H223]/1000000000" office:value-type="float" office:value="514.578726263" calcext:value-type="float">
            <text:p>514.5787</text:p>
          </table:table-cell>
          <table:table-cell table:number-columns-repeated="10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82111054938" calcext:value-type="float">
            <text:p>482111054938</text:p>
          </table:table-cell>
          <table:table-cell table:formula="of:=[.B224]/1000000000" office:value-type="float" office:value="482.111054938" calcext:value-type="float">
            <text:p>482.1111</text:p>
          </table:table-cell>
          <table:table-cell office:value-type="float" office:value="471" calcext:value-type="float">
            <text:p>471</text:p>
          </table:table-cell>
          <table:table-cell office:value-type="float" office:value="309494986240" calcext:value-type="float">
            <text:p>309494986240</text:p>
          </table:table-cell>
          <table:table-cell table:style-name="ce12" table:formula="of:=[.E224]/1000000000" office:value-type="float" office:value="309.49498624" calcext:value-type="float">
            <text:p>309.4950</text:p>
          </table:table-cell>
          <table:table-cell office:value-type="float" office:value="433" calcext:value-type="float">
            <text:p>433</text:p>
          </table:table-cell>
          <table:table-cell office:value-type="float" office:value="530669383660" calcext:value-type="float">
            <text:p>530669383660</text:p>
          </table:table-cell>
          <table:table-cell table:style-name="ce5" table:formula="of:=[.H224]/1000000000" office:value-type="float" office:value="530.66938366" calcext:value-type="float">
            <text:p>530.6694</text:p>
          </table:table-cell>
          <table:table-cell table:number-columns-repeated="101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96360682758" calcext:value-type="float">
            <text:p>496360682758</text:p>
          </table:table-cell>
          <table:table-cell table:formula="of:=[.B225]/1000000000" office:value-type="float" office:value="496.360682758" calcext:value-type="float">
            <text:p>496.3607</text:p>
          </table:table-cell>
          <table:table-cell office:value-type="float" office:value="470" calcext:value-type="float">
            <text:p>470</text:p>
          </table:table-cell>
          <table:table-cell office:value-type="float" office:value="311034680801" calcext:value-type="float">
            <text:p>311034680801</text:p>
          </table:table-cell>
          <table:table-cell table:style-name="ce12" table:formula="of:=[.E225]/1000000000" office:value-type="float" office:value="311.034680801" calcext:value-type="float">
            <text:p>311.0347</text:p>
          </table:table-cell>
          <table:table-cell office:value-type="float" office:value="432" calcext:value-type="float">
            <text:p>432</text:p>
          </table:table-cell>
          <table:table-cell office:value-type="float" office:value="534517003191" calcext:value-type="float">
            <text:p>534517003191</text:p>
          </table:table-cell>
          <table:table-cell table:style-name="ce5" table:formula="of:=[.H225]/1000000000" office:value-type="float" office:value="534.517003191" calcext:value-type="float">
            <text:p>534.5170</text:p>
          </table:table-cell>
          <table:table-cell table:number-columns-repeated="101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97982765934" calcext:value-type="float">
            <text:p>497982765934</text:p>
          </table:table-cell>
          <table:table-cell table:formula="of:=[.B226]/1000000000" office:value-type="float" office:value="497.982765934" calcext:value-type="float">
            <text:p>497.9828</text:p>
          </table:table-cell>
          <table:table-cell office:value-type="float" office:value="468" calcext:value-type="float">
            <text:p>468</text:p>
          </table:table-cell>
          <table:table-cell office:value-type="float" office:value="316907670240" calcext:value-type="float">
            <text:p>316907670240</text:p>
          </table:table-cell>
          <table:table-cell table:style-name="ce12" table:formula="of:=[.E226]/1000000000" office:value-type="float" office:value="316.90767024" calcext:value-type="float">
            <text:p>316.9077</text:p>
          </table:table-cell>
          <table:table-cell office:value-type="float" office:value="426" calcext:value-type="float">
            <text:p>426</text:p>
          </table:table-cell>
          <table:table-cell office:value-type="float" office:value="535146328989" calcext:value-type="float">
            <text:p>535146328989</text:p>
          </table:table-cell>
          <table:table-cell table:style-name="ce5" table:formula="of:=[.H226]/1000000000" office:value-type="float" office:value="535.146328989" calcext:value-type="float">
            <text:p>535.1463</text:p>
          </table:table-cell>
          <table:table-cell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06757517374" calcext:value-type="float">
            <text:p>506757517374</text:p>
          </table:table-cell>
          <table:table-cell table:formula="of:=[.B227]/1000000000" office:value-type="float" office:value="506.757517374" calcext:value-type="float">
            <text:p>506.7575</text:p>
          </table:table-cell>
          <table:table-cell office:value-type="float" office:value="466" calcext:value-type="float">
            <text:p>466</text:p>
          </table:table-cell>
          <table:table-cell office:value-type="float" office:value="320643209153" calcext:value-type="float">
            <text:p>320643209153</text:p>
          </table:table-cell>
          <table:table-cell table:style-name="ce12" table:formula="of:=[.E227]/1000000000" office:value-type="float" office:value="320.643209153" calcext:value-type="float">
            <text:p>320.6432</text:p>
          </table:table-cell>
          <table:table-cell office:value-type="float" office:value="424" calcext:value-type="float">
            <text:p>424</text:p>
          </table:table-cell>
          <table:table-cell office:value-type="float" office:value="561168743950" calcext:value-type="float">
            <text:p>561168743950</text:p>
          </table:table-cell>
          <table:table-cell table:style-name="ce5" table:formula="of:=[.H227]/1000000000" office:value-type="float" office:value="561.16874395" calcext:value-type="float">
            <text:p>561.1687</text:p>
          </table:table-cell>
          <table:table-cell table:number-columns-repeated="10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7577477600" calcext:value-type="float">
            <text:p>527577477600</text:p>
          </table:table-cell>
          <table:table-cell table:formula="of:=[.B228]/1000000000" office:value-type="float" office:value="527.5774776" calcext:value-type="float">
            <text:p>527.5775</text:p>
          </table:table-cell>
          <table:table-cell office:value-type="float" office:value="461" calcext:value-type="float">
            <text:p>461</text:p>
          </table:table-cell>
          <table:table-cell office:value-type="float" office:value="323393136664" calcext:value-type="float">
            <text:p>323393136664</text:p>
          </table:table-cell>
          <table:table-cell table:style-name="ce12" table:formula="of:=[.E228]/1000000000" office:value-type="float" office:value="323.393136664" calcext:value-type="float">
            <text:p>323.3931</text:p>
          </table:table-cell>
          <table:table-cell office:value-type="float" office:value="422" calcext:value-type="float">
            <text:p>422</text:p>
          </table:table-cell>
          <table:table-cell office:value-type="float" office:value="572910082393" calcext:value-type="float">
            <text:p>572910082393</text:p>
          </table:table-cell>
          <table:table-cell table:style-name="ce5" table:formula="of:=[.H228]/1000000000" office:value-type="float" office:value="572.910082393" calcext:value-type="float">
            <text:p>572.9101</text:p>
          </table:table-cell>
          <table:table-cell table:number-columns-repeated="101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28025793182" calcext:value-type="float">
            <text:p>528025793182</text:p>
          </table:table-cell>
          <table:table-cell table:formula="of:=[.B229]/1000000000" office:value-type="float" office:value="528.025793182" calcext:value-type="float">
            <text:p>528.0258</text:p>
          </table:table-cell>
          <table:table-cell office:value-type="float" office:value="457" calcext:value-type="float">
            <text:p>457</text:p>
          </table:table-cell>
          <table:table-cell office:value-type="float" office:value="347628108970" calcext:value-type="float">
            <text:p>347628108970</text:p>
          </table:table-cell>
          <table:table-cell table:style-name="ce12" table:formula="of:=[.E229]/1000000000" office:value-type="float" office:value="347.62810897" calcext:value-type="float">
            <text:p>347.6281</text:p>
          </table:table-cell>
          <table:table-cell office:value-type="float" office:value="421" calcext:value-type="float">
            <text:p>421</text:p>
          </table:table-cell>
          <table:table-cell office:value-type="float" office:value="591774759410" calcext:value-type="float">
            <text:p>591774759410</text:p>
          </table:table-cell>
          <table:table-cell table:style-name="ce5" table:formula="of:=[.H229]/1000000000" office:value-type="float" office:value="591.77475941" calcext:value-type="float">
            <text:p>591.7748</text:p>
          </table:table-cell>
          <table:table-cell table:number-columns-repeated="101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44963773789" calcext:value-type="float">
            <text:p>544963773789</text:p>
          </table:table-cell>
          <table:table-cell table:formula="of:=[.B230]/1000000000" office:value-type="float" office:value="544.963773789" calcext:value-type="float">
            <text:p>544.9638</text:p>
          </table:table-cell>
          <table:table-cell office:value-type="float" office:value="456" calcext:value-type="float">
            <text:p>456</text:p>
          </table:table-cell>
          <table:table-cell office:value-type="float" office:value="366805765714" calcext:value-type="float">
            <text:p>366805765714</text:p>
          </table:table-cell>
          <table:table-cell table:style-name="ce12" table:formula="of:=[.E230]/1000000000" office:value-type="float" office:value="366.805765714" calcext:value-type="float">
            <text:p>366.8058</text:p>
          </table:table-cell>
          <table:table-cell office:value-type="float" office:value="421" calcext:value-type="float">
            <text:p>421</text:p>
          </table:table-cell>
          <table:table-cell office:value-type="float" office:value="595114234588" calcext:value-type="float">
            <text:p>595114234588</text:p>
          </table:table-cell>
          <table:table-cell table:style-name="ce5" table:formula="of:=[.H230]/1000000000" office:value-type="float" office:value="595.114234588" calcext:value-type="float">
            <text:p>595.1142</text:p>
          </table:table-cell>
          <table:table-cell table:number-columns-repeated="101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60630159081" calcext:value-type="float">
            <text:p>560630159081</text:p>
          </table:table-cell>
          <table:table-cell table:formula="of:=[.B231]/1000000000" office:value-type="float" office:value="560.630159081" calcext:value-type="float">
            <text:p>560.6302</text:p>
          </table:table-cell>
          <table:table-cell office:value-type="float" office:value="455" calcext:value-type="float">
            <text:p>455</text:p>
          </table:table-cell>
          <table:table-cell office:value-type="float" office:value="369171402792" calcext:value-type="float">
            <text:p>369171402792</text:p>
          </table:table-cell>
          <table:table-cell table:style-name="ce12" table:formula="of:=[.E231]/1000000000" office:value-type="float" office:value="369.171402792" calcext:value-type="float">
            <text:p>369.171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53" calcext:value-type="float">
            <text:p>453</text:p>
          </table:table-cell>
          <table:table-cell office:value-type="float" office:value="371062395954" calcext:value-type="float">
            <text:p>371062395954</text:p>
          </table:table-cell>
          <table:table-cell table:style-name="ce12" table:formula="of:=[.E232]/1000000000" office:value-type="float" office:value="371.062395954" calcext:value-type="float">
            <text:p>371.062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379215621757" calcext:value-type="float">
            <text:p>379215621757</text:p>
          </table:table-cell>
          <table:table-cell table:style-name="ce12" table:formula="of:=[.E233]/1000000000" office:value-type="float" office:value="379.215621757" calcext:value-type="float">
            <text:p>379.215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399413947910" calcext:value-type="float">
            <text:p>399413947910</text:p>
          </table:table-cell>
          <table:table-cell table:style-name="ce12" table:formula="of:=[.E234]/1000000000" office:value-type="float" office:value="399.41394791" calcext:value-type="float">
            <text:p>399.413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10778800911" calcext:value-type="float">
            <text:p>410778800911</text:p>
          </table:table-cell>
          <table:table-cell table:style-name="ce12" table:formula="of:=[.E235]/1000000000" office:value-type="float" office:value="410.778800911" calcext:value-type="float">
            <text:p>410.77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421083868963" calcext:value-type="float">
            <text:p>421083868963</text:p>
          </table:table-cell>
          <table:table-cell table:style-name="ce12" table:formula="of:=[.E236]/1000000000" office:value-type="float" office:value="421.083868963" calcext:value-type="float">
            <text:p>421.083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43" calcext:value-type="float">
            <text:p>443</text:p>
          </table:table-cell>
          <table:table-cell office:value-type="float" office:value="431158985101" calcext:value-type="float">
            <text:p>431158985101</text:p>
          </table:table-cell>
          <table:table-cell table:style-name="ce12" table:formula="of:=[.E237]/1000000000" office:value-type="float" office:value="431.158985101" calcext:value-type="float">
            <text:p>431.159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50178431855" calcext:value-type="float">
            <text:p>450178431855</text:p>
          </table:table-cell>
          <table:table-cell table:style-name="ce12" table:formula="of:=[.E238]/1000000000" office:value-type="float" office:value="450.178431855" calcext:value-type="float">
            <text:p>450.178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458328495406" calcext:value-type="float">
            <text:p>458328495406</text:p>
          </table:table-cell>
          <table:table-cell table:style-name="ce12" table:formula="of:=[.E239]/1000000000" office:value-type="float" office:value="458.328495406" calcext:value-type="float">
            <text:p>458.328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465154635172" calcext:value-type="float">
            <text:p>465154635172</text:p>
          </table:table-cell>
          <table:table-cell table:style-name="ce12" table:formula="of:=[.E240]/1000000000" office:value-type="float" office:value="465.154635172" calcext:value-type="float">
            <text:p>465.154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39" calcext:value-type="float">
            <text:p>439</text:p>
          </table:table-cell>
          <table:table-cell office:value-type="float" office:value="471607803024" calcext:value-type="float">
            <text:p>471607803024</text:p>
          </table:table-cell>
          <table:table-cell table:style-name="ce12" table:formula="of:=[.E241]/1000000000" office:value-type="float" office:value="471.607803024" calcext:value-type="float">
            <text:p>471.607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office:value-type="float" office:value="477782451998" calcext:value-type="float">
            <text:p>477782451998</text:p>
          </table:table-cell>
          <table:table-cell table:style-name="ce12" table:formula="of:=[.E242]/1000000000" office:value-type="float" office:value="477.782451998" calcext:value-type="float">
            <text:p>477.782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36" calcext:value-type="float">
            <text:p>436</text:p>
          </table:table-cell>
          <table:table-cell office:value-type="float" office:value="495224654318" calcext:value-type="float">
            <text:p>495224654318</text:p>
          </table:table-cell>
          <table:table-cell table:style-name="ce12" table:formula="of:=[.E243]/1000000000" office:value-type="float" office:value="495.224654318" calcext:value-type="float">
            <text:p>495.224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35" calcext:value-type="float">
            <text:p>435</text:p>
          </table:table-cell>
          <table:table-cell office:value-type="float" office:value="501363099966" calcext:value-type="float">
            <text:p>501363099966</text:p>
          </table:table-cell>
          <table:table-cell table:style-name="ce12" table:formula="of:=[.E244]/1000000000" office:value-type="float" office:value="501.363099966" calcext:value-type="float">
            <text:p>501.363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office:value-type="float" office:value="507415569831" calcext:value-type="float">
            <text:p>507415569831</text:p>
          </table:table-cell>
          <table:table-cell table:style-name="ce12" table:formula="of:=[.E245]/1000000000" office:value-type="float" office:value="507.415569831" calcext:value-type="float">
            <text:p>507.415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32" calcext:value-type="float">
            <text:p>432</text:p>
          </table:table-cell>
          <table:table-cell office:value-type="float" office:value="510853501972" calcext:value-type="float">
            <text:p>510853501972</text:p>
          </table:table-cell>
          <table:table-cell table:style-name="ce12" table:formula="of:=[.E246]/1000000000" office:value-type="float" office:value="510.853501972" calcext:value-type="float">
            <text:p>510.853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515180621256" calcext:value-type="float">
            <text:p>515180621256</text:p>
          </table:table-cell>
          <table:table-cell table:style-name="ce12" table:formula="of:=[.E247]/1000000000" office:value-type="float" office:value="515.180621256" calcext:value-type="float">
            <text:p>515.18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office:value-type="float" office:value="515880186892" calcext:value-type="float">
            <text:p>515880186892</text:p>
          </table:table-cell>
          <table:table-cell table:style-name="ce12" table:formula="of:=[.E248]/1000000000" office:value-type="float" office:value="515.880186892" calcext:value-type="float">
            <text:p>515.88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522736166296" calcext:value-type="float">
            <text:p>522736166296</text:p>
          </table:table-cell>
          <table:table-cell table:style-name="ce12" table:formula="of:=[.E249]/1000000000" office:value-type="float" office:value="522.736166296" calcext:value-type="float">
            <text:p>522.7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536221467741" calcext:value-type="float">
            <text:p>536221467741</text:p>
          </table:table-cell>
          <table:table-cell table:style-name="ce12" table:formula="of:=[.E250]/1000000000" office:value-type="float" office:value="536.221467741" calcext:value-type="float">
            <text:p>536.221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float" office:value="540085640130" calcext:value-type="float">
            <text:p>540085640130</text:p>
          </table:table-cell>
          <table:table-cell table:style-name="ce12" table:formula="of:=[.E251]/1000000000" office:value-type="float" office:value="540.08564013" calcext:value-type="float">
            <text:p>540.085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541726811538" calcext:value-type="float">
            <text:p>541726811538</text:p>
          </table:table-cell>
          <table:table-cell table:style-name="ce12" table:formula="of:=[.E252]/1000000000" office:value-type="float" office:value="541.726811538" calcext:value-type="float">
            <text:p>541.726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542953731156" calcext:value-type="float">
            <text:p>542953731156</text:p>
          </table:table-cell>
          <table:table-cell table:style-name="ce12" table:formula="of:=[.E253]/1000000000" office:value-type="float" office:value="542.953731156" calcext:value-type="float">
            <text:p>542.95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office:value-type="float" office:value="551239568194" calcext:value-type="float">
            <text:p>551239568194</text:p>
          </table:table-cell>
          <table:table-cell table:style-name="ce12" table:formula="of:=[.E254]/1000000000" office:value-type="float" office:value="551.239568194" calcext:value-type="float">
            <text:p>551.239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560617675252" calcext:value-type="float">
            <text:p>560617675252</text:p>
          </table:table-cell>
          <table:table-cell table:style-name="ce12" table:formula="of:=[.E255]/1000000000" office:value-type="float" office:value="560.617675252" calcext:value-type="float">
            <text:p>560.617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office:value-type="float" office:value="563214056470" calcext:value-type="float">
            <text:p>563214056470</text:p>
          </table:table-cell>
          <table:table-cell table:style-name="ce12" table:formula="of:=[.E256]/1000000000" office:value-type="float" office:value="563.21405647" calcext:value-type="float">
            <text:p>563.214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568205912351" calcext:value-type="float">
            <text:p>568205912351</text:p>
          </table:table-cell>
          <table:table-cell table:style-name="ce12" table:formula="of:=[.E257]/1000000000" office:value-type="float" office:value="568.205912351" calcext:value-type="float">
            <text:p>568.205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598963725835" calcext:value-type="float">
            <text:p>598963725835</text:p>
          </table:table-cell>
          <table:table-cell table:style-name="ce12" table:formula="of:=[.E258]/1000000000" office:value-type="float" office:value="598.963725835" calcext:value-type="float">
            <text:p>598.96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613233136481" calcext:value-type="float">
            <text:p>613233136481</text:p>
          </table:table-cell>
          <table:table-cell table:style-name="ce12" table:formula="of:=[.E259]/1000000000" office:value-type="float" office:value="613.233136481" calcext:value-type="float">
            <text:p>613.233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620808596976" calcext:value-type="float">
            <text:p>620808596976</text:p>
          </table:table-cell>
          <table:table-cell table:style-name="ce12" table:formula="of:=[.E260]/1000000000" office:value-type="float" office:value="620.808596976" calcext:value-type="float">
            <text:p>620.808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office:value-type="float" office:value="640578560112" calcext:value-type="float">
            <text:p>640578560112</text:p>
          </table:table-cell>
          <table:table-cell table:style-name="ce12" table:formula="of:=[.E261]/1000000000" office:value-type="float" office:value="640.578560112" calcext:value-type="float">
            <text:p>640.578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float" office:value="652501602532" calcext:value-type="float">
            <text:p>652501602532</text:p>
          </table:table-cell>
          <table:table-cell table:style-name="ce12" table:formula="of:=[.E262]/1000000000" office:value-type="float" office:value="652.501602532" calcext:value-type="float">
            <text:p>652.50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office:value-type="float" office:value="671763280813" calcext:value-type="float">
            <text:p>671763280813</text:p>
          </table:table-cell>
          <table:table-cell table:style-name="ce12" table:formula="of:=[.E263]/1000000000" office:value-type="float" office:value="671.763280813" calcext:value-type="float">
            <text:p>671.76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682006624130" calcext:value-type="float">
            <text:p>682006624130</text:p>
          </table:table-cell>
          <table:table-cell table:style-name="ce12" table:formula="of:=[.E264]/1000000000" office:value-type="float" office:value="682.00662413" calcext:value-type="float">
            <text:p>682.006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03" calcext:value-type="float">
            <text:p>403</text:p>
          </table:table-cell>
          <table:table-cell office:value-type="float" office:value="699358028914" calcext:value-type="float">
            <text:p>699358028914</text:p>
          </table:table-cell>
          <table:table-cell table:style-name="ce12" table:formula="of:=[.E265]/1000000000" office:value-type="float" office:value="699.358028914" calcext:value-type="float">
            <text:p>699.358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712340805919" calcext:value-type="float">
            <text:p>712340805919</text:p>
          </table:table-cell>
          <table:table-cell table:style-name="ce12" table:formula="of:=[.E266]/1000000000" office:value-type="float" office:value="712.340805919" calcext:value-type="float">
            <text:p>712.34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715061842559" calcext:value-type="float">
            <text:p>715061842559</text:p>
          </table:table-cell>
          <table:table-cell table:style-name="ce12" table:formula="of:=[.E267]/1000000000" office:value-type="float" office:value="715.061842559" calcext:value-type="float">
            <text:p>715.061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721253861432" calcext:value-type="float">
            <text:p>721253861432</text:p>
          </table:table-cell>
          <table:table-cell table:style-name="ce12" table:formula="of:=[.E268]/1000000000" office:value-type="float" office:value="721.253861432" calcext:value-type="float">
            <text:p>721.253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office:value-type="float" office:value="732274449164" calcext:value-type="float">
            <text:p>732274449164</text:p>
          </table:table-cell>
          <table:table-cell table:style-name="ce12" table:formula="of:=[.E269]/1000000000" office:value-type="float" office:value="732.274449164" calcext:value-type="float">
            <text:p>732.27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office:value-type="float" office:value="738127449430" calcext:value-type="float">
            <text:p>738127449430</text:p>
          </table:table-cell>
          <table:table-cell table:style-name="ce12" table:formula="of:=[.E270]/1000000000" office:value-type="float" office:value="738.12744943" calcext:value-type="float">
            <text:p>738.127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758619111295" calcext:value-type="float">
            <text:p>758619111295</text:p>
          </table:table-cell>
          <table:table-cell table:style-name="ce12" table:formula="of:=[.E271]/1000000000" office:value-type="float" office:value="758.619111295" calcext:value-type="float">
            <text:p>758.619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86" calcext:value-type="float">
            <text:p>386</text:p>
          </table:table-cell>
          <table:table-cell office:value-type="float" office:value="785016316520" calcext:value-type="float">
            <text:p>785016316520</text:p>
          </table:table-cell>
          <table:table-cell table:style-name="ce12" table:formula="of:=[.E272]/1000000000" office:value-type="float" office:value="785.01631652" calcext:value-type="float">
            <text:p>785.01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804215917604" calcext:value-type="float">
            <text:p>804215917604</text:p>
          </table:table-cell>
          <table:table-cell table:style-name="ce12" table:formula="of:=[.E273]/1000000000" office:value-type="float" office:value="804.215917604" calcext:value-type="float">
            <text:p>804.215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79" calcext:value-type="float">
            <text:p>379</text:p>
          </table:table-cell>
          <table:table-cell office:value-type="float" office:value="815134471193" calcext:value-type="float">
            <text:p>815134471193</text:p>
          </table:table-cell>
          <table:table-cell table:style-name="ce12" table:formula="of:=[.E274]/1000000000" office:value-type="float" office:value="815.134471193" calcext:value-type="float">
            <text:p>815.13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76" calcext:value-type="float">
            <text:p>376</text:p>
          </table:table-cell>
          <table:table-cell office:value-type="float" office:value="819935478916" calcext:value-type="float">
            <text:p>819935478916</text:p>
          </table:table-cell>
          <table:table-cell table:style-name="ce12" table:formula="of:=[.E275]/1000000000" office:value-type="float" office:value="819.935478916" calcext:value-type="float">
            <text:p>819.935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821923103567" calcext:value-type="float">
            <text:p>821923103567</text:p>
          </table:table-cell>
          <table:table-cell table:style-name="ce12" table:formula="of:=[.E276]/1000000000" office:value-type="float" office:value="821.923103567" calcext:value-type="float">
            <text:p>821.923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826818224997" calcext:value-type="float">
            <text:p>826818224997</text:p>
          </table:table-cell>
          <table:table-cell table:style-name="ce12" table:formula="of:=[.E277]/1000000000" office:value-type="float" office:value="826.818224997" calcext:value-type="float">
            <text:p>826.81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71" calcext:value-type="float">
            <text:p>371</text:p>
          </table:table-cell>
          <table:table-cell office:value-type="float" office:value="864454816557" calcext:value-type="float">
            <text:p>864454816557</text:p>
          </table:table-cell>
          <table:table-cell table:style-name="ce12" table:formula="of:=[.E278]/1000000000" office:value-type="float" office:value="864.454816557" calcext:value-type="float">
            <text:p>864.45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882628901556" calcext:value-type="float">
            <text:p>882628901556</text:p>
          </table:table-cell>
          <table:table-cell table:style-name="ce12" table:formula="of:=[.E279]/1000000000" office:value-type="float" office:value="882.628901556" calcext:value-type="float">
            <text:p>882.62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909099804328" calcext:value-type="float">
            <text:p>909099804328</text:p>
          </table:table-cell>
          <table:table-cell table:style-name="ce12" table:formula="of:=[.E280]/1000000000" office:value-type="float" office:value="909.099804328" calcext:value-type="float">
            <text:p>909.0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919854153263" calcext:value-type="float">
            <text:p>919854153263</text:p>
          </table:table-cell>
          <table:table-cell table:style-name="ce12" table:formula="of:=[.E281]/1000000000" office:value-type="float" office:value="919.854153263" calcext:value-type="float">
            <text:p>919.854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65" calcext:value-type="float">
            <text:p>365</text:p>
          </table:table-cell>
          <table:table-cell office:value-type="float" office:value="937534459719" calcext:value-type="float">
            <text:p>937534459719</text:p>
          </table:table-cell>
          <table:table-cell table:style-name="ce12" table:formula="of:=[.E282]/1000000000" office:value-type="float" office:value="937.534459719" calcext:value-type="float">
            <text:p>937.53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62" calcext:value-type="float">
            <text:p>362</text:p>
          </table:table-cell>
          <table:table-cell office:value-type="float" office:value="948448390167" calcext:value-type="float">
            <text:p>948448390167</text:p>
          </table:table-cell>
          <table:table-cell table:style-name="ce12" table:formula="of:=[.E283]/1000000000" office:value-type="float" office:value="948.448390167" calcext:value-type="float">
            <text:p>948.448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964976820052" calcext:value-type="float">
            <text:p>964976820052</text:p>
          </table:table-cell>
          <table:table-cell table:style-name="ce12" table:formula="of:=[.E284]/1000000000" office:value-type="float" office:value="964.976820052" calcext:value-type="float">
            <text:p>964.976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978677870891" calcext:value-type="float">
            <text:p>978677870891</text:p>
          </table:table-cell>
          <table:table-cell table:style-name="ce12" table:formula="of:=[.E285]/1000000000" office:value-type="float" office:value="978.677870891" calcext:value-type="float">
            <text:p>978.67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986529732273" calcext:value-type="float">
            <text:p>986529732273</text:p>
          </table:table-cell>
          <table:table-cell table:style-name="ce12" table:formula="of:=[.E286]/1000000000" office:value-type="float" office:value="986.529732273" calcext:value-type="float">
            <text:p>986.529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1000471618330" calcext:value-type="float">
            <text:p>1000471618330</text:p>
          </table:table-cell>
          <table:table-cell table:style-name="ce12" table:formula="of:=[.E287]/1000000000" office:value-type="float" office:value="1000.47161833" calcext:value-type="float">
            <text:p>1000.47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1002629345878" calcext:value-type="float">
            <text:p>1002629345878</text:p>
          </table:table-cell>
          <table:table-cell table:style-name="ce12" table:formula="of:=[.E288]/1000000000" office:value-type="float" office:value="1002.629345878" calcext:value-type="float">
            <text:p>1002.629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1045282257758" calcext:value-type="float">
            <text:p>1045282257758</text:p>
          </table:table-cell>
          <table:table-cell table:style-name="ce12" table:formula="of:=[.E289]/1000000000" office:value-type="float" office:value="1045.282257758" calcext:value-type="float">
            <text:p>1045.28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1051400577516" calcext:value-type="float">
            <text:p>1051400577516</text:p>
          </table:table-cell>
          <table:table-cell table:style-name="ce12" table:formula="of:=[.E290]/1000000000" office:value-type="float" office:value="1051.400577516" calcext:value-type="float">
            <text:p>1051.40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1052148375088" calcext:value-type="float">
            <text:p>1052148375088</text:p>
          </table:table-cell>
          <table:table-cell table:style-name="ce12" table:formula="of:=[.E291]/1000000000" office:value-type="float" office:value="1052.148375088" calcext:value-type="float">
            <text:p>1052.148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1054319570347" calcext:value-type="float">
            <text:p>1054319570347</text:p>
          </table:table-cell>
          <table:table-cell table:style-name="ce12" table:formula="of:=[.E292]/1000000000" office:value-type="float" office:value="1054.319570347" calcext:value-type="float">
            <text:p>1054.319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1060828293994" calcext:value-type="float">
            <text:p>1060828293994</text:p>
          </table:table-cell>
          <table:table-cell table:style-name="ce12" table:formula="of:=[.E293]/1000000000" office:value-type="float" office:value="1060.828293994" calcext:value-type="float">
            <text:p>1060.8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office:value-type="float" office:value="1100921218960" calcext:value-type="float">
            <text:p>1100921218960</text:p>
          </table:table-cell>
          <table:table-cell table:style-name="ce12" table:formula="of:=[.E294]/1000000000" office:value-type="float" office:value="1100.92121896" calcext:value-type="float">
            <text:p>1100.921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1104995802250" calcext:value-type="float">
            <text:p>1104995802250</text:p>
          </table:table-cell>
          <table:table-cell table:style-name="ce12" table:formula="of:=[.E295]/1000000000" office:value-type="float" office:value="1104.99580225" calcext:value-type="float">
            <text:p>1104.995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1130399788622" calcext:value-type="float">
            <text:p>1130399788622</text:p>
          </table:table-cell>
          <table:table-cell table:style-name="ce12" table:formula="of:=[.E296]/1000000000" office:value-type="float" office:value="1130.399788622" calcext:value-type="float">
            <text:p>1130.3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1134042135047" calcext:value-type="float">
            <text:p>1134042135047</text:p>
          </table:table-cell>
          <table:table-cell table:style-name="ce12" table:formula="of:=[.E297]/1000000000" office:value-type="float" office:value="1134.042135047" calcext:value-type="float">
            <text:p>1134.04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1140667438319" calcext:value-type="float">
            <text:p>1140667438319</text:p>
          </table:table-cell>
          <table:table-cell table:style-name="ce12" table:formula="of:=[.E298]/1000000000" office:value-type="float" office:value="1140.667438319" calcext:value-type="float">
            <text:p>1140.667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1163647343742" calcext:value-type="float">
            <text:p>1163647343742</text:p>
          </table:table-cell>
          <table:table-cell table:style-name="ce12" table:formula="of:=[.E299]/1000000000" office:value-type="float" office:value="1163.647343742" calcext:value-type="float">
            <text:p>1163.647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1164245096760" calcext:value-type="float">
            <text:p>1164245096760</text:p>
          </table:table-cell>
          <table:table-cell table:style-name="ce12" table:formula="of:=[.E300]/1000000000" office:value-type="float" office:value="1164.24509676" calcext:value-type="float">
            <text:p>1164.245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1195428250251" calcext:value-type="float">
            <text:p>1195428250251</text:p>
          </table:table-cell>
          <table:table-cell table:style-name="ce12" table:formula="of:=[.E301]/1000000000" office:value-type="float" office:value="1195.428250251" calcext:value-type="float">
            <text:p>1195.4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1208951243013" calcext:value-type="float">
            <text:p>1208951243013</text:p>
          </table:table-cell>
          <table:table-cell table:style-name="ce12" table:formula="of:=[.E302]/1000000000" office:value-type="float" office:value="1208.951243013" calcext:value-type="float">
            <text:p>1208.951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1258180461193" calcext:value-type="float">
            <text:p>1258180461193</text:p>
          </table:table-cell>
          <table:table-cell table:style-name="ce12" table:formula="of:=[.E303]/1000000000" office:value-type="float" office:value="1258.180461193" calcext:value-type="float">
            <text:p>1258.18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1305289591314" calcext:value-type="float">
            <text:p>1305289591314</text:p>
          </table:table-cell>
          <table:table-cell table:style-name="ce12" table:formula="of:=[.E304]/1000000000" office:value-type="float" office:value="1305.289591314" calcext:value-type="float">
            <text:p>1305.289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1319449469153" calcext:value-type="float">
            <text:p>1319449469153</text:p>
          </table:table-cell>
          <table:table-cell table:style-name="ce12" table:formula="of:=[.E305]/1000000000" office:value-type="float" office:value="1319.449469153" calcext:value-type="float">
            <text:p>1319.44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1321232635056" calcext:value-type="float">
            <text:p>1321232635056</text:p>
          </table:table-cell>
          <table:table-cell table:style-name="ce12" table:formula="of:=[.E306]/1000000000" office:value-type="float" office:value="1321.232635056" calcext:value-type="float">
            <text:p>1321.232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1324648433802" calcext:value-type="float">
            <text:p>1324648433802</text:p>
          </table:table-cell>
          <table:table-cell table:style-name="ce12" table:formula="of:=[.E307]/1000000000" office:value-type="float" office:value="1324.648433802" calcext:value-type="float">
            <text:p>1324.648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1331210625127" calcext:value-type="float">
            <text:p>1331210625127</text:p>
          </table:table-cell>
          <table:table-cell table:style-name="ce12" table:formula="of:=[.E308]/1000000000" office:value-type="float" office:value="1331.210625127" calcext:value-type="float">
            <text:p>1331.21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1385724912781" calcext:value-type="float">
            <text:p>1385724912781</text:p>
          </table:table-cell>
          <table:table-cell table:style-name="ce12" table:formula="of:=[.E309]/1000000000" office:value-type="float" office:value="1385.724912781" calcext:value-type="float">
            <text:p>1385.724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1394912425787" calcext:value-type="float">
            <text:p>1394912425787</text:p>
          </table:table-cell>
          <table:table-cell table:style-name="ce12" table:formula="of:=[.E310]/1000000000" office:value-type="float" office:value="1394.912425787" calcext:value-type="float">
            <text:p>1394.912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1501626909930" calcext:value-type="float">
            <text:p>1501626909930</text:p>
          </table:table-cell>
          <table:table-cell table:style-name="ce12" table:formula="of:=[.E311]/1000000000" office:value-type="float" office:value="1501.62690993" calcext:value-type="float">
            <text:p>1501.626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1589886887161" calcext:value-type="float">
            <text:p>1589886887161</text:p>
          </table:table-cell>
          <table:table-cell table:style-name="ce12" table:formula="of:=[.E312]/1000000000" office:value-type="float" office:value="1589.886887161" calcext:value-type="float">
            <text:p>1589.886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1650420104690" calcext:value-type="float">
            <text:p>1650420104690</text:p>
          </table:table-cell>
          <table:table-cell table:style-name="ce12" table:formula="of:=[.E313]/1000000000" office:value-type="float" office:value="1650.42010469" calcext:value-type="float">
            <text:p>1650.420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1669227713855" calcext:value-type="float">
            <text:p>1669227713855</text:p>
          </table:table-cell>
          <table:table-cell table:style-name="ce12" table:formula="of:=[.E314]/1000000000" office:value-type="float" office:value="1669.227713855" calcext:value-type="float">
            <text:p>1669.227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1670567904092" calcext:value-type="float">
            <text:p>1670567904092</text:p>
          </table:table-cell>
          <table:table-cell table:style-name="ce12" table:formula="of:=[.E315]/1000000000" office:value-type="float" office:value="1670.567904092" calcext:value-type="float">
            <text:p>1670.56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1706072704331" calcext:value-type="float">
            <text:p>1706072704331</text:p>
          </table:table-cell>
          <table:table-cell table:style-name="ce12" table:formula="of:=[.E316]/1000000000" office:value-type="float" office:value="1706.072704331" calcext:value-type="float">
            <text:p>1706.07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1750199264140" calcext:value-type="float">
            <text:p>1750199264140</text:p>
          </table:table-cell>
          <table:table-cell table:style-name="ce12" table:formula="of:=[.E317]/1000000000" office:value-type="float" office:value="1750.19926414" calcext:value-type="float">
            <text:p>1750.199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1773656864873" calcext:value-type="float">
            <text:p>1773656864873</text:p>
          </table:table-cell>
          <table:table-cell table:style-name="ce12" table:formula="of:=[.E318]/1000000000" office:value-type="float" office:value="1773.656864873" calcext:value-type="float">
            <text:p>1773.656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1803595571020" calcext:value-type="float">
            <text:p>1803595571020</text:p>
          </table:table-cell>
          <table:table-cell table:style-name="ce12" table:formula="of:=[.E319]/1000000000" office:value-type="float" office:value="1803.59557102" calcext:value-type="float">
            <text:p>1803.595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1849302249442" calcext:value-type="float">
            <text:p>1849302249442</text:p>
          </table:table-cell>
          <table:table-cell table:style-name="ce12" table:formula="of:=[.E320]/1000000000" office:value-type="float" office:value="1849.302249442" calcext:value-type="float">
            <text:p>1849.302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1853847551064" calcext:value-type="float">
            <text:p>1853847551064</text:p>
          </table:table-cell>
          <table:table-cell table:style-name="ce12" table:formula="of:=[.E321]/1000000000" office:value-type="float" office:value="1853.847551064" calcext:value-type="float">
            <text:p>1853.847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1924914621310" calcext:value-type="float">
            <text:p>1924914621310</text:p>
          </table:table-cell>
          <table:table-cell table:style-name="ce12" table:formula="of:=[.E322]/1000000000" office:value-type="float" office:value="1924.91462131" calcext:value-type="float">
            <text:p>1924.914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1941073604333" calcext:value-type="float">
            <text:p>1941073604333</text:p>
          </table:table-cell>
          <table:table-cell table:style-name="ce12" table:formula="of:=[.E323]/1000000000" office:value-type="float" office:value="1941.073604333" calcext:value-type="float">
            <text:p>1941.073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2023285834497" calcext:value-type="float">
            <text:p>2023285834497</text:p>
          </table:table-cell>
          <table:table-cell table:style-name="ce12" table:formula="of:=[.E324]/1000000000" office:value-type="float" office:value="2023.285834497" calcext:value-type="float">
            <text:p>2023.285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2056906789363" calcext:value-type="float">
            <text:p>2056906789363</text:p>
          </table:table-cell>
          <table:table-cell table:style-name="ce12" table:formula="of:=[.E325]/1000000000" office:value-type="float" office:value="2056.906789363" calcext:value-type="float">
            <text:p>2056.906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2082208164691" calcext:value-type="float">
            <text:p>2082208164691</text:p>
          </table:table-cell>
          <table:table-cell table:style-name="ce12" table:formula="of:=[.E326]/1000000000" office:value-type="float" office:value="2082.208164691" calcext:value-type="float">
            <text:p>2082.20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2152868603600" calcext:value-type="float">
            <text:p>2152868603600</text:p>
          </table:table-cell>
          <table:table-cell table:style-name="ce12" table:formula="of:=[.E327]/1000000000" office:value-type="float" office:value="2152.8686036" calcext:value-type="float">
            <text:p>2152.868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2200339248113" calcext:value-type="float">
            <text:p>2200339248113</text:p>
          </table:table-cell>
          <table:table-cell table:style-name="ce12" table:formula="of:=[.E328]/1000000000" office:value-type="float" office:value="2200.339248113" calcext:value-type="float">
            <text:p>2200.33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2248787174176" calcext:value-type="float">
            <text:p>2248787174176</text:p>
          </table:table-cell>
          <table:table-cell table:style-name="ce12" table:formula="of:=[.E329]/1000000000" office:value-type="float" office:value="2248.787174176" calcext:value-type="float">
            <text:p>2248.787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2281817318485" calcext:value-type="float">
            <text:p>2281817318485</text:p>
          </table:table-cell>
          <table:table-cell table:style-name="ce12" table:formula="of:=[.E330]/1000000000" office:value-type="float" office:value="2281.817318485" calcext:value-type="float">
            <text:p>2281.8173</text:p>
          </table:table-cell>
          <table:table-cell table:number-columns-repeated="1018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21.446cm" svg:height="12.063cm" svg:x="25.064cm" svg:y="0.713cm">
            <draw:object draw:notify-on-update-of-ranges="Sheet1.A2:Sheet1.A2 Sheet2.C2:Sheet2.C327 Sheet2.A1:Sheet2.A1 Sheet2.A2:Sheet2.A327 Sheet2.G2:Sheet2.G249 Sheet2.E1:Sheet2.E1 Sheet2.E2:Sheet2.E249 Sheet2.K2:Sheet2.K104 Sheet2.I1:Sheet2.I1 Sheet2.I2:Sheet2.I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=25, C=20, M=40 </text:p>
          </table:table-cell>
          <table:covered-table-cell/>
          <table:covered-table-cell table:style-name="ce11"/>
          <table:table-cell/>
          <table:table-cell table:style-name="ce1" office:value-type="string" calcext:value-type="string" table:number-columns-spanned="3" table:number-rows-spanned="1">
            <text:p>S=25, C=40, M=40 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=25, C=10, M=100, isolate 50%</text:p>
          </table:table-cell>
          <table:covered-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716063723" calcext:value-type="float">
            <text:p>4716063723</text:p>
          </table:table-cell>
          <table:table-cell table:formula="of:=[.B2]/1000000000" office:value-type="float" office:value="4.716063723" calcext:value-type="float">
            <text:p>4.716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float" office:value="4591914513" calcext:value-type="float">
            <text:p>4591914513</text:p>
          </table:table-cell>
          <table:table-cell table:style-name="ce6" table:formula="of:=[.F2]/1000000000" office:value-type="float" office:value="4.591914513" calcext:value-type="float">
            <text:p>4.5919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51810648" calcext:value-type="float">
            <text:p>251810648</text:p>
          </table:table-cell>
          <table:table-cell table:style-name="ce6" table:formula="of:=[.J2]/1000000000" office:value-type="float" office:value="0.251810648" calcext:value-type="float">
            <text:p>0.251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897112231" calcext:value-type="float">
            <text:p>4897112231</text:p>
          </table:table-cell>
          <table:table-cell table:formula="of:=[.B3]/1000000000" office:value-type="float" office:value="4.897112231" calcext:value-type="float">
            <text:p>4.8971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4818963002" calcext:value-type="float">
            <text:p>4818963002</text:p>
          </table:table-cell>
          <table:table-cell table:style-name="ce6" table:formula="of:=[.F3]/1000000000" office:value-type="float" office:value="4.818963002" calcext:value-type="float">
            <text:p>4.8190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3006871436" calcext:value-type="float">
            <text:p>3006871436</text:p>
          </table:table-cell>
          <table:table-cell table:style-name="ce6" table:formula="of:=[.J3]/1000000000" office:value-type="float" office:value="3.006871436" calcext:value-type="float">
            <text:p>3.006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077344156" calcext:value-type="float">
            <text:p>5077344156</text:p>
          </table:table-cell>
          <table:table-cell table:formula="of:=[.B4]/1000000000" office:value-type="float" office:value="5.077344156" calcext:value-type="float">
            <text:p>5.077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5665043871" calcext:value-type="float">
            <text:p>5665043871</text:p>
          </table:table-cell>
          <table:table-cell table:style-name="ce6" table:formula="of:=[.F4]/1000000000" office:value-type="float" office:value="5.665043871" calcext:value-type="float">
            <text:p>5.665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1056132666" calcext:value-type="float">
            <text:p>11056132666</text:p>
          </table:table-cell>
          <table:table-cell table:style-name="ce6" table:formula="of:=[.J4]/1000000000" office:value-type="float" office:value="11.056132666" calcext:value-type="float">
            <text:p>11.056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433374412" calcext:value-type="float">
            <text:p>5433374412</text:p>
          </table:table-cell>
          <table:table-cell table:formula="of:=[.B5]/1000000000" office:value-type="float" office:value="5.433374412" calcext:value-type="float">
            <text:p>5.4334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6090193593" calcext:value-type="float">
            <text:p>6090193593</text:p>
          </table:table-cell>
          <table:table-cell table:style-name="ce6" table:formula="of:=[.F5]/1000000000" office:value-type="float" office:value="6.090193593" calcext:value-type="float">
            <text:p>6.0902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6085496055" calcext:value-type="float">
            <text:p>16085496055</text:p>
          </table:table-cell>
          <table:table-cell table:style-name="ce6" table:formula="of:=[.J5]/1000000000" office:value-type="float" office:value="16.085496055" calcext:value-type="float">
            <text:p>16.085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621912157" calcext:value-type="float">
            <text:p>5621912157</text:p>
          </table:table-cell>
          <table:table-cell table:formula="of:=[.B6]/1000000000" office:value-type="float" office:value="5.621912157" calcext:value-type="float">
            <text:p>5.6219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6313698304" calcext:value-type="float">
            <text:p>6313698304</text:p>
          </table:table-cell>
          <table:table-cell table:style-name="ce6" table:formula="of:=[.F6]/1000000000" office:value-type="float" office:value="6.313698304" calcext:value-type="float">
            <text:p>6.3137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20342109333" calcext:value-type="float">
            <text:p>20342109333</text:p>
          </table:table-cell>
          <table:table-cell table:style-name="ce6" table:formula="of:=[.J6]/1000000000" office:value-type="float" office:value="20.342109333" calcext:value-type="float">
            <text:p>20.342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793846259" calcext:value-type="float">
            <text:p>5793846259</text:p>
          </table:table-cell>
          <table:table-cell table:formula="of:=[.B7]/1000000000" office:value-type="float" office:value="5.793846259" calcext:value-type="float">
            <text:p>5.7938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6527993862" calcext:value-type="float">
            <text:p>6527993862</text:p>
          </table:table-cell>
          <table:table-cell table:style-name="ce6" table:formula="of:=[.F7]/1000000000" office:value-type="float" office:value="6.527993862" calcext:value-type="float">
            <text:p>6.5280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22097413933" calcext:value-type="float">
            <text:p>22097413933</text:p>
          </table:table-cell>
          <table:table-cell table:style-name="ce6" table:formula="of:=[.J7]/1000000000" office:value-type="float" office:value="22.097413933" calcext:value-type="float">
            <text:p>22.097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967805209" calcext:value-type="float">
            <text:p>5967805209</text:p>
          </table:table-cell>
          <table:table-cell table:formula="of:=[.B8]/1000000000" office:value-type="float" office:value="5.967805209" calcext:value-type="float">
            <text:p>5.9678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6997818949" calcext:value-type="float">
            <text:p>6997818949</text:p>
          </table:table-cell>
          <table:table-cell table:style-name="ce6" table:formula="of:=[.F8]/1000000000" office:value-type="float" office:value="6.997818949" calcext:value-type="float">
            <text:p>6.997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23352385606" calcext:value-type="float">
            <text:p>23352385606</text:p>
          </table:table-cell>
          <table:table-cell table:style-name="ce6" table:formula="of:=[.J8]/1000000000" office:value-type="float" office:value="23.352385606" calcext:value-type="float">
            <text:p>23.352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139562199" calcext:value-type="float">
            <text:p>6139562199</text:p>
          </table:table-cell>
          <table:table-cell table:formula="of:=[.B9]/1000000000" office:value-type="float" office:value="6.139562199" calcext:value-type="float">
            <text:p>6.1396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7226457450" calcext:value-type="float">
            <text:p>7226457450</text:p>
          </table:table-cell>
          <table:table-cell table:style-name="ce6" table:formula="of:=[.F9]/1000000000" office:value-type="float" office:value="7.22645745" calcext:value-type="float">
            <text:p>7.2265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25094479634" calcext:value-type="float">
            <text:p>25094479634</text:p>
          </table:table-cell>
          <table:table-cell table:style-name="ce6" table:formula="of:=[.J9]/1000000000" office:value-type="float" office:value="25.094479634" calcext:value-type="float">
            <text:p>25.094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315699965" calcext:value-type="float">
            <text:p>6315699965</text:p>
          </table:table-cell>
          <table:table-cell table:formula="of:=[.B10]/1000000000" office:value-type="float" office:value="6.315699965" calcext:value-type="float">
            <text:p>6.3157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7472804386" calcext:value-type="float">
            <text:p>7472804386</text:p>
          </table:table-cell>
          <table:table-cell table:style-name="ce6" table:formula="of:=[.F10]/1000000000" office:value-type="float" office:value="7.472804386" calcext:value-type="float">
            <text:p>7.4728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0329097336" calcext:value-type="float">
            <text:p>30329097336</text:p>
          </table:table-cell>
          <table:table-cell table:style-name="ce6" table:formula="of:=[.J10]/1000000000" office:value-type="float" office:value="30.329097336" calcext:value-type="float">
            <text:p>30.329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483153242" calcext:value-type="float">
            <text:p>6483153242</text:p>
          </table:table-cell>
          <table:table-cell table:formula="of:=[.B11]/1000000000" office:value-type="float" office:value="6.483153242" calcext:value-type="float">
            <text:p>6.483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8966360286" calcext:value-type="float">
            <text:p>8966360286</text:p>
          </table:table-cell>
          <table:table-cell table:style-name="ce6" table:formula="of:=[.F11]/1000000000" office:value-type="float" office:value="8.966360286" calcext:value-type="float">
            <text:p>8.9664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0837185731" calcext:value-type="float">
            <text:p>30837185731</text:p>
          </table:table-cell>
          <table:table-cell table:style-name="ce6" table:formula="of:=[.J11]/1000000000" office:value-type="float" office:value="30.837185731" calcext:value-type="float">
            <text:p>30.837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653563666" calcext:value-type="float">
            <text:p>6653563666</text:p>
          </table:table-cell>
          <table:table-cell table:formula="of:=[.B12]/1000000000" office:value-type="float" office:value="6.653563666" calcext:value-type="float">
            <text:p>6.6536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9176741422" calcext:value-type="float">
            <text:p>9176741422</text:p>
          </table:table-cell>
          <table:table-cell table:style-name="ce6" table:formula="of:=[.F12]/1000000000" office:value-type="float" office:value="9.176741422" calcext:value-type="float">
            <text:p>9.1767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4854451822" calcext:value-type="float">
            <text:p>34854451822</text:p>
          </table:table-cell>
          <table:table-cell table:style-name="ce6" table:formula="of:=[.J12]/1000000000" office:value-type="float" office:value="34.854451822" calcext:value-type="float">
            <text:p>34.854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820077271" calcext:value-type="float">
            <text:p>6820077271</text:p>
          </table:table-cell>
          <table:table-cell table:formula="of:=[.B13]/1000000000" office:value-type="float" office:value="6.820077271" calcext:value-type="float">
            <text:p>6.8201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9602035174" calcext:value-type="float">
            <text:p>9602035174</text:p>
          </table:table-cell>
          <table:table-cell table:style-name="ce6" table:formula="of:=[.F13]/1000000000" office:value-type="float" office:value="9.602035174" calcext:value-type="float">
            <text:p>9.602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41739526331" calcext:value-type="float">
            <text:p>41739526331</text:p>
          </table:table-cell>
          <table:table-cell table:style-name="ce6" table:formula="of:=[.J13]/1000000000" office:value-type="float" office:value="41.739526331" calcext:value-type="float">
            <text:p>41.739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343875184" calcext:value-type="float">
            <text:p>7343875184</text:p>
          </table:table-cell>
          <table:table-cell table:formula="of:=[.B14]/1000000000" office:value-type="float" office:value="7.343875184" calcext:value-type="float">
            <text:p>7.3439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9931037804" calcext:value-type="float">
            <text:p>9931037804</text:p>
          </table:table-cell>
          <table:table-cell table:style-name="ce6" table:formula="of:=[.F14]/1000000000" office:value-type="float" office:value="9.931037804" calcext:value-type="float">
            <text:p>9.9310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45825493728" calcext:value-type="float">
            <text:p>45825493728</text:p>
          </table:table-cell>
          <table:table-cell table:style-name="ce6" table:formula="of:=[.J14]/1000000000" office:value-type="float" office:value="45.825493728" calcext:value-type="float">
            <text:p>45.825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525507066" calcext:value-type="float">
            <text:p>7525507066</text:p>
          </table:table-cell>
          <table:table-cell table:formula="of:=[.B15]/1000000000" office:value-type="float" office:value="7.525507066" calcext:value-type="float">
            <text:p>7.5255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10414195810" calcext:value-type="float">
            <text:p>10414195810</text:p>
          </table:table-cell>
          <table:table-cell table:style-name="ce6" table:formula="of:=[.F15]/1000000000" office:value-type="float" office:value="10.41419581" calcext:value-type="float">
            <text:p>10.414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6597031403" calcext:value-type="float">
            <text:p>46597031403</text:p>
          </table:table-cell>
          <table:table-cell table:style-name="ce6" table:formula="of:=[.J15]/1000000000" office:value-type="float" office:value="46.597031403" calcext:value-type="float">
            <text:p>46.597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707213557" calcext:value-type="float">
            <text:p>7707213557</text:p>
          </table:table-cell>
          <table:table-cell table:formula="of:=[.B16]/1000000000" office:value-type="float" office:value="7.707213557" calcext:value-type="float">
            <text:p>7.7072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0907726572" calcext:value-type="float">
            <text:p>10907726572</text:p>
          </table:table-cell>
          <table:table-cell table:style-name="ce6" table:formula="of:=[.F16]/1000000000" office:value-type="float" office:value="10.907726572" calcext:value-type="float">
            <text:p>10.9077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49902925992" calcext:value-type="float">
            <text:p>49902925992</text:p>
          </table:table-cell>
          <table:table-cell table:style-name="ce6" table:formula="of:=[.J16]/1000000000" office:value-type="float" office:value="49.902925992" calcext:value-type="float">
            <text:p>49.902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7876084895" calcext:value-type="float">
            <text:p>7876084895</text:p>
          </table:table-cell>
          <table:table-cell table:formula="of:=[.B17]/1000000000" office:value-type="float" office:value="7.876084895" calcext:value-type="float">
            <text:p>7.876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604882507" calcext:value-type="float">
            <text:p>11604882507</text:p>
          </table:table-cell>
          <table:table-cell table:style-name="ce6" table:formula="of:=[.F17]/1000000000" office:value-type="float" office:value="11.604882507" calcext:value-type="float">
            <text:p>11.6049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50922216544" calcext:value-type="float">
            <text:p>50922216544</text:p>
          </table:table-cell>
          <table:table-cell table:style-name="ce6" table:formula="of:=[.J17]/1000000000" office:value-type="float" office:value="50.922216544" calcext:value-type="float">
            <text:p>50.922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047996324" calcext:value-type="float">
            <text:p>8047996324</text:p>
          </table:table-cell>
          <table:table-cell table:formula="of:=[.B18]/1000000000" office:value-type="float" office:value="8.047996324" calcext:value-type="float">
            <text:p>8.0480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11853425372" calcext:value-type="float">
            <text:p>11853425372</text:p>
          </table:table-cell>
          <table:table-cell table:style-name="ce6" table:formula="of:=[.F18]/1000000000" office:value-type="float" office:value="11.853425372" calcext:value-type="float">
            <text:p>11.8534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62234272784" calcext:value-type="float">
            <text:p>62234272784</text:p>
          </table:table-cell>
          <table:table-cell table:style-name="ce6" table:formula="of:=[.J18]/1000000000" office:value-type="float" office:value="62.234272784" calcext:value-type="float">
            <text:p>62.234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8388275045" calcext:value-type="float">
            <text:p>8388275045</text:p>
          </table:table-cell>
          <table:table-cell table:formula="of:=[.B19]/1000000000" office:value-type="float" office:value="8.388275045" calcext:value-type="float">
            <text:p>8.3883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12274586932" calcext:value-type="float">
            <text:p>12274586932</text:p>
          </table:table-cell>
          <table:table-cell table:style-name="ce6" table:formula="of:=[.F19]/1000000000" office:value-type="float" office:value="12.274586932" calcext:value-type="float">
            <text:p>12.2746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65322439780" calcext:value-type="float">
            <text:p>65322439780</text:p>
          </table:table-cell>
          <table:table-cell table:style-name="ce6" table:formula="of:=[.J19]/1000000000" office:value-type="float" office:value="65.32243978" calcext:value-type="float">
            <text:p>65.322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561491672" calcext:value-type="float">
            <text:p>8561491672</text:p>
          </table:table-cell>
          <table:table-cell table:formula="of:=[.B20]/1000000000" office:value-type="float" office:value="8.561491672" calcext:value-type="float">
            <text:p>8.561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12728688398" calcext:value-type="float">
            <text:p>12728688398</text:p>
          </table:table-cell>
          <table:table-cell table:style-name="ce6" table:formula="of:=[.F20]/1000000000" office:value-type="float" office:value="12.728688398" calcext:value-type="float">
            <text:p>12.728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72809429153" calcext:value-type="float">
            <text:p>72809429153</text:p>
          </table:table-cell>
          <table:table-cell table:style-name="ce6" table:formula="of:=[.J20]/1000000000" office:value-type="float" office:value="72.809429153" calcext:value-type="float">
            <text:p>72.809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736091214" calcext:value-type="float">
            <text:p>8736091214</text:p>
          </table:table-cell>
          <table:table-cell table:formula="of:=[.B21]/1000000000" office:value-type="float" office:value="8.736091214" calcext:value-type="float">
            <text:p>8.7361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3165662157" calcext:value-type="float">
            <text:p>13165662157</text:p>
          </table:table-cell>
          <table:table-cell table:style-name="ce6" table:formula="of:=[.F21]/1000000000" office:value-type="float" office:value="13.165662157" calcext:value-type="float">
            <text:p>13.1657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77769609021" calcext:value-type="float">
            <text:p>77769609021</text:p>
          </table:table-cell>
          <table:table-cell table:style-name="ce6" table:formula="of:=[.J21]/1000000000" office:value-type="float" office:value="77.769609021" calcext:value-type="float">
            <text:p>77.769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918661075" calcext:value-type="float">
            <text:p>8918661075</text:p>
          </table:table-cell>
          <table:table-cell table:formula="of:=[.B22]/1000000000" office:value-type="float" office:value="8.918661075" calcext:value-type="float">
            <text:p>8.9187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3370224058" calcext:value-type="float">
            <text:p>13370224058</text:p>
          </table:table-cell>
          <table:table-cell table:style-name="ce6" table:formula="of:=[.F22]/1000000000" office:value-type="float" office:value="13.370224058" calcext:value-type="float">
            <text:p>13.370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82187391615" calcext:value-type="float">
            <text:p>82187391615</text:p>
          </table:table-cell>
          <table:table-cell table:style-name="ce6" table:formula="of:=[.J22]/1000000000" office:value-type="float" office:value="82.187391615" calcext:value-type="float">
            <text:p>82.187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88939010" calcext:value-type="float">
            <text:p>9088939010</text:p>
          </table:table-cell>
          <table:table-cell table:formula="of:=[.B23]/1000000000" office:value-type="float" office:value="9.08893901" calcext:value-type="float">
            <text:p>9.0889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13593817676" calcext:value-type="float">
            <text:p>13593817676</text:p>
          </table:table-cell>
          <table:table-cell table:style-name="ce6" table:formula="of:=[.F23]/1000000000" office:value-type="float" office:value="13.593817676" calcext:value-type="float">
            <text:p>13.5938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83491276894" calcext:value-type="float">
            <text:p>83491276894</text:p>
          </table:table-cell>
          <table:table-cell table:style-name="ce6" table:formula="of:=[.J23]/1000000000" office:value-type="float" office:value="83.491276894" calcext:value-type="float">
            <text:p>83.491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443825741" calcext:value-type="float">
            <text:p>9443825741</text:p>
          </table:table-cell>
          <table:table-cell table:formula="of:=[.B24]/1000000000" office:value-type="float" office:value="9.443825741" calcext:value-type="float">
            <text:p>9.4438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13870250543" calcext:value-type="float">
            <text:p>13870250543</text:p>
          </table:table-cell>
          <table:table-cell table:style-name="ce6" table:formula="of:=[.F24]/1000000000" office:value-type="float" office:value="13.870250543" calcext:value-type="float">
            <text:p>13.870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2168339988" calcext:value-type="float">
            <text:p>92168339988</text:p>
          </table:table-cell>
          <table:table-cell table:style-name="ce6" table:formula="of:=[.J24]/1000000000" office:value-type="float" office:value="92.168339988" calcext:value-type="float">
            <text:p>92.168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795591047" calcext:value-type="float">
            <text:p>9795591047</text:p>
          </table:table-cell>
          <table:table-cell table:formula="of:=[.B25]/1000000000" office:value-type="float" office:value="9.795591047" calcext:value-type="float">
            <text:p>9.7956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14084120603" calcext:value-type="float">
            <text:p>14084120603</text:p>
          </table:table-cell>
          <table:table-cell table:style-name="ce6" table:formula="of:=[.F25]/1000000000" office:value-type="float" office:value="14.084120603" calcext:value-type="float">
            <text:p>14.0841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99030150748" calcext:value-type="float">
            <text:p>99030150748</text:p>
          </table:table-cell>
          <table:table-cell table:style-name="ce6" table:formula="of:=[.J25]/1000000000" office:value-type="float" office:value="99.030150748" calcext:value-type="float">
            <text:p>99.03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61444814" calcext:value-type="float">
            <text:p>9961444814</text:p>
          </table:table-cell>
          <table:table-cell table:formula="of:=[.B26]/1000000000" office:value-type="float" office:value="9.961444814" calcext:value-type="float">
            <text:p>9.96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4290517777" calcext:value-type="float">
            <text:p>14290517777</text:p>
          </table:table-cell>
          <table:table-cell table:style-name="ce6" table:formula="of:=[.F26]/1000000000" office:value-type="float" office:value="14.290517777" calcext:value-type="float">
            <text:p>14.2905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01146779741" calcext:value-type="float">
            <text:p>101146779741</text:p>
          </table:table-cell>
          <table:table-cell table:style-name="ce6" table:formula="of:=[.J26]/1000000000" office:value-type="float" office:value="101.146779741" calcext:value-type="float">
            <text:p>101.146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135333653" calcext:value-type="float">
            <text:p>10135333653</text:p>
          </table:table-cell>
          <table:table-cell table:formula="of:=[.B27]/1000000000" office:value-type="float" office:value="10.135333653" calcext:value-type="float">
            <text:p>10.1353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14732896333" calcext:value-type="float">
            <text:p>14732896333</text:p>
          </table:table-cell>
          <table:table-cell table:style-name="ce6" table:formula="of:=[.F27]/1000000000" office:value-type="float" office:value="14.732896333" calcext:value-type="float">
            <text:p>14.7329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12223980258" calcext:value-type="float">
            <text:p>112223980258</text:p>
          </table:table-cell>
          <table:table-cell table:style-name="ce6" table:formula="of:=[.J27]/1000000000" office:value-type="float" office:value="112.223980258" calcext:value-type="float">
            <text:p>112.224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306546632" calcext:value-type="float">
            <text:p>10306546632</text:p>
          </table:table-cell>
          <table:table-cell table:formula="of:=[.B28]/1000000000" office:value-type="float" office:value="10.306546632" calcext:value-type="float">
            <text:p>10.3065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5201734930" calcext:value-type="float">
            <text:p>15201734930</text:p>
          </table:table-cell>
          <table:table-cell table:style-name="ce6" table:formula="of:=[.F28]/1000000000" office:value-type="float" office:value="15.20173493" calcext:value-type="float">
            <text:p>15.2017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18822319425" calcext:value-type="float">
            <text:p>118822319425</text:p>
          </table:table-cell>
          <table:table-cell table:style-name="ce6" table:formula="of:=[.J28]/1000000000" office:value-type="float" office:value="118.822319425" calcext:value-type="float">
            <text:p>118.822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486241210" calcext:value-type="float">
            <text:p>10486241210</text:p>
          </table:table-cell>
          <table:table-cell table:formula="of:=[.B29]/1000000000" office:value-type="float" office:value="10.48624121" calcext:value-type="float">
            <text:p>10.4862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5754504495" calcext:value-type="float">
            <text:p>15754504495</text:p>
          </table:table-cell>
          <table:table-cell table:style-name="ce6" table:formula="of:=[.F29]/1000000000" office:value-type="float" office:value="15.754504495" calcext:value-type="float">
            <text:p>15.7545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24110313755" calcext:value-type="float">
            <text:p>124110313755</text:p>
          </table:table-cell>
          <table:table-cell table:style-name="ce6" table:formula="of:=[.J29]/1000000000" office:value-type="float" office:value="124.110313755" calcext:value-type="float">
            <text:p>124.110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006916496" calcext:value-type="float">
            <text:p>11006916496</text:p>
          </table:table-cell>
          <table:table-cell table:formula="of:=[.B30]/1000000000" office:value-type="float" office:value="11.006916496" calcext:value-type="float">
            <text:p>11.0069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6185787109" calcext:value-type="float">
            <text:p>16185787109</text:p>
          </table:table-cell>
          <table:table-cell table:style-name="ce6" table:formula="of:=[.F30]/1000000000" office:value-type="float" office:value="16.185787109" calcext:value-type="float">
            <text:p>16.1858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38194133405" calcext:value-type="float">
            <text:p>138194133405</text:p>
          </table:table-cell>
          <table:table-cell table:style-name="ce6" table:formula="of:=[.J30]/1000000000" office:value-type="float" office:value="138.194133405" calcext:value-type="float">
            <text:p>138.194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1185453353" calcext:value-type="float">
            <text:p>11185453353</text:p>
          </table:table-cell>
          <table:table-cell table:formula="of:=[.B31]/1000000000" office:value-type="float" office:value="11.185453353" calcext:value-type="float">
            <text:p>11.1855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16887401437" calcext:value-type="float">
            <text:p>16887401437</text:p>
          </table:table-cell>
          <table:table-cell table:style-name="ce6" table:formula="of:=[.F31]/1000000000" office:value-type="float" office:value="16.887401437" calcext:value-type="float">
            <text:p>16.887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42177384587" calcext:value-type="float">
            <text:p>142177384587</text:p>
          </table:table-cell>
          <table:table-cell table:style-name="ce6" table:formula="of:=[.J31]/1000000000" office:value-type="float" office:value="142.177384587" calcext:value-type="float">
            <text:p>142.177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366281477" calcext:value-type="float">
            <text:p>11366281477</text:p>
          </table:table-cell>
          <table:table-cell table:formula="of:=[.B32]/1000000000" office:value-type="float" office:value="11.366281477" calcext:value-type="float">
            <text:p>11.366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7101194713" calcext:value-type="float">
            <text:p>17101194713</text:p>
          </table:table-cell>
          <table:table-cell table:style-name="ce6" table:formula="of:=[.F32]/1000000000" office:value-type="float" office:value="17.101194713" calcext:value-type="float">
            <text:p>17.101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49102496933" calcext:value-type="float">
            <text:p>149102496933</text:p>
          </table:table-cell>
          <table:table-cell table:style-name="ce6" table:formula="of:=[.J32]/1000000000" office:value-type="float" office:value="149.102496933" calcext:value-type="float">
            <text:p>149.102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1528729927" calcext:value-type="float">
            <text:p>11528729927</text:p>
          </table:table-cell>
          <table:table-cell table:formula="of:=[.B33]/1000000000" office:value-type="float" office:value="11.528729927" calcext:value-type="float">
            <text:p>11.5287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17295795771" calcext:value-type="float">
            <text:p>17295795771</text:p>
          </table:table-cell>
          <table:table-cell table:style-name="ce6" table:formula="of:=[.F33]/1000000000" office:value-type="float" office:value="17.295795771" calcext:value-type="float">
            <text:p>17.295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50172519142" calcext:value-type="float">
            <text:p>150172519142</text:p>
          </table:table-cell>
          <table:table-cell table:style-name="ce6" table:formula="of:=[.J33]/1000000000" office:value-type="float" office:value="150.172519142" calcext:value-type="float">
            <text:p>150.172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695048465" calcext:value-type="float">
            <text:p>11695048465</text:p>
          </table:table-cell>
          <table:table-cell table:formula="of:=[.B34]/1000000000" office:value-type="float" office:value="11.695048465" calcext:value-type="float">
            <text:p>11.6950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7503933859" calcext:value-type="float">
            <text:p>17503933859</text:p>
          </table:table-cell>
          <table:table-cell table:style-name="ce6" table:formula="of:=[.F34]/1000000000" office:value-type="float" office:value="17.503933859" calcext:value-type="float">
            <text:p>17.5039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54731606707" calcext:value-type="float">
            <text:p>154731606707</text:p>
          </table:table-cell>
          <table:table-cell table:style-name="ce6" table:formula="of:=[.J34]/1000000000" office:value-type="float" office:value="154.731606707" calcext:value-type="float">
            <text:p>154.73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1860275517" calcext:value-type="float">
            <text:p>11860275517</text:p>
          </table:table-cell>
          <table:table-cell table:formula="of:=[.B35]/1000000000" office:value-type="float" office:value="11.860275517" calcext:value-type="float">
            <text:p>11.8603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7715821721" calcext:value-type="float">
            <text:p>17715821721</text:p>
          </table:table-cell>
          <table:table-cell table:style-name="ce6" table:formula="of:=[.F35]/1000000000" office:value-type="float" office:value="17.715821721" calcext:value-type="float">
            <text:p>17.7158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58214099103" calcext:value-type="float">
            <text:p>158214099103</text:p>
          </table:table-cell>
          <table:table-cell table:style-name="ce6" table:formula="of:=[.J35]/1000000000" office:value-type="float" office:value="158.214099103" calcext:value-type="float">
            <text:p>158.214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043453249" calcext:value-type="float">
            <text:p>12043453249</text:p>
          </table:table-cell>
          <table:table-cell table:formula="of:=[.B36]/1000000000" office:value-type="float" office:value="12.043453249" calcext:value-type="float">
            <text:p>12.0435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7976531267" calcext:value-type="float">
            <text:p>17976531267</text:p>
          </table:table-cell>
          <table:table-cell table:style-name="ce6" table:formula="of:=[.F36]/1000000000" office:value-type="float" office:value="17.976531267" calcext:value-type="float">
            <text:p>17.976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62249763897" calcext:value-type="float">
            <text:p>162249763897</text:p>
          </table:table-cell>
          <table:table-cell table:style-name="ce6" table:formula="of:=[.J36]/1000000000" office:value-type="float" office:value="162.249763897" calcext:value-type="float">
            <text:p>162.249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2564170353" calcext:value-type="float">
            <text:p>12564170353</text:p>
          </table:table-cell>
          <table:table-cell table:formula="of:=[.B37]/1000000000" office:value-type="float" office:value="12.564170353" calcext:value-type="float">
            <text:p>12.5642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8650046290" calcext:value-type="float">
            <text:p>18650046290</text:p>
          </table:table-cell>
          <table:table-cell table:style-name="ce6" table:formula="of:=[.F37]/1000000000" office:value-type="float" office:value="18.65004629" calcext:value-type="float">
            <text:p>18.650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68619365589" calcext:value-type="float">
            <text:p>168619365589</text:p>
          </table:table-cell>
          <table:table-cell table:style-name="ce6" table:formula="of:=[.J37]/1000000000" office:value-type="float" office:value="168.619365589" calcext:value-type="float">
            <text:p>168.619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3250612202" calcext:value-type="float">
            <text:p>13250612202</text:p>
          </table:table-cell>
          <table:table-cell table:formula="of:=[.B38]/1000000000" office:value-type="float" office:value="13.250612202" calcext:value-type="float">
            <text:p>13.2506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18845989044" calcext:value-type="float">
            <text:p>18845989044</text:p>
          </table:table-cell>
          <table:table-cell table:style-name="ce6" table:formula="of:=[.F38]/1000000000" office:value-type="float" office:value="18.845989044" calcext:value-type="float">
            <text:p>18.846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76693238658" calcext:value-type="float">
            <text:p>176693238658</text:p>
          </table:table-cell>
          <table:table-cell table:style-name="ce6" table:formula="of:=[.J38]/1000000000" office:value-type="float" office:value="176.693238658" calcext:value-type="float">
            <text:p>176.693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3425217734" calcext:value-type="float">
            <text:p>13425217734</text:p>
          </table:table-cell>
          <table:table-cell table:formula="of:=[.B39]/1000000000" office:value-type="float" office:value="13.425217734" calcext:value-type="float">
            <text:p>13.425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9055200336" calcext:value-type="float">
            <text:p>19055200336</text:p>
          </table:table-cell>
          <table:table-cell table:style-name="ce6" table:formula="of:=[.F39]/1000000000" office:value-type="float" office:value="19.055200336" calcext:value-type="float">
            <text:p>19.055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86341101552" calcext:value-type="float">
            <text:p>186341101552</text:p>
          </table:table-cell>
          <table:table-cell table:style-name="ce6" table:formula="of:=[.J39]/1000000000" office:value-type="float" office:value="186.341101552" calcext:value-type="float">
            <text:p>186.341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3929270642" calcext:value-type="float">
            <text:p>13929270642</text:p>
          </table:table-cell>
          <table:table-cell table:formula="of:=[.B40]/1000000000" office:value-type="float" office:value="13.929270642" calcext:value-type="float">
            <text:p>13.929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0488900326" calcext:value-type="float">
            <text:p>20488900326</text:p>
          </table:table-cell>
          <table:table-cell table:style-name="ce6" table:formula="of:=[.F40]/1000000000" office:value-type="float" office:value="20.488900326" calcext:value-type="float">
            <text:p>20.488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89538245747" calcext:value-type="float">
            <text:p>189538245747</text:p>
          </table:table-cell>
          <table:table-cell table:style-name="ce6" table:formula="of:=[.J40]/1000000000" office:value-type="float" office:value="189.538245747" calcext:value-type="float">
            <text:p>189.538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275502209" calcext:value-type="float">
            <text:p>14275502209</text:p>
          </table:table-cell>
          <table:table-cell table:formula="of:=[.B41]/1000000000" office:value-type="float" office:value="14.275502209" calcext:value-type="float">
            <text:p>14.2755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21338281256" calcext:value-type="float">
            <text:p>21338281256</text:p>
          </table:table-cell>
          <table:table-cell table:style-name="ce6" table:formula="of:=[.F41]/1000000000" office:value-type="float" office:value="21.338281256" calcext:value-type="float">
            <text:p>21.3383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90345963854" calcext:value-type="float">
            <text:p>190345963854</text:p>
          </table:table-cell>
          <table:table-cell table:style-name="ce6" table:formula="of:=[.J41]/1000000000" office:value-type="float" office:value="190.345963854" calcext:value-type="float">
            <text:p>190.346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37931082" calcext:value-type="float">
            <text:p>14437931082</text:p>
          </table:table-cell>
          <table:table-cell table:formula="of:=[.B42]/1000000000" office:value-type="float" office:value="14.437931082" calcext:value-type="float">
            <text:p>14.4379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22308759033" calcext:value-type="float">
            <text:p>22308759033</text:p>
          </table:table-cell>
          <table:table-cell table:style-name="ce6" table:formula="of:=[.F42]/1000000000" office:value-type="float" office:value="22.308759033" calcext:value-type="float">
            <text:p>22.308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97846061326" calcext:value-type="float">
            <text:p>197846061326</text:p>
          </table:table-cell>
          <table:table-cell table:style-name="ce6" table:formula="of:=[.J42]/1000000000" office:value-type="float" office:value="197.846061326" calcext:value-type="float">
            <text:p>197.846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961170808" calcext:value-type="float">
            <text:p>14961170808</text:p>
          </table:table-cell>
          <table:table-cell table:formula="of:=[.B43]/1000000000" office:value-type="float" office:value="14.961170808" calcext:value-type="float">
            <text:p>14.961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22521228315" calcext:value-type="float">
            <text:p>22521228315</text:p>
          </table:table-cell>
          <table:table-cell table:style-name="ce6" table:formula="of:=[.F43]/1000000000" office:value-type="float" office:value="22.521228315" calcext:value-type="float">
            <text:p>22.5212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05060693357" calcext:value-type="float">
            <text:p>205060693357</text:p>
          </table:table-cell>
          <table:table-cell table:style-name="ce6" table:formula="of:=[.J43]/1000000000" office:value-type="float" office:value="205.060693357" calcext:value-type="float">
            <text:p>205.060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5504637383" calcext:value-type="float">
            <text:p>15504637383</text:p>
          </table:table-cell>
          <table:table-cell table:formula="of:=[.B44]/1000000000" office:value-type="float" office:value="15.504637383" calcext:value-type="float">
            <text:p>15.5046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23024247294" calcext:value-type="float">
            <text:p>23024247294</text:p>
          </table:table-cell>
          <table:table-cell table:style-name="ce6" table:formula="of:=[.F44]/1000000000" office:value-type="float" office:value="23.024247294" calcext:value-type="float">
            <text:p>23.0242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210638310086" calcext:value-type="float">
            <text:p>210638310086</text:p>
          </table:table-cell>
          <table:table-cell table:style-name="ce6" table:formula="of:=[.J44]/1000000000" office:value-type="float" office:value="210.638310086" calcext:value-type="float">
            <text:p>210.638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5842126401" calcext:value-type="float">
            <text:p>15842126401</text:p>
          </table:table-cell>
          <table:table-cell table:formula="of:=[.B45]/1000000000" office:value-type="float" office:value="15.842126401" calcext:value-type="float">
            <text:p>15.8421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23759962233" calcext:value-type="float">
            <text:p>23759962233</text:p>
          </table:table-cell>
          <table:table-cell table:style-name="ce6" table:formula="of:=[.F45]/1000000000" office:value-type="float" office:value="23.759962233" calcext:value-type="float">
            <text:p>23.7600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20530155323" calcext:value-type="float">
            <text:p>220530155323</text:p>
          </table:table-cell>
          <table:table-cell table:style-name="ce6" table:formula="of:=[.J45]/1000000000" office:value-type="float" office:value="220.530155323" calcext:value-type="float">
            <text:p>220.530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7062278486" calcext:value-type="float">
            <text:p>17062278486</text:p>
          </table:table-cell>
          <table:table-cell table:formula="of:=[.B46]/1000000000" office:value-type="float" office:value="17.062278486" calcext:value-type="float">
            <text:p>17.0623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24530086864" calcext:value-type="float">
            <text:p>24530086864</text:p>
          </table:table-cell>
          <table:table-cell table:style-name="ce6" table:formula="of:=[.F46]/1000000000" office:value-type="float" office:value="24.530086864" calcext:value-type="float">
            <text:p>24.530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24806094484" calcext:value-type="float">
            <text:p>224806094484</text:p>
          </table:table-cell>
          <table:table-cell table:style-name="ce6" table:formula="of:=[.J46]/1000000000" office:value-type="float" office:value="224.806094484" calcext:value-type="float">
            <text:p>224.806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7725523466" calcext:value-type="float">
            <text:p>17725523466</text:p>
          </table:table-cell>
          <table:table-cell table:formula="of:=[.B47]/1000000000" office:value-type="float" office:value="17.725523466" calcext:value-type="float">
            <text:p>17.7255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25003199508" calcext:value-type="float">
            <text:p>25003199508</text:p>
          </table:table-cell>
          <table:table-cell table:style-name="ce6" table:formula="of:=[.F47]/1000000000" office:value-type="float" office:value="25.003199508" calcext:value-type="float">
            <text:p>25.0032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30455183887" calcext:value-type="float">
            <text:p>230455183887</text:p>
          </table:table-cell>
          <table:table-cell table:style-name="ce6" table:formula="of:=[.J47]/1000000000" office:value-type="float" office:value="230.455183887" calcext:value-type="float">
            <text:p>230.455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7893295260" calcext:value-type="float">
            <text:p>17893295260</text:p>
          </table:table-cell>
          <table:table-cell table:formula="of:=[.B48]/1000000000" office:value-type="float" office:value="17.89329526" calcext:value-type="float">
            <text:p>17.8933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25469482341" calcext:value-type="float">
            <text:p>25469482341</text:p>
          </table:table-cell>
          <table:table-cell table:style-name="ce6" table:formula="of:=[.F48]/1000000000" office:value-type="float" office:value="25.469482341" calcext:value-type="float">
            <text:p>25.4695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35273879748" calcext:value-type="float">
            <text:p>235273879748</text:p>
          </table:table-cell>
          <table:table-cell table:style-name="ce6" table:formula="of:=[.J48]/1000000000" office:value-type="float" office:value="235.273879748" calcext:value-type="float">
            <text:p>235.273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8081195269" calcext:value-type="float">
            <text:p>18081195269</text:p>
          </table:table-cell>
          <table:table-cell table:formula="of:=[.B49]/1000000000" office:value-type="float" office:value="18.081195269" calcext:value-type="float">
            <text:p>18.0812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26016919494" calcext:value-type="float">
            <text:p>26016919494</text:p>
          </table:table-cell>
          <table:table-cell table:style-name="ce6" table:formula="of:=[.F49]/1000000000" office:value-type="float" office:value="26.016919494" calcext:value-type="float">
            <text:p>26.016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243541789127" calcext:value-type="float">
            <text:p>243541789127</text:p>
          </table:table-cell>
          <table:table-cell table:style-name="ce6" table:formula="of:=[.J49]/1000000000" office:value-type="float" office:value="243.541789127" calcext:value-type="float">
            <text:p>243.54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8414227277" calcext:value-type="float">
            <text:p>18414227277</text:p>
          </table:table-cell>
          <table:table-cell table:formula="of:=[.B50]/1000000000" office:value-type="float" office:value="18.414227277" calcext:value-type="float">
            <text:p>18.4142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26287617925" calcext:value-type="float">
            <text:p>26287617925</text:p>
          </table:table-cell>
          <table:table-cell table:style-name="ce6" table:formula="of:=[.F50]/1000000000" office:value-type="float" office:value="26.287617925" calcext:value-type="float">
            <text:p>26.287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45958685647" calcext:value-type="float">
            <text:p>245958685647</text:p>
          </table:table-cell>
          <table:table-cell table:style-name="ce6" table:formula="of:=[.J50]/1000000000" office:value-type="float" office:value="245.958685647" calcext:value-type="float">
            <text:p>245.958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8586047255" calcext:value-type="float">
            <text:p>18586047255</text:p>
          </table:table-cell>
          <table:table-cell table:formula="of:=[.B51]/1000000000" office:value-type="float" office:value="18.586047255" calcext:value-type="float">
            <text:p>18.5860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26818782715" calcext:value-type="float">
            <text:p>26818782715</text:p>
          </table:table-cell>
          <table:table-cell table:style-name="ce6" table:formula="of:=[.F51]/1000000000" office:value-type="float" office:value="26.818782715" calcext:value-type="float">
            <text:p>26.818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53150504925" calcext:value-type="float">
            <text:p>253150504925</text:p>
          </table:table-cell>
          <table:table-cell table:style-name="ce6" table:formula="of:=[.J51]/1000000000" office:value-type="float" office:value="253.150504925" calcext:value-type="float">
            <text:p>253.150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8763763933" calcext:value-type="float">
            <text:p>18763763933</text:p>
          </table:table-cell>
          <table:table-cell table:formula="of:=[.B52]/1000000000" office:value-type="float" office:value="18.763763933" calcext:value-type="float">
            <text:p>18.763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27077102609" calcext:value-type="float">
            <text:p>27077102609</text:p>
          </table:table-cell>
          <table:table-cell table:style-name="ce6" table:formula="of:=[.F52]/1000000000" office:value-type="float" office:value="27.077102609" calcext:value-type="float">
            <text:p>27.077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53680956231" calcext:value-type="float">
            <text:p>253680956231</text:p>
          </table:table-cell>
          <table:table-cell table:style-name="ce6" table:formula="of:=[.J52]/1000000000" office:value-type="float" office:value="253.680956231" calcext:value-type="float">
            <text:p>253.68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8958634988" calcext:value-type="float">
            <text:p>18958634988</text:p>
          </table:table-cell>
          <table:table-cell table:formula="of:=[.B53]/1000000000" office:value-type="float" office:value="18.958634988" calcext:value-type="float">
            <text:p>18.9586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7305829215" calcext:value-type="float">
            <text:p>27305829215</text:p>
          </table:table-cell>
          <table:table-cell table:style-name="ce6" table:formula="of:=[.F53]/1000000000" office:value-type="float" office:value="27.305829215" calcext:value-type="float">
            <text:p>27.305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58220747028" calcext:value-type="float">
            <text:p>258220747028</text:p>
          </table:table-cell>
          <table:table-cell table:style-name="ce6" table:formula="of:=[.J53]/1000000000" office:value-type="float" office:value="258.220747028" calcext:value-type="float">
            <text:p>258.220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9135790363" calcext:value-type="float">
            <text:p>19135790363</text:p>
          </table:table-cell>
          <table:table-cell table:formula="of:=[.B54]/1000000000" office:value-type="float" office:value="19.135790363" calcext:value-type="float">
            <text:p>19.1358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27817804091" calcext:value-type="float">
            <text:p>27817804091</text:p>
          </table:table-cell>
          <table:table-cell table:style-name="ce6" table:formula="of:=[.F54]/1000000000" office:value-type="float" office:value="27.817804091" calcext:value-type="float">
            <text:p>27.8178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61161038917" calcext:value-type="float">
            <text:p>261161038917</text:p>
          </table:table-cell>
          <table:table-cell table:style-name="ce6" table:formula="of:=[.J54]/1000000000" office:value-type="float" office:value="261.161038917" calcext:value-type="float">
            <text:p>261.16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9523026771" calcext:value-type="float">
            <text:p>19523026771</text:p>
          </table:table-cell>
          <table:table-cell table:formula="of:=[.B55]/1000000000" office:value-type="float" office:value="19.523026771" calcext:value-type="float">
            <text:p>19.5230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8016444065" calcext:value-type="float">
            <text:p>28016444065</text:p>
          </table:table-cell>
          <table:table-cell table:style-name="ce6" table:formula="of:=[.F55]/1000000000" office:value-type="float" office:value="28.016444065" calcext:value-type="float">
            <text:p>28.0164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73489690222" calcext:value-type="float">
            <text:p>273489690222</text:p>
          </table:table-cell>
          <table:table-cell table:style-name="ce6" table:formula="of:=[.J55]/1000000000" office:value-type="float" office:value="273.489690222" calcext:value-type="float">
            <text:p>273.489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9684911333" calcext:value-type="float">
            <text:p>19684911333</text:p>
          </table:table-cell>
          <table:table-cell table:formula="of:=[.B56]/1000000000" office:value-type="float" office:value="19.684911333" calcext:value-type="float">
            <text:p>19.6849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8880587314" calcext:value-type="float">
            <text:p>28880587314</text:p>
          </table:table-cell>
          <table:table-cell table:style-name="ce6" table:formula="of:=[.F56]/1000000000" office:value-type="float" office:value="28.880587314" calcext:value-type="float">
            <text:p>28.8806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84679728029" calcext:value-type="float">
            <text:p>284679728029</text:p>
          </table:table-cell>
          <table:table-cell table:style-name="ce6" table:formula="of:=[.J56]/1000000000" office:value-type="float" office:value="284.679728029" calcext:value-type="float">
            <text:p>284.679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247188521" calcext:value-type="float">
            <text:p>20247188521</text:p>
          </table:table-cell>
          <table:table-cell table:formula="of:=[.B57]/1000000000" office:value-type="float" office:value="20.247188521" calcext:value-type="float">
            <text:p>20.2472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30350342101" calcext:value-type="float">
            <text:p>30350342101</text:p>
          </table:table-cell>
          <table:table-cell table:style-name="ce6" table:formula="of:=[.F57]/1000000000" office:value-type="float" office:value="30.350342101" calcext:value-type="float">
            <text:p>30.35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7972153283" calcext:value-type="float">
            <text:p>297972153283</text:p>
          </table:table-cell>
          <table:table-cell table:style-name="ce6" table:formula="of:=[.J57]/1000000000" office:value-type="float" office:value="297.972153283" calcext:value-type="float">
            <text:p>297.972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611940405" calcext:value-type="float">
            <text:p>20611940405</text:p>
          </table:table-cell>
          <table:table-cell table:formula="of:=[.B58]/1000000000" office:value-type="float" office:value="20.611940405" calcext:value-type="float">
            <text:p>20.6119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30624110550" calcext:value-type="float">
            <text:p>30624110550</text:p>
          </table:table-cell>
          <table:table-cell table:style-name="ce6" table:formula="of:=[.F58]/1000000000" office:value-type="float" office:value="30.62411055" calcext:value-type="float">
            <text:p>30.624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05966567157" calcext:value-type="float">
            <text:p>305966567157</text:p>
          </table:table-cell>
          <table:table-cell table:style-name="ce6" table:formula="of:=[.J58]/1000000000" office:value-type="float" office:value="305.966567157" calcext:value-type="float">
            <text:p>305.966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782311265" calcext:value-type="float">
            <text:p>20782311265</text:p>
          </table:table-cell>
          <table:table-cell table:formula="of:=[.B59]/1000000000" office:value-type="float" office:value="20.782311265" calcext:value-type="float">
            <text:p>20.7823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30871853204" calcext:value-type="float">
            <text:p>30871853204</text:p>
          </table:table-cell>
          <table:table-cell table:style-name="ce6" table:formula="of:=[.F59]/1000000000" office:value-type="float" office:value="30.871853204" calcext:value-type="float">
            <text:p>30.8719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309465149134" calcext:value-type="float">
            <text:p>309465149134</text:p>
          </table:table-cell>
          <table:table-cell table:style-name="ce6" table:formula="of:=[.J59]/1000000000" office:value-type="float" office:value="309.465149134" calcext:value-type="float">
            <text:p>309.465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0985931459" calcext:value-type="float">
            <text:p>20985931459</text:p>
          </table:table-cell>
          <table:table-cell table:formula="of:=[.B60]/1000000000" office:value-type="float" office:value="20.985931459" calcext:value-type="float">
            <text:p>20.9859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32081166749" calcext:value-type="float">
            <text:p>32081166749</text:p>
          </table:table-cell>
          <table:table-cell table:style-name="ce6" table:formula="of:=[.F60]/1000000000" office:value-type="float" office:value="32.081166749" calcext:value-type="float">
            <text:p>32.0812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16722498309" calcext:value-type="float">
            <text:p>316722498309</text:p>
          </table:table-cell>
          <table:table-cell table:style-name="ce6" table:formula="of:=[.J60]/1000000000" office:value-type="float" office:value="316.722498309" calcext:value-type="float">
            <text:p>316.722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1342065480" calcext:value-type="float">
            <text:p>21342065480</text:p>
          </table:table-cell>
          <table:table-cell table:formula="of:=[.B61]/1000000000" office:value-type="float" office:value="21.34206548" calcext:value-type="float">
            <text:p>21.342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32295058780" calcext:value-type="float">
            <text:p>32295058780</text:p>
          </table:table-cell>
          <table:table-cell table:style-name="ce6" table:formula="of:=[.F61]/1000000000" office:value-type="float" office:value="32.29505878" calcext:value-type="float">
            <text:p>32.295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322607153326" calcext:value-type="float">
            <text:p>322607153326</text:p>
          </table:table-cell>
          <table:table-cell table:style-name="ce6" table:formula="of:=[.J61]/1000000000" office:value-type="float" office:value="322.607153326" calcext:value-type="float">
            <text:p>322.607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1709521858" calcext:value-type="float">
            <text:p>21709521858</text:p>
          </table:table-cell>
          <table:table-cell table:formula="of:=[.B62]/1000000000" office:value-type="float" office:value="21.709521858" calcext:value-type="float">
            <text:p>21.7095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32561756438" calcext:value-type="float">
            <text:p>32561756438</text:p>
          </table:table-cell>
          <table:table-cell table:style-name="ce6" table:formula="of:=[.F62]/1000000000" office:value-type="float" office:value="32.561756438" calcext:value-type="float">
            <text:p>32.5618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27675291542" calcext:value-type="float">
            <text:p>327675291542</text:p>
          </table:table-cell>
          <table:table-cell table:style-name="ce6" table:formula="of:=[.J62]/1000000000" office:value-type="float" office:value="327.675291542" calcext:value-type="float">
            <text:p>327.675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2085388750" calcext:value-type="float">
            <text:p>22085388750</text:p>
          </table:table-cell>
          <table:table-cell table:formula="of:=[.B63]/1000000000" office:value-type="float" office:value="22.08538875" calcext:value-type="float">
            <text:p>22.0854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32978443075" calcext:value-type="float">
            <text:p>32978443075</text:p>
          </table:table-cell>
          <table:table-cell table:style-name="ce6" table:formula="of:=[.F63]/1000000000" office:value-type="float" office:value="32.978443075" calcext:value-type="float">
            <text:p>32.9784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36768155010" calcext:value-type="float">
            <text:p>336768155010</text:p>
          </table:table-cell>
          <table:table-cell table:style-name="ce6" table:formula="of:=[.J63]/1000000000" office:value-type="float" office:value="336.76815501" calcext:value-type="float">
            <text:p>336.768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2774609452" calcext:value-type="float">
            <text:p>22774609452</text:p>
          </table:table-cell>
          <table:table-cell table:formula="of:=[.B64]/1000000000" office:value-type="float" office:value="22.774609452" calcext:value-type="float">
            <text:p>22.7746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3227968001" calcext:value-type="float">
            <text:p>33227968001</text:p>
          </table:table-cell>
          <table:table-cell table:style-name="ce6" table:formula="of:=[.F64]/1000000000" office:value-type="float" office:value="33.227968001" calcext:value-type="float">
            <text:p>33.228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337854233419" calcext:value-type="float">
            <text:p>337854233419</text:p>
          </table:table-cell>
          <table:table-cell table:style-name="ce6" table:formula="of:=[.J64]/1000000000" office:value-type="float" office:value="337.854233419" calcext:value-type="float">
            <text:p>337.854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3339001095" calcext:value-type="float">
            <text:p>23339001095</text:p>
          </table:table-cell>
          <table:table-cell table:formula="of:=[.B65]/1000000000" office:value-type="float" office:value="23.339001095" calcext:value-type="float">
            <text:p>23.3390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34613689961" calcext:value-type="float">
            <text:p>34613689961</text:p>
          </table:table-cell>
          <table:table-cell table:style-name="ce6" table:formula="of:=[.F65]/1000000000" office:value-type="float" office:value="34.613689961" calcext:value-type="float">
            <text:p>34.6137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56334337293" calcext:value-type="float">
            <text:p>356334337293</text:p>
          </table:table-cell>
          <table:table-cell table:style-name="ce6" table:formula="of:=[.J65]/1000000000" office:value-type="float" office:value="356.334337293" calcext:value-type="float">
            <text:p>356.334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4076620918" calcext:value-type="float">
            <text:p>24076620918</text:p>
          </table:table-cell>
          <table:table-cell table:formula="of:=[.B66]/1000000000" office:value-type="float" office:value="24.076620918" calcext:value-type="float">
            <text:p>24.0766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35130534571" calcext:value-type="float">
            <text:p>35130534571</text:p>
          </table:table-cell>
          <table:table-cell table:style-name="ce6" table:formula="of:=[.F66]/1000000000" office:value-type="float" office:value="35.130534571" calcext:value-type="float">
            <text:p>35.130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0071292682" calcext:value-type="float">
            <text:p>360071292682</text:p>
          </table:table-cell>
          <table:table-cell table:style-name="ce6" table:formula="of:=[.J66]/1000000000" office:value-type="float" office:value="360.071292682" calcext:value-type="float">
            <text:p>360.07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257129332" calcext:value-type="float">
            <text:p>24257129332</text:p>
          </table:table-cell>
          <table:table-cell table:formula="of:=[.B67]/1000000000" office:value-type="float" office:value="24.257129332" calcext:value-type="float">
            <text:p>24.2571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35860170519" calcext:value-type="float">
            <text:p>35860170519</text:p>
          </table:table-cell>
          <table:table-cell table:style-name="ce6" table:formula="of:=[.F67]/1000000000" office:value-type="float" office:value="35.860170519" calcext:value-type="float">
            <text:p>35.8602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69443785623" calcext:value-type="float">
            <text:p>369443785623</text:p>
          </table:table-cell>
          <table:table-cell table:style-name="ce6" table:formula="of:=[.J67]/1000000000" office:value-type="float" office:value="369.443785623" calcext:value-type="float">
            <text:p>369.443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4992750135" calcext:value-type="float">
            <text:p>24992750135</text:p>
          </table:table-cell>
          <table:table-cell table:formula="of:=[.B68]/1000000000" office:value-type="float" office:value="24.992750135" calcext:value-type="float">
            <text:p>24.9928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37302472964" calcext:value-type="float">
            <text:p>37302472964</text:p>
          </table:table-cell>
          <table:table-cell table:style-name="ce6" table:formula="of:=[.F68]/1000000000" office:value-type="float" office:value="37.302472964" calcext:value-type="float">
            <text:p>37.302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87603777234" calcext:value-type="float">
            <text:p>387603777234</text:p>
          </table:table-cell>
          <table:table-cell table:style-name="ce6" table:formula="of:=[.J68]/1000000000" office:value-type="float" office:value="387.603777234" calcext:value-type="float">
            <text:p>387.603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5362041003" calcext:value-type="float">
            <text:p>25362041003</text:p>
          </table:table-cell>
          <table:table-cell table:formula="of:=[.B69]/1000000000" office:value-type="float" office:value="25.362041003" calcext:value-type="float">
            <text:p>25.3620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37537972644" calcext:value-type="float">
            <text:p>37537972644</text:p>
          </table:table-cell>
          <table:table-cell table:style-name="ce6" table:formula="of:=[.F69]/1000000000" office:value-type="float" office:value="37.537972644" calcext:value-type="float">
            <text:p>37.538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390830748191" calcext:value-type="float">
            <text:p>390830748191</text:p>
          </table:table-cell>
          <table:table-cell table:style-name="ce6" table:formula="of:=[.J69]/1000000000" office:value-type="float" office:value="390.830748191" calcext:value-type="float">
            <text:p>390.830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5550078019" calcext:value-type="float">
            <text:p>25550078019</text:p>
          </table:table-cell>
          <table:table-cell table:formula="of:=[.B70]/1000000000" office:value-type="float" office:value="25.550078019" calcext:value-type="float">
            <text:p>25.55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37800032162" calcext:value-type="float">
            <text:p>37800032162</text:p>
          </table:table-cell>
          <table:table-cell table:style-name="ce6" table:formula="of:=[.F70]/1000000000" office:value-type="float" office:value="37.800032162" calcext:value-type="float">
            <text:p>37.800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393486141273" calcext:value-type="float">
            <text:p>393486141273</text:p>
          </table:table-cell>
          <table:table-cell table:style-name="ce6" table:formula="of:=[.J70]/1000000000" office:value-type="float" office:value="393.486141273" calcext:value-type="float">
            <text:p>393.486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6239618160" calcext:value-type="float">
            <text:p>26239618160</text:p>
          </table:table-cell>
          <table:table-cell table:formula="of:=[.B71]/1000000000" office:value-type="float" office:value="26.23961816" calcext:value-type="float">
            <text:p>26.2396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38062368979" calcext:value-type="float">
            <text:p>38062368979</text:p>
          </table:table-cell>
          <table:table-cell table:style-name="ce6" table:formula="of:=[.F71]/1000000000" office:value-type="float" office:value="38.062368979" calcext:value-type="float">
            <text:p>38.0624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410965360002" calcext:value-type="float">
            <text:p>410965360002</text:p>
          </table:table-cell>
          <table:table-cell table:style-name="ce6" table:formula="of:=[.J71]/1000000000" office:value-type="float" office:value="410.965360002" calcext:value-type="float">
            <text:p>410.965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6447802255" calcext:value-type="float">
            <text:p>26447802255</text:p>
          </table:table-cell>
          <table:table-cell table:formula="of:=[.B72]/1000000000" office:value-type="float" office:value="26.447802255" calcext:value-type="float">
            <text:p>26.4478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38341117540" calcext:value-type="float">
            <text:p>38341117540</text:p>
          </table:table-cell>
          <table:table-cell table:style-name="ce6" table:formula="of:=[.F72]/1000000000" office:value-type="float" office:value="38.34111754" calcext:value-type="float">
            <text:p>38.3411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414452486361" calcext:value-type="float">
            <text:p>414452486361</text:p>
          </table:table-cell>
          <table:table-cell table:style-name="ce6" table:formula="of:=[.J72]/1000000000" office:value-type="float" office:value="414.452486361" calcext:value-type="float">
            <text:p>414.452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6819147106" calcext:value-type="float">
            <text:p>26819147106</text:p>
          </table:table-cell>
          <table:table-cell table:formula="of:=[.B73]/1000000000" office:value-type="float" office:value="26.819147106" calcext:value-type="float">
            <text:p>26.819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38544597071" calcext:value-type="float">
            <text:p>38544597071</text:p>
          </table:table-cell>
          <table:table-cell table:style-name="ce6" table:formula="of:=[.F73]/1000000000" office:value-type="float" office:value="38.544597071" calcext:value-type="float">
            <text:p>38.5446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428790023415" calcext:value-type="float">
            <text:p>428790023415</text:p>
          </table:table-cell>
          <table:table-cell table:style-name="ce6" table:formula="of:=[.J73]/1000000000" office:value-type="float" office:value="428.790023415" calcext:value-type="float">
            <text:p>428.79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8602685568" calcext:value-type="float">
            <text:p>28602685568</text:p>
          </table:table-cell>
          <table:table-cell table:formula="of:=[.B74]/1000000000" office:value-type="float" office:value="28.602685568" calcext:value-type="float">
            <text:p>28.602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39266203117" calcext:value-type="float">
            <text:p>39266203117</text:p>
          </table:table-cell>
          <table:table-cell table:style-name="ce6" table:formula="of:=[.F74]/1000000000" office:value-type="float" office:value="39.266203117" calcext:value-type="float">
            <text:p>39.266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438954592620" calcext:value-type="float">
            <text:p>438954592620</text:p>
          </table:table-cell>
          <table:table-cell table:style-name="ce6" table:formula="of:=[.J74]/1000000000" office:value-type="float" office:value="438.95459262" calcext:value-type="float">
            <text:p>438.954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9246171927" calcext:value-type="float">
            <text:p>29246171927</text:p>
          </table:table-cell>
          <table:table-cell table:formula="of:=[.B75]/1000000000" office:value-type="float" office:value="29.246171927" calcext:value-type="float">
            <text:p>29.2462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39484862911" calcext:value-type="float">
            <text:p>39484862911</text:p>
          </table:table-cell>
          <table:table-cell table:style-name="ce6" table:formula="of:=[.F75]/1000000000" office:value-type="float" office:value="39.484862911" calcext:value-type="float">
            <text:p>39.484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450095851012" calcext:value-type="float">
            <text:p>450095851012</text:p>
          </table:table-cell>
          <table:table-cell table:style-name="ce6" table:formula="of:=[.J75]/1000000000" office:value-type="float" office:value="450.095851012" calcext:value-type="float">
            <text:p>450.09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9453710381" calcext:value-type="float">
            <text:p>29453710381</text:p>
          </table:table-cell>
          <table:table-cell table:formula="of:=[.B76]/1000000000" office:value-type="float" office:value="29.453710381" calcext:value-type="float">
            <text:p>29.4537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39986694963" calcext:value-type="float">
            <text:p>39986694963</text:p>
          </table:table-cell>
          <table:table-cell table:style-name="ce6" table:formula="of:=[.F76]/1000000000" office:value-type="float" office:value="39.986694963" calcext:value-type="float">
            <text:p>39.986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454866566367" calcext:value-type="float">
            <text:p>454866566367</text:p>
          </table:table-cell>
          <table:table-cell table:style-name="ce6" table:formula="of:=[.J76]/1000000000" office:value-type="float" office:value="454.866566367" calcext:value-type="float">
            <text:p>454.866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0615138919" calcext:value-type="float">
            <text:p>30615138919</text:p>
          </table:table-cell>
          <table:table-cell table:formula="of:=[.B77]/1000000000" office:value-type="float" office:value="30.615138919" calcext:value-type="float">
            <text:p>30.6151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40504857125" calcext:value-type="float">
            <text:p>40504857125</text:p>
          </table:table-cell>
          <table:table-cell table:style-name="ce6" table:formula="of:=[.F77]/1000000000" office:value-type="float" office:value="40.504857125" calcext:value-type="float">
            <text:p>40.504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467091710274" calcext:value-type="float">
            <text:p>467091710274</text:p>
          </table:table-cell>
          <table:table-cell table:style-name="ce6" table:formula="of:=[.J77]/1000000000" office:value-type="float" office:value="467.091710274" calcext:value-type="float">
            <text:p>467.091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0791549397" calcext:value-type="float">
            <text:p>30791549397</text:p>
          </table:table-cell>
          <table:table-cell table:formula="of:=[.B78]/1000000000" office:value-type="float" office:value="30.791549397" calcext:value-type="float">
            <text:p>30.7915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42099939085" calcext:value-type="float">
            <text:p>42099939085</text:p>
          </table:table-cell>
          <table:table-cell table:style-name="ce6" table:formula="of:=[.F78]/1000000000" office:value-type="float" office:value="42.099939085" calcext:value-type="float">
            <text:p>42.099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470269576045" calcext:value-type="float">
            <text:p>470269576045</text:p>
          </table:table-cell>
          <table:table-cell table:style-name="ce6" table:formula="of:=[.J78]/1000000000" office:value-type="float" office:value="470.269576045" calcext:value-type="float">
            <text:p>470.26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1336799457" calcext:value-type="float">
            <text:p>31336799457</text:p>
          </table:table-cell>
          <table:table-cell table:formula="of:=[.B79]/1000000000" office:value-type="float" office:value="31.336799457" calcext:value-type="float">
            <text:p>31.3368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43588115023" calcext:value-type="float">
            <text:p>43588115023</text:p>
          </table:table-cell>
          <table:table-cell table:style-name="ce6" table:formula="of:=[.F79]/1000000000" office:value-type="float" office:value="43.588115023" calcext:value-type="float">
            <text:p>43.5881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485454658026" calcext:value-type="float">
            <text:p>485454658026</text:p>
          </table:table-cell>
          <table:table-cell table:style-name="ce6" table:formula="of:=[.J79]/1000000000" office:value-type="float" office:value="485.454658026" calcext:value-type="float">
            <text:p>485.454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1728442711" calcext:value-type="float">
            <text:p>31728442711</text:p>
          </table:table-cell>
          <table:table-cell table:formula="of:=[.B80]/1000000000" office:value-type="float" office:value="31.728442711" calcext:value-type="float">
            <text:p>31.7284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44405717477" calcext:value-type="float">
            <text:p>44405717477</text:p>
          </table:table-cell>
          <table:table-cell table:style-name="ce6" table:formula="of:=[.F80]/1000000000" office:value-type="float" office:value="44.405717477" calcext:value-type="float">
            <text:p>44.4057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511242279815" calcext:value-type="float">
            <text:p>511242279815</text:p>
          </table:table-cell>
          <table:table-cell table:style-name="ce6" table:formula="of:=[.J80]/1000000000" office:value-type="float" office:value="511.242279815" calcext:value-type="float">
            <text:p>511.24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2110810888" calcext:value-type="float">
            <text:p>32110810888</text:p>
          </table:table-cell>
          <table:table-cell table:formula="of:=[.B81]/1000000000" office:value-type="float" office:value="32.110810888" calcext:value-type="float">
            <text:p>32.1108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4921726992" calcext:value-type="float">
            <text:p>44921726992</text:p>
          </table:table-cell>
          <table:table-cell table:style-name="ce6" table:formula="of:=[.F81]/1000000000" office:value-type="float" office:value="44.921726992" calcext:value-type="float">
            <text:p>44.9217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523450496228" calcext:value-type="float">
            <text:p>523450496228</text:p>
          </table:table-cell>
          <table:table-cell table:style-name="ce6" table:formula="of:=[.J81]/1000000000" office:value-type="float" office:value="523.450496228" calcext:value-type="float">
            <text:p>523.450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2915899410" calcext:value-type="float">
            <text:p>32915899410</text:p>
          </table:table-cell>
          <table:table-cell table:formula="of:=[.B82]/1000000000" office:value-type="float" office:value="32.91589941" calcext:value-type="float">
            <text:p>32.9159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47651392567" calcext:value-type="float">
            <text:p>47651392567</text:p>
          </table:table-cell>
          <table:table-cell table:style-name="ce6" table:formula="of:=[.F82]/1000000000" office:value-type="float" office:value="47.651392567" calcext:value-type="float">
            <text:p>47.6514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538319543685" calcext:value-type="float">
            <text:p>538319543685</text:p>
          </table:table-cell>
          <table:table-cell table:style-name="ce6" table:formula="of:=[.J82]/1000000000" office:value-type="float" office:value="538.319543685" calcext:value-type="float">
            <text:p>538.319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3135838063" calcext:value-type="float">
            <text:p>33135838063</text:p>
          </table:table-cell>
          <table:table-cell table:formula="of:=[.B83]/1000000000" office:value-type="float" office:value="33.135838063" calcext:value-type="float">
            <text:p>33.1358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47906893022" calcext:value-type="float">
            <text:p>47906893022</text:p>
          </table:table-cell>
          <table:table-cell table:style-name="ce6" table:formula="of:=[.F83]/1000000000" office:value-type="float" office:value="47.906893022" calcext:value-type="float">
            <text:p>47.906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539385657021" calcext:value-type="float">
            <text:p>539385657021</text:p>
          </table:table-cell>
          <table:table-cell table:style-name="ce6" table:formula="of:=[.J83]/1000000000" office:value-type="float" office:value="539.385657021" calcext:value-type="float">
            <text:p>539.385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3493889770" calcext:value-type="float">
            <text:p>33493889770</text:p>
          </table:table-cell>
          <table:table-cell table:formula="of:=[.B84]/1000000000" office:value-type="float" office:value="33.49388977" calcext:value-type="float">
            <text:p>33.4939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48142272547" calcext:value-type="float">
            <text:p>48142272547</text:p>
          </table:table-cell>
          <table:table-cell table:style-name="ce6" table:formula="of:=[.F84]/1000000000" office:value-type="float" office:value="48.142272547" calcext:value-type="float">
            <text:p>48.142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549726030164" calcext:value-type="float">
            <text:p>549726030164</text:p>
          </table:table-cell>
          <table:table-cell table:style-name="ce6" table:formula="of:=[.J84]/1000000000" office:value-type="float" office:value="549.726030164" calcext:value-type="float">
            <text:p>549.726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3926990445" calcext:value-type="float">
            <text:p>33926990445</text:p>
          </table:table-cell>
          <table:table-cell table:formula="of:=[.B85]/1000000000" office:value-type="float" office:value="33.926990445" calcext:value-type="float">
            <text:p>33.927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48415451000" calcext:value-type="float">
            <text:p>48415451000</text:p>
          </table:table-cell>
          <table:table-cell table:style-name="ce6" table:formula="of:=[.F85]/1000000000" office:value-type="float" office:value="48.415451" calcext:value-type="float">
            <text:p>48.415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568579317338" calcext:value-type="float">
            <text:p>568579317338</text:p>
          </table:table-cell>
          <table:table-cell table:style-name="ce6" table:formula="of:=[.J85]/1000000000" office:value-type="float" office:value="568.579317338" calcext:value-type="float">
            <text:p>568.579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4571262838" calcext:value-type="float">
            <text:p>34571262838</text:p>
          </table:table-cell>
          <table:table-cell table:formula="of:=[.B86]/1000000000" office:value-type="float" office:value="34.571262838" calcext:value-type="float">
            <text:p>34.5713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8942578217" calcext:value-type="float">
            <text:p>48942578217</text:p>
          </table:table-cell>
          <table:table-cell table:style-name="ce6" table:formula="of:=[.F86]/1000000000" office:value-type="float" office:value="48.942578217" calcext:value-type="float">
            <text:p>48.942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600352748137" calcext:value-type="float">
            <text:p>600352748137</text:p>
          </table:table-cell>
          <table:table-cell table:style-name="ce6" table:formula="of:=[.J86]/1000000000" office:value-type="float" office:value="600.352748137" calcext:value-type="float">
            <text:p>600.352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4820233936" calcext:value-type="float">
            <text:p>34820233936</text:p>
          </table:table-cell>
          <table:table-cell table:formula="of:=[.B87]/1000000000" office:value-type="float" office:value="34.820233936" calcext:value-type="float">
            <text:p>34.8202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49214796369" calcext:value-type="float">
            <text:p>49214796369</text:p>
          </table:table-cell>
          <table:table-cell table:style-name="ce6" table:formula="of:=[.F87]/1000000000" office:value-type="float" office:value="49.214796369" calcext:value-type="float">
            <text:p>49.214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609331313816" calcext:value-type="float">
            <text:p>609331313816</text:p>
          </table:table-cell>
          <table:table-cell table:style-name="ce6" table:formula="of:=[.J87]/1000000000" office:value-type="float" office:value="609.331313816" calcext:value-type="float">
            <text:p>609.331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6180875392" calcext:value-type="float">
            <text:p>36180875392</text:p>
          </table:table-cell>
          <table:table-cell table:formula="of:=[.B88]/1000000000" office:value-type="float" office:value="36.180875392" calcext:value-type="float">
            <text:p>36.1809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50389789440" calcext:value-type="float">
            <text:p>50389789440</text:p>
          </table:table-cell>
          <table:table-cell table:style-name="ce6" table:formula="of:=[.F88]/1000000000" office:value-type="float" office:value="50.38978944" calcext:value-type="float">
            <text:p>50.389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618136064899" calcext:value-type="float">
            <text:p>618136064899</text:p>
          </table:table-cell>
          <table:table-cell table:style-name="ce6" table:formula="of:=[.J88]/1000000000" office:value-type="float" office:value="618.136064899" calcext:value-type="float">
            <text:p>618.136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6996229459" calcext:value-type="float">
            <text:p>36996229459</text:p>
          </table:table-cell>
          <table:table-cell table:formula="of:=[.B89]/1000000000" office:value-type="float" office:value="36.996229459" calcext:value-type="float">
            <text:p>36.9962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51574823385" calcext:value-type="float">
            <text:p>51574823385</text:p>
          </table:table-cell>
          <table:table-cell table:style-name="ce6" table:formula="of:=[.F89]/1000000000" office:value-type="float" office:value="51.574823385" calcext:value-type="float">
            <text:p>51.5748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624528123737" calcext:value-type="float">
            <text:p>624528123737</text:p>
          </table:table-cell>
          <table:table-cell table:style-name="ce6" table:formula="of:=[.J89]/1000000000" office:value-type="float" office:value="624.528123737" calcext:value-type="float">
            <text:p>624.528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7165698407" calcext:value-type="float">
            <text:p>37165698407</text:p>
          </table:table-cell>
          <table:table-cell table:formula="of:=[.B90]/1000000000" office:value-type="float" office:value="37.165698407" calcext:value-type="float">
            <text:p>37.1657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52548333139" calcext:value-type="float">
            <text:p>52548333139</text:p>
          </table:table-cell>
          <table:table-cell table:style-name="ce6" table:formula="of:=[.F90]/1000000000" office:value-type="float" office:value="52.548333139" calcext:value-type="float">
            <text:p>52.5483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634379802546" calcext:value-type="float">
            <text:p>634379802546</text:p>
          </table:table-cell>
          <table:table-cell table:style-name="ce6" table:formula="of:=[.J90]/1000000000" office:value-type="float" office:value="634.379802546" calcext:value-type="float">
            <text:p>634.379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8763785884" calcext:value-type="float">
            <text:p>38763785884</text:p>
          </table:table-cell>
          <table:table-cell table:formula="of:=[.B91]/1000000000" office:value-type="float" office:value="38.763785884" calcext:value-type="float">
            <text:p>38.7638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53302710553" calcext:value-type="float">
            <text:p>53302710553</text:p>
          </table:table-cell>
          <table:table-cell table:style-name="ce6" table:formula="of:=[.F91]/1000000000" office:value-type="float" office:value="53.302710553" calcext:value-type="float">
            <text:p>53.3027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639179484970" calcext:value-type="float">
            <text:p>639179484970</text:p>
          </table:table-cell>
          <table:table-cell table:style-name="ce6" table:formula="of:=[.J91]/1000000000" office:value-type="float" office:value="639.17948497" calcext:value-type="float">
            <text:p>639.179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9552972429" calcext:value-type="float">
            <text:p>39552972429</text:p>
          </table:table-cell>
          <table:table-cell table:formula="of:=[.B92]/1000000000" office:value-type="float" office:value="39.552972429" calcext:value-type="float">
            <text:p>39.5530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54058191277" calcext:value-type="float">
            <text:p>54058191277</text:p>
          </table:table-cell>
          <table:table-cell table:style-name="ce6" table:formula="of:=[.F92]/1000000000" office:value-type="float" office:value="54.058191277" calcext:value-type="float">
            <text:p>54.0582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660191210886" calcext:value-type="float">
            <text:p>660191210886</text:p>
          </table:table-cell>
          <table:table-cell table:style-name="ce6" table:formula="of:=[.J92]/1000000000" office:value-type="float" office:value="660.191210886" calcext:value-type="float">
            <text:p>660.19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0519589695" calcext:value-type="float">
            <text:p>40519589695</text:p>
          </table:table-cell>
          <table:table-cell table:formula="of:=[.B93]/1000000000" office:value-type="float" office:value="40.519589695" calcext:value-type="float">
            <text:p>40.519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54803253639" calcext:value-type="float">
            <text:p>54803253639</text:p>
          </table:table-cell>
          <table:table-cell table:style-name="ce6" table:formula="of:=[.F93]/1000000000" office:value-type="float" office:value="54.803253639" calcext:value-type="float">
            <text:p>54.803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59409859685" calcext:value-type="float">
            <text:p>759409859685</text:p>
          </table:table-cell>
          <table:table-cell table:style-name="ce6" table:formula="of:=[.J93]/1000000000" office:value-type="float" office:value="759.409859685" calcext:value-type="float">
            <text:p>759.409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1416015996" calcext:value-type="float">
            <text:p>41416015996</text:p>
          </table:table-cell>
          <table:table-cell table:formula="of:=[.B94]/1000000000" office:value-type="float" office:value="41.416015996" calcext:value-type="float">
            <text:p>41.416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56216067444" calcext:value-type="float">
            <text:p>56216067444</text:p>
          </table:table-cell>
          <table:table-cell table:style-name="ce6" table:formula="of:=[.F94]/1000000000" office:value-type="float" office:value="56.216067444" calcext:value-type="float">
            <text:p>56.216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797976955180" calcext:value-type="float">
            <text:p>797976955180</text:p>
          </table:table-cell>
          <table:table-cell table:style-name="ce6" table:formula="of:=[.J94]/1000000000" office:value-type="float" office:value="797.97695518" calcext:value-type="float">
            <text:p>797.977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2055497995" calcext:value-type="float">
            <text:p>42055497995</text:p>
          </table:table-cell>
          <table:table-cell table:formula="of:=[.B95]/1000000000" office:value-type="float" office:value="42.055497995" calcext:value-type="float">
            <text:p>42.055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57466542885" calcext:value-type="float">
            <text:p>57466542885</text:p>
          </table:table-cell>
          <table:table-cell table:style-name="ce6" table:formula="of:=[.F95]/1000000000" office:value-type="float" office:value="57.466542885" calcext:value-type="float">
            <text:p>57.4665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899787037160" calcext:value-type="float">
            <text:p>899787037160</text:p>
          </table:table-cell>
          <table:table-cell table:style-name="ce6" table:formula="of:=[.J95]/1000000000" office:value-type="float" office:value="899.78703716" calcext:value-type="float">
            <text:p>899.787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2431288153" calcext:value-type="float">
            <text:p>42431288153</text:p>
          </table:table-cell>
          <table:table-cell table:formula="of:=[.B96]/1000000000" office:value-type="float" office:value="42.431288153" calcext:value-type="float">
            <text:p>42.4313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58091496553" calcext:value-type="float">
            <text:p>58091496553</text:p>
          </table:table-cell>
          <table:table-cell table:style-name="ce6" table:formula="of:=[.F96]/1000000000" office:value-type="float" office:value="58.091496553" calcext:value-type="float">
            <text:p>58.0915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971406064906" calcext:value-type="float">
            <text:p>971406064906</text:p>
          </table:table-cell>
          <table:table-cell table:style-name="ce6" table:formula="of:=[.J96]/1000000000" office:value-type="float" office:value="971.406064906" calcext:value-type="float">
            <text:p>971.406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2844999189" calcext:value-type="float">
            <text:p>42844999189</text:p>
          </table:table-cell>
          <table:table-cell table:formula="of:=[.B97]/1000000000" office:value-type="float" office:value="42.844999189" calcext:value-type="float">
            <text:p>42.8450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58554296193" calcext:value-type="float">
            <text:p>58554296193</text:p>
          </table:table-cell>
          <table:table-cell table:style-name="ce6" table:formula="of:=[.F97]/1000000000" office:value-type="float" office:value="58.554296193" calcext:value-type="float">
            <text:p>58.554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991637126516" calcext:value-type="float">
            <text:p>991637126516</text:p>
          </table:table-cell>
          <table:table-cell table:style-name="ce6" table:formula="of:=[.J97]/1000000000" office:value-type="float" office:value="991.637126516" calcext:value-type="float">
            <text:p>991.637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4592072655" calcext:value-type="float">
            <text:p>44592072655</text:p>
          </table:table-cell>
          <table:table-cell table:formula="of:=[.B98]/1000000000" office:value-type="float" office:value="44.592072655" calcext:value-type="float">
            <text:p>44.5921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59778850564" calcext:value-type="float">
            <text:p>59778850564</text:p>
          </table:table-cell>
          <table:table-cell table:style-name="ce6" table:formula="of:=[.F98]/1000000000" office:value-type="float" office:value="59.778850564" calcext:value-type="float">
            <text:p>59.778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018751996771" calcext:value-type="float">
            <text:p>1018751996771</text:p>
          </table:table-cell>
          <table:table-cell table:style-name="ce6" table:formula="of:=[.J98]/1000000000" office:value-type="float" office:value="1018.751996771" calcext:value-type="float">
            <text:p>1018.752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4788257564" calcext:value-type="float">
            <text:p>44788257564</text:p>
          </table:table-cell>
          <table:table-cell table:formula="of:=[.B99]/1000000000" office:value-type="float" office:value="44.788257564" calcext:value-type="float">
            <text:p>44.7883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0513026367" calcext:value-type="float">
            <text:p>60513026367</text:p>
          </table:table-cell>
          <table:table-cell table:style-name="ce6" table:formula="of:=[.F99]/1000000000" office:value-type="float" office:value="60.513026367" calcext:value-type="float">
            <text:p>60.513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035869439208" calcext:value-type="float">
            <text:p>1035869439208</text:p>
          </table:table-cell>
          <table:table-cell table:style-name="ce6" table:formula="of:=[.J99]/1000000000" office:value-type="float" office:value="1035.869439208" calcext:value-type="float">
            <text:p>1035.869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6131429102" calcext:value-type="float">
            <text:p>46131429102</text:p>
          </table:table-cell>
          <table:table-cell table:formula="of:=[.B100]/1000000000" office:value-type="float" office:value="46.131429102" calcext:value-type="float">
            <text:p>46.1314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3111078199" calcext:value-type="float">
            <text:p>63111078199</text:p>
          </table:table-cell>
          <table:table-cell table:style-name="ce6" table:formula="of:=[.F100]/1000000000" office:value-type="float" office:value="63.111078199" calcext:value-type="float">
            <text:p>63.111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044358552931" calcext:value-type="float">
            <text:p>1044358552931</text:p>
          </table:table-cell>
          <table:table-cell table:style-name="ce6" table:formula="of:=[.J100]/1000000000" office:value-type="float" office:value="1044.358552931" calcext:value-type="float">
            <text:p>1044.358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6322160351" calcext:value-type="float">
            <text:p>46322160351</text:p>
          </table:table-cell>
          <table:table-cell table:formula="of:=[.B101]/1000000000" office:value-type="float" office:value="46.322160351" calcext:value-type="float">
            <text:p>46.3222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5421416745" calcext:value-type="float">
            <text:p>65421416745</text:p>
          </table:table-cell>
          <table:table-cell table:style-name="ce6" table:formula="of:=[.F101]/1000000000" office:value-type="float" office:value="65.421416745" calcext:value-type="float">
            <text:p>65.4214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052468807037" calcext:value-type="float">
            <text:p>1052468807037</text:p>
          </table:table-cell>
          <table:table-cell table:style-name="ce6" table:formula="of:=[.J101]/1000000000" office:value-type="float" office:value="1052.468807037" calcext:value-type="float">
            <text:p>1052.468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7770914688" calcext:value-type="float">
            <text:p>47770914688</text:p>
          </table:table-cell>
          <table:table-cell table:formula="of:=[.B102]/1000000000" office:value-type="float" office:value="47.770914688" calcext:value-type="float">
            <text:p>47.7709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66154396033" calcext:value-type="float">
            <text:p>66154396033</text:p>
          </table:table-cell>
          <table:table-cell table:style-name="ce6" table:formula="of:=[.F102]/1000000000" office:value-type="float" office:value="66.154396033" calcext:value-type="float">
            <text:p>66.1544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080896609372" calcext:value-type="float">
            <text:p>1080896609372</text:p>
          </table:table-cell>
          <table:table-cell table:style-name="ce6" table:formula="of:=[.J102]/1000000000" office:value-type="float" office:value="1080.896609372" calcext:value-type="float">
            <text:p>1080.896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9242238739" calcext:value-type="float">
            <text:p>49242238739</text:p>
          </table:table-cell>
          <table:table-cell table:formula="of:=[.B103]/1000000000" office:value-type="float" office:value="49.242238739" calcext:value-type="float">
            <text:p>49.2422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66649054269" calcext:value-type="float">
            <text:p>66649054269</text:p>
          </table:table-cell>
          <table:table-cell table:style-name="ce6" table:formula="of:=[.F103]/1000000000" office:value-type="float" office:value="66.649054269" calcext:value-type="float">
            <text:p>66.649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393814992006" calcext:value-type="float">
            <text:p>1393814992006</text:p>
          </table:table-cell>
          <table:table-cell table:style-name="ce6" table:formula="of:=[.J103]/1000000000" office:value-type="float" office:value="1393.814992006" calcext:value-type="float">
            <text:p>1393.815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0526062360" calcext:value-type="float">
            <text:p>50526062360</text:p>
          </table:table-cell>
          <table:table-cell table:formula="of:=[.B104]/1000000000" office:value-type="float" office:value="50.52606236" calcext:value-type="float">
            <text:p>50.5261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68273026347" calcext:value-type="float">
            <text:p>68273026347</text:p>
          </table:table-cell>
          <table:table-cell table:style-name="ce6" table:formula="of:=[.F104]/1000000000" office:value-type="float" office:value="68.273026347" calcext:value-type="float">
            <text:p>68.273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543001982840" calcext:value-type="float">
            <text:p>1543001982840</text:p>
          </table:table-cell>
          <table:table-cell table:style-name="ce6" table:formula="of:=[.J104]/1000000000" office:value-type="float" office:value="1543.00198284" calcext:value-type="float">
            <text:p>1543.002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0895090907" calcext:value-type="float">
            <text:p>50895090907</text:p>
          </table:table-cell>
          <table:table-cell table:formula="of:=[.B105]/1000000000" office:value-type="float" office:value="50.895090907" calcext:value-type="float">
            <text:p>50.8951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69448035829" calcext:value-type="float">
            <text:p>69448035829</text:p>
          </table:table-cell>
          <table:table-cell table:style-name="ce6" table:formula="of:=[.F105]/1000000000" office:value-type="float" office:value="69.448035829" calcext:value-type="float">
            <text:p>69.4480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1488234008" calcext:value-type="float">
            <text:p>51488234008</text:p>
          </table:table-cell>
          <table:table-cell table:formula="of:=[.B106]/1000000000" office:value-type="float" office:value="51.488234008" calcext:value-type="float">
            <text:p>51.4882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0607691723" calcext:value-type="float">
            <text:p>70607691723</text:p>
          </table:table-cell>
          <table:table-cell table:style-name="ce6" table:formula="of:=[.F106]/1000000000" office:value-type="float" office:value="70.607691723" calcext:value-type="float">
            <text:p>70.6077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2057202486" calcext:value-type="float">
            <text:p>52057202486</text:p>
          </table:table-cell>
          <table:table-cell table:formula="of:=[.B107]/1000000000" office:value-type="float" office:value="52.057202486" calcext:value-type="float">
            <text:p>52.0572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71346384928" calcext:value-type="float">
            <text:p>71346384928</text:p>
          </table:table-cell>
          <table:table-cell table:style-name="ce6" table:formula="of:=[.F107]/1000000000" office:value-type="float" office:value="71.346384928" calcext:value-type="float">
            <text:p>71.3464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3026041850" calcext:value-type="float">
            <text:p>53026041850</text:p>
          </table:table-cell>
          <table:table-cell table:formula="of:=[.B108]/1000000000" office:value-type="float" office:value="53.02604185" calcext:value-type="float">
            <text:p>53.026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71812125275" calcext:value-type="float">
            <text:p>71812125275</text:p>
          </table:table-cell>
          <table:table-cell table:style-name="ce6" table:formula="of:=[.F108]/1000000000" office:value-type="float" office:value="71.812125275" calcext:value-type="float">
            <text:p>71.8121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3590377739" calcext:value-type="float">
            <text:p>53590377739</text:p>
          </table:table-cell>
          <table:table-cell table:formula="of:=[.B109]/1000000000" office:value-type="float" office:value="53.590377739" calcext:value-type="float">
            <text:p>53.5904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74166773972" calcext:value-type="float">
            <text:p>74166773972</text:p>
          </table:table-cell>
          <table:table-cell table:style-name="ce6" table:formula="of:=[.F109]/1000000000" office:value-type="float" office:value="74.166773972" calcext:value-type="float">
            <text:p>74.1668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4218863321" calcext:value-type="float">
            <text:p>54218863321</text:p>
          </table:table-cell>
          <table:table-cell table:formula="of:=[.B110]/1000000000" office:value-type="float" office:value="54.218863321" calcext:value-type="float">
            <text:p>54.2189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76335670599" calcext:value-type="float">
            <text:p>76335670599</text:p>
          </table:table-cell>
          <table:table-cell table:style-name="ce6" table:formula="of:=[.F110]/1000000000" office:value-type="float" office:value="76.335670599" calcext:value-type="float">
            <text:p>76.3357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5022063481" calcext:value-type="float">
            <text:p>55022063481</text:p>
          </table:table-cell>
          <table:table-cell table:formula="of:=[.B111]/1000000000" office:value-type="float" office:value="55.022063481" calcext:value-type="float">
            <text:p>55.0221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79308460016" calcext:value-type="float">
            <text:p>79308460016</text:p>
          </table:table-cell>
          <table:table-cell table:style-name="ce6" table:formula="of:=[.F111]/1000000000" office:value-type="float" office:value="79.308460016" calcext:value-type="float">
            <text:p>79.3085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9014494480" calcext:value-type="float">
            <text:p>59014494480</text:p>
          </table:table-cell>
          <table:table-cell table:formula="of:=[.B112]/1000000000" office:value-type="float" office:value="59.01449448" calcext:value-type="float">
            <text:p>59.014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79551504307" calcext:value-type="float">
            <text:p>79551504307</text:p>
          </table:table-cell>
          <table:table-cell table:style-name="ce6" table:formula="of:=[.F112]/1000000000" office:value-type="float" office:value="79.551504307" calcext:value-type="float">
            <text:p>79.5515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0830611249" calcext:value-type="float">
            <text:p>60830611249</text:p>
          </table:table-cell>
          <table:table-cell table:formula="of:=[.B113]/1000000000" office:value-type="float" office:value="60.830611249" calcext:value-type="float">
            <text:p>60.8306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83255015247" calcext:value-type="float">
            <text:p>83255015247</text:p>
          </table:table-cell>
          <table:table-cell table:style-name="ce6" table:formula="of:=[.F113]/1000000000" office:value-type="float" office:value="83.255015247" calcext:value-type="float">
            <text:p>83.2550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3410694307" calcext:value-type="float">
            <text:p>63410694307</text:p>
          </table:table-cell>
          <table:table-cell table:formula="of:=[.B114]/1000000000" office:value-type="float" office:value="63.410694307" calcext:value-type="float">
            <text:p>63.4107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85379268488" calcext:value-type="float">
            <text:p>85379268488</text:p>
          </table:table-cell>
          <table:table-cell table:style-name="ce6" table:formula="of:=[.F114]/1000000000" office:value-type="float" office:value="85.379268488" calcext:value-type="float">
            <text:p>85.379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4389780641" calcext:value-type="float">
            <text:p>64389780641</text:p>
          </table:table-cell>
          <table:table-cell table:formula="of:=[.B115]/1000000000" office:value-type="float" office:value="64.389780641" calcext:value-type="float">
            <text:p>64.3898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88732300124" calcext:value-type="float">
            <text:p>88732300124</text:p>
          </table:table-cell>
          <table:table-cell table:style-name="ce6" table:formula="of:=[.F115]/1000000000" office:value-type="float" office:value="88.732300124" calcext:value-type="float">
            <text:p>88.7323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5129988398" calcext:value-type="float">
            <text:p>65129988398</text:p>
          </table:table-cell>
          <table:table-cell table:formula="of:=[.B116]/1000000000" office:value-type="float" office:value="65.129988398" calcext:value-type="float">
            <text:p>65.1300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89714456476" calcext:value-type="float">
            <text:p>89714456476</text:p>
          </table:table-cell>
          <table:table-cell table:style-name="ce6" table:formula="of:=[.F116]/1000000000" office:value-type="float" office:value="89.714456476" calcext:value-type="float">
            <text:p>89.7145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5297940761" calcext:value-type="float">
            <text:p>65297940761</text:p>
          </table:table-cell>
          <table:table-cell table:formula="of:=[.B117]/1000000000" office:value-type="float" office:value="65.297940761" calcext:value-type="float">
            <text:p>65.297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3117794520" calcext:value-type="float">
            <text:p>93117794520</text:p>
          </table:table-cell>
          <table:table-cell table:style-name="ce6" table:formula="of:=[.F117]/1000000000" office:value-type="float" office:value="93.11779452" calcext:value-type="float">
            <text:p>93.1178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5502751909" calcext:value-type="float">
            <text:p>65502751909</text:p>
          </table:table-cell>
          <table:table-cell table:formula="of:=[.B118]/1000000000" office:value-type="float" office:value="65.502751909" calcext:value-type="float">
            <text:p>65.5028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93349545018" calcext:value-type="float">
            <text:p>93349545018</text:p>
          </table:table-cell>
          <table:table-cell table:style-name="ce6" table:formula="of:=[.F118]/1000000000" office:value-type="float" office:value="93.349545018" calcext:value-type="float">
            <text:p>93.3495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6487793053" calcext:value-type="float">
            <text:p>66487793053</text:p>
          </table:table-cell>
          <table:table-cell table:formula="of:=[.B119]/1000000000" office:value-type="float" office:value="66.487793053" calcext:value-type="float">
            <text:p>66.487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93783479075" calcext:value-type="float">
            <text:p>93783479075</text:p>
          </table:table-cell>
          <table:table-cell table:style-name="ce6" table:formula="of:=[.F119]/1000000000" office:value-type="float" office:value="93.783479075" calcext:value-type="float">
            <text:p>93.7835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8900091563" calcext:value-type="float">
            <text:p>68900091563</text:p>
          </table:table-cell>
          <table:table-cell table:formula="of:=[.B120]/1000000000" office:value-type="float" office:value="68.900091563" calcext:value-type="float">
            <text:p>68.9001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94731197334" calcext:value-type="float">
            <text:p>94731197334</text:p>
          </table:table-cell>
          <table:table-cell table:style-name="ce6" table:formula="of:=[.F120]/1000000000" office:value-type="float" office:value="94.731197334" calcext:value-type="float">
            <text:p>94.7312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875646954" calcext:value-type="float">
            <text:p>69875646954</text:p>
          </table:table-cell>
          <table:table-cell table:formula="of:=[.B121]/1000000000" office:value-type="float" office:value="69.875646954" calcext:value-type="float">
            <text:p>69.8756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95123013993" calcext:value-type="float">
            <text:p>95123013993</text:p>
          </table:table-cell>
          <table:table-cell table:style-name="ce6" table:formula="of:=[.F121]/1000000000" office:value-type="float" office:value="95.123013993" calcext:value-type="float">
            <text:p>95.1230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1814961851" calcext:value-type="float">
            <text:p>71814961851</text:p>
          </table:table-cell>
          <table:table-cell table:formula="of:=[.B122]/1000000000" office:value-type="float" office:value="71.814961851" calcext:value-type="float">
            <text:p>71.8150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95363085448" calcext:value-type="float">
            <text:p>95363085448</text:p>
          </table:table-cell>
          <table:table-cell table:style-name="ce6" table:formula="of:=[.F122]/1000000000" office:value-type="float" office:value="95.363085448" calcext:value-type="float">
            <text:p>95.3631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2014032983" calcext:value-type="float">
            <text:p>72014032983</text:p>
          </table:table-cell>
          <table:table-cell table:formula="of:=[.B123]/1000000000" office:value-type="float" office:value="72.014032983" calcext:value-type="float">
            <text:p>72.0140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96352720178" calcext:value-type="float">
            <text:p>96352720178</text:p>
          </table:table-cell>
          <table:table-cell table:style-name="ce6" table:formula="of:=[.F123]/1000000000" office:value-type="float" office:value="96.352720178" calcext:value-type="float">
            <text:p>96.3527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2609539187" calcext:value-type="float">
            <text:p>72609539187</text:p>
          </table:table-cell>
          <table:table-cell table:formula="of:=[.B124]/1000000000" office:value-type="float" office:value="72.609539187" calcext:value-type="float">
            <text:p>72.6095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98503568383" calcext:value-type="float">
            <text:p>98503568383</text:p>
          </table:table-cell>
          <table:table-cell table:style-name="ce6" table:formula="of:=[.F124]/1000000000" office:value-type="float" office:value="98.503568383" calcext:value-type="float">
            <text:p>98.5036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3316113529" calcext:value-type="float">
            <text:p>73316113529</text:p>
          </table:table-cell>
          <table:table-cell table:formula="of:=[.B125]/1000000000" office:value-type="float" office:value="73.316113529" calcext:value-type="float">
            <text:p>73.3161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04409435820" calcext:value-type="float">
            <text:p>104409435820</text:p>
          </table:table-cell>
          <table:table-cell table:style-name="ce6" table:formula="of:=[.F125]/1000000000" office:value-type="float" office:value="104.40943582" calcext:value-type="float">
            <text:p>104.409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3915606120" calcext:value-type="float">
            <text:p>73915606120</text:p>
          </table:table-cell>
          <table:table-cell table:formula="of:=[.B126]/1000000000" office:value-type="float" office:value="73.91560612" calcext:value-type="float">
            <text:p>73.915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05561582398" calcext:value-type="float">
            <text:p>105561582398</text:p>
          </table:table-cell>
          <table:table-cell table:style-name="ce6" table:formula="of:=[.F126]/1000000000" office:value-type="float" office:value="105.561582398" calcext:value-type="float">
            <text:p>105.5616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6404068478" calcext:value-type="float">
            <text:p>76404068478</text:p>
          </table:table-cell>
          <table:table-cell table:formula="of:=[.B127]/1000000000" office:value-type="float" office:value="76.404068478" calcext:value-type="float">
            <text:p>76.4041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06049659140" calcext:value-type="float">
            <text:p>106049659140</text:p>
          </table:table-cell>
          <table:table-cell table:style-name="ce6" table:formula="of:=[.F127]/1000000000" office:value-type="float" office:value="106.04965914" calcext:value-type="float">
            <text:p>106.049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7470107267" calcext:value-type="float">
            <text:p>77470107267</text:p>
          </table:table-cell>
          <table:table-cell table:formula="of:=[.B128]/1000000000" office:value-type="float" office:value="77.470107267" calcext:value-type="float">
            <text:p>77.4701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110845612532" calcext:value-type="float">
            <text:p>110845612532</text:p>
          </table:table-cell>
          <table:table-cell table:style-name="ce6" table:formula="of:=[.F128]/1000000000" office:value-type="float" office:value="110.845612532" calcext:value-type="float">
            <text:p>110.8456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8458811170" calcext:value-type="float">
            <text:p>78458811170</text:p>
          </table:table-cell>
          <table:table-cell table:formula="of:=[.B129]/1000000000" office:value-type="float" office:value="78.45881117" calcext:value-type="float">
            <text:p>78.4588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11277265632" calcext:value-type="float">
            <text:p>111277265632</text:p>
          </table:table-cell>
          <table:table-cell table:style-name="ce6" table:formula="of:=[.F129]/1000000000" office:value-type="float" office:value="111.277265632" calcext:value-type="float">
            <text:p>111.2773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0105896571" calcext:value-type="float">
            <text:p>80105896571</text:p>
          </table:table-cell>
          <table:table-cell table:formula="of:=[.B130]/1000000000" office:value-type="float" office:value="80.105896571" calcext:value-type="float">
            <text:p>80.1059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12244471402" calcext:value-type="float">
            <text:p>112244471402</text:p>
          </table:table-cell>
          <table:table-cell table:style-name="ce6" table:formula="of:=[.F130]/1000000000" office:value-type="float" office:value="112.244471402" calcext:value-type="float">
            <text:p>112.2445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0950126890" calcext:value-type="float">
            <text:p>80950126890</text:p>
          </table:table-cell>
          <table:table-cell table:formula="of:=[.B131]/1000000000" office:value-type="float" office:value="80.95012689" calcext:value-type="float">
            <text:p>80.9501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113535187992" calcext:value-type="float">
            <text:p>113535187992</text:p>
          </table:table-cell>
          <table:table-cell table:style-name="ce6" table:formula="of:=[.F131]/1000000000" office:value-type="float" office:value="113.535187992" calcext:value-type="float">
            <text:p>113.5352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3150260257" calcext:value-type="float">
            <text:p>83150260257</text:p>
          </table:table-cell>
          <table:table-cell table:formula="of:=[.B132]/1000000000" office:value-type="float" office:value="83.150260257" calcext:value-type="float">
            <text:p>83.1503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13771686756" calcext:value-type="float">
            <text:p>113771686756</text:p>
          </table:table-cell>
          <table:table-cell table:style-name="ce6" table:formula="of:=[.F132]/1000000000" office:value-type="float" office:value="113.771686756" calcext:value-type="float">
            <text:p>113.7717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4759660944" calcext:value-type="float">
            <text:p>84759660944</text:p>
          </table:table-cell>
          <table:table-cell table:formula="of:=[.B133]/1000000000" office:value-type="float" office:value="84.759660944" calcext:value-type="float">
            <text:p>84.7597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17112044650" calcext:value-type="float">
            <text:p>117112044650</text:p>
          </table:table-cell>
          <table:table-cell table:style-name="ce6" table:formula="of:=[.F133]/1000000000" office:value-type="float" office:value="117.11204465" calcext:value-type="float">
            <text:p>117.1120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4962288347" calcext:value-type="float">
            <text:p>84962288347</text:p>
          </table:table-cell>
          <table:table-cell table:formula="of:=[.B134]/1000000000" office:value-type="float" office:value="84.962288347" calcext:value-type="float">
            <text:p>84.9623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119405863060" calcext:value-type="float">
            <text:p>119405863060</text:p>
          </table:table-cell>
          <table:table-cell table:style-name="ce6" table:formula="of:=[.F134]/1000000000" office:value-type="float" office:value="119.40586306" calcext:value-type="float">
            <text:p>119.4059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5488216115" calcext:value-type="float">
            <text:p>85488216115</text:p>
          </table:table-cell>
          <table:table-cell table:formula="of:=[.B135]/1000000000" office:value-type="float" office:value="85.488216115" calcext:value-type="float">
            <text:p>85.488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21037423992" calcext:value-type="float">
            <text:p>121037423992</text:p>
          </table:table-cell>
          <table:table-cell table:style-name="ce6" table:formula="of:=[.F135]/1000000000" office:value-type="float" office:value="121.037423992" calcext:value-type="float">
            <text:p>121.0374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7051339501" calcext:value-type="float">
            <text:p>87051339501</text:p>
          </table:table-cell>
          <table:table-cell table:formula="of:=[.B136]/1000000000" office:value-type="float" office:value="87.051339501" calcext:value-type="float">
            <text:p>87.0513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21273902438" calcext:value-type="float">
            <text:p>121273902438</text:p>
          </table:table-cell>
          <table:table-cell table:style-name="ce6" table:formula="of:=[.F136]/1000000000" office:value-type="float" office:value="121.273902438" calcext:value-type="float">
            <text:p>121.2739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9284810197" calcext:value-type="float">
            <text:p>89284810197</text:p>
          </table:table-cell>
          <table:table-cell table:formula="of:=[.B137]/1000000000" office:value-type="float" office:value="89.284810197" calcext:value-type="float">
            <text:p>89.2848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121939208384" calcext:value-type="float">
            <text:p>121939208384</text:p>
          </table:table-cell>
          <table:table-cell table:style-name="ce6" table:formula="of:=[.F137]/1000000000" office:value-type="float" office:value="121.939208384" calcext:value-type="float">
            <text:p>121.9392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0669999177" calcext:value-type="float">
            <text:p>90669999177</text:p>
          </table:table-cell>
          <table:table-cell table:formula="of:=[.B138]/1000000000" office:value-type="float" office:value="90.669999177" calcext:value-type="float">
            <text:p>90.6700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23293380025" calcext:value-type="float">
            <text:p>123293380025</text:p>
          </table:table-cell>
          <table:table-cell table:style-name="ce6" table:formula="of:=[.F138]/1000000000" office:value-type="float" office:value="123.293380025" calcext:value-type="float">
            <text:p>123.2934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2410979955" calcext:value-type="float">
            <text:p>92410979955</text:p>
          </table:table-cell>
          <table:table-cell table:formula="of:=[.B139]/1000000000" office:value-type="float" office:value="92.410979955" calcext:value-type="float">
            <text:p>92.4110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123527245660" calcext:value-type="float">
            <text:p>123527245660</text:p>
          </table:table-cell>
          <table:table-cell table:style-name="ce6" table:formula="of:=[.F139]/1000000000" office:value-type="float" office:value="123.52724566" calcext:value-type="float">
            <text:p>123.5272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3214953756" calcext:value-type="float">
            <text:p>93214953756</text:p>
          </table:table-cell>
          <table:table-cell table:formula="of:=[.B140]/1000000000" office:value-type="float" office:value="93.214953756" calcext:value-type="float">
            <text:p>93.2150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123761591836" calcext:value-type="float">
            <text:p>123761591836</text:p>
          </table:table-cell>
          <table:table-cell table:style-name="ce6" table:formula="of:=[.F140]/1000000000" office:value-type="float" office:value="123.761591836" calcext:value-type="float">
            <text:p>123.7616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3793329930" calcext:value-type="float">
            <text:p>93793329930</text:p>
          </table:table-cell>
          <table:table-cell table:formula="of:=[.B141]/1000000000" office:value-type="float" office:value="93.79332993" calcext:value-type="float">
            <text:p>93.7933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25624563890" calcext:value-type="float">
            <text:p>125624563890</text:p>
          </table:table-cell>
          <table:table-cell table:style-name="ce6" table:formula="of:=[.F141]/1000000000" office:value-type="float" office:value="125.62456389" calcext:value-type="float">
            <text:p>125.6246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6329085283" calcext:value-type="float">
            <text:p>96329085283</text:p>
          </table:table-cell>
          <table:table-cell table:formula="of:=[.B142]/1000000000" office:value-type="float" office:value="96.329085283" calcext:value-type="float">
            <text:p>96.3291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127066095409" calcext:value-type="float">
            <text:p>127066095409</text:p>
          </table:table-cell>
          <table:table-cell table:style-name="ce6" table:formula="of:=[.F142]/1000000000" office:value-type="float" office:value="127.066095409" calcext:value-type="float">
            <text:p>127.0661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6716851255" calcext:value-type="float">
            <text:p>96716851255</text:p>
          </table:table-cell>
          <table:table-cell table:formula="of:=[.B143]/1000000000" office:value-type="float" office:value="96.716851255" calcext:value-type="float">
            <text:p>96.7169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128455916447" calcext:value-type="float">
            <text:p>128455916447</text:p>
          </table:table-cell>
          <table:table-cell table:style-name="ce6" table:formula="of:=[.F143]/1000000000" office:value-type="float" office:value="128.455916447" calcext:value-type="float">
            <text:p>128.4559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7294473755" calcext:value-type="float">
            <text:p>97294473755</text:p>
          </table:table-cell>
          <table:table-cell table:formula="of:=[.B144]/1000000000" office:value-type="float" office:value="97.294473755" calcext:value-type="float">
            <text:p>97.2945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28948930509" calcext:value-type="float">
            <text:p>128948930509</text:p>
          </table:table-cell>
          <table:table-cell table:style-name="ce6" table:formula="of:=[.F144]/1000000000" office:value-type="float" office:value="128.948930509" calcext:value-type="float">
            <text:p>128.9489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0534752744" calcext:value-type="float">
            <text:p>100534752744</text:p>
          </table:table-cell>
          <table:table-cell table:formula="of:=[.B145]/1000000000" office:value-type="float" office:value="100.534752744" calcext:value-type="float">
            <text:p>100.5348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135817888097" calcext:value-type="float">
            <text:p>135817888097</text:p>
          </table:table-cell>
          <table:table-cell table:style-name="ce6" table:formula="of:=[.F145]/1000000000" office:value-type="float" office:value="135.817888097" calcext:value-type="float">
            <text:p>135.8179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1496794478" calcext:value-type="float">
            <text:p>101496794478</text:p>
          </table:table-cell>
          <table:table-cell table:formula="of:=[.B146]/1000000000" office:value-type="float" office:value="101.496794478" calcext:value-type="float">
            <text:p>101.4968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141603153194" calcext:value-type="float">
            <text:p>141603153194</text:p>
          </table:table-cell>
          <table:table-cell table:style-name="ce6" table:formula="of:=[.F146]/1000000000" office:value-type="float" office:value="141.603153194" calcext:value-type="float">
            <text:p>141.6032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2464829965" calcext:value-type="float">
            <text:p>102464829965</text:p>
          </table:table-cell>
          <table:table-cell table:formula="of:=[.B147]/1000000000" office:value-type="float" office:value="102.464829965" calcext:value-type="float">
            <text:p>102.4648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43060769714" calcext:value-type="float">
            <text:p>143060769714</text:p>
          </table:table-cell>
          <table:table-cell table:style-name="ce6" table:formula="of:=[.F147]/1000000000" office:value-type="float" office:value="143.060769714" calcext:value-type="float">
            <text:p>143.0608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2853403080" calcext:value-type="float">
            <text:p>102853403080</text:p>
          </table:table-cell>
          <table:table-cell table:formula="of:=[.B148]/1000000000" office:value-type="float" office:value="102.85340308" calcext:value-type="float">
            <text:p>102.853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45529052120" calcext:value-type="float">
            <text:p>145529052120</text:p>
          </table:table-cell>
          <table:table-cell table:style-name="ce6" table:formula="of:=[.F148]/1000000000" office:value-type="float" office:value="145.52905212" calcext:value-type="float">
            <text:p>145.5291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4436514627" calcext:value-type="float">
            <text:p>104436514627</text:p>
          </table:table-cell>
          <table:table-cell table:formula="of:=[.B149]/1000000000" office:value-type="float" office:value="104.436514627" calcext:value-type="float">
            <text:p>104.4365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148907671020" calcext:value-type="float">
            <text:p>148907671020</text:p>
          </table:table-cell>
          <table:table-cell table:style-name="ce6" table:formula="of:=[.F149]/1000000000" office:value-type="float" office:value="148.90767102" calcext:value-type="float">
            <text:p>148.9077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5956129776" calcext:value-type="float">
            <text:p>105956129776</text:p>
          </table:table-cell>
          <table:table-cell table:formula="of:=[.B150]/1000000000" office:value-type="float" office:value="105.956129776" calcext:value-type="float">
            <text:p>105.9561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150340799197" calcext:value-type="float">
            <text:p>150340799197</text:p>
          </table:table-cell>
          <table:table-cell table:style-name="ce6" table:formula="of:=[.F150]/1000000000" office:value-type="float" office:value="150.340799197" calcext:value-type="float">
            <text:p>150.3408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6921956911" calcext:value-type="float">
            <text:p>106921956911</text:p>
          </table:table-cell>
          <table:table-cell table:formula="of:=[.B151]/1000000000" office:value-type="float" office:value="106.921956911" calcext:value-type="float">
            <text:p>106.922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50591451258" calcext:value-type="float">
            <text:p>150591451258</text:p>
          </table:table-cell>
          <table:table-cell table:style-name="ce6" table:formula="of:=[.F151]/1000000000" office:value-type="float" office:value="150.591451258" calcext:value-type="float">
            <text:p>150.5915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8945879093" calcext:value-type="float">
            <text:p>108945879093</text:p>
          </table:table-cell>
          <table:table-cell table:formula="of:=[.B152]/1000000000" office:value-type="float" office:value="108.945879093" calcext:value-type="float">
            <text:p>108.9459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54769443569" calcext:value-type="float">
            <text:p>154769443569</text:p>
          </table:table-cell>
          <table:table-cell table:style-name="ce6" table:formula="of:=[.F152]/1000000000" office:value-type="float" office:value="154.769443569" calcext:value-type="float">
            <text:p>154.769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1156877400" calcext:value-type="float">
            <text:p>111156877400</text:p>
          </table:table-cell>
          <table:table-cell table:formula="of:=[.B153]/1000000000" office:value-type="float" office:value="111.1568774" calcext:value-type="float">
            <text:p>111.1569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59014573969" calcext:value-type="float">
            <text:p>159014573969</text:p>
          </table:table-cell>
          <table:table-cell table:style-name="ce6" table:formula="of:=[.F153]/1000000000" office:value-type="float" office:value="159.014573969" calcext:value-type="float">
            <text:p>159.0146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2295334762" calcext:value-type="float">
            <text:p>112295334762</text:p>
          </table:table-cell>
          <table:table-cell table:formula="of:=[.B154]/1000000000" office:value-type="float" office:value="112.295334762" calcext:value-type="float">
            <text:p>112.2953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160212103200" calcext:value-type="float">
            <text:p>160212103200</text:p>
          </table:table-cell>
          <table:table-cell table:style-name="ce6" table:formula="of:=[.F154]/1000000000" office:value-type="float" office:value="160.2121032" calcext:value-type="float">
            <text:p>160.2121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3132189056" calcext:value-type="float">
            <text:p>113132189056</text:p>
          </table:table-cell>
          <table:table-cell table:formula="of:=[.B155]/1000000000" office:value-type="float" office:value="113.132189056" calcext:value-type="float">
            <text:p>113.132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63873042730" calcext:value-type="float">
            <text:p>163873042730</text:p>
          </table:table-cell>
          <table:table-cell table:style-name="ce6" table:formula="of:=[.F155]/1000000000" office:value-type="float" office:value="163.87304273" calcext:value-type="float">
            <text:p>163.8730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14417390231" calcext:value-type="float">
            <text:p>114417390231</text:p>
          </table:table-cell>
          <table:table-cell table:formula="of:=[.B156]/1000000000" office:value-type="float" office:value="114.417390231" calcext:value-type="float">
            <text:p>114.4174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164902950889" calcext:value-type="float">
            <text:p>164902950889</text:p>
          </table:table-cell>
          <table:table-cell table:style-name="ce6" table:formula="of:=[.F156]/1000000000" office:value-type="float" office:value="164.902950889" calcext:value-type="float">
            <text:p>164.9030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16674682199" calcext:value-type="float">
            <text:p>116674682199</text:p>
          </table:table-cell>
          <table:table-cell table:formula="of:=[.B157]/1000000000" office:value-type="float" office:value="116.674682199" calcext:value-type="float">
            <text:p>116.674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66106001578" calcext:value-type="float">
            <text:p>166106001578</text:p>
          </table:table-cell>
          <table:table-cell table:style-name="ce6" table:formula="of:=[.F157]/1000000000" office:value-type="float" office:value="166.106001578" calcext:value-type="float">
            <text:p>166.1060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17030155750" calcext:value-type="float">
            <text:p>117030155750</text:p>
          </table:table-cell>
          <table:table-cell table:formula="of:=[.B158]/1000000000" office:value-type="float" office:value="117.03015575" calcext:value-type="float">
            <text:p>117.0302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67844083969" calcext:value-type="float">
            <text:p>167844083969</text:p>
          </table:table-cell>
          <table:table-cell table:style-name="ce6" table:formula="of:=[.F158]/1000000000" office:value-type="float" office:value="167.844083969" calcext:value-type="float">
            <text:p>167.8441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7563594196" calcext:value-type="float">
            <text:p>117563594196</text:p>
          </table:table-cell>
          <table:table-cell table:formula="of:=[.B159]/1000000000" office:value-type="float" office:value="117.563594196" calcext:value-type="float">
            <text:p>117.5636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172800574567" calcext:value-type="float">
            <text:p>172800574567</text:p>
          </table:table-cell>
          <table:table-cell table:style-name="ce6" table:formula="of:=[.F159]/1000000000" office:value-type="float" office:value="172.800574567" calcext:value-type="float">
            <text:p>172.8006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19305785785" calcext:value-type="float">
            <text:p>119305785785</text:p>
          </table:table-cell>
          <table:table-cell table:formula="of:=[.B160]/1000000000" office:value-type="float" office:value="119.305785785" calcext:value-type="float">
            <text:p>119.305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73807996830" calcext:value-type="float">
            <text:p>173807996830</text:p>
          </table:table-cell>
          <table:table-cell table:style-name="ce6" table:formula="of:=[.F160]/1000000000" office:value-type="float" office:value="173.80799683" calcext:value-type="float">
            <text:p>173.8080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9884404343" calcext:value-type="float">
            <text:p>119884404343</text:p>
          </table:table-cell>
          <table:table-cell table:formula="of:=[.B161]/1000000000" office:value-type="float" office:value="119.884404343" calcext:value-type="float">
            <text:p>119.884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175804453487" calcext:value-type="float">
            <text:p>175804453487</text:p>
          </table:table-cell>
          <table:table-cell table:style-name="ce6" table:formula="of:=[.F161]/1000000000" office:value-type="float" office:value="175.804453487" calcext:value-type="float">
            <text:p>175.8045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0858098814" calcext:value-type="float">
            <text:p>120858098814</text:p>
          </table:table-cell>
          <table:table-cell table:formula="of:=[.B162]/1000000000" office:value-type="float" office:value="120.858098814" calcext:value-type="float">
            <text:p>120.858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80855136299" calcext:value-type="float">
            <text:p>180855136299</text:p>
          </table:table-cell>
          <table:table-cell table:style-name="ce6" table:formula="of:=[.F162]/1000000000" office:value-type="float" office:value="180.855136299" calcext:value-type="float">
            <text:p>180.8551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3918631538" calcext:value-type="float">
            <text:p>123918631538</text:p>
          </table:table-cell>
          <table:table-cell table:formula="of:=[.B163]/1000000000" office:value-type="float" office:value="123.918631538" calcext:value-type="float">
            <text:p>123.918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4667190800" calcext:value-type="float">
            <text:p>184667190800</text:p>
          </table:table-cell>
          <table:table-cell table:style-name="ce6" table:formula="of:=[.F163]/1000000000" office:value-type="float" office:value="184.6671908" calcext:value-type="float">
            <text:p>184.6672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6984155504" calcext:value-type="float">
            <text:p>126984155504</text:p>
          </table:table-cell>
          <table:table-cell table:formula="of:=[.B164]/1000000000" office:value-type="float" office:value="126.984155504" calcext:value-type="float">
            <text:p>126.9842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87541272804" calcext:value-type="float">
            <text:p>187541272804</text:p>
          </table:table-cell>
          <table:table-cell table:style-name="ce6" table:formula="of:=[.F164]/1000000000" office:value-type="float" office:value="187.541272804" calcext:value-type="float">
            <text:p>187.5413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27740024716" calcext:value-type="float">
            <text:p>127740024716</text:p>
          </table:table-cell>
          <table:table-cell table:formula="of:=[.B165]/1000000000" office:value-type="float" office:value="127.740024716" calcext:value-type="float">
            <text:p>127.740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97762058300" calcext:value-type="float">
            <text:p>197762058300</text:p>
          </table:table-cell>
          <table:table-cell table:style-name="ce6" table:formula="of:=[.F165]/1000000000" office:value-type="float" office:value="197.7620583" calcext:value-type="float">
            <text:p>197.7621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27937608919" calcext:value-type="float">
            <text:p>127937608919</text:p>
          </table:table-cell>
          <table:table-cell table:formula="of:=[.B166]/1000000000" office:value-type="float" office:value="127.937608919" calcext:value-type="float">
            <text:p>127.9376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99208685877" calcext:value-type="float">
            <text:p>199208685877</text:p>
          </table:table-cell>
          <table:table-cell table:style-name="ce6" table:formula="of:=[.F166]/1000000000" office:value-type="float" office:value="199.208685877" calcext:value-type="float">
            <text:p>199.208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9652093920" calcext:value-type="float">
            <text:p>129652093920</text:p>
          </table:table-cell>
          <table:table-cell table:formula="of:=[.B167]/1000000000" office:value-type="float" office:value="129.65209392" calcext:value-type="float">
            <text:p>129.6521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206166736004" calcext:value-type="float">
            <text:p>206166736004</text:p>
          </table:table-cell>
          <table:table-cell table:style-name="ce6" table:formula="of:=[.F167]/1000000000" office:value-type="float" office:value="206.166736004" calcext:value-type="float">
            <text:p>206.1667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30011250469" calcext:value-type="float">
            <text:p>130011250469</text:p>
          </table:table-cell>
          <table:table-cell table:formula="of:=[.B168]/1000000000" office:value-type="float" office:value="130.011250469" calcext:value-type="float">
            <text:p>130.0113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207084181540" calcext:value-type="float">
            <text:p>207084181540</text:p>
          </table:table-cell>
          <table:table-cell table:style-name="ce6" table:formula="of:=[.F168]/1000000000" office:value-type="float" office:value="207.08418154" calcext:value-type="float">
            <text:p>207.0842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30209576845" calcext:value-type="float">
            <text:p>130209576845</text:p>
          </table:table-cell>
          <table:table-cell table:formula="of:=[.B169]/1000000000" office:value-type="float" office:value="130.209576845" calcext:value-type="float">
            <text:p>130.2096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208334899316" calcext:value-type="float">
            <text:p>208334899316</text:p>
          </table:table-cell>
          <table:table-cell table:style-name="ce6" table:formula="of:=[.F169]/1000000000" office:value-type="float" office:value="208.334899316" calcext:value-type="float">
            <text:p>208.3349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33998644310" calcext:value-type="float">
            <text:p>133998644310</text:p>
          </table:table-cell>
          <table:table-cell table:formula="of:=[.B170]/1000000000" office:value-type="float" office:value="133.99864431" calcext:value-type="float">
            <text:p>133.998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10026912978" calcext:value-type="float">
            <text:p>210026912978</text:p>
          </table:table-cell>
          <table:table-cell table:style-name="ce6" table:formula="of:=[.F170]/1000000000" office:value-type="float" office:value="210.026912978" calcext:value-type="float">
            <text:p>210.026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7877618421" calcext:value-type="float">
            <text:p>137877618421</text:p>
          </table:table-cell>
          <table:table-cell table:formula="of:=[.B171]/1000000000" office:value-type="float" office:value="137.877618421" calcext:value-type="float">
            <text:p>137.8776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215690948527" calcext:value-type="float">
            <text:p>215690948527</text:p>
          </table:table-cell>
          <table:table-cell table:style-name="ce6" table:formula="of:=[.F171]/1000000000" office:value-type="float" office:value="215.690948527" calcext:value-type="float">
            <text:p>215.6909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38861704424" calcext:value-type="float">
            <text:p>138861704424</text:p>
          </table:table-cell>
          <table:table-cell table:formula="of:=[.B172]/1000000000" office:value-type="float" office:value="138.861704424" calcext:value-type="float">
            <text:p>138.8617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29716639115" calcext:value-type="float">
            <text:p>229716639115</text:p>
          </table:table-cell>
          <table:table-cell table:style-name="ce6" table:formula="of:=[.F172]/1000000000" office:value-type="float" office:value="229.716639115" calcext:value-type="float">
            <text:p>229.7166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3852769392" calcext:value-type="float">
            <text:p>143852769392</text:p>
          </table:table-cell>
          <table:table-cell table:formula="of:=[.B173]/1000000000" office:value-type="float" office:value="143.852769392" calcext:value-type="float">
            <text:p>143.8528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233349105859" calcext:value-type="float">
            <text:p>233349105859</text:p>
          </table:table-cell>
          <table:table-cell table:style-name="ce6" table:formula="of:=[.F173]/1000000000" office:value-type="float" office:value="233.349105859" calcext:value-type="float">
            <text:p>233.3491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406828765" calcext:value-type="float">
            <text:p>144406828765</text:p>
          </table:table-cell>
          <table:table-cell table:formula="of:=[.B174]/1000000000" office:value-type="float" office:value="144.406828765" calcext:value-type="float">
            <text:p>144.4068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236934516381" calcext:value-type="float">
            <text:p>236934516381</text:p>
          </table:table-cell>
          <table:table-cell table:style-name="ce6" table:formula="of:=[.F174]/1000000000" office:value-type="float" office:value="236.934516381" calcext:value-type="float">
            <text:p>236.9345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9243052752" calcext:value-type="float">
            <text:p>149243052752</text:p>
          </table:table-cell>
          <table:table-cell table:formula="of:=[.B175]/1000000000" office:value-type="float" office:value="149.243052752" calcext:value-type="float">
            <text:p>149.2431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237898243367" calcext:value-type="float">
            <text:p>237898243367</text:p>
          </table:table-cell>
          <table:table-cell table:style-name="ce6" table:formula="of:=[.F175]/1000000000" office:value-type="float" office:value="237.898243367" calcext:value-type="float">
            <text:p>237.8982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0776920955" calcext:value-type="float">
            <text:p>150776920955</text:p>
          </table:table-cell>
          <table:table-cell table:formula="of:=[.B176]/1000000000" office:value-type="float" office:value="150.776920955" calcext:value-type="float">
            <text:p>150.776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39283836294" calcext:value-type="float">
            <text:p>239283836294</text:p>
          </table:table-cell>
          <table:table-cell table:style-name="ce6" table:formula="of:=[.F176]/1000000000" office:value-type="float" office:value="239.283836294" calcext:value-type="float">
            <text:p>239.2838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54923880890" calcext:value-type="float">
            <text:p>154923880890</text:p>
          </table:table-cell>
          <table:table-cell table:formula="of:=[.B177]/1000000000" office:value-type="float" office:value="154.92388089" calcext:value-type="float">
            <text:p>154.9239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243485615030" calcext:value-type="float">
            <text:p>243485615030</text:p>
          </table:table-cell>
          <table:table-cell table:style-name="ce6" table:formula="of:=[.F177]/1000000000" office:value-type="float" office:value="243.48561503" calcext:value-type="float">
            <text:p>243.485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6681060481" calcext:value-type="float">
            <text:p>156681060481</text:p>
          </table:table-cell>
          <table:table-cell table:formula="of:=[.B178]/1000000000" office:value-type="float" office:value="156.681060481" calcext:value-type="float">
            <text:p>156.6811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54318234135" calcext:value-type="float">
            <text:p>254318234135</text:p>
          </table:table-cell>
          <table:table-cell table:style-name="ce6" table:formula="of:=[.F178]/1000000000" office:value-type="float" office:value="254.318234135" calcext:value-type="float">
            <text:p>254.3182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60267323132" calcext:value-type="float">
            <text:p>160267323132</text:p>
          </table:table-cell>
          <table:table-cell table:formula="of:=[.B179]/1000000000" office:value-type="float" office:value="160.267323132" calcext:value-type="float">
            <text:p>160.2673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254985916878" calcext:value-type="float">
            <text:p>254985916878</text:p>
          </table:table-cell>
          <table:table-cell table:style-name="ce6" table:formula="of:=[.F179]/1000000000" office:value-type="float" office:value="254.985916878" calcext:value-type="float">
            <text:p>254.9859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0803888001" calcext:value-type="float">
            <text:p>160803888001</text:p>
          </table:table-cell>
          <table:table-cell table:formula="of:=[.B180]/1000000000" office:value-type="float" office:value="160.803888001" calcext:value-type="float">
            <text:p>160.803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62680986841" calcext:value-type="float">
            <text:p>262680986841</text:p>
          </table:table-cell>
          <table:table-cell table:style-name="ce6" table:formula="of:=[.F180]/1000000000" office:value-type="float" office:value="262.680986841" calcext:value-type="float">
            <text:p>262.6810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70431899077" calcext:value-type="float">
            <text:p>170431899077</text:p>
          </table:table-cell>
          <table:table-cell table:formula="of:=[.B181]/1000000000" office:value-type="float" office:value="170.431899077" calcext:value-type="float">
            <text:p>170.4319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265013978036" calcext:value-type="float">
            <text:p>265013978036</text:p>
          </table:table-cell>
          <table:table-cell table:style-name="ce6" table:formula="of:=[.F181]/1000000000" office:value-type="float" office:value="265.013978036" calcext:value-type="float">
            <text:p>265.0140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72866348775" calcext:value-type="float">
            <text:p>172866348775</text:p>
          </table:table-cell>
          <table:table-cell table:formula="of:=[.B182]/1000000000" office:value-type="float" office:value="172.866348775" calcext:value-type="float">
            <text:p>172.866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72245644847" calcext:value-type="float">
            <text:p>272245644847</text:p>
          </table:table-cell>
          <table:table-cell table:style-name="ce6" table:formula="of:=[.F182]/1000000000" office:value-type="float" office:value="272.245644847" calcext:value-type="float">
            <text:p>272.2456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75427381430" calcext:value-type="float">
            <text:p>175427381430</text:p>
          </table:table-cell>
          <table:table-cell table:formula="of:=[.B183]/1000000000" office:value-type="float" office:value="175.42738143" calcext:value-type="float">
            <text:p>175.4274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272937775387" calcext:value-type="float">
            <text:p>272937775387</text:p>
          </table:table-cell>
          <table:table-cell table:style-name="ce6" table:formula="of:=[.F183]/1000000000" office:value-type="float" office:value="272.937775387" calcext:value-type="float">
            <text:p>272.9378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75585269567" calcext:value-type="float">
            <text:p>175585269567</text:p>
          </table:table-cell>
          <table:table-cell table:formula="of:=[.B184]/1000000000" office:value-type="float" office:value="175.585269567" calcext:value-type="float">
            <text:p>175.5853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87923650966" calcext:value-type="float">
            <text:p>287923650966</text:p>
          </table:table-cell>
          <table:table-cell table:style-name="ce6" table:formula="of:=[.F184]/1000000000" office:value-type="float" office:value="287.923650966" calcext:value-type="float">
            <text:p>287.9237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76332343291" calcext:value-type="float">
            <text:p>176332343291</text:p>
          </table:table-cell>
          <table:table-cell table:formula="of:=[.B185]/1000000000" office:value-type="float" office:value="176.332343291" calcext:value-type="float">
            <text:p>176.3323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290025508690" calcext:value-type="float">
            <text:p>290025508690</text:p>
          </table:table-cell>
          <table:table-cell table:style-name="ce6" table:formula="of:=[.F185]/1000000000" office:value-type="float" office:value="290.02550869" calcext:value-type="float">
            <text:p>290.0255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83470843893" calcext:value-type="float">
            <text:p>183470843893</text:p>
          </table:table-cell>
          <table:table-cell table:formula="of:=[.B186]/1000000000" office:value-type="float" office:value="183.470843893" calcext:value-type="float">
            <text:p>183.4708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291806374811" calcext:value-type="float">
            <text:p>291806374811</text:p>
          </table:table-cell>
          <table:table-cell table:style-name="ce6" table:formula="of:=[.F186]/1000000000" office:value-type="float" office:value="291.806374811" calcext:value-type="float">
            <text:p>291.8064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85463964052" calcext:value-type="float">
            <text:p>185463964052</text:p>
          </table:table-cell>
          <table:table-cell table:formula="of:=[.B187]/1000000000" office:value-type="float" office:value="185.463964052" calcext:value-type="float">
            <text:p>185.464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92253224053" calcext:value-type="float">
            <text:p>292253224053</text:p>
          </table:table-cell>
          <table:table-cell table:style-name="ce6" table:formula="of:=[.F187]/1000000000" office:value-type="float" office:value="292.253224053" calcext:value-type="float">
            <text:p>292.2532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87314847461" calcext:value-type="float">
            <text:p>187314847461</text:p>
          </table:table-cell>
          <table:table-cell table:formula="of:=[.B188]/1000000000" office:value-type="float" office:value="187.314847461" calcext:value-type="float">
            <text:p>187.3148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293835231719" calcext:value-type="float">
            <text:p>293835231719</text:p>
          </table:table-cell>
          <table:table-cell table:style-name="ce6" table:formula="of:=[.F188]/1000000000" office:value-type="float" office:value="293.835231719" calcext:value-type="float">
            <text:p>293.8352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87474988523" calcext:value-type="float">
            <text:p>187474988523</text:p>
          </table:table-cell>
          <table:table-cell table:formula="of:=[.B189]/1000000000" office:value-type="float" office:value="187.474988523" calcext:value-type="float">
            <text:p>187.4750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297261943385" calcext:value-type="float">
            <text:p>297261943385</text:p>
          </table:table-cell>
          <table:table-cell table:style-name="ce6" table:formula="of:=[.F189]/1000000000" office:value-type="float" office:value="297.261943385" calcext:value-type="float">
            <text:p>297.2619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87661562955" calcext:value-type="float">
            <text:p>187661562955</text:p>
          </table:table-cell>
          <table:table-cell table:formula="of:=[.B190]/1000000000" office:value-type="float" office:value="187.661562955" calcext:value-type="float">
            <text:p>187.6616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301229991279" calcext:value-type="float">
            <text:p>301229991279</text:p>
          </table:table-cell>
          <table:table-cell table:style-name="ce6" table:formula="of:=[.F190]/1000000000" office:value-type="float" office:value="301.229991279" calcext:value-type="float">
            <text:p>301.2300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0925885362" calcext:value-type="float">
            <text:p>190925885362</text:p>
          </table:table-cell>
          <table:table-cell table:formula="of:=[.B191]/1000000000" office:value-type="float" office:value="190.925885362" calcext:value-type="float">
            <text:p>190.9259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322298157026" calcext:value-type="float">
            <text:p>322298157026</text:p>
          </table:table-cell>
          <table:table-cell table:style-name="ce6" table:formula="of:=[.F191]/1000000000" office:value-type="float" office:value="322.298157026" calcext:value-type="float">
            <text:p>322.298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91656130312" calcext:value-type="float">
            <text:p>191656130312</text:p>
          </table:table-cell>
          <table:table-cell table:formula="of:=[.B192]/1000000000" office:value-type="float" office:value="191.656130312" calcext:value-type="float">
            <text:p>191.656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328969266075" calcext:value-type="float">
            <text:p>328969266075</text:p>
          </table:table-cell>
          <table:table-cell table:style-name="ce6" table:formula="of:=[.F192]/1000000000" office:value-type="float" office:value="328.969266075" calcext:value-type="float">
            <text:p>328.9693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98803201148" calcext:value-type="float">
            <text:p>198803201148</text:p>
          </table:table-cell>
          <table:table-cell table:formula="of:=[.B193]/1000000000" office:value-type="float" office:value="198.803201148" calcext:value-type="float">
            <text:p>198.803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332649550139" calcext:value-type="float">
            <text:p>332649550139</text:p>
          </table:table-cell>
          <table:table-cell table:style-name="ce6" table:formula="of:=[.F193]/1000000000" office:value-type="float" office:value="332.649550139" calcext:value-type="float">
            <text:p>332.649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2665845661" calcext:value-type="float">
            <text:p>202665845661</text:p>
          </table:table-cell>
          <table:table-cell table:formula="of:=[.B194]/1000000000" office:value-type="float" office:value="202.665845661" calcext:value-type="float">
            <text:p>202.6658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38396495611" calcext:value-type="float">
            <text:p>338396495611</text:p>
          </table:table-cell>
          <table:table-cell table:style-name="ce6" table:formula="of:=[.F194]/1000000000" office:value-type="float" office:value="338.396495611" calcext:value-type="float">
            <text:p>338.3965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6614934874" calcext:value-type="float">
            <text:p>206614934874</text:p>
          </table:table-cell>
          <table:table-cell table:formula="of:=[.B195]/1000000000" office:value-type="float" office:value="206.614934874" calcext:value-type="float">
            <text:p>206.6149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2305755077" calcext:value-type="float">
            <text:p>342305755077</text:p>
          </table:table-cell>
          <table:table-cell table:style-name="ce6" table:formula="of:=[.F195]/1000000000" office:value-type="float" office:value="342.305755077" calcext:value-type="float">
            <text:p>342.3058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7155717555" calcext:value-type="float">
            <text:p>207155717555</text:p>
          </table:table-cell>
          <table:table-cell table:formula="of:=[.B196]/1000000000" office:value-type="float" office:value="207.155717555" calcext:value-type="float">
            <text:p>207.1557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346600991028" calcext:value-type="float">
            <text:p>346600991028</text:p>
          </table:table-cell>
          <table:table-cell table:style-name="ce6" table:formula="of:=[.F196]/1000000000" office:value-type="float" office:value="346.600991028" calcext:value-type="float">
            <text:p>346.601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3131752513" calcext:value-type="float">
            <text:p>213131752513</text:p>
          </table:table-cell>
          <table:table-cell table:formula="of:=[.B197]/1000000000" office:value-type="float" office:value="213.131752513" calcext:value-type="float">
            <text:p>213.1318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354966167221" calcext:value-type="float">
            <text:p>354966167221</text:p>
          </table:table-cell>
          <table:table-cell table:style-name="ce6" table:formula="of:=[.F197]/1000000000" office:value-type="float" office:value="354.966167221" calcext:value-type="float">
            <text:p>354.9662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13315823951" calcext:value-type="float">
            <text:p>213315823951</text:p>
          </table:table-cell>
          <table:table-cell table:formula="of:=[.B198]/1000000000" office:value-type="float" office:value="213.315823951" calcext:value-type="float">
            <text:p>213.315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56791375202" calcext:value-type="float">
            <text:p>356791375202</text:p>
          </table:table-cell>
          <table:table-cell table:style-name="ce6" table:formula="of:=[.F198]/1000000000" office:value-type="float" office:value="356.791375202" calcext:value-type="float">
            <text:p>356.7914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13494044254" calcext:value-type="float">
            <text:p>213494044254</text:p>
          </table:table-cell>
          <table:table-cell table:formula="of:=[.B199]/1000000000" office:value-type="float" office:value="213.494044254" calcext:value-type="float">
            <text:p>213.4940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356977010302" calcext:value-type="float">
            <text:p>356977010302</text:p>
          </table:table-cell>
          <table:table-cell table:style-name="ce6" table:formula="of:=[.F199]/1000000000" office:value-type="float" office:value="356.977010302" calcext:value-type="float">
            <text:p>356.9770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19477984469" calcext:value-type="float">
            <text:p>219477984469</text:p>
          </table:table-cell>
          <table:table-cell table:formula="of:=[.B200]/1000000000" office:value-type="float" office:value="219.477984469" calcext:value-type="float">
            <text:p>219.4780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358303467981" calcext:value-type="float">
            <text:p>358303467981</text:p>
          </table:table-cell>
          <table:table-cell table:style-name="ce6" table:formula="of:=[.F200]/1000000000" office:value-type="float" office:value="358.303467981" calcext:value-type="float">
            <text:p>358.3035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0476891020" calcext:value-type="float">
            <text:p>220476891020</text:p>
          </table:table-cell>
          <table:table-cell table:formula="of:=[.B201]/1000000000" office:value-type="float" office:value="220.47689102" calcext:value-type="float">
            <text:p>220.4769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365207937026" calcext:value-type="float">
            <text:p>365207937026</text:p>
          </table:table-cell>
          <table:table-cell table:style-name="ce6" table:formula="of:=[.F201]/1000000000" office:value-type="float" office:value="365.207937026" calcext:value-type="float">
            <text:p>365.2079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6335887993" calcext:value-type="float">
            <text:p>226335887993</text:p>
          </table:table-cell>
          <table:table-cell table:formula="of:=[.B202]/1000000000" office:value-type="float" office:value="226.335887993" calcext:value-type="float">
            <text:p>226.3359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372540109853" calcext:value-type="float">
            <text:p>372540109853</text:p>
          </table:table-cell>
          <table:table-cell table:style-name="ce6" table:formula="of:=[.F202]/1000000000" office:value-type="float" office:value="372.540109853" calcext:value-type="float">
            <text:p>372.5401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34114933828" calcext:value-type="float">
            <text:p>234114933828</text:p>
          </table:table-cell>
          <table:table-cell table:formula="of:=[.B203]/1000000000" office:value-type="float" office:value="234.114933828" calcext:value-type="float">
            <text:p>234.114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375191919698" calcext:value-type="float">
            <text:p>375191919698</text:p>
          </table:table-cell>
          <table:table-cell table:style-name="ce6" table:formula="of:=[.F203]/1000000000" office:value-type="float" office:value="375.191919698" calcext:value-type="float">
            <text:p>375.1919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5368419265" calcext:value-type="float">
            <text:p>235368419265</text:p>
          </table:table-cell>
          <table:table-cell table:formula="of:=[.B204]/1000000000" office:value-type="float" office:value="235.368419265" calcext:value-type="float">
            <text:p>235.3684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388583204018" calcext:value-type="float">
            <text:p>388583204018</text:p>
          </table:table-cell>
          <table:table-cell table:style-name="ce6" table:formula="of:=[.F204]/1000000000" office:value-type="float" office:value="388.583204018" calcext:value-type="float">
            <text:p>388.5832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9557830754" calcext:value-type="float">
            <text:p>239557830754</text:p>
          </table:table-cell>
          <table:table-cell table:formula="of:=[.B205]/1000000000" office:value-type="float" office:value="239.557830754" calcext:value-type="float">
            <text:p>239.5578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392849539211" calcext:value-type="float">
            <text:p>392849539211</text:p>
          </table:table-cell>
          <table:table-cell table:style-name="ce6" table:formula="of:=[.F205]/1000000000" office:value-type="float" office:value="392.849539211" calcext:value-type="float">
            <text:p>392.849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44119672310" calcext:value-type="float">
            <text:p>244119672310</text:p>
          </table:table-cell>
          <table:table-cell table:formula="of:=[.B206]/1000000000" office:value-type="float" office:value="244.11967231" calcext:value-type="float">
            <text:p>244.1197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95316894589" calcext:value-type="float">
            <text:p>395316894589</text:p>
          </table:table-cell>
          <table:table-cell table:style-name="ce6" table:formula="of:=[.F206]/1000000000" office:value-type="float" office:value="395.316894589" calcext:value-type="float">
            <text:p>395.3169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4754113879" calcext:value-type="float">
            <text:p>254754113879</text:p>
          </table:table-cell>
          <table:table-cell table:formula="of:=[.B207]/1000000000" office:value-type="float" office:value="254.754113879" calcext:value-type="float">
            <text:p>254.754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96913972282" calcext:value-type="float">
            <text:p>396913972282</text:p>
          </table:table-cell>
          <table:table-cell table:style-name="ce6" table:formula="of:=[.F207]/1000000000" office:value-type="float" office:value="396.913972282" calcext:value-type="float">
            <text:p>396.9140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70020645567" calcext:value-type="float">
            <text:p>270020645567</text:p>
          </table:table-cell>
          <table:table-cell table:formula="of:=[.B208]/1000000000" office:value-type="float" office:value="270.020645567" calcext:value-type="float">
            <text:p>270.0206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04792237088" calcext:value-type="float">
            <text:p>404792237088</text:p>
          </table:table-cell>
          <table:table-cell table:style-name="ce6" table:formula="of:=[.F208]/1000000000" office:value-type="float" office:value="404.792237088" calcext:value-type="float">
            <text:p>404.792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3903116036" calcext:value-type="float">
            <text:p>273903116036</text:p>
          </table:table-cell>
          <table:table-cell table:formula="of:=[.B209]/1000000000" office:value-type="float" office:value="273.903116036" calcext:value-type="float">
            <text:p>273.9031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31982453481" calcext:value-type="float">
            <text:p>431982453481</text:p>
          </table:table-cell>
          <table:table-cell table:style-name="ce6" table:formula="of:=[.F209]/1000000000" office:value-type="float" office:value="431.982453481" calcext:value-type="float">
            <text:p>431.9825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82388310733" calcext:value-type="float">
            <text:p>282388310733</text:p>
          </table:table-cell>
          <table:table-cell table:formula="of:=[.B210]/1000000000" office:value-type="float" office:value="282.388310733" calcext:value-type="float">
            <text:p>282.3883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34943647829" calcext:value-type="float">
            <text:p>434943647829</text:p>
          </table:table-cell>
          <table:table-cell table:style-name="ce6" table:formula="of:=[.F210]/1000000000" office:value-type="float" office:value="434.943647829" calcext:value-type="float">
            <text:p>434.9436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83458309600" calcext:value-type="float">
            <text:p>283458309600</text:p>
          </table:table-cell>
          <table:table-cell table:formula="of:=[.B211]/1000000000" office:value-type="float" office:value="283.4583096" calcext:value-type="float">
            <text:p>283.4583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37478978857" calcext:value-type="float">
            <text:p>437478978857</text:p>
          </table:table-cell>
          <table:table-cell table:style-name="ce6" table:formula="of:=[.F211]/1000000000" office:value-type="float" office:value="437.478978857" calcext:value-type="float">
            <text:p>437.4790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0823627170" calcext:value-type="float">
            <text:p>300823627170</text:p>
          </table:table-cell>
          <table:table-cell table:formula="of:=[.B212]/1000000000" office:value-type="float" office:value="300.82362717" calcext:value-type="float">
            <text:p>300.8236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40468244958" calcext:value-type="float">
            <text:p>440468244958</text:p>
          </table:table-cell>
          <table:table-cell table:style-name="ce6" table:formula="of:=[.F212]/1000000000" office:value-type="float" office:value="440.468244958" calcext:value-type="float">
            <text:p>440.4682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7540884278" calcext:value-type="float">
            <text:p>307540884278</text:p>
          </table:table-cell>
          <table:table-cell table:formula="of:=[.B213]/1000000000" office:value-type="float" office:value="307.540884278" calcext:value-type="float">
            <text:p>307.540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43186578068" calcext:value-type="float">
            <text:p>443186578068</text:p>
          </table:table-cell>
          <table:table-cell table:style-name="ce6" table:formula="of:=[.F213]/1000000000" office:value-type="float" office:value="443.186578068" calcext:value-type="float">
            <text:p>443.186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16637118915" calcext:value-type="float">
            <text:p>316637118915</text:p>
          </table:table-cell>
          <table:table-cell table:formula="of:=[.B214]/1000000000" office:value-type="float" office:value="316.637118915" calcext:value-type="float">
            <text:p>316.6371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45419320589" calcext:value-type="float">
            <text:p>445419320589</text:p>
          </table:table-cell>
          <table:table-cell table:style-name="ce6" table:formula="of:=[.F214]/1000000000" office:value-type="float" office:value="445.419320589" calcext:value-type="float">
            <text:p>445.4193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35262340191" calcext:value-type="float">
            <text:p>335262340191</text:p>
          </table:table-cell>
          <table:table-cell table:formula="of:=[.B215]/1000000000" office:value-type="float" office:value="335.262340191" calcext:value-type="float">
            <text:p>335.2623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47190811765" calcext:value-type="float">
            <text:p>447190811765</text:p>
          </table:table-cell>
          <table:table-cell table:style-name="ce6" table:formula="of:=[.F215]/1000000000" office:value-type="float" office:value="447.190811765" calcext:value-type="float">
            <text:p>447.1908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41329208834" calcext:value-type="float">
            <text:p>341329208834</text:p>
          </table:table-cell>
          <table:table-cell table:formula="of:=[.B216]/1000000000" office:value-type="float" office:value="341.329208834" calcext:value-type="float">
            <text:p>341.3292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51706856942" calcext:value-type="float">
            <text:p>451706856942</text:p>
          </table:table-cell>
          <table:table-cell table:style-name="ce6" table:formula="of:=[.F216]/1000000000" office:value-type="float" office:value="451.706856942" calcext:value-type="float">
            <text:p>451.7069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43188170906" calcext:value-type="float">
            <text:p>343188170906</text:p>
          </table:table-cell>
          <table:table-cell table:formula="of:=[.B217]/1000000000" office:value-type="float" office:value="343.188170906" calcext:value-type="float">
            <text:p>343.1882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70756097118" calcext:value-type="float">
            <text:p>470756097118</text:p>
          </table:table-cell>
          <table:table-cell table:style-name="ce6" table:formula="of:=[.F217]/1000000000" office:value-type="float" office:value="470.756097118" calcext:value-type="float">
            <text:p>470.7561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47318176349" calcext:value-type="float">
            <text:p>347318176349</text:p>
          </table:table-cell>
          <table:table-cell table:formula="of:=[.B218]/1000000000" office:value-type="float" office:value="347.318176349" calcext:value-type="float">
            <text:p>347.3182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488377576755" calcext:value-type="float">
            <text:p>488377576755</text:p>
          </table:table-cell>
          <table:table-cell table:style-name="ce6" table:formula="of:=[.F218]/1000000000" office:value-type="float" office:value="488.377576755" calcext:value-type="float">
            <text:p>488.377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55441622426" calcext:value-type="float">
            <text:p>355441622426</text:p>
          </table:table-cell>
          <table:table-cell table:formula="of:=[.B219]/1000000000" office:value-type="float" office:value="355.441622426" calcext:value-type="float">
            <text:p>355.441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510834451474" calcext:value-type="float">
            <text:p>510834451474</text:p>
          </table:table-cell>
          <table:table-cell table:style-name="ce6" table:formula="of:=[.F219]/1000000000" office:value-type="float" office:value="510.834451474" calcext:value-type="float">
            <text:p>510.8345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57441904507" calcext:value-type="float">
            <text:p>357441904507</text:p>
          </table:table-cell>
          <table:table-cell table:formula="of:=[.B220]/1000000000" office:value-type="float" office:value="357.441904507" calcext:value-type="float">
            <text:p>357.4419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511498980572" calcext:value-type="float">
            <text:p>511498980572</text:p>
          </table:table-cell>
          <table:table-cell table:style-name="ce6" table:formula="of:=[.F220]/1000000000" office:value-type="float" office:value="511.498980572" calcext:value-type="float">
            <text:p>511.4990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70302414399" calcext:value-type="float">
            <text:p>370302414399</text:p>
          </table:table-cell>
          <table:table-cell table:formula="of:=[.B221]/1000000000" office:value-type="float" office:value="370.302414399" calcext:value-type="float">
            <text:p>370.3024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515450466281" calcext:value-type="float">
            <text:p>515450466281</text:p>
          </table:table-cell>
          <table:table-cell table:style-name="ce6" table:formula="of:=[.F221]/1000000000" office:value-type="float" office:value="515.450466281" calcext:value-type="float">
            <text:p>515.4505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71400503714" calcext:value-type="float">
            <text:p>371400503714</text:p>
          </table:table-cell>
          <table:table-cell table:formula="of:=[.B222]/1000000000" office:value-type="float" office:value="371.400503714" calcext:value-type="float">
            <text:p>371.4005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518316430779" calcext:value-type="float">
            <text:p>518316430779</text:p>
          </table:table-cell>
          <table:table-cell table:style-name="ce6" table:formula="of:=[.F222]/1000000000" office:value-type="float" office:value="518.316430779" calcext:value-type="float">
            <text:p>518.3164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73550032984" calcext:value-type="float">
            <text:p>373550032984</text:p>
          </table:table-cell>
          <table:table-cell table:formula="of:=[.B223]/1000000000" office:value-type="float" office:value="373.550032984" calcext:value-type="float">
            <text:p>373.550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520922742584" calcext:value-type="float">
            <text:p>520922742584</text:p>
          </table:table-cell>
          <table:table-cell table:style-name="ce6" table:formula="of:=[.F223]/1000000000" office:value-type="float" office:value="520.922742584" calcext:value-type="float">
            <text:p>520.922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74644650217" calcext:value-type="float">
            <text:p>374644650217</text:p>
          </table:table-cell>
          <table:table-cell table:formula="of:=[.B224]/1000000000" office:value-type="float" office:value="374.644650217" calcext:value-type="float">
            <text:p>374.6447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530603542133" calcext:value-type="float">
            <text:p>530603542133</text:p>
          </table:table-cell>
          <table:table-cell table:style-name="ce6" table:formula="of:=[.F224]/1000000000" office:value-type="float" office:value="530.603542133" calcext:value-type="float">
            <text:p>530.6035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78609730274" calcext:value-type="float">
            <text:p>378609730274</text:p>
          </table:table-cell>
          <table:table-cell table:formula="of:=[.B225]/1000000000" office:value-type="float" office:value="378.609730274" calcext:value-type="float">
            <text:p>378.6097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531047642359" calcext:value-type="float">
            <text:p>531047642359</text:p>
          </table:table-cell>
          <table:table-cell table:style-name="ce6" table:formula="of:=[.F225]/1000000000" office:value-type="float" office:value="531.047642359" calcext:value-type="float">
            <text:p>531.0476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94077140624" calcext:value-type="float">
            <text:p>394077140624</text:p>
          </table:table-cell>
          <table:table-cell table:formula="of:=[.B226]/1000000000" office:value-type="float" office:value="394.077140624" calcext:value-type="float">
            <text:p>394.07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540814159517" calcext:value-type="float">
            <text:p>540814159517</text:p>
          </table:table-cell>
          <table:table-cell table:style-name="ce6" table:formula="of:=[.F226]/1000000000" office:value-type="float" office:value="540.814159517" calcext:value-type="float">
            <text:p>540.8142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5197760123" calcext:value-type="float">
            <text:p>405197760123</text:p>
          </table:table-cell>
          <table:table-cell table:formula="of:=[.B227]/1000000000" office:value-type="float" office:value="405.197760123" calcext:value-type="float">
            <text:p>405.1978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547706830172" calcext:value-type="float">
            <text:p>547706830172</text:p>
          </table:table-cell>
          <table:table-cell table:style-name="ce6" table:formula="of:=[.F227]/1000000000" office:value-type="float" office:value="547.706830172" calcext:value-type="float">
            <text:p>547.7068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09300655487" calcext:value-type="float">
            <text:p>409300655487</text:p>
          </table:table-cell>
          <table:table-cell table:formula="of:=[.B228]/1000000000" office:value-type="float" office:value="409.300655487" calcext:value-type="float">
            <text:p>409.300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552354457805" calcext:value-type="float">
            <text:p>552354457805</text:p>
          </table:table-cell>
          <table:table-cell table:style-name="ce6" table:formula="of:=[.F228]/1000000000" office:value-type="float" office:value="552.354457805" calcext:value-type="float">
            <text:p>552.354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680429645" calcext:value-type="float">
            <text:p>427680429645</text:p>
          </table:table-cell>
          <table:table-cell table:formula="of:=[.B229]/1000000000" office:value-type="float" office:value="427.680429645" calcext:value-type="float">
            <text:p>427.6804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556118180412" calcext:value-type="float">
            <text:p>556118180412</text:p>
          </table:table-cell>
          <table:table-cell table:style-name="ce6" table:formula="of:=[.F229]/1000000000" office:value-type="float" office:value="556.118180412" calcext:value-type="float">
            <text:p>556.1182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31768773615" calcext:value-type="float">
            <text:p>431768773615</text:p>
          </table:table-cell>
          <table:table-cell table:formula="of:=[.B230]/1000000000" office:value-type="float" office:value="431.768773615" calcext:value-type="float">
            <text:p>431.7688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562908335051" calcext:value-type="float">
            <text:p>562908335051</text:p>
          </table:table-cell>
          <table:table-cell table:style-name="ce6" table:formula="of:=[.F230]/1000000000" office:value-type="float" office:value="562.908335051" calcext:value-type="float">
            <text:p>562.908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32854655352" calcext:value-type="float">
            <text:p>432854655352</text:p>
          </table:table-cell>
          <table:table-cell table:formula="of:=[.B231]/1000000000" office:value-type="float" office:value="432.854655352" calcext:value-type="float">
            <text:p>432.8547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563573404483" calcext:value-type="float">
            <text:p>563573404483</text:p>
          </table:table-cell>
          <table:table-cell table:style-name="ce6" table:formula="of:=[.F231]/1000000000" office:value-type="float" office:value="563.573404483" calcext:value-type="float">
            <text:p>563.5734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37673778344" calcext:value-type="float">
            <text:p>437673778344</text:p>
          </table:table-cell>
          <table:table-cell table:formula="of:=[.B232]/1000000000" office:value-type="float" office:value="437.673778344" calcext:value-type="float">
            <text:p>437.6738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580696862454" calcext:value-type="float">
            <text:p>580696862454</text:p>
          </table:table-cell>
          <table:table-cell table:style-name="ce6" table:formula="of:=[.F232]/1000000000" office:value-type="float" office:value="580.696862454" calcext:value-type="float">
            <text:p>580.6969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41802291628" calcext:value-type="float">
            <text:p>441802291628</text:p>
          </table:table-cell>
          <table:table-cell table:formula="of:=[.B233]/1000000000" office:value-type="float" office:value="441.802291628" calcext:value-type="float">
            <text:p>441.802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591129126064" calcext:value-type="float">
            <text:p>591129126064</text:p>
          </table:table-cell>
          <table:table-cell table:style-name="ce6" table:formula="of:=[.F233]/1000000000" office:value-type="float" office:value="591.129126064" calcext:value-type="float">
            <text:p>591.1291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6969111335" calcext:value-type="float">
            <text:p>446969111335</text:p>
          </table:table-cell>
          <table:table-cell table:formula="of:=[.B234]/1000000000" office:value-type="float" office:value="446.969111335" calcext:value-type="float">
            <text:p>446.969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592697114435" calcext:value-type="float">
            <text:p>592697114435</text:p>
          </table:table-cell>
          <table:table-cell table:style-name="ce6" table:formula="of:=[.F234]/1000000000" office:value-type="float" office:value="592.697114435" calcext:value-type="float">
            <text:p>592.6971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6764093443" calcext:value-type="float">
            <text:p>456764093443</text:p>
          </table:table-cell>
          <table:table-cell table:formula="of:=[.B235]/1000000000" office:value-type="float" office:value="456.764093443" calcext:value-type="float">
            <text:p>456.764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620156578027" calcext:value-type="float">
            <text:p>620156578027</text:p>
          </table:table-cell>
          <table:table-cell table:style-name="ce6" table:formula="of:=[.F235]/1000000000" office:value-type="float" office:value="620.156578027" calcext:value-type="float">
            <text:p>620.156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61511621766" calcext:value-type="float">
            <text:p>461511621766</text:p>
          </table:table-cell>
          <table:table-cell table:formula="of:=[.B236]/1000000000" office:value-type="float" office:value="461.511621766" calcext:value-type="float">
            <text:p>461.511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621497254906" calcext:value-type="float">
            <text:p>621497254906</text:p>
          </table:table-cell>
          <table:table-cell table:style-name="ce6" table:formula="of:=[.F236]/1000000000" office:value-type="float" office:value="621.497254906" calcext:value-type="float">
            <text:p>621.4973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70445698820" calcext:value-type="float">
            <text:p>470445698820</text:p>
          </table:table-cell>
          <table:table-cell table:formula="of:=[.B237]/1000000000" office:value-type="float" office:value="470.44569882" calcext:value-type="float">
            <text:p>470.4457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634756505625" calcext:value-type="float">
            <text:p>634756505625</text:p>
          </table:table-cell>
          <table:table-cell table:style-name="ce6" table:formula="of:=[.F237]/1000000000" office:value-type="float" office:value="634.756505625" calcext:value-type="float">
            <text:p>634.7565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73043791177" calcext:value-type="float">
            <text:p>473043791177</text:p>
          </table:table-cell>
          <table:table-cell table:formula="of:=[.B238]/1000000000" office:value-type="float" office:value="473.043791177" calcext:value-type="float">
            <text:p>473.0438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638981424524" calcext:value-type="float">
            <text:p>638981424524</text:p>
          </table:table-cell>
          <table:table-cell table:style-name="ce6" table:formula="of:=[.F238]/1000000000" office:value-type="float" office:value="638.981424524" calcext:value-type="float">
            <text:p>638.9814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78953781508" calcext:value-type="float">
            <text:p>478953781508</text:p>
          </table:table-cell>
          <table:table-cell table:formula="of:=[.B239]/1000000000" office:value-type="float" office:value="478.953781508" calcext:value-type="float">
            <text:p>478.9538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641185149799" calcext:value-type="float">
            <text:p>641185149799</text:p>
          </table:table-cell>
          <table:table-cell table:style-name="ce6" table:formula="of:=[.F239]/1000000000" office:value-type="float" office:value="641.185149799" calcext:value-type="float">
            <text:p>641.1851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86127344866" calcext:value-type="float">
            <text:p>486127344866</text:p>
          </table:table-cell>
          <table:table-cell table:formula="of:=[.B240]/1000000000" office:value-type="float" office:value="486.127344866" calcext:value-type="float">
            <text:p>486.1273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663970638911" calcext:value-type="float">
            <text:p>663970638911</text:p>
          </table:table-cell>
          <table:table-cell table:style-name="ce6" table:formula="of:=[.F240]/1000000000" office:value-type="float" office:value="663.970638911" calcext:value-type="float">
            <text:p>663.97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89799675331" calcext:value-type="float">
            <text:p>489799675331</text:p>
          </table:table-cell>
          <table:table-cell table:formula="of:=[.B241]/1000000000" office:value-type="float" office:value="489.799675331" calcext:value-type="float">
            <text:p>489.7997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677061827690" calcext:value-type="float">
            <text:p>677061827690</text:p>
          </table:table-cell>
          <table:table-cell table:style-name="ce6" table:formula="of:=[.F241]/1000000000" office:value-type="float" office:value="677.06182769" calcext:value-type="float">
            <text:p>677.0618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1434793079" calcext:value-type="float">
            <text:p>501434793079</text:p>
          </table:table-cell>
          <table:table-cell table:formula="of:=[.B242]/1000000000" office:value-type="float" office:value="501.434793079" calcext:value-type="float">
            <text:p>501.4348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698744550394" calcext:value-type="float">
            <text:p>698744550394</text:p>
          </table:table-cell>
          <table:table-cell table:style-name="ce6" table:formula="of:=[.F242]/1000000000" office:value-type="float" office:value="698.744550394" calcext:value-type="float">
            <text:p>698.7446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13412608436" calcext:value-type="float">
            <text:p>513412608436</text:p>
          </table:table-cell>
          <table:table-cell table:formula="of:=[.B243]/1000000000" office:value-type="float" office:value="513.412608436" calcext:value-type="float">
            <text:p>513.412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703416943088" calcext:value-type="float">
            <text:p>703416943088</text:p>
          </table:table-cell>
          <table:table-cell table:style-name="ce6" table:formula="of:=[.F243]/1000000000" office:value-type="float" office:value="703.416943088" calcext:value-type="float">
            <text:p>703.416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43394874858" calcext:value-type="float">
            <text:p>543394874858</text:p>
          </table:table-cell>
          <table:table-cell table:formula="of:=[.B244]/1000000000" office:value-type="float" office:value="543.394874858" calcext:value-type="float">
            <text:p>543.3949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708668364519" calcext:value-type="float">
            <text:p>708668364519</text:p>
          </table:table-cell>
          <table:table-cell table:style-name="ce6" table:formula="of:=[.F244]/1000000000" office:value-type="float" office:value="708.668364519" calcext:value-type="float">
            <text:p>708.668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51611609482" calcext:value-type="float">
            <text:p>551611609482</text:p>
          </table:table-cell>
          <table:table-cell table:formula="of:=[.B245]/1000000000" office:value-type="float" office:value="551.611609482" calcext:value-type="float">
            <text:p>551.6116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729460806900" calcext:value-type="float">
            <text:p>729460806900</text:p>
          </table:table-cell>
          <table:table-cell table:style-name="ce6" table:formula="of:=[.F245]/1000000000" office:value-type="float" office:value="729.4608069" calcext:value-type="float">
            <text:p>729.4608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75161365608" calcext:value-type="float">
            <text:p>575161365608</text:p>
          </table:table-cell>
          <table:table-cell table:formula="of:=[.B246]/1000000000" office:value-type="float" office:value="575.161365608" calcext:value-type="float">
            <text:p>575.161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5826280768" calcext:value-type="float">
            <text:p>735826280768</text:p>
          </table:table-cell>
          <table:table-cell table:style-name="ce6" table:formula="of:=[.F246]/1000000000" office:value-type="float" office:value="735.826280768" calcext:value-type="float">
            <text:p>735.8263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80955810152" calcext:value-type="float">
            <text:p>580955810152</text:p>
          </table:table-cell>
          <table:table-cell table:formula="of:=[.B247]/1000000000" office:value-type="float" office:value="580.955810152" calcext:value-type="float">
            <text:p>580.955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739364018091" calcext:value-type="float">
            <text:p>739364018091</text:p>
          </table:table-cell>
          <table:table-cell table:style-name="ce6" table:formula="of:=[.F247]/1000000000" office:value-type="float" office:value="739.364018091" calcext:value-type="float">
            <text:p>739.364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84463026798" calcext:value-type="float">
            <text:p>584463026798</text:p>
          </table:table-cell>
          <table:table-cell table:formula="of:=[.B248]/1000000000" office:value-type="float" office:value="584.463026798" calcext:value-type="float">
            <text:p>584.463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765697537672" calcext:value-type="float">
            <text:p>765697537672</text:p>
          </table:table-cell>
          <table:table-cell table:style-name="ce6" table:formula="of:=[.F248]/1000000000" office:value-type="float" office:value="765.697537672" calcext:value-type="float">
            <text:p>765.6975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90803229796" calcext:value-type="float">
            <text:p>590803229796</text:p>
          </table:table-cell>
          <table:table-cell table:formula="of:=[.B249]/1000000000" office:value-type="float" office:value="590.803229796" calcext:value-type="float">
            <text:p>590.8032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784645548124" calcext:value-type="float">
            <text:p>784645548124</text:p>
          </table:table-cell>
          <table:table-cell table:style-name="ce6" table:formula="of:=[.F249]/1000000000" office:value-type="float" office:value="784.645548124" calcext:value-type="float">
            <text:p>784.6455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20072406205" calcext:value-type="float">
            <text:p>620072406205</text:p>
          </table:table-cell>
          <table:table-cell table:formula="of:=[.B250]/1000000000" office:value-type="float" office:value="620.072406205" calcext:value-type="float">
            <text:p>620.0724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805886644312" calcext:value-type="float">
            <text:p>805886644312</text:p>
          </table:table-cell>
          <table:table-cell table:style-name="ce6" table:formula="of:=[.F250]/1000000000" office:value-type="float" office:value="805.886644312" calcext:value-type="float">
            <text:p>805.8866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22369021170" calcext:value-type="float">
            <text:p>622369021170</text:p>
          </table:table-cell>
          <table:table-cell table:formula="of:=[.B251]/1000000000" office:value-type="float" office:value="622.36902117" calcext:value-type="float">
            <text:p>622.3690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828717569557" calcext:value-type="float">
            <text:p>828717569557</text:p>
          </table:table-cell>
          <table:table-cell table:style-name="ce6" table:formula="of:=[.F251]/1000000000" office:value-type="float" office:value="828.717569557" calcext:value-type="float">
            <text:p>828.7176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27927552459" calcext:value-type="float">
            <text:p>627927552459</text:p>
          </table:table-cell>
          <table:table-cell table:formula="of:=[.B252]/1000000000" office:value-type="float" office:value="627.927552459" calcext:value-type="float">
            <text:p>627.9276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848099103237" calcext:value-type="float">
            <text:p>848099103237</text:p>
          </table:table-cell>
          <table:table-cell table:style-name="ce6" table:formula="of:=[.F252]/1000000000" office:value-type="float" office:value="848.099103237" calcext:value-type="float">
            <text:p>848.099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35736448342" calcext:value-type="float">
            <text:p>635736448342</text:p>
          </table:table-cell>
          <table:table-cell table:formula="of:=[.B253]/1000000000" office:value-type="float" office:value="635.736448342" calcext:value-type="float">
            <text:p>635.7364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854153839553" calcext:value-type="float">
            <text:p>854153839553</text:p>
          </table:table-cell>
          <table:table-cell table:style-name="ce6" table:formula="of:=[.F253]/1000000000" office:value-type="float" office:value="854.153839553" calcext:value-type="float">
            <text:p>854.1538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56303561359" calcext:value-type="float">
            <text:p>656303561359</text:p>
          </table:table-cell>
          <table:table-cell table:formula="of:=[.B254]/1000000000" office:value-type="float" office:value="656.303561359" calcext:value-type="float">
            <text:p>656.3036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857127049889" calcext:value-type="float">
            <text:p>857127049889</text:p>
          </table:table-cell>
          <table:table-cell table:style-name="ce6" table:formula="of:=[.F254]/1000000000" office:value-type="float" office:value="857.127049889" calcext:value-type="float">
            <text:p>857.127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59728699914" calcext:value-type="float">
            <text:p>659728699914</text:p>
          </table:table-cell>
          <table:table-cell table:formula="of:=[.B255]/1000000000" office:value-type="float" office:value="659.728699914" calcext:value-type="float">
            <text:p>659.728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886644135715" calcext:value-type="float">
            <text:p>886644135715</text:p>
          </table:table-cell>
          <table:table-cell table:style-name="ce6" table:formula="of:=[.F255]/1000000000" office:value-type="float" office:value="886.644135715" calcext:value-type="float">
            <text:p>886.6441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60070597752" calcext:value-type="float">
            <text:p>660070597752</text:p>
          </table:table-cell>
          <table:table-cell table:formula="of:=[.B256]/1000000000" office:value-type="float" office:value="660.070597752" calcext:value-type="float">
            <text:p>660.070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908170143774" calcext:value-type="float">
            <text:p>908170143774</text:p>
          </table:table-cell>
          <table:table-cell table:style-name="ce6" table:formula="of:=[.F256]/1000000000" office:value-type="float" office:value="908.170143774" calcext:value-type="float">
            <text:p>908.1701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71771184969" calcext:value-type="float">
            <text:p>671771184969</text:p>
          </table:table-cell>
          <table:table-cell table:formula="of:=[.B257]/1000000000" office:value-type="float" office:value="671.771184969" calcext:value-type="float">
            <text:p>671.771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935423416910" calcext:value-type="float">
            <text:p>935423416910</text:p>
          </table:table-cell>
          <table:table-cell table:style-name="ce6" table:formula="of:=[.F257]/1000000000" office:value-type="float" office:value="935.42341691" calcext:value-type="float">
            <text:p>935.423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20374391487" calcext:value-type="float">
            <text:p>720374391487</text:p>
          </table:table-cell>
          <table:table-cell table:formula="of:=[.B258]/1000000000" office:value-type="float" office:value="720.374391487" calcext:value-type="float">
            <text:p>720.37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954700905446" calcext:value-type="float">
            <text:p>954700905446</text:p>
          </table:table-cell>
          <table:table-cell table:style-name="ce6" table:formula="of:=[.F258]/1000000000" office:value-type="float" office:value="954.700905446" calcext:value-type="float">
            <text:p>954.7009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21560290674" calcext:value-type="float">
            <text:p>721560290674</text:p>
          </table:table-cell>
          <table:table-cell table:formula="of:=[.B259]/1000000000" office:value-type="float" office:value="721.560290674" calcext:value-type="float">
            <text:p>721.560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033832610487" calcext:value-type="float">
            <text:p>1033832610487</text:p>
          </table:table-cell>
          <table:table-cell table:style-name="ce6" table:formula="of:=[.F259]/1000000000" office:value-type="float" office:value="1033.832610487" calcext:value-type="float">
            <text:p>1033.8326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64493347313" calcext:value-type="float">
            <text:p>764493347313</text:p>
          </table:table-cell>
          <table:table-cell table:formula="of:=[.B260]/1000000000" office:value-type="float" office:value="764.493347313" calcext:value-type="float">
            <text:p>764.4933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041882883354" calcext:value-type="float">
            <text:p>1041882883354</text:p>
          </table:table-cell>
          <table:table-cell table:style-name="ce6" table:formula="of:=[.F260]/1000000000" office:value-type="float" office:value="1041.882883354" calcext:value-type="float">
            <text:p>1041.882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68411040549" calcext:value-type="float">
            <text:p>768411040549</text:p>
          </table:table-cell>
          <table:table-cell table:formula="of:=[.B261]/1000000000" office:value-type="float" office:value="768.411040549" calcext:value-type="float">
            <text:p>768.41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048362614621" calcext:value-type="float">
            <text:p>1048362614621</text:p>
          </table:table-cell>
          <table:table-cell table:style-name="ce6" table:formula="of:=[.F261]/1000000000" office:value-type="float" office:value="1048.362614621" calcext:value-type="float">
            <text:p>1048.3626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72915163954" calcext:value-type="float">
            <text:p>772915163954</text:p>
          </table:table-cell>
          <table:table-cell table:formula="of:=[.B262]/1000000000" office:value-type="float" office:value="772.915163954" calcext:value-type="float">
            <text:p>772.915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051090503895" calcext:value-type="float">
            <text:p>1051090503895</text:p>
          </table:table-cell>
          <table:table-cell table:style-name="ce6" table:formula="of:=[.F262]/1000000000" office:value-type="float" office:value="1051.090503895" calcext:value-type="float">
            <text:p>1051.0905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86602475514" calcext:value-type="float">
            <text:p>786602475514</text:p>
          </table:table-cell>
          <table:table-cell table:formula="of:=[.B263]/1000000000" office:value-type="float" office:value="786.602475514" calcext:value-type="float">
            <text:p>786.6025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060865287477" calcext:value-type="float">
            <text:p>1060865287477</text:p>
          </table:table-cell>
          <table:table-cell table:style-name="ce6" table:formula="of:=[.F263]/1000000000" office:value-type="float" office:value="1060.865287477" calcext:value-type="float">
            <text:p>1060.865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02797684215" calcext:value-type="float">
            <text:p>802797684215</text:p>
          </table:table-cell>
          <table:table-cell table:formula="of:=[.B264]/1000000000" office:value-type="float" office:value="802.797684215" calcext:value-type="float">
            <text:p>802.797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118478652893" calcext:value-type="float">
            <text:p>1118478652893</text:p>
          </table:table-cell>
          <table:table-cell table:style-name="ce6" table:formula="of:=[.F264]/1000000000" office:value-type="float" office:value="1118.478652893" calcext:value-type="float">
            <text:p>1118.4787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74206498610" calcext:value-type="float">
            <text:p>874206498610</text:p>
          </table:table-cell>
          <table:table-cell table:formula="of:=[.B265]/1000000000" office:value-type="float" office:value="874.20649861" calcext:value-type="float">
            <text:p>874.2065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121020341756" calcext:value-type="float">
            <text:p>1121020341756</text:p>
          </table:table-cell>
          <table:table-cell table:style-name="ce6" table:formula="of:=[.F265]/1000000000" office:value-type="float" office:value="1121.020341756" calcext:value-type="float">
            <text:p>1121.0203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95995822514" calcext:value-type="float">
            <text:p>895995822514</text:p>
          </table:table-cell>
          <table:table-cell table:formula="of:=[.B266]/1000000000" office:value-type="float" office:value="895.995822514" calcext:value-type="float">
            <text:p>895.995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157680135225" calcext:value-type="float">
            <text:p>1157680135225</text:p>
          </table:table-cell>
          <table:table-cell table:style-name="ce6" table:formula="of:=[.F266]/1000000000" office:value-type="float" office:value="1157.680135225" calcext:value-type="float">
            <text:p>1157.6801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97904561160" calcext:value-type="float">
            <text:p>897904561160</text:p>
          </table:table-cell>
          <table:table-cell table:formula="of:=[.B267]/1000000000" office:value-type="float" office:value="897.90456116" calcext:value-type="float">
            <text:p>897.9046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218901445329" calcext:value-type="float">
            <text:p>1218901445329</text:p>
          </table:table-cell>
          <table:table-cell table:style-name="ce6" table:formula="of:=[.F267]/1000000000" office:value-type="float" office:value="1218.901445329" calcext:value-type="float">
            <text:p>1218.9014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98941722193" calcext:value-type="float">
            <text:p>898941722193</text:p>
          </table:table-cell>
          <table:table-cell table:formula="of:=[.B268]/1000000000" office:value-type="float" office:value="898.941722193" calcext:value-type="float">
            <text:p>898.941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225110038841" calcext:value-type="float">
            <text:p>1225110038841</text:p>
          </table:table-cell>
          <table:table-cell table:style-name="ce6" table:formula="of:=[.F268]/1000000000" office:value-type="float" office:value="1225.110038841" calcext:value-type="float">
            <text:p>1225.110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47157068282" calcext:value-type="float">
            <text:p>947157068282</text:p>
          </table:table-cell>
          <table:table-cell table:formula="of:=[.B269]/1000000000" office:value-type="float" office:value="947.157068282" calcext:value-type="float">
            <text:p>947.157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249710109661" calcext:value-type="float">
            <text:p>1249710109661</text:p>
          </table:table-cell>
          <table:table-cell table:style-name="ce6" table:formula="of:=[.F269]/1000000000" office:value-type="float" office:value="1249.710109661" calcext:value-type="float">
            <text:p>1249.710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65457554061" calcext:value-type="float">
            <text:p>965457554061</text:p>
          </table:table-cell>
          <table:table-cell table:formula="of:=[.B270]/1000000000" office:value-type="float" office:value="965.457554061" calcext:value-type="float">
            <text:p>965.4576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272595913210" calcext:value-type="float">
            <text:p>1272595913210</text:p>
          </table:table-cell>
          <table:table-cell table:style-name="ce6" table:formula="of:=[.F270]/1000000000" office:value-type="float" office:value="1272.59591321" calcext:value-type="float">
            <text:p>1272.5959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00311688546" calcext:value-type="float">
            <text:p>1000311688546</text:p>
          </table:table-cell>
          <table:table-cell table:formula="of:=[.B271]/1000000000" office:value-type="float" office:value="1000.311688546" calcext:value-type="float">
            <text:p>1000.311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73035008188" calcext:value-type="float">
            <text:p>1273035008188</text:p>
          </table:table-cell>
          <table:table-cell table:style-name="ce6" table:formula="of:=[.F271]/1000000000" office:value-type="float" office:value="1273.035008188" calcext:value-type="float">
            <text:p>1273.035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07671508791" calcext:value-type="float">
            <text:p>1007671508791</text:p>
          </table:table-cell>
          <table:table-cell table:formula="of:=[.B272]/1000000000" office:value-type="float" office:value="1007.671508791" calcext:value-type="float">
            <text:p>1007.6715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290816509743" calcext:value-type="float">
            <text:p>1290816509743</text:p>
          </table:table-cell>
          <table:table-cell table:style-name="ce6" table:formula="of:=[.F272]/1000000000" office:value-type="float" office:value="1290.816509743" calcext:value-type="float">
            <text:p>1290.8165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13535790357" calcext:value-type="float">
            <text:p>1013535790357</text:p>
          </table:table-cell>
          <table:table-cell table:formula="of:=[.B273]/1000000000" office:value-type="float" office:value="1013.535790357" calcext:value-type="float">
            <text:p>1013.5358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291426887601" calcext:value-type="float">
            <text:p>1291426887601</text:p>
          </table:table-cell>
          <table:table-cell table:style-name="ce6" table:formula="of:=[.F273]/1000000000" office:value-type="float" office:value="1291.426887601" calcext:value-type="float">
            <text:p>1291.4269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35673553838" calcext:value-type="float">
            <text:p>1035673553838</text:p>
          </table:table-cell>
          <table:table-cell table:formula="of:=[.B274]/1000000000" office:value-type="float" office:value="1035.673553838" calcext:value-type="float">
            <text:p>1035.6736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300210325626" calcext:value-type="float">
            <text:p>1300210325626</text:p>
          </table:table-cell>
          <table:table-cell table:style-name="ce6" table:formula="of:=[.F274]/1000000000" office:value-type="float" office:value="1300.210325626" calcext:value-type="float">
            <text:p>1300.2103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85785578052" calcext:value-type="float">
            <text:p>1085785578052</text:p>
          </table:table-cell>
          <table:table-cell table:formula="of:=[.B275]/1000000000" office:value-type="float" office:value="1085.785578052" calcext:value-type="float">
            <text:p>1085.785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348133967403" calcext:value-type="float">
            <text:p>1348133967403</text:p>
          </table:table-cell>
          <table:table-cell table:style-name="ce6" table:formula="of:=[.F275]/1000000000" office:value-type="float" office:value="1348.133967403" calcext:value-type="float">
            <text:p>1348.134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86133003729" calcext:value-type="float">
            <text:p>1086133003729</text:p>
          </table:table-cell>
          <table:table-cell table:formula="of:=[.B276]/1000000000" office:value-type="float" office:value="1086.133003729" calcext:value-type="float">
            <text:p>1086.133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390179175841" calcext:value-type="float">
            <text:p>1390179175841</text:p>
          </table:table-cell>
          <table:table-cell table:style-name="ce6" table:formula="of:=[.F276]/1000000000" office:value-type="float" office:value="1390.179175841" calcext:value-type="float">
            <text:p>1390.179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12677806167" calcext:value-type="float">
            <text:p>1112677806167</text:p>
          </table:table-cell>
          <table:table-cell table:formula="of:=[.B277]/1000000000" office:value-type="float" office:value="1112.677806167" calcext:value-type="float">
            <text:p>1112.6778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468356133900" calcext:value-type="float">
            <text:p>1468356133900</text:p>
          </table:table-cell>
          <table:table-cell table:style-name="ce6" table:formula="of:=[.F277]/1000000000" office:value-type="float" office:value="1468.3561339" calcext:value-type="float">
            <text:p>1468.356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21965982154" calcext:value-type="float">
            <text:p>1121965982154</text:p>
          </table:table-cell>
          <table:table-cell table:formula="of:=[.B278]/1000000000" office:value-type="float" office:value="1121.965982154" calcext:value-type="float">
            <text:p>1121.966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493722624883" calcext:value-type="float">
            <text:p>1493722624883</text:p>
          </table:table-cell>
          <table:table-cell table:style-name="ce6" table:formula="of:=[.F278]/1000000000" office:value-type="float" office:value="1493.722624883" calcext:value-type="float">
            <text:p>1493.7226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31595692877" calcext:value-type="float">
            <text:p>1131595692877</text:p>
          </table:table-cell>
          <table:table-cell table:formula="of:=[.B279]/1000000000" office:value-type="float" office:value="1131.595692877" calcext:value-type="float">
            <text:p>1131.5957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570487591030" calcext:value-type="float">
            <text:p>1570487591030</text:p>
          </table:table-cell>
          <table:table-cell table:style-name="ce6" table:formula="of:=[.F279]/1000000000" office:value-type="float" office:value="1570.48759103" calcext:value-type="float">
            <text:p>1570.4876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56549900903" calcext:value-type="float">
            <text:p>1156549900903</text:p>
          </table:table-cell>
          <table:table-cell table:formula="of:=[.B280]/1000000000" office:value-type="float" office:value="1156.549900903" calcext:value-type="float">
            <text:p>1156.5499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640516808895" calcext:value-type="float">
            <text:p>1640516808895</text:p>
          </table:table-cell>
          <table:table-cell table:style-name="ce6" table:formula="of:=[.F280]/1000000000" office:value-type="float" office:value="1640.516808895" calcext:value-type="float">
            <text:p>1640.5168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85531697913" calcext:value-type="float">
            <text:p>1185531697913</text:p>
          </table:table-cell>
          <table:table-cell table:formula="of:=[.B281]/1000000000" office:value-type="float" office:value="1185.531697913" calcext:value-type="float">
            <text:p>1185.5317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643890739701" calcext:value-type="float">
            <text:p>1643890739701</text:p>
          </table:table-cell>
          <table:table-cell table:style-name="ce6" table:formula="of:=[.F281]/1000000000" office:value-type="float" office:value="1643.890739701" calcext:value-type="float">
            <text:p>1643.8907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95695956743" calcext:value-type="float">
            <text:p>1195695956743</text:p>
          </table:table-cell>
          <table:table-cell table:formula="of:=[.B282]/1000000000" office:value-type="float" office:value="1195.695956743" calcext:value-type="float">
            <text:p>1195.696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650159948437" calcext:value-type="float">
            <text:p>1650159948437</text:p>
          </table:table-cell>
          <table:table-cell table:style-name="ce6" table:formula="of:=[.F282]/1000000000" office:value-type="float" office:value="1650.159948437" calcext:value-type="float">
            <text:p>1650.1599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98990873544" calcext:value-type="float">
            <text:p>1198990873544</text:p>
          </table:table-cell>
          <table:table-cell table:formula="of:=[.B283]/1000000000" office:value-type="float" office:value="1198.990873544" calcext:value-type="float">
            <text:p>1198.990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774616601550" calcext:value-type="float">
            <text:p>1774616601550</text:p>
          </table:table-cell>
          <table:table-cell table:style-name="ce6" table:formula="of:=[.F283]/1000000000" office:value-type="float" office:value="1774.61660155" calcext:value-type="float">
            <text:p>1774.6166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32033201516" calcext:value-type="float">
            <text:p>1232033201516</text:p>
          </table:table-cell>
          <table:table-cell table:formula="of:=[.B284]/1000000000" office:value-type="float" office:value="1232.033201516" calcext:value-type="float">
            <text:p>1232.0332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793180025685" calcext:value-type="float">
            <text:p>1793180025685</text:p>
          </table:table-cell>
          <table:table-cell table:style-name="ce6" table:formula="of:=[.F284]/1000000000" office:value-type="float" office:value="1793.180025685" calcext:value-type="float">
            <text:p>1793.180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36562301410" calcext:value-type="float">
            <text:p>1236562301410</text:p>
          </table:table-cell>
          <table:table-cell table:formula="of:=[.B285]/1000000000" office:value-type="float" office:value="1236.56230141" calcext:value-type="float">
            <text:p>1236.562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806706014646" calcext:value-type="float">
            <text:p>1806706014646</text:p>
          </table:table-cell>
          <table:table-cell table:style-name="ce6" table:formula="of:=[.F285]/1000000000" office:value-type="float" office:value="1806.706014646" calcext:value-type="float">
            <text:p>1806.706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25603927887" calcext:value-type="float">
            <text:p>1325603927887</text:p>
          </table:table-cell>
          <table:table-cell table:formula="of:=[.B286]/1000000000" office:value-type="float" office:value="1325.603927887" calcext:value-type="float">
            <text:p>1325.6039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851937668138" calcext:value-type="float">
            <text:p>1851937668138</text:p>
          </table:table-cell>
          <table:table-cell table:style-name="ce6" table:formula="of:=[.F286]/1000000000" office:value-type="float" office:value="1851.937668138" calcext:value-type="float">
            <text:p>1851.9377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48201890711" calcext:value-type="float">
            <text:p>1348201890711</text:p>
          </table:table-cell>
          <table:table-cell table:formula="of:=[.B287]/1000000000" office:value-type="float" office:value="1348.201890711" calcext:value-type="float">
            <text:p>1348.201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878900203065" calcext:value-type="float">
            <text:p>1878900203065</text:p>
          </table:table-cell>
          <table:table-cell table:style-name="ce6" table:formula="of:=[.F287]/1000000000" office:value-type="float" office:value="1878.900203065" calcext:value-type="float">
            <text:p>1878.900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52089798409" calcext:value-type="float">
            <text:p>1352089798409</text:p>
          </table:table-cell>
          <table:table-cell table:formula="of:=[.B288]/1000000000" office:value-type="float" office:value="1352.089798409" calcext:value-type="float">
            <text:p>1352.0898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921860690856" calcext:value-type="float">
            <text:p>1921860690856</text:p>
          </table:table-cell>
          <table:table-cell table:style-name="ce6" table:formula="of:=[.F288]/1000000000" office:value-type="float" office:value="1921.860690856" calcext:value-type="float">
            <text:p>1921.8607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24356979408" calcext:value-type="float">
            <text:p>1424356979408</text:p>
          </table:table-cell>
          <table:table-cell table:formula="of:=[.B289]/1000000000" office:value-type="float" office:value="1424.356979408" calcext:value-type="float">
            <text:p>1424.35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032065261625" calcext:value-type="float">
            <text:p>2032065261625</text:p>
          </table:table-cell>
          <table:table-cell table:style-name="ce6" table:formula="of:=[.F289]/1000000000" office:value-type="float" office:value="2032.065261625" calcext:value-type="float">
            <text:p>2032.065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2618356907" calcext:value-type="float">
            <text:p>1452618356907</text:p>
          </table:table-cell>
          <table:table-cell table:formula="of:=[.B290]/1000000000" office:value-type="float" office:value="1452.618356907" calcext:value-type="float">
            <text:p>1452.6184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082194926427" calcext:value-type="float">
            <text:p>2082194926427</text:p>
          </table:table-cell>
          <table:table-cell table:style-name="ce6" table:formula="of:=[.F290]/1000000000" office:value-type="float" office:value="2082.194926427" calcext:value-type="float">
            <text:p>2082.194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96148856033" calcext:value-type="float">
            <text:p>1496148856033</text:p>
          </table:table-cell>
          <table:table-cell table:formula="of:=[.B291]/1000000000" office:value-type="float" office:value="1496.148856033" calcext:value-type="float">
            <text:p>1496.1489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097053532731" calcext:value-type="float">
            <text:p>2097053532731</text:p>
          </table:table-cell>
          <table:table-cell table:style-name="ce6" table:formula="of:=[.F291]/1000000000" office:value-type="float" office:value="2097.053532731" calcext:value-type="float">
            <text:p>2097.0535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96913916601" calcext:value-type="float">
            <text:p>1596913916601</text:p>
          </table:table-cell>
          <table:table-cell table:formula="of:=[.B292]/1000000000" office:value-type="float" office:value="1596.913916601" calcext:value-type="float">
            <text:p>1596.9139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113718861452" calcext:value-type="float">
            <text:p>2113718861452</text:p>
          </table:table-cell>
          <table:table-cell table:style-name="ce6" table:formula="of:=[.F292]/1000000000" office:value-type="float" office:value="2113.718861452" calcext:value-type="float">
            <text:p>2113.7189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17516096051" calcext:value-type="float">
            <text:p>1617516096051</text:p>
          </table:table-cell>
          <table:table-cell table:formula="of:=[.B293]/1000000000" office:value-type="float" office:value="1617.516096051" calcext:value-type="float">
            <text:p>1617.5161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191763762987" calcext:value-type="float">
            <text:p>2191763762987</text:p>
          </table:table-cell>
          <table:table-cell table:style-name="ce6" table:formula="of:=[.F293]/1000000000" office:value-type="float" office:value="2191.763762987" calcext:value-type="float">
            <text:p>2191.7638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63420541750" calcext:value-type="float">
            <text:p>1663420541750</text:p>
          </table:table-cell>
          <table:table-cell table:formula="of:=[.B294]/1000000000" office:value-type="float" office:value="1663.42054175" calcext:value-type="float">
            <text:p>1663.420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206079975668" calcext:value-type="float">
            <text:p>2206079975668</text:p>
          </table:table-cell>
          <table:table-cell table:style-name="ce6" table:formula="of:=[.F294]/1000000000" office:value-type="float" office:value="2206.079975668" calcext:value-type="float">
            <text:p>2206.080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675948323313" calcext:value-type="float">
            <text:p>1675948323313</text:p>
          </table:table-cell>
          <table:table-cell table:formula="of:=[.B295]/1000000000" office:value-type="float" office:value="1675.948323313" calcext:value-type="float">
            <text:p>1675.9483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298156898355" calcext:value-type="float">
            <text:p>2298156898355</text:p>
          </table:table-cell>
          <table:table-cell table:style-name="ce6" table:formula="of:=[.F295]/1000000000" office:value-type="float" office:value="2298.156898355" calcext:value-type="float">
            <text:p>2298.1569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33063065164" calcext:value-type="float">
            <text:p>1733063065164</text:p>
          </table:table-cell>
          <table:table-cell table:formula="of:=[.B296]/1000000000" office:value-type="float" office:value="1733.063065164" calcext:value-type="float">
            <text:p>1733.0631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330903352444" calcext:value-type="float">
            <text:p>2330903352444</text:p>
          </table:table-cell>
          <table:table-cell table:style-name="ce6" table:formula="of:=[.F296]/1000000000" office:value-type="float" office:value="2330.903352444" calcext:value-type="float">
            <text:p>2330.9034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44339258588" calcext:value-type="float">
            <text:p>1744339258588</text:p>
          </table:table-cell>
          <table:table-cell table:formula="of:=[.B297]/1000000000" office:value-type="float" office:value="1744.339258588" calcext:value-type="float">
            <text:p>1744.339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434426340960" calcext:value-type="float">
            <text:p>2434426340960</text:p>
          </table:table-cell>
          <table:table-cell table:style-name="ce6" table:formula="of:=[.F297]/1000000000" office:value-type="float" office:value="2434.42634096" calcext:value-type="float">
            <text:p>2434.4263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48701139815" calcext:value-type="float">
            <text:p>1748701139815</text:p>
          </table:table-cell>
          <table:table-cell table:formula="of:=[.B298]/1000000000" office:value-type="float" office:value="1748.701139815" calcext:value-type="float">
            <text:p>1748.701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449923927711" calcext:value-type="float">
            <text:p>2449923927711</text:p>
          </table:table-cell>
          <table:table-cell table:style-name="ce6" table:formula="of:=[.F298]/1000000000" office:value-type="float" office:value="2449.923927711" calcext:value-type="float">
            <text:p>2449.923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78296110436" calcext:value-type="float">
            <text:p>1778296110436</text:p>
          </table:table-cell>
          <table:table-cell table:formula="of:=[.B299]/1000000000" office:value-type="float" office:value="1778.296110436" calcext:value-type="float">
            <text:p>1778.2961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516624668858" calcext:value-type="float">
            <text:p>2516624668858</text:p>
          </table:table-cell>
          <table:table-cell table:style-name="ce6" table:formula="of:=[.F299]/1000000000" office:value-type="float" office:value="2516.624668858" calcext:value-type="float">
            <text:p>2516.6247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21573099660" calcext:value-type="float">
            <text:p>1821573099660</text:p>
          </table:table-cell>
          <table:table-cell table:formula="of:=[.B300]/1000000000" office:value-type="float" office:value="1821.57309966" calcext:value-type="float">
            <text:p>1821.573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534576477954" calcext:value-type="float">
            <text:p>2534576477954</text:p>
          </table:table-cell>
          <table:table-cell table:style-name="ce6" table:formula="of:=[.F300]/1000000000" office:value-type="float" office:value="2534.576477954" calcext:value-type="float">
            <text:p>2534.5765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880716373672" calcext:value-type="float">
            <text:p>1880716373672</text:p>
          </table:table-cell>
          <table:table-cell table:formula="of:=[.B301]/1000000000" office:value-type="float" office:value="1880.716373672" calcext:value-type="float">
            <text:p>1880.716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628626393146" calcext:value-type="float">
            <text:p>2628626393146</text:p>
          </table:table-cell>
          <table:table-cell table:style-name="ce6" table:formula="of:=[.F301]/1000000000" office:value-type="float" office:value="2628.626393146" calcext:value-type="float">
            <text:p>2628.6264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43515907636" calcext:value-type="float">
            <text:p>1943515907636</text:p>
          </table:table-cell>
          <table:table-cell table:formula="of:=[.B302]/1000000000" office:value-type="float" office:value="1943.515907636" calcext:value-type="float">
            <text:p>1943.515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653541055277" calcext:value-type="float">
            <text:p>2653541055277</text:p>
          </table:table-cell>
          <table:table-cell table:style-name="ce6" table:formula="of:=[.F302]/1000000000" office:value-type="float" office:value="2653.541055277" calcext:value-type="float">
            <text:p>2653.541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22662485814" calcext:value-type="float">
            <text:p>2022662485814</text:p>
          </table:table-cell>
          <table:table-cell table:formula="of:=[.B303]/1000000000" office:value-type="float" office:value="2022.662485814" calcext:value-type="float">
            <text:p>2022.6625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708638774536" calcext:value-type="float">
            <text:p>2708638774536</text:p>
          </table:table-cell>
          <table:table-cell table:style-name="ce6" table:formula="of:=[.F303]/1000000000" office:value-type="float" office:value="2708.638774536" calcext:value-type="float">
            <text:p>2708.638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48889393396" calcext:value-type="float">
            <text:p>2048889393396</text:p>
          </table:table-cell>
          <table:table-cell table:formula="of:=[.B304]/1000000000" office:value-type="float" office:value="2048.889393396" calcext:value-type="float">
            <text:p>2048.8894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713691233099" calcext:value-type="float">
            <text:p>2713691233099</text:p>
          </table:table-cell>
          <table:table-cell table:style-name="ce6" table:formula="of:=[.F304]/1000000000" office:value-type="float" office:value="2713.691233099" calcext:value-type="float">
            <text:p>2713.691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56262624795" calcext:value-type="float">
            <text:p>2056262624795</text:p>
          </table:table-cell>
          <table:table-cell table:formula="of:=[.B305]/1000000000" office:value-type="float" office:value="2056.262624795" calcext:value-type="float">
            <text:p>2056.2626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718298626065" calcext:value-type="float">
            <text:p>2718298626065</text:p>
          </table:table-cell>
          <table:table-cell table:style-name="ce6" table:formula="of:=[.F305]/1000000000" office:value-type="float" office:value="2718.298626065" calcext:value-type="float">
            <text:p>2718.2986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80735563879" calcext:value-type="float">
            <text:p>2080735563879</text:p>
          </table:table-cell>
          <table:table-cell table:formula="of:=[.B306]/1000000000" office:value-type="float" office:value="2080.735563879" calcext:value-type="float">
            <text:p>2080.735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818509396297" calcext:value-type="float">
            <text:p>2818509396297</text:p>
          </table:table-cell>
          <table:table-cell table:style-name="ce6" table:formula="of:=[.F306]/1000000000" office:value-type="float" office:value="2818.509396297" calcext:value-type="float">
            <text:p>2818.5094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93746730172" calcext:value-type="float">
            <text:p>2093746730172</text:p>
          </table:table-cell>
          <table:table-cell table:formula="of:=[.B307]/1000000000" office:value-type="float" office:value="2093.746730172" calcext:value-type="float">
            <text:p>2093.746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993832490872" calcext:value-type="float">
            <text:p>2993832490872</text:p>
          </table:table-cell>
          <table:table-cell table:style-name="ce6" table:formula="of:=[.F307]/1000000000" office:value-type="float" office:value="2993.832490872" calcext:value-type="float">
            <text:p>2993.832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67776512372" calcext:value-type="float">
            <text:p>2167776512372</text:p>
          </table:table-cell>
          <table:table-cell table:formula="of:=[.B308]/1000000000" office:value-type="float" office:value="2167.776512372" calcext:value-type="float">
            <text:p>2167.776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016197176164" calcext:value-type="float">
            <text:p>3016197176164</text:p>
          </table:table-cell>
          <table:table-cell table:style-name="ce6" table:formula="of:=[.F308]/1000000000" office:value-type="float" office:value="3016.197176164" calcext:value-type="float">
            <text:p>3016.1972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294795590202" calcext:value-type="float">
            <text:p>2294795590202</text:p>
          </table:table-cell>
          <table:table-cell table:formula="of:=[.B309]/1000000000" office:value-type="float" office:value="2294.795590202" calcext:value-type="float">
            <text:p>2294.7956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71829376296" calcext:value-type="float">
            <text:p>2371829376296</text:p>
          </table:table-cell>
          <table:table-cell table:formula="of:=[.B310]/1000000000" office:value-type="float" office:value="2371.829376296" calcext:value-type="float">
            <text:p>2371.8294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74108312823" calcext:value-type="float">
            <text:p>2374108312823</text:p>
          </table:table-cell>
          <table:table-cell table:formula="of:=[.B311]/1000000000" office:value-type="float" office:value="2374.108312823" calcext:value-type="float">
            <text:p>2374.1083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96739462745" calcext:value-type="float">
            <text:p>2396739462745</text:p>
          </table:table-cell>
          <table:table-cell table:formula="of:=[.B312]/1000000000" office:value-type="float" office:value="2396.739462745" calcext:value-type="float">
            <text:p>2396.7395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64381470669" calcext:value-type="float">
            <text:p>2464381470669</text:p>
          </table:table-cell>
          <table:table-cell table:formula="of:=[.B313]/1000000000" office:value-type="float" office:value="2464.381470669" calcext:value-type="float">
            <text:p>2464.3815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27319221111" calcext:value-type="float">
            <text:p>2527319221111</text:p>
          </table:table-cell>
          <table:table-cell table:formula="of:=[.B314]/1000000000" office:value-type="float" office:value="2527.319221111" calcext:value-type="float">
            <text:p>2527.3192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60393163231" calcext:value-type="float">
            <text:p>2560393163231</text:p>
          </table:table-cell>
          <table:table-cell table:formula="of:=[.B315]/1000000000" office:value-type="float" office:value="2560.393163231" calcext:value-type="float">
            <text:p>2560.3932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84953546451" calcext:value-type="float">
            <text:p>2584953546451</text:p>
          </table:table-cell>
          <table:table-cell table:formula="of:=[.B316]/1000000000" office:value-type="float" office:value="2584.953546451" calcext:value-type="float">
            <text:p>2584.9535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93640505358" calcext:value-type="float">
            <text:p>2693640505358</text:p>
          </table:table-cell>
          <table:table-cell table:formula="of:=[.B317]/1000000000" office:value-type="float" office:value="2693.640505358" calcext:value-type="float">
            <text:p>2693.6405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744833284243" calcext:value-type="float">
            <text:p>2744833284243</text:p>
          </table:table-cell>
          <table:table-cell table:formula="of:=[.B318]/1000000000" office:value-type="float" office:value="2744.833284243" calcext:value-type="float">
            <text:p>2744.8333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82741694176" calcext:value-type="float">
            <text:p>2782741694176</text:p>
          </table:table-cell>
          <table:table-cell table:formula="of:=[.B319]/1000000000" office:value-type="float" office:value="2782.741694176" calcext:value-type="float">
            <text:p>2782.7417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32251918771" calcext:value-type="float">
            <text:p>2832251918771</text:p>
          </table:table-cell>
          <table:table-cell table:formula="of:=[.B320]/1000000000" office:value-type="float" office:value="2832.251918771" calcext:value-type="float">
            <text:p>2832.2519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6366035797" calcext:value-type="float">
            <text:p>2866366035797</text:p>
          </table:table-cell>
          <table:table-cell table:formula="of:=[.B321]/1000000000" office:value-type="float" office:value="2866.366035797" calcext:value-type="float">
            <text:p>2866.3660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77177359024" calcext:value-type="float">
            <text:p>2977177359024</text:p>
          </table:table-cell>
          <table:table-cell table:formula="of:=[.B322]/1000000000" office:value-type="float" office:value="2977.177359024" calcext:value-type="float">
            <text:p>2977.1774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26492907080" calcext:value-type="float">
            <text:p>3026492907080</text:p>
          </table:table-cell>
          <table:table-cell table:formula="of:=[.B323]/1000000000" office:value-type="float" office:value="3026.49290708" calcext:value-type="float">
            <text:p>3026.4929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85525947750" calcext:value-type="float">
            <text:p>3085525947750</text:p>
          </table:table-cell>
          <table:table-cell table:formula="of:=[.B324]/1000000000" office:value-type="float" office:value="3085.52594775" calcext:value-type="float">
            <text:p>3085.5259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153140403395" calcext:value-type="float">
            <text:p>3153140403395</text:p>
          </table:table-cell>
          <table:table-cell table:formula="of:=[.B325]/1000000000" office:value-type="float" office:value="3153.140403395" calcext:value-type="float">
            <text:p>3153.1404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158103391680" calcext:value-type="float">
            <text:p>3158103391680</text:p>
          </table:table-cell>
          <table:table-cell table:formula="of:=[.B326]/1000000000" office:value-type="float" office:value="3158.10339168" calcext:value-type="float">
            <text:p>3158.1034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158277359627" calcext:value-type="float">
            <text:p>3158277359627</text:p>
          </table:table-cell>
          <table:table-cell table:formula="of:=[.B327]/1000000000" office:value-type="float" office:value="3158.277359627" calcext:value-type="float">
            <text:p>3158.2774</text:p>
          </table:table-cell>
          <table:table-cell table:number-columns-repeated="8"/>
        </table:table-row>
        <table:table-row table:style-name="ro1" table:number-rows-repeated="10482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 number:title="User-defined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 number:title="User-defined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00-00-00</text:date>, <text:time style:data-style-name="N2" text:time-value="14:23:00.585495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5:25:30.299745428</meta:creation-date>
    <dc:date>2020-04-10T15:42:38.973948615</dc:date>
    <meta:editing-duration>P1DT11M48S</meta:editing-duration>
    <meta:editing-cycles>33</meta:editing-cycles>
    <meta:generator>LibreOffice/6.4.1.2$Linux_X86_64 LibreOffice_project/40$Build-2</meta:generator>
    <meta:document-statistic meta:table-count="2" meta:cell-count="5109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9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9">
      <style:chart-properties chart:display-label="true" chart:logarithmic="false" chart:minimum="0" chart:maximum="55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70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beration Serif'" style:font-style-name="Regular" style:font-family-generic="roman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23cm" svg:height="13.253cm" xlink:href=".." xlink:type="simple" chart:class="chart:scatter" chart:style-name="ch1">
        <chart:title svg:x="4.846cm" svg:y="0.401cm" chart:style-name="ch2">
          <text:p>Évolution de différentes solutions à travers le temps</text:p>
        </chart:title>
        <chart:legend chart:legend-position="top" svg:x="2.582cm" svg:y="1.38cm" style:legend-expansion="custom" chartooo:width="15.241cm" chartooo:height="1.17cm" style:legend-expansion-aspect-ratio="13.0264957264957" chart:style-name="ch3"/>
        <chart:plot-area chart:style-name="ch4" table:cell-range-address="Sheet1.A1:Sheet1.A231 Sheet1.C2:Sheet1.C231 Sheet1.D1:Sheet1.D330 Sheet1.G1:Sheet1.G230 Sheet1.J1:Sheet1.J63 Sheet1.M1:Sheet1.M63 Sheet1.P1:Sheet1.P63" chart:data-source-has-labels="both" svg:x="1.403cm" svg:y="2.8cm" svg:width="17.828cm" svg:height="9.207cm">
          <chartooo:coordinate-region svg:x="2.21cm" svg:y="2.8cm" svg:width="17.021cm" svg:height="8.56cm"/>
          <chart:axis chart:dimension="x" chart:name="primary-x" chart:style-name="ch5" chartooo:axis-type="auto">
            <chart:title svg:x="9.122cm" svg:y="12.272cm" chart:style-name="ch6">
              <text:p>Temps écoulés (s)</text:p>
            </chart:title>
            <chart:categories table:cell-range-address="Sheet1.A2:Sheet1.A2"/>
            <chart:grid chart:style-name="ch7" chart:class="major"/>
          </chart:axis>
          <chart:axis chart:dimension="y" chart:name="primary-y" chart:style-name="ch8">
            <chart:title svg:x="0.451cm" svg:y="7.989cm" chart:style-name="ch9">
              <text:p>Solution</text:p>
            </chart:title>
            <chart:grid chart:style-name="ch7" chart:class="major"/>
          </chart:axis>
          <chart:series chart:style-name="ch10" chart:values-cell-range-address="Sheet1.A2:Sheet1.A231" chart:label-cell-address="Sheet1.A1:Sheet1.A1" chart:class="chart:scatter">
            <chart:domain table:cell-range-address="Sheet1.C2:Sheet1.C231"/>
            <chart:data-point chart:repeated="230"/>
          </chart:series>
          <chart:series chart:style-name="ch11" chart:values-cell-range-address="Sheet1.D2:Sheet1.D330" chart:label-cell-address="Sheet1.D1:Sheet1.D1" chart:class="chart:scatter">
            <chart:domain table:cell-range-address="Sheet1.F2:Sheet1.F330"/>
            <chart:data-point chart:repeated="329"/>
          </chart:series>
          <chart:series chart:style-name="ch12" chart:values-cell-range-address="Sheet1.G2:Sheet1.G230" chart:label-cell-address="Sheet1.G1:Sheet1.G1" chart:class="chart:scatter">
            <chart:domain table:cell-range-address="Sheet1.I2:Sheet1.I230"/>
            <chart:data-point chart:repeated="229"/>
          </chart:series>
          <chart:series chart:style-name="ch13" chart:values-cell-range-address="Sheet1.J2:Sheet1.J63" chart:label-cell-address="Sheet1.J1:Sheet1.J1" chart:class="chart:scatter">
            <chart:domain table:cell-range-address="Sheet1.L2:Sheet1.L63"/>
            <chart:data-point chart:repeated="62"/>
          </chart:series>
          <chart:series chart:style-name="ch14" chart:values-cell-range-address="Sheet1.M2:Sheet1.M63" chart:label-cell-address="Sheet1.M1:Sheet1.M1" chart:class="chart:scatter">
            <chart:domain table:cell-range-address="Sheet1.O2:Sheet1.O63"/>
            <chart:data-point chart:repeated="62"/>
          </chart:series>
          <chart:series chart:style-name="ch15" chart:values-cell-range-address="Sheet1.P2:Sheet1.P63" chart:label-cell-address="Sheet1.P1:Sheet1.P1" chart:class="chart:scatter">
            <chart:domain table:cell-range-address="Sheet1.R2:Sheet1.R63"/>
            <chart:data-point chart:repeated="6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=25, C=10, M=40 </text:p>
                <draw:g>
                  <svg:desc>Sheet1.A1:Sheet1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S=25, C=10, M=20 </text:p>
                <draw:g>
                  <svg:desc>Sheet1.D1:Sheet1.D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=25, C=10, M=10 </text:p>
                <draw:g>
                  <svg:desc>Sheet1.G1:Sheet1.G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S=25, C=10, M=100, isolate infected</text:p>
                <draw:g>
                  <svg:desc>Sheet1.J1:Sheet1.J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S=25, C=10, M=100, isolate infected + 50</text:p>
                <draw:g>
                  <svg:desc>Sheet1.M1:Sheet1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S=25, C=10, M=100, isolate 50%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1035">
                <text:p>1035</text:p>
                <draw:g>
                  <svg:desc>Sheet1.A2:Sheet1.A2</svg:desc>
                </draw:g>
              </table:table-cell>
              <table:table-cell office:value-type="float" office:value="4.436744484">
                <text:p>4.436744484</text:p>
                <draw:g>
                  <svg:desc>Sheet1.C2:Sheet1.C231</svg:desc>
                </draw:g>
              </table:table-cell>
              <table:table-cell office:value-type="float" office:value="1035">
                <text:p>1035</text:p>
                <draw:g>
                  <svg:desc>Sheet1.A2:Sheet1.A231</svg:desc>
                </draw:g>
              </table:table-cell>
              <table:table-cell office:value-type="float" office:value="4.582633411">
                <text:p>4.582633411</text:p>
                <draw:g>
                  <svg:desc>Sheet1.F2:Sheet1.F330</svg:desc>
                </draw:g>
              </table:table-cell>
              <table:table-cell office:value-type="float" office:value="1066">
                <text:p>1066</text:p>
                <draw:g>
                  <svg:desc>Sheet1.D2:Sheet1.D330</svg:desc>
                </draw:g>
              </table:table-cell>
              <table:table-cell office:value-type="float" office:value="3.866086098">
                <text:p>3.866086098</text:p>
                <draw:g>
                  <svg:desc>Sheet1.I2:Sheet1.I230</svg:desc>
                </draw:g>
              </table:table-cell>
              <table:table-cell office:value-type="float" office:value="1041">
                <text:p>1041</text:p>
                <draw:g>
                  <svg:desc>Sheet1.G2:Sheet1.G230</svg:desc>
                </draw:g>
              </table:table-cell>
              <table:table-cell office:value-type="float" office:value="0.52251861">
                <text:p>0.52251861</text:p>
                <draw:g>
                  <svg:desc>Sheet1.L2:Sheet1.L63</svg:desc>
                </draw:g>
              </table:table-cell>
              <table:table-cell office:value-type="float" office:value="438">
                <text:p>438</text:p>
                <draw:g>
                  <svg:desc>Sheet1.J2:Sheet1.J63</svg:desc>
                </draw:g>
              </table:table-cell>
              <table:table-cell office:value-type="float" office:value="0.680185478">
                <text:p>0.680185478</text:p>
                <draw:g>
                  <svg:desc>Sheet1.O2:Sheet1.O63</svg:desc>
                </draw:g>
              </table:table-cell>
              <table:table-cell office:value-type="float" office:value="484">
                <text:p>484</text:p>
                <draw:g>
                  <svg:desc>Sheet1.M2:Sheet1.M63</svg:desc>
                </draw:g>
              </table:table-cell>
              <table:table-cell office:value-type="float" office:value="0.634497323">
                <text:p>0.634497323</text:p>
                <draw:g>
                  <svg:desc>Sheet1.R2:Sheet1.R63</svg:desc>
                </draw:g>
              </table:table-cell>
              <table:table-cell office:value-type="float" office:value="385">
                <text:p>385</text:p>
                <draw:g>
                  <svg:desc>Sheet1.P2:Sheet1.P63</svg:desc>
                </draw:g>
              </table:table-cell>
            </table:table-row>
            <table:table-row>
              <table:table-cell office:value-type="string"/>
              <table:table-cell office:value-type="float" office:value="4.772597084">
                <text:p>4.772597084</text:p>
              </table:table-cell>
              <table:table-cell office:value-type="float" office:value="1029">
                <text:p>1029</text:p>
              </table:table-cell>
              <table:table-cell office:value-type="float" office:value="4.985538148">
                <text:p>4.985538148</text:p>
              </table:table-cell>
              <table:table-cell office:value-type="float" office:value="1064">
                <text:p>1064</text:p>
              </table:table-cell>
              <table:table-cell office:value-type="float" office:value="4.002324927">
                <text:p>4.002324927</text:p>
              </table:table-cell>
              <table:table-cell office:value-type="float" office:value="1034">
                <text:p>1034</text:p>
              </table:table-cell>
              <table:table-cell office:value-type="float" office:value="11.405446933">
                <text:p>11.405446933</text:p>
              </table:table-cell>
              <table:table-cell office:value-type="float" office:value="435">
                <text:p>435</text:p>
              </table:table-cell>
              <table:table-cell office:value-type="float" office:value="1.499141288">
                <text:p>1.499141288</text:p>
              </table:table-cell>
              <table:table-cell office:value-type="float" office:value="482">
                <text:p>482</text:p>
              </table:table-cell>
              <table:table-cell office:value-type="float" office:value="20.568910372">
                <text:p>20.56891037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/>
              <table:table-cell office:value-type="float" office:value="4.94355778">
                <text:p>4.94355778</text:p>
              </table:table-cell>
              <table:table-cell office:value-type="float" office:value="1025">
                <text:p>1025</text:p>
              </table:table-cell>
              <table:table-cell office:value-type="float" office:value="5.110495667">
                <text:p>5.110495667</text:p>
              </table:table-cell>
              <table:table-cell office:value-type="float" office:value="1059">
                <text:p>1059</text:p>
              </table:table-cell>
              <table:table-cell office:value-type="float" office:value="4.855687916">
                <text:p>4.855687916</text:p>
              </table:table-cell>
              <table:table-cell office:value-type="float" office:value="1031">
                <text:p>1031</text:p>
              </table:table-cell>
              <table:table-cell office:value-type="float" office:value="25.782013847">
                <text:p>25.782013847</text:p>
              </table:table-cell>
              <table:table-cell office:value-type="float" office:value="434">
                <text:p>434</text:p>
              </table:table-cell>
              <table:table-cell office:value-type="float" office:value="7.798475664">
                <text:p>7.798475664</text:p>
              </table:table-cell>
              <table:table-cell office:value-type="float" office:value="477">
                <text:p>477</text:p>
              </table:table-cell>
              <table:table-cell office:value-type="float" office:value="31.010095436">
                <text:p>31.01009543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/>
              <table:table-cell office:value-type="float" office:value="5.108356388">
                <text:p>5.108356388</text:p>
              </table:table-cell>
              <table:table-cell office:value-type="float" office:value="1024">
                <text:p>1024</text:p>
              </table:table-cell>
              <table:table-cell office:value-type="float" office:value="5.234316083">
                <text:p>5.234316083</text:p>
              </table:table-cell>
              <table:table-cell office:value-type="float" office:value="1058">
                <text:p>1058</text:p>
              </table:table-cell>
              <table:table-cell office:value-type="float" office:value="5.062145031">
                <text:p>5.062145031</text:p>
              </table:table-cell>
              <table:table-cell office:value-type="float" office:value="1027">
                <text:p>1027</text:p>
              </table:table-cell>
              <table:table-cell office:value-type="float" office:value="26.885037004">
                <text:p>26.885037004</text:p>
              </table:table-cell>
              <table:table-cell office:value-type="float" office:value="433">
                <text:p>433</text:p>
              </table:table-cell>
              <table:table-cell office:value-type="float" office:value="16.390826355">
                <text:p>16.390826355</text:p>
              </table:table-cell>
              <table:table-cell office:value-type="float" office:value="476">
                <text:p>476</text:p>
              </table:table-cell>
              <table:table-cell office:value-type="float" office:value="43.571891367">
                <text:p>43.57189136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/>
              <table:table-cell office:value-type="float" office:value="5.273541702">
                <text:p>5.273541702</text:p>
              </table:table-cell>
              <table:table-cell office:value-type="float" office:value="1022">
                <text:p>1022</text:p>
              </table:table-cell>
              <table:table-cell office:value-type="float" office:value="5.357748161">
                <text:p>5.357748161</text:p>
              </table:table-cell>
              <table:table-cell office:value-type="float" office:value="1056">
                <text:p>1056</text:p>
              </table:table-cell>
              <table:table-cell office:value-type="float" office:value="5.267553059">
                <text:p>5.267553059</text:p>
              </table:table-cell>
              <table:table-cell office:value-type="float" office:value="1025">
                <text:p>1025</text:p>
              </table:table-cell>
              <table:table-cell office:value-type="float" office:value="36.457783203">
                <text:p>36.457783203</text:p>
              </table:table-cell>
              <table:table-cell office:value-type="float" office:value="432">
                <text:p>432</text:p>
              </table:table-cell>
              <table:table-cell office:value-type="float" office:value="31.51266022">
                <text:p>31.51266022</text:p>
              </table:table-cell>
              <table:table-cell office:value-type="float" office:value="475">
                <text:p>475</text:p>
              </table:table-cell>
              <table:table-cell office:value-type="float" office:value="49.504591548">
                <text:p>49.50459154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/>
              <table:table-cell office:value-type="float" office:value="5.439081249">
                <text:p>5.439081249</text:p>
              </table:table-cell>
              <table:table-cell office:value-type="float" office:value="1017">
                <text:p>1017</text:p>
              </table:table-cell>
              <table:table-cell office:value-type="float" office:value="5.490776378">
                <text:p>5.490776378</text:p>
              </table:table-cell>
              <table:table-cell office:value-type="float" office:value="1052">
                <text:p>1052</text:p>
              </table:table-cell>
              <table:table-cell office:value-type="float" office:value="5.680875236">
                <text:p>5.680875236</text:p>
              </table:table-cell>
              <table:table-cell office:value-type="float" office:value="1018">
                <text:p>1018</text:p>
              </table:table-cell>
              <table:table-cell office:value-type="float" office:value="37.604363765">
                <text:p>37.604363765</text:p>
              </table:table-cell>
              <table:table-cell office:value-type="float" office:value="430">
                <text:p>430</text:p>
              </table:table-cell>
              <table:table-cell office:value-type="float" office:value="34.05587114">
                <text:p>34.05587114</text:p>
              </table:table-cell>
              <table:table-cell office:value-type="float" office:value="470">
                <text:p>470</text:p>
              </table:table-cell>
              <table:table-cell office:value-type="float" office:value="58.551492563">
                <text:p>58.55149256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/>
              <table:table-cell office:value-type="float" office:value="5.601970065">
                <text:p>5.601970065</text:p>
              </table:table-cell>
              <table:table-cell office:value-type="float" office:value="1016">
                <text:p>1016</text:p>
              </table:table-cell>
              <table:table-cell office:value-type="float" office:value="5.739536401">
                <text:p>5.739536401</text:p>
              </table:table-cell>
              <table:table-cell office:value-type="float" office:value="1050">
                <text:p>1050</text:p>
              </table:table-cell>
              <table:table-cell office:value-type="float" office:value="5.991720519">
                <text:p>5.991720519</text:p>
              </table:table-cell>
              <table:table-cell office:value-type="float" office:value="1016">
                <text:p>1016</text:p>
              </table:table-cell>
              <table:table-cell office:value-type="float" office:value="45.698844091">
                <text:p>45.698844091</text:p>
              </table:table-cell>
              <table:table-cell office:value-type="float" office:value="429">
                <text:p>429</text:p>
              </table:table-cell>
              <table:table-cell office:value-type="float" office:value="37.331270392">
                <text:p>37.331270392</text:p>
              </table:table-cell>
              <table:table-cell office:value-type="float" office:value="468">
                <text:p>468</text:p>
              </table:table-cell>
              <table:table-cell office:value-type="float" office:value="65.376329777">
                <text:p>65.37632977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/>
              <table:table-cell office:value-type="float" office:value="5.76857968">
                <text:p>5.76857968</text:p>
              </table:table-cell>
              <table:table-cell office:value-type="float" office:value="1009">
                <text:p>1009</text:p>
              </table:table-cell>
              <table:table-cell office:value-type="float" office:value="5.867062668">
                <text:p>5.867062668</text:p>
              </table:table-cell>
              <table:table-cell office:value-type="float" office:value="1048">
                <text:p>1048</text:p>
              </table:table-cell>
              <table:table-cell office:value-type="float" office:value="6.092998083">
                <text:p>6.092998083</text:p>
              </table:table-cell>
              <table:table-cell office:value-type="float" office:value="1008">
                <text:p>1008</text:p>
              </table:table-cell>
              <table:table-cell office:value-type="float" office:value="46.907600689">
                <text:p>46.907600689</text:p>
              </table:table-cell>
              <table:table-cell office:value-type="float" office:value="426">
                <text:p>426</text:p>
              </table:table-cell>
              <table:table-cell office:value-type="float" office:value="49.853982303">
                <text:p>49.853982303</text:p>
              </table:table-cell>
              <table:table-cell office:value-type="float" office:value="467">
                <text:p>467</text:p>
              </table:table-cell>
              <table:table-cell office:value-type="float" office:value="67.223392029">
                <text:p>67.22339202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/>
              <table:table-cell office:value-type="float" office:value="5.938984954">
                <text:p>5.938984954</text:p>
              </table:table-cell>
              <table:table-cell office:value-type="float" office:value="1007">
                <text:p>1007</text:p>
              </table:table-cell>
              <table:table-cell office:value-type="float" office:value="5.99547093">
                <text:p>5.99547093</text:p>
              </table:table-cell>
              <table:table-cell office:value-type="float" office:value="1045">
                <text:p>1045</text:p>
              </table:table-cell>
              <table:table-cell office:value-type="float" office:value="6.192450152">
                <text:p>6.192450152</text:p>
              </table:table-cell>
              <table:table-cell office:value-type="float" office:value="1003">
                <text:p>1003</text:p>
              </table:table-cell>
              <table:table-cell office:value-type="float" office:value="74.004981278">
                <text:p>74.004981278</text:p>
              </table:table-cell>
              <table:table-cell office:value-type="float" office:value="424">
                <text:p>424</text:p>
              </table:table-cell>
              <table:table-cell office:value-type="float" office:value="53.145797348">
                <text:p>53.145797348</text:p>
              </table:table-cell>
              <table:table-cell office:value-type="float" office:value="466">
                <text:p>466</text:p>
              </table:table-cell>
              <table:table-cell office:value-type="float" office:value="81.383027286">
                <text:p>81.38302728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/>
              <table:table-cell office:value-type="float" office:value="6.108274656">
                <text:p>6.108274656</text:p>
              </table:table-cell>
              <table:table-cell office:value-type="float" office:value="1005">
                <text:p>1005</text:p>
              </table:table-cell>
              <table:table-cell office:value-type="float" office:value="6.123812406">
                <text:p>6.123812406</text:p>
              </table:table-cell>
              <table:table-cell office:value-type="float" office:value="1041">
                <text:p>1041</text:p>
              </table:table-cell>
              <table:table-cell office:value-type="float" office:value="6.701426194">
                <text:p>6.701426194</text:p>
              </table:table-cell>
              <table:table-cell office:value-type="float" office:value="1000">
                <text:p>1000</text:p>
              </table:table-cell>
              <table:table-cell office:value-type="float" office:value="91.920937076">
                <text:p>91.920937076</text:p>
              </table:table-cell>
              <table:table-cell office:value-type="float" office:value="423">
                <text:p>423</text:p>
              </table:table-cell>
              <table:table-cell office:value-type="float" office:value="58.430217457">
                <text:p>58.430217457</text:p>
              </table:table-cell>
              <table:table-cell office:value-type="float" office:value="463">
                <text:p>463</text:p>
              </table:table-cell>
              <table:table-cell office:value-type="float" office:value="96.687463669">
                <text:p>96.68746366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/>
              <table:table-cell office:value-type="float" office:value="6.279084019">
                <text:p>6.279084019</text:p>
              </table:table-cell>
              <table:table-cell office:value-type="float" office:value="1003">
                <text:p>1003</text:p>
              </table:table-cell>
              <table:table-cell office:value-type="float" office:value="6.251640319">
                <text:p>6.251640319</text:p>
              </table:table-cell>
              <table:table-cell office:value-type="float" office:value="1040">
                <text:p>1040</text:p>
              </table:table-cell>
              <table:table-cell office:value-type="float" office:value="7.231713198">
                <text:p>7.231713198</text:p>
              </table:table-cell>
              <table:table-cell office:value-type="float" office:value="998">
                <text:p>998</text:p>
              </table:table-cell>
              <table:table-cell office:value-type="float" office:value="94.17727826">
                <text:p>94.17727826</text:p>
              </table:table-cell>
              <table:table-cell office:value-type="float" office:value="420">
                <text:p>420</text:p>
              </table:table-cell>
              <table:table-cell office:value-type="float" office:value="60.366101002">
                <text:p>60.366101002</text:p>
              </table:table-cell>
              <table:table-cell office:value-type="float" office:value="462">
                <text:p>462</text:p>
              </table:table-cell>
              <table:table-cell office:value-type="float" office:value="100.998564948">
                <text:p>100.99856494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/>
              <table:table-cell office:value-type="float" office:value="6.619054471">
                <text:p>6.619054471</text:p>
              </table:table-cell>
              <table:table-cell office:value-type="float" office:value="994">
                <text:p>994</text:p>
              </table:table-cell>
              <table:table-cell office:value-type="float" office:value="6.495591532">
                <text:p>6.495591532</text:p>
              </table:table-cell>
              <table:table-cell office:value-type="float" office:value="1032">
                <text:p>1032</text:p>
              </table:table-cell>
              <table:table-cell office:value-type="float" office:value="7.657766815">
                <text:p>7.657766815</text:p>
              </table:table-cell>
              <table:table-cell office:value-type="float" office:value="997">
                <text:p>997</text:p>
              </table:table-cell>
              <table:table-cell office:value-type="float" office:value="105.264980298">
                <text:p>105.264980298</text:p>
              </table:table-cell>
              <table:table-cell office:value-type="float" office:value="418">
                <text:p>418</text:p>
              </table:table-cell>
              <table:table-cell office:value-type="float" office:value="68.96285965">
                <text:p>68.96285965</text:p>
              </table:table-cell>
              <table:table-cell office:value-type="float" office:value="459">
                <text:p>459</text:p>
              </table:table-cell>
              <table:table-cell office:value-type="float" office:value="102.044589045">
                <text:p>102.04458904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/>
              <table:table-cell office:value-type="float" office:value="7.109170278">
                <text:p>7.109170278</text:p>
              </table:table-cell>
              <table:table-cell office:value-type="float" office:value="985">
                <text:p>985</text:p>
              </table:table-cell>
              <table:table-cell office:value-type="float" office:value="6.62586433">
                <text:p>6.62586433</text:p>
              </table:table-cell>
              <table:table-cell office:value-type="float" office:value="1031">
                <text:p>1031</text:p>
              </table:table-cell>
              <table:table-cell office:value-type="float" office:value="7.763243094">
                <text:p>7.763243094</text:p>
              </table:table-cell>
              <table:table-cell office:value-type="float" office:value="993">
                <text:p>993</text:p>
              </table:table-cell>
              <table:table-cell office:value-type="float" office:value="107.487278629">
                <text:p>107.487278629</text:p>
              </table:table-cell>
              <table:table-cell office:value-type="float" office:value="417">
                <text:p>417</text:p>
              </table:table-cell>
              <table:table-cell office:value-type="float" office:value="76.179246939">
                <text:p>76.179246939</text:p>
              </table:table-cell>
              <table:table-cell office:value-type="float" office:value="457">
                <text:p>457</text:p>
              </table:table-cell>
              <table:table-cell office:value-type="float" office:value="109.119362299">
                <text:p>109.11936229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7.273035034">
                <text:p>7.273035034</text:p>
              </table:table-cell>
              <table:table-cell office:value-type="float" office:value="980">
                <text:p>980</text:p>
              </table:table-cell>
              <table:table-cell office:value-type="float" office:value="6.875807862">
                <text:p>6.875807862</text:p>
              </table:table-cell>
              <table:table-cell office:value-type="float" office:value="1028">
                <text:p>1028</text:p>
              </table:table-cell>
              <table:table-cell office:value-type="float" office:value="7.867072664">
                <text:p>7.867072664</text:p>
              </table:table-cell>
              <table:table-cell office:value-type="float" office:value="992">
                <text:p>992</text:p>
              </table:table-cell>
              <table:table-cell office:value-type="float" office:value="108.079337349">
                <text:p>108.079337349</text:p>
              </table:table-cell>
              <table:table-cell office:value-type="float" office:value="416">
                <text:p>416</text:p>
              </table:table-cell>
              <table:table-cell office:value-type="float" office:value="80.203123563">
                <text:p>80.203123563</text:p>
              </table:table-cell>
              <table:table-cell office:value-type="float" office:value="451">
                <text:p>451</text:p>
              </table:table-cell>
              <table:table-cell office:value-type="float" office:value="141.273611507">
                <text:p>141.27361150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/>
              <table:table-cell office:value-type="float" office:value="7.43770991">
                <text:p>7.43770991</text:p>
              </table:table-cell>
              <table:table-cell office:value-type="float" office:value="973">
                <text:p>973</text:p>
              </table:table-cell>
              <table:table-cell office:value-type="float" office:value="6.998135399">
                <text:p>6.998135399</text:p>
              </table:table-cell>
              <table:table-cell office:value-type="float" office:value="1024">
                <text:p>1024</text:p>
              </table:table-cell>
              <table:table-cell office:value-type="float" office:value="7.969900966">
                <text:p>7.969900966</text:p>
              </table:table-cell>
              <table:table-cell office:value-type="float" office:value="990">
                <text:p>990</text:p>
              </table:table-cell>
              <table:table-cell office:value-type="float" office:value="113.621463285">
                <text:p>113.621463285</text:p>
              </table:table-cell>
              <table:table-cell office:value-type="float" office:value="415">
                <text:p>415</text:p>
              </table:table-cell>
              <table:table-cell office:value-type="float" office:value="90.178918499">
                <text:p>90.178918499</text:p>
              </table:table-cell>
              <table:table-cell office:value-type="float" office:value="450">
                <text:p>450</text:p>
              </table:table-cell>
              <table:table-cell office:value-type="float" office:value="142.942727942">
                <text:p>142.94272794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/>
              <table:table-cell office:value-type="float" office:value="7.926746692">
                <text:p>7.926746692</text:p>
              </table:table-cell>
              <table:table-cell office:value-type="float" office:value="970">
                <text:p>970</text:p>
              </table:table-cell>
              <table:table-cell office:value-type="float" office:value="7.121970633">
                <text:p>7.121970633</text:p>
              </table:table-cell>
              <table:table-cell office:value-type="float" office:value="1019">
                <text:p>1019</text:p>
              </table:table-cell>
              <table:table-cell office:value-type="float" office:value="8.283607657">
                <text:p>8.283607657</text:p>
              </table:table-cell>
              <table:table-cell office:value-type="float" office:value="989">
                <text:p>989</text:p>
              </table:table-cell>
              <table:table-cell office:value-type="float" office:value="125.125354778">
                <text:p>125.125354778</text:p>
              </table:table-cell>
              <table:table-cell office:value-type="float" office:value="412">
                <text:p>412</text:p>
              </table:table-cell>
              <table:table-cell office:value-type="float" office:value="102.239702627">
                <text:p>102.239702627</text:p>
              </table:table-cell>
              <table:table-cell office:value-type="float" office:value="449">
                <text:p>449</text:p>
              </table:table-cell>
              <table:table-cell office:value-type="float" office:value="151.908769646">
                <text:p>151.90876964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/>
              <table:table-cell office:value-type="float" office:value="8.087122575">
                <text:p>8.087122575</text:p>
              </table:table-cell>
              <table:table-cell office:value-type="float" office:value="965">
                <text:p>965</text:p>
              </table:table-cell>
              <table:table-cell office:value-type="float" office:value="7.494485358">
                <text:p>7.494485358</text:p>
              </table:table-cell>
              <table:table-cell office:value-type="float" office:value="1014">
                <text:p>1014</text:p>
              </table:table-cell>
              <table:table-cell office:value-type="float" office:value="8.387424934">
                <text:p>8.387424934</text:p>
              </table:table-cell>
              <table:table-cell office:value-type="float" office:value="987">
                <text:p>987</text:p>
              </table:table-cell>
              <table:table-cell office:value-type="float" office:value="126.177621454">
                <text:p>126.177621454</text:p>
              </table:table-cell>
              <table:table-cell office:value-type="float" office:value="411">
                <text:p>411</text:p>
              </table:table-cell>
              <table:table-cell office:value-type="float" office:value="115.32316555">
                <text:p>115.32316555</text:p>
              </table:table-cell>
              <table:table-cell office:value-type="float" office:value="448">
                <text:p>448</text:p>
              </table:table-cell>
              <table:table-cell office:value-type="float" office:value="158.396464789">
                <text:p>158.39646478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/>
              <table:table-cell office:value-type="float" office:value="8.256049165">
                <text:p>8.256049165</text:p>
              </table:table-cell>
              <table:table-cell office:value-type="float" office:value="960">
                <text:p>960</text:p>
              </table:table-cell>
              <table:table-cell office:value-type="float" office:value="8.117334809">
                <text:p>8.117334809</text:p>
              </table:table-cell>
              <table:table-cell office:value-type="float" office:value="1012">
                <text:p>1012</text:p>
              </table:table-cell>
              <table:table-cell office:value-type="float" office:value="8.596264448">
                <text:p>8.596264448</text:p>
              </table:table-cell>
              <table:table-cell office:value-type="float" office:value="983">
                <text:p>983</text:p>
              </table:table-cell>
              <table:table-cell office:value-type="float" office:value="129.941454693">
                <text:p>129.941454693</text:p>
              </table:table-cell>
              <table:table-cell office:value-type="float" office:value="410">
                <text:p>410</text:p>
              </table:table-cell>
              <table:table-cell office:value-type="float" office:value="122.587795238">
                <text:p>122.587795238</text:p>
              </table:table-cell>
              <table:table-cell office:value-type="float" office:value="446">
                <text:p>446</text:p>
              </table:table-cell>
              <table:table-cell office:value-type="float" office:value="171.371402034">
                <text:p>171.37140203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/>
              <table:table-cell office:value-type="float" office:value="8.565277837">
                <text:p>8.565277837</text:p>
              </table:table-cell>
              <table:table-cell office:value-type="float" office:value="959">
                <text:p>959</text:p>
              </table:table-cell>
              <table:table-cell office:value-type="float" office:value="8.239169822">
                <text:p>8.239169822</text:p>
              </table:table-cell>
              <table:table-cell office:value-type="float" office:value="1007">
                <text:p>1007</text:p>
              </table:table-cell>
              <table:table-cell office:value-type="float" office:value="8.812419754">
                <text:p>8.812419754</text:p>
              </table:table-cell>
              <table:table-cell office:value-type="float" office:value="982">
                <text:p>982</text:p>
              </table:table-cell>
              <table:table-cell office:value-type="float" office:value="137.868877128">
                <text:p>137.868877128</text:p>
              </table:table-cell>
              <table:table-cell office:value-type="float" office:value="406">
                <text:p>406</text:p>
              </table:table-cell>
              <table:table-cell office:value-type="float" office:value="125.204086947">
                <text:p>125.204086947</text:p>
              </table:table-cell>
              <table:table-cell office:value-type="float" office:value="440">
                <text:p>440</text:p>
              </table:table-cell>
              <table:table-cell office:value-type="float" office:value="173.835412628">
                <text:p>173.83541262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/>
              <table:table-cell office:value-type="float" office:value="8.724521856">
                <text:p>8.724521856</text:p>
              </table:table-cell>
              <table:table-cell office:value-type="float" office:value="949">
                <text:p>949</text:p>
              </table:table-cell>
              <table:table-cell office:value-type="float" office:value="8.364069553">
                <text:p>8.364069553</text:p>
              </table:table-cell>
              <table:table-cell office:value-type="float" office:value="1003">
                <text:p>1003</text:p>
              </table:table-cell>
              <table:table-cell office:value-type="float" office:value="9.035459023">
                <text:p>9.035459023</text:p>
              </table:table-cell>
              <table:table-cell office:value-type="float" office:value="978">
                <text:p>978</text:p>
              </table:table-cell>
              <table:table-cell office:value-type="float" office:value="145.4705464">
                <text:p>145.4705464</text:p>
              </table:table-cell>
              <table:table-cell office:value-type="float" office:value="403">
                <text:p>403</text:p>
              </table:table-cell>
              <table:table-cell office:value-type="float" office:value="132.737630574">
                <text:p>132.737630574</text:p>
              </table:table-cell>
              <table:table-cell office:value-type="float" office:value="439">
                <text:p>439</text:p>
              </table:table-cell>
              <table:table-cell office:value-type="float" office:value="202.971691505">
                <text:p>202.97169150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/>
              <table:table-cell office:value-type="float" office:value="8.884527755">
                <text:p>8.884527755</text:p>
              </table:table-cell>
              <table:table-cell office:value-type="float" office:value="947">
                <text:p>947</text:p>
              </table:table-cell>
              <table:table-cell office:value-type="float" office:value="8.603257621">
                <text:p>8.603257621</text:p>
              </table:table-cell>
              <table:table-cell office:value-type="float" office:value="999">
                <text:p>999</text:p>
              </table:table-cell>
              <table:table-cell office:value-type="float" office:value="9.491625702">
                <text:p>9.491625702</text:p>
              </table:table-cell>
              <table:table-cell office:value-type="float" office:value="971">
                <text:p>971</text:p>
              </table:table-cell>
              <table:table-cell office:value-type="float" office:value="155.738068149">
                <text:p>155.738068149</text:p>
              </table:table-cell>
              <table:table-cell office:value-type="float" office:value="402">
                <text:p>402</text:p>
              </table:table-cell>
              <table:table-cell office:value-type="float" office:value="145.348245801">
                <text:p>145.348245801</text:p>
              </table:table-cell>
              <table:table-cell office:value-type="float" office:value="437">
                <text:p>437</text:p>
              </table:table-cell>
              <table:table-cell office:value-type="float" office:value="215.180204413">
                <text:p>215.18020441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/>
              <table:table-cell office:value-type="float" office:value="9.210891857">
                <text:p>9.210891857</text:p>
              </table:table-cell>
              <table:table-cell office:value-type="float" office:value="945">
                <text:p>945</text:p>
              </table:table-cell>
              <table:table-cell office:value-type="float" office:value="8.724097376">
                <text:p>8.724097376</text:p>
              </table:table-cell>
              <table:table-cell office:value-type="float" office:value="998">
                <text:p>998</text:p>
              </table:table-cell>
              <table:table-cell office:value-type="float" office:value="9.722348321">
                <text:p>9.722348321</text:p>
              </table:table-cell>
              <table:table-cell office:value-type="float" office:value="966">
                <text:p>966</text:p>
              </table:table-cell>
              <table:table-cell office:value-type="float" office:value="174.065562914">
                <text:p>174.065562914</text:p>
              </table:table-cell>
              <table:table-cell office:value-type="float" office:value="400">
                <text:p>400</text:p>
              </table:table-cell>
              <table:table-cell office:value-type="float" office:value="153.820932524">
                <text:p>153.820932524</text:p>
              </table:table-cell>
              <table:table-cell office:value-type="float" office:value="436">
                <text:p>436</text:p>
              </table:table-cell>
              <table:table-cell office:value-type="float" office:value="219.484054583">
                <text:p>219.48405458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/>
              <table:table-cell office:value-type="float" office:value="9.367315716">
                <text:p>9.367315716</text:p>
              </table:table-cell>
              <table:table-cell office:value-type="float" office:value="940">
                <text:p>940</text:p>
              </table:table-cell>
              <table:table-cell office:value-type="float" office:value="8.961528299">
                <text:p>8.961528299</text:p>
              </table:table-cell>
              <table:table-cell office:value-type="float" office:value="996">
                <text:p>996</text:p>
              </table:table-cell>
              <table:table-cell office:value-type="float" office:value="9.830073028">
                <text:p>9.830073028</text:p>
              </table:table-cell>
              <table:table-cell office:value-type="float" office:value="965">
                <text:p>965</text:p>
              </table:table-cell>
              <table:table-cell office:value-type="float" office:value="190.571696938">
                <text:p>190.571696938</text:p>
              </table:table-cell>
              <table:table-cell office:value-type="float" office:value="397">
                <text:p>397</text:p>
              </table:table-cell>
              <table:table-cell office:value-type="float" office:value="157.887221212">
                <text:p>157.887221212</text:p>
              </table:table-cell>
              <table:table-cell office:value-type="float" office:value="435">
                <text:p>435</text:p>
              </table:table-cell>
              <table:table-cell office:value-type="float" office:value="236.449035334">
                <text:p>236.44903533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9.527442401">
                <text:p>9.527442401</text:p>
              </table:table-cell>
              <table:table-cell office:value-type="float" office:value="934">
                <text:p>934</text:p>
              </table:table-cell>
              <table:table-cell office:value-type="float" office:value="9.07566415">
                <text:p>9.07566415</text:p>
              </table:table-cell>
              <table:table-cell office:value-type="float" office:value="994">
                <text:p>994</text:p>
              </table:table-cell>
              <table:table-cell office:value-type="float" office:value="10.139346313">
                <text:p>10.139346313</text:p>
              </table:table-cell>
              <table:table-cell office:value-type="float" office:value="964">
                <text:p>964</text:p>
              </table:table-cell>
              <table:table-cell office:value-type="float" office:value="202.823095349">
                <text:p>202.823095349</text:p>
              </table:table-cell>
              <table:table-cell office:value-type="float" office:value="396">
                <text:p>396</text:p>
              </table:table-cell>
              <table:table-cell office:value-type="float" office:value="172.298504336">
                <text:p>172.298504336</text:p>
              </table:table-cell>
              <table:table-cell office:value-type="float" office:value="433">
                <text:p>433</text:p>
              </table:table-cell>
              <table:table-cell office:value-type="float" office:value="245.468455226">
                <text:p>245.46845522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9.690949547">
                <text:p>9.690949547</text:p>
              </table:table-cell>
              <table:table-cell office:value-type="float" office:value="933">
                <text:p>933</text:p>
              </table:table-cell>
              <table:table-cell office:value-type="float" office:value="9.190978742">
                <text:p>9.190978742</text:p>
              </table:table-cell>
              <table:table-cell office:value-type="float" office:value="993">
                <text:p>993</text:p>
              </table:table-cell>
              <table:table-cell office:value-type="float" office:value="10.240959316">
                <text:p>10.240959316</text:p>
              </table:table-cell>
              <table:table-cell office:value-type="float" office:value="961">
                <text:p>961</text:p>
              </table:table-cell>
              <table:table-cell office:value-type="float" office:value="211.499520724">
                <text:p>211.499520724</text:p>
              </table:table-cell>
              <table:table-cell office:value-type="float" office:value="393">
                <text:p>393</text:p>
              </table:table-cell>
              <table:table-cell office:value-type="float" office:value="185.154516266">
                <text:p>185.154516266</text:p>
              </table:table-cell>
              <table:table-cell office:value-type="float" office:value="432">
                <text:p>432</text:p>
              </table:table-cell>
              <table:table-cell office:value-type="float" office:value="248.598393657">
                <text:p>248.59839365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9.848215176">
                <text:p>9.848215176</text:p>
              </table:table-cell>
              <table:table-cell office:value-type="float" office:value="929">
                <text:p>929</text:p>
              </table:table-cell>
              <table:table-cell office:value-type="float" office:value="9.303100235">
                <text:p>9.303100235</text:p>
              </table:table-cell>
              <table:table-cell office:value-type="float" office:value="989">
                <text:p>989</text:p>
              </table:table-cell>
              <table:table-cell office:value-type="float" office:value="10.346494345">
                <text:p>10.346494345</text:p>
              </table:table-cell>
              <table:table-cell office:value-type="float" office:value="954">
                <text:p>954</text:p>
              </table:table-cell>
              <table:table-cell office:value-type="float" office:value="215.873608029">
                <text:p>215.873608029</text:p>
              </table:table-cell>
              <table:table-cell office:value-type="float" office:value="390">
                <text:p>390</text:p>
              </table:table-cell>
              <table:table-cell office:value-type="float" office:value="190.668697395">
                <text:p>190.668697395</text:p>
              </table:table-cell>
              <table:table-cell office:value-type="float" office:value="431">
                <text:p>431</text:p>
              </table:table-cell>
              <table:table-cell office:value-type="float" office:value="259.107668067">
                <text:p>259.10766806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/>
              <table:table-cell office:value-type="float" office:value="10.006073056">
                <text:p>10.006073056</text:p>
              </table:table-cell>
              <table:table-cell office:value-type="float" office:value="926">
                <text:p>926</text:p>
              </table:table-cell>
              <table:table-cell office:value-type="float" office:value="9.42080982">
                <text:p>9.42080982</text:p>
              </table:table-cell>
              <table:table-cell office:value-type="float" office:value="984">
                <text:p>984</text:p>
              </table:table-cell>
              <table:table-cell office:value-type="float" office:value="10.673278754">
                <text:p>10.673278754</text:p>
              </table:table-cell>
              <table:table-cell office:value-type="float" office:value="953">
                <text:p>953</text:p>
              </table:table-cell>
              <table:table-cell office:value-type="float" office:value="232.927372831">
                <text:p>232.927372831</text:p>
              </table:table-cell>
              <table:table-cell office:value-type="float" office:value="389">
                <text:p>389</text:p>
              </table:table-cell>
              <table:table-cell office:value-type="float" office:value="197.098916913">
                <text:p>197.098916913</text:p>
              </table:table-cell>
              <table:table-cell office:value-type="float" office:value="427">
                <text:p>427</text:p>
              </table:table-cell>
              <table:table-cell office:value-type="float" office:value="269.596241281">
                <text:p>269.59624128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/>
              <table:table-cell office:value-type="float" office:value="10.330715508">
                <text:p>10.330715508</text:p>
              </table:table-cell>
              <table:table-cell office:value-type="float" office:value="919">
                <text:p>919</text:p>
              </table:table-cell>
              <table:table-cell office:value-type="float" office:value="9.543363721">
                <text:p>9.543363721</text:p>
              </table:table-cell>
              <table:table-cell office:value-type="float" office:value="982">
                <text:p>982</text:p>
              </table:table-cell>
              <table:table-cell office:value-type="float" office:value="10.784600468">
                <text:p>10.784600468</text:p>
              </table:table-cell>
              <table:table-cell office:value-type="float" office:value="952">
                <text:p>952</text:p>
              </table:table-cell>
              <table:table-cell office:value-type="float" office:value="238.389994824">
                <text:p>238.389994824</text:p>
              </table:table-cell>
              <table:table-cell office:value-type="float" office:value="388">
                <text:p>388</text:p>
              </table:table-cell>
              <table:table-cell office:value-type="float" office:value="205.631689299">
                <text:p>205.631689299</text:p>
              </table:table-cell>
              <table:table-cell office:value-type="float" office:value="425">
                <text:p>425</text:p>
              </table:table-cell>
              <table:table-cell office:value-type="float" office:value="290.940969341">
                <text:p>290.94096934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/>
              <table:table-cell office:value-type="float" office:value="10.652370026">
                <text:p>10.652370026</text:p>
              </table:table-cell>
              <table:table-cell office:value-type="float" office:value="917">
                <text:p>917</text:p>
              </table:table-cell>
              <table:table-cell office:value-type="float" office:value="9.658880532">
                <text:p>9.658880532</text:p>
              </table:table-cell>
              <table:table-cell office:value-type="float" office:value="981">
                <text:p>981</text:p>
              </table:table-cell>
              <table:table-cell office:value-type="float" office:value="10.995627084">
                <text:p>10.995627084</text:p>
              </table:table-cell>
              <table:table-cell office:value-type="float" office:value="951">
                <text:p>951</text:p>
              </table:table-cell>
              <table:table-cell office:value-type="float" office:value="260.673710811">
                <text:p>260.673710811</text:p>
              </table:table-cell>
              <table:table-cell office:value-type="float" office:value="384">
                <text:p>384</text:p>
              </table:table-cell>
              <table:table-cell office:value-type="float" office:value="207.928396083">
                <text:p>207.928396083</text:p>
              </table:table-cell>
              <table:table-cell office:value-type="float" office:value="424">
                <text:p>424</text:p>
              </table:table-cell>
              <table:table-cell office:value-type="float" office:value="307.101023235">
                <text:p>307.10102323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/>
              <table:table-cell office:value-type="float" office:value="10.970948344">
                <text:p>10.970948344</text:p>
              </table:table-cell>
              <table:table-cell office:value-type="float" office:value="913">
                <text:p>913</text:p>
              </table:table-cell>
              <table:table-cell office:value-type="float" office:value="9.778355378">
                <text:p>9.778355378</text:p>
              </table:table-cell>
              <table:table-cell office:value-type="float" office:value="976">
                <text:p>976</text:p>
              </table:table-cell>
              <table:table-cell office:value-type="float" office:value="11.105699784">
                <text:p>11.105699784</text:p>
              </table:table-cell>
              <table:table-cell office:value-type="float" office:value="944">
                <text:p>944</text:p>
              </table:table-cell>
              <table:table-cell office:value-type="float" office:value="274.149782221">
                <text:p>274.149782221</text:p>
              </table:table-cell>
              <table:table-cell office:value-type="float" office:value="382">
                <text:p>382</text:p>
              </table:table-cell>
              <table:table-cell office:value-type="float" office:value="214.701126162">
                <text:p>214.701126162</text:p>
              </table:table-cell>
              <table:table-cell office:value-type="float" office:value="423">
                <text:p>423</text:p>
              </table:table-cell>
              <table:table-cell office:value-type="float" office:value="307.705919545">
                <text:p>307.70591954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/>
              <table:table-cell office:value-type="float" office:value="11.288892533">
                <text:p>11.288892533</text:p>
              </table:table-cell>
              <table:table-cell office:value-type="float" office:value="912">
                <text:p>912</text:p>
              </table:table-cell>
              <table:table-cell office:value-type="float" office:value="9.895381641">
                <text:p>9.895381641</text:p>
              </table:table-cell>
              <table:table-cell office:value-type="float" office:value="973">
                <text:p>973</text:p>
              </table:table-cell>
              <table:table-cell office:value-type="float" office:value="11.659660232">
                <text:p>11.659660232</text:p>
              </table:table-cell>
              <table:table-cell office:value-type="float" office:value="943">
                <text:p>943</text:p>
              </table:table-cell>
              <table:table-cell office:value-type="float" office:value="281.58640556">
                <text:p>281.58640556</text:p>
              </table:table-cell>
              <table:table-cell office:value-type="float" office:value="381">
                <text:p>381</text:p>
              </table:table-cell>
              <table:table-cell office:value-type="float" office:value="222.116708319">
                <text:p>222.116708319</text:p>
              </table:table-cell>
              <table:table-cell office:value-type="float" office:value="421">
                <text:p>421</text:p>
              </table:table-cell>
              <table:table-cell office:value-type="float" office:value="310.790896862">
                <text:p>310.79089686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/>
              <table:table-cell office:value-type="float" office:value="11.442737967">
                <text:p>11.442737967</text:p>
              </table:table-cell>
              <table:table-cell office:value-type="float" office:value="908">
                <text:p>908</text:p>
              </table:table-cell>
              <table:table-cell office:value-type="float" office:value="10.365832713">
                <text:p>10.365832713</text:p>
              </table:table-cell>
              <table:table-cell office:value-type="float" office:value="969">
                <text:p>969</text:p>
              </table:table-cell>
              <table:table-cell office:value-type="float" office:value="11.883095293">
                <text:p>11.883095293</text:p>
              </table:table-cell>
              <table:table-cell office:value-type="float" office:value="941">
                <text:p>941</text:p>
              </table:table-cell>
              <table:table-cell office:value-type="float" office:value="285.703932534">
                <text:p>285.703932534</text:p>
              </table:table-cell>
              <table:table-cell office:value-type="float" office:value="380">
                <text:p>380</text:p>
              </table:table-cell>
              <table:table-cell office:value-type="float" office:value="223.266453035">
                <text:p>223.266453035</text:p>
              </table:table-cell>
              <table:table-cell office:value-type="float" office:value="420">
                <text:p>420</text:p>
              </table:table-cell>
              <table:table-cell office:value-type="float" office:value="318.354131268">
                <text:p>318.35413126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/>
              <table:table-cell office:value-type="float" office:value="11.606275399">
                <text:p>11.606275399</text:p>
              </table:table-cell>
              <table:table-cell office:value-type="float" office:value="907">
                <text:p>907</text:p>
              </table:table-cell>
              <table:table-cell office:value-type="float" office:value="10.486677017">
                <text:p>10.486677017</text:p>
              </table:table-cell>
              <table:table-cell office:value-type="float" office:value="967">
                <text:p>967</text:p>
              </table:table-cell>
              <table:table-cell office:value-type="float" office:value="12.56792049">
                <text:p>12.56792049</text:p>
              </table:table-cell>
              <table:table-cell office:value-type="float" office:value="938">
                <text:p>938</text:p>
              </table:table-cell>
              <table:table-cell office:value-type="float" office:value="293.286158699">
                <text:p>293.286158699</text:p>
              </table:table-cell>
              <table:table-cell office:value-type="float" office:value="378">
                <text:p>378</text:p>
              </table:table-cell>
              <table:table-cell office:value-type="float" office:value="228.802987924">
                <text:p>228.802987924</text:p>
              </table:table-cell>
              <table:table-cell office:value-type="float" office:value="417">
                <text:p>417</text:p>
              </table:table-cell>
              <table:table-cell office:value-type="float" office:value="338.369441757">
                <text:p>338.36944175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/>
              <table:table-cell office:value-type="float" office:value="11.764497753">
                <text:p>11.764497753</text:p>
              </table:table-cell>
              <table:table-cell office:value-type="float" office:value="901">
                <text:p>901</text:p>
              </table:table-cell>
              <table:table-cell office:value-type="float" office:value="10.72197044">
                <text:p>10.72197044</text:p>
              </table:table-cell>
              <table:table-cell office:value-type="float" office:value="962">
                <text:p>962</text:p>
              </table:table-cell>
              <table:table-cell office:value-type="float" office:value="12.781347138">
                <text:p>12.781347138</text:p>
              </table:table-cell>
              <table:table-cell office:value-type="float" office:value="937">
                <text:p>937</text:p>
              </table:table-cell>
              <table:table-cell office:value-type="float" office:value="298.666905428">
                <text:p>298.666905428</text:p>
              </table:table-cell>
              <table:table-cell office:value-type="float" office:value="376">
                <text:p>376</text:p>
              </table:table-cell>
              <table:table-cell office:value-type="float" office:value="233.369848064">
                <text:p>233.369848064</text:p>
              </table:table-cell>
              <table:table-cell office:value-type="float" office:value="415">
                <text:p>415</text:p>
              </table:table-cell>
              <table:table-cell office:value-type="float" office:value="345.724326593">
                <text:p>345.72432659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/>
              <table:table-cell office:value-type="float" office:value="12.079165926">
                <text:p>12.079165926</text:p>
              </table:table-cell>
              <table:table-cell office:value-type="float" office:value="899">
                <text:p>899</text:p>
              </table:table-cell>
              <table:table-cell office:value-type="float" office:value="11.186064578">
                <text:p>11.186064578</text:p>
              </table:table-cell>
              <table:table-cell office:value-type="float" office:value="961">
                <text:p>961</text:p>
              </table:table-cell>
              <table:table-cell office:value-type="float" office:value="12.886314011">
                <text:p>12.886314011</text:p>
              </table:table-cell>
              <table:table-cell office:value-type="float" office:value="930">
                <text:p>930</text:p>
              </table:table-cell>
              <table:table-cell office:value-type="float" office:value="309.573353307">
                <text:p>309.573353307</text:p>
              </table:table-cell>
              <table:table-cell office:value-type="float" office:value="375">
                <text:p>375</text:p>
              </table:table-cell>
              <table:table-cell office:value-type="float" office:value="270.298148192">
                <text:p>270.298148192</text:p>
              </table:table-cell>
              <table:table-cell office:value-type="float" office:value="413">
                <text:p>413</text:p>
              </table:table-cell>
              <table:table-cell office:value-type="float" office:value="374.259665653">
                <text:p>374.25966565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12.404386624">
                <text:p>12.404386624</text:p>
              </table:table-cell>
              <table:table-cell office:value-type="float" office:value="895">
                <text:p>895</text:p>
              </table:table-cell>
              <table:table-cell office:value-type="float" office:value="11.302145007">
                <text:p>11.302145007</text:p>
              </table:table-cell>
              <table:table-cell office:value-type="float" office:value="955">
                <text:p>955</text:p>
              </table:table-cell>
              <table:table-cell office:value-type="float" office:value="12.990585821">
                <text:p>12.990585821</text:p>
              </table:table-cell>
              <table:table-cell office:value-type="float" office:value="928">
                <text:p>928</text:p>
              </table:table-cell>
              <table:table-cell office:value-type="float" office:value="310.264656387">
                <text:p>310.264656387</text:p>
              </table:table-cell>
              <table:table-cell office:value-type="float" office:value="372">
                <text:p>372</text:p>
              </table:table-cell>
              <table:table-cell office:value-type="float" office:value="273.979282085">
                <text:p>273.979282085</text:p>
              </table:table-cell>
              <table:table-cell office:value-type="float" office:value="409">
                <text:p>409</text:p>
              </table:table-cell>
              <table:table-cell office:value-type="float" office:value="377.600724887">
                <text:p>377.60072488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/>
              <table:table-cell office:value-type="float" office:value="12.564078063">
                <text:p>12.564078063</text:p>
              </table:table-cell>
              <table:table-cell office:value-type="float" office:value="893">
                <text:p>893</text:p>
              </table:table-cell>
              <table:table-cell office:value-type="float" office:value="11.420767414">
                <text:p>11.420767414</text:p>
              </table:table-cell>
              <table:table-cell office:value-type="float" office:value="954">
                <text:p>954</text:p>
              </table:table-cell>
              <table:table-cell office:value-type="float" office:value="13.53287601">
                <text:p>13.53287601</text:p>
              </table:table-cell>
              <table:table-cell office:value-type="float" office:value="926">
                <text:p>926</text:p>
              </table:table-cell>
              <table:table-cell office:value-type="float" office:value="317.50602866">
                <text:p>317.50602866</text:p>
              </table:table-cell>
              <table:table-cell office:value-type="float" office:value="368">
                <text:p>368</text:p>
              </table:table-cell>
              <table:table-cell office:value-type="float" office:value="283.912029921">
                <text:p>283.912029921</text:p>
              </table:table-cell>
              <table:table-cell office:value-type="float" office:value="407">
                <text:p>407</text:p>
              </table:table-cell>
              <table:table-cell office:value-type="float" office:value="379.158392875">
                <text:p>379.15839287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/>
              <table:table-cell office:value-type="float" office:value="12.886810663">
                <text:p>12.886810663</text:p>
              </table:table-cell>
              <table:table-cell office:value-type="float" office:value="885">
                <text:p>885</text:p>
              </table:table-cell>
              <table:table-cell office:value-type="float" office:value="12.115244705">
                <text:p>12.115244705</text:p>
              </table:table-cell>
              <table:table-cell office:value-type="float" office:value="951">
                <text:p>951</text:p>
              </table:table-cell>
              <table:table-cell office:value-type="float" office:value="13.743367673">
                <text:p>13.743367673</text:p>
              </table:table-cell>
              <table:table-cell office:value-type="float" office:value="919">
                <text:p>919</text:p>
              </table:table-cell>
              <table:table-cell office:value-type="float" office:value="336.780047247">
                <text:p>336.780047247</text:p>
              </table:table-cell>
              <table:table-cell office:value-type="float" office:value="367">
                <text:p>367</text:p>
              </table:table-cell>
              <table:table-cell office:value-type="float" office:value="301.607611791">
                <text:p>301.607611791</text:p>
              </table:table-cell>
              <table:table-cell office:value-type="float" office:value="406">
                <text:p>406</text:p>
              </table:table-cell>
              <table:table-cell office:value-type="float" office:value="381.221449409">
                <text:p>381.22144940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/>
              <table:table-cell office:value-type="float" office:value="13.223001877">
                <text:p>13.223001877</text:p>
              </table:table-cell>
              <table:table-cell office:value-type="float" office:value="883">
                <text:p>883</text:p>
              </table:table-cell>
              <table:table-cell office:value-type="float" office:value="12.232109234">
                <text:p>12.232109234</text:p>
              </table:table-cell>
              <table:table-cell office:value-type="float" office:value="943">
                <text:p>943</text:p>
              </table:table-cell>
              <table:table-cell office:value-type="float" office:value="14.798124851">
                <text:p>14.798124851</text:p>
              </table:table-cell>
              <table:table-cell office:value-type="float" office:value="916">
                <text:p>916</text:p>
              </table:table-cell>
              <table:table-cell office:value-type="float" office:value="343.854174319">
                <text:p>343.854174319</text:p>
              </table:table-cell>
              <table:table-cell office:value-type="float" office:value="366">
                <text:p>366</text:p>
              </table:table-cell>
              <table:table-cell office:value-type="float" office:value="308.456512552">
                <text:p>308.456512552</text:p>
              </table:table-cell>
              <table:table-cell office:value-type="float" office:value="405">
                <text:p>405</text:p>
              </table:table-cell>
              <table:table-cell office:value-type="float" office:value="393.831878123">
                <text:p>393.83187812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/>
              <table:table-cell office:value-type="float" office:value="13.387253108">
                <text:p>13.387253108</text:p>
              </table:table-cell>
              <table:table-cell office:value-type="float" office:value="880">
                <text:p>880</text:p>
              </table:table-cell>
              <table:table-cell office:value-type="float" office:value="13.182251168">
                <text:p>13.182251168</text:p>
              </table:table-cell>
              <table:table-cell office:value-type="float" office:value="941">
                <text:p>941</text:p>
              </table:table-cell>
              <table:table-cell office:value-type="float" office:value="14.900135489">
                <text:p>14.900135489</text:p>
              </table:table-cell>
              <table:table-cell office:value-type="float" office:value="908">
                <text:p>908</text:p>
              </table:table-cell>
              <table:table-cell office:value-type="float" office:value="370.167042249">
                <text:p>370.167042249</text:p>
              </table:table-cell>
              <table:table-cell office:value-type="float" office:value="364">
                <text:p>364</text:p>
              </table:table-cell>
              <table:table-cell office:value-type="float" office:value="323.319773918">
                <text:p>323.319773918</text:p>
              </table:table-cell>
              <table:table-cell office:value-type="float" office:value="404">
                <text:p>404</text:p>
              </table:table-cell>
              <table:table-cell office:value-type="float" office:value="405.250395642">
                <text:p>405.25039564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13.730606957">
                <text:p>13.730606957</text:p>
              </table:table-cell>
              <table:table-cell office:value-type="float" office:value="879">
                <text:p>879</text:p>
              </table:table-cell>
              <table:table-cell office:value-type="float" office:value="13.302513681">
                <text:p>13.302513681</text:p>
              </table:table-cell>
              <table:table-cell office:value-type="float" office:value="938">
                <text:p>938</text:p>
              </table:table-cell>
              <table:table-cell office:value-type="float" office:value="15.311377123">
                <text:p>15.311377123</text:p>
              </table:table-cell>
              <table:table-cell office:value-type="float" office:value="907">
                <text:p>907</text:p>
              </table:table-cell>
              <table:table-cell office:value-type="float" office:value="380.110013665">
                <text:p>380.110013665</text:p>
              </table:table-cell>
              <table:table-cell office:value-type="float" office:value="363">
                <text:p>363</text:p>
              </table:table-cell>
              <table:table-cell office:value-type="float" office:value="323.882594245">
                <text:p>323.882594245</text:p>
              </table:table-cell>
              <table:table-cell office:value-type="float" office:value="401">
                <text:p>401</text:p>
              </table:table-cell>
              <table:table-cell office:value-type="float" office:value="418.190447088">
                <text:p>418.19044708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4.226607622">
                <text:p>14.226607622</text:p>
              </table:table-cell>
              <table:table-cell office:value-type="float" office:value="873">
                <text:p>873</text:p>
              </table:table-cell>
              <table:table-cell office:value-type="float" office:value="13.659402577">
                <text:p>13.659402577</text:p>
              </table:table-cell>
              <table:table-cell office:value-type="float" office:value="934">
                <text:p>934</text:p>
              </table:table-cell>
              <table:table-cell office:value-type="float" office:value="15.703335228">
                <text:p>15.703335228</text:p>
              </table:table-cell>
              <table:table-cell office:value-type="float" office:value="906">
                <text:p>906</text:p>
              </table:table-cell>
              <table:table-cell office:value-type="float" office:value="390.059121906">
                <text:p>390.059121906</text:p>
              </table:table-cell>
              <table:table-cell office:value-type="float" office:value="362">
                <text:p>362</text:p>
              </table:table-cell>
              <table:table-cell office:value-type="float" office:value="337.646600842">
                <text:p>337.646600842</text:p>
              </table:table-cell>
              <table:table-cell office:value-type="float" office:value="400">
                <text:p>400</text:p>
              </table:table-cell>
              <table:table-cell office:value-type="float" office:value="440.994304101">
                <text:p>440.9943041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/>
              <table:table-cell office:value-type="float" office:value="14.577855878">
                <text:p>14.577855878</text:p>
              </table:table-cell>
              <table:table-cell office:value-type="float" office:value="871">
                <text:p>871</text:p>
              </table:table-cell>
              <table:table-cell office:value-type="float" office:value="13.775363081">
                <text:p>13.775363081</text:p>
              </table:table-cell>
              <table:table-cell office:value-type="float" office:value="932">
                <text:p>932</text:p>
              </table:table-cell>
              <table:table-cell office:value-type="float" office:value="15.817910163">
                <text:p>15.817910163</text:p>
              </table:table-cell>
              <table:table-cell office:value-type="float" office:value="905">
                <text:p>905</text:p>
              </table:table-cell>
              <table:table-cell office:value-type="float" office:value="391.622042537">
                <text:p>391.622042537</text:p>
              </table:table-cell>
              <table:table-cell office:value-type="float" office:value="361">
                <text:p>361</text:p>
              </table:table-cell>
              <table:table-cell office:value-type="float" office:value="349.706218644">
                <text:p>349.706218644</text:p>
              </table:table-cell>
              <table:table-cell office:value-type="float" office:value="398">
                <text:p>398</text:p>
              </table:table-cell>
              <table:table-cell office:value-type="float" office:value="451.488882809">
                <text:p>451.48888280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14.742710802">
                <text:p>14.742710802</text:p>
              </table:table-cell>
              <table:table-cell office:value-type="float" office:value="869">
                <text:p>869</text:p>
              </table:table-cell>
              <table:table-cell office:value-type="float" office:value="14.009364321">
                <text:p>14.009364321</text:p>
              </table:table-cell>
              <table:table-cell office:value-type="float" office:value="931">
                <text:p>931</text:p>
              </table:table-cell>
              <table:table-cell office:value-type="float" office:value="16.138996395">
                <text:p>16.138996395</text:p>
              </table:table-cell>
              <table:table-cell office:value-type="float" office:value="904">
                <text:p>904</text:p>
              </table:table-cell>
              <table:table-cell office:value-type="float" office:value="393.232274227">
                <text:p>393.232274227</text:p>
              </table:table-cell>
              <table:table-cell office:value-type="float" office:value="360">
                <text:p>360</text:p>
              </table:table-cell>
              <table:table-cell office:value-type="float" office:value="359.373162397">
                <text:p>359.373162397</text:p>
              </table:table-cell>
              <table:table-cell office:value-type="float" office:value="395">
                <text:p>395</text:p>
              </table:table-cell>
              <table:table-cell office:value-type="float" office:value="463.240335009">
                <text:p>463.24033500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14.912401997">
                <text:p>14.912401997</text:p>
              </table:table-cell>
              <table:table-cell office:value-type="float" office:value="867">
                <text:p>867</text:p>
              </table:table-cell>
              <table:table-cell office:value-type="float" office:value="14.488375929">
                <text:p>14.488375929</text:p>
              </table:table-cell>
              <table:table-cell office:value-type="float" office:value="929">
                <text:p>929</text:p>
              </table:table-cell>
              <table:table-cell office:value-type="float" office:value="16.560625974">
                <text:p>16.560625974</text:p>
              </table:table-cell>
              <table:table-cell office:value-type="float" office:value="903">
                <text:p>903</text:p>
              </table:table-cell>
              <table:table-cell office:value-type="float" office:value="412.297996945">
                <text:p>412.297996945</text:p>
              </table:table-cell>
              <table:table-cell office:value-type="float" office:value="359">
                <text:p>359</text:p>
              </table:table-cell>
              <table:table-cell office:value-type="float" office:value="363.372593649">
                <text:p>363.372593649</text:p>
              </table:table-cell>
              <table:table-cell office:value-type="float" office:value="393">
                <text:p>393</text:p>
              </table:table-cell>
              <table:table-cell office:value-type="float" office:value="467.673429329">
                <text:p>467.67342932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/>
              <table:table-cell office:value-type="float" office:value="15.086546174">
                <text:p>15.086546174</text:p>
              </table:table-cell>
              <table:table-cell office:value-type="float" office:value="863">
                <text:p>863</text:p>
              </table:table-cell>
              <table:table-cell office:value-type="float" office:value="14.605976058">
                <text:p>14.605976058</text:p>
              </table:table-cell>
              <table:table-cell office:value-type="float" office:value="926">
                <text:p>926</text:p>
              </table:table-cell>
              <table:table-cell office:value-type="float" office:value="16.664505898">
                <text:p>16.664505898</text:p>
              </table:table-cell>
              <table:table-cell office:value-type="float" office:value="901">
                <text:p>901</text:p>
              </table:table-cell>
              <table:table-cell office:value-type="float" office:value="412.822833953">
                <text:p>412.822833953</text:p>
              </table:table-cell>
              <table:table-cell office:value-type="float" office:value="357">
                <text:p>357</text:p>
              </table:table-cell>
              <table:table-cell office:value-type="float" office:value="388.830096606">
                <text:p>388.830096606</text:p>
              </table:table-cell>
              <table:table-cell office:value-type="float" office:value="390">
                <text:p>390</text:p>
              </table:table-cell>
              <table:table-cell office:value-type="float" office:value="475.923260323">
                <text:p>475.92326032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/>
              <table:table-cell office:value-type="float" office:value="15.424191155">
                <text:p>15.424191155</text:p>
              </table:table-cell>
              <table:table-cell office:value-type="float" office:value="861">
                <text:p>861</text:p>
              </table:table-cell>
              <table:table-cell office:value-type="float" office:value="14.837201622">
                <text:p>14.837201622</text:p>
              </table:table-cell>
              <table:table-cell office:value-type="float" office:value="921">
                <text:p>921</text:p>
              </table:table-cell>
              <table:table-cell office:value-type="float" office:value="16.869736794">
                <text:p>16.869736794</text:p>
              </table:table-cell>
              <table:table-cell office:value-type="float" office:value="900">
                <text:p>900</text:p>
              </table:table-cell>
              <table:table-cell office:value-type="float" office:value="431.500462858">
                <text:p>431.500462858</text:p>
              </table:table-cell>
              <table:table-cell office:value-type="float" office:value="356">
                <text:p>356</text:p>
              </table:table-cell>
              <table:table-cell office:value-type="float" office:value="411.41339716">
                <text:p>411.41339716</text:p>
              </table:table-cell>
              <table:table-cell office:value-type="float" office:value="389">
                <text:p>389</text:p>
              </table:table-cell>
              <table:table-cell office:value-type="float" office:value="482.635803755">
                <text:p>482.63580375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/>
              <table:table-cell office:value-type="float" office:value="15.588002922">
                <text:p>15.588002922</text:p>
              </table:table-cell>
              <table:table-cell office:value-type="float" office:value="852">
                <text:p>852</text:p>
              </table:table-cell>
              <table:table-cell office:value-type="float" office:value="15.079174954">
                <text:p>15.079174954</text:p>
              </table:table-cell>
              <table:table-cell office:value-type="float" office:value="914">
                <text:p>914</text:p>
              </table:table-cell>
              <table:table-cell office:value-type="float" office:value="17.296052793">
                <text:p>17.296052793</text:p>
              </table:table-cell>
              <table:table-cell office:value-type="float" office:value="896">
                <text:p>896</text:p>
              </table:table-cell>
              <table:table-cell office:value-type="float" office:value="438.496378658">
                <text:p>438.496378658</text:p>
              </table:table-cell>
              <table:table-cell office:value-type="float" office:value="355">
                <text:p>355</text:p>
              </table:table-cell>
              <table:table-cell office:value-type="float" office:value="421.284228804">
                <text:p>421.284228804</text:p>
              </table:table-cell>
              <table:table-cell office:value-type="float" office:value="386">
                <text:p>386</text:p>
              </table:table-cell>
              <table:table-cell office:value-type="float" office:value="497.840211637">
                <text:p>497.84021163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16.2568666">
                <text:p>16.2568666</text:p>
              </table:table-cell>
              <table:table-cell office:value-type="float" office:value="851">
                <text:p>851</text:p>
              </table:table-cell>
              <table:table-cell office:value-type="float" office:value="15.319091519">
                <text:p>15.319091519</text:p>
              </table:table-cell>
              <table:table-cell office:value-type="float" office:value="907">
                <text:p>907</text:p>
              </table:table-cell>
              <table:table-cell office:value-type="float" office:value="17.823312208">
                <text:p>17.823312208</text:p>
              </table:table-cell>
              <table:table-cell office:value-type="float" office:value="893">
                <text:p>893</text:p>
              </table:table-cell>
              <table:table-cell office:value-type="float" office:value="448.802317914">
                <text:p>448.802317914</text:p>
              </table:table-cell>
              <table:table-cell office:value-type="float" office:value="354">
                <text:p>354</text:p>
              </table:table-cell>
              <table:table-cell office:value-type="float" office:value="438.804754785">
                <text:p>438.804754785</text:p>
              </table:table-cell>
              <table:table-cell office:value-type="float" office:value="385">
                <text:p>385</text:p>
              </table:table-cell>
              <table:table-cell office:value-type="float" office:value="501.416962715">
                <text:p>501.41696271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/>
              <table:table-cell office:value-type="float" office:value="16.596774767">
                <text:p>16.596774767</text:p>
              </table:table-cell>
              <table:table-cell office:value-type="float" office:value="847">
                <text:p>847</text:p>
              </table:table-cell>
              <table:table-cell office:value-type="float" office:value="15.797349965">
                <text:p>15.797349965</text:p>
              </table:table-cell>
              <table:table-cell office:value-type="float" office:value="904">
                <text:p>904</text:p>
              </table:table-cell>
              <table:table-cell office:value-type="float" office:value="17.930430387">
                <text:p>17.930430387</text:p>
              </table:table-cell>
              <table:table-cell office:value-type="float" office:value="892">
                <text:p>892</text:p>
              </table:table-cell>
              <table:table-cell office:value-type="float" office:value="453.515926741">
                <text:p>453.515926741</text:p>
              </table:table-cell>
              <table:table-cell office:value-type="float" office:value="353">
                <text:p>353</text:p>
              </table:table-cell>
              <table:table-cell office:value-type="float" office:value="446.865117428">
                <text:p>446.865117428</text:p>
              </table:table-cell>
              <table:table-cell office:value-type="float" office:value="382">
                <text:p>382</text:p>
              </table:table-cell>
              <table:table-cell office:value-type="float" office:value="515.803438369">
                <text:p>515.80343836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/>
              <table:table-cell office:value-type="float" office:value="16.76328753">
                <text:p>16.76328753</text:p>
              </table:table-cell>
              <table:table-cell office:value-type="float" office:value="845">
                <text:p>845</text:p>
              </table:table-cell>
              <table:table-cell office:value-type="float" office:value="16.378508757">
                <text:p>16.378508757</text:p>
              </table:table-cell>
              <table:table-cell office:value-type="float" office:value="901">
                <text:p>901</text:p>
              </table:table-cell>
              <table:table-cell office:value-type="float" office:value="18.163651142">
                <text:p>18.163651142</text:p>
              </table:table-cell>
              <table:table-cell office:value-type="float" office:value="888">
                <text:p>888</text:p>
              </table:table-cell>
              <table:table-cell office:value-type="float" office:value="455.689968872">
                <text:p>455.689968872</text:p>
              </table:table-cell>
              <table:table-cell office:value-type="float" office:value="352">
                <text:p>352</text:p>
              </table:table-cell>
              <table:table-cell office:value-type="float" office:value="473.085185877">
                <text:p>473.085185877</text:p>
              </table:table-cell>
              <table:table-cell office:value-type="float" office:value="381">
                <text:p>381</text:p>
              </table:table-cell>
              <table:table-cell office:value-type="float" office:value="562.997151815">
                <text:p>562.99715181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/>
              <table:table-cell office:value-type="float" office:value="17.115922026">
                <text:p>17.115922026</text:p>
              </table:table-cell>
              <table:table-cell office:value-type="float" office:value="841">
                <text:p>841</text:p>
              </table:table-cell>
              <table:table-cell office:value-type="float" office:value="16.503719161">
                <text:p>16.503719161</text:p>
              </table:table-cell>
              <table:table-cell office:value-type="float" office:value="898">
                <text:p>898</text:p>
              </table:table-cell>
              <table:table-cell office:value-type="float" office:value="18.607814016">
                <text:p>18.607814016</text:p>
              </table:table-cell>
              <table:table-cell office:value-type="float" office:value="883">
                <text:p>883</text:p>
              </table:table-cell>
              <table:table-cell office:value-type="float" office:value="478.023327405">
                <text:p>478.023327405</text:p>
              </table:table-cell>
              <table:table-cell office:value-type="float" office:value="351">
                <text:p>351</text:p>
              </table:table-cell>
              <table:table-cell office:value-type="float" office:value="475.788667666">
                <text:p>475.788667666</text:p>
              </table:table-cell>
              <table:table-cell office:value-type="float" office:value="379">
                <text:p>379</text:p>
              </table:table-cell>
              <table:table-cell office:value-type="float" office:value="611.990969364">
                <text:p>611.99096936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/>
              <table:table-cell office:value-type="float" office:value="17.965280734">
                <text:p>17.965280734</text:p>
              </table:table-cell>
              <table:table-cell office:value-type="float" office:value="837">
                <text:p>837</text:p>
              </table:table-cell>
              <table:table-cell office:value-type="float" office:value="16.883666517">
                <text:p>16.883666517</text:p>
              </table:table-cell>
              <table:table-cell office:value-type="float" office:value="894">
                <text:p>894</text:p>
              </table:table-cell>
              <table:table-cell office:value-type="float" office:value="18.821111231">
                <text:p>18.821111231</text:p>
              </table:table-cell>
              <table:table-cell office:value-type="float" office:value="878">
                <text:p>878</text:p>
              </table:table-cell>
              <table:table-cell office:value-type="float" office:value="483.95651472">
                <text:p>483.95651472</text:p>
              </table:table-cell>
              <table:table-cell office:value-type="float" office:value="350">
                <text:p>350</text:p>
              </table:table-cell>
              <table:table-cell office:value-type="float" office:value="483.93537284">
                <text:p>483.93537284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301675009">
                <text:p>18.301675009</text:p>
              </table:table-cell>
              <table:table-cell office:value-type="float" office:value="834">
                <text:p>834</text:p>
              </table:table-cell>
              <table:table-cell office:value-type="float" office:value="17.141331272">
                <text:p>17.141331272</text:p>
              </table:table-cell>
              <table:table-cell office:value-type="float" office:value="893">
                <text:p>893</text:p>
              </table:table-cell>
              <table:table-cell office:value-type="float" office:value="19.151012809">
                <text:p>19.151012809</text:p>
              </table:table-cell>
              <table:table-cell office:value-type="float" office:value="876">
                <text:p>876</text:p>
              </table:table-cell>
              <table:table-cell office:value-type="float" office:value="497.113209848">
                <text:p>497.113209848</text:p>
              </table:table-cell>
              <table:table-cell office:value-type="float" office:value="347">
                <text:p>347</text:p>
              </table:table-cell>
              <table:table-cell office:value-type="float" office:value="487.199674773">
                <text:p>487.199674773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454256923">
                <text:p>18.454256923</text:p>
              </table:table-cell>
              <table:table-cell office:value-type="float" office:value="833">
                <text:p>833</text:p>
              </table:table-cell>
              <table:table-cell office:value-type="float" office:value="17.271545732">
                <text:p>17.271545732</text:p>
              </table:table-cell>
              <table:table-cell office:value-type="float" office:value="889">
                <text:p>889</text:p>
              </table:table-cell>
              <table:table-cell office:value-type="float" office:value="20.179430151">
                <text:p>20.179430151</text:p>
              </table:table-cell>
              <table:table-cell office:value-type="float" office:value="875">
                <text:p>875</text:p>
              </table:table-cell>
              <table:table-cell office:value-type="float" office:value="519.734637445">
                <text:p>519.734637445</text:p>
              </table:table-cell>
              <table:table-cell office:value-type="float" office:value="345">
                <text:p>345</text:p>
              </table:table-cell>
              <table:table-cell office:value-type="float" office:value="497.824130909">
                <text:p>497.824130909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157117198">
                <text:p>19.157117198</text:p>
              </table:table-cell>
              <table:table-cell office:value-type="float" office:value="827">
                <text:p>827</text:p>
              </table:table-cell>
              <table:table-cell office:value-type="float" office:value="17.817113267">
                <text:p>17.817113267</text:p>
              </table:table-cell>
              <table:table-cell office:value-type="float" office:value="888">
                <text:p>888</text:p>
              </table:table-cell>
              <table:table-cell office:value-type="float" office:value="20.291941706">
                <text:p>20.291941706</text:p>
              </table:table-cell>
              <table:table-cell office:value-type="float" office:value="871">
                <text:p>871</text:p>
              </table:table-cell>
              <table:table-cell office:value-type="float" office:value="533.357038401">
                <text:p>533.357038401</text:p>
              </table:table-cell>
              <table:table-cell office:value-type="float" office:value="344">
                <text:p>344</text:p>
              </table:table-cell>
              <table:table-cell office:value-type="float" office:value="509.446928966">
                <text:p>509.446928966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318318979">
                <text:p>19.318318979</text:p>
              </table:table-cell>
              <table:table-cell office:value-type="float" office:value="826">
                <text:p>826</text:p>
              </table:table-cell>
              <table:table-cell office:value-type="float" office:value="18.35533282">
                <text:p>18.35533282</text:p>
              </table:table-cell>
              <table:table-cell office:value-type="float" office:value="882">
                <text:p>882</text:p>
              </table:table-cell>
              <table:table-cell office:value-type="float" office:value="20.400793767">
                <text:p>20.400793767</text:p>
              </table:table-cell>
              <table:table-cell office:value-type="float" office:value="870">
                <text:p>870</text:p>
              </table:table-cell>
              <table:table-cell office:value-type="float" office:value="548.043593743">
                <text:p>548.043593743</text:p>
              </table:table-cell>
              <table:table-cell office:value-type="float" office:value="343">
                <text:p>343</text:p>
              </table:table-cell>
              <table:table-cell office:value-type="float" office:value="532.698163886">
                <text:p>532.698163886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806025807">
                <text:p>19.806025807</text:p>
              </table:table-cell>
              <table:table-cell office:value-type="float" office:value="822">
                <text:p>822</text:p>
              </table:table-cell>
              <table:table-cell office:value-type="float" office:value="18.868707091">
                <text:p>18.868707091</text:p>
              </table:table-cell>
              <table:table-cell office:value-type="float" office:value="876">
                <text:p>876</text:p>
              </table:table-cell>
              <table:table-cell office:value-type="float" office:value="20.615041846">
                <text:p>20.615041846</text:p>
              </table:table-cell>
              <table:table-cell office:value-type="float" office:value="863">
                <text:p>863</text:p>
              </table:table-cell>
              <table:table-cell office:value-type="float" office:value="556.511203815">
                <text:p>556.511203815</text:p>
              </table:table-cell>
              <table:table-cell office:value-type="float" office:value="342">
                <text:p>342</text:p>
              </table:table-cell>
              <table:table-cell office:value-type="float" office:value="549.253614926">
                <text:p>549.253614926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150645771">
                <text:p>20.150645771</text:p>
              </table:table-cell>
              <table:table-cell office:value-type="float" office:value="817">
                <text:p>817</text:p>
              </table:table-cell>
              <table:table-cell office:value-type="float" office:value="18.98900997">
                <text:p>18.98900997</text:p>
              </table:table-cell>
              <table:table-cell office:value-type="float" office:value="873">
                <text:p>873</text:p>
              </table:table-cell>
              <table:table-cell office:value-type="float" office:value="21.157853362">
                <text:p>21.157853362</text:p>
              </table:table-cell>
              <table:table-cell office:value-type="float" office:value="862">
                <text:p>862</text:p>
              </table:table-cell>
              <table:table-cell office:value-type="float" office:value="564.662651742">
                <text:p>564.662651742</text:p>
              </table:table-cell>
              <table:table-cell office:value-type="float" office:value="341">
                <text:p>341</text:p>
              </table:table-cell>
              <table:table-cell office:value-type="float" office:value="564.233499816">
                <text:p>564.23349981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814121553">
                <text:p>20.814121553</text:p>
              </table:table-cell>
              <table:table-cell office:value-type="float" office:value="815">
                <text:p>815</text:p>
              </table:table-cell>
              <table:table-cell office:value-type="float" office:value="19.749282591">
                <text:p>19.749282591</text:p>
              </table:table-cell>
              <table:table-cell office:value-type="float" office:value="871">
                <text:p>871</text:p>
              </table:table-cell>
              <table:table-cell office:value-type="float" office:value="21.523949598">
                <text:p>21.523949598</text:p>
              </table:table-cell>
              <table:table-cell office:value-type="float" office:value="858">
                <text:p>858</text:p>
              </table:table-cell>
              <table:table-cell office:value-type="float" office:value="590.99236142">
                <text:p>590.99236142</text:p>
              </table:table-cell>
              <table:table-cell office:value-type="float" office:value="340">
                <text:p>340</text:p>
              </table:table-cell>
              <table:table-cell office:value-type="float" office:value="577.053055591">
                <text:p>577.053055591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990117414">
                <text:p>20.990117414</text:p>
              </table:table-cell>
              <table:table-cell office:value-type="float" office:value="813">
                <text:p>813</text:p>
              </table:table-cell>
              <table:table-cell office:value-type="float" office:value="20.145132196">
                <text:p>20.145132196</text:p>
              </table:table-cell>
              <table:table-cell office:value-type="float" office:value="866">
                <text:p>866</text:p>
              </table:table-cell>
              <table:table-cell office:value-type="float" office:value="22.141689736">
                <text:p>22.141689736</text:p>
              </table:table-cell>
              <table:table-cell office:value-type="float" office:value="856">
                <text:p>856</text:p>
              </table:table-cell>
              <table:table-cell office:value-type="float" office:value="600.803700461">
                <text:p>600.803700461</text:p>
              </table:table-cell>
              <table:table-cell office:value-type="float" office:value="339">
                <text:p>339</text:p>
              </table:table-cell>
              <table:table-cell office:value-type="float" office:value="583.729137329">
                <text:p>583.729137329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155023383">
                <text:p>21.155023383</text:p>
              </table:table-cell>
              <table:table-cell office:value-type="float" office:value="811">
                <text:p>811</text:p>
              </table:table-cell>
              <table:table-cell office:value-type="float" office:value="20.499131282">
                <text:p>20.499131282</text:p>
              </table:table-cell>
              <table:table-cell office:value-type="float" office:value="864">
                <text:p>864</text:p>
              </table:table-cell>
              <table:table-cell office:value-type="float" office:value="22.471912495">
                <text:p>22.471912495</text:p>
              </table:table-cell>
              <table:table-cell office:value-type="float" office:value="855">
                <text:p>855</text:p>
              </table:table-cell>
              <table:table-cell office:value-type="float" office:value="610.507343183">
                <text:p>610.507343183</text:p>
              </table:table-cell>
              <table:table-cell office:value-type="float" office:value="338">
                <text:p>338</text:p>
              </table:table-cell>
              <table:table-cell office:value-type="float" office:value="609.693541671">
                <text:p>609.693541671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320024922">
                <text:p>21.320024922</text:p>
              </table:table-cell>
              <table:table-cell office:value-type="float" office:value="808">
                <text:p>808</text:p>
              </table:table-cell>
              <table:table-cell office:value-type="float" office:value="20.620336092">
                <text:p>20.620336092</text:p>
              </table:table-cell>
              <table:table-cell office:value-type="float" office:value="863">
                <text:p>863</text:p>
              </table:table-cell>
              <table:table-cell office:value-type="float" office:value="22.573978057">
                <text:p>22.573978057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483833573">
                <text:p>21.483833573</text:p>
              </table:table-cell>
              <table:table-cell office:value-type="float" office:value="807">
                <text:p>807</text:p>
              </table:table-cell>
              <table:table-cell office:value-type="float" office:value="20.738230894">
                <text:p>20.738230894</text:p>
              </table:table-cell>
              <table:table-cell office:value-type="float" office:value="861">
                <text:p>861</text:p>
              </table:table-cell>
              <table:table-cell office:value-type="float" office:value="22.786323777">
                <text:p>22.786323777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659629449">
                <text:p>21.659629449</text:p>
              </table:table-cell>
              <table:table-cell office:value-type="float" office:value="806">
                <text:p>806</text:p>
              </table:table-cell>
              <table:table-cell office:value-type="float" office:value="20.857557521">
                <text:p>20.857557521</text:p>
              </table:table-cell>
              <table:table-cell office:value-type="float" office:value="858">
                <text:p>858</text:p>
              </table:table-cell>
              <table:table-cell office:value-type="float" office:value="23.243067489">
                <text:p>23.24306748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839740488">
                <text:p>21.839740488</text:p>
              </table:table-cell>
              <table:table-cell office:value-type="float" office:value="805">
                <text:p>805</text:p>
              </table:table-cell>
              <table:table-cell office:value-type="float" office:value="21.095734253">
                <text:p>21.095734253</text:p>
              </table:table-cell>
              <table:table-cell office:value-type="float" office:value="857">
                <text:p>857</text:p>
              </table:table-cell>
              <table:table-cell office:value-type="float" office:value="24.105100048">
                <text:p>24.105100048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228036734">
                <text:p>22.228036734</text:p>
              </table:table-cell>
              <table:table-cell office:value-type="float" office:value="804">
                <text:p>804</text:p>
              </table:table-cell>
              <table:table-cell office:value-type="float" office:value="21.213095063">
                <text:p>21.213095063</text:p>
              </table:table-cell>
              <table:table-cell office:value-type="float" office:value="856">
                <text:p>856</text:p>
              </table:table-cell>
              <table:table-cell office:value-type="float" office:value="24.631830702">
                <text:p>24.631830702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395228872">
                <text:p>22.395228872</text:p>
              </table:table-cell>
              <table:table-cell office:value-type="float" office:value="803">
                <text:p>803</text:p>
              </table:table-cell>
              <table:table-cell office:value-type="float" office:value="21.335920323">
                <text:p>21.335920323</text:p>
              </table:table-cell>
              <table:table-cell office:value-type="float" office:value="853">
                <text:p>853</text:p>
              </table:table-cell>
              <table:table-cell office:value-type="float" office:value="25.154156594">
                <text:p>25.154156594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34139665">
                <text:p>23.134139665</text:p>
              </table:table-cell>
              <table:table-cell office:value-type="float" office:value="798">
                <text:p>798</text:p>
              </table:table-cell>
              <table:table-cell office:value-type="float" office:value="21.616976502">
                <text:p>21.616976502</text:p>
              </table:table-cell>
              <table:table-cell office:value-type="float" office:value="848">
                <text:p>848</text:p>
              </table:table-cell>
              <table:table-cell office:value-type="float" office:value="26.132498752">
                <text:p>26.132498752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303531699">
                <text:p>23.303531699</text:p>
              </table:table-cell>
              <table:table-cell office:value-type="float" office:value="794">
                <text:p>794</text:p>
              </table:table-cell>
              <table:table-cell office:value-type="float" office:value="21.879136728">
                <text:p>21.879136728</text:p>
              </table:table-cell>
              <table:table-cell office:value-type="float" office:value="847">
                <text:p>847</text:p>
              </table:table-cell>
              <table:table-cell office:value-type="float" office:value="26.239882259">
                <text:p>26.239882259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482938547">
                <text:p>23.482938547</text:p>
              </table:table-cell>
              <table:table-cell office:value-type="float" office:value="793">
                <text:p>793</text:p>
              </table:table-cell>
              <table:table-cell office:value-type="float" office:value="21.99232341">
                <text:p>21.99232341</text:p>
              </table:table-cell>
              <table:table-cell office:value-type="float" office:value="846">
                <text:p>846</text:p>
              </table:table-cell>
              <table:table-cell office:value-type="float" office:value="26.765031857">
                <text:p>26.765031857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19091043">
                <text:p>24.019091043</text:p>
              </table:table-cell>
              <table:table-cell office:value-type="float" office:value="791">
                <text:p>791</text:p>
              </table:table-cell>
              <table:table-cell office:value-type="float" office:value="22.694486226">
                <text:p>22.694486226</text:p>
              </table:table-cell>
              <table:table-cell office:value-type="float" office:value="845">
                <text:p>845</text:p>
              </table:table-cell>
              <table:table-cell office:value-type="float" office:value="27.576769249">
                <text:p>27.57676924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191493484">
                <text:p>24.191493484</text:p>
              </table:table-cell>
              <table:table-cell office:value-type="float" office:value="788">
                <text:p>788</text:p>
              </table:table-cell>
              <table:table-cell office:value-type="float" office:value="22.816231861">
                <text:p>22.816231861</text:p>
              </table:table-cell>
              <table:table-cell office:value-type="float" office:value="841">
                <text:p>841</text:p>
              </table:table-cell>
              <table:table-cell office:value-type="float" office:value="28.33796897">
                <text:p>28.3379689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536390227">
                <text:p>24.536390227</text:p>
              </table:table-cell>
              <table:table-cell office:value-type="float" office:value="787">
                <text:p>787</text:p>
              </table:table-cell>
              <table:table-cell office:value-type="float" office:value="22.92409165">
                <text:p>22.92409165</text:p>
              </table:table-cell>
              <table:table-cell office:value-type="float" office:value="838">
                <text:p>838</text:p>
              </table:table-cell>
              <table:table-cell office:value-type="float" office:value="28.762555004">
                <text:p>28.762555004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89254155">
                <text:p>24.89254155</text:p>
              </table:table-cell>
              <table:table-cell office:value-type="float" office:value="785">
                <text:p>785</text:p>
              </table:table-cell>
              <table:table-cell office:value-type="float" office:value="23.044252753">
                <text:p>23.044252753</text:p>
              </table:table-cell>
              <table:table-cell office:value-type="float" office:value="837">
                <text:p>837</text:p>
              </table:table-cell>
              <table:table-cell office:value-type="float" office:value="29.388745742">
                <text:p>29.388745742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068627229">
                <text:p>25.068627229</text:p>
              </table:table-cell>
              <table:table-cell office:value-type="float" office:value="780">
                <text:p>780</text:p>
              </table:table-cell>
              <table:table-cell office:value-type="float" office:value="23.279577495">
                <text:p>23.279577495</text:p>
              </table:table-cell>
              <table:table-cell office:value-type="float" office:value="834">
                <text:p>834</text:p>
              </table:table-cell>
              <table:table-cell office:value-type="float" office:value="29.491000889">
                <text:p>29.491000889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126051469">
                <text:p>26.126051469</text:p>
              </table:table-cell>
              <table:table-cell office:value-type="float" office:value="771">
                <text:p>771</text:p>
              </table:table-cell>
              <table:table-cell office:value-type="float" office:value="24.040266658">
                <text:p>24.040266658</text:p>
              </table:table-cell>
              <table:table-cell office:value-type="float" office:value="833">
                <text:p>833</text:p>
              </table:table-cell>
              <table:table-cell office:value-type="float" office:value="29.919304456">
                <text:p>29.919304456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369431874">
                <text:p>28.369431874</text:p>
              </table:table-cell>
              <table:table-cell office:value-type="float" office:value="770">
                <text:p>770</text:p>
              </table:table-cell>
              <table:table-cell office:value-type="float" office:value="24.157002697">
                <text:p>24.157002697</text:p>
              </table:table-cell>
              <table:table-cell office:value-type="float" office:value="831">
                <text:p>831</text:p>
              </table:table-cell>
              <table:table-cell office:value-type="float" office:value="30.333653488">
                <text:p>30.333653488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711770959">
                <text:p>28.711770959</text:p>
              </table:table-cell>
              <table:table-cell office:value-type="float" office:value="768">
                <text:p>768</text:p>
              </table:table-cell>
              <table:table-cell office:value-type="float" office:value="24.28736854">
                <text:p>24.28736854</text:p>
              </table:table-cell>
              <table:table-cell office:value-type="float" office:value="828">
                <text:p>828</text:p>
              </table:table-cell>
              <table:table-cell office:value-type="float" office:value="32.163877076">
                <text:p>32.163877076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250585057">
                <text:p>29.250585057</text:p>
              </table:table-cell>
              <table:table-cell office:value-type="float" office:value="765">
                <text:p>765</text:p>
              </table:table-cell>
              <table:table-cell office:value-type="float" office:value="24.654492734">
                <text:p>24.654492734</text:p>
              </table:table-cell>
              <table:table-cell office:value-type="float" office:value="824">
                <text:p>824</text:p>
              </table:table-cell>
              <table:table-cell office:value-type="float" office:value="32.840092023">
                <text:p>32.840092023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134899621">
                <text:p>30.134899621</text:p>
              </table:table-cell>
              <table:table-cell office:value-type="float" office:value="762">
                <text:p>762</text:p>
              </table:table-cell>
              <table:table-cell office:value-type="float" office:value="24.925248924">
                <text:p>24.925248924</text:p>
              </table:table-cell>
              <table:table-cell office:value-type="float" office:value="818">
                <text:p>818</text:p>
              </table:table-cell>
              <table:table-cell office:value-type="float" office:value="33.355702389">
                <text:p>33.355702389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491612587">
                <text:p>30.491612587</text:p>
              </table:table-cell>
              <table:table-cell office:value-type="float" office:value="759">
                <text:p>759</text:p>
              </table:table-cell>
              <table:table-cell office:value-type="float" office:value="25.687977672">
                <text:p>25.687977672</text:p>
              </table:table-cell>
              <table:table-cell office:value-type="float" office:value="814">
                <text:p>814</text:p>
              </table:table-cell>
              <table:table-cell office:value-type="float" office:value="34.651533853">
                <text:p>34.651533853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384453063">
                <text:p>31.384453063</text:p>
              </table:table-cell>
              <table:table-cell office:value-type="float" office:value="756">
                <text:p>756</text:p>
              </table:table-cell>
              <table:table-cell office:value-type="float" office:value="25.932765374">
                <text:p>25.932765374</text:p>
              </table:table-cell>
              <table:table-cell office:value-type="float" office:value="808">
                <text:p>808</text:p>
              </table:table-cell>
              <table:table-cell office:value-type="float" office:value="35.390615768">
                <text:p>35.390615768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86024921">
                <text:p>31.86024921</text:p>
              </table:table-cell>
              <table:table-cell office:value-type="float" office:value="753">
                <text:p>753</text:p>
              </table:table-cell>
              <table:table-cell office:value-type="float" office:value="26.853452881">
                <text:p>26.853452881</text:p>
              </table:table-cell>
              <table:table-cell office:value-type="float" office:value="807">
                <text:p>807</text:p>
              </table:table-cell>
              <table:table-cell office:value-type="float" office:value="36.517737027">
                <text:p>36.517737027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210721721">
                <text:p>32.210721721</text:p>
              </table:table-cell>
              <table:table-cell office:value-type="float" office:value="751">
                <text:p>751</text:p>
              </table:table-cell>
              <table:table-cell office:value-type="float" office:value="27.097710528">
                <text:p>27.097710528</text:p>
              </table:table-cell>
              <table:table-cell office:value-type="float" office:value="806">
                <text:p>806</text:p>
              </table:table-cell>
              <table:table-cell office:value-type="float" office:value="37.49367133">
                <text:p>37.49367133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541091587">
                <text:p>32.541091587</text:p>
              </table:table-cell>
              <table:table-cell office:value-type="float" office:value="750">
                <text:p>750</text:p>
              </table:table-cell>
              <table:table-cell office:value-type="float" office:value="27.224722391">
                <text:p>27.224722391</text:p>
              </table:table-cell>
              <table:table-cell office:value-type="float" office:value="805">
                <text:p>805</text:p>
              </table:table-cell>
              <table:table-cell office:value-type="float" office:value="37.582385098">
                <text:p>37.582385098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03165358">
                <text:p>33.03165358</text:p>
              </table:table-cell>
              <table:table-cell office:value-type="float" office:value="747">
                <text:p>747</text:p>
              </table:table-cell>
              <table:table-cell office:value-type="float" office:value="27.575864799">
                <text:p>27.575864799</text:p>
              </table:table-cell>
              <table:table-cell office:value-type="float" office:value="804">
                <text:p>804</text:p>
              </table:table-cell>
              <table:table-cell office:value-type="float" office:value="37.696273946">
                <text:p>37.696273946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557061664">
                <text:p>34.557061664</text:p>
              </table:table-cell>
              <table:table-cell office:value-type="float" office:value="741">
                <text:p>741</text:p>
              </table:table-cell>
              <table:table-cell office:value-type="float" office:value="28.228429576">
                <text:p>28.228429576</text:p>
              </table:table-cell>
              <table:table-cell office:value-type="float" office:value="802">
                <text:p>802</text:p>
              </table:table-cell>
              <table:table-cell office:value-type="float" office:value="37.796575769">
                <text:p>37.796575769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905347494">
                <text:p>34.905347494</text:p>
              </table:table-cell>
              <table:table-cell office:value-type="float" office:value="739">
                <text:p>739</text:p>
              </table:table-cell>
              <table:table-cell office:value-type="float" office:value="28.61837207">
                <text:p>28.61837207</text:p>
              </table:table-cell>
              <table:table-cell office:value-type="float" office:value="801">
                <text:p>801</text:p>
              </table:table-cell>
              <table:table-cell office:value-type="float" office:value="38.008423445">
                <text:p>38.008423445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789768157">
                <text:p>35.789768157</text:p>
              </table:table-cell>
              <table:table-cell office:value-type="float" office:value="734">
                <text:p>734</text:p>
              </table:table-cell>
              <table:table-cell office:value-type="float" office:value="28.884052058">
                <text:p>28.884052058</text:p>
              </table:table-cell>
              <table:table-cell office:value-type="float" office:value="798">
                <text:p>798</text:p>
              </table:table-cell>
              <table:table-cell office:value-type="float" office:value="39.590177426">
                <text:p>39.590177426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348653123">
                <text:p>37.348653123</text:p>
              </table:table-cell>
              <table:table-cell office:value-type="float" office:value="731">
                <text:p>731</text:p>
              </table:table-cell>
              <table:table-cell office:value-type="float" office:value="29.252466092">
                <text:p>29.252466092</text:p>
              </table:table-cell>
              <table:table-cell office:value-type="float" office:value="795">
                <text:p>795</text:p>
              </table:table-cell>
              <table:table-cell office:value-type="float" office:value="41.934172872">
                <text:p>41.9341728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382627198">
                <text:p>38.382627198</text:p>
              </table:table-cell>
              <table:table-cell office:value-type="float" office:value="729">
                <text:p>729</text:p>
              </table:table-cell>
              <table:table-cell office:value-type="float" office:value="29.493726156">
                <text:p>29.493726156</text:p>
              </table:table-cell>
              <table:table-cell office:value-type="float" office:value="791">
                <text:p>791</text:p>
              </table:table-cell>
              <table:table-cell office:value-type="float" office:value="42.814649336">
                <text:p>42.814649336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892883682">
                <text:p>38.892883682</text:p>
              </table:table-cell>
              <table:table-cell office:value-type="float" office:value="726">
                <text:p>726</text:p>
              </table:table-cell>
              <table:table-cell office:value-type="float" office:value="29.616710275">
                <text:p>29.616710275</text:p>
              </table:table-cell>
              <table:table-cell office:value-type="float" office:value="787">
                <text:p>787</text:p>
              </table:table-cell>
              <table:table-cell office:value-type="float" office:value="43.031221515">
                <text:p>43.031221515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934510632">
                <text:p>39.934510632</text:p>
              </table:table-cell>
              <table:table-cell office:value-type="float" office:value="721">
                <text:p>721</text:p>
              </table:table-cell>
              <table:table-cell office:value-type="float" office:value="30.815805042">
                <text:p>30.815805042</text:p>
              </table:table-cell>
              <table:table-cell office:value-type="float" office:value="784">
                <text:p>784</text:p>
              </table:table-cell>
              <table:table-cell office:value-type="float" office:value="45.021853746">
                <text:p>45.021853746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076514276">
                <text:p>41.076514276</text:p>
              </table:table-cell>
              <table:table-cell office:value-type="float" office:value="719">
                <text:p>719</text:p>
              </table:table-cell>
              <table:table-cell office:value-type="float" office:value="31.554692152">
                <text:p>31.554692152</text:p>
              </table:table-cell>
              <table:table-cell office:value-type="float" office:value="783">
                <text:p>783</text:p>
              </table:table-cell>
              <table:table-cell office:value-type="float" office:value="45.127825996">
                <text:p>45.127825996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240003116">
                <text:p>41.240003116</text:p>
              </table:table-cell>
              <table:table-cell office:value-type="float" office:value="716">
                <text:p>716</text:p>
              </table:table-cell>
              <table:table-cell office:value-type="float" office:value="32.711601173">
                <text:p>32.711601173</text:p>
              </table:table-cell>
              <table:table-cell office:value-type="float" office:value="782">
                <text:p>782</text:p>
              </table:table-cell>
              <table:table-cell office:value-type="float" office:value="45.591408254">
                <text:p>45.591408254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926593174">
                <text:p>41.926593174</text:p>
              </table:table-cell>
              <table:table-cell office:value-type="float" office:value="710">
                <text:p>710</text:p>
              </table:table-cell>
              <table:table-cell office:value-type="float" office:value="32.830859392">
                <text:p>32.830859392</text:p>
              </table:table-cell>
              <table:table-cell office:value-type="float" office:value="780">
                <text:p>780</text:p>
              </table:table-cell>
              <table:table-cell office:value-type="float" office:value="48.749794719">
                <text:p>48.749794719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251001167">
                <text:p>42.251001167</text:p>
              </table:table-cell>
              <table:table-cell office:value-type="float" office:value="708">
                <text:p>708</text:p>
              </table:table-cell>
              <table:table-cell office:value-type="float" office:value="33.235685794">
                <text:p>33.235685794</text:p>
              </table:table-cell>
              <table:table-cell office:value-type="float" office:value="776">
                <text:p>776</text:p>
              </table:table-cell>
              <table:table-cell office:value-type="float" office:value="48.962907479">
                <text:p>48.962907479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085138785">
                <text:p>43.085138785</text:p>
              </table:table-cell>
              <table:table-cell office:value-type="float" office:value="707">
                <text:p>707</text:p>
              </table:table-cell>
              <table:table-cell office:value-type="float" office:value="33.907906949">
                <text:p>33.907906949</text:p>
              </table:table-cell>
              <table:table-cell office:value-type="float" office:value="773">
                <text:p>773</text:p>
              </table:table-cell>
              <table:table-cell office:value-type="float" office:value="49.168853486">
                <text:p>49.168853486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749057018">
                <text:p>43.749057018</text:p>
              </table:table-cell>
              <table:table-cell office:value-type="float" office:value="706">
                <text:p>706</text:p>
              </table:table-cell>
              <table:table-cell office:value-type="float" office:value="34.295086491">
                <text:p>34.295086491</text:p>
              </table:table-cell>
              <table:table-cell office:value-type="float" office:value="772">
                <text:p>772</text:p>
              </table:table-cell>
              <table:table-cell office:value-type="float" office:value="53.435706981">
                <text:p>53.435706981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111436402">
                <text:p>44.111436402</text:p>
              </table:table-cell>
              <table:table-cell office:value-type="float" office:value="705">
                <text:p>705</text:p>
              </table:table-cell>
              <table:table-cell office:value-type="float" office:value="34.569053403">
                <text:p>34.569053403</text:p>
              </table:table-cell>
              <table:table-cell office:value-type="float" office:value="771">
                <text:p>771</text:p>
              </table:table-cell>
              <table:table-cell office:value-type="float" office:value="53.530801597">
                <text:p>53.530801597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287033905">
                <text:p>44.287033905</text:p>
              </table:table-cell>
              <table:table-cell office:value-type="float" office:value="702">
                <text:p>702</text:p>
              </table:table-cell>
              <table:table-cell office:value-type="float" office:value="34.693841715">
                <text:p>34.693841715</text:p>
              </table:table-cell>
              <table:table-cell office:value-type="float" office:value="769">
                <text:p>769</text:p>
              </table:table-cell>
              <table:table-cell office:value-type="float" office:value="54.042248073">
                <text:p>54.042248073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87359389">
                <text:p>45.87359389</text:p>
              </table:table-cell>
              <table:table-cell office:value-type="float" office:value="701">
                <text:p>701</text:p>
              </table:table-cell>
              <table:table-cell office:value-type="float" office:value="35.457072786">
                <text:p>35.457072786</text:p>
              </table:table-cell>
              <table:table-cell office:value-type="float" office:value="768">
                <text:p>768</text:p>
              </table:table-cell>
              <table:table-cell office:value-type="float" office:value="54.343880105">
                <text:p>54.343880105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198718868">
                <text:p>46.198718868</text:p>
              </table:table-cell>
              <table:table-cell office:value-type="float" office:value="700">
                <text:p>700</text:p>
              </table:table-cell>
              <table:table-cell office:value-type="float" office:value="35.572813938">
                <text:p>35.572813938</text:p>
              </table:table-cell>
              <table:table-cell office:value-type="float" office:value="765">
                <text:p>765</text:p>
              </table:table-cell>
              <table:table-cell office:value-type="float" office:value="56.007066957">
                <text:p>56.007066957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382779125">
                <text:p>46.382779125</text:p>
              </table:table-cell>
              <table:table-cell office:value-type="float" office:value="698">
                <text:p>698</text:p>
              </table:table-cell>
              <table:table-cell office:value-type="float" office:value="35.692214174">
                <text:p>35.692214174</text:p>
              </table:table-cell>
              <table:table-cell office:value-type="float" office:value="759">
                <text:p>759</text:p>
              </table:table-cell>
              <table:table-cell office:value-type="float" office:value="56.214135861">
                <text:p>56.214135861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295896273">
                <text:p>47.295896273</text:p>
              </table:table-cell>
              <table:table-cell office:value-type="float" office:value="694">
                <text:p>694</text:p>
              </table:table-cell>
              <table:table-cell office:value-type="float" office:value="35.803248558">
                <text:p>35.803248558</text:p>
              </table:table-cell>
              <table:table-cell office:value-type="float" office:value="755">
                <text:p>755</text:p>
              </table:table-cell>
              <table:table-cell office:value-type="float" office:value="57.24819212">
                <text:p>57.24819212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527178233">
                <text:p>48.527178233</text:p>
              </table:table-cell>
              <table:table-cell office:value-type="float" office:value="693">
                <text:p>693</text:p>
              </table:table-cell>
              <table:table-cell office:value-type="float" office:value="36.837378696">
                <text:p>36.837378696</text:p>
              </table:table-cell>
              <table:table-cell office:value-type="float" office:value="754">
                <text:p>754</text:p>
              </table:table-cell>
              <table:table-cell office:value-type="float" office:value="63.308228979">
                <text:p>63.308228979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713288485">
                <text:p>48.713288485</text:p>
              </table:table-cell>
              <table:table-cell office:value-type="float" office:value="691">
                <text:p>691</text:p>
              </table:table-cell>
              <table:table-cell office:value-type="float" office:value="37.342896832">
                <text:p>37.342896832</text:p>
              </table:table-cell>
              <table:table-cell office:value-type="float" office:value="751">
                <text:p>751</text:p>
              </table:table-cell>
              <table:table-cell office:value-type="float" office:value="65.597389232">
                <text:p>65.597389232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222750258">
                <text:p>49.222750258</text:p>
              </table:table-cell>
              <table:table-cell office:value-type="float" office:value="690">
                <text:p>690</text:p>
              </table:table-cell>
              <table:table-cell office:value-type="float" office:value="38.841312257">
                <text:p>38.841312257</text:p>
              </table:table-cell>
              <table:table-cell office:value-type="float" office:value="748">
                <text:p>748</text:p>
              </table:table-cell>
              <table:table-cell office:value-type="float" office:value="67.749722">
                <text:p>67.749722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906318086">
                <text:p>49.906318086</text:p>
              </table:table-cell>
              <table:table-cell office:value-type="float" office:value="687">
                <text:p>687</text:p>
              </table:table-cell>
              <table:table-cell office:value-type="float" office:value="38.972561858">
                <text:p>38.972561858</text:p>
              </table:table-cell>
              <table:table-cell office:value-type="float" office:value="746">
                <text:p>746</text:p>
              </table:table-cell>
              <table:table-cell office:value-type="float" office:value="70.166630046">
                <text:p>70.166630046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082578102">
                <text:p>50.082578102</text:p>
              </table:table-cell>
              <table:table-cell office:value-type="float" office:value="684">
                <text:p>684</text:p>
              </table:table-cell>
              <table:table-cell office:value-type="float" office:value="39.949282996">
                <text:p>39.949282996</text:p>
              </table:table-cell>
              <table:table-cell office:value-type="float" office:value="742">
                <text:p>742</text:p>
              </table:table-cell>
              <table:table-cell office:value-type="float" office:value="70.368848892">
                <text:p>70.368848892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6255228">
                <text:p>51.6255228</text:p>
              </table:table-cell>
              <table:table-cell office:value-type="float" office:value="682">
                <text:p>682</text:p>
              </table:table-cell>
              <table:table-cell office:value-type="float" office:value="41.597501583">
                <text:p>41.597501583</text:p>
              </table:table-cell>
              <table:table-cell office:value-type="float" office:value="739">
                <text:p>739</text:p>
              </table:table-cell>
              <table:table-cell office:value-type="float" office:value="71.559817448">
                <text:p>71.559817448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941813557">
                <text:p>51.941813557</text:p>
              </table:table-cell>
              <table:table-cell office:value-type="float" office:value="679">
                <text:p>679</text:p>
              </table:table-cell>
              <table:table-cell office:value-type="float" office:value="42.569512135">
                <text:p>42.569512135</text:p>
              </table:table-cell>
              <table:table-cell office:value-type="float" office:value="737">
                <text:p>737</text:p>
              </table:table-cell>
              <table:table-cell office:value-type="float" office:value="72.335156329">
                <text:p>72.33515632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118963332">
                <text:p>52.118963332</text:p>
              </table:table-cell>
              <table:table-cell office:value-type="float" office:value="676">
                <text:p>676</text:p>
              </table:table-cell>
              <table:table-cell office:value-type="float" office:value="43.268390922">
                <text:p>43.268390922</text:p>
              </table:table-cell>
              <table:table-cell office:value-type="float" office:value="734">
                <text:p>734</text:p>
              </table:table-cell>
              <table:table-cell office:value-type="float" office:value="74.5986025">
                <text:p>74.5986025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955481475">
                <text:p>52.955481475</text:p>
              </table:table-cell>
              <table:table-cell office:value-type="float" office:value="674">
                <text:p>674</text:p>
              </table:table-cell>
              <table:table-cell office:value-type="float" office:value="44.249285167">
                <text:p>44.249285167</text:p>
              </table:table-cell>
              <table:table-cell office:value-type="float" office:value="731">
                <text:p>731</text:p>
              </table:table-cell>
              <table:table-cell office:value-type="float" office:value="75.206877545">
                <text:p>75.206877545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659699166">
                <text:p>53.659699166</text:p>
              </table:table-cell>
              <table:table-cell office:value-type="float" office:value="671">
                <text:p>671</text:p>
              </table:table-cell>
              <table:table-cell office:value-type="float" office:value="44.89089658">
                <text:p>44.89089658</text:p>
              </table:table-cell>
              <table:table-cell office:value-type="float" office:value="726">
                <text:p>726</text:p>
              </table:table-cell>
              <table:table-cell office:value-type="float" office:value="77.651937263">
                <text:p>77.65193726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170261804">
                <text:p>54.170261804</text:p>
              </table:table-cell>
              <table:table-cell office:value-type="float" office:value="669">
                <text:p>669</text:p>
              </table:table-cell>
              <table:table-cell office:value-type="float" office:value="45.397246115">
                <text:p>45.397246115</text:p>
              </table:table-cell>
              <table:table-cell office:value-type="float" office:value="723">
                <text:p>723</text:p>
              </table:table-cell>
              <table:table-cell office:value-type="float" office:value="77.845219627">
                <text:p>77.845219627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667006203">
                <text:p>54.667006203</text:p>
              </table:table-cell>
              <table:table-cell office:value-type="float" office:value="663">
                <text:p>663</text:p>
              </table:table-cell>
              <table:table-cell office:value-type="float" office:value="46.748457904">
                <text:p>46.748457904</text:p>
              </table:table-cell>
              <table:table-cell office:value-type="float" office:value="720">
                <text:p>720</text:p>
              </table:table-cell>
              <table:table-cell office:value-type="float" office:value="78.117030124">
                <text:p>78.117030124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370743994">
                <text:p>55.370743994</text:p>
              </table:table-cell>
              <table:table-cell office:value-type="float" office:value="659">
                <text:p>659</text:p>
              </table:table-cell>
              <table:table-cell office:value-type="float" office:value="48.095718603">
                <text:p>48.095718603</text:p>
              </table:table-cell>
              <table:table-cell office:value-type="float" office:value="719">
                <text:p>719</text:p>
              </table:table-cell>
              <table:table-cell office:value-type="float" office:value="78.213308451">
                <text:p>78.213308451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05365489">
                <text:p>56.05365489</text:p>
              </table:table-cell>
              <table:table-cell office:value-type="float" office:value="655">
                <text:p>655</text:p>
              </table:table-cell>
              <table:table-cell office:value-type="float" office:value="48.216893517">
                <text:p>48.216893517</text:p>
              </table:table-cell>
              <table:table-cell office:value-type="float" office:value="715">
                <text:p>715</text:p>
              </table:table-cell>
              <table:table-cell office:value-type="float" office:value="79.257965785">
                <text:p>79.257965785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362375721">
                <text:p>57.362375721</text:p>
              </table:table-cell>
              <table:table-cell office:value-type="float" office:value="652">
                <text:p>652</text:p>
              </table:table-cell>
              <table:table-cell office:value-type="float" office:value="48.334631906">
                <text:p>48.334631906</text:p>
              </table:table-cell>
              <table:table-cell office:value-type="float" office:value="714">
                <text:p>714</text:p>
              </table:table-cell>
              <table:table-cell office:value-type="float" office:value="80.223122071">
                <text:p>80.223122071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424725684">
                <text:p>60.424725684</text:p>
              </table:table-cell>
              <table:table-cell office:value-type="float" office:value="647">
                <text:p>647</text:p>
              </table:table-cell>
              <table:table-cell office:value-type="float" office:value="49.046190095">
                <text:p>49.046190095</text:p>
              </table:table-cell>
              <table:table-cell office:value-type="float" office:value="712">
                <text:p>712</text:p>
              </table:table-cell>
              <table:table-cell office:value-type="float" office:value="83.685591957">
                <text:p>83.685591957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300551005">
                <text:p>62.300551005</text:p>
              </table:table-cell>
              <table:table-cell office:value-type="float" office:value="644">
                <text:p>644</text:p>
              </table:table-cell>
              <table:table-cell office:value-type="float" office:value="49.672864571">
                <text:p>49.672864571</text:p>
              </table:table-cell>
              <table:table-cell office:value-type="float" office:value="709">
                <text:p>709</text:p>
              </table:table-cell>
              <table:table-cell office:value-type="float" office:value="84.7286495">
                <text:p>84.7286495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48000848">
                <text:p>63.48000848</text:p>
              </table:table-cell>
              <table:table-cell office:value-type="float" office:value="643">
                <text:p>643</text:p>
              </table:table-cell>
              <table:table-cell office:value-type="float" office:value="50.929445994">
                <text:p>50.929445994</text:p>
              </table:table-cell>
              <table:table-cell office:value-type="float" office:value="705">
                <text:p>705</text:p>
              </table:table-cell>
              <table:table-cell office:value-type="float" office:value="86.051150177">
                <text:p>86.051150177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803999093">
                <text:p>65.803999093</text:p>
              </table:table-cell>
              <table:table-cell office:value-type="float" office:value="638">
                <text:p>638</text:p>
              </table:table-cell>
              <table:table-cell office:value-type="float" office:value="51.187509286">
                <text:p>51.187509286</text:p>
              </table:table-cell>
              <table:table-cell office:value-type="float" office:value="703">
                <text:p>703</text:p>
              </table:table-cell>
              <table:table-cell office:value-type="float" office:value="86.787637525">
                <text:p>86.787637525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852685103">
                <text:p>66.852685103</text:p>
              </table:table-cell>
              <table:table-cell office:value-type="float" office:value="637">
                <text:p>637</text:p>
              </table:table-cell>
              <table:table-cell office:value-type="float" office:value="52.84628268">
                <text:p>52.84628268</text:p>
              </table:table-cell>
              <table:table-cell office:value-type="float" office:value="700">
                <text:p>700</text:p>
              </table:table-cell>
              <table:table-cell office:value-type="float" office:value="91.782249917">
                <text:p>91.782249917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673598197">
                <text:p>67.673598197</text:p>
              </table:table-cell>
              <table:table-cell office:value-type="float" office:value="636">
                <text:p>636</text:p>
              </table:table-cell>
              <table:table-cell office:value-type="float" office:value="54.308696117">
                <text:p>54.308696117</text:p>
              </table:table-cell>
              <table:table-cell office:value-type="float" office:value="697">
                <text:p>697</text:p>
              </table:table-cell>
              <table:table-cell office:value-type="float" office:value="91.998941209">
                <text:p>91.998941209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840450036">
                <text:p>67.840450036</text:p>
              </table:table-cell>
              <table:table-cell office:value-type="float" office:value="635">
                <text:p>635</text:p>
              </table:table-cell>
              <table:table-cell office:value-type="float" office:value="55.103461677">
                <text:p>55.103461677</text:p>
              </table:table-cell>
              <table:table-cell office:value-type="float" office:value="690">
                <text:p>690</text:p>
              </table:table-cell>
              <table:table-cell office:value-type="float" office:value="93.231022689">
                <text:p>93.231022689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882231616">
                <text:p>68.882231616</text:p>
              </table:table-cell>
              <table:table-cell office:value-type="float" office:value="632">
                <text:p>632</text:p>
              </table:table-cell>
              <table:table-cell office:value-type="float" office:value="55.216208693">
                <text:p>55.216208693</text:p>
              </table:table-cell>
              <table:table-cell office:value-type="float" office:value="688">
                <text:p>688</text:p>
              </table:table-cell>
              <table:table-cell office:value-type="float" office:value="94.637806443">
                <text:p>94.637806443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882874524">
                <text:p>69.882874524</text:p>
              </table:table-cell>
              <table:table-cell office:value-type="float" office:value="631">
                <text:p>631</text:p>
              </table:table-cell>
              <table:table-cell office:value-type="float" office:value="55.326005255">
                <text:p>55.326005255</text:p>
              </table:table-cell>
              <table:table-cell office:value-type="float" office:value="684">
                <text:p>684</text:p>
              </table:table-cell>
              <table:table-cell office:value-type="float" office:value="94.723216735">
                <text:p>94.723216735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52898789">
                <text:p>70.52898789</text:p>
              </table:table-cell>
              <table:table-cell office:value-type="float" office:value="625">
                <text:p>625</text:p>
              </table:table-cell>
              <table:table-cell office:value-type="float" office:value="55.434186037">
                <text:p>55.434186037</text:p>
              </table:table-cell>
              <table:table-cell office:value-type="float" office:value="683">
                <text:p>683</text:p>
              </table:table-cell>
              <table:table-cell office:value-type="float" office:value="95.00711802">
                <text:p>95.00711802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469049379">
                <text:p>73.469049379</text:p>
              </table:table-cell>
              <table:table-cell office:value-type="float" office:value="618">
                <text:p>618</text:p>
              </table:table-cell>
              <table:table-cell office:value-type="float" office:value="58.145544264">
                <text:p>58.145544264</text:p>
              </table:table-cell>
              <table:table-cell office:value-type="float" office:value="682">
                <text:p>682</text:p>
              </table:table-cell>
              <table:table-cell office:value-type="float" office:value="95.612311384">
                <text:p>95.612311384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151892842">
                <text:p>76.151892842</text:p>
              </table:table-cell>
              <table:table-cell office:value-type="float" office:value="614">
                <text:p>614</text:p>
              </table:table-cell>
              <table:table-cell office:value-type="float" office:value="58.259111259">
                <text:p>58.259111259</text:p>
              </table:table-cell>
              <table:table-cell office:value-type="float" office:value="681">
                <text:p>681</text:p>
              </table:table-cell>
              <table:table-cell office:value-type="float" office:value="96.154980183">
                <text:p>96.154980183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323325034">
                <text:p>77.323325034</text:p>
              </table:table-cell>
              <table:table-cell office:value-type="float" office:value="613">
                <text:p>613</text:p>
              </table:table-cell>
              <table:table-cell office:value-type="float" office:value="58.367638159">
                <text:p>58.367638159</text:p>
              </table:table-cell>
              <table:table-cell office:value-type="float" office:value="676">
                <text:p>676</text:p>
              </table:table-cell>
              <table:table-cell office:value-type="float" office:value="96.444185477">
                <text:p>96.444185477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143274471">
                <text:p>79.143274471</text:p>
              </table:table-cell>
              <table:table-cell office:value-type="float" office:value="611">
                <text:p>611</text:p>
              </table:table-cell>
              <table:table-cell office:value-type="float" office:value="59.496660775">
                <text:p>59.496660775</text:p>
              </table:table-cell>
              <table:table-cell office:value-type="float" office:value="674">
                <text:p>674</text:p>
              </table:table-cell>
              <table:table-cell office:value-type="float" office:value="97.604552474">
                <text:p>97.604552474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345512777">
                <text:p>81.345512777</text:p>
              </table:table-cell>
              <table:table-cell office:value-type="float" office:value="609">
                <text:p>609</text:p>
              </table:table-cell>
              <table:table-cell office:value-type="float" office:value="59.729478344">
                <text:p>59.729478344</text:p>
              </table:table-cell>
              <table:table-cell office:value-type="float" office:value="673">
                <text:p>673</text:p>
              </table:table-cell>
              <table:table-cell office:value-type="float" office:value="100.316226143">
                <text:p>100.31622614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870829089">
                <text:p>82.870829089</text:p>
              </table:table-cell>
              <table:table-cell office:value-type="float" office:value="605">
                <text:p>605</text:p>
              </table:table-cell>
              <table:table-cell office:value-type="float" office:value="59.965296071">
                <text:p>59.965296071</text:p>
              </table:table-cell>
              <table:table-cell office:value-type="float" office:value="672">
                <text:p>672</text:p>
              </table:table-cell>
              <table:table-cell office:value-type="float" office:value="107.464132076">
                <text:p>107.464132076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376312816">
                <text:p>87.376312816</text:p>
              </table:table-cell>
              <table:table-cell office:value-type="float" office:value="604">
                <text:p>604</text:p>
              </table:table-cell>
              <table:table-cell office:value-type="float" office:value="60.671867727">
                <text:p>60.671867727</text:p>
              </table:table-cell>
              <table:table-cell office:value-type="float" office:value="669">
                <text:p>669</text:p>
              </table:table-cell>
              <table:table-cell office:value-type="float" office:value="107.569727589">
                <text:p>107.569727589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064389572">
                <text:p>88.064389572</text:p>
              </table:table-cell>
              <table:table-cell office:value-type="float" office:value="603">
                <text:p>603</text:p>
              </table:table-cell>
              <table:table-cell office:value-type="float" office:value="62.769388386">
                <text:p>62.769388386</text:p>
              </table:table-cell>
              <table:table-cell office:value-type="float" office:value="665">
                <text:p>665</text:p>
              </table:table-cell>
              <table:table-cell office:value-type="float" office:value="108.968057015">
                <text:p>108.968057015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881991255">
                <text:p>88.881991255</text:p>
              </table:table-cell>
              <table:table-cell office:value-type="float" office:value="601">
                <text:p>601</text:p>
              </table:table-cell>
              <table:table-cell office:value-type="float" office:value="63.338077651">
                <text:p>63.338077651</text:p>
              </table:table-cell>
              <table:table-cell office:value-type="float" office:value="661">
                <text:p>661</text:p>
              </table:table-cell>
              <table:table-cell office:value-type="float" office:value="115.57047916">
                <text:p>115.57047916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067545034">
                <text:p>90.067545034</text:p>
              </table:table-cell>
              <table:table-cell office:value-type="float" office:value="597">
                <text:p>597</text:p>
              </table:table-cell>
              <table:table-cell office:value-type="float" office:value="63.542354327">
                <text:p>63.542354327</text:p>
              </table:table-cell>
              <table:table-cell office:value-type="float" office:value="660">
                <text:p>660</text:p>
              </table:table-cell>
              <table:table-cell office:value-type="float" office:value="115.787668105">
                <text:p>115.787668105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004697834">
                <text:p>91.004697834</text:p>
              </table:table-cell>
              <table:table-cell office:value-type="float" office:value="589">
                <text:p>589</text:p>
              </table:table-cell>
              <table:table-cell office:value-type="float" office:value="64.135487921">
                <text:p>64.135487921</text:p>
              </table:table-cell>
              <table:table-cell office:value-type="float" office:value="655">
                <text:p>655</text:p>
              </table:table-cell>
              <table:table-cell office:value-type="float" office:value="117.787976416">
                <text:p>117.78797641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301864404">
                <text:p>93.301864404</text:p>
              </table:table-cell>
              <table:table-cell office:value-type="float" office:value="584">
                <text:p>584</text:p>
              </table:table-cell>
              <table:table-cell office:value-type="float" office:value="64.827472787">
                <text:p>64.827472787</text:p>
              </table:table-cell>
              <table:table-cell office:value-type="float" office:value="654">
                <text:p>654</text:p>
              </table:table-cell>
              <table:table-cell office:value-type="float" office:value="118.466824332">
                <text:p>118.466824332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458147857">
                <text:p>97.458147857</text:p>
              </table:table-cell>
              <table:table-cell office:value-type="float" office:value="583">
                <text:p>583</text:p>
              </table:table-cell>
              <table:table-cell office:value-type="float" office:value="65.817337207">
                <text:p>65.817337207</text:p>
              </table:table-cell>
              <table:table-cell office:value-type="float" office:value="649">
                <text:p>649</text:p>
              </table:table-cell>
              <table:table-cell office:value-type="float" office:value="122.286845186">
                <text:p>122.286845186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145405388">
                <text:p>99.145405388</text:p>
              </table:table-cell>
              <table:table-cell office:value-type="float" office:value="581">
                <text:p>581</text:p>
              </table:table-cell>
              <table:table-cell office:value-type="float" office:value="68.759306735">
                <text:p>68.759306735</text:p>
              </table:table-cell>
              <table:table-cell office:value-type="float" office:value="646">
                <text:p>646</text:p>
              </table:table-cell>
              <table:table-cell office:value-type="float" office:value="122.770264983">
                <text:p>122.770264983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306847941">
                <text:p>99.306847941</text:p>
              </table:table-cell>
              <table:table-cell office:value-type="float" office:value="580">
                <text:p>580</text:p>
              </table:table-cell>
              <table:table-cell office:value-type="float" office:value="69.132281464">
                <text:p>69.132281464</text:p>
              </table:table-cell>
              <table:table-cell office:value-type="float" office:value="645">
                <text:p>645</text:p>
              </table:table-cell>
              <table:table-cell office:value-type="float" office:value="124.384415569">
                <text:p>124.384415569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113206656">
                <text:p>101.113206656</text:p>
              </table:table-cell>
              <table:table-cell office:value-type="float" office:value="578">
                <text:p>578</text:p>
              </table:table-cell>
              <table:table-cell office:value-type="float" office:value="73.024909535">
                <text:p>73.024909535</text:p>
              </table:table-cell>
              <table:table-cell office:value-type="float" office:value="644">
                <text:p>644</text:p>
              </table:table-cell>
              <table:table-cell office:value-type="float" office:value="127.766946215">
                <text:p>127.76694621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934456082">
                <text:p>102.934456082</text:p>
              </table:table-cell>
              <table:table-cell office:value-type="float" office:value="577">
                <text:p>577</text:p>
              </table:table-cell>
              <table:table-cell office:value-type="float" office:value="74.028483159">
                <text:p>74.028483159</text:p>
              </table:table-cell>
              <table:table-cell office:value-type="float" office:value="642">
                <text:p>642</text:p>
              </table:table-cell>
              <table:table-cell office:value-type="float" office:value="128.447369816">
                <text:p>128.447369816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085937344">
                <text:p>105.085937344</text:p>
              </table:table-cell>
              <table:table-cell office:value-type="float" office:value="574">
                <text:p>574</text:p>
              </table:table-cell>
              <table:table-cell office:value-type="float" office:value="74.374162841">
                <text:p>74.374162841</text:p>
              </table:table-cell>
              <table:table-cell office:value-type="float" office:value="639">
                <text:p>639</text:p>
              </table:table-cell>
              <table:table-cell office:value-type="float" office:value="129.846739214">
                <text:p>129.846739214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476290994">
                <text:p>108.476290994</text:p>
              </table:table-cell>
              <table:table-cell office:value-type="float" office:value="573">
                <text:p>573</text:p>
              </table:table-cell>
              <table:table-cell office:value-type="float" office:value="74.709259933">
                <text:p>74.709259933</text:p>
              </table:table-cell>
              <table:table-cell office:value-type="float" office:value="638">
                <text:p>638</text:p>
              </table:table-cell>
              <table:table-cell office:value-type="float" office:value="132.131464307">
                <text:p>132.131464307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136739479">
                <text:p>110.136739479</text:p>
              </table:table-cell>
              <table:table-cell office:value-type="float" office:value="571">
                <text:p>571</text:p>
              </table:table-cell>
              <table:table-cell office:value-type="float" office:value="76.322108988">
                <text:p>76.322108988</text:p>
              </table:table-cell>
              <table:table-cell office:value-type="float" office:value="636">
                <text:p>636</text:p>
              </table:table-cell>
              <table:table-cell office:value-type="float" office:value="132.215577366">
                <text:p>132.215577366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84822013">
                <text:p>110.984822013</text:p>
              </table:table-cell>
              <table:table-cell office:value-type="float" office:value="568">
                <text:p>568</text:p>
              </table:table-cell>
              <table:table-cell office:value-type="float" office:value="77.087765157">
                <text:p>77.087765157</text:p>
              </table:table-cell>
              <table:table-cell office:value-type="float" office:value="635">
                <text:p>635</text:p>
              </table:table-cell>
              <table:table-cell office:value-type="float" office:value="133.41648315">
                <text:p>133.41648315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56202166">
                <text:p>111.156202166</text:p>
              </table:table-cell>
              <table:table-cell office:value-type="float" office:value="567">
                <text:p>567</text:p>
              </table:table-cell>
              <table:table-cell office:value-type="float" office:value="78.471667393">
                <text:p>78.471667393</text:p>
              </table:table-cell>
              <table:table-cell office:value-type="float" office:value="632">
                <text:p>632</text:p>
              </table:table-cell>
              <table:table-cell office:value-type="float" office:value="133.593854371">
                <text:p>133.593854371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016025913">
                <text:p>112.016025913</text:p>
              </table:table-cell>
              <table:table-cell office:value-type="float" office:value="566">
                <text:p>566</text:p>
              </table:table-cell>
              <table:table-cell office:value-type="float" office:value="79.902681816">
                <text:p>79.902681816</text:p>
              </table:table-cell>
              <table:table-cell office:value-type="float" office:value="629">
                <text:p>629</text:p>
              </table:table-cell>
              <table:table-cell office:value-type="float" office:value="138.829867461">
                <text:p>138.829867461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72883377">
                <text:p>113.872883377</text:p>
              </table:table-cell>
              <table:table-cell office:value-type="float" office:value="565">
                <text:p>565</text:p>
              </table:table-cell>
              <table:table-cell office:value-type="float" office:value="80.99943764">
                <text:p>80.99943764</text:p>
              </table:table-cell>
              <table:table-cell office:value-type="float" office:value="625">
                <text:p>625</text:p>
              </table:table-cell>
              <table:table-cell office:value-type="float" office:value="141.053894255">
                <text:p>141.053894255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24429247">
                <text:p>117.224429247</text:p>
              </table:table-cell>
              <table:table-cell office:value-type="float" office:value="562">
                <text:p>562</text:p>
              </table:table-cell>
              <table:table-cell office:value-type="float" office:value="83.953297461">
                <text:p>83.953297461</text:p>
              </table:table-cell>
              <table:table-cell office:value-type="float" office:value="624">
                <text:p>624</text:p>
              </table:table-cell>
              <table:table-cell office:value-type="float" office:value="141.250946019">
                <text:p>141.250946019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86013414">
                <text:p>120.586013414</text:p>
              </table:table-cell>
              <table:table-cell office:value-type="float" office:value="560">
                <text:p>560</text:p>
              </table:table-cell>
              <table:table-cell office:value-type="float" office:value="84.312102571">
                <text:p>84.312102571</text:p>
              </table:table-cell>
              <table:table-cell office:value-type="float" office:value="621">
                <text:p>621</text:p>
              </table:table-cell>
              <table:table-cell office:value-type="float" office:value="146.018864568">
                <text:p>146.018864568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329017647">
                <text:p>122.329017647</text:p>
              </table:table-cell>
              <table:table-cell office:value-type="float" office:value="559">
                <text:p>559</text:p>
              </table:table-cell>
              <table:table-cell office:value-type="float" office:value="86.019009327">
                <text:p>86.019009327</text:p>
              </table:table-cell>
              <table:table-cell office:value-type="float" office:value="617">
                <text:p>617</text:p>
              </table:table-cell>
              <table:table-cell office:value-type="float" office:value="153.747264276">
                <text:p>153.747264276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491865937">
                <text:p>122.491865937</text:p>
              </table:table-cell>
              <table:table-cell office:value-type="float" office:value="556">
                <text:p>556</text:p>
              </table:table-cell>
              <table:table-cell office:value-type="float" office:value="87.592114395">
                <text:p>87.592114395</text:p>
              </table:table-cell>
              <table:table-cell office:value-type="float" office:value="610">
                <text:p>610</text:p>
              </table:table-cell>
              <table:table-cell office:value-type="float" office:value="153.947668419">
                <text:p>153.947668419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158923548">
                <text:p>123.158923548</text:p>
              </table:table-cell>
              <table:table-cell office:value-type="float" office:value="554">
                <text:p>554</text:p>
              </table:table-cell>
              <table:table-cell office:value-type="float" office:value="93.795169549">
                <text:p>93.795169549</text:p>
              </table:table-cell>
              <table:table-cell office:value-type="float" office:value="607">
                <text:p>607</text:p>
              </table:table-cell>
              <table:table-cell office:value-type="float" office:value="154.969870935">
                <text:p>154.969870935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330785214">
                <text:p>123.330785214</text:p>
              </table:table-cell>
              <table:table-cell office:value-type="float" office:value="550">
                <text:p>550</text:p>
              </table:table-cell>
              <table:table-cell office:value-type="float" office:value="95.250069373">
                <text:p>95.250069373</text:p>
              </table:table-cell>
              <table:table-cell office:value-type="float" office:value="603">
                <text:p>603</text:p>
              </table:table-cell>
              <table:table-cell office:value-type="float" office:value="160.017479049">
                <text:p>160.017479049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565864153">
                <text:p>128.565864153</text:p>
              </table:table-cell>
              <table:table-cell office:value-type="float" office:value="546">
                <text:p>546</text:p>
              </table:table-cell>
              <table:table-cell office:value-type="float" office:value="96.600096851">
                <text:p>96.600096851</text:p>
              </table:table-cell>
              <table:table-cell office:value-type="float" office:value="599">
                <text:p>599</text:p>
              </table:table-cell>
              <table:table-cell office:value-type="float" office:value="161.488586874">
                <text:p>161.488586874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.037922941">
                <text:p>130.037922941</text:p>
              </table:table-cell>
              <table:table-cell office:value-type="float" office:value="545">
                <text:p>545</text:p>
              </table:table-cell>
              <table:table-cell office:value-type="float" office:value="103.443198712">
                <text:p>103.443198712</text:p>
              </table:table-cell>
              <table:table-cell office:value-type="float" office:value="597">
                <text:p>597</text:p>
              </table:table-cell>
              <table:table-cell office:value-type="float" office:value="166.36447022">
                <text:p>166.36447022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.201751209">
                <text:p>130.201751209</text:p>
              </table:table-cell>
              <table:table-cell office:value-type="float" office:value="544">
                <text:p>544</text:p>
              </table:table-cell>
              <table:table-cell office:value-type="float" office:value="104.202123656">
                <text:p>104.202123656</text:p>
              </table:table-cell>
              <table:table-cell office:value-type="float" office:value="596">
                <text:p>596</text:p>
              </table:table-cell>
              <table:table-cell office:value-type="float" office:value="173.6880129">
                <text:p>173.6880129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.324179828">
                <text:p>132.324179828</text:p>
              </table:table-cell>
              <table:table-cell office:value-type="float" office:value="543">
                <text:p>543</text:p>
              </table:table-cell>
              <table:table-cell office:value-type="float" office:value="104.692967428">
                <text:p>104.692967428</text:p>
              </table:table-cell>
              <table:table-cell office:value-type="float" office:value="593">
                <text:p>593</text:p>
              </table:table-cell>
              <table:table-cell office:value-type="float" office:value="181.737680562">
                <text:p>181.737680562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.996951157">
                <text:p>133.996951157</text:p>
              </table:table-cell>
              <table:table-cell office:value-type="float" office:value="537">
                <text:p>537</text:p>
              </table:table-cell>
              <table:table-cell office:value-type="float" office:value="106.747048909">
                <text:p>106.747048909</text:p>
              </table:table-cell>
              <table:table-cell office:value-type="float" office:value="590">
                <text:p>590</text:p>
              </table:table-cell>
              <table:table-cell office:value-type="float" office:value="197.062864933">
                <text:p>197.062864933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.479895943">
                <text:p>134.479895943</text:p>
              </table:table-cell>
              <table:table-cell office:value-type="float" office:value="532">
                <text:p>532</text:p>
              </table:table-cell>
              <table:table-cell office:value-type="float" office:value="106.8648099">
                <text:p>106.8648099</text:p>
              </table:table-cell>
              <table:table-cell office:value-type="float" office:value="589">
                <text:p>589</text:p>
              </table:table-cell>
              <table:table-cell office:value-type="float" office:value="197.251060516">
                <text:p>197.251060516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.471429284">
                <text:p>135.471429284</text:p>
              </table:table-cell>
              <table:table-cell office:value-type="float" office:value="530">
                <text:p>530</text:p>
              </table:table-cell>
              <table:table-cell office:value-type="float" office:value="107.108946651">
                <text:p>107.108946651</text:p>
              </table:table-cell>
              <table:table-cell office:value-type="float" office:value="584">
                <text:p>584</text:p>
              </table:table-cell>
              <table:table-cell office:value-type="float" office:value="199.712508143">
                <text:p>199.712508143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.808182965">
                <text:p>136.808182965</text:p>
              </table:table-cell>
              <table:table-cell office:value-type="float" office:value="528">
                <text:p>528</text:p>
              </table:table-cell>
              <table:table-cell office:value-type="float" office:value="108.836919851">
                <text:p>108.836919851</text:p>
              </table:table-cell>
              <table:table-cell office:value-type="float" office:value="583">
                <text:p>583</text:p>
              </table:table-cell>
              <table:table-cell office:value-type="float" office:value="211.770351476">
                <text:p>211.770351476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.562013865">
                <text:p>145.562013865</text:p>
              </table:table-cell>
              <table:table-cell office:value-type="float" office:value="524">
                <text:p>524</text:p>
              </table:table-cell>
              <table:table-cell office:value-type="float" office:value="110.562358998">
                <text:p>110.562358998</text:p>
              </table:table-cell>
              <table:table-cell office:value-type="float" office:value="581">
                <text:p>581</text:p>
              </table:table-cell>
              <table:table-cell office:value-type="float" office:value="217.295601099">
                <text:p>217.29560109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.404483912">
                <text:p>146.404483912</text:p>
              </table:table-cell>
              <table:table-cell office:value-type="float" office:value="522">
                <text:p>522</text:p>
              </table:table-cell>
              <table:table-cell office:value-type="float" office:value="111.305139169">
                <text:p>111.305139169</text:p>
              </table:table-cell>
              <table:table-cell office:value-type="float" office:value="580">
                <text:p>580</text:p>
              </table:table-cell>
              <table:table-cell office:value-type="float" office:value="218.705205714">
                <text:p>218.705205714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.86442045">
                <text:p>151.86442045</text:p>
              </table:table-cell>
              <table:table-cell office:value-type="float" office:value="519">
                <text:p>519</text:p>
              </table:table-cell>
              <table:table-cell office:value-type="float" office:value="113.036878613">
                <text:p>113.036878613</text:p>
              </table:table-cell>
              <table:table-cell office:value-type="float" office:value="578">
                <text:p>578</text:p>
              </table:table-cell>
              <table:table-cell office:value-type="float" office:value="219.018680149">
                <text:p>219.018680149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.665165182">
                <text:p>158.665165182</text:p>
              </table:table-cell>
              <table:table-cell office:value-type="float" office:value="518">
                <text:p>518</text:p>
              </table:table-cell>
              <table:table-cell office:value-type="float" office:value="113.379624792">
                <text:p>113.379624792</text:p>
              </table:table-cell>
              <table:table-cell office:value-type="float" office:value="575">
                <text:p>575</text:p>
              </table:table-cell>
              <table:table-cell office:value-type="float" office:value="219.81824509">
                <text:p>219.81824509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.650358071">
                <text:p>159.650358071</text:p>
              </table:table-cell>
              <table:table-cell office:value-type="float" office:value="517">
                <text:p>517</text:p>
              </table:table-cell>
              <table:table-cell office:value-type="float" office:value="114.28069771">
                <text:p>114.28069771</text:p>
              </table:table-cell>
              <table:table-cell office:value-type="float" office:value="574">
                <text:p>574</text:p>
              </table:table-cell>
              <table:table-cell office:value-type="float" office:value="222.843955809">
                <text:p>222.843955809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640367242">
                <text:p>160.640367242</text:p>
              </table:table-cell>
              <table:table-cell office:value-type="float" office:value="516">
                <text:p>516</text:p>
              </table:table-cell>
              <table:table-cell office:value-type="float" office:value="117.97872277">
                <text:p>117.97872277</text:p>
              </table:table-cell>
              <table:table-cell office:value-type="float" office:value="572">
                <text:p>572</text:p>
              </table:table-cell>
              <table:table-cell office:value-type="float" office:value="227.882709155">
                <text:p>227.88270915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74313379">
                <text:p>161.74313379</text:p>
              </table:table-cell>
              <table:table-cell office:value-type="float" office:value="514">
                <text:p>514</text:p>
              </table:table-cell>
              <table:table-cell office:value-type="float" office:value="119.171923973">
                <text:p>119.171923973</text:p>
              </table:table-cell>
              <table:table-cell office:value-type="float" office:value="569">
                <text:p>569</text:p>
              </table:table-cell>
              <table:table-cell office:value-type="float" office:value="230.277781694">
                <text:p>230.277781694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.571394115">
                <text:p>162.571394115</text:p>
              </table:table-cell>
              <table:table-cell office:value-type="float" office:value="513">
                <text:p>513</text:p>
              </table:table-cell>
              <table:table-cell office:value-type="float" office:value="120.940070335">
                <text:p>120.940070335</text:p>
              </table:table-cell>
              <table:table-cell office:value-type="float" office:value="565">
                <text:p>565</text:p>
              </table:table-cell>
              <table:table-cell office:value-type="float" office:value="234.276332281">
                <text:p>234.276332281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.860420835">
                <text:p>163.860420835</text:p>
              </table:table-cell>
              <table:table-cell office:value-type="float" office:value="511">
                <text:p>511</text:p>
              </table:table-cell>
              <table:table-cell office:value-type="float" office:value="128.988226742">
                <text:p>128.988226742</text:p>
              </table:table-cell>
              <table:table-cell office:value-type="float" office:value="560">
                <text:p>560</text:p>
              </table:table-cell>
              <table:table-cell office:value-type="float" office:value="235.457998799">
                <text:p>235.457998799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.316662867">
                <text:p>165.316662867</text:p>
              </table:table-cell>
              <table:table-cell office:value-type="float" office:value="509">
                <text:p>509</text:p>
              </table:table-cell>
              <table:table-cell office:value-type="float" office:value="132.342631714">
                <text:p>132.342631714</text:p>
              </table:table-cell>
              <table:table-cell office:value-type="float" office:value="559">
                <text:p>559</text:p>
              </table:table-cell>
              <table:table-cell office:value-type="float" office:value="236.190018588">
                <text:p>236.190018588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.776230087">
                <text:p>167.776230087</text:p>
              </table:table-cell>
              <table:table-cell office:value-type="float" office:value="508">
                <text:p>508</text:p>
              </table:table-cell>
              <table:table-cell office:value-type="float" office:value="133.207589591">
                <text:p>133.207589591</text:p>
              </table:table-cell>
              <table:table-cell office:value-type="float" office:value="557">
                <text:p>557</text:p>
              </table:table-cell>
              <table:table-cell office:value-type="float" office:value="236.807616779">
                <text:p>236.80761677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.654487372">
                <text:p>170.654487372</text:p>
              </table:table-cell>
              <table:table-cell office:value-type="float" office:value="507">
                <text:p>507</text:p>
              </table:table-cell>
              <table:table-cell office:value-type="float" office:value="134.278433873">
                <text:p>134.278433873</text:p>
              </table:table-cell>
              <table:table-cell office:value-type="float" office:value="555">
                <text:p>555</text:p>
              </table:table-cell>
              <table:table-cell office:value-type="float" office:value="241.144990027">
                <text:p>241.1449900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.383666763">
                <text:p>178.383666763</text:p>
              </table:table-cell>
              <table:table-cell office:value-type="float" office:value="506">
                <text:p>506</text:p>
              </table:table-cell>
              <table:table-cell office:value-type="float" office:value="139.120850325">
                <text:p>139.120850325</text:p>
              </table:table-cell>
              <table:table-cell office:value-type="float" office:value="554">
                <text:p>554</text:p>
              </table:table-cell>
              <table:table-cell office:value-type="float" office:value="241.444637537">
                <text:p>241.444637537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.653256299">
                <text:p>181.653256299</text:p>
              </table:table-cell>
              <table:table-cell office:value-type="float" office:value="503">
                <text:p>503</text:p>
              </table:table-cell>
              <table:table-cell office:value-type="float" office:value="139.245354163">
                <text:p>139.245354163</text:p>
              </table:table-cell>
              <table:table-cell office:value-type="float" office:value="551">
                <text:p>551</text:p>
              </table:table-cell>
              <table:table-cell office:value-type="float" office:value="249.063139894">
                <text:p>249.063139894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.112684099">
                <text:p>185.112684099</text:p>
              </table:table-cell>
              <table:table-cell office:value-type="float" office:value="502">
                <text:p>502</text:p>
              </table:table-cell>
              <table:table-cell office:value-type="float" office:value="139.466233841">
                <text:p>139.466233841</text:p>
              </table:table-cell>
              <table:table-cell office:value-type="float" office:value="549">
                <text:p>549</text:p>
              </table:table-cell>
              <table:table-cell office:value-type="float" office:value="250.621463197">
                <text:p>250.621463197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.435157966">
                <text:p>186.435157966</text:p>
              </table:table-cell>
              <table:table-cell office:value-type="float" office:value="500">
                <text:p>500</text:p>
              </table:table-cell>
              <table:table-cell office:value-type="float" office:value="140.115710135">
                <text:p>140.115710135</text:p>
              </table:table-cell>
              <table:table-cell office:value-type="float" office:value="546">
                <text:p>546</text:p>
              </table:table-cell>
              <table:table-cell office:value-type="float" office:value="251.960356661">
                <text:p>251.960356661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345123319">
                <text:p>192.345123319</text:p>
              </table:table-cell>
              <table:table-cell office:value-type="float" office:value="497">
                <text:p>497</text:p>
              </table:table-cell>
              <table:table-cell office:value-type="float" office:value="146.53582414">
                <text:p>146.53582414</text:p>
              </table:table-cell>
              <table:table-cell office:value-type="float" office:value="544">
                <text:p>544</text:p>
              </table:table-cell>
              <table:table-cell office:value-type="float" office:value="254.579148535">
                <text:p>254.57914853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.587313195">
                <text:p>197.587313195</text:p>
              </table:table-cell>
              <table:table-cell office:value-type="float" office:value="496">
                <text:p>496</text:p>
              </table:table-cell>
              <table:table-cell office:value-type="float" office:value="148.676742339">
                <text:p>148.676742339</text:p>
              </table:table-cell>
              <table:table-cell office:value-type="float" office:value="542">
                <text:p>542</text:p>
              </table:table-cell>
              <table:table-cell office:value-type="float" office:value="255.562087826">
                <text:p>255.562087826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.745096625">
                <text:p>197.745096625</text:p>
              </table:table-cell>
              <table:table-cell office:value-type="float" office:value="490">
                <text:p>490</text:p>
              </table:table-cell>
              <table:table-cell office:value-type="float" office:value="148.779329459">
                <text:p>148.779329459</text:p>
              </table:table-cell>
              <table:table-cell office:value-type="float" office:value="540">
                <text:p>540</text:p>
              </table:table-cell>
              <table:table-cell office:value-type="float" office:value="264.172890342">
                <text:p>264.172890342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.188707828">
                <text:p>208.188707828</text:p>
              </table:table-cell>
              <table:table-cell office:value-type="float" office:value="487">
                <text:p>487</text:p>
              </table:table-cell>
              <table:table-cell office:value-type="float" office:value="150.374489735">
                <text:p>150.374489735</text:p>
              </table:table-cell>
              <table:table-cell office:value-type="float" office:value="536">
                <text:p>536</text:p>
              </table:table-cell>
              <table:table-cell office:value-type="float" office:value="269.072646134">
                <text:p>269.072646134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.123184961">
                <text:p>210.123184961</text:p>
              </table:table-cell>
              <table:table-cell office:value-type="float" office:value="486">
                <text:p>486</text:p>
              </table:table-cell>
              <table:table-cell office:value-type="float" office:value="157.50555988">
                <text:p>157.50555988</text:p>
              </table:table-cell>
              <table:table-cell office:value-type="float" office:value="535">
                <text:p>535</text:p>
              </table:table-cell>
              <table:table-cell office:value-type="float" office:value="287.628561355">
                <text:p>287.628561355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.684423839">
                <text:p>215.684423839</text:p>
              </table:table-cell>
              <table:table-cell office:value-type="float" office:value="484">
                <text:p>484</text:p>
              </table:table-cell>
              <table:table-cell office:value-type="float" office:value="157.857212174">
                <text:p>157.857212174</text:p>
              </table:table-cell>
              <table:table-cell office:value-type="float" office:value="534">
                <text:p>534</text:p>
              </table:table-cell>
              <table:table-cell office:value-type="float" office:value="305.665837169">
                <text:p>305.665837169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.804032858">
                <text:p>223.804032858</text:p>
              </table:table-cell>
              <table:table-cell office:value-type="float" office:value="481">
                <text:p>481</text:p>
              </table:table-cell>
              <table:table-cell office:value-type="float" office:value="158.337372227">
                <text:p>158.337372227</text:p>
              </table:table-cell>
              <table:table-cell office:value-type="float" office:value="533">
                <text:p>533</text:p>
              </table:table-cell>
              <table:table-cell office:value-type="float" office:value="305.74739823">
                <text:p>305.74739823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.260374916">
                <text:p>224.260374916</text:p>
              </table:table-cell>
              <table:table-cell office:value-type="float" office:value="480">
                <text:p>480</text:p>
              </table:table-cell>
              <table:table-cell office:value-type="float" office:value="158.992759178">
                <text:p>158.992759178</text:p>
              </table:table-cell>
              <table:table-cell office:value-type="float" office:value="530">
                <text:p>530</text:p>
              </table:table-cell>
              <table:table-cell office:value-type="float" office:value="310.342526151">
                <text:p>310.34252615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1.037493724">
                <text:p>231.037493724</text:p>
              </table:table-cell>
              <table:table-cell office:value-type="float" office:value="477">
                <text:p>477</text:p>
              </table:table-cell>
              <table:table-cell office:value-type="float" office:value="161.115975083">
                <text:p>161.115975083</text:p>
              </table:table-cell>
              <table:table-cell office:value-type="float" office:value="528">
                <text:p>528</text:p>
              </table:table-cell>
              <table:table-cell office:value-type="float" office:value="314.492558037">
                <text:p>314.492558037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1.997078254">
                <text:p>241.997078254</text:p>
              </table:table-cell>
              <table:table-cell office:value-type="float" office:value="476">
                <text:p>476</text:p>
              </table:table-cell>
              <table:table-cell office:value-type="float" office:value="164.062085218">
                <text:p>164.062085218</text:p>
              </table:table-cell>
              <table:table-cell office:value-type="float" office:value="526">
                <text:p>526</text:p>
              </table:table-cell>
              <table:table-cell office:value-type="float" office:value="317.726086184">
                <text:p>317.726086184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6.650809084">
                <text:p>246.650809084</text:p>
              </table:table-cell>
              <table:table-cell office:value-type="float" office:value="474">
                <text:p>474</text:p>
              </table:table-cell>
              <table:table-cell office:value-type="float" office:value="164.77528179">
                <text:p>164.77528179</text:p>
              </table:table-cell>
              <table:table-cell office:value-type="float" office:value="524">
                <text:p>524</text:p>
              </table:table-cell>
              <table:table-cell office:value-type="float" office:value="324.007787642">
                <text:p>324.007787642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8.420011467">
                <text:p>248.420011467</text:p>
              </table:table-cell>
              <table:table-cell office:value-type="float" office:value="472">
                <text:p>472</text:p>
              </table:table-cell>
              <table:table-cell office:value-type="float" office:value="166.998641202">
                <text:p>166.998641202</text:p>
              </table:table-cell>
              <table:table-cell office:value-type="float" office:value="521">
                <text:p>521</text:p>
              </table:table-cell>
              <table:table-cell office:value-type="float" office:value="324.933406819">
                <text:p>324.93340681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1.177898681">
                <text:p>261.177898681</text:p>
              </table:table-cell>
              <table:table-cell office:value-type="float" office:value="470">
                <text:p>470</text:p>
              </table:table-cell>
              <table:table-cell office:value-type="float" office:value="171.654974633">
                <text:p>171.654974633</text:p>
              </table:table-cell>
              <table:table-cell office:value-type="float" office:value="519">
                <text:p>519</text:p>
              </table:table-cell>
              <table:table-cell office:value-type="float" office:value="358.379893089">
                <text:p>358.379893089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5.190273208">
                <text:p>265.190273208</text:p>
              </table:table-cell>
              <table:table-cell office:value-type="float" office:value="469">
                <text:p>469</text:p>
              </table:table-cell>
              <table:table-cell office:value-type="float" office:value="174.996505548">
                <text:p>174.996505548</text:p>
              </table:table-cell>
              <table:table-cell office:value-type="float" office:value="518">
                <text:p>518</text:p>
              </table:table-cell>
              <table:table-cell office:value-type="float" office:value="359.527292303">
                <text:p>359.527292303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2.089289816">
                <text:p>272.089289816</text:p>
              </table:table-cell>
              <table:table-cell office:value-type="float" office:value="468">
                <text:p>468</text:p>
              </table:table-cell>
              <table:table-cell office:value-type="float" office:value="176.972941322">
                <text:p>176.972941322</text:p>
              </table:table-cell>
              <table:table-cell office:value-type="float" office:value="516">
                <text:p>516</text:p>
              </table:table-cell>
              <table:table-cell office:value-type="float" office:value="373.108455664">
                <text:p>373.108455664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6.337293055">
                <text:p>276.337293055</text:p>
              </table:table-cell>
              <table:table-cell office:value-type="float" office:value="467">
                <text:p>467</text:p>
              </table:table-cell>
              <table:table-cell office:value-type="float" office:value="178.706807545">
                <text:p>178.706807545</text:p>
              </table:table-cell>
              <table:table-cell office:value-type="float" office:value="515">
                <text:p>515</text:p>
              </table:table-cell>
              <table:table-cell office:value-type="float" office:value="374.996799035">
                <text:p>374.996799035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5.612633476">
                <text:p>285.612633476</text:p>
              </table:table-cell>
              <table:table-cell office:value-type="float" office:value="462">
                <text:p>462</text:p>
              </table:table-cell>
              <table:table-cell office:value-type="float" office:value="181.768907659">
                <text:p>181.768907659</text:p>
              </table:table-cell>
              <table:table-cell office:value-type="float" office:value="513">
                <text:p>513</text:p>
              </table:table-cell>
              <table:table-cell office:value-type="float" office:value="376.441905019">
                <text:p>376.441905019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7.561990239">
                <text:p>287.561990239</text:p>
              </table:table-cell>
              <table:table-cell office:value-type="float" office:value="460">
                <text:p>460</text:p>
              </table:table-cell>
              <table:table-cell office:value-type="float" office:value="192.44336299">
                <text:p>192.44336299</text:p>
              </table:table-cell>
              <table:table-cell office:value-type="float" office:value="512">
                <text:p>512</text:p>
              </table:table-cell>
              <table:table-cell office:value-type="float" office:value="396.08864556">
                <text:p>396.08864556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2.131803868">
                <text:p>292.131803868</text:p>
              </table:table-cell>
              <table:table-cell office:value-type="float" office:value="458">
                <text:p>458</text:p>
              </table:table-cell>
              <table:table-cell office:value-type="float" office:value="198.635339324">
                <text:p>198.635339324</text:p>
              </table:table-cell>
              <table:table-cell office:value-type="float" office:value="509">
                <text:p>509</text:p>
              </table:table-cell>
              <table:table-cell office:value-type="float" office:value="398.676995174">
                <text:p>398.676995174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7.201063138">
                <text:p>307.201063138</text:p>
              </table:table-cell>
              <table:table-cell office:value-type="float" office:value="456">
                <text:p>456</text:p>
              </table:table-cell>
              <table:table-cell office:value-type="float" office:value="199.988645982">
                <text:p>199.988645982</text:p>
              </table:table-cell>
              <table:table-cell office:value-type="float" office:value="505">
                <text:p>505</text:p>
              </table:table-cell>
              <table:table-cell office:value-type="float" office:value="404.734131772">
                <text:p>404.734131772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5.074910418">
                <text:p>315.074910418</text:p>
              </table:table-cell>
              <table:table-cell office:value-type="float" office:value="455">
                <text:p>455</text:p>
              </table:table-cell>
              <table:table-cell office:value-type="float" office:value="210.732725826">
                <text:p>210.732725826</text:p>
              </table:table-cell>
              <table:table-cell office:value-type="float" office:value="504">
                <text:p>504</text:p>
              </table:table-cell>
              <table:table-cell office:value-type="float" office:value="407.62438629">
                <text:p>407.62438629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6.499816935">
                <text:p>316.499816935</text:p>
              </table:table-cell>
              <table:table-cell office:value-type="float" office:value="454">
                <text:p>454</text:p>
              </table:table-cell>
              <table:table-cell office:value-type="float" office:value="220.559365273">
                <text:p>220.559365273</text:p>
              </table:table-cell>
              <table:table-cell office:value-type="float" office:value="502">
                <text:p>502</text:p>
              </table:table-cell>
              <table:table-cell office:value-type="float" office:value="410.373755413">
                <text:p>410.373755413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6.440316486">
                <text:p>326.440316486</text:p>
              </table:table-cell>
              <table:table-cell office:value-type="float" office:value="453">
                <text:p>453</text:p>
              </table:table-cell>
              <table:table-cell office:value-type="float" office:value="222.165314617">
                <text:p>222.165314617</text:p>
              </table:table-cell>
              <table:table-cell office:value-type="float" office:value="499">
                <text:p>499</text:p>
              </table:table-cell>
              <table:table-cell office:value-type="float" office:value="410.64513377">
                <text:p>410.64513377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7.117809485">
                <text:p>337.117809485</text:p>
              </table:table-cell>
              <table:table-cell office:value-type="float" office:value="450">
                <text:p>450</text:p>
              </table:table-cell>
              <table:table-cell office:value-type="float" office:value="225.674333343">
                <text:p>225.674333343</text:p>
              </table:table-cell>
              <table:table-cell office:value-type="float" office:value="498">
                <text:p>498</text:p>
              </table:table-cell>
              <table:table-cell office:value-type="float" office:value="422.699721516">
                <text:p>422.699721516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8.55453507">
                <text:p>338.55453507</text:p>
              </table:table-cell>
              <table:table-cell office:value-type="float" office:value="449">
                <text:p>449</text:p>
              </table:table-cell>
              <table:table-cell office:value-type="float" office:value="229.605827916">
                <text:p>229.605827916</text:p>
              </table:table-cell>
              <table:table-cell office:value-type="float" office:value="497">
                <text:p>497</text:p>
              </table:table-cell>
              <table:table-cell office:value-type="float" office:value="424.726412011">
                <text:p>424.726412011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9.355647083">
                <text:p>339.355647083</text:p>
              </table:table-cell>
              <table:table-cell office:value-type="float" office:value="448">
                <text:p>448</text:p>
              </table:table-cell>
              <table:table-cell office:value-type="float" office:value="232.971491645">
                <text:p>232.971491645</text:p>
              </table:table-cell>
              <table:table-cell office:value-type="float" office:value="496">
                <text:p>496</text:p>
              </table:table-cell>
              <table:table-cell office:value-type="float" office:value="435.394811724">
                <text:p>435.394811724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4.158517811">
                <text:p>344.158517811</text:p>
              </table:table-cell>
              <table:table-cell office:value-type="float" office:value="447">
                <text:p>447</text:p>
              </table:table-cell>
              <table:table-cell office:value-type="float" office:value="236.541535374">
                <text:p>236.541535374</text:p>
              </table:table-cell>
              <table:table-cell office:value-type="float" office:value="492">
                <text:p>492</text:p>
              </table:table-cell>
              <table:table-cell office:value-type="float" office:value="440.362405067">
                <text:p>440.362405067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0.400453722">
                <text:p>350.400453722</text:p>
              </table:table-cell>
              <table:table-cell office:value-type="float" office:value="446">
                <text:p>446</text:p>
              </table:table-cell>
              <table:table-cell office:value-type="float" office:value="251.755448727">
                <text:p>251.755448727</text:p>
              </table:table-cell>
              <table:table-cell office:value-type="float" office:value="491">
                <text:p>491</text:p>
              </table:table-cell>
              <table:table-cell office:value-type="float" office:value="442.682573832">
                <text:p>442.68257383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.925815857">
                <text:p>369.925815857</text:p>
              </table:table-cell>
              <table:table-cell office:value-type="float" office:value="445">
                <text:p>445</text:p>
              </table:table-cell>
              <table:table-cell office:value-type="float" office:value="256.774473809">
                <text:p>256.774473809</text:p>
              </table:table-cell>
              <table:table-cell office:value-type="float" office:value="490">
                <text:p>490</text:p>
              </table:table-cell>
              <table:table-cell office:value-type="float" office:value="450.337679254">
                <text:p>450.337679254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8.340373191">
                <text:p>378.340373191</text:p>
              </table:table-cell>
              <table:table-cell office:value-type="float" office:value="444">
                <text:p>444</text:p>
              </table:table-cell>
              <table:table-cell office:value-type="float" office:value="264.027378315">
                <text:p>264.027378315</text:p>
              </table:table-cell>
              <table:table-cell office:value-type="float" office:value="489">
                <text:p>489</text:p>
              </table:table-cell>
              <table:table-cell office:value-type="float" office:value="466.29148335">
                <text:p>466.2914833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0.047689937">
                <text:p>380.047689937</text:p>
              </table:table-cell>
              <table:table-cell office:value-type="float" office:value="439">
                <text:p>439</text:p>
              </table:table-cell>
              <table:table-cell office:value-type="float" office:value="264.831209829">
                <text:p>264.831209829</text:p>
              </table:table-cell>
              <table:table-cell office:value-type="float" office:value="488">
                <text:p>488</text:p>
              </table:table-cell>
              <table:table-cell office:value-type="float" office:value="485.965809061">
                <text:p>485.965809061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9.050713025">
                <text:p>399.050713025</text:p>
              </table:table-cell>
              <table:table-cell office:value-type="float" office:value="438">
                <text:p>438</text:p>
              </table:table-cell>
              <table:table-cell office:value-type="float" office:value="270.50577525">
                <text:p>270.50577525</text:p>
              </table:table-cell>
              <table:table-cell office:value-type="float" office:value="485">
                <text:p>485</text:p>
              </table:table-cell>
              <table:table-cell office:value-type="float" office:value="493.347627497">
                <text:p>493.347627497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3.478350187">
                <text:p>403.478350187</text:p>
              </table:table-cell>
              <table:table-cell office:value-type="float" office:value="437">
                <text:p>437</text:p>
              </table:table-cell>
              <table:table-cell office:value-type="float" office:value="270.967083152">
                <text:p>270.967083152</text:p>
              </table:table-cell>
              <table:table-cell office:value-type="float" office:value="483">
                <text:p>483</text:p>
              </table:table-cell>
              <table:table-cell office:value-type="float" office:value="494.07793306">
                <text:p>494.07793306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7.14233061">
                <text:p>427.14233061</text:p>
              </table:table-cell>
              <table:table-cell office:value-type="float" office:value="433">
                <text:p>433</text:p>
              </table:table-cell>
              <table:table-cell office:value-type="float" office:value="277.682009087">
                <text:p>277.682009087</text:p>
              </table:table-cell>
              <table:table-cell office:value-type="float" office:value="482">
                <text:p>482</text:p>
              </table:table-cell>
              <table:table-cell office:value-type="float" office:value="500.791115705">
                <text:p>500.791115705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8.739956352">
                <text:p>428.739956352</text:p>
              </table:table-cell>
              <table:table-cell office:value-type="float" office:value="431">
                <text:p>431</text:p>
              </table:table-cell>
              <table:table-cell office:value-type="float" office:value="279.987189267">
                <text:p>279.987189267</text:p>
              </table:table-cell>
              <table:table-cell office:value-type="float" office:value="479">
                <text:p>479</text:p>
              </table:table-cell>
              <table:table-cell office:value-type="float" office:value="500.885698862">
                <text:p>500.885698862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1.48256559">
                <text:p>441.48256559</text:p>
              </table:table-cell>
              <table:table-cell office:value-type="float" office:value="427">
                <text:p>427</text:p>
              </table:table-cell>
              <table:table-cell office:value-type="float" office:value="294.137539345">
                <text:p>294.137539345</text:p>
              </table:table-cell>
              <table:table-cell office:value-type="float" office:value="475">
                <text:p>475</text:p>
              </table:table-cell>
              <table:table-cell office:value-type="float" office:value="510.782459704">
                <text:p>510.782459704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9.810721124">
                <text:p>449.810721124</text:p>
              </table:table-cell>
              <table:table-cell office:value-type="float" office:value="426">
                <text:p>426</text:p>
              </table:table-cell>
              <table:table-cell office:value-type="float" office:value="299.880785708">
                <text:p>299.880785708</text:p>
              </table:table-cell>
              <table:table-cell office:value-type="float" office:value="472">
                <text:p>472</text:p>
              </table:table-cell>
              <table:table-cell office:value-type="float" office:value="514.578726263">
                <text:p>514.578726263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2.111054938">
                <text:p>482.111054938</text:p>
              </table:table-cell>
              <table:table-cell office:value-type="float" office:value="425">
                <text:p>425</text:p>
              </table:table-cell>
              <table:table-cell office:value-type="float" office:value="309.49498624">
                <text:p>309.49498624</text:p>
              </table:table-cell>
              <table:table-cell office:value-type="float" office:value="471">
                <text:p>471</text:p>
              </table:table-cell>
              <table:table-cell office:value-type="float" office:value="530.66938366">
                <text:p>530.66938366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6.360682758">
                <text:p>496.360682758</text:p>
              </table:table-cell>
              <table:table-cell office:value-type="float" office:value="423">
                <text:p>423</text:p>
              </table:table-cell>
              <table:table-cell office:value-type="float" office:value="311.034680801">
                <text:p>311.034680801</text:p>
              </table:table-cell>
              <table:table-cell office:value-type="float" office:value="470">
                <text:p>470</text:p>
              </table:table-cell>
              <table:table-cell office:value-type="float" office:value="534.517003191">
                <text:p>534.517003191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7.982765934">
                <text:p>497.982765934</text:p>
              </table:table-cell>
              <table:table-cell office:value-type="float" office:value="422">
                <text:p>422</text:p>
              </table:table-cell>
              <table:table-cell office:value-type="float" office:value="316.90767024">
                <text:p>316.90767024</text:p>
              </table:table-cell>
              <table:table-cell office:value-type="float" office:value="468">
                <text:p>468</text:p>
              </table:table-cell>
              <table:table-cell office:value-type="float" office:value="535.146328989">
                <text:p>535.146328989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6.757517374">
                <text:p>506.757517374</text:p>
              </table:table-cell>
              <table:table-cell office:value-type="float" office:value="421">
                <text:p>421</text:p>
              </table:table-cell>
              <table:table-cell office:value-type="float" office:value="320.643209153">
                <text:p>320.643209153</text:p>
              </table:table-cell>
              <table:table-cell office:value-type="float" office:value="466">
                <text:p>466</text:p>
              </table:table-cell>
              <table:table-cell office:value-type="float" office:value="561.16874395">
                <text:p>561.1687439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7.5774776">
                <text:p>527.5774776</text:p>
              </table:table-cell>
              <table:table-cell office:value-type="float" office:value="420">
                <text:p>420</text:p>
              </table:table-cell>
              <table:table-cell office:value-type="float" office:value="323.393136664">
                <text:p>323.393136664</text:p>
              </table:table-cell>
              <table:table-cell office:value-type="float" office:value="461">
                <text:p>461</text:p>
              </table:table-cell>
              <table:table-cell office:value-type="float" office:value="572.910082393">
                <text:p>572.91008239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8.025793182">
                <text:p>528.025793182</text:p>
              </table:table-cell>
              <table:table-cell office:value-type="float" office:value="418">
                <text:p>418</text:p>
              </table:table-cell>
              <table:table-cell office:value-type="float" office:value="347.62810897">
                <text:p>347.62810897</text:p>
              </table:table-cell>
              <table:table-cell office:value-type="float" office:value="457">
                <text:p>457</text:p>
              </table:table-cell>
              <table:table-cell office:value-type="float" office:value="591.77475941">
                <text:p>591.7747594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4.963773789">
                <text:p>544.963773789</text:p>
              </table:table-cell>
              <table:table-cell office:value-type="float" office:value="416">
                <text:p>416</text:p>
              </table:table-cell>
              <table:table-cell office:value-type="float" office:value="366.805765714">
                <text:p>366.805765714</text:p>
              </table:table-cell>
              <table:table-cell office:value-type="float" office:value="456">
                <text:p>456</text:p>
              </table:table-cell>
              <table:table-cell office:value-type="float" office:value="595.114234588">
                <text:p>595.114234588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0.630159081">
                <text:p>560.630159081</text:p>
              </table:table-cell>
              <table:table-cell office:value-type="float" office:value="414">
                <text:p>414</text:p>
              </table:table-cell>
              <table:table-cell office:value-type="float" office:value="369.171402792">
                <text:p>369.171402792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062395954">
                <text:p>371.062395954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.215621757">
                <text:p>379.215621757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41394791">
                <text:p>399.41394791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778800911">
                <text:p>410.778800911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.083868963">
                <text:p>421.083868963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.158985101">
                <text:p>431.158985101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.178431855">
                <text:p>450.178431855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28495406">
                <text:p>458.328495406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.154635172">
                <text:p>465.154635172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.607803024">
                <text:p>471.607803024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.782451998">
                <text:p>477.782451998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.224654318">
                <text:p>495.224654318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.363099966">
                <text:p>501.363099966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415569831">
                <text:p>507.415569831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.853501972">
                <text:p>510.85350197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.180621256">
                <text:p>515.180621256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.880186892">
                <text:p>515.880186892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.736166296">
                <text:p>522.736166296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.221467741">
                <text:p>536.221467741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.08564013">
                <text:p>540.08564013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726811538">
                <text:p>541.726811538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.953731156">
                <text:p>542.953731156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.239568194">
                <text:p>551.239568194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.617675252">
                <text:p>560.617675252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.21405647">
                <text:p>563.21405647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205912351">
                <text:p>568.205912351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.963725835">
                <text:p>598.96372583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.233136481">
                <text:p>613.233136481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808596976">
                <text:p>620.808596976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.578560112">
                <text:p>640.578560112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.501602532">
                <text:p>652.501602532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.763280813">
                <text:p>671.763280813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00662413">
                <text:p>682.00662413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358028914">
                <text:p>699.35802891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340805919">
                <text:p>712.340805919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061842559">
                <text:p>715.061842559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.253861432">
                <text:p>721.253861432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.274449164">
                <text:p>732.274449164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.12744943">
                <text:p>738.12744943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619111295">
                <text:p>758.619111295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.01631652">
                <text:p>785.01631652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215917604">
                <text:p>804.215917604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.134471193">
                <text:p>815.134471193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.935478916">
                <text:p>819.93547891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.923103567">
                <text:p>821.923103567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6.818224997">
                <text:p>826.818224997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.454816557">
                <text:p>864.454816557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2.628901556">
                <text:p>882.628901556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.099804328">
                <text:p>909.099804328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9.854153263">
                <text:p>919.854153263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534459719">
                <text:p>937.534459719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.448390167">
                <text:p>948.448390167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.976820052">
                <text:p>964.976820052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8.677870891">
                <text:p>978.677870891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.529732273">
                <text:p>986.529732273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.47161833">
                <text:p>1000.47161833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.629345878">
                <text:p>1002.629345878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.282257758">
                <text:p>1045.282257758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.400577516">
                <text:p>1051.400577516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2.148375088">
                <text:p>1052.148375088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4.319570347">
                <text:p>1054.319570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.828293994">
                <text:p>1060.828293994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.92121896">
                <text:p>1100.92121896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4.99580225">
                <text:p>1104.99580225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.399788622">
                <text:p>1130.399788622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.042135047">
                <text:p>1134.042135047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0.667438319">
                <text:p>1140.667438319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.647343742">
                <text:p>1163.647343742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4.24509676">
                <text:p>1164.24509676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5.428250251">
                <text:p>1195.428250251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8.951243013">
                <text:p>1208.951243013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.180461193">
                <text:p>1258.180461193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.289591314">
                <text:p>1305.289591314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9.449469153">
                <text:p>1319.449469153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.232635056">
                <text:p>1321.232635056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4.648433802">
                <text:p>1324.648433802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.210625127">
                <text:p>1331.210625127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5.724912781">
                <text:p>1385.724912781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4.912425787">
                <text:p>1394.91242578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1.62690993">
                <text:p>1501.62690993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9.886887161">
                <text:p>1589.886887161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.42010469">
                <text:p>1650.42010469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9.227713855">
                <text:p>1669.227713855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0.567904092">
                <text:p>1670.567904092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6.072704331">
                <text:p>1706.072704331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0.19926414">
                <text:p>1750.19926414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3.656864873">
                <text:p>1773.65686487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3.59557102">
                <text:p>1803.59557102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9.302249442">
                <text:p>1849.302249442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3.847551064">
                <text:p>1853.847551064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4.91462131">
                <text:p>1924.91462131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1.073604333">
                <text:p>1941.073604333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285834497">
                <text:p>2023.285834497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6.906789363">
                <text:p>2056.906789363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2.208164691">
                <text:p>2082.208164691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2.8686036">
                <text:p>2152.8686036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.339248113">
                <text:p>2200.339248113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8.787174176">
                <text:p>2248.787174176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1.817318485">
                <text:p>2281.817318485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9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9">
      <style:chart-properties chart:display-label="true" chart:logarithmic="false" chart:minimum="0" chart:maximum="15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20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47cm" svg:height="12.064cm" xlink:href=".." xlink:type="simple" chart:class="chart:scatter" chart:style-name="ch1">
        <chart:legend chart:legend-position="top" svg:x="3.412cm" svg:y="0.185cm" style:legend-expansion="wide" chart:style-name="ch2"/>
        <chart:plot-area chart:style-name="ch3" table:cell-range-address="Sheet1.A2:Sheet1.A2 Sheet2.C2:Sheet2.C327 Sheet2.A1:Sheet2.A327 Sheet2.E1:Sheet2.E249 Sheet2.I1:Sheet2.I104" chart:data-source-has-labels="both" svg:x="0.428cm" svg:y="1.024cm" svg:width="20.591cm" svg:height="10.799cm">
          <chartooo:coordinate-region svg:x="1.235cm" svg:y="1.024cm" svg:width="19.784cm" svg:height="10.152cm"/>
          <chart:axis chart:dimension="x" chart:name="primary-x" chart:style-name="ch4" chartooo:axis-type="auto">
            <chart:categories table:cell-range-address="Sheet1.A2:Sheet1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327" chart:label-cell-address="Sheet2.A1:Sheet2.A1" chart:class="chart:scatter">
            <chart:domain table:cell-range-address="Sheet2.C2:Sheet2.C327"/>
            <chart:data-point chart:repeated="326"/>
          </chart:series>
          <chart:series chart:style-name="ch8" chart:values-cell-range-address="Sheet2.E2:Sheet2.E249" chart:label-cell-address="Sheet2.E1:Sheet2.E1" chart:class="chart:scatter">
            <chart:domain table:cell-range-address="Sheet2.G2:Sheet2.G249"/>
            <chart:data-point chart:repeated="248"/>
          </chart:series>
          <chart:series chart:style-name="ch9" chart:values-cell-range-address="Sheet2.I2:Sheet2.I104" chart:label-cell-address="Sheet2.I1:Sheet2.I1" chart:class="chart:scatter">
            <chart:domain table:cell-range-address="Sheet2.K2:Sheet2.K104"/>
            <chart:data-point chart:repeated="10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=25, C=20, M=40 </text:p>
                <draw:g>
                  <svg:desc>Sheet2.A1:Sheet2.A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=25, C=40, M=40 </text:p>
                <draw:g>
                  <svg:desc>Sheet2.E1:Sheet2.E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S=25, C=10, M=100, isolate 50%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float" office:value="1035">
                <text:p>1035</text:p>
                <draw:g>
                  <svg:desc>Sheet1.A2:Sheet1.A2</svg:desc>
                </draw:g>
              </table:table-cell>
              <table:table-cell office:value-type="float" office:value="4.716063723">
                <text:p>4.716063723</text:p>
                <draw:g>
                  <svg:desc>Sheet2.C2:Sheet2.C327</svg:desc>
                </draw:g>
              </table:table-cell>
              <table:table-cell office:value-type="float" office:value="1105">
                <text:p>1105</text:p>
                <draw:g>
                  <svg:desc>Sheet2.A2:Sheet2.A327</svg:desc>
                </draw:g>
              </table:table-cell>
              <table:table-cell office:value-type="float" office:value="4.591914513">
                <text:p>4.591914513</text:p>
                <draw:g>
                  <svg:desc>Sheet2.G2:Sheet2.G249</svg:desc>
                </draw:g>
              </table:table-cell>
              <table:table-cell office:value-type="float" office:value="1054">
                <text:p>1054</text:p>
                <draw:g>
                  <svg:desc>Sheet2.E2:Sheet2.E249</svg:desc>
                </draw:g>
              </table:table-cell>
              <table:table-cell office:value-type="float" office:value="0.251810648">
                <text:p>0.251810648</text:p>
                <draw:g>
                  <svg:desc>Sheet2.K2:Sheet2.K104</svg:desc>
                </draw:g>
              </table:table-cell>
              <table:table-cell office:value-type="float" office:value="390">
                <text:p>390</text:p>
                <draw:g>
                  <svg:desc>Sheet2.I2:Sheet2.I104</svg:desc>
                </draw:g>
              </table:table-cell>
            </table:table-row>
            <table:table-row>
              <table:table-cell office:value-type="string"/>
              <table:table-cell office:value-type="float" office:value="4.897112231">
                <text:p>4.897112231</text:p>
              </table:table-cell>
              <table:table-cell office:value-type="float" office:value="1099">
                <text:p>1099</text:p>
              </table:table-cell>
              <table:table-cell office:value-type="float" office:value="4.818963002">
                <text:p>4.818963002</text:p>
              </table:table-cell>
              <table:table-cell office:value-type="float" office:value="1023">
                <text:p>1023</text:p>
              </table:table-cell>
              <table:table-cell office:value-type="float" office:value="3.006871436">
                <text:p>3.00687143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/>
              <table:table-cell office:value-type="float" office:value="5.077344156">
                <text:p>5.077344156</text:p>
              </table:table-cell>
              <table:table-cell office:value-type="float" office:value="1097">
                <text:p>1097</text:p>
              </table:table-cell>
              <table:table-cell office:value-type="float" office:value="5.665043871">
                <text:p>5.665043871</text:p>
              </table:table-cell>
              <table:table-cell office:value-type="float" office:value="1021">
                <text:p>1021</text:p>
              </table:table-cell>
              <table:table-cell office:value-type="float" office:value="11.056132666">
                <text:p>11.05613266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/>
              <table:table-cell office:value-type="float" office:value="5.433374412">
                <text:p>5.433374412</text:p>
              </table:table-cell>
              <table:table-cell office:value-type="float" office:value="1094">
                <text:p>1094</text:p>
              </table:table-cell>
              <table:table-cell office:value-type="float" office:value="6.090193593">
                <text:p>6.090193593</text:p>
              </table:table-cell>
              <table:table-cell office:value-type="float" office:value="1020">
                <text:p>1020</text:p>
              </table:table-cell>
              <table:table-cell office:value-type="float" office:value="16.085496055">
                <text:p>16.08549605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/>
              <table:table-cell office:value-type="float" office:value="5.621912157">
                <text:p>5.621912157</text:p>
              </table:table-cell>
              <table:table-cell office:value-type="float" office:value="1093">
                <text:p>1093</text:p>
              </table:table-cell>
              <table:table-cell office:value-type="float" office:value="6.313698304">
                <text:p>6.313698304</text:p>
              </table:table-cell>
              <table:table-cell office:value-type="float" office:value="1019">
                <text:p>1019</text:p>
              </table:table-cell>
              <table:table-cell office:value-type="float" office:value="20.342109333">
                <text:p>20.34210933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/>
              <table:table-cell office:value-type="float" office:value="5.793846259">
                <text:p>5.793846259</text:p>
              </table:table-cell>
              <table:table-cell office:value-type="float" office:value="1086">
                <text:p>1086</text:p>
              </table:table-cell>
              <table:table-cell office:value-type="float" office:value="6.527993862">
                <text:p>6.527993862</text:p>
              </table:table-cell>
              <table:table-cell office:value-type="float" office:value="1016">
                <text:p>1016</text:p>
              </table:table-cell>
              <table:table-cell office:value-type="float" office:value="22.097413933">
                <text:p>22.09741393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/>
              <table:table-cell office:value-type="float" office:value="5.967805209">
                <text:p>5.967805209</text:p>
              </table:table-cell>
              <table:table-cell office:value-type="float" office:value="1085">
                <text:p>1085</text:p>
              </table:table-cell>
              <table:table-cell office:value-type="float" office:value="6.997818949">
                <text:p>6.997818949</text:p>
              </table:table-cell>
              <table:table-cell office:value-type="float" office:value="1010">
                <text:p>1010</text:p>
              </table:table-cell>
              <table:table-cell office:value-type="float" office:value="23.352385606">
                <text:p>23.35238560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/>
              <table:table-cell office:value-type="float" office:value="6.139562199">
                <text:p>6.139562199</text:p>
              </table:table-cell>
              <table:table-cell office:value-type="float" office:value="1078">
                <text:p>1078</text:p>
              </table:table-cell>
              <table:table-cell office:value-type="float" office:value="7.22645745">
                <text:p>7.22645745</text:p>
              </table:table-cell>
              <table:table-cell office:value-type="float" office:value="1004">
                <text:p>1004</text:p>
              </table:table-cell>
              <table:table-cell office:value-type="float" office:value="25.094479634">
                <text:p>25.09447963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/>
              <table:table-cell office:value-type="float" office:value="6.315699965">
                <text:p>6.315699965</text:p>
              </table:table-cell>
              <table:table-cell office:value-type="float" office:value="1077">
                <text:p>1077</text:p>
              </table:table-cell>
              <table:table-cell office:value-type="float" office:value="7.472804386">
                <text:p>7.472804386</text:p>
              </table:table-cell>
              <table:table-cell office:value-type="float" office:value="994">
                <text:p>994</text:p>
              </table:table-cell>
              <table:table-cell office:value-type="float" office:value="30.329097336">
                <text:p>30.32909733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/>
              <table:table-cell office:value-type="float" office:value="6.483153242">
                <text:p>6.483153242</text:p>
              </table:table-cell>
              <table:table-cell office:value-type="float" office:value="1075">
                <text:p>1075</text:p>
              </table:table-cell>
              <table:table-cell office:value-type="float" office:value="8.966360286">
                <text:p>8.966360286</text:p>
              </table:table-cell>
              <table:table-cell office:value-type="float" office:value="991">
                <text:p>991</text:p>
              </table:table-cell>
              <table:table-cell office:value-type="float" office:value="30.837185731">
                <text:p>30.83718573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/>
              <table:table-cell office:value-type="float" office:value="6.653563666">
                <text:p>6.653563666</text:p>
              </table:table-cell>
              <table:table-cell office:value-type="float" office:value="1067">
                <text:p>1067</text:p>
              </table:table-cell>
              <table:table-cell office:value-type="float" office:value="9.176741422">
                <text:p>9.176741422</text:p>
              </table:table-cell>
              <table:table-cell office:value-type="float" office:value="987">
                <text:p>987</text:p>
              </table:table-cell>
              <table:table-cell office:value-type="float" office:value="34.854451822">
                <text:p>34.85445182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/>
              <table:table-cell office:value-type="float" office:value="6.820077271">
                <text:p>6.820077271</text:p>
              </table:table-cell>
              <table:table-cell office:value-type="float" office:value="1062">
                <text:p>1062</text:p>
              </table:table-cell>
              <table:table-cell office:value-type="float" office:value="9.602035174">
                <text:p>9.602035174</text:p>
              </table:table-cell>
              <table:table-cell office:value-type="float" office:value="981">
                <text:p>981</text:p>
              </table:table-cell>
              <table:table-cell office:value-type="float" office:value="41.739526331">
                <text:p>41.73952633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/>
              <table:table-cell office:value-type="float" office:value="7.343875184">
                <text:p>7.343875184</text:p>
              </table:table-cell>
              <table:table-cell office:value-type="float" office:value="1060">
                <text:p>1060</text:p>
              </table:table-cell>
              <table:table-cell office:value-type="float" office:value="9.931037804">
                <text:p>9.931037804</text:p>
              </table:table-cell>
              <table:table-cell office:value-type="float" office:value="977">
                <text:p>977</text:p>
              </table:table-cell>
              <table:table-cell office:value-type="float" office:value="45.825493728">
                <text:p>45.82549372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/>
              <table:table-cell office:value-type="float" office:value="7.525507066">
                <text:p>7.525507066</text:p>
              </table:table-cell>
              <table:table-cell office:value-type="float" office:value="1056">
                <text:p>1056</text:p>
              </table:table-cell>
              <table:table-cell office:value-type="float" office:value="10.41419581">
                <text:p>10.41419581</text:p>
              </table:table-cell>
              <table:table-cell office:value-type="float" office:value="971">
                <text:p>971</text:p>
              </table:table-cell>
              <table:table-cell office:value-type="float" office:value="46.597031403">
                <text:p>46.59703140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/>
              <table:table-cell office:value-type="float" office:value="7.707213557">
                <text:p>7.707213557</text:p>
              </table:table-cell>
              <table:table-cell office:value-type="float" office:value="1049">
                <text:p>1049</text:p>
              </table:table-cell>
              <table:table-cell office:value-type="float" office:value="10.907726572">
                <text:p>10.907726572</text:p>
              </table:table-cell>
              <table:table-cell office:value-type="float" office:value="964">
                <text:p>964</text:p>
              </table:table-cell>
              <table:table-cell office:value-type="float" office:value="49.902925992">
                <text:p>49.90292599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/>
              <table:table-cell office:value-type="float" office:value="7.876084895">
                <text:p>7.876084895</text:p>
              </table:table-cell>
              <table:table-cell office:value-type="float" office:value="1048">
                <text:p>1048</text:p>
              </table:table-cell>
              <table:table-cell office:value-type="float" office:value="11.604882507">
                <text:p>11.604882507</text:p>
              </table:table-cell>
              <table:table-cell office:value-type="float" office:value="960">
                <text:p>960</text:p>
              </table:table-cell>
              <table:table-cell office:value-type="float" office:value="50.922216544">
                <text:p>50.92221654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/>
              <table:table-cell office:value-type="float" office:value="8.047996324">
                <text:p>8.047996324</text:p>
              </table:table-cell>
              <table:table-cell office:value-type="float" office:value="1045">
                <text:p>1045</text:p>
              </table:table-cell>
              <table:table-cell office:value-type="float" office:value="11.853425372">
                <text:p>11.853425372</text:p>
              </table:table-cell>
              <table:table-cell office:value-type="float" office:value="958">
                <text:p>958</text:p>
              </table:table-cell>
              <table:table-cell office:value-type="float" office:value="62.234272784">
                <text:p>62.23427278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/>
              <table:table-cell office:value-type="float" office:value="8.388275045">
                <text:p>8.388275045</text:p>
              </table:table-cell>
              <table:table-cell office:value-type="float" office:value="1038">
                <text:p>1038</text:p>
              </table:table-cell>
              <table:table-cell office:value-type="float" office:value="12.274586932">
                <text:p>12.274586932</text:p>
              </table:table-cell>
              <table:table-cell office:value-type="float" office:value="951">
                <text:p>951</text:p>
              </table:table-cell>
              <table:table-cell office:value-type="float" office:value="65.32243978">
                <text:p>65.3224397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8.561491672">
                <text:p>8.561491672</text:p>
              </table:table-cell>
              <table:table-cell office:value-type="float" office:value="1030">
                <text:p>1030</text:p>
              </table:table-cell>
              <table:table-cell office:value-type="float" office:value="12.728688398">
                <text:p>12.728688398</text:p>
              </table:table-cell>
              <table:table-cell office:value-type="float" office:value="948">
                <text:p>948</text:p>
              </table:table-cell>
              <table:table-cell office:value-type="float" office:value="72.809429153">
                <text:p>72.80942915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/>
              <table:table-cell office:value-type="float" office:value="8.736091214">
                <text:p>8.736091214</text:p>
              </table:table-cell>
              <table:table-cell office:value-type="float" office:value="1025">
                <text:p>1025</text:p>
              </table:table-cell>
              <table:table-cell office:value-type="float" office:value="13.165662157">
                <text:p>13.165662157</text:p>
              </table:table-cell>
              <table:table-cell office:value-type="float" office:value="941">
                <text:p>941</text:p>
              </table:table-cell>
              <table:table-cell office:value-type="float" office:value="77.769609021">
                <text:p>77.76960902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/>
              <table:table-cell office:value-type="float" office:value="8.918661075">
                <text:p>8.918661075</text:p>
              </table:table-cell>
              <table:table-cell office:value-type="float" office:value="1017">
                <text:p>1017</text:p>
              </table:table-cell>
              <table:table-cell office:value-type="float" office:value="13.370224058">
                <text:p>13.370224058</text:p>
              </table:table-cell>
              <table:table-cell office:value-type="float" office:value="939">
                <text:p>939</text:p>
              </table:table-cell>
              <table:table-cell office:value-type="float" office:value="82.187391615">
                <text:p>82.18739161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/>
              <table:table-cell office:value-type="float" office:value="9.08893901">
                <text:p>9.08893901</text:p>
              </table:table-cell>
              <table:table-cell office:value-type="float" office:value="1010">
                <text:p>1010</text:p>
              </table:table-cell>
              <table:table-cell office:value-type="float" office:value="13.593817676">
                <text:p>13.593817676</text:p>
              </table:table-cell>
              <table:table-cell office:value-type="float" office:value="937">
                <text:p>937</text:p>
              </table:table-cell>
              <table:table-cell office:value-type="float" office:value="83.491276894">
                <text:p>83.49127689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/>
              <table:table-cell office:value-type="float" office:value="9.443825741">
                <text:p>9.443825741</text:p>
              </table:table-cell>
              <table:table-cell office:value-type="float" office:value="1003">
                <text:p>1003</text:p>
              </table:table-cell>
              <table:table-cell office:value-type="float" office:value="13.870250543">
                <text:p>13.870250543</text:p>
              </table:table-cell>
              <table:table-cell office:value-type="float" office:value="934">
                <text:p>934</text:p>
              </table:table-cell>
              <table:table-cell office:value-type="float" office:value="92.168339988">
                <text:p>92.16833998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9.795591047">
                <text:p>9.795591047</text:p>
              </table:table-cell>
              <table:table-cell office:value-type="float" office:value="1002">
                <text:p>1002</text:p>
              </table:table-cell>
              <table:table-cell office:value-type="float" office:value="14.084120603">
                <text:p>14.084120603</text:p>
              </table:table-cell>
              <table:table-cell office:value-type="float" office:value="932">
                <text:p>932</text:p>
              </table:table-cell>
              <table:table-cell office:value-type="float" office:value="99.030150748">
                <text:p>99.03015074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/>
              <table:table-cell office:value-type="float" office:value="9.961444814">
                <text:p>9.961444814</text:p>
              </table:table-cell>
              <table:table-cell office:value-type="float" office:value="1000">
                <text:p>1000</text:p>
              </table:table-cell>
              <table:table-cell office:value-type="float" office:value="14.290517777">
                <text:p>14.290517777</text:p>
              </table:table-cell>
              <table:table-cell office:value-type="float" office:value="923">
                <text:p>923</text:p>
              </table:table-cell>
              <table:table-cell office:value-type="float" office:value="101.146779741">
                <text:p>101.14677974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/>
              <table:table-cell office:value-type="float" office:value="10.135333653">
                <text:p>10.135333653</text:p>
              </table:table-cell>
              <table:table-cell office:value-type="float" office:value="998">
                <text:p>998</text:p>
              </table:table-cell>
              <table:table-cell office:value-type="float" office:value="14.732896333">
                <text:p>14.732896333</text:p>
              </table:table-cell>
              <table:table-cell office:value-type="float" office:value="922">
                <text:p>922</text:p>
              </table:table-cell>
              <table:table-cell office:value-type="float" office:value="112.223980258">
                <text:p>112.2239802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/>
              <table:table-cell office:value-type="float" office:value="10.306546632">
                <text:p>10.306546632</text:p>
              </table:table-cell>
              <table:table-cell office:value-type="float" office:value="993">
                <text:p>993</text:p>
              </table:table-cell>
              <table:table-cell office:value-type="float" office:value="15.20173493">
                <text:p>15.20173493</text:p>
              </table:table-cell>
              <table:table-cell office:value-type="float" office:value="920">
                <text:p>920</text:p>
              </table:table-cell>
              <table:table-cell office:value-type="float" office:value="118.822319425">
                <text:p>118.82231942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/>
              <table:table-cell office:value-type="float" office:value="10.48624121">
                <text:p>10.48624121</text:p>
              </table:table-cell>
              <table:table-cell office:value-type="float" office:value="986">
                <text:p>986</text:p>
              </table:table-cell>
              <table:table-cell office:value-type="float" office:value="15.754504495">
                <text:p>15.754504495</text:p>
              </table:table-cell>
              <table:table-cell office:value-type="float" office:value="915">
                <text:p>915</text:p>
              </table:table-cell>
              <table:table-cell office:value-type="float" office:value="124.110313755">
                <text:p>124.11031375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/>
              <table:table-cell office:value-type="float" office:value="11.006916496">
                <text:p>11.006916496</text:p>
              </table:table-cell>
              <table:table-cell office:value-type="float" office:value="984">
                <text:p>984</text:p>
              </table:table-cell>
              <table:table-cell office:value-type="float" office:value="16.185787109">
                <text:p>16.185787109</text:p>
              </table:table-cell>
              <table:table-cell office:value-type="float" office:value="909">
                <text:p>909</text:p>
              </table:table-cell>
              <table:table-cell office:value-type="float" office:value="138.194133405">
                <text:p>138.19413340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11.185453353">
                <text:p>11.185453353</text:p>
              </table:table-cell>
              <table:table-cell office:value-type="float" office:value="979">
                <text:p>979</text:p>
              </table:table-cell>
              <table:table-cell office:value-type="float" office:value="16.887401437">
                <text:p>16.887401437</text:p>
              </table:table-cell>
              <table:table-cell office:value-type="float" office:value="905">
                <text:p>905</text:p>
              </table:table-cell>
              <table:table-cell office:value-type="float" office:value="142.177384587">
                <text:p>142.17738458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/>
              <table:table-cell office:value-type="float" office:value="11.366281477">
                <text:p>11.366281477</text:p>
              </table:table-cell>
              <table:table-cell office:value-type="float" office:value="977">
                <text:p>977</text:p>
              </table:table-cell>
              <table:table-cell office:value-type="float" office:value="17.101194713">
                <text:p>17.101194713</text:p>
              </table:table-cell>
              <table:table-cell office:value-type="float" office:value="901">
                <text:p>901</text:p>
              </table:table-cell>
              <table:table-cell office:value-type="float" office:value="149.102496933">
                <text:p>149.1024969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/>
              <table:table-cell office:value-type="float" office:value="11.528729927">
                <text:p>11.528729927</text:p>
              </table:table-cell>
              <table:table-cell office:value-type="float" office:value="975">
                <text:p>975</text:p>
              </table:table-cell>
              <table:table-cell office:value-type="float" office:value="17.295795771">
                <text:p>17.295795771</text:p>
              </table:table-cell>
              <table:table-cell office:value-type="float" office:value="895">
                <text:p>895</text:p>
              </table:table-cell>
              <table:table-cell office:value-type="float" office:value="150.172519142">
                <text:p>150.1725191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/>
              <table:table-cell office:value-type="float" office:value="11.695048465">
                <text:p>11.695048465</text:p>
              </table:table-cell>
              <table:table-cell office:value-type="float" office:value="973">
                <text:p>973</text:p>
              </table:table-cell>
              <table:table-cell office:value-type="float" office:value="17.503933859">
                <text:p>17.503933859</text:p>
              </table:table-cell>
              <table:table-cell office:value-type="float" office:value="888">
                <text:p>888</text:p>
              </table:table-cell>
              <table:table-cell office:value-type="float" office:value="154.731606707">
                <text:p>154.73160670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/>
              <table:table-cell office:value-type="float" office:value="11.860275517">
                <text:p>11.860275517</text:p>
              </table:table-cell>
              <table:table-cell office:value-type="float" office:value="965">
                <text:p>965</text:p>
              </table:table-cell>
              <table:table-cell office:value-type="float" office:value="17.715821721">
                <text:p>17.715821721</text:p>
              </table:table-cell>
              <table:table-cell office:value-type="float" office:value="879">
                <text:p>879</text:p>
              </table:table-cell>
              <table:table-cell office:value-type="float" office:value="158.214099103">
                <text:p>158.21409910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/>
              <table:table-cell office:value-type="float" office:value="12.043453249">
                <text:p>12.043453249</text:p>
              </table:table-cell>
              <table:table-cell office:value-type="float" office:value="955">
                <text:p>955</text:p>
              </table:table-cell>
              <table:table-cell office:value-type="float" office:value="17.976531267">
                <text:p>17.976531267</text:p>
              </table:table-cell>
              <table:table-cell office:value-type="float" office:value="870">
                <text:p>870</text:p>
              </table:table-cell>
              <table:table-cell office:value-type="float" office:value="162.249763897">
                <text:p>162.24976389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/>
              <table:table-cell office:value-type="float" office:value="12.564170353">
                <text:p>12.564170353</text:p>
              </table:table-cell>
              <table:table-cell office:value-type="float" office:value="952">
                <text:p>952</text:p>
              </table:table-cell>
              <table:table-cell office:value-type="float" office:value="18.65004629">
                <text:p>18.65004629</text:p>
              </table:table-cell>
              <table:table-cell office:value-type="float" office:value="868">
                <text:p>868</text:p>
              </table:table-cell>
              <table:table-cell office:value-type="float" office:value="168.619365589">
                <text:p>168.61936558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/>
              <table:table-cell office:value-type="float" office:value="13.250612202">
                <text:p>13.250612202</text:p>
              </table:table-cell>
              <table:table-cell office:value-type="float" office:value="948">
                <text:p>948</text:p>
              </table:table-cell>
              <table:table-cell office:value-type="float" office:value="18.845989044">
                <text:p>18.845989044</text:p>
              </table:table-cell>
              <table:table-cell office:value-type="float" office:value="863">
                <text:p>863</text:p>
              </table:table-cell>
              <table:table-cell office:value-type="float" office:value="176.693238658">
                <text:p>176.69323865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/>
              <table:table-cell office:value-type="float" office:value="13.425217734">
                <text:p>13.425217734</text:p>
              </table:table-cell>
              <table:table-cell office:value-type="float" office:value="945">
                <text:p>945</text:p>
              </table:table-cell>
              <table:table-cell office:value-type="float" office:value="19.055200336">
                <text:p>19.055200336</text:p>
              </table:table-cell>
              <table:table-cell office:value-type="float" office:value="853">
                <text:p>853</text:p>
              </table:table-cell>
              <table:table-cell office:value-type="float" office:value="186.341101552">
                <text:p>186.34110155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/>
              <table:table-cell office:value-type="float" office:value="13.929270642">
                <text:p>13.929270642</text:p>
              </table:table-cell>
              <table:table-cell office:value-type="float" office:value="939">
                <text:p>939</text:p>
              </table:table-cell>
              <table:table-cell office:value-type="float" office:value="20.488900326">
                <text:p>20.488900326</text:p>
              </table:table-cell>
              <table:table-cell office:value-type="float" office:value="850">
                <text:p>850</text:p>
              </table:table-cell>
              <table:table-cell office:value-type="float" office:value="189.538245747">
                <text:p>189.53824574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/>
              <table:table-cell office:value-type="float" office:value="14.275502209">
                <text:p>14.275502209</text:p>
              </table:table-cell>
              <table:table-cell office:value-type="float" office:value="934">
                <text:p>934</text:p>
              </table:table-cell>
              <table:table-cell office:value-type="float" office:value="21.338281256">
                <text:p>21.338281256</text:p>
              </table:table-cell>
              <table:table-cell office:value-type="float" office:value="848">
                <text:p>848</text:p>
              </table:table-cell>
              <table:table-cell office:value-type="float" office:value="190.345963854">
                <text:p>190.34596385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/>
              <table:table-cell office:value-type="float" office:value="14.437931082">
                <text:p>14.437931082</text:p>
              </table:table-cell>
              <table:table-cell office:value-type="float" office:value="933">
                <text:p>933</text:p>
              </table:table-cell>
              <table:table-cell office:value-type="float" office:value="22.308759033">
                <text:p>22.308759033</text:p>
              </table:table-cell>
              <table:table-cell office:value-type="float" office:value="843">
                <text:p>843</text:p>
              </table:table-cell>
              <table:table-cell office:value-type="float" office:value="197.846061326">
                <text:p>197.84606132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14.961170808">
                <text:p>14.961170808</text:p>
              </table:table-cell>
              <table:table-cell office:value-type="float" office:value="928">
                <text:p>928</text:p>
              </table:table-cell>
              <table:table-cell office:value-type="float" office:value="22.521228315">
                <text:p>22.521228315</text:p>
              </table:table-cell>
              <table:table-cell office:value-type="float" office:value="842">
                <text:p>842</text:p>
              </table:table-cell>
              <table:table-cell office:value-type="float" office:value="205.060693357">
                <text:p>205.06069335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/>
              <table:table-cell office:value-type="float" office:value="15.504637383">
                <text:p>15.504637383</text:p>
              </table:table-cell>
              <table:table-cell office:value-type="float" office:value="924">
                <text:p>924</text:p>
              </table:table-cell>
              <table:table-cell office:value-type="float" office:value="23.024247294">
                <text:p>23.024247294</text:p>
              </table:table-cell>
              <table:table-cell office:value-type="float" office:value="838">
                <text:p>838</text:p>
              </table:table-cell>
              <table:table-cell office:value-type="float" office:value="210.638310086">
                <text:p>210.63831008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15.842126401">
                <text:p>15.842126401</text:p>
              </table:table-cell>
              <table:table-cell office:value-type="float" office:value="917">
                <text:p>917</text:p>
              </table:table-cell>
              <table:table-cell office:value-type="float" office:value="23.759962233">
                <text:p>23.759962233</text:p>
              </table:table-cell>
              <table:table-cell office:value-type="float" office:value="836">
                <text:p>836</text:p>
              </table:table-cell>
              <table:table-cell office:value-type="float" office:value="220.530155323">
                <text:p>220.53015532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/>
              <table:table-cell office:value-type="float" office:value="17.062278486">
                <text:p>17.062278486</text:p>
              </table:table-cell>
              <table:table-cell office:value-type="float" office:value="911">
                <text:p>911</text:p>
              </table:table-cell>
              <table:table-cell office:value-type="float" office:value="24.530086864">
                <text:p>24.530086864</text:p>
              </table:table-cell>
              <table:table-cell office:value-type="float" office:value="831">
                <text:p>831</text:p>
              </table:table-cell>
              <table:table-cell office:value-type="float" office:value="224.806094484">
                <text:p>224.80609448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/>
              <table:table-cell office:value-type="float" office:value="17.725523466">
                <text:p>17.725523466</text:p>
              </table:table-cell>
              <table:table-cell office:value-type="float" office:value="909">
                <text:p>909</text:p>
              </table:table-cell>
              <table:table-cell office:value-type="float" office:value="25.003199508">
                <text:p>25.003199508</text:p>
              </table:table-cell>
              <table:table-cell office:value-type="float" office:value="826">
                <text:p>826</text:p>
              </table:table-cell>
              <table:table-cell office:value-type="float" office:value="230.455183887">
                <text:p>230.45518388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/>
              <table:table-cell office:value-type="float" office:value="17.89329526">
                <text:p>17.89329526</text:p>
              </table:table-cell>
              <table:table-cell office:value-type="float" office:value="907">
                <text:p>907</text:p>
              </table:table-cell>
              <table:table-cell office:value-type="float" office:value="25.469482341">
                <text:p>25.469482341</text:p>
              </table:table-cell>
              <table:table-cell office:value-type="float" office:value="823">
                <text:p>823</text:p>
              </table:table-cell>
              <table:table-cell office:value-type="float" office:value="235.273879748">
                <text:p>235.2738797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/>
              <table:table-cell office:value-type="float" office:value="18.081195269">
                <text:p>18.081195269</text:p>
              </table:table-cell>
              <table:table-cell office:value-type="float" office:value="903">
                <text:p>903</text:p>
              </table:table-cell>
              <table:table-cell office:value-type="float" office:value="26.016919494">
                <text:p>26.016919494</text:p>
              </table:table-cell>
              <table:table-cell office:value-type="float" office:value="819">
                <text:p>819</text:p>
              </table:table-cell>
              <table:table-cell office:value-type="float" office:value="243.541789127">
                <text:p>243.54178912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/>
              <table:table-cell office:value-type="float" office:value="18.414227277">
                <text:p>18.414227277</text:p>
              </table:table-cell>
              <table:table-cell office:value-type="float" office:value="899">
                <text:p>899</text:p>
              </table:table-cell>
              <table:table-cell office:value-type="float" office:value="26.287617925">
                <text:p>26.287617925</text:p>
              </table:table-cell>
              <table:table-cell office:value-type="float" office:value="818">
                <text:p>818</text:p>
              </table:table-cell>
              <table:table-cell office:value-type="float" office:value="245.958685647">
                <text:p>245.95868564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18.586047255">
                <text:p>18.586047255</text:p>
              </table:table-cell>
              <table:table-cell office:value-type="float" office:value="893">
                <text:p>893</text:p>
              </table:table-cell>
              <table:table-cell office:value-type="float" office:value="26.818782715">
                <text:p>26.818782715</text:p>
              </table:table-cell>
              <table:table-cell office:value-type="float" office:value="817">
                <text:p>817</text:p>
              </table:table-cell>
              <table:table-cell office:value-type="float" office:value="253.150504925">
                <text:p>253.15050492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/>
              <table:table-cell office:value-type="float" office:value="18.763763933">
                <text:p>18.763763933</text:p>
              </table:table-cell>
              <table:table-cell office:value-type="float" office:value="891">
                <text:p>891</text:p>
              </table:table-cell>
              <table:table-cell office:value-type="float" office:value="27.077102609">
                <text:p>27.077102609</text:p>
              </table:table-cell>
              <table:table-cell office:value-type="float" office:value="812">
                <text:p>812</text:p>
              </table:table-cell>
              <table:table-cell office:value-type="float" office:value="253.680956231">
                <text:p>253.68095623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8.958634988">
                <text:p>18.958634988</text:p>
              </table:table-cell>
              <table:table-cell office:value-type="float" office:value="889">
                <text:p>889</text:p>
              </table:table-cell>
              <table:table-cell office:value-type="float" office:value="27.305829215">
                <text:p>27.305829215</text:p>
              </table:table-cell>
              <table:table-cell office:value-type="float" office:value="808">
                <text:p>808</text:p>
              </table:table-cell>
              <table:table-cell office:value-type="float" office:value="258.220747028">
                <text:p>258.22074702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9.135790363">
                <text:p>19.135790363</text:p>
              </table:table-cell>
              <table:table-cell office:value-type="float" office:value="886">
                <text:p>886</text:p>
              </table:table-cell>
              <table:table-cell office:value-type="float" office:value="27.817804091">
                <text:p>27.817804091</text:p>
              </table:table-cell>
              <table:table-cell office:value-type="float" office:value="806">
                <text:p>806</text:p>
              </table:table-cell>
              <table:table-cell office:value-type="float" office:value="261.161038917">
                <text:p>261.16103891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19.523026771">
                <text:p>19.523026771</text:p>
              </table:table-cell>
              <table:table-cell office:value-type="float" office:value="883">
                <text:p>883</text:p>
              </table:table-cell>
              <table:table-cell office:value-type="float" office:value="28.016444065">
                <text:p>28.016444065</text:p>
              </table:table-cell>
              <table:table-cell office:value-type="float" office:value="805">
                <text:p>805</text:p>
              </table:table-cell>
              <table:table-cell office:value-type="float" office:value="273.489690222">
                <text:p>273.48969022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19.684911333">
                <text:p>19.684911333</text:p>
              </table:table-cell>
              <table:table-cell office:value-type="float" office:value="881">
                <text:p>881</text:p>
              </table:table-cell>
              <table:table-cell office:value-type="float" office:value="28.880587314">
                <text:p>28.880587314</text:p>
              </table:table-cell>
              <table:table-cell office:value-type="float" office:value="799">
                <text:p>799</text:p>
              </table:table-cell>
              <table:table-cell office:value-type="float" office:value="284.679728029">
                <text:p>284.67972802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/>
              <table:table-cell office:value-type="float" office:value="20.247188521">
                <text:p>20.247188521</text:p>
              </table:table-cell>
              <table:table-cell office:value-type="float" office:value="875">
                <text:p>875</text:p>
              </table:table-cell>
              <table:table-cell office:value-type="float" office:value="30.350342101">
                <text:p>30.350342101</text:p>
              </table:table-cell>
              <table:table-cell office:value-type="float" office:value="795">
                <text:p>795</text:p>
              </table:table-cell>
              <table:table-cell office:value-type="float" office:value="297.972153283">
                <text:p>297.97215328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20.611940405">
                <text:p>20.611940405</text:p>
              </table:table-cell>
              <table:table-cell office:value-type="float" office:value="873">
                <text:p>873</text:p>
              </table:table-cell>
              <table:table-cell office:value-type="float" office:value="30.62411055">
                <text:p>30.62411055</text:p>
              </table:table-cell>
              <table:table-cell office:value-type="float" office:value="794">
                <text:p>794</text:p>
              </table:table-cell>
              <table:table-cell office:value-type="float" office:value="305.966567157">
                <text:p>305.96656715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/>
              <table:table-cell office:value-type="float" office:value="20.782311265">
                <text:p>20.782311265</text:p>
              </table:table-cell>
              <table:table-cell office:value-type="float" office:value="871">
                <text:p>871</text:p>
              </table:table-cell>
              <table:table-cell office:value-type="float" office:value="30.871853204">
                <text:p>30.871853204</text:p>
              </table:table-cell>
              <table:table-cell office:value-type="float" office:value="789">
                <text:p>789</text:p>
              </table:table-cell>
              <table:table-cell office:value-type="float" office:value="309.465149134">
                <text:p>309.46514913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/>
              <table:table-cell office:value-type="float" office:value="20.985931459">
                <text:p>20.985931459</text:p>
              </table:table-cell>
              <table:table-cell office:value-type="float" office:value="868">
                <text:p>868</text:p>
              </table:table-cell>
              <table:table-cell office:value-type="float" office:value="32.081166749">
                <text:p>32.081166749</text:p>
              </table:table-cell>
              <table:table-cell office:value-type="float" office:value="785">
                <text:p>785</text:p>
              </table:table-cell>
              <table:table-cell office:value-type="float" office:value="316.722498309">
                <text:p>316.72249830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/>
              <table:table-cell office:value-type="float" office:value="21.34206548">
                <text:p>21.34206548</text:p>
              </table:table-cell>
              <table:table-cell office:value-type="float" office:value="862">
                <text:p>862</text:p>
              </table:table-cell>
              <table:table-cell office:value-type="float" office:value="32.29505878">
                <text:p>32.29505878</text:p>
              </table:table-cell>
              <table:table-cell office:value-type="float" office:value="782">
                <text:p>782</text:p>
              </table:table-cell>
              <table:table-cell office:value-type="float" office:value="322.607153326">
                <text:p>322.60715332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/>
              <table:table-cell office:value-type="float" office:value="21.709521858">
                <text:p>21.709521858</text:p>
              </table:table-cell>
              <table:table-cell office:value-type="float" office:value="860">
                <text:p>860</text:p>
              </table:table-cell>
              <table:table-cell office:value-type="float" office:value="32.561756438">
                <text:p>32.561756438</text:p>
              </table:table-cell>
              <table:table-cell office:value-type="float" office:value="779">
                <text:p>779</text:p>
              </table:table-cell>
              <table:table-cell office:value-type="float" office:value="327.675291542">
                <text:p>327.67529154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/>
              <table:table-cell office:value-type="float" office:value="22.08538875">
                <text:p>22.08538875</text:p>
              </table:table-cell>
              <table:table-cell office:value-type="float" office:value="852">
                <text:p>852</text:p>
              </table:table-cell>
              <table:table-cell office:value-type="float" office:value="32.978443075">
                <text:p>32.978443075</text:p>
              </table:table-cell>
              <table:table-cell office:value-type="float" office:value="774">
                <text:p>774</text:p>
              </table:table-cell>
              <table:table-cell office:value-type="float" office:value="336.76815501">
                <text:p>336.7681550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/>
              <table:table-cell office:value-type="float" office:value="22.774609452">
                <text:p>22.774609452</text:p>
              </table:table-cell>
              <table:table-cell office:value-type="float" office:value="846">
                <text:p>846</text:p>
              </table:table-cell>
              <table:table-cell office:value-type="float" office:value="33.227968001">
                <text:p>33.227968001</text:p>
              </table:table-cell>
              <table:table-cell office:value-type="float" office:value="764">
                <text:p>764</text:p>
              </table:table-cell>
              <table:table-cell office:value-type="float" office:value="337.854233419">
                <text:p>337.85423341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/>
              <table:table-cell office:value-type="float" office:value="23.339001095">
                <text:p>23.339001095</text:p>
              </table:table-cell>
              <table:table-cell office:value-type="float" office:value="843">
                <text:p>843</text:p>
              </table:table-cell>
              <table:table-cell office:value-type="float" office:value="34.613689961">
                <text:p>34.613689961</text:p>
              </table:table-cell>
              <table:table-cell office:value-type="float" office:value="762">
                <text:p>762</text:p>
              </table:table-cell>
              <table:table-cell office:value-type="float" office:value="356.334337293">
                <text:p>356.33433729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/>
              <table:table-cell office:value-type="float" office:value="24.076620918">
                <text:p>24.076620918</text:p>
              </table:table-cell>
              <table:table-cell office:value-type="float" office:value="841">
                <text:p>841</text:p>
              </table:table-cell>
              <table:table-cell office:value-type="float" office:value="35.130534571">
                <text:p>35.130534571</text:p>
              </table:table-cell>
              <table:table-cell office:value-type="float" office:value="756">
                <text:p>756</text:p>
              </table:table-cell>
              <table:table-cell office:value-type="float" office:value="360.071292682">
                <text:p>360.07129268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24.257129332">
                <text:p>24.257129332</text:p>
              </table:table-cell>
              <table:table-cell office:value-type="float" office:value="834">
                <text:p>834</text:p>
              </table:table-cell>
              <table:table-cell office:value-type="float" office:value="35.860170519">
                <text:p>35.860170519</text:p>
              </table:table-cell>
              <table:table-cell office:value-type="float" office:value="753">
                <text:p>753</text:p>
              </table:table-cell>
              <table:table-cell office:value-type="float" office:value="369.443785623">
                <text:p>369.44378562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/>
              <table:table-cell office:value-type="float" office:value="24.992750135">
                <text:p>24.992750135</text:p>
              </table:table-cell>
              <table:table-cell office:value-type="float" office:value="829">
                <text:p>829</text:p>
              </table:table-cell>
              <table:table-cell office:value-type="float" office:value="37.302472964">
                <text:p>37.302472964</text:p>
              </table:table-cell>
              <table:table-cell office:value-type="float" office:value="752">
                <text:p>752</text:p>
              </table:table-cell>
              <table:table-cell office:value-type="float" office:value="387.603777234">
                <text:p>387.60377723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/>
              <table:table-cell office:value-type="float" office:value="25.362041003">
                <text:p>25.362041003</text:p>
              </table:table-cell>
              <table:table-cell office:value-type="float" office:value="828">
                <text:p>828</text:p>
              </table:table-cell>
              <table:table-cell office:value-type="float" office:value="37.537972644">
                <text:p>37.537972644</text:p>
              </table:table-cell>
              <table:table-cell office:value-type="float" office:value="751">
                <text:p>751</text:p>
              </table:table-cell>
              <table:table-cell office:value-type="float" office:value="390.830748191">
                <text:p>390.83074819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/>
              <table:table-cell office:value-type="float" office:value="25.550078019">
                <text:p>25.550078019</text:p>
              </table:table-cell>
              <table:table-cell office:value-type="float" office:value="825">
                <text:p>825</text:p>
              </table:table-cell>
              <table:table-cell office:value-type="float" office:value="37.800032162">
                <text:p>37.800032162</text:p>
              </table:table-cell>
              <table:table-cell office:value-type="float" office:value="749">
                <text:p>749</text:p>
              </table:table-cell>
              <table:table-cell office:value-type="float" office:value="393.486141273">
                <text:p>393.48614127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/>
              <table:table-cell office:value-type="float" office:value="26.23961816">
                <text:p>26.23961816</text:p>
              </table:table-cell>
              <table:table-cell office:value-type="float" office:value="821">
                <text:p>821</text:p>
              </table:table-cell>
              <table:table-cell office:value-type="float" office:value="38.062368979">
                <text:p>38.062368979</text:p>
              </table:table-cell>
              <table:table-cell office:value-type="float" office:value="746">
                <text:p>746</text:p>
              </table:table-cell>
              <table:table-cell office:value-type="float" office:value="410.965360002">
                <text:p>410.96536000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/>
              <table:table-cell office:value-type="float" office:value="26.447802255">
                <text:p>26.447802255</text:p>
              </table:table-cell>
              <table:table-cell office:value-type="float" office:value="819">
                <text:p>819</text:p>
              </table:table-cell>
              <table:table-cell office:value-type="float" office:value="38.34111754">
                <text:p>38.34111754</text:p>
              </table:table-cell>
              <table:table-cell office:value-type="float" office:value="743">
                <text:p>743</text:p>
              </table:table-cell>
              <table:table-cell office:value-type="float" office:value="414.452486361">
                <text:p>414.45248636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/>
              <table:table-cell office:value-type="float" office:value="26.819147106">
                <text:p>26.819147106</text:p>
              </table:table-cell>
              <table:table-cell office:value-type="float" office:value="813">
                <text:p>813</text:p>
              </table:table-cell>
              <table:table-cell office:value-type="float" office:value="38.544597071">
                <text:p>38.544597071</text:p>
              </table:table-cell>
              <table:table-cell office:value-type="float" office:value="742">
                <text:p>742</text:p>
              </table:table-cell>
              <table:table-cell office:value-type="float" office:value="428.790023415">
                <text:p>428.79002341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/>
              <table:table-cell office:value-type="float" office:value="28.602685568">
                <text:p>28.602685568</text:p>
              </table:table-cell>
              <table:table-cell office:value-type="float" office:value="810">
                <text:p>810</text:p>
              </table:table-cell>
              <table:table-cell office:value-type="float" office:value="39.266203117">
                <text:p>39.266203117</text:p>
              </table:table-cell>
              <table:table-cell office:value-type="float" office:value="741">
                <text:p>741</text:p>
              </table:table-cell>
              <table:table-cell office:value-type="float" office:value="438.95459262">
                <text:p>438.9545926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/>
              <table:table-cell office:value-type="float" office:value="29.246171927">
                <text:p>29.246171927</text:p>
              </table:table-cell>
              <table:table-cell office:value-type="float" office:value="807">
                <text:p>807</text:p>
              </table:table-cell>
              <table:table-cell office:value-type="float" office:value="39.484862911">
                <text:p>39.484862911</text:p>
              </table:table-cell>
              <table:table-cell office:value-type="float" office:value="740">
                <text:p>740</text:p>
              </table:table-cell>
              <table:table-cell office:value-type="float" office:value="450.095851012">
                <text:p>450.09585101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/>
              <table:table-cell office:value-type="float" office:value="29.453710381">
                <text:p>29.453710381</text:p>
              </table:table-cell>
              <table:table-cell office:value-type="float" office:value="806">
                <text:p>806</text:p>
              </table:table-cell>
              <table:table-cell office:value-type="float" office:value="39.986694963">
                <text:p>39.986694963</text:p>
              </table:table-cell>
              <table:table-cell office:value-type="float" office:value="737">
                <text:p>737</text:p>
              </table:table-cell>
              <table:table-cell office:value-type="float" office:value="454.866566367">
                <text:p>454.86656636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30.615138919">
                <text:p>30.615138919</text:p>
              </table:table-cell>
              <table:table-cell office:value-type="float" office:value="804">
                <text:p>804</text:p>
              </table:table-cell>
              <table:table-cell office:value-type="float" office:value="40.504857125">
                <text:p>40.504857125</text:p>
              </table:table-cell>
              <table:table-cell office:value-type="float" office:value="734">
                <text:p>734</text:p>
              </table:table-cell>
              <table:table-cell office:value-type="float" office:value="467.091710274">
                <text:p>467.09171027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/>
              <table:table-cell office:value-type="float" office:value="30.791549397">
                <text:p>30.791549397</text:p>
              </table:table-cell>
              <table:table-cell office:value-type="float" office:value="801">
                <text:p>801</text:p>
              </table:table-cell>
              <table:table-cell office:value-type="float" office:value="42.099939085">
                <text:p>42.099939085</text:p>
              </table:table-cell>
              <table:table-cell office:value-type="float" office:value="732">
                <text:p>732</text:p>
              </table:table-cell>
              <table:table-cell office:value-type="float" office:value="470.269576045">
                <text:p>470.26957604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/>
              <table:table-cell office:value-type="float" office:value="31.336799457">
                <text:p>31.336799457</text:p>
              </table:table-cell>
              <table:table-cell office:value-type="float" office:value="800">
                <text:p>800</text:p>
              </table:table-cell>
              <table:table-cell office:value-type="float" office:value="43.588115023">
                <text:p>43.588115023</text:p>
              </table:table-cell>
              <table:table-cell office:value-type="float" office:value="724">
                <text:p>724</text:p>
              </table:table-cell>
              <table:table-cell office:value-type="float" office:value="485.454658026">
                <text:p>485.45465802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/>
              <table:table-cell office:value-type="float" office:value="31.728442711">
                <text:p>31.728442711</text:p>
              </table:table-cell>
              <table:table-cell office:value-type="float" office:value="795">
                <text:p>795</text:p>
              </table:table-cell>
              <table:table-cell office:value-type="float" office:value="44.405717477">
                <text:p>44.405717477</text:p>
              </table:table-cell>
              <table:table-cell office:value-type="float" office:value="723">
                <text:p>723</text:p>
              </table:table-cell>
              <table:table-cell office:value-type="float" office:value="511.242279815">
                <text:p>511.24227981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/>
              <table:table-cell office:value-type="float" office:value="32.110810888">
                <text:p>32.110810888</text:p>
              </table:table-cell>
              <table:table-cell office:value-type="float" office:value="794">
                <text:p>794</text:p>
              </table:table-cell>
              <table:table-cell office:value-type="float" office:value="44.921726992">
                <text:p>44.921726992</text:p>
              </table:table-cell>
              <table:table-cell office:value-type="float" office:value="717">
                <text:p>717</text:p>
              </table:table-cell>
              <table:table-cell office:value-type="float" office:value="523.450496228">
                <text:p>523.45049622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/>
              <table:table-cell office:value-type="float" office:value="32.91589941">
                <text:p>32.91589941</text:p>
              </table:table-cell>
              <table:table-cell office:value-type="float" office:value="792">
                <text:p>792</text:p>
              </table:table-cell>
              <table:table-cell office:value-type="float" office:value="47.651392567">
                <text:p>47.651392567</text:p>
              </table:table-cell>
              <table:table-cell office:value-type="float" office:value="715">
                <text:p>715</text:p>
              </table:table-cell>
              <table:table-cell office:value-type="float" office:value="538.319543685">
                <text:p>538.31954368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/>
              <table:table-cell office:value-type="float" office:value="33.135838063">
                <text:p>33.135838063</text:p>
              </table:table-cell>
              <table:table-cell office:value-type="float" office:value="791">
                <text:p>791</text:p>
              </table:table-cell>
              <table:table-cell office:value-type="float" office:value="47.906893022">
                <text:p>47.906893022</text:p>
              </table:table-cell>
              <table:table-cell office:value-type="float" office:value="714">
                <text:p>714</text:p>
              </table:table-cell>
              <table:table-cell office:value-type="float" office:value="539.385657021">
                <text:p>539.38565702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/>
              <table:table-cell office:value-type="float" office:value="33.49388977">
                <text:p>33.49388977</text:p>
              </table:table-cell>
              <table:table-cell office:value-type="float" office:value="789">
                <text:p>789</text:p>
              </table:table-cell>
              <table:table-cell office:value-type="float" office:value="48.142272547">
                <text:p>48.142272547</text:p>
              </table:table-cell>
              <table:table-cell office:value-type="float" office:value="711">
                <text:p>711</text:p>
              </table:table-cell>
              <table:table-cell office:value-type="float" office:value="549.726030164">
                <text:p>549.72603016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/>
              <table:table-cell office:value-type="float" office:value="33.926990445">
                <text:p>33.926990445</text:p>
              </table:table-cell>
              <table:table-cell office:value-type="float" office:value="787">
                <text:p>787</text:p>
              </table:table-cell>
              <table:table-cell office:value-type="float" office:value="48.415451">
                <text:p>48.415451</text:p>
              </table:table-cell>
              <table:table-cell office:value-type="float" office:value="710">
                <text:p>710</text:p>
              </table:table-cell>
              <table:table-cell office:value-type="float" office:value="568.579317338">
                <text:p>568.5793173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/>
              <table:table-cell office:value-type="float" office:value="34.571262838">
                <text:p>34.571262838</text:p>
              </table:table-cell>
              <table:table-cell office:value-type="float" office:value="786">
                <text:p>786</text:p>
              </table:table-cell>
              <table:table-cell office:value-type="float" office:value="48.942578217">
                <text:p>48.942578217</text:p>
              </table:table-cell>
              <table:table-cell office:value-type="float" office:value="709">
                <text:p>709</text:p>
              </table:table-cell>
              <table:table-cell office:value-type="float" office:value="600.352748137">
                <text:p>600.35274813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/>
              <table:table-cell office:value-type="float" office:value="34.820233936">
                <text:p>34.820233936</text:p>
              </table:table-cell>
              <table:table-cell office:value-type="float" office:value="783">
                <text:p>783</text:p>
              </table:table-cell>
              <table:table-cell office:value-type="float" office:value="49.214796369">
                <text:p>49.214796369</text:p>
              </table:table-cell>
              <table:table-cell office:value-type="float" office:value="704">
                <text:p>704</text:p>
              </table:table-cell>
              <table:table-cell office:value-type="float" office:value="609.331313816">
                <text:p>609.33131381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36.180875392">
                <text:p>36.180875392</text:p>
              </table:table-cell>
              <table:table-cell office:value-type="float" office:value="782">
                <text:p>782</text:p>
              </table:table-cell>
              <table:table-cell office:value-type="float" office:value="50.38978944">
                <text:p>50.38978944</text:p>
              </table:table-cell>
              <table:table-cell office:value-type="float" office:value="699">
                <text:p>699</text:p>
              </table:table-cell>
              <table:table-cell office:value-type="float" office:value="618.136064899">
                <text:p>618.13606489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/>
              <table:table-cell office:value-type="float" office:value="36.996229459">
                <text:p>36.996229459</text:p>
              </table:table-cell>
              <table:table-cell office:value-type="float" office:value="778">
                <text:p>778</text:p>
              </table:table-cell>
              <table:table-cell office:value-type="float" office:value="51.574823385">
                <text:p>51.574823385</text:p>
              </table:table-cell>
              <table:table-cell office:value-type="float" office:value="697">
                <text:p>697</text:p>
              </table:table-cell>
              <table:table-cell office:value-type="float" office:value="624.528123737">
                <text:p>624.52812373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/>
              <table:table-cell office:value-type="float" office:value="37.165698407">
                <text:p>37.165698407</text:p>
              </table:table-cell>
              <table:table-cell office:value-type="float" office:value="772">
                <text:p>772</text:p>
              </table:table-cell>
              <table:table-cell office:value-type="float" office:value="52.548333139">
                <text:p>52.548333139</text:p>
              </table:table-cell>
              <table:table-cell office:value-type="float" office:value="696">
                <text:p>696</text:p>
              </table:table-cell>
              <table:table-cell office:value-type="float" office:value="634.379802546">
                <text:p>634.37980254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/>
              <table:table-cell office:value-type="float" office:value="38.763785884">
                <text:p>38.763785884</text:p>
              </table:table-cell>
              <table:table-cell office:value-type="float" office:value="767">
                <text:p>767</text:p>
              </table:table-cell>
              <table:table-cell office:value-type="float" office:value="53.302710553">
                <text:p>53.302710553</text:p>
              </table:table-cell>
              <table:table-cell office:value-type="float" office:value="690">
                <text:p>690</text:p>
              </table:table-cell>
              <table:table-cell office:value-type="float" office:value="639.17948497">
                <text:p>639.1794849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/>
              <table:table-cell office:value-type="float" office:value="39.552972429">
                <text:p>39.552972429</text:p>
              </table:table-cell>
              <table:table-cell office:value-type="float" office:value="763">
                <text:p>763</text:p>
              </table:table-cell>
              <table:table-cell office:value-type="float" office:value="54.058191277">
                <text:p>54.058191277</text:p>
              </table:table-cell>
              <table:table-cell office:value-type="float" office:value="688">
                <text:p>688</text:p>
              </table:table-cell>
              <table:table-cell office:value-type="float" office:value="660.191210886">
                <text:p>660.19121088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/>
              <table:table-cell office:value-type="float" office:value="40.519589695">
                <text:p>40.519589695</text:p>
              </table:table-cell>
              <table:table-cell office:value-type="float" office:value="757">
                <text:p>757</text:p>
              </table:table-cell>
              <table:table-cell office:value-type="float" office:value="54.803253639">
                <text:p>54.803253639</text:p>
              </table:table-cell>
              <table:table-cell office:value-type="float" office:value="685">
                <text:p>685</text:p>
              </table:table-cell>
              <table:table-cell office:value-type="float" office:value="759.409859685">
                <text:p>759.40985968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/>
              <table:table-cell office:value-type="float" office:value="41.416015996">
                <text:p>41.416015996</text:p>
              </table:table-cell>
              <table:table-cell office:value-type="float" office:value="754">
                <text:p>754</text:p>
              </table:table-cell>
              <table:table-cell office:value-type="float" office:value="56.216067444">
                <text:p>56.216067444</text:p>
              </table:table-cell>
              <table:table-cell office:value-type="float" office:value="681">
                <text:p>681</text:p>
              </table:table-cell>
              <table:table-cell office:value-type="float" office:value="797.97695518">
                <text:p>797.9769551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/>
              <table:table-cell office:value-type="float" office:value="42.055497995">
                <text:p>42.055497995</text:p>
              </table:table-cell>
              <table:table-cell office:value-type="float" office:value="752">
                <text:p>752</text:p>
              </table:table-cell>
              <table:table-cell office:value-type="float" office:value="57.466542885">
                <text:p>57.466542885</text:p>
              </table:table-cell>
              <table:table-cell office:value-type="float" office:value="679">
                <text:p>679</text:p>
              </table:table-cell>
              <table:table-cell office:value-type="float" office:value="899.78703716">
                <text:p>899.7870371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/>
              <table:table-cell office:value-type="float" office:value="42.431288153">
                <text:p>42.431288153</text:p>
              </table:table-cell>
              <table:table-cell office:value-type="float" office:value="747">
                <text:p>747</text:p>
              </table:table-cell>
              <table:table-cell office:value-type="float" office:value="58.091496553">
                <text:p>58.091496553</text:p>
              </table:table-cell>
              <table:table-cell office:value-type="float" office:value="674">
                <text:p>674</text:p>
              </table:table-cell>
              <table:table-cell office:value-type="float" office:value="971.406064906">
                <text:p>971.40606490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/>
              <table:table-cell office:value-type="float" office:value="42.844999189">
                <text:p>42.844999189</text:p>
              </table:table-cell>
              <table:table-cell office:value-type="float" office:value="745">
                <text:p>745</text:p>
              </table:table-cell>
              <table:table-cell office:value-type="float" office:value="58.554296193">
                <text:p>58.554296193</text:p>
              </table:table-cell>
              <table:table-cell office:value-type="float" office:value="671">
                <text:p>671</text:p>
              </table:table-cell>
              <table:table-cell office:value-type="float" office:value="991.637126516">
                <text:p>991.6371265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/>
              <table:table-cell office:value-type="float" office:value="44.592072655">
                <text:p>44.592072655</text:p>
              </table:table-cell>
              <table:table-cell office:value-type="float" office:value="744">
                <text:p>744</text:p>
              </table:table-cell>
              <table:table-cell office:value-type="float" office:value="59.778850564">
                <text:p>59.778850564</text:p>
              </table:table-cell>
              <table:table-cell office:value-type="float" office:value="669">
                <text:p>669</text:p>
              </table:table-cell>
              <table:table-cell office:value-type="float" office:value="1018.751996771">
                <text:p>1018.75199677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/>
              <table:table-cell office:value-type="float" office:value="44.788257564">
                <text:p>44.788257564</text:p>
              </table:table-cell>
              <table:table-cell office:value-type="float" office:value="742">
                <text:p>742</text:p>
              </table:table-cell>
              <table:table-cell office:value-type="float" office:value="60.513026367">
                <text:p>60.513026367</text:p>
              </table:table-cell>
              <table:table-cell office:value-type="float" office:value="664">
                <text:p>664</text:p>
              </table:table-cell>
              <table:table-cell office:value-type="float" office:value="1035.869439208">
                <text:p>1035.86943920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/>
              <table:table-cell office:value-type="float" office:value="46.131429102">
                <text:p>46.131429102</text:p>
              </table:table-cell>
              <table:table-cell office:value-type="float" office:value="741">
                <text:p>741</text:p>
              </table:table-cell>
              <table:table-cell office:value-type="float" office:value="63.111078199">
                <text:p>63.111078199</text:p>
              </table:table-cell>
              <table:table-cell office:value-type="float" office:value="661">
                <text:p>661</text:p>
              </table:table-cell>
              <table:table-cell office:value-type="float" office:value="1044.358552931">
                <text:p>1044.3585529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/>
              <table:table-cell office:value-type="float" office:value="46.322160351">
                <text:p>46.322160351</text:p>
              </table:table-cell>
              <table:table-cell office:value-type="float" office:value="737">
                <text:p>737</text:p>
              </table:table-cell>
              <table:table-cell office:value-type="float" office:value="65.421416745">
                <text:p>65.421416745</text:p>
              </table:table-cell>
              <table:table-cell office:value-type="float" office:value="658">
                <text:p>658</text:p>
              </table:table-cell>
              <table:table-cell office:value-type="float" office:value="1052.468807037">
                <text:p>1052.4688070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/>
              <table:table-cell office:value-type="float" office:value="47.770914688">
                <text:p>47.770914688</text:p>
              </table:table-cell>
              <table:table-cell office:value-type="float" office:value="736">
                <text:p>736</text:p>
              </table:table-cell>
              <table:table-cell office:value-type="float" office:value="66.154396033">
                <text:p>66.154396033</text:p>
              </table:table-cell>
              <table:table-cell office:value-type="float" office:value="656">
                <text:p>656</text:p>
              </table:table-cell>
              <table:table-cell office:value-type="float" office:value="1080.896609372">
                <text:p>1080.89660937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/>
              <table:table-cell office:value-type="float" office:value="49.242238739">
                <text:p>49.242238739</text:p>
              </table:table-cell>
              <table:table-cell office:value-type="float" office:value="732">
                <text:p>732</text:p>
              </table:table-cell>
              <table:table-cell office:value-type="float" office:value="66.649054269">
                <text:p>66.649054269</text:p>
              </table:table-cell>
              <table:table-cell office:value-type="float" office:value="647">
                <text:p>647</text:p>
              </table:table-cell>
              <table:table-cell office:value-type="float" office:value="1393.814992006">
                <text:p>1393.81499200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50.52606236">
                <text:p>50.52606236</text:p>
              </table:table-cell>
              <table:table-cell office:value-type="float" office:value="731">
                <text:p>731</text:p>
              </table:table-cell>
              <table:table-cell office:value-type="float" office:value="68.273026347">
                <text:p>68.273026347</text:p>
              </table:table-cell>
              <table:table-cell office:value-type="float" office:value="646">
                <text:p>646</text:p>
              </table:table-cell>
              <table:table-cell office:value-type="float" office:value="1543.00198284">
                <text:p>1543.0019828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/>
              <table:table-cell office:value-type="float" office:value="50.895090907">
                <text:p>50.895090907</text:p>
              </table:table-cell>
              <table:table-cell office:value-type="float" office:value="728">
                <text:p>728</text:p>
              </table:table-cell>
              <table:table-cell office:value-type="float" office:value="69.448035829">
                <text:p>69.448035829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488234008">
                <text:p>51.488234008</text:p>
              </table:table-cell>
              <table:table-cell office:value-type="float" office:value="725">
                <text:p>725</text:p>
              </table:table-cell>
              <table:table-cell office:value-type="float" office:value="70.607691723">
                <text:p>70.607691723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057202486">
                <text:p>52.057202486</text:p>
              </table:table-cell>
              <table:table-cell office:value-type="float" office:value="723">
                <text:p>723</text:p>
              </table:table-cell>
              <table:table-cell office:value-type="float" office:value="71.346384928">
                <text:p>71.346384928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02604185">
                <text:p>53.02604185</text:p>
              </table:table-cell>
              <table:table-cell office:value-type="float" office:value="722">
                <text:p>722</text:p>
              </table:table-cell>
              <table:table-cell office:value-type="float" office:value="71.812125275">
                <text:p>71.812125275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590377739">
                <text:p>53.590377739</text:p>
              </table:table-cell>
              <table:table-cell office:value-type="float" office:value="721">
                <text:p>721</text:p>
              </table:table-cell>
              <table:table-cell office:value-type="float" office:value="74.166773972">
                <text:p>74.166773972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218863321">
                <text:p>54.218863321</text:p>
              </table:table-cell>
              <table:table-cell office:value-type="float" office:value="717">
                <text:p>717</text:p>
              </table:table-cell>
              <table:table-cell office:value-type="float" office:value="76.335670599">
                <text:p>76.335670599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022063481">
                <text:p>55.022063481</text:p>
              </table:table-cell>
              <table:table-cell office:value-type="float" office:value="712">
                <text:p>712</text:p>
              </table:table-cell>
              <table:table-cell office:value-type="float" office:value="79.308460016">
                <text:p>79.308460016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01449448">
                <text:p>59.01449448</text:p>
              </table:table-cell>
              <table:table-cell office:value-type="float" office:value="710">
                <text:p>710</text:p>
              </table:table-cell>
              <table:table-cell office:value-type="float" office:value="79.551504307">
                <text:p>79.551504307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830611249">
                <text:p>60.830611249</text:p>
              </table:table-cell>
              <table:table-cell office:value-type="float" office:value="707">
                <text:p>707</text:p>
              </table:table-cell>
              <table:table-cell office:value-type="float" office:value="83.255015247">
                <text:p>83.255015247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410694307">
                <text:p>63.410694307</text:p>
              </table:table-cell>
              <table:table-cell office:value-type="float" office:value="706">
                <text:p>706</text:p>
              </table:table-cell>
              <table:table-cell office:value-type="float" office:value="85.379268488">
                <text:p>85.379268488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389780641">
                <text:p>64.389780641</text:p>
              </table:table-cell>
              <table:table-cell office:value-type="float" office:value="704">
                <text:p>704</text:p>
              </table:table-cell>
              <table:table-cell office:value-type="float" office:value="88.732300124">
                <text:p>88.732300124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129988398">
                <text:p>65.129988398</text:p>
              </table:table-cell>
              <table:table-cell office:value-type="float" office:value="703">
                <text:p>703</text:p>
              </table:table-cell>
              <table:table-cell office:value-type="float" office:value="89.714456476">
                <text:p>89.714456476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297940761">
                <text:p>65.297940761</text:p>
              </table:table-cell>
              <table:table-cell office:value-type="float" office:value="701">
                <text:p>701</text:p>
              </table:table-cell>
              <table:table-cell office:value-type="float" office:value="93.11779452">
                <text:p>93.11779452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502751909">
                <text:p>65.502751909</text:p>
              </table:table-cell>
              <table:table-cell office:value-type="float" office:value="700">
                <text:p>700</text:p>
              </table:table-cell>
              <table:table-cell office:value-type="float" office:value="93.349545018">
                <text:p>93.34954501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487793053">
                <text:p>66.487793053</text:p>
              </table:table-cell>
              <table:table-cell office:value-type="float" office:value="695">
                <text:p>695</text:p>
              </table:table-cell>
              <table:table-cell office:value-type="float" office:value="93.783479075">
                <text:p>93.783479075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900091563">
                <text:p>68.900091563</text:p>
              </table:table-cell>
              <table:table-cell office:value-type="float" office:value="693">
                <text:p>693</text:p>
              </table:table-cell>
              <table:table-cell office:value-type="float" office:value="94.731197334">
                <text:p>94.731197334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875646954">
                <text:p>69.875646954</text:p>
              </table:table-cell>
              <table:table-cell office:value-type="float" office:value="689">
                <text:p>689</text:p>
              </table:table-cell>
              <table:table-cell office:value-type="float" office:value="95.123013993">
                <text:p>95.123013993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814961851">
                <text:p>71.814961851</text:p>
              </table:table-cell>
              <table:table-cell office:value-type="float" office:value="687">
                <text:p>687</text:p>
              </table:table-cell>
              <table:table-cell office:value-type="float" office:value="95.363085448">
                <text:p>95.36308544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014032983">
                <text:p>72.014032983</text:p>
              </table:table-cell>
              <table:table-cell office:value-type="float" office:value="686">
                <text:p>686</text:p>
              </table:table-cell>
              <table:table-cell office:value-type="float" office:value="96.352720178">
                <text:p>96.352720178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609539187">
                <text:p>72.609539187</text:p>
              </table:table-cell>
              <table:table-cell office:value-type="float" office:value="682">
                <text:p>682</text:p>
              </table:table-cell>
              <table:table-cell office:value-type="float" office:value="98.503568383">
                <text:p>98.503568383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316113529">
                <text:p>73.316113529</text:p>
              </table:table-cell>
              <table:table-cell office:value-type="float" office:value="674">
                <text:p>674</text:p>
              </table:table-cell>
              <table:table-cell office:value-type="float" office:value="104.40943582">
                <text:p>104.40943582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91560612">
                <text:p>73.91560612</text:p>
              </table:table-cell>
              <table:table-cell office:value-type="float" office:value="673">
                <text:p>673</text:p>
              </table:table-cell>
              <table:table-cell office:value-type="float" office:value="105.561582398">
                <text:p>105.561582398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404068478">
                <text:p>76.404068478</text:p>
              </table:table-cell>
              <table:table-cell office:value-type="float" office:value="671">
                <text:p>671</text:p>
              </table:table-cell>
              <table:table-cell office:value-type="float" office:value="106.04965914">
                <text:p>106.04965914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470107267">
                <text:p>77.470107267</text:p>
              </table:table-cell>
              <table:table-cell office:value-type="float" office:value="668">
                <text:p>668</text:p>
              </table:table-cell>
              <table:table-cell office:value-type="float" office:value="110.845612532">
                <text:p>110.84561253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45881117">
                <text:p>78.45881117</text:p>
              </table:table-cell>
              <table:table-cell office:value-type="float" office:value="664">
                <text:p>664</text:p>
              </table:table-cell>
              <table:table-cell office:value-type="float" office:value="111.277265632">
                <text:p>111.277265632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105896571">
                <text:p>80.105896571</text:p>
              </table:table-cell>
              <table:table-cell office:value-type="float" office:value="660">
                <text:p>660</text:p>
              </table:table-cell>
              <table:table-cell office:value-type="float" office:value="112.244471402">
                <text:p>112.244471402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95012689">
                <text:p>80.95012689</text:p>
              </table:table-cell>
              <table:table-cell office:value-type="float" office:value="658">
                <text:p>658</text:p>
              </table:table-cell>
              <table:table-cell office:value-type="float" office:value="113.535187992">
                <text:p>113.535187992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150260257">
                <text:p>83.150260257</text:p>
              </table:table-cell>
              <table:table-cell office:value-type="float" office:value="654">
                <text:p>654</text:p>
              </table:table-cell>
              <table:table-cell office:value-type="float" office:value="113.771686756">
                <text:p>113.771686756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759660944">
                <text:p>84.759660944</text:p>
              </table:table-cell>
              <table:table-cell office:value-type="float" office:value="653">
                <text:p>653</text:p>
              </table:table-cell>
              <table:table-cell office:value-type="float" office:value="117.11204465">
                <text:p>117.11204465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962288347">
                <text:p>84.962288347</text:p>
              </table:table-cell>
              <table:table-cell office:value-type="float" office:value="650">
                <text:p>650</text:p>
              </table:table-cell>
              <table:table-cell office:value-type="float" office:value="119.40586306">
                <text:p>119.40586306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488216115">
                <text:p>85.488216115</text:p>
              </table:table-cell>
              <table:table-cell office:value-type="float" office:value="644">
                <text:p>644</text:p>
              </table:table-cell>
              <table:table-cell office:value-type="float" office:value="121.037423992">
                <text:p>121.037423992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051339501">
                <text:p>87.051339501</text:p>
              </table:table-cell>
              <table:table-cell office:value-type="float" office:value="638">
                <text:p>638</text:p>
              </table:table-cell>
              <table:table-cell office:value-type="float" office:value="121.273902438">
                <text:p>121.273902438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284810197">
                <text:p>89.284810197</text:p>
              </table:table-cell>
              <table:table-cell office:value-type="float" office:value="636">
                <text:p>636</text:p>
              </table:table-cell>
              <table:table-cell office:value-type="float" office:value="121.939208384">
                <text:p>121.939208384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669999177">
                <text:p>90.669999177</text:p>
              </table:table-cell>
              <table:table-cell office:value-type="float" office:value="634">
                <text:p>634</text:p>
              </table:table-cell>
              <table:table-cell office:value-type="float" office:value="123.293380025">
                <text:p>123.293380025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410979955">
                <text:p>92.410979955</text:p>
              </table:table-cell>
              <table:table-cell office:value-type="float" office:value="632">
                <text:p>632</text:p>
              </table:table-cell>
              <table:table-cell office:value-type="float" office:value="123.52724566">
                <text:p>123.52724566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214953756">
                <text:p>93.214953756</text:p>
              </table:table-cell>
              <table:table-cell office:value-type="float" office:value="631">
                <text:p>631</text:p>
              </table:table-cell>
              <table:table-cell office:value-type="float" office:value="123.761591836">
                <text:p>123.761591836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79332993">
                <text:p>93.79332993</text:p>
              </table:table-cell>
              <table:table-cell office:value-type="float" office:value="630">
                <text:p>630</text:p>
              </table:table-cell>
              <table:table-cell office:value-type="float" office:value="125.62456389">
                <text:p>125.62456389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329085283">
                <text:p>96.329085283</text:p>
              </table:table-cell>
              <table:table-cell office:value-type="float" office:value="629">
                <text:p>629</text:p>
              </table:table-cell>
              <table:table-cell office:value-type="float" office:value="127.066095409">
                <text:p>127.066095409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716851255">
                <text:p>96.716851255</text:p>
              </table:table-cell>
              <table:table-cell office:value-type="float" office:value="628">
                <text:p>628</text:p>
              </table:table-cell>
              <table:table-cell office:value-type="float" office:value="128.455916447">
                <text:p>128.455916447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294473755">
                <text:p>97.294473755</text:p>
              </table:table-cell>
              <table:table-cell office:value-type="float" office:value="625">
                <text:p>625</text:p>
              </table:table-cell>
              <table:table-cell office:value-type="float" office:value="128.948930509">
                <text:p>128.948930509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534752744">
                <text:p>100.534752744</text:p>
              </table:table-cell>
              <table:table-cell office:value-type="float" office:value="623">
                <text:p>623</text:p>
              </table:table-cell>
              <table:table-cell office:value-type="float" office:value="135.817888097">
                <text:p>135.817888097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496794478">
                <text:p>101.496794478</text:p>
              </table:table-cell>
              <table:table-cell office:value-type="float" office:value="622">
                <text:p>622</text:p>
              </table:table-cell>
              <table:table-cell office:value-type="float" office:value="141.603153194">
                <text:p>141.603153194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464829965">
                <text:p>102.464829965</text:p>
              </table:table-cell>
              <table:table-cell office:value-type="float" office:value="621">
                <text:p>621</text:p>
              </table:table-cell>
              <table:table-cell office:value-type="float" office:value="143.060769714">
                <text:p>143.060769714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85340308">
                <text:p>102.85340308</text:p>
              </table:table-cell>
              <table:table-cell office:value-type="float" office:value="618">
                <text:p>618</text:p>
              </table:table-cell>
              <table:table-cell office:value-type="float" office:value="145.52905212">
                <text:p>145.52905212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436514627">
                <text:p>104.436514627</text:p>
              </table:table-cell>
              <table:table-cell office:value-type="float" office:value="617">
                <text:p>617</text:p>
              </table:table-cell>
              <table:table-cell office:value-type="float" office:value="148.90767102">
                <text:p>148.90767102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956129776">
                <text:p>105.956129776</text:p>
              </table:table-cell>
              <table:table-cell office:value-type="float" office:value="616">
                <text:p>616</text:p>
              </table:table-cell>
              <table:table-cell office:value-type="float" office:value="150.340799197">
                <text:p>150.340799197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921956911">
                <text:p>106.921956911</text:p>
              </table:table-cell>
              <table:table-cell office:value-type="float" office:value="613">
                <text:p>613</text:p>
              </table:table-cell>
              <table:table-cell office:value-type="float" office:value="150.591451258">
                <text:p>150.591451258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945879093">
                <text:p>108.945879093</text:p>
              </table:table-cell>
              <table:table-cell office:value-type="float" office:value="608">
                <text:p>608</text:p>
              </table:table-cell>
              <table:table-cell office:value-type="float" office:value="154.769443569">
                <text:p>154.76944356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568774">
                <text:p>111.1568774</text:p>
              </table:table-cell>
              <table:table-cell office:value-type="float" office:value="605">
                <text:p>605</text:p>
              </table:table-cell>
              <table:table-cell office:value-type="float" office:value="159.014573969">
                <text:p>159.014573969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95334762">
                <text:p>112.295334762</text:p>
              </table:table-cell>
              <table:table-cell office:value-type="float" office:value="602">
                <text:p>602</text:p>
              </table:table-cell>
              <table:table-cell office:value-type="float" office:value="160.2121032">
                <text:p>160.2121032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32189056">
                <text:p>113.132189056</text:p>
              </table:table-cell>
              <table:table-cell office:value-type="float" office:value="600">
                <text:p>600</text:p>
              </table:table-cell>
              <table:table-cell office:value-type="float" office:value="163.87304273">
                <text:p>163.8730427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17390231">
                <text:p>114.417390231</text:p>
              </table:table-cell>
              <table:table-cell office:value-type="float" office:value="597">
                <text:p>597</text:p>
              </table:table-cell>
              <table:table-cell office:value-type="float" office:value="164.902950889">
                <text:p>164.902950889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74682199">
                <text:p>116.674682199</text:p>
              </table:table-cell>
              <table:table-cell office:value-type="float" office:value="596">
                <text:p>596</text:p>
              </table:table-cell>
              <table:table-cell office:value-type="float" office:value="166.106001578">
                <text:p>166.106001578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03015575">
                <text:p>117.03015575</text:p>
              </table:table-cell>
              <table:table-cell office:value-type="float" office:value="593">
                <text:p>593</text:p>
              </table:table-cell>
              <table:table-cell office:value-type="float" office:value="167.844083969">
                <text:p>167.84408396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63594196">
                <text:p>117.563594196</text:p>
              </table:table-cell>
              <table:table-cell office:value-type="float" office:value="591">
                <text:p>591</text:p>
              </table:table-cell>
              <table:table-cell office:value-type="float" office:value="172.800574567">
                <text:p>172.800574567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05785785">
                <text:p>119.305785785</text:p>
              </table:table-cell>
              <table:table-cell office:value-type="float" office:value="588">
                <text:p>588</text:p>
              </table:table-cell>
              <table:table-cell office:value-type="float" office:value="173.80799683">
                <text:p>173.80799683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84404343">
                <text:p>119.884404343</text:p>
              </table:table-cell>
              <table:table-cell office:value-type="float" office:value="587">
                <text:p>587</text:p>
              </table:table-cell>
              <table:table-cell office:value-type="float" office:value="175.804453487">
                <text:p>175.804453487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58098814">
                <text:p>120.858098814</text:p>
              </table:table-cell>
              <table:table-cell office:value-type="float" office:value="581">
                <text:p>581</text:p>
              </table:table-cell>
              <table:table-cell office:value-type="float" office:value="180.855136299">
                <text:p>180.855136299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918631538">
                <text:p>123.918631538</text:p>
              </table:table-cell>
              <table:table-cell office:value-type="float" office:value="577">
                <text:p>577</text:p>
              </table:table-cell>
              <table:table-cell office:value-type="float" office:value="184.6671908">
                <text:p>184.6671908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984155504">
                <text:p>126.984155504</text:p>
              </table:table-cell>
              <table:table-cell office:value-type="float" office:value="576">
                <text:p>576</text:p>
              </table:table-cell>
              <table:table-cell office:value-type="float" office:value="187.541272804">
                <text:p>187.541272804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740024716">
                <text:p>127.740024716</text:p>
              </table:table-cell>
              <table:table-cell office:value-type="float" office:value="575">
                <text:p>575</text:p>
              </table:table-cell>
              <table:table-cell office:value-type="float" office:value="197.7620583">
                <text:p>197.7620583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937608919">
                <text:p>127.937608919</text:p>
              </table:table-cell>
              <table:table-cell office:value-type="float" office:value="574">
                <text:p>574</text:p>
              </table:table-cell>
              <table:table-cell office:value-type="float" office:value="199.208685877">
                <text:p>199.208685877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.65209392">
                <text:p>129.65209392</text:p>
              </table:table-cell>
              <table:table-cell office:value-type="float" office:value="568">
                <text:p>568</text:p>
              </table:table-cell>
              <table:table-cell office:value-type="float" office:value="206.166736004">
                <text:p>206.166736004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.011250469">
                <text:p>130.011250469</text:p>
              </table:table-cell>
              <table:table-cell office:value-type="float" office:value="566">
                <text:p>566</text:p>
              </table:table-cell>
              <table:table-cell office:value-type="float" office:value="207.08418154">
                <text:p>207.0841815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.209576845">
                <text:p>130.209576845</text:p>
              </table:table-cell>
              <table:table-cell office:value-type="float" office:value="564">
                <text:p>564</text:p>
              </table:table-cell>
              <table:table-cell office:value-type="float" office:value="208.334899316">
                <text:p>208.334899316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.99864431">
                <text:p>133.99864431</text:p>
              </table:table-cell>
              <table:table-cell office:value-type="float" office:value="563">
                <text:p>563</text:p>
              </table:table-cell>
              <table:table-cell office:value-type="float" office:value="210.026912978">
                <text:p>210.026912978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.877618421">
                <text:p>137.877618421</text:p>
              </table:table-cell>
              <table:table-cell office:value-type="float" office:value="560">
                <text:p>560</text:p>
              </table:table-cell>
              <table:table-cell office:value-type="float" office:value="215.690948527">
                <text:p>215.69094852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.861704424">
                <text:p>138.861704424</text:p>
              </table:table-cell>
              <table:table-cell office:value-type="float" office:value="557">
                <text:p>557</text:p>
              </table:table-cell>
              <table:table-cell office:value-type="float" office:value="229.716639115">
                <text:p>229.716639115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.852769392">
                <text:p>143.852769392</text:p>
              </table:table-cell>
              <table:table-cell office:value-type="float" office:value="555">
                <text:p>555</text:p>
              </table:table-cell>
              <table:table-cell office:value-type="float" office:value="233.349105859">
                <text:p>233.349105859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.406828765">
                <text:p>144.406828765</text:p>
              </table:table-cell>
              <table:table-cell office:value-type="float" office:value="550">
                <text:p>550</text:p>
              </table:table-cell>
              <table:table-cell office:value-type="float" office:value="236.934516381">
                <text:p>236.934516381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.243052752">
                <text:p>149.243052752</text:p>
              </table:table-cell>
              <table:table-cell office:value-type="float" office:value="549">
                <text:p>549</text:p>
              </table:table-cell>
              <table:table-cell office:value-type="float" office:value="237.898243367">
                <text:p>237.898243367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.776920955">
                <text:p>150.776920955</text:p>
              </table:table-cell>
              <table:table-cell office:value-type="float" office:value="548">
                <text:p>548</text:p>
              </table:table-cell>
              <table:table-cell office:value-type="float" office:value="239.283836294">
                <text:p>239.283836294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.92388089">
                <text:p>154.92388089</text:p>
              </table:table-cell>
              <table:table-cell office:value-type="float" office:value="545">
                <text:p>545</text:p>
              </table:table-cell>
              <table:table-cell office:value-type="float" office:value="243.48561503">
                <text:p>243.48561503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.681060481">
                <text:p>156.681060481</text:p>
              </table:table-cell>
              <table:table-cell office:value-type="float" office:value="544">
                <text:p>544</text:p>
              </table:table-cell>
              <table:table-cell office:value-type="float" office:value="254.318234135">
                <text:p>254.318234135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267323132">
                <text:p>160.267323132</text:p>
              </table:table-cell>
              <table:table-cell office:value-type="float" office:value="542">
                <text:p>542</text:p>
              </table:table-cell>
              <table:table-cell office:value-type="float" office:value="254.985916878">
                <text:p>254.985916878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803888001">
                <text:p>160.803888001</text:p>
              </table:table-cell>
              <table:table-cell office:value-type="float" office:value="536">
                <text:p>536</text:p>
              </table:table-cell>
              <table:table-cell office:value-type="float" office:value="262.680986841">
                <text:p>262.68098684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.431899077">
                <text:p>170.431899077</text:p>
              </table:table-cell>
              <table:table-cell office:value-type="float" office:value="529">
                <text:p>529</text:p>
              </table:table-cell>
              <table:table-cell office:value-type="float" office:value="265.013978036">
                <text:p>265.013978036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.866348775">
                <text:p>172.866348775</text:p>
              </table:table-cell>
              <table:table-cell office:value-type="float" office:value="526">
                <text:p>526</text:p>
              </table:table-cell>
              <table:table-cell office:value-type="float" office:value="272.245644847">
                <text:p>272.245644847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.42738143">
                <text:p>175.42738143</text:p>
              </table:table-cell>
              <table:table-cell office:value-type="float" office:value="523">
                <text:p>523</text:p>
              </table:table-cell>
              <table:table-cell office:value-type="float" office:value="272.937775387">
                <text:p>272.937775387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.585269567">
                <text:p>175.585269567</text:p>
              </table:table-cell>
              <table:table-cell office:value-type="float" office:value="521">
                <text:p>521</text:p>
              </table:table-cell>
              <table:table-cell office:value-type="float" office:value="287.923650966">
                <text:p>287.923650966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.332343291">
                <text:p>176.332343291</text:p>
              </table:table-cell>
              <table:table-cell office:value-type="float" office:value="519">
                <text:p>519</text:p>
              </table:table-cell>
              <table:table-cell office:value-type="float" office:value="290.02550869">
                <text:p>290.02550869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.470843893">
                <text:p>183.470843893</text:p>
              </table:table-cell>
              <table:table-cell office:value-type="float" office:value="514">
                <text:p>514</text:p>
              </table:table-cell>
              <table:table-cell office:value-type="float" office:value="291.806374811">
                <text:p>291.80637481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.463964052">
                <text:p>185.463964052</text:p>
              </table:table-cell>
              <table:table-cell office:value-type="float" office:value="511">
                <text:p>511</text:p>
              </table:table-cell>
              <table:table-cell office:value-type="float" office:value="292.253224053">
                <text:p>292.253224053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.314847461">
                <text:p>187.314847461</text:p>
              </table:table-cell>
              <table:table-cell office:value-type="float" office:value="510">
                <text:p>510</text:p>
              </table:table-cell>
              <table:table-cell office:value-type="float" office:value="293.835231719">
                <text:p>293.835231719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.474988523">
                <text:p>187.474988523</text:p>
              </table:table-cell>
              <table:table-cell office:value-type="float" office:value="508">
                <text:p>508</text:p>
              </table:table-cell>
              <table:table-cell office:value-type="float" office:value="297.261943385">
                <text:p>297.261943385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.661562955">
                <text:p>187.661562955</text:p>
              </table:table-cell>
              <table:table-cell office:value-type="float" office:value="506">
                <text:p>506</text:p>
              </table:table-cell>
              <table:table-cell office:value-type="float" office:value="301.229991279">
                <text:p>301.229991279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.925885362">
                <text:p>190.925885362</text:p>
              </table:table-cell>
              <table:table-cell office:value-type="float" office:value="505">
                <text:p>505</text:p>
              </table:table-cell>
              <table:table-cell office:value-type="float" office:value="322.298157026">
                <text:p>322.298157026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.656130312">
                <text:p>191.656130312</text:p>
              </table:table-cell>
              <table:table-cell office:value-type="float" office:value="503">
                <text:p>503</text:p>
              </table:table-cell>
              <table:table-cell office:value-type="float" office:value="328.969266075">
                <text:p>328.969266075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.803201148">
                <text:p>198.803201148</text:p>
              </table:table-cell>
              <table:table-cell office:value-type="float" office:value="501">
                <text:p>501</text:p>
              </table:table-cell>
              <table:table-cell office:value-type="float" office:value="332.649550139">
                <text:p>332.649550139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.665845661">
                <text:p>202.665845661</text:p>
              </table:table-cell>
              <table:table-cell office:value-type="float" office:value="498">
                <text:p>498</text:p>
              </table:table-cell>
              <table:table-cell office:value-type="float" office:value="338.396495611">
                <text:p>338.396495611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.614934874">
                <text:p>206.614934874</text:p>
              </table:table-cell>
              <table:table-cell office:value-type="float" office:value="497">
                <text:p>497</text:p>
              </table:table-cell>
              <table:table-cell office:value-type="float" office:value="342.305755077">
                <text:p>342.305755077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.155717555">
                <text:p>207.155717555</text:p>
              </table:table-cell>
              <table:table-cell office:value-type="float" office:value="494">
                <text:p>494</text:p>
              </table:table-cell>
              <table:table-cell office:value-type="float" office:value="346.600991028">
                <text:p>346.600991028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.131752513">
                <text:p>213.131752513</text:p>
              </table:table-cell>
              <table:table-cell office:value-type="float" office:value="491">
                <text:p>491</text:p>
              </table:table-cell>
              <table:table-cell office:value-type="float" office:value="354.966167221">
                <text:p>354.966167221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.315823951">
                <text:p>213.315823951</text:p>
              </table:table-cell>
              <table:table-cell office:value-type="float" office:value="489">
                <text:p>489</text:p>
              </table:table-cell>
              <table:table-cell office:value-type="float" office:value="356.791375202">
                <text:p>356.791375202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.494044254">
                <text:p>213.494044254</text:p>
              </table:table-cell>
              <table:table-cell office:value-type="float" office:value="488">
                <text:p>488</text:p>
              </table:table-cell>
              <table:table-cell office:value-type="float" office:value="356.977010302">
                <text:p>356.977010302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.477984469">
                <text:p>219.477984469</text:p>
              </table:table-cell>
              <table:table-cell office:value-type="float" office:value="485">
                <text:p>485</text:p>
              </table:table-cell>
              <table:table-cell office:value-type="float" office:value="358.303467981">
                <text:p>358.303467981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.47689102">
                <text:p>220.47689102</text:p>
              </table:table-cell>
              <table:table-cell office:value-type="float" office:value="483">
                <text:p>483</text:p>
              </table:table-cell>
              <table:table-cell office:value-type="float" office:value="365.207937026">
                <text:p>365.207937026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.335887993">
                <text:p>226.335887993</text:p>
              </table:table-cell>
              <table:table-cell office:value-type="float" office:value="479">
                <text:p>479</text:p>
              </table:table-cell>
              <table:table-cell office:value-type="float" office:value="372.540109853">
                <text:p>372.540109853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4.114933828">
                <text:p>234.114933828</text:p>
              </table:table-cell>
              <table:table-cell office:value-type="float" office:value="478">
                <text:p>478</text:p>
              </table:table-cell>
              <table:table-cell office:value-type="float" office:value="375.191919698">
                <text:p>375.191919698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5.368419265">
                <text:p>235.368419265</text:p>
              </table:table-cell>
              <table:table-cell office:value-type="float" office:value="477">
                <text:p>477</text:p>
              </table:table-cell>
              <table:table-cell office:value-type="float" office:value="388.583204018">
                <text:p>388.583204018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9.557830754">
                <text:p>239.557830754</text:p>
              </table:table-cell>
              <table:table-cell office:value-type="float" office:value="475">
                <text:p>475</text:p>
              </table:table-cell>
              <table:table-cell office:value-type="float" office:value="392.849539211">
                <text:p>392.849539211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4.11967231">
                <text:p>244.11967231</text:p>
              </table:table-cell>
              <table:table-cell office:value-type="float" office:value="469">
                <text:p>469</text:p>
              </table:table-cell>
              <table:table-cell office:value-type="float" office:value="395.316894589">
                <text:p>395.316894589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4.754113879">
                <text:p>254.754113879</text:p>
              </table:table-cell>
              <table:table-cell office:value-type="float" office:value="468">
                <text:p>468</text:p>
              </table:table-cell>
              <table:table-cell office:value-type="float" office:value="396.913972282">
                <text:p>396.91397228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0.020645567">
                <text:p>270.020645567</text:p>
              </table:table-cell>
              <table:table-cell office:value-type="float" office:value="464">
                <text:p>464</text:p>
              </table:table-cell>
              <table:table-cell office:value-type="float" office:value="404.792237088">
                <text:p>404.792237088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3.903116036">
                <text:p>273.903116036</text:p>
              </table:table-cell>
              <table:table-cell office:value-type="float" office:value="463">
                <text:p>463</text:p>
              </table:table-cell>
              <table:table-cell office:value-type="float" office:value="431.982453481">
                <text:p>431.982453481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2.388310733">
                <text:p>282.388310733</text:p>
              </table:table-cell>
              <table:table-cell office:value-type="float" office:value="462">
                <text:p>462</text:p>
              </table:table-cell>
              <table:table-cell office:value-type="float" office:value="434.943647829">
                <text:p>434.943647829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3.4583096">
                <text:p>283.4583096</text:p>
              </table:table-cell>
              <table:table-cell office:value-type="float" office:value="461">
                <text:p>461</text:p>
              </table:table-cell>
              <table:table-cell office:value-type="float" office:value="437.478978857">
                <text:p>437.478978857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0.82362717">
                <text:p>300.82362717</text:p>
              </table:table-cell>
              <table:table-cell office:value-type="float" office:value="459">
                <text:p>459</text:p>
              </table:table-cell>
              <table:table-cell office:value-type="float" office:value="440.468244958">
                <text:p>440.468244958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7.540884278">
                <text:p>307.540884278</text:p>
              </table:table-cell>
              <table:table-cell office:value-type="float" office:value="458">
                <text:p>458</text:p>
              </table:table-cell>
              <table:table-cell office:value-type="float" office:value="443.186578068">
                <text:p>443.186578068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6.637118915">
                <text:p>316.637118915</text:p>
              </table:table-cell>
              <table:table-cell office:value-type="float" office:value="457">
                <text:p>457</text:p>
              </table:table-cell>
              <table:table-cell office:value-type="float" office:value="445.419320589">
                <text:p>445.41932058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5.262340191">
                <text:p>335.262340191</text:p>
              </table:table-cell>
              <table:table-cell office:value-type="float" office:value="456">
                <text:p>456</text:p>
              </table:table-cell>
              <table:table-cell office:value-type="float" office:value="447.190811765">
                <text:p>447.190811765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1.329208834">
                <text:p>341.329208834</text:p>
              </table:table-cell>
              <table:table-cell office:value-type="float" office:value="454">
                <text:p>454</text:p>
              </table:table-cell>
              <table:table-cell office:value-type="float" office:value="451.706856942">
                <text:p>451.706856942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3.188170906">
                <text:p>343.188170906</text:p>
              </table:table-cell>
              <table:table-cell office:value-type="float" office:value="452">
                <text:p>452</text:p>
              </table:table-cell>
              <table:table-cell office:value-type="float" office:value="470.756097118">
                <text:p>470.75609711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7.318176349">
                <text:p>347.318176349</text:p>
              </table:table-cell>
              <table:table-cell office:value-type="float" office:value="451">
                <text:p>451</text:p>
              </table:table-cell>
              <table:table-cell office:value-type="float" office:value="488.377576755">
                <text:p>488.377576755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5.441622426">
                <text:p>355.441622426</text:p>
              </table:table-cell>
              <table:table-cell office:value-type="float" office:value="447">
                <text:p>447</text:p>
              </table:table-cell>
              <table:table-cell office:value-type="float" office:value="510.834451474">
                <text:p>510.834451474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7.441904507">
                <text:p>357.441904507</text:p>
              </table:table-cell>
              <table:table-cell office:value-type="float" office:value="445">
                <text:p>445</text:p>
              </table:table-cell>
              <table:table-cell office:value-type="float" office:value="511.498980572">
                <text:p>511.498980572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0.302414399">
                <text:p>370.302414399</text:p>
              </table:table-cell>
              <table:table-cell office:value-type="float" office:value="444">
                <text:p>444</text:p>
              </table:table-cell>
              <table:table-cell office:value-type="float" office:value="515.450466281">
                <text:p>515.450466281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1.400503714">
                <text:p>371.400503714</text:p>
              </table:table-cell>
              <table:table-cell office:value-type="float" office:value="443">
                <text:p>443</text:p>
              </table:table-cell>
              <table:table-cell office:value-type="float" office:value="518.316430779">
                <text:p>518.316430779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3.550032984">
                <text:p>373.550032984</text:p>
              </table:table-cell>
              <table:table-cell office:value-type="float" office:value="442">
                <text:p>442</text:p>
              </table:table-cell>
              <table:table-cell office:value-type="float" office:value="520.922742584">
                <text:p>520.922742584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4.644650217">
                <text:p>374.644650217</text:p>
              </table:table-cell>
              <table:table-cell office:value-type="float" office:value="438">
                <text:p>438</text:p>
              </table:table-cell>
              <table:table-cell office:value-type="float" office:value="530.603542133">
                <text:p>530.603542133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8.609730274">
                <text:p>378.609730274</text:p>
              </table:table-cell>
              <table:table-cell office:value-type="float" office:value="432">
                <text:p>432</text:p>
              </table:table-cell>
              <table:table-cell office:value-type="float" office:value="531.047642359">
                <text:p>531.047642359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4.077140624">
                <text:p>394.077140624</text:p>
              </table:table-cell>
              <table:table-cell office:value-type="float" office:value="431">
                <text:p>431</text:p>
              </table:table-cell>
              <table:table-cell office:value-type="float" office:value="540.814159517">
                <text:p>540.814159517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5.197760123">
                <text:p>405.197760123</text:p>
              </table:table-cell>
              <table:table-cell office:value-type="float" office:value="430">
                <text:p>430</text:p>
              </table:table-cell>
              <table:table-cell office:value-type="float" office:value="547.706830172">
                <text:p>547.70683017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9.300655487">
                <text:p>409.300655487</text:p>
              </table:table-cell>
              <table:table-cell office:value-type="float" office:value="427">
                <text:p>427</text:p>
              </table:table-cell>
              <table:table-cell office:value-type="float" office:value="552.354457805">
                <text:p>552.354457805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7.680429645">
                <text:p>427.680429645</text:p>
              </table:table-cell>
              <table:table-cell office:value-type="float" office:value="426">
                <text:p>426</text:p>
              </table:table-cell>
              <table:table-cell office:value-type="float" office:value="556.118180412">
                <text:p>556.118180412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1.768773615">
                <text:p>431.768773615</text:p>
              </table:table-cell>
              <table:table-cell office:value-type="float" office:value="425">
                <text:p>425</text:p>
              </table:table-cell>
              <table:table-cell office:value-type="float" office:value="562.908335051">
                <text:p>562.908335051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2.854655352">
                <text:p>432.854655352</text:p>
              </table:table-cell>
              <table:table-cell office:value-type="float" office:value="424">
                <text:p>424</text:p>
              </table:table-cell>
              <table:table-cell office:value-type="float" office:value="563.573404483">
                <text:p>563.573404483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7.673778344">
                <text:p>437.673778344</text:p>
              </table:table-cell>
              <table:table-cell office:value-type="float" office:value="423">
                <text:p>423</text:p>
              </table:table-cell>
              <table:table-cell office:value-type="float" office:value="580.696862454">
                <text:p>580.696862454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1.802291628">
                <text:p>441.802291628</text:p>
              </table:table-cell>
              <table:table-cell office:value-type="float" office:value="422">
                <text:p>422</text:p>
              </table:table-cell>
              <table:table-cell office:value-type="float" office:value="591.129126064">
                <text:p>591.129126064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6.969111335">
                <text:p>446.969111335</text:p>
              </table:table-cell>
              <table:table-cell office:value-type="float" office:value="419">
                <text:p>419</text:p>
              </table:table-cell>
              <table:table-cell office:value-type="float" office:value="592.697114435">
                <text:p>592.697114435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6.764093443">
                <text:p>456.764093443</text:p>
              </table:table-cell>
              <table:table-cell office:value-type="float" office:value="418">
                <text:p>418</text:p>
              </table:table-cell>
              <table:table-cell office:value-type="float" office:value="620.156578027">
                <text:p>620.15657802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1.511621766">
                <text:p>461.511621766</text:p>
              </table:table-cell>
              <table:table-cell office:value-type="float" office:value="417">
                <text:p>417</text:p>
              </table:table-cell>
              <table:table-cell office:value-type="float" office:value="621.497254906">
                <text:p>621.497254906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0.44569882">
                <text:p>470.44569882</text:p>
              </table:table-cell>
              <table:table-cell office:value-type="float" office:value="416">
                <text:p>416</text:p>
              </table:table-cell>
              <table:table-cell office:value-type="float" office:value="634.756505625">
                <text:p>634.756505625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3.043791177">
                <text:p>473.043791177</text:p>
              </table:table-cell>
              <table:table-cell office:value-type="float" office:value="415">
                <text:p>415</text:p>
              </table:table-cell>
              <table:table-cell office:value-type="float" office:value="638.981424524">
                <text:p>638.981424524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8.953781508">
                <text:p>478.953781508</text:p>
              </table:table-cell>
              <table:table-cell office:value-type="float" office:value="414">
                <text:p>414</text:p>
              </table:table-cell>
              <table:table-cell office:value-type="float" office:value="641.185149799">
                <text:p>641.185149799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6.127344866">
                <text:p>486.127344866</text:p>
              </table:table-cell>
              <table:table-cell office:value-type="float" office:value="411">
                <text:p>411</text:p>
              </table:table-cell>
              <table:table-cell office:value-type="float" office:value="663.970638911">
                <text:p>663.970638911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9.799675331">
                <text:p>489.799675331</text:p>
              </table:table-cell>
              <table:table-cell office:value-type="float" office:value="407">
                <text:p>407</text:p>
              </table:table-cell>
              <table:table-cell office:value-type="float" office:value="677.06182769">
                <text:p>677.06182769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1.434793079">
                <text:p>501.434793079</text:p>
              </table:table-cell>
              <table:table-cell office:value-type="float" office:value="405">
                <text:p>405</text:p>
              </table:table-cell>
              <table:table-cell office:value-type="float" office:value="698.744550394">
                <text:p>698.744550394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3.412608436">
                <text:p>513.412608436</text:p>
              </table:table-cell>
              <table:table-cell office:value-type="float" office:value="403">
                <text:p>403</text:p>
              </table:table-cell>
              <table:table-cell office:value-type="float" office:value="703.416943088">
                <text:p>703.416943088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3.394874858">
                <text:p>543.394874858</text:p>
              </table:table-cell>
              <table:table-cell office:value-type="float" office:value="400">
                <text:p>400</text:p>
              </table:table-cell>
              <table:table-cell office:value-type="float" office:value="708.668364519">
                <text:p>708.668364519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1.611609482">
                <text:p>551.611609482</text:p>
              </table:table-cell>
              <table:table-cell office:value-type="float" office:value="395">
                <text:p>395</text:p>
              </table:table-cell>
              <table:table-cell office:value-type="float" office:value="729.4608069">
                <text:p>729.4608069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5.161365608">
                <text:p>575.161365608</text:p>
              </table:table-cell>
              <table:table-cell office:value-type="float" office:value="393">
                <text:p>393</text:p>
              </table:table-cell>
              <table:table-cell office:value-type="float" office:value="735.826280768">
                <text:p>735.826280768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0.955810152">
                <text:p>580.955810152</text:p>
              </table:table-cell>
              <table:table-cell office:value-type="float" office:value="392">
                <text:p>392</text:p>
              </table:table-cell>
              <table:table-cell office:value-type="float" office:value="739.364018091">
                <text:p>739.364018091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4.463026798">
                <text:p>584.463026798</text:p>
              </table:table-cell>
              <table:table-cell office:value-type="float" office:value="391">
                <text:p>391</text:p>
              </table:table-cell>
              <table:table-cell office:value-type="float" office:value="765.697537672">
                <text:p>765.697537672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0.803229796">
                <text:p>590.803229796</text:p>
              </table:table-cell>
              <table:table-cell office:value-type="float" office:value="390">
                <text:p>390</text:p>
              </table:table-cell>
              <table:table-cell office:value-type="float" office:value="784.645548124">
                <text:p>784.645548124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0.072406205">
                <text:p>620.072406205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2.36902117">
                <text:p>622.36902117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7.927552459">
                <text:p>627.927552459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5.736448342">
                <text:p>635.736448342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6.303561359">
                <text:p>656.303561359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9.728699914">
                <text:p>659.728699914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0.070597752">
                <text:p>660.070597752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1.771184969">
                <text:p>671.771184969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0.374391487">
                <text:p>720.374391487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1.560290674">
                <text:p>721.560290674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4.493347313">
                <text:p>764.493347313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8.411040549">
                <text:p>768.411040549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2.915163954">
                <text:p>772.915163954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6.602475514">
                <text:p>786.602475514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2.797684215">
                <text:p>802.797684215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4.20649861">
                <text:p>874.2064986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5.995822514">
                <text:p>895.995822514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7.90456116">
                <text:p>897.90456116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8.941722193">
                <text:p>898.941722193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7.157068282">
                <text:p>947.157068282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5.457554061">
                <text:p>965.457554061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.311688546">
                <text:p>1000.311688546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7.671508791">
                <text:p>1007.671508791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3.535790357">
                <text:p>1013.53579035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5.673553838">
                <text:p>1035.673553838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5.785578052">
                <text:p>1085.785578052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6.133003729">
                <text:p>1086.133003729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2.677806167">
                <text:p>1112.677806167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1.965982154">
                <text:p>1121.965982154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1.595692877">
                <text:p>1131.595692877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6.549900903">
                <text:p>1156.549900903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5.531697913">
                <text:p>1185.531697913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5.695956743">
                <text:p>1195.695956743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8.990873544">
                <text:p>1198.99087354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2.033201516">
                <text:p>1232.033201516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6.56230141">
                <text:p>1236.5623014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5.603927887">
                <text:p>1325.603927887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8.201890711">
                <text:p>1348.201890711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2.089798409">
                <text:p>1352.089798409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4.356979408">
                <text:p>1424.356979408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2.618356907">
                <text:p>1452.618356907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6.148856033">
                <text:p>1496.148856033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6.913916601">
                <text:p>1596.913916601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7.516096051">
                <text:p>1617.516096051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3.42054175">
                <text:p>1663.42054175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5.948323313">
                <text:p>1675.948323313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3.063065164">
                <text:p>1733.063065164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4.339258588">
                <text:p>1744.339258588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8.701139815">
                <text:p>1748.701139815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8.296110436">
                <text:p>1778.296110436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1.57309966">
                <text:p>1821.57309966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0.716373672">
                <text:p>1880.716373672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3.515907636">
                <text:p>1943.515907636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2.662485814">
                <text:p>2022.66248581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8.889393396">
                <text:p>2048.889393396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6.262624795">
                <text:p>2056.262624795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0.735563879">
                <text:p>2080.735563879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3.746730172">
                <text:p>2093.746730172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7.776512372">
                <text:p>2167.776512372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94.795590202">
                <text:p>2294.795590202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71.829376296">
                <text:p>2371.829376296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74.108312823">
                <text:p>2374.108312823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96.739462745">
                <text:p>2396.73946274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64.381470669">
                <text:p>2464.381470669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27.319221111">
                <text:p>2527.319221111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60.393163231">
                <text:p>2560.393163231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84.953546451">
                <text:p>2584.953546451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93.640505358">
                <text:p>2693.640505358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44.833284243">
                <text:p>2744.833284243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82.741694176">
                <text:p>2782.74169417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32.251918771">
                <text:p>2832.251918771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66.366035797">
                <text:p>2866.366035797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77.177359024">
                <text:p>2977.17735902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26.49290708">
                <text:p>3026.49290708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85.52594775">
                <text:p>3085.52594775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53.140403395">
                <text:p>3153.140403395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58.10339168">
                <text:p>3158.10339168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58.277359627">
                <text:p>3158.277359627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